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paragraph-rsid="000130ee"/>
    </style:style>
    <style:style style:name="P2" style:family="paragraph" style:parent-style-name="Text_20_body">
      <style:text-properties officeooo:paragraph-rsid="00fa443e"/>
    </style:style>
    <style:style style:name="P3" style:family="paragraph" style:parent-style-name="Text_20_body">
      <style:text-properties officeooo:paragraph-rsid="020cf179"/>
    </style:style>
    <style:style style:name="P4" style:family="paragraph" style:parent-style-name="Text_20_body">
      <style:text-properties officeooo:rsid="020cf179" officeooo:paragraph-rsid="020ed8f8"/>
    </style:style>
    <style:style style:name="P5" style:family="paragraph" style:parent-style-name="Text_20_body">
      <style:text-properties officeooo:rsid="0210740c" officeooo:paragraph-rsid="0210740c"/>
    </style:style>
    <style:style style:name="P6" style:family="paragraph" style:parent-style-name="Text_20_body">
      <style:text-properties officeooo:paragraph-rsid="021fb822"/>
    </style:style>
    <style:style style:name="P7" style:family="paragraph" style:parent-style-name="Text_20_body">
      <style:text-properties officeooo:paragraph-rsid="0222fa0b"/>
    </style:style>
    <style:style style:name="P8" style:family="paragraph" style:parent-style-name="Text_20_body">
      <style:text-properties officeooo:rsid="022b4beb" officeooo:paragraph-rsid="022b4beb"/>
    </style:style>
    <style:style style:name="P9" style:family="paragraph" style:parent-style-name="Text_20_body">
      <style:text-properties officeooo:rsid="022b4beb" officeooo:paragraph-rsid="022be84c"/>
    </style:style>
    <style:style style:name="P10" style:family="paragraph" style:parent-style-name="Text_20_body">
      <style:text-properties officeooo:paragraph-rsid="022b4beb"/>
    </style:style>
    <style:style style:name="P11" style:family="paragraph" style:parent-style-name="Text_20_body">
      <style:text-properties officeooo:rsid="022be84c" officeooo:paragraph-rsid="022be84c"/>
    </style:style>
    <style:style style:name="P12" style:family="paragraph" style:parent-style-name="Text_20_body">
      <style:text-properties officeooo:rsid="022fe3c5" officeooo:paragraph-rsid="022fe3c5"/>
    </style:style>
    <style:style style:name="P13" style:family="paragraph" style:parent-style-name="Text_20_body">
      <style:text-properties officeooo:rsid="02436f7e" officeooo:paragraph-rsid="02436f7e"/>
    </style:style>
    <style:style style:name="P14" style:family="paragraph" style:parent-style-name="Text_20_body">
      <style:text-properties officeooo:rsid="0235e926" officeooo:paragraph-rsid="02436f7e"/>
    </style:style>
    <style:style style:name="P15" style:family="paragraph" style:parent-style-name="Text_20_body">
      <style:text-properties officeooo:rsid="02458477" officeooo:paragraph-rsid="02458477"/>
    </style:style>
    <style:style style:name="P16" style:family="paragraph" style:parent-style-name="Text_20_body">
      <style:text-properties officeooo:rsid="02458477" officeooo:paragraph-rsid="02496282"/>
    </style:style>
    <style:style style:name="P17" style:family="paragraph" style:parent-style-name="Text_20_body">
      <style:text-properties officeooo:rsid="024ad51a" officeooo:paragraph-rsid="024ad51a"/>
    </style:style>
    <style:style style:name="P18" style:family="paragraph" style:parent-style-name="Text_20_body">
      <style:text-properties officeooo:rsid="024ad51a" officeooo:paragraph-rsid="0727ad26"/>
    </style:style>
    <style:style style:name="P19" style:family="paragraph" style:parent-style-name="Text_20_body">
      <style:text-properties officeooo:rsid="026d3674" officeooo:paragraph-rsid="026d3674"/>
    </style:style>
    <style:style style:name="P20" style:family="paragraph" style:parent-style-name="Text_20_body">
      <style:text-properties officeooo:rsid="026d3674" officeooo:paragraph-rsid="026f37bf"/>
    </style:style>
    <style:style style:name="P21" style:family="paragraph" style:parent-style-name="Text_20_body">
      <style:text-properties officeooo:paragraph-rsid="0271e5c0"/>
    </style:style>
    <style:style style:name="P22" style:family="paragraph" style:parent-style-name="Text_20_body">
      <style:text-properties officeooo:rsid="0271e5c0" officeooo:paragraph-rsid="0271e5c0"/>
    </style:style>
    <style:style style:name="P23" style:family="paragraph" style:parent-style-name="Text_20_body">
      <style:text-properties officeooo:rsid="0276ee1f" officeooo:paragraph-rsid="0276ee1f"/>
    </style:style>
    <style:style style:name="P24" style:family="paragraph" style:parent-style-name="Text_20_body">
      <style:text-properties officeooo:paragraph-rsid="0281d7ce"/>
    </style:style>
    <style:style style:name="P25" style:family="paragraph" style:parent-style-name="Text_20_body">
      <style:text-properties officeooo:paragraph-rsid="02868208"/>
    </style:style>
    <style:style style:name="P26" style:family="paragraph" style:parent-style-name="Text_20_body">
      <style:text-properties officeooo:paragraph-rsid="02886ba0"/>
    </style:style>
    <style:style style:name="P27" style:family="paragraph" style:parent-style-name="Text_20_body">
      <style:text-properties officeooo:paragraph-rsid="028a480f"/>
    </style:style>
    <style:style style:name="P28" style:family="paragraph" style:parent-style-name="Text_20_body">
      <style:text-properties officeooo:rsid="028fb85a" officeooo:paragraph-rsid="028fb85a"/>
    </style:style>
    <style:style style:name="P29" style:family="paragraph" style:parent-style-name="Text_20_body">
      <style:text-properties officeooo:rsid="028fb85a" officeooo:paragraph-rsid="07397fa0"/>
    </style:style>
    <style:style style:name="P30" style:family="paragraph" style:parent-style-name="Text_20_body">
      <style:text-properties officeooo:rsid="02905a85" officeooo:paragraph-rsid="02905a85"/>
    </style:style>
    <style:style style:name="P31" style:family="paragraph" style:parent-style-name="Text_20_body">
      <style:text-properties officeooo:rsid="02905a85" officeooo:paragraph-rsid="029250b4"/>
    </style:style>
    <style:style style:name="P32" style:family="paragraph" style:parent-style-name="Text_20_body">
      <style:text-properties officeooo:rsid="02932808" officeooo:paragraph-rsid="02932808"/>
    </style:style>
    <style:style style:name="P33" style:family="paragraph" style:parent-style-name="Text_20_body">
      <style:text-properties officeooo:rsid="02932808" officeooo:paragraph-rsid="029d2da5"/>
    </style:style>
    <style:style style:name="P34" style:family="paragraph" style:parent-style-name="Text_20_body">
      <style:text-properties officeooo:rsid="02932808" officeooo:paragraph-rsid="073f14a1"/>
    </style:style>
    <style:style style:name="P35" style:family="paragraph" style:parent-style-name="Text_20_body">
      <style:text-properties officeooo:rsid="0297a495" officeooo:paragraph-rsid="0297a495"/>
    </style:style>
    <style:style style:name="P36" style:family="paragraph" style:parent-style-name="Text_20_body">
      <style:text-properties officeooo:rsid="0297a495" officeooo:paragraph-rsid="029eb5b8"/>
    </style:style>
    <style:style style:name="P37" style:family="paragraph" style:parent-style-name="Text_20_body">
      <style:text-properties officeooo:rsid="0297a495" officeooo:paragraph-rsid="029fc28f"/>
    </style:style>
    <style:style style:name="P38" style:family="paragraph" style:parent-style-name="Text_20_body">
      <style:text-properties officeooo:rsid="0297a495" officeooo:paragraph-rsid="073f33d8"/>
    </style:style>
    <style:style style:name="P39" style:family="paragraph" style:parent-style-name="Text_20_body">
      <style:text-properties officeooo:rsid="0297a495" officeooo:paragraph-rsid="073fe014"/>
    </style:style>
    <style:style style:name="P40" style:family="paragraph" style:parent-style-name="Text_20_body">
      <style:text-properties officeooo:rsid="02886ba0" officeooo:paragraph-rsid="02886ba0"/>
    </style:style>
    <style:style style:name="P41" style:family="paragraph" style:parent-style-name="Text_20_body">
      <style:text-properties officeooo:rsid="029250b4" officeooo:paragraph-rsid="029250b4"/>
    </style:style>
    <style:style style:name="P42" style:family="paragraph" style:parent-style-name="Text_20_body">
      <style:text-properties officeooo:rsid="029d2da5" officeooo:paragraph-rsid="029d2da5"/>
    </style:style>
    <style:style style:name="P43" style:family="paragraph" style:parent-style-name="Text_20_body">
      <style:text-properties officeooo:rsid="02a1231f" officeooo:paragraph-rsid="02a1231f"/>
    </style:style>
    <style:style style:name="P44" style:family="paragraph" style:parent-style-name="Text_20_body">
      <style:text-properties officeooo:rsid="02a1231f" officeooo:paragraph-rsid="02a3bf3c"/>
    </style:style>
    <style:style style:name="P45" style:family="paragraph" style:parent-style-name="Text_20_body">
      <style:text-properties officeooo:rsid="02a1231f" officeooo:paragraph-rsid="073fe014"/>
    </style:style>
    <style:style style:name="P46" style:family="paragraph" style:parent-style-name="Text_20_body">
      <style:text-properties officeooo:rsid="02992087" officeooo:paragraph-rsid="02a3bf3c"/>
    </style:style>
    <style:style style:name="P47" style:family="paragraph" style:parent-style-name="Text_20_body">
      <style:text-properties officeooo:rsid="02992087" officeooo:paragraph-rsid="0746d13a"/>
    </style:style>
    <style:style style:name="P48" style:family="paragraph" style:parent-style-name="Text_20_body">
      <style:text-properties officeooo:rsid="02a575f4" officeooo:paragraph-rsid="02a575f4"/>
    </style:style>
    <style:style style:name="P49" style:family="paragraph" style:parent-style-name="Text_20_body">
      <style:text-properties officeooo:rsid="02a575f4" officeooo:paragraph-rsid="0769288a"/>
    </style:style>
    <style:style style:name="P50" style:family="paragraph" style:parent-style-name="Text_20_body">
      <style:text-properties officeooo:rsid="02a6a027" officeooo:paragraph-rsid="02a6a027"/>
    </style:style>
    <style:style style:name="P51" style:family="paragraph" style:parent-style-name="Text_20_body">
      <style:text-properties officeooo:rsid="02a82368" officeooo:paragraph-rsid="02a82368"/>
    </style:style>
    <style:style style:name="P52" style:family="paragraph" style:parent-style-name="Text_20_body">
      <style:text-properties officeooo:rsid="02a82368" officeooo:paragraph-rsid="02b37dc8"/>
    </style:style>
    <style:style style:name="P53" style:family="paragraph" style:parent-style-name="Text_20_body">
      <style:text-properties officeooo:rsid="02a82368" officeooo:paragraph-rsid="07656e00"/>
    </style:style>
    <style:style style:name="P54" style:family="paragraph" style:parent-style-name="Text_20_body">
      <style:text-properties officeooo:rsid="02a82368" officeooo:paragraph-rsid="0769288a"/>
    </style:style>
    <style:style style:name="P55" style:family="paragraph" style:parent-style-name="Text_20_body">
      <style:text-properties officeooo:rsid="02a82368" officeooo:paragraph-rsid="076b6dc0"/>
    </style:style>
    <style:style style:name="P56" style:family="paragraph" style:parent-style-name="Text_20_body">
      <style:text-properties officeooo:rsid="02b37dc8" officeooo:paragraph-rsid="02b37dc8"/>
    </style:style>
    <style:style style:name="P57" style:family="paragraph" style:parent-style-name="Text_20_body">
      <style:text-properties officeooo:rsid="02b37dc8" officeooo:paragraph-rsid="076dbf39"/>
    </style:style>
    <style:style style:name="P58" style:family="paragraph" style:parent-style-name="Text_20_body">
      <style:text-properties officeooo:rsid="02b37dc8" officeooo:paragraph-rsid="07710a04"/>
    </style:style>
    <style:style style:name="P59" style:family="paragraph" style:parent-style-name="Text_20_body">
      <style:text-properties officeooo:rsid="02b37dc8" officeooo:paragraph-rsid="0771bbb8"/>
    </style:style>
    <style:style style:name="P60" style:family="paragraph" style:parent-style-name="Text_20_body">
      <style:text-properties officeooo:rsid="02b5cb5d" officeooo:paragraph-rsid="02b5cb5d"/>
    </style:style>
    <style:style style:name="P61" style:family="paragraph" style:parent-style-name="Text_20_body">
      <style:text-properties officeooo:paragraph-rsid="02b5cb5d"/>
    </style:style>
    <style:style style:name="P62" style:family="paragraph" style:parent-style-name="Text_20_body">
      <style:text-properties officeooo:paragraph-rsid="02b79859"/>
    </style:style>
    <style:style style:name="P63" style:family="paragraph" style:parent-style-name="Text_20_body">
      <style:text-properties officeooo:paragraph-rsid="02b94b99"/>
    </style:style>
    <style:style style:name="P64" style:family="paragraph" style:parent-style-name="Text_20_body">
      <style:text-properties officeooo:paragraph-rsid="02c6195f"/>
    </style:style>
    <style:style style:name="P65" style:family="paragraph" style:parent-style-name="Text_20_body">
      <style:text-properties officeooo:paragraph-rsid="02c65ab5"/>
    </style:style>
    <style:style style:name="P66" style:family="paragraph" style:parent-style-name="Text_20_body">
      <style:text-properties officeooo:paragraph-rsid="02c6a0d1"/>
    </style:style>
    <style:style style:name="P67" style:family="paragraph" style:parent-style-name="Text_20_body">
      <style:text-properties officeooo:paragraph-rsid="02c87e8a"/>
    </style:style>
    <style:style style:name="P68" style:family="paragraph" style:parent-style-name="Text_20_body">
      <style:text-properties officeooo:rsid="02cc852a" officeooo:paragraph-rsid="02cc852a"/>
    </style:style>
    <style:style style:name="P69" style:family="paragraph" style:parent-style-name="Text_20_body">
      <style:text-properties officeooo:paragraph-rsid="02cc852a"/>
    </style:style>
    <style:style style:name="P70" style:family="paragraph" style:parent-style-name="Text_20_body">
      <style:text-properties officeooo:paragraph-rsid="02ce2ab3"/>
    </style:style>
    <style:style style:name="P71" style:family="paragraph" style:parent-style-name="Text_20_body">
      <style:text-properties officeooo:rsid="02ce81e9" officeooo:paragraph-rsid="02ce81e9"/>
    </style:style>
    <style:style style:name="P72" style:family="paragraph" style:parent-style-name="Text_20_body">
      <style:text-properties officeooo:rsid="02ce81e9" officeooo:paragraph-rsid="02d01ca4"/>
    </style:style>
    <style:style style:name="P73" style:family="paragraph" style:parent-style-name="Text_20_body">
      <style:text-properties officeooo:rsid="02d16376" officeooo:paragraph-rsid="02d16376"/>
    </style:style>
    <style:style style:name="P74" style:family="paragraph" style:parent-style-name="Text_20_body">
      <style:text-properties officeooo:rsid="02d41724" officeooo:paragraph-rsid="02d41724"/>
    </style:style>
    <style:style style:name="P75" style:family="paragraph" style:parent-style-name="Text_20_body">
      <style:text-properties officeooo:rsid="02d652e8" officeooo:paragraph-rsid="02d652e8"/>
    </style:style>
    <style:style style:name="P76" style:family="paragraph" style:parent-style-name="Text_20_body">
      <style:text-properties officeooo:rsid="02d652e8" officeooo:paragraph-rsid="02d80d35"/>
    </style:style>
    <style:style style:name="P77" style:family="paragraph" style:parent-style-name="Text_20_body">
      <style:text-properties officeooo:rsid="02d80d35" officeooo:paragraph-rsid="02d80d35"/>
    </style:style>
    <style:style style:name="P78" style:family="paragraph" style:parent-style-name="Text_20_body">
      <style:text-properties officeooo:rsid="02d80d35" officeooo:paragraph-rsid="079291eb"/>
    </style:style>
    <style:style style:name="P79" style:family="paragraph" style:parent-style-name="Text_20_body">
      <style:text-properties officeooo:rsid="02d80d35" officeooo:paragraph-rsid="07944b11"/>
    </style:style>
    <style:style style:name="P80" style:family="paragraph" style:parent-style-name="Text_20_body">
      <style:text-properties officeooo:rsid="02d80d35" officeooo:paragraph-rsid="09029681"/>
    </style:style>
    <style:style style:name="P81" style:family="paragraph" style:parent-style-name="Text_20_body">
      <style:text-properties officeooo:rsid="02dc101d" officeooo:paragraph-rsid="02dc101d"/>
    </style:style>
    <style:style style:name="P82" style:family="paragraph" style:parent-style-name="Text_20_body">
      <style:text-properties officeooo:paragraph-rsid="02ddf05e"/>
    </style:style>
    <style:style style:name="P83" style:family="paragraph" style:parent-style-name="Text_20_body">
      <style:text-properties officeooo:paragraph-rsid="02e0a39b"/>
    </style:style>
    <style:style style:name="P84" style:family="paragraph" style:parent-style-name="Text_20_body">
      <style:text-properties officeooo:rsid="02e384a7" officeooo:paragraph-rsid="02e384a7"/>
    </style:style>
    <style:style style:name="P85" style:family="paragraph" style:parent-style-name="Text_20_body">
      <style:text-properties officeooo:rsid="02e5c2db" officeooo:paragraph-rsid="02e5c2db"/>
    </style:style>
    <style:style style:name="P86" style:family="paragraph" style:parent-style-name="Text_20_body">
      <style:text-properties officeooo:rsid="02e5c2db" officeooo:paragraph-rsid="02e7bb8d"/>
    </style:style>
    <style:style style:name="P87" style:family="paragraph" style:parent-style-name="Text_20_body">
      <style:text-properties officeooo:rsid="02e5c2db" officeooo:paragraph-rsid="079e53f6"/>
    </style:style>
    <style:style style:name="P88" style:family="paragraph" style:parent-style-name="Text_20_body">
      <style:text-properties officeooo:paragraph-rsid="02e7bb8d"/>
    </style:style>
    <style:style style:name="P89" style:family="paragraph" style:parent-style-name="Text_20_body">
      <style:text-properties officeooo:paragraph-rsid="02e88fde"/>
    </style:style>
    <style:style style:name="P90" style:family="paragraph" style:parent-style-name="Text_20_body">
      <style:text-properties officeooo:rsid="02e8f467" officeooo:paragraph-rsid="02e8f467"/>
    </style:style>
    <style:style style:name="P91" style:family="paragraph" style:parent-style-name="Text_20_body">
      <style:text-properties officeooo:paragraph-rsid="02e8f467"/>
    </style:style>
    <style:style style:name="P92" style:family="paragraph" style:parent-style-name="Text_20_body">
      <style:text-properties officeooo:rsid="02ece577" officeooo:paragraph-rsid="02ece577"/>
    </style:style>
    <style:style style:name="P93" style:family="paragraph" style:parent-style-name="Text_20_body">
      <style:text-properties officeooo:rsid="02ed76b3" officeooo:paragraph-rsid="02ed76b3"/>
    </style:style>
    <style:style style:name="P94" style:family="paragraph" style:parent-style-name="Text_20_body">
      <style:text-properties officeooo:rsid="02c6195f" officeooo:paragraph-rsid="02c6195f"/>
    </style:style>
    <style:style style:name="P95" style:family="paragraph" style:parent-style-name="Text_20_body">
      <style:text-properties officeooo:rsid="02c6195f" officeooo:paragraph-rsid="077ed3ff"/>
    </style:style>
    <style:style style:name="P96" style:family="paragraph" style:parent-style-name="Text_20_body">
      <style:text-properties officeooo:rsid="02c87e8a" officeooo:paragraph-rsid="02c87e8a"/>
    </style:style>
    <style:style style:name="P97" style:family="paragraph" style:parent-style-name="Text_20_body">
      <style:text-properties officeooo:rsid="02e485bb" officeooo:paragraph-rsid="02e485bb"/>
    </style:style>
    <style:style style:name="P98" style:family="paragraph" style:parent-style-name="Text_20_body">
      <style:text-properties officeooo:paragraph-rsid="02ef4ca2"/>
    </style:style>
    <style:style style:name="P99" style:family="paragraph" style:parent-style-name="Text_20_body">
      <style:text-properties officeooo:paragraph-rsid="02f2331d"/>
    </style:style>
    <style:style style:name="P100" style:family="paragraph" style:parent-style-name="Text_20_body">
      <style:text-properties officeooo:paragraph-rsid="02f390e0"/>
    </style:style>
    <style:style style:name="P101" style:family="paragraph" style:parent-style-name="Text_20_body">
      <style:text-properties officeooo:paragraph-rsid="02f53793"/>
    </style:style>
    <style:style style:name="P102" style:family="paragraph" style:parent-style-name="Text_20_body">
      <style:text-properties officeooo:paragraph-rsid="02f90620"/>
    </style:style>
    <style:style style:name="P103" style:family="paragraph" style:parent-style-name="Text_20_body">
      <style:text-properties officeooo:paragraph-rsid="03027c2f"/>
    </style:style>
    <style:style style:name="P104" style:family="paragraph" style:parent-style-name="Text_20_body">
      <style:text-properties officeooo:paragraph-rsid="0303f615"/>
    </style:style>
    <style:style style:name="P105" style:family="paragraph" style:parent-style-name="Text_20_body">
      <style:text-properties officeooo:paragraph-rsid="030560a2"/>
    </style:style>
    <style:style style:name="P106" style:family="paragraph" style:parent-style-name="Text_20_body">
      <style:text-properties officeooo:rsid="030a98b5" officeooo:paragraph-rsid="030a98b5"/>
    </style:style>
    <style:style style:name="P107" style:family="paragraph" style:parent-style-name="Text_20_body">
      <style:text-properties officeooo:rsid="02f2331d" officeooo:paragraph-rsid="02f2331d"/>
    </style:style>
    <style:style style:name="P108" style:family="paragraph" style:parent-style-name="Text_20_body">
      <style:text-properties officeooo:paragraph-rsid="0310a8c1"/>
    </style:style>
    <style:style style:name="P109" style:family="paragraph" style:parent-style-name="Text_20_body">
      <style:text-properties officeooo:paragraph-rsid="031937fd"/>
    </style:style>
    <style:style style:name="P110" style:family="paragraph" style:parent-style-name="Text_20_body">
      <style:text-properties officeooo:paragraph-rsid="031d3365"/>
    </style:style>
    <style:style style:name="P111" style:family="paragraph" style:parent-style-name="Text_20_body">
      <style:text-properties officeooo:rsid="0321210e" officeooo:paragraph-rsid="032249c1"/>
    </style:style>
    <style:style style:name="P112" style:family="paragraph" style:parent-style-name="Text_20_body">
      <style:text-properties officeooo:rsid="032249c1" officeooo:paragraph-rsid="032249c1"/>
    </style:style>
    <style:style style:name="P113" style:family="paragraph" style:parent-style-name="Text_20_body">
      <style:text-properties officeooo:rsid="032249c1" officeooo:paragraph-rsid="09555d79"/>
    </style:style>
    <style:style style:name="P114" style:family="paragraph" style:parent-style-name="Text_20_body">
      <style:text-properties officeooo:rsid="0323e828" officeooo:paragraph-rsid="0323e828"/>
    </style:style>
    <style:style style:name="P115" style:family="paragraph" style:parent-style-name="Text_20_body">
      <style:text-properties officeooo:rsid="0323e828" officeooo:paragraph-rsid="033e7a89"/>
    </style:style>
    <style:style style:name="P116" style:family="paragraph" style:parent-style-name="Text_20_body">
      <style:text-properties officeooo:rsid="0323e828" officeooo:paragraph-rsid="03421654"/>
    </style:style>
    <style:style style:name="P117" style:family="paragraph" style:parent-style-name="Text_20_body">
      <style:text-properties officeooo:rsid="0323e828" officeooo:paragraph-rsid="07b0e9b4"/>
    </style:style>
    <style:style style:name="P118" style:family="paragraph" style:parent-style-name="Text_20_body">
      <style:text-properties officeooo:rsid="03244c60" officeooo:paragraph-rsid="03244c60"/>
    </style:style>
    <style:style style:name="P119" style:family="paragraph" style:parent-style-name="Text_20_body">
      <style:text-properties officeooo:rsid="03244c60" officeooo:paragraph-rsid="03429434"/>
    </style:style>
    <style:style style:name="P120" style:family="paragraph" style:parent-style-name="Text_20_body">
      <style:text-properties officeooo:rsid="03244c60" officeooo:paragraph-rsid="03431b4f"/>
    </style:style>
    <style:style style:name="P121" style:family="paragraph" style:parent-style-name="Text_20_body">
      <style:text-properties officeooo:rsid="03244c60" officeooo:paragraph-rsid="0343bf8b"/>
    </style:style>
    <style:style style:name="P122" style:family="paragraph" style:parent-style-name="Text_20_body">
      <style:text-properties officeooo:rsid="03244c60" officeooo:paragraph-rsid="0344f851"/>
    </style:style>
    <style:style style:name="P123" style:family="paragraph" style:parent-style-name="Text_20_body">
      <style:text-properties officeooo:rsid="03244c60" officeooo:paragraph-rsid="0346f5ab"/>
    </style:style>
    <style:style style:name="P124" style:family="paragraph" style:parent-style-name="Text_20_body">
      <style:text-properties officeooo:rsid="03244c60" officeooo:paragraph-rsid="03481cdc"/>
    </style:style>
    <style:style style:name="P125" style:family="paragraph" style:parent-style-name="Text_20_body">
      <style:text-properties officeooo:rsid="03244c60" officeooo:paragraph-rsid="0a7b2c91"/>
    </style:style>
    <style:style style:name="P126" style:family="paragraph" style:parent-style-name="Text_20_body">
      <style:text-properties officeooo:paragraph-rsid="0325f07a"/>
    </style:style>
    <style:style style:name="P127" style:family="paragraph" style:parent-style-name="Text_20_body">
      <style:text-properties officeooo:rsid="0327199b" officeooo:paragraph-rsid="0327199b"/>
    </style:style>
    <style:style style:name="P128" style:family="paragraph" style:parent-style-name="Text_20_body">
      <style:text-properties officeooo:rsid="0327199b" officeooo:paragraph-rsid="089ba916"/>
    </style:style>
    <style:style style:name="P129" style:family="paragraph" style:parent-style-name="Text_20_body">
      <style:text-properties officeooo:paragraph-rsid="032a82c6"/>
    </style:style>
    <style:style style:name="P130" style:family="paragraph" style:parent-style-name="Text_20_body">
      <style:text-properties officeooo:rsid="0332a102" officeooo:paragraph-rsid="03346ed9"/>
    </style:style>
    <style:style style:name="P131" style:family="paragraph" style:parent-style-name="Text_20_body">
      <style:text-properties officeooo:rsid="0334612b" officeooo:paragraph-rsid="0334612b"/>
    </style:style>
    <style:style style:name="P132" style:family="paragraph" style:parent-style-name="Text_20_body">
      <style:text-properties officeooo:rsid="0334612b" officeooo:paragraph-rsid="046e9387"/>
    </style:style>
    <style:style style:name="P133" style:family="paragraph" style:parent-style-name="Text_20_body">
      <style:text-properties officeooo:rsid="03346ed9" officeooo:paragraph-rsid="03346ed9"/>
    </style:style>
    <style:style style:name="P134" style:family="paragraph" style:parent-style-name="Text_20_body">
      <style:text-properties officeooo:paragraph-rsid="03346ed9"/>
    </style:style>
    <style:style style:name="P135" style:family="paragraph" style:parent-style-name="Text_20_body">
      <style:text-properties officeooo:paragraph-rsid="03351233"/>
    </style:style>
    <style:style style:name="P136" style:family="paragraph" style:parent-style-name="Text_20_body">
      <style:text-properties officeooo:paragraph-rsid="03351c0c"/>
    </style:style>
    <style:style style:name="P137" style:family="paragraph" style:parent-style-name="Text_20_body">
      <style:text-properties officeooo:paragraph-rsid="03396704"/>
    </style:style>
    <style:style style:name="P138" style:family="paragraph" style:parent-style-name="Text_20_body">
      <style:text-properties officeooo:paragraph-rsid="033adb6e"/>
    </style:style>
    <style:style style:name="P139" style:family="paragraph" style:parent-style-name="Text_20_body">
      <style:text-properties officeooo:paragraph-rsid="033b40da"/>
    </style:style>
    <style:style style:name="P140" style:family="paragraph" style:parent-style-name="Text_20_body">
      <style:text-properties officeooo:rsid="033d6d2f" officeooo:paragraph-rsid="033d6d2f"/>
    </style:style>
    <style:style style:name="P141" style:family="paragraph" style:parent-style-name="Text_20_body">
      <style:text-properties officeooo:paragraph-rsid="033d6d2f"/>
    </style:style>
    <style:style style:name="P142" style:family="paragraph" style:parent-style-name="Text_20_body">
      <style:text-properties officeooo:paragraph-rsid="034ab0ca"/>
    </style:style>
    <style:style style:name="P143" style:family="paragraph" style:parent-style-name="Text_20_body">
      <style:text-properties officeooo:rsid="034ab0ca" officeooo:paragraph-rsid="034ab0ca"/>
    </style:style>
    <style:style style:name="P144" style:family="paragraph" style:parent-style-name="Text_20_body">
      <style:text-properties officeooo:rsid="034ab0ca" officeooo:paragraph-rsid="07c31c40"/>
    </style:style>
    <style:style style:name="P145" style:family="paragraph" style:parent-style-name="Text_20_body">
      <style:text-properties officeooo:paragraph-rsid="034c152e"/>
    </style:style>
    <style:style style:name="P146" style:family="paragraph" style:parent-style-name="Text_20_body">
      <style:text-properties officeooo:rsid="031d3365" officeooo:paragraph-rsid="031d3365"/>
    </style:style>
    <style:style style:name="P147" style:family="paragraph" style:parent-style-name="Text_20_body">
      <style:text-properties officeooo:rsid="03332c0d" officeooo:paragraph-rsid="03332c0d"/>
    </style:style>
    <style:style style:name="P148" style:family="paragraph" style:parent-style-name="Text_20_body">
      <style:text-properties officeooo:rsid="03351233" officeooo:paragraph-rsid="03351233"/>
    </style:style>
    <style:style style:name="P149" style:family="paragraph" style:parent-style-name="Text_20_body">
      <style:text-properties officeooo:rsid="033adb6e" officeooo:paragraph-rsid="033adb6e"/>
    </style:style>
    <style:style style:name="P150" style:family="paragraph" style:parent-style-name="Text_20_body">
      <style:text-properties officeooo:rsid="033b40da" officeooo:paragraph-rsid="033b40da"/>
    </style:style>
    <style:style style:name="P151" style:family="paragraph" style:parent-style-name="Text_20_body">
      <style:text-properties officeooo:rsid="038cf8dd" officeooo:paragraph-rsid="038cf8dd"/>
    </style:style>
    <style:style style:name="P152" style:family="paragraph" style:parent-style-name="Text_20_body">
      <style:text-properties officeooo:rsid="038cf8dd" officeooo:paragraph-rsid="07db3e29"/>
    </style:style>
    <style:style style:name="P153" style:family="paragraph" style:parent-style-name="Text_20_body">
      <style:text-properties officeooo:paragraph-rsid="038d01b5"/>
    </style:style>
    <style:style style:name="P154" style:family="paragraph" style:parent-style-name="Text_20_body">
      <style:text-properties officeooo:paragraph-rsid="038e6534"/>
    </style:style>
    <style:style style:name="P155" style:family="paragraph" style:parent-style-name="Text_20_body">
      <style:text-properties officeooo:paragraph-rsid="0391d383"/>
    </style:style>
    <style:style style:name="P156" style:family="paragraph" style:parent-style-name="Text_20_body">
      <style:text-properties officeooo:rsid="03939949" officeooo:paragraph-rsid="03939949"/>
    </style:style>
    <style:style style:name="P157" style:family="paragraph" style:parent-style-name="Text_20_body">
      <style:text-properties officeooo:rsid="03939949" officeooo:paragraph-rsid="039411cc"/>
    </style:style>
    <style:style style:name="P158" style:family="paragraph" style:parent-style-name="Text_20_body">
      <style:text-properties officeooo:rsid="03939949" officeooo:paragraph-rsid="07eacd22"/>
    </style:style>
    <style:style style:name="P159" style:family="paragraph" style:parent-style-name="Text_20_body">
      <style:text-properties officeooo:rsid="0395e2db" officeooo:paragraph-rsid="0395e2db"/>
    </style:style>
    <style:style style:name="P160" style:family="paragraph" style:parent-style-name="Text_20_body">
      <style:text-properties officeooo:rsid="0395e2db" officeooo:paragraph-rsid="03970297"/>
    </style:style>
    <style:style style:name="P161" style:family="paragraph" style:parent-style-name="Text_20_body">
      <style:text-properties officeooo:rsid="0395e2db" officeooo:paragraph-rsid="07ec0ba1"/>
    </style:style>
    <style:style style:name="P162" style:family="paragraph" style:parent-style-name="Text_20_body">
      <style:text-properties officeooo:rsid="0395e2db" officeooo:paragraph-rsid="07ed7daa"/>
    </style:style>
    <style:style style:name="P163" style:family="paragraph" style:parent-style-name="Text_20_body">
      <style:text-properties officeooo:rsid="0395e2db" officeooo:paragraph-rsid="07ef6cdd"/>
    </style:style>
    <style:style style:name="P164" style:family="paragraph" style:parent-style-name="Text_20_body">
      <style:text-properties officeooo:rsid="03970297" officeooo:paragraph-rsid="03970297"/>
    </style:style>
    <style:style style:name="P165" style:family="paragraph" style:parent-style-name="Text_20_body">
      <style:text-properties officeooo:rsid="03987f37" officeooo:paragraph-rsid="03987f37"/>
    </style:style>
    <style:style style:name="P166" style:family="paragraph" style:parent-style-name="Text_20_body">
      <style:text-properties officeooo:rsid="03987f37" officeooo:paragraph-rsid="039badb2"/>
    </style:style>
    <style:style style:name="P167" style:family="paragraph" style:parent-style-name="Text_20_body">
      <style:text-properties officeooo:rsid="03987f37" officeooo:paragraph-rsid="04a4ccd0"/>
    </style:style>
    <style:style style:name="P168" style:family="paragraph" style:parent-style-name="Text_20_body">
      <style:text-properties officeooo:paragraph-rsid="03987f37"/>
    </style:style>
    <style:style style:name="P169" style:family="paragraph" style:parent-style-name="Text_20_body">
      <style:text-properties officeooo:rsid="039badb2" officeooo:paragraph-rsid="039badb2"/>
    </style:style>
    <style:style style:name="P170" style:family="paragraph" style:parent-style-name="Text_20_body">
      <style:text-properties officeooo:rsid="039badb2" officeooo:paragraph-rsid="039d8d21"/>
    </style:style>
    <style:style style:name="P171" style:family="paragraph" style:parent-style-name="Text_20_body">
      <style:text-properties officeooo:rsid="039d8d21" officeooo:paragraph-rsid="039d8d21"/>
    </style:style>
    <style:style style:name="P172" style:family="paragraph" style:parent-style-name="Text_20_body">
      <style:text-properties officeooo:rsid="039d8d21" officeooo:paragraph-rsid="039f2b57"/>
    </style:style>
    <style:style style:name="P173" style:family="paragraph" style:parent-style-name="Text_20_body">
      <style:text-properties officeooo:rsid="039d8d21" officeooo:paragraph-rsid="07f25c12"/>
    </style:style>
    <style:style style:name="P174" style:family="paragraph" style:parent-style-name="Text_20_body">
      <style:text-properties officeooo:rsid="039d8d21" officeooo:paragraph-rsid="09126d89"/>
    </style:style>
    <style:style style:name="P175" style:family="paragraph" style:parent-style-name="Text_20_body">
      <style:text-properties officeooo:rsid="039f2b57" officeooo:paragraph-rsid="039f2b57"/>
    </style:style>
    <style:style style:name="P176" style:family="paragraph" style:parent-style-name="Text_20_body">
      <style:text-properties officeooo:rsid="039fa8d2" officeooo:paragraph-rsid="039fa8d2"/>
    </style:style>
    <style:style style:name="P177" style:family="paragraph" style:parent-style-name="Text_20_body">
      <style:text-properties officeooo:rsid="039ff1e6" officeooo:paragraph-rsid="039ff1e6"/>
    </style:style>
    <style:style style:name="P178" style:family="paragraph" style:parent-style-name="Text_20_body">
      <style:text-properties officeooo:rsid="03a032b4" officeooo:paragraph-rsid="03a032b4"/>
    </style:style>
    <style:style style:name="P179" style:family="paragraph" style:parent-style-name="Text_20_body">
      <style:text-properties officeooo:rsid="03a032b4" officeooo:paragraph-rsid="03a0ccfa"/>
    </style:style>
    <style:style style:name="P180" style:family="paragraph" style:parent-style-name="Text_20_body">
      <style:text-properties officeooo:rsid="03a032b4" officeooo:paragraph-rsid="0807c51a"/>
    </style:style>
    <style:style style:name="P181" style:family="paragraph" style:parent-style-name="Text_20_body">
      <style:text-properties officeooo:rsid="03a032b4" officeooo:paragraph-rsid="03a223b5"/>
    </style:style>
    <style:style style:name="P182" style:family="paragraph" style:parent-style-name="Text_20_body">
      <style:text-properties officeooo:rsid="03a34862" officeooo:paragraph-rsid="03a34862"/>
    </style:style>
    <style:style style:name="P183" style:family="paragraph" style:parent-style-name="Text_20_body">
      <style:text-properties officeooo:rsid="03a34862" officeooo:paragraph-rsid="07f78269"/>
    </style:style>
    <style:style style:name="P184" style:family="paragraph" style:parent-style-name="Text_20_body">
      <style:text-properties officeooo:rsid="03a34862" officeooo:paragraph-rsid="07fa6b3c"/>
    </style:style>
    <style:style style:name="P185" style:family="paragraph" style:parent-style-name="Text_20_body">
      <style:text-properties officeooo:rsid="03a34862" officeooo:paragraph-rsid="0914a1a7"/>
    </style:style>
    <style:style style:name="P186" style:family="paragraph" style:parent-style-name="Text_20_body">
      <style:text-properties officeooo:rsid="038d01b5" officeooo:paragraph-rsid="038d01b5"/>
    </style:style>
    <style:style style:name="P187" style:family="paragraph" style:parent-style-name="Text_20_body">
      <style:text-properties officeooo:rsid="03b79f04" officeooo:paragraph-rsid="03b7fb33"/>
    </style:style>
    <style:style style:name="P188" style:family="paragraph" style:parent-style-name="Text_20_body">
      <style:text-properties officeooo:rsid="03b79f04" officeooo:paragraph-rsid="03b9de6b"/>
    </style:style>
    <style:style style:name="P189" style:family="paragraph" style:parent-style-name="Text_20_body">
      <style:text-properties officeooo:rsid="03b79f04" officeooo:paragraph-rsid="03b79f04"/>
    </style:style>
    <style:style style:name="P190" style:family="paragraph" style:parent-style-name="Text_20_body">
      <style:text-properties officeooo:rsid="03b79f04" officeooo:paragraph-rsid="04185838"/>
    </style:style>
    <style:style style:name="P191" style:family="paragraph" style:parent-style-name="Text_20_body">
      <style:text-properties officeooo:rsid="03b9de6b" officeooo:paragraph-rsid="03b9de6b"/>
    </style:style>
    <style:style style:name="P192" style:family="paragraph" style:parent-style-name="Text_20_body">
      <style:text-properties officeooo:rsid="03b9de6b" officeooo:paragraph-rsid="082a1ee6"/>
    </style:style>
    <style:style style:name="P193" style:family="paragraph" style:parent-style-name="Text_20_body">
      <style:text-properties officeooo:paragraph-rsid="03baceb3"/>
    </style:style>
    <style:style style:name="P194" style:family="paragraph" style:parent-style-name="Text_20_body">
      <style:text-properties officeooo:rsid="03baf1ef" officeooo:paragraph-rsid="03d0587e"/>
    </style:style>
    <style:style style:name="P195" style:family="paragraph" style:parent-style-name="Text_20_body">
      <style:text-properties officeooo:rsid="03bc6631" officeooo:paragraph-rsid="03bc6631"/>
    </style:style>
    <style:style style:name="P196" style:family="paragraph" style:parent-style-name="Text_20_body">
      <style:text-properties officeooo:rsid="03be1ada" officeooo:paragraph-rsid="03be1ada"/>
    </style:style>
    <style:style style:name="P197" style:family="paragraph" style:parent-style-name="Text_20_body">
      <style:text-properties officeooo:rsid="03be1ada" officeooo:paragraph-rsid="09330164"/>
    </style:style>
    <style:style style:name="P198" style:family="paragraph" style:parent-style-name="Text_20_body">
      <style:text-properties officeooo:rsid="03c069d2" officeooo:paragraph-rsid="03c069d2"/>
    </style:style>
    <style:style style:name="P199" style:family="paragraph" style:parent-style-name="Text_20_body">
      <style:text-properties officeooo:rsid="03c069d2" officeooo:paragraph-rsid="083be67f"/>
    </style:style>
    <style:style style:name="P200" style:family="paragraph" style:parent-style-name="Text_20_body">
      <style:text-properties officeooo:paragraph-rsid="0319e0f8"/>
    </style:style>
    <style:style style:name="P201" style:family="paragraph" style:parent-style-name="Text_20_body">
      <style:text-properties officeooo:paragraph-rsid="031c65e7"/>
    </style:style>
    <style:style style:name="P202" style:family="paragraph" style:parent-style-name="Text_20_body">
      <style:text-properties officeooo:paragraph-rsid="03cc4c27"/>
    </style:style>
    <style:style style:name="P203" style:family="paragraph" style:parent-style-name="Text_20_body">
      <style:text-properties officeooo:rsid="03d0587e" officeooo:paragraph-rsid="03d0587e"/>
    </style:style>
    <style:style style:name="P204" style:family="paragraph" style:parent-style-name="Text_20_body">
      <style:text-properties officeooo:rsid="03d16e01" officeooo:paragraph-rsid="03d5e250"/>
    </style:style>
    <style:style style:name="P205" style:family="paragraph" style:parent-style-name="Text_20_body">
      <style:text-properties officeooo:rsid="03d16e01" officeooo:paragraph-rsid="03e07c34"/>
    </style:style>
    <style:style style:name="P206" style:family="paragraph" style:parent-style-name="Text_20_body">
      <style:text-properties officeooo:rsid="03d16e01" officeooo:paragraph-rsid="03e286db"/>
    </style:style>
    <style:style style:name="P207" style:family="paragraph" style:parent-style-name="Text_20_body">
      <style:text-properties officeooo:rsid="03d16e01" officeooo:paragraph-rsid="0840cfab"/>
    </style:style>
    <style:style style:name="P208" style:family="paragraph" style:parent-style-name="Text_20_body">
      <style:text-properties officeooo:rsid="03d5e250" officeooo:paragraph-rsid="03e07c34"/>
    </style:style>
    <style:style style:name="P209" style:family="paragraph" style:parent-style-name="Text_20_body">
      <style:text-properties officeooo:rsid="03da9bff" officeooo:paragraph-rsid="03e16442"/>
    </style:style>
    <style:style style:name="P210" style:family="paragraph" style:parent-style-name="Text_20_body">
      <style:text-properties officeooo:rsid="03dc49fc" officeooo:paragraph-rsid="03e286db"/>
    </style:style>
    <style:style style:name="P211" style:family="paragraph" style:parent-style-name="Text_20_body">
      <style:text-properties officeooo:rsid="03dc49fc" officeooo:paragraph-rsid="03e336a2"/>
    </style:style>
    <style:style style:name="P212" style:family="paragraph" style:parent-style-name="Text_20_body">
      <style:text-properties officeooo:rsid="03dc49fc" officeooo:paragraph-rsid="08477b21"/>
    </style:style>
    <style:style style:name="P213" style:family="paragraph" style:parent-style-name="Text_20_body">
      <style:text-properties officeooo:rsid="03e16442" officeooo:paragraph-rsid="03e16442"/>
    </style:style>
    <style:style style:name="P214" style:family="paragraph" style:parent-style-name="Text_20_body">
      <style:text-properties officeooo:rsid="03e336a2" officeooo:paragraph-rsid="03e336a2"/>
    </style:style>
    <style:style style:name="P215" style:family="paragraph" style:parent-style-name="Text_20_body">
      <style:text-properties officeooo:rsid="03e336a2" officeooo:paragraph-rsid="0845c425"/>
    </style:style>
    <style:style style:name="P216" style:family="paragraph" style:parent-style-name="Text_20_body">
      <style:text-properties officeooo:rsid="03e52429" officeooo:paragraph-rsid="03e66816"/>
    </style:style>
    <style:style style:name="P217" style:family="paragraph" style:parent-style-name="Text_20_body">
      <style:text-properties officeooo:rsid="03e52429" officeooo:paragraph-rsid="03e9f051"/>
    </style:style>
    <style:style style:name="P218" style:family="paragraph" style:parent-style-name="Text_20_body">
      <style:text-properties officeooo:rsid="03e52429" officeooo:paragraph-rsid="08495144"/>
    </style:style>
    <style:style style:name="P219" style:family="paragraph" style:parent-style-name="Text_20_body">
      <style:text-properties officeooo:rsid="03ebec0d" officeooo:paragraph-rsid="03ebec0d"/>
    </style:style>
    <style:style style:name="P220" style:family="paragraph" style:parent-style-name="Text_20_body">
      <style:text-properties officeooo:rsid="03ebec0d" officeooo:paragraph-rsid="084a8ef9"/>
    </style:style>
    <style:style style:name="P221" style:family="paragraph" style:parent-style-name="Text_20_body">
      <style:text-properties officeooo:rsid="03ec8c17" officeooo:paragraph-rsid="03ec8c17"/>
    </style:style>
    <style:style style:name="P222" style:family="paragraph" style:parent-style-name="Text_20_body">
      <style:text-properties officeooo:rsid="03ec8c17" officeooo:paragraph-rsid="08723287"/>
    </style:style>
    <style:style style:name="P223" style:family="paragraph" style:parent-style-name="Text_20_body">
      <style:text-properties officeooo:rsid="03ec9f9a" officeooo:paragraph-rsid="03ec9f9a"/>
    </style:style>
    <style:style style:name="P224" style:family="paragraph" style:parent-style-name="Text_20_body">
      <style:text-properties officeooo:rsid="03ec9f9a" officeooo:paragraph-rsid="08798162"/>
    </style:style>
    <style:style style:name="P225" style:family="paragraph" style:parent-style-name="Text_20_body">
      <style:text-properties officeooo:rsid="03ec9f9a" officeooo:paragraph-rsid="03ecba6b"/>
    </style:style>
    <style:style style:name="P226" style:family="paragraph" style:parent-style-name="Text_20_body">
      <style:text-properties officeooo:rsid="03ec9f9a" officeooo:paragraph-rsid="087a9a16"/>
    </style:style>
    <style:style style:name="P227" style:family="paragraph" style:parent-style-name="Text_20_body">
      <style:text-properties officeooo:rsid="03ec9f9a" officeooo:paragraph-rsid="08a220ee"/>
    </style:style>
    <style:style style:name="P228" style:family="paragraph" style:parent-style-name="Text_20_body">
      <style:text-properties officeooo:rsid="03ec9f9a" officeooo:paragraph-rsid="08a32e08"/>
    </style:style>
    <style:style style:name="P229" style:family="paragraph" style:parent-style-name="Text_20_body">
      <style:text-properties officeooo:rsid="03ec9f9a" officeooo:paragraph-rsid="08a3fa1f"/>
    </style:style>
    <style:style style:name="P230" style:family="paragraph" style:parent-style-name="Text_20_body">
      <style:text-properties officeooo:paragraph-rsid="03ec9f9a"/>
    </style:style>
    <style:style style:name="P231" style:family="paragraph" style:parent-style-name="Text_20_body">
      <style:text-properties officeooo:rsid="03ee9a8b" officeooo:paragraph-rsid="03ee9a8b"/>
    </style:style>
    <style:style style:name="P232" style:family="paragraph" style:parent-style-name="Text_20_body">
      <style:text-properties officeooo:rsid="03ee9a8b" officeooo:paragraph-rsid="09011fe1"/>
    </style:style>
    <style:style style:name="P233" style:family="paragraph" style:parent-style-name="Text_20_body">
      <style:text-properties officeooo:rsid="03f05972" officeooo:paragraph-rsid="03f05972"/>
    </style:style>
    <style:style style:name="P234" style:family="paragraph" style:parent-style-name="Text_20_body">
      <style:text-properties officeooo:rsid="03f05972" officeooo:paragraph-rsid="087d4542"/>
    </style:style>
    <style:style style:name="P235" style:family="paragraph" style:parent-style-name="Text_20_body">
      <style:text-properties officeooo:rsid="03f1742a" officeooo:paragraph-rsid="03f1742a"/>
    </style:style>
    <style:style style:name="P236" style:family="paragraph" style:parent-style-name="Text_20_body">
      <style:text-properties officeooo:rsid="03f1b6b6" officeooo:paragraph-rsid="03f1b6b6"/>
    </style:style>
    <style:style style:name="P237" style:family="paragraph" style:parent-style-name="Text_20_body">
      <style:text-properties officeooo:rsid="03f1b6b6" officeooo:paragraph-rsid="03f1bd01"/>
    </style:style>
    <style:style style:name="P238" style:family="paragraph" style:parent-style-name="Text_20_body">
      <style:text-properties officeooo:rsid="03f1b6b6" officeooo:paragraph-rsid="08b07714"/>
    </style:style>
    <style:style style:name="P239" style:family="paragraph" style:parent-style-name="Text_20_body">
      <style:text-properties officeooo:rsid="03f1b6b6" officeooo:paragraph-rsid="08b3006f"/>
    </style:style>
    <style:style style:name="P240" style:family="paragraph" style:parent-style-name="Text_20_body">
      <style:text-properties officeooo:rsid="03f1b6b6" officeooo:paragraph-rsid="08cdb427"/>
    </style:style>
    <style:style style:name="P241" style:family="paragraph" style:parent-style-name="Text_20_body">
      <style:text-properties officeooo:rsid="03f1b6b6" officeooo:paragraph-rsid="08d08514"/>
    </style:style>
    <style:style style:name="P242" style:family="paragraph" style:parent-style-name="Text_20_body">
      <style:text-properties officeooo:rsid="03f1b6b6" officeooo:paragraph-rsid="08d23fd8"/>
    </style:style>
    <style:style style:name="P243" style:family="paragraph" style:parent-style-name="Text_20_body">
      <style:text-properties officeooo:rsid="03f1bd01" officeooo:paragraph-rsid="08b53f22"/>
    </style:style>
    <style:style style:name="P244" style:family="paragraph" style:parent-style-name="Text_20_body">
      <style:text-properties officeooo:rsid="03f1bd01" officeooo:paragraph-rsid="08b867f3"/>
    </style:style>
    <style:style style:name="P245" style:family="paragraph" style:parent-style-name="Text_20_body">
      <style:text-properties officeooo:paragraph-rsid="03f674c1"/>
    </style:style>
    <style:style style:name="P246" style:family="paragraph" style:parent-style-name="Text_20_body">
      <style:text-properties officeooo:rsid="03f674c1" officeooo:paragraph-rsid="0403d4bb"/>
    </style:style>
    <style:style style:name="P247" style:family="paragraph" style:parent-style-name="Text_20_body">
      <style:text-properties officeooo:rsid="03f674c1" officeooo:paragraph-rsid="03f674c1"/>
    </style:style>
    <style:style style:name="P248" style:family="paragraph" style:parent-style-name="Text_20_body">
      <style:text-properties officeooo:rsid="040743d6" officeooo:paragraph-rsid="040743d6"/>
    </style:style>
    <style:style style:name="P249" style:family="paragraph" style:parent-style-name="Text_20_body">
      <style:text-properties officeooo:rsid="040743d6" officeooo:paragraph-rsid="08f7eea6"/>
    </style:style>
    <style:style style:name="P250" style:family="paragraph" style:parent-style-name="Text_20_body">
      <style:text-properties officeooo:rsid="04097f1b" officeooo:paragraph-rsid="04097f1b"/>
    </style:style>
    <style:style style:name="P251" style:family="paragraph" style:parent-style-name="Text_20_body">
      <style:text-properties officeooo:rsid="04097f1b" officeooo:paragraph-rsid="040c7394"/>
    </style:style>
    <style:style style:name="P252" style:family="paragraph" style:parent-style-name="Text_20_body">
      <style:text-properties officeooo:rsid="04097f1b" officeooo:paragraph-rsid="0409c81c"/>
    </style:style>
    <style:style style:name="P253" style:family="paragraph" style:parent-style-name="Text_20_body">
      <style:text-properties officeooo:rsid="04097f1b" officeooo:paragraph-rsid="08fba41a"/>
    </style:style>
    <style:style style:name="P254" style:family="paragraph" style:parent-style-name="Text_20_body">
      <style:text-properties officeooo:rsid="04185838" officeooo:paragraph-rsid="04185838"/>
    </style:style>
    <style:style style:name="P255" style:family="paragraph" style:parent-style-name="Text_20_body">
      <style:text-properties officeooo:paragraph-rsid="04285799"/>
    </style:style>
    <style:style style:name="P256" style:family="paragraph" style:parent-style-name="Text_20_body">
      <style:text-properties officeooo:rsid="042ad919" officeooo:paragraph-rsid="042ad919"/>
    </style:style>
    <style:style style:name="P257" style:family="paragraph" style:parent-style-name="Text_20_body">
      <style:text-properties officeooo:rsid="04316ef1" officeooo:paragraph-rsid="04316ef1"/>
    </style:style>
    <style:style style:name="P258" style:family="paragraph" style:parent-style-name="Text_20_body">
      <style:text-properties officeooo:rsid="022ba383" officeooo:paragraph-rsid="0432f722"/>
    </style:style>
    <style:style style:name="P259" style:family="paragraph" style:parent-style-name="Text_20_body">
      <style:text-properties officeooo:rsid="04397c1f" officeooo:paragraph-rsid="04397c1f"/>
    </style:style>
    <style:style style:name="P260" style:family="paragraph" style:parent-style-name="Text_20_body">
      <style:text-properties officeooo:rsid="0439aa1f" officeooo:paragraph-rsid="0439aa1f"/>
    </style:style>
    <style:style style:name="P261" style:family="paragraph" style:parent-style-name="Text_20_body">
      <style:text-properties officeooo:paragraph-rsid="044fdf98"/>
    </style:style>
    <style:style style:name="P262" style:family="paragraph" style:parent-style-name="Text_20_body">
      <style:text-properties officeooo:paragraph-rsid="045e3637"/>
    </style:style>
    <style:style style:name="P263" style:family="paragraph" style:parent-style-name="Text_20_body">
      <style:text-properties officeooo:rsid="0460ffee" officeooo:paragraph-rsid="04708d81"/>
    </style:style>
    <style:style style:name="P264" style:family="paragraph" style:parent-style-name="Text_20_body">
      <style:text-properties officeooo:rsid="0460ffee" officeooo:paragraph-rsid="0746f0cb"/>
    </style:style>
    <style:style style:name="P265" style:family="paragraph" style:parent-style-name="Text_20_body">
      <style:text-properties officeooo:rsid="0460ffee" officeooo:paragraph-rsid="0460ffee"/>
    </style:style>
    <style:style style:name="P266" style:family="paragraph" style:parent-style-name="Text_20_body">
      <style:text-properties officeooo:rsid="0460ffee" officeooo:paragraph-rsid="0a80a046"/>
    </style:style>
    <style:style style:name="P267" style:family="paragraph" style:parent-style-name="Text_20_body">
      <style:text-properties officeooo:rsid="0460ffee" officeooo:paragraph-rsid="0463367a"/>
    </style:style>
    <style:style style:name="P268" style:family="paragraph" style:parent-style-name="Text_20_body">
      <style:text-properties officeooo:rsid="046473f0" officeooo:paragraph-rsid="046473f0"/>
    </style:style>
    <style:style style:name="P269" style:family="paragraph" style:parent-style-name="Text_20_body">
      <style:text-properties officeooo:rsid="046473f0" officeooo:paragraph-rsid="0a906e3c"/>
    </style:style>
    <style:style style:name="P270" style:family="paragraph" style:parent-style-name="Text_20_body">
      <style:text-properties officeooo:rsid="0466aabf" officeooo:paragraph-rsid="074d1071"/>
    </style:style>
    <style:style style:name="P271" style:family="paragraph" style:parent-style-name="Text_20_body">
      <style:text-properties officeooo:rsid="0466aabf" officeooo:paragraph-rsid="0466aabf"/>
    </style:style>
    <style:style style:name="P272" style:family="paragraph" style:parent-style-name="Text_20_body">
      <style:text-properties officeooo:paragraph-rsid="046e9387"/>
    </style:style>
    <style:style style:name="P273" style:family="paragraph" style:parent-style-name="Text_20_body">
      <style:text-properties officeooo:paragraph-rsid="046ea136"/>
    </style:style>
    <style:style style:name="P274" style:family="paragraph" style:parent-style-name="Text_20_body">
      <style:text-properties officeooo:rsid="046ea136" officeooo:paragraph-rsid="046ea136"/>
    </style:style>
    <style:style style:name="P275" style:family="paragraph" style:parent-style-name="Text_20_body">
      <style:text-properties officeooo:rsid="04a4ccd0" officeooo:paragraph-rsid="04a4ccd0"/>
    </style:style>
    <style:style style:name="P276" style:family="paragraph" style:parent-style-name="Text_20_body">
      <style:text-properties officeooo:rsid="04af1042" officeooo:paragraph-rsid="04af1042"/>
    </style:style>
    <style:style style:name="P277" style:family="paragraph" style:parent-style-name="Text_20_body">
      <style:text-properties officeooo:rsid="04b4921e" officeooo:paragraph-rsid="04b4921e"/>
    </style:style>
    <style:style style:name="P278" style:family="paragraph" style:parent-style-name="Text_20_body">
      <style:text-properties officeooo:rsid="04b63ba9" officeooo:paragraph-rsid="04b63ba9"/>
    </style:style>
    <style:style style:name="P279" style:family="paragraph" style:parent-style-name="Text_20_body">
      <style:text-properties officeooo:rsid="04bcf752" officeooo:paragraph-rsid="04bcf752"/>
    </style:style>
    <style:style style:name="P280" style:family="paragraph" style:parent-style-name="Text_20_body">
      <style:text-properties officeooo:rsid="04bcf752" officeooo:paragraph-rsid="09102add"/>
    </style:style>
    <style:style style:name="P281" style:family="paragraph" style:parent-style-name="Text_20_body">
      <style:text-properties officeooo:rsid="04bcf752" officeooo:paragraph-rsid="0948cfe3"/>
    </style:style>
    <style:style style:name="P282" style:family="paragraph" style:parent-style-name="Text_20_body">
      <style:text-properties officeooo:rsid="04bcf752" officeooo:paragraph-rsid="095dea71"/>
    </style:style>
    <style:style style:name="P283" style:family="paragraph" style:parent-style-name="Text_20_body">
      <style:text-properties officeooo:rsid="04cdd75f" officeooo:paragraph-rsid="04cdd75f"/>
    </style:style>
    <style:style style:name="P284" style:family="paragraph" style:parent-style-name="Text_20_body">
      <style:text-properties officeooo:rsid="04d6fcda" officeooo:paragraph-rsid="0948cfe3"/>
    </style:style>
    <style:style style:name="P285" style:family="paragraph" style:parent-style-name="Text_20_body">
      <style:text-properties officeooo:rsid="04d6fcda" officeooo:paragraph-rsid="095dea71"/>
    </style:style>
    <style:style style:name="P286" style:family="paragraph" style:parent-style-name="Text_20_body">
      <style:text-properties officeooo:rsid="04de87a8" officeooo:paragraph-rsid="08ebb58d"/>
    </style:style>
    <style:style style:name="P287" style:family="paragraph" style:parent-style-name="Text_20_body">
      <style:text-properties officeooo:paragraph-rsid="04f32adb"/>
    </style:style>
    <style:style style:name="P288" style:family="paragraph" style:parent-style-name="Text_20_body">
      <style:text-properties officeooo:rsid="04f645db" officeooo:paragraph-rsid="04f645db"/>
    </style:style>
    <style:style style:name="P289" style:family="paragraph" style:parent-style-name="Text_20_body">
      <style:text-properties officeooo:rsid="04fbf3ad" officeooo:paragraph-rsid="04fbf3ad"/>
    </style:style>
    <style:style style:name="P290" style:family="paragraph" style:parent-style-name="Text_20_body">
      <style:text-properties officeooo:rsid="04fbf3ad" officeooo:paragraph-rsid="0964f700"/>
    </style:style>
    <style:style style:name="P291" style:family="paragraph" style:parent-style-name="Text_20_body">
      <style:text-properties officeooo:rsid="04fbf3ad" officeooo:paragraph-rsid="0967bc09"/>
    </style:style>
    <style:style style:name="P292" style:family="paragraph" style:parent-style-name="Text_20_body">
      <style:text-properties officeooo:rsid="04ff2b1a" officeooo:paragraph-rsid="04ff2b1a"/>
    </style:style>
    <style:style style:name="P293" style:family="paragraph" style:parent-style-name="Text_20_body">
      <style:text-properties officeooo:rsid="04ff2b1a" officeooo:paragraph-rsid="0968088d"/>
    </style:style>
    <style:style style:name="P294" style:family="paragraph" style:parent-style-name="Text_20_body">
      <style:text-properties officeooo:rsid="04ff2b1a" officeooo:paragraph-rsid="096b742c"/>
    </style:style>
    <style:style style:name="P295" style:family="paragraph" style:parent-style-name="Text_20_body">
      <style:text-properties officeooo:rsid="04ff2b1a" officeooo:paragraph-rsid="096bb6fd"/>
    </style:style>
    <style:style style:name="P296" style:family="paragraph" style:parent-style-name="Text_20_body">
      <style:text-properties officeooo:rsid="0501081f" officeooo:paragraph-rsid="0501081f"/>
    </style:style>
    <style:style style:name="P297" style:family="paragraph" style:parent-style-name="Text_20_body">
      <style:text-properties officeooo:rsid="0501081f" officeooo:paragraph-rsid="096bb6fd"/>
    </style:style>
    <style:style style:name="P298" style:family="paragraph" style:parent-style-name="Text_20_body">
      <style:text-properties officeooo:rsid="05018667" officeooo:paragraph-rsid="05018667"/>
    </style:style>
    <style:style style:name="P299" style:family="paragraph" style:parent-style-name="Text_20_body">
      <style:text-properties officeooo:rsid="0501e748" officeooo:paragraph-rsid="0501e748"/>
    </style:style>
    <style:style style:name="P300" style:family="paragraph" style:parent-style-name="Text_20_body">
      <style:text-properties officeooo:rsid="0501e748" officeooo:paragraph-rsid="0965b318"/>
    </style:style>
    <style:style style:name="P301" style:family="paragraph" style:parent-style-name="Text_20_body">
      <style:text-properties officeooo:rsid="0501e748" officeooo:paragraph-rsid="096bb6fd"/>
    </style:style>
    <style:style style:name="P302" style:family="paragraph" style:parent-style-name="Text_20_body">
      <style:text-properties officeooo:rsid="0505b4e1" officeooo:paragraph-rsid="0505b4e1"/>
    </style:style>
    <style:style style:name="P303" style:family="paragraph" style:parent-style-name="Text_20_body">
      <style:text-properties officeooo:rsid="0505b4e1" officeooo:paragraph-rsid="0507b001"/>
    </style:style>
    <style:style style:name="P304" style:family="paragraph" style:parent-style-name="Text_20_body">
      <style:text-properties officeooo:rsid="0507b001" officeooo:paragraph-rsid="0507b001"/>
    </style:style>
    <style:style style:name="P305" style:family="paragraph" style:parent-style-name="Text_20_body">
      <style:text-properties officeooo:rsid="0507b001" officeooo:paragraph-rsid="0508e878"/>
    </style:style>
    <style:style style:name="P306" style:family="paragraph" style:parent-style-name="Text_20_body">
      <style:text-properties officeooo:rsid="0507b001" officeooo:paragraph-rsid="096eb9ed"/>
    </style:style>
    <style:style style:name="P307" style:family="paragraph" style:parent-style-name="Text_20_body">
      <style:text-properties officeooo:rsid="0507b001" officeooo:paragraph-rsid="050995f4"/>
    </style:style>
    <style:style style:name="P308" style:family="paragraph" style:parent-style-name="Text_20_body">
      <style:text-properties officeooo:rsid="0508e878" officeooo:paragraph-rsid="0508e878"/>
    </style:style>
    <style:style style:name="P309" style:family="paragraph" style:parent-style-name="Text_20_body">
      <style:text-properties officeooo:rsid="0508e878" officeooo:paragraph-rsid="050b4ef5"/>
    </style:style>
    <style:style style:name="P310" style:family="paragraph" style:parent-style-name="Text_20_body">
      <style:text-properties officeooo:rsid="050bce42" officeooo:paragraph-rsid="050bce42"/>
    </style:style>
    <style:style style:name="P311" style:family="paragraph" style:parent-style-name="Text_20_body">
      <style:text-properties officeooo:rsid="050c9732" officeooo:paragraph-rsid="050c9732"/>
    </style:style>
    <style:style style:name="P312" style:family="paragraph" style:parent-style-name="Text_20_body">
      <style:text-properties officeooo:rsid="050c9732" officeooo:paragraph-rsid="0972eeb0"/>
    </style:style>
    <style:style style:name="P313" style:family="paragraph" style:parent-style-name="Text_20_body">
      <style:text-properties officeooo:rsid="050b4ef5" officeooo:paragraph-rsid="050b4ef5"/>
    </style:style>
    <style:style style:name="P314" style:family="paragraph" style:parent-style-name="Text_20_body">
      <style:text-properties officeooo:rsid="0512f10a" officeooo:paragraph-rsid="0512f10a"/>
    </style:style>
    <style:style style:name="P315" style:family="paragraph" style:parent-style-name="Text_20_body">
      <style:text-properties officeooo:rsid="0512f10a" officeooo:paragraph-rsid="09789f95"/>
    </style:style>
    <style:style style:name="P316" style:family="paragraph" style:parent-style-name="Text_20_body">
      <style:text-properties officeooo:rsid="051441d7" officeooo:paragraph-rsid="051441d7"/>
    </style:style>
    <style:style style:name="P317" style:family="paragraph" style:parent-style-name="Text_20_body">
      <style:text-properties officeooo:rsid="051441d7" officeooo:paragraph-rsid="0982a302"/>
    </style:style>
    <style:style style:name="P318" style:family="paragraph" style:parent-style-name="Text_20_body">
      <style:text-properties officeooo:rsid="0515fce8" officeooo:paragraph-rsid="0515fce8"/>
    </style:style>
    <style:style style:name="P319" style:family="paragraph" style:parent-style-name="Text_20_body">
      <style:text-properties officeooo:rsid="0515fce8" officeooo:paragraph-rsid="05177dcc"/>
    </style:style>
    <style:style style:name="P320" style:family="paragraph" style:parent-style-name="Text_20_body">
      <style:text-properties officeooo:rsid="0515fce8" officeooo:paragraph-rsid="0982a302"/>
    </style:style>
    <style:style style:name="P321" style:family="paragraph" style:parent-style-name="Text_20_body">
      <style:text-properties officeooo:rsid="05177dcc" officeooo:paragraph-rsid="05177dcc"/>
    </style:style>
    <style:style style:name="P322" style:family="paragraph" style:parent-style-name="Text_20_body">
      <style:text-properties officeooo:rsid="05177dcc" officeooo:paragraph-rsid="05190b21"/>
    </style:style>
    <style:style style:name="P323" style:family="paragraph" style:parent-style-name="Text_20_body">
      <style:text-properties officeooo:rsid="05177dcc" officeooo:paragraph-rsid="0982a8d9"/>
    </style:style>
    <style:style style:name="P324" style:family="paragraph" style:parent-style-name="Text_20_body">
      <style:text-properties officeooo:rsid="0519567f" officeooo:paragraph-rsid="0519567f"/>
    </style:style>
    <style:style style:name="P325" style:family="paragraph" style:parent-style-name="Text_20_body">
      <style:text-properties officeooo:rsid="0519979a" officeooo:paragraph-rsid="0519979a"/>
    </style:style>
    <style:style style:name="P326" style:family="paragraph" style:parent-style-name="Text_20_body">
      <style:text-properties officeooo:rsid="0519979a" officeooo:paragraph-rsid="0af3aa9d"/>
    </style:style>
    <style:style style:name="P327" style:family="paragraph" style:parent-style-name="Text_20_body">
      <style:text-properties officeooo:rsid="0519979a" officeooo:paragraph-rsid="0b27aab9"/>
    </style:style>
    <style:style style:name="P328" style:family="paragraph" style:parent-style-name="Text_20_body">
      <style:text-properties officeooo:rsid="05190b21" officeooo:paragraph-rsid="05190b21"/>
    </style:style>
    <style:style style:name="P329" style:family="paragraph" style:parent-style-name="Text_20_body">
      <style:text-properties officeooo:rsid="054a95b3" officeooo:paragraph-rsid="054a95b3"/>
    </style:style>
    <style:style style:name="P330" style:family="paragraph" style:parent-style-name="Text_20_body">
      <style:text-properties officeooo:rsid="054c3295" officeooo:paragraph-rsid="054c3295"/>
    </style:style>
    <style:style style:name="P331" style:family="paragraph" style:parent-style-name="Text_20_body">
      <style:text-properties officeooo:rsid="054c3295" officeooo:paragraph-rsid="054cdfa6"/>
    </style:style>
    <style:style style:name="P332" style:family="paragraph" style:parent-style-name="Text_20_body">
      <style:text-properties officeooo:rsid="054cdfa6" officeooo:paragraph-rsid="054cdfa6"/>
    </style:style>
    <style:style style:name="P333" style:family="paragraph" style:parent-style-name="Text_20_body">
      <style:text-properties officeooo:rsid="054cdfa6" officeooo:paragraph-rsid="0552ff8b"/>
    </style:style>
    <style:style style:name="P334" style:family="paragraph" style:parent-style-name="Text_20_body">
      <style:text-properties officeooo:rsid="054cdfa6" officeooo:paragraph-rsid="05569e23"/>
    </style:style>
    <style:style style:name="P335" style:family="paragraph" style:parent-style-name="Text_20_body">
      <style:text-properties officeooo:rsid="054cdfa6" officeooo:paragraph-rsid="0557902e"/>
    </style:style>
    <style:style style:name="P336" style:family="paragraph" style:parent-style-name="Text_20_body">
      <style:text-properties officeooo:rsid="0557902e" officeooo:paragraph-rsid="0557902e"/>
    </style:style>
    <style:style style:name="P337" style:family="paragraph" style:parent-style-name="Text_20_body">
      <style:text-properties officeooo:rsid="055bdec9" officeooo:paragraph-rsid="055d4d71"/>
    </style:style>
    <style:style style:name="P338" style:family="paragraph" style:parent-style-name="Text_20_body">
      <style:text-properties officeooo:rsid="055d4d71" officeooo:paragraph-rsid="055d4d71"/>
    </style:style>
    <style:style style:name="P339" style:family="paragraph" style:parent-style-name="Text_20_body">
      <style:text-properties officeooo:rsid="055f37ff" officeooo:paragraph-rsid="055f37ff"/>
    </style:style>
    <style:style style:name="P340" style:family="paragraph" style:parent-style-name="Text_20_body">
      <style:text-properties officeooo:rsid="05619ce3" officeooo:paragraph-rsid="05619ce3"/>
    </style:style>
    <style:style style:name="P341" style:family="paragraph" style:parent-style-name="Text_20_body">
      <style:text-properties officeooo:rsid="05619ce3" officeooo:paragraph-rsid="0561f069"/>
    </style:style>
    <style:style style:name="P342" style:family="paragraph" style:parent-style-name="Text_20_body">
      <style:text-properties officeooo:rsid="05619ce3" officeooo:paragraph-rsid="0af6d1a3"/>
    </style:style>
    <style:style style:name="P343" style:family="paragraph" style:parent-style-name="Text_20_body">
      <style:text-properties officeooo:rsid="0561f069" officeooo:paragraph-rsid="0561f069"/>
    </style:style>
    <style:style style:name="P344" style:family="paragraph" style:parent-style-name="Text_20_body">
      <style:text-properties officeooo:rsid="0561f069" officeooo:paragraph-rsid="056343c2"/>
    </style:style>
    <style:style style:name="P345" style:family="paragraph" style:parent-style-name="Text_20_body">
      <style:text-properties officeooo:rsid="056343c2" officeooo:paragraph-rsid="056343c2"/>
    </style:style>
    <style:style style:name="P346" style:family="paragraph" style:parent-style-name="Text_20_body">
      <style:text-properties officeooo:rsid="056343c2" officeooo:paragraph-rsid="056b6721"/>
    </style:style>
    <style:style style:name="P347" style:family="paragraph" style:parent-style-name="Text_20_body">
      <style:text-properties officeooo:rsid="05649f6f" officeooo:paragraph-rsid="05649f6f"/>
    </style:style>
    <style:style style:name="P348" style:family="paragraph" style:parent-style-name="Text_20_body">
      <style:text-properties officeooo:rsid="05649f6f" officeooo:paragraph-rsid="057d8dcd"/>
    </style:style>
    <style:style style:name="P349" style:family="paragraph" style:parent-style-name="Text_20_body">
      <style:text-properties officeooo:rsid="0564da46" officeooo:paragraph-rsid="0564da46"/>
    </style:style>
    <style:style style:name="P350" style:family="paragraph" style:parent-style-name="Text_20_body">
      <style:text-properties officeooo:rsid="00b86f09" officeooo:paragraph-rsid="0585297f"/>
    </style:style>
    <style:style style:name="P351" style:family="paragraph" style:parent-style-name="Text_20_body">
      <style:text-properties officeooo:rsid="00b86f09" officeooo:paragraph-rsid="057d74b6"/>
    </style:style>
    <style:style style:name="P352" style:family="paragraph" style:parent-style-name="Text_20_body">
      <style:text-properties officeooo:rsid="00b86f09" officeooo:paragraph-rsid="057e64c9"/>
    </style:style>
    <style:style style:name="P353" style:family="paragraph" style:parent-style-name="Text_20_body">
      <style:text-properties officeooo:rsid="00b86f09" officeooo:paragraph-rsid="057fcf93"/>
    </style:style>
    <style:style style:name="P354" style:family="paragraph" style:parent-style-name="Text_20_body">
      <style:text-properties officeooo:rsid="00b86f09" officeooo:paragraph-rsid="05816cea"/>
    </style:style>
    <style:style style:name="P355" style:family="paragraph" style:parent-style-name="Text_20_body">
      <style:text-properties officeooo:rsid="00b86f09" officeooo:paragraph-rsid="05890128"/>
    </style:style>
    <style:style style:name="P356" style:family="paragraph" style:parent-style-name="Text_20_body">
      <style:text-properties officeooo:rsid="00b86f09" officeooo:paragraph-rsid="05893266"/>
    </style:style>
    <style:style style:name="P357" style:family="paragraph" style:parent-style-name="Text_20_body">
      <style:text-properties officeooo:rsid="00b86f09" officeooo:paragraph-rsid="058a18e1"/>
    </style:style>
    <style:style style:name="P358" style:family="paragraph" style:parent-style-name="Text_20_body">
      <style:text-properties officeooo:rsid="00b86f09" officeooo:paragraph-rsid="058ceca6"/>
    </style:style>
    <style:style style:name="P359" style:family="paragraph" style:parent-style-name="Text_20_body">
      <style:text-properties officeooo:rsid="00b86f09" officeooo:paragraph-rsid="058e45d2"/>
    </style:style>
    <style:style style:name="P360" style:family="paragraph" style:parent-style-name="Text_20_body">
      <style:text-properties officeooo:rsid="00b86f09" officeooo:paragraph-rsid="058ee717"/>
    </style:style>
    <style:style style:name="P361" style:family="paragraph" style:parent-style-name="Text_20_body">
      <style:text-properties officeooo:rsid="00b86f09" officeooo:paragraph-rsid="05916d92"/>
    </style:style>
    <style:style style:name="P362" style:family="paragraph" style:parent-style-name="Text_20_body">
      <style:text-properties officeooo:rsid="00b86f09" officeooo:paragraph-rsid="0592ccae"/>
    </style:style>
    <style:style style:name="P363" style:family="paragraph" style:parent-style-name="Text_20_body">
      <style:text-properties officeooo:rsid="00b86f09" officeooo:paragraph-rsid="05950f7c"/>
    </style:style>
    <style:style style:name="P364" style:family="paragraph" style:parent-style-name="Text_20_body">
      <style:text-properties officeooo:rsid="00b86f09" officeooo:paragraph-rsid="059a3398"/>
    </style:style>
    <style:style style:name="P365" style:family="paragraph" style:parent-style-name="Text_20_body">
      <style:text-properties officeooo:rsid="00b86f09" officeooo:paragraph-rsid="062dae1f"/>
    </style:style>
    <style:style style:name="P366" style:family="paragraph" style:parent-style-name="Text_20_body">
      <style:text-properties officeooo:rsid="055884e5" officeooo:paragraph-rsid="055d4d71"/>
    </style:style>
    <style:style style:name="P367" style:family="paragraph" style:parent-style-name="Text_20_body">
      <style:text-properties officeooo:rsid="0567b244" officeooo:paragraph-rsid="0567b244"/>
    </style:style>
    <style:style style:name="P368" style:family="paragraph" style:parent-style-name="Text_20_body">
      <style:text-properties officeooo:rsid="0568f0e1" officeooo:paragraph-rsid="0568f0e1"/>
    </style:style>
    <style:style style:name="P369" style:family="paragraph" style:parent-style-name="Text_20_body">
      <style:text-properties officeooo:rsid="0569c147" officeooo:paragraph-rsid="0569c147"/>
    </style:style>
    <style:style style:name="P370" style:family="paragraph" style:parent-style-name="Text_20_body">
      <style:text-properties officeooo:rsid="056cdd62" officeooo:paragraph-rsid="0570a4a4"/>
    </style:style>
    <style:style style:name="P371" style:family="paragraph" style:parent-style-name="Text_20_body">
      <style:text-properties officeooo:rsid="0570a4a4" officeooo:paragraph-rsid="0570a4a4"/>
    </style:style>
    <style:style style:name="P372" style:family="paragraph" style:parent-style-name="Text_20_body">
      <style:text-properties officeooo:rsid="0573049a" officeooo:paragraph-rsid="0574be4b"/>
    </style:style>
    <style:style style:name="P373" style:family="paragraph" style:parent-style-name="Text_20_body">
      <style:text-properties officeooo:rsid="05764137" officeooo:paragraph-rsid="05764137"/>
    </style:style>
    <style:style style:name="P374" style:family="paragraph" style:parent-style-name="Text_20_body">
      <style:text-properties officeooo:rsid="0579d5b3" officeooo:paragraph-rsid="0579d5b3"/>
    </style:style>
    <style:style style:name="P375" style:family="paragraph" style:parent-style-name="Text_20_body">
      <style:text-properties officeooo:rsid="057bc733" officeooo:paragraph-rsid="057bc733"/>
    </style:style>
    <style:style style:name="P376" style:family="paragraph" style:parent-style-name="Text_20_body">
      <style:text-properties officeooo:rsid="057c345e" officeooo:paragraph-rsid="057c345e"/>
    </style:style>
    <style:style style:name="P377" style:family="paragraph" style:parent-style-name="Text_20_body">
      <style:text-properties officeooo:rsid="00c5056d" officeooo:paragraph-rsid="057d74b6"/>
    </style:style>
    <style:style style:name="P378" style:family="paragraph" style:parent-style-name="Text_20_body">
      <style:text-properties officeooo:rsid="057d74b6" officeooo:paragraph-rsid="057d74b6"/>
    </style:style>
    <style:style style:name="P379" style:family="paragraph" style:parent-style-name="Text_20_body">
      <style:text-properties officeooo:rsid="057dc58f" officeooo:paragraph-rsid="057dc58f"/>
    </style:style>
    <style:style style:name="P380" style:family="paragraph" style:parent-style-name="Text_20_body">
      <style:text-properties officeooo:rsid="057dc58f" officeooo:paragraph-rsid="057e64c9"/>
    </style:style>
    <style:style style:name="P381" style:family="paragraph" style:parent-style-name="Text_20_body">
      <style:text-properties officeooo:rsid="057e64c9" officeooo:paragraph-rsid="057e64c9"/>
    </style:style>
    <style:style style:name="P382" style:family="paragraph" style:parent-style-name="Text_20_body">
      <style:text-properties officeooo:rsid="057f6e60" officeooo:paragraph-rsid="057f6e60"/>
    </style:style>
    <style:style style:name="P383" style:family="paragraph" style:parent-style-name="Text_20_body">
      <style:text-properties officeooo:rsid="05816cea" officeooo:paragraph-rsid="05816cea"/>
    </style:style>
    <style:style style:name="P384" style:family="paragraph" style:parent-style-name="Text_20_body">
      <style:text-properties officeooo:rsid="0585297f" officeooo:paragraph-rsid="0585297f"/>
    </style:style>
    <style:style style:name="P385" style:family="paragraph" style:parent-style-name="Text_20_body">
      <style:text-properties officeooo:rsid="0587d10f" officeooo:paragraph-rsid="0587d10f"/>
    </style:style>
    <style:style style:name="P386" style:family="paragraph" style:parent-style-name="Text_20_body">
      <style:text-properties officeooo:rsid="058f304e" officeooo:paragraph-rsid="058f304e"/>
    </style:style>
    <style:style style:name="P387" style:family="paragraph" style:parent-style-name="Text_20_body">
      <style:text-properties officeooo:rsid="05916d92" officeooo:paragraph-rsid="05916d92"/>
    </style:style>
    <style:style style:name="P388" style:family="paragraph" style:parent-style-name="Text_20_body">
      <style:text-properties officeooo:rsid="0592ccae" officeooo:paragraph-rsid="0594789b"/>
    </style:style>
    <style:style style:name="P389" style:family="paragraph" style:parent-style-name="Text_20_body">
      <style:text-properties officeooo:rsid="0594789b" officeooo:paragraph-rsid="0594789b"/>
    </style:style>
    <style:style style:name="P390" style:family="paragraph" style:parent-style-name="Text_20_body">
      <style:text-properties officeooo:rsid="05950f7c" officeooo:paragraph-rsid="05950f7c"/>
    </style:style>
    <style:style style:name="P391" style:family="paragraph" style:parent-style-name="Text_20_body">
      <style:text-properties officeooo:rsid="05960fa6" officeooo:paragraph-rsid="05960fa6"/>
    </style:style>
    <style:style style:name="P392" style:family="paragraph" style:parent-style-name="Text_20_body">
      <style:text-properties officeooo:rsid="05960fa6" officeooo:paragraph-rsid="05989581"/>
    </style:style>
    <style:style style:name="P393" style:family="paragraph" style:parent-style-name="Text_20_body">
      <style:text-properties officeooo:rsid="05989581" officeooo:paragraph-rsid="05989581"/>
    </style:style>
    <style:style style:name="P394" style:family="paragraph" style:parent-style-name="Text_20_body">
      <style:text-properties officeooo:rsid="05989581" officeooo:paragraph-rsid="0599a3c6"/>
    </style:style>
    <style:style style:name="P395" style:family="paragraph" style:parent-style-name="Text_20_body">
      <style:text-properties officeooo:rsid="0599a3c6" officeooo:paragraph-rsid="0599a3c6"/>
    </style:style>
    <style:style style:name="P396" style:family="paragraph" style:parent-style-name="Text_20_body">
      <style:text-properties officeooo:rsid="00d78a87" officeooo:paragraph-rsid="05a32ddd"/>
    </style:style>
    <style:style style:name="P397" style:family="paragraph" style:parent-style-name="Text_20_body">
      <style:text-properties officeooo:rsid="059a3398" officeooo:paragraph-rsid="059a3398"/>
    </style:style>
    <style:style style:name="P398" style:family="paragraph" style:parent-style-name="Text_20_body">
      <style:text-properties officeooo:rsid="059a3398" officeooo:paragraph-rsid="059b4cfb"/>
    </style:style>
    <style:style style:name="P399" style:family="paragraph" style:parent-style-name="Text_20_body">
      <style:text-properties officeooo:rsid="059b4cfb" officeooo:paragraph-rsid="059b4cfb"/>
    </style:style>
    <style:style style:name="P400" style:family="paragraph" style:parent-style-name="Text_20_body">
      <style:text-properties officeooo:rsid="059b4cfb" officeooo:paragraph-rsid="059ca343"/>
    </style:style>
    <style:style style:name="P401" style:family="paragraph" style:parent-style-name="Text_20_body">
      <style:text-properties officeooo:rsid="059ca343" officeooo:paragraph-rsid="059cdd89"/>
    </style:style>
    <style:style style:name="P402" style:family="paragraph" style:parent-style-name="Text_20_body">
      <style:text-properties officeooo:rsid="059ffbb9" officeooo:paragraph-rsid="059ffbb9"/>
    </style:style>
    <style:style style:name="P403" style:family="paragraph" style:parent-style-name="Text_20_body">
      <style:text-properties officeooo:rsid="00dd97ba" officeooo:paragraph-rsid="05a32ddd"/>
    </style:style>
    <style:style style:name="P404" style:family="paragraph" style:parent-style-name="Text_20_body">
      <style:text-properties officeooo:rsid="00dd97ba" officeooo:paragraph-rsid="05a4fcb5"/>
    </style:style>
    <style:style style:name="P405" style:family="paragraph" style:parent-style-name="Text_20_body">
      <style:text-properties officeooo:rsid="05a4fcb5" officeooo:paragraph-rsid="05a4fcb5"/>
    </style:style>
    <style:style style:name="P406" style:family="paragraph" style:parent-style-name="Text_20_body">
      <style:text-properties officeooo:rsid="05a6c200" officeooo:paragraph-rsid="05a6c200"/>
    </style:style>
    <style:style style:name="P407" style:family="paragraph" style:parent-style-name="Text_20_body">
      <style:text-properties officeooo:rsid="05a97ba1" officeooo:paragraph-rsid="05a97ba1"/>
    </style:style>
    <style:style style:name="P408" style:family="paragraph" style:parent-style-name="Text_20_body">
      <style:text-properties officeooo:rsid="05893266" officeooo:paragraph-rsid="05893266"/>
    </style:style>
    <style:style style:name="P409" style:family="paragraph" style:parent-style-name="Text_20_body">
      <style:text-properties officeooo:rsid="05a32ddd" officeooo:paragraph-rsid="05a32ddd"/>
    </style:style>
    <style:style style:name="P410" style:family="paragraph" style:parent-style-name="Text_20_body">
      <style:text-properties officeooo:rsid="05a9af98" officeooo:paragraph-rsid="05a9af98"/>
    </style:style>
    <style:style style:name="P411" style:family="paragraph" style:parent-style-name="Text_20_body">
      <style:text-properties officeooo:rsid="05ac8232" officeooo:paragraph-rsid="05ac8232"/>
    </style:style>
    <style:style style:name="P412" style:family="paragraph" style:parent-style-name="Text_20_body">
      <style:text-properties officeooo:rsid="05ac8232" officeooo:paragraph-rsid="0a38b1e7"/>
    </style:style>
    <style:style style:name="P413" style:family="paragraph" style:parent-style-name="Text_20_body">
      <style:text-properties officeooo:rsid="05ac8232" officeooo:paragraph-rsid="0a3963c0"/>
    </style:style>
    <style:style style:name="P414" style:family="paragraph" style:parent-style-name="Text_20_body">
      <style:text-properties officeooo:rsid="05b607c2" officeooo:paragraph-rsid="05b607c2"/>
    </style:style>
    <style:style style:name="P415" style:family="paragraph" style:parent-style-name="Text_20_body">
      <style:text-properties officeooo:rsid="05bc3b69" officeooo:paragraph-rsid="05bc3b69"/>
    </style:style>
    <style:style style:name="P416" style:family="paragraph" style:parent-style-name="Text_20_body">
      <style:text-properties officeooo:rsid="05bcafc1" officeooo:paragraph-rsid="05bd17ff"/>
    </style:style>
    <style:style style:name="P417" style:family="paragraph" style:parent-style-name="Text_20_body">
      <style:text-properties officeooo:rsid="05bcafc1" officeooo:paragraph-rsid="05be1e76"/>
    </style:style>
    <style:style style:name="P418" style:family="paragraph" style:parent-style-name="Text_20_body">
      <style:text-properties officeooo:rsid="05c01afd" officeooo:paragraph-rsid="05c01afd"/>
    </style:style>
    <style:style style:name="P419" style:family="paragraph" style:parent-style-name="Text_20_body">
      <style:text-properties officeooo:rsid="05c01afd" officeooo:paragraph-rsid="05c365e6"/>
    </style:style>
    <style:style style:name="P420" style:family="paragraph" style:parent-style-name="Text_20_body">
      <style:text-properties officeooo:rsid="05c3f2e5" officeooo:paragraph-rsid="05c3f2e5"/>
    </style:style>
    <style:style style:name="P421" style:family="paragraph" style:parent-style-name="Text_20_body">
      <style:text-properties officeooo:rsid="05c45f56" officeooo:paragraph-rsid="05c45f56"/>
    </style:style>
    <style:style style:name="P422" style:family="paragraph" style:parent-style-name="Text_20_body">
      <style:text-properties officeooo:rsid="05c59dcb" officeooo:paragraph-rsid="05c59dcb"/>
    </style:style>
    <style:style style:name="P423" style:family="paragraph" style:parent-style-name="Text_20_body">
      <style:text-properties officeooo:rsid="05c59dcb" officeooo:paragraph-rsid="05c6e70e"/>
    </style:style>
    <style:style style:name="P424" style:family="paragraph" style:parent-style-name="Text_20_body">
      <style:text-properties officeooo:rsid="05c6e70e" officeooo:paragraph-rsid="05c6e70e"/>
    </style:style>
    <style:style style:name="P425" style:family="paragraph" style:parent-style-name="Text_20_body">
      <style:text-properties officeooo:rsid="05ca5d3e" officeooo:paragraph-rsid="05ca5d3e"/>
    </style:style>
    <style:style style:name="P426" style:family="paragraph" style:parent-style-name="Text_20_body">
      <style:text-properties officeooo:rsid="05caab5f" officeooo:paragraph-rsid="05caab5f"/>
    </style:style>
    <style:style style:name="P427" style:family="paragraph" style:parent-style-name="Text_20_body">
      <style:text-properties officeooo:rsid="05caab5f" officeooo:paragraph-rsid="05ec1a3d"/>
    </style:style>
    <style:style style:name="P428" style:family="paragraph" style:parent-style-name="Text_20_body">
      <style:text-properties officeooo:rsid="05cb9200" officeooo:paragraph-rsid="05cbf9ee"/>
    </style:style>
    <style:style style:name="P429" style:family="paragraph" style:parent-style-name="Text_20_body">
      <style:text-properties officeooo:rsid="05cbf9ee" officeooo:paragraph-rsid="05cbf9ee"/>
    </style:style>
    <style:style style:name="P430" style:family="paragraph" style:parent-style-name="Text_20_body">
      <style:text-properties officeooo:rsid="05cbf9ee" officeooo:paragraph-rsid="05d3f3c9"/>
    </style:style>
    <style:style style:name="P431" style:family="paragraph" style:parent-style-name="Text_20_body">
      <style:text-properties officeooo:rsid="05ccac73" officeooo:paragraph-rsid="05ccac73"/>
    </style:style>
    <style:style style:name="P432" style:family="paragraph" style:parent-style-name="Text_20_body">
      <style:text-properties officeooo:rsid="05ccac73" officeooo:paragraph-rsid="05ce92db"/>
    </style:style>
    <style:style style:name="P433" style:family="paragraph" style:parent-style-name="Text_20_body">
      <style:text-properties officeooo:rsid="05ce92db" officeooo:paragraph-rsid="05ce92db"/>
    </style:style>
    <style:style style:name="P434" style:family="paragraph" style:parent-style-name="Text_20_body">
      <style:text-properties officeooo:rsid="05ce92db" officeooo:paragraph-rsid="05d69485"/>
    </style:style>
    <style:style style:name="P435" style:family="paragraph" style:parent-style-name="Text_20_body">
      <style:text-properties officeooo:rsid="05d69485" officeooo:paragraph-rsid="05d69485"/>
    </style:style>
    <style:style style:name="P436" style:family="paragraph" style:parent-style-name="Text_20_body">
      <style:text-properties officeooo:rsid="05d69485" officeooo:paragraph-rsid="05d7e610"/>
    </style:style>
    <style:style style:name="P437" style:family="paragraph" style:parent-style-name="Text_20_body">
      <style:text-properties officeooo:rsid="05da6374" officeooo:paragraph-rsid="05dbae64"/>
    </style:style>
    <style:style style:name="P438" style:family="paragraph" style:parent-style-name="Text_20_body">
      <style:text-properties officeooo:rsid="05da6374" officeooo:paragraph-rsid="05de3f5c"/>
    </style:style>
    <style:style style:name="P439" style:family="paragraph" style:parent-style-name="Text_20_body">
      <style:text-properties officeooo:rsid="05dbae64" officeooo:paragraph-rsid="05de3f5c"/>
    </style:style>
    <style:style style:name="P440" style:family="paragraph" style:parent-style-name="Text_20_body">
      <style:text-properties officeooo:rsid="05dd6b52" officeooo:paragraph-rsid="05dd6b52"/>
    </style:style>
    <style:style style:name="P441" style:family="paragraph" style:parent-style-name="Text_20_body">
      <style:text-properties officeooo:rsid="05df6f9c" officeooo:paragraph-rsid="05df6f9c"/>
    </style:style>
    <style:style style:name="P442" style:family="paragraph" style:parent-style-name="Text_20_body">
      <style:text-properties officeooo:rsid="05e19a90" officeooo:paragraph-rsid="05e19a90"/>
    </style:style>
    <style:style style:name="P443" style:family="paragraph" style:parent-style-name="Text_20_body">
      <style:text-properties officeooo:rsid="05e34c67" officeooo:paragraph-rsid="05e34c67"/>
    </style:style>
    <style:style style:name="P444" style:family="paragraph" style:parent-style-name="Text_20_body">
      <style:text-properties officeooo:rsid="05e63811" officeooo:paragraph-rsid="05e63811"/>
    </style:style>
    <style:style style:name="P445" style:family="paragraph" style:parent-style-name="Text_20_body">
      <style:text-properties officeooo:rsid="05eaa031" officeooo:paragraph-rsid="05eaa031"/>
    </style:style>
    <style:style style:name="P446" style:family="paragraph" style:parent-style-name="Text_20_body">
      <style:text-properties officeooo:rsid="05ed1b05" officeooo:paragraph-rsid="05ed1b05"/>
    </style:style>
    <style:style style:name="P447" style:family="paragraph" style:parent-style-name="Text_20_body">
      <style:text-properties officeooo:rsid="05eed2f9" officeooo:paragraph-rsid="05eed2f9"/>
    </style:style>
    <style:style style:name="P448" style:family="paragraph" style:parent-style-name="Text_20_body">
      <style:text-properties officeooo:rsid="05ef750c" officeooo:paragraph-rsid="05ef750c"/>
    </style:style>
    <style:style style:name="P449" style:family="paragraph" style:parent-style-name="Text_20_body">
      <style:text-properties officeooo:rsid="05ef750c" officeooo:paragraph-rsid="05f45e42"/>
    </style:style>
    <style:style style:name="P450" style:family="paragraph" style:parent-style-name="Text_20_body">
      <style:text-properties officeooo:rsid="05ef750c" officeooo:paragraph-rsid="0625279a"/>
    </style:style>
    <style:style style:name="P451" style:family="paragraph" style:parent-style-name="Text_20_body">
      <style:text-properties officeooo:rsid="05f45e42" officeooo:paragraph-rsid="05f45e42"/>
    </style:style>
    <style:style style:name="P452" style:family="paragraph" style:parent-style-name="Text_20_body">
      <style:text-properties officeooo:rsid="05f619e4" officeooo:paragraph-rsid="05f619e4"/>
    </style:style>
    <style:style style:name="P453" style:family="paragraph" style:parent-style-name="Text_20_body">
      <style:text-properties officeooo:rsid="05f619e4" officeooo:paragraph-rsid="05fc6c0b"/>
    </style:style>
    <style:style style:name="P454" style:family="paragraph" style:parent-style-name="Text_20_body">
      <style:text-properties officeooo:rsid="05f619e4" officeooo:paragraph-rsid="05fec0bf"/>
    </style:style>
    <style:style style:name="P455" style:family="paragraph" style:parent-style-name="Text_20_body">
      <style:text-properties officeooo:rsid="05f76725" officeooo:paragraph-rsid="05f76725"/>
    </style:style>
    <style:style style:name="P456" style:family="paragraph" style:parent-style-name="Text_20_body">
      <style:text-properties officeooo:rsid="05fd78af" officeooo:paragraph-rsid="05fd78af"/>
    </style:style>
    <style:style style:name="P457" style:family="paragraph" style:parent-style-name="Text_20_body">
      <style:text-properties officeooo:rsid="05fd78af" officeooo:paragraph-rsid="05ffdb56"/>
    </style:style>
    <style:style style:name="P458" style:family="paragraph" style:parent-style-name="Text_20_body">
      <style:text-properties officeooo:rsid="05ffdb56" officeooo:paragraph-rsid="05ffdb56"/>
    </style:style>
    <style:style style:name="P459" style:family="paragraph" style:parent-style-name="Text_20_body">
      <style:text-properties officeooo:rsid="0602ee24" officeooo:paragraph-rsid="0602ee24"/>
    </style:style>
    <style:style style:name="P460" style:family="paragraph" style:parent-style-name="Text_20_body">
      <style:text-properties officeooo:rsid="0602ee24" officeooo:paragraph-rsid="0605d6af"/>
    </style:style>
    <style:style style:name="P461" style:family="paragraph" style:parent-style-name="Text_20_body">
      <style:text-properties officeooo:rsid="0605d6af" officeooo:paragraph-rsid="0605d6af"/>
    </style:style>
    <style:style style:name="P462" style:family="paragraph" style:parent-style-name="Text_20_body">
      <style:text-properties officeooo:rsid="06063959" officeooo:paragraph-rsid="06063959"/>
    </style:style>
    <style:style style:name="P463" style:family="paragraph" style:parent-style-name="Text_20_body">
      <style:text-properties officeooo:rsid="0607095a" officeooo:paragraph-rsid="0607095a"/>
    </style:style>
    <style:style style:name="P464" style:family="paragraph" style:parent-style-name="Text_20_body">
      <style:text-properties officeooo:rsid="0608f90a" officeooo:paragraph-rsid="0608f90a"/>
    </style:style>
    <style:style style:name="P465" style:family="paragraph" style:parent-style-name="Text_20_body">
      <style:text-properties officeooo:rsid="0608f90a" officeooo:paragraph-rsid="0609d4d6"/>
    </style:style>
    <style:style style:name="P466" style:family="paragraph" style:parent-style-name="Text_20_body">
      <style:text-properties officeooo:rsid="060b3603" officeooo:paragraph-rsid="060b3603"/>
    </style:style>
    <style:style style:name="P467" style:family="paragraph" style:parent-style-name="Text_20_body">
      <style:text-properties officeooo:rsid="061110a8" officeooo:paragraph-rsid="061110a8"/>
    </style:style>
    <style:style style:name="P468" style:family="paragraph" style:parent-style-name="Text_20_body">
      <style:text-properties officeooo:rsid="06162a1b" officeooo:paragraph-rsid="06162a1b"/>
    </style:style>
    <style:style style:name="P469" style:family="paragraph" style:parent-style-name="Text_20_body">
      <style:text-properties officeooo:rsid="06162a1b" officeooo:paragraph-rsid="0626bdd6"/>
    </style:style>
    <style:style style:name="P470" style:family="paragraph" style:parent-style-name="Text_20_body">
      <style:text-properties officeooo:rsid="06189c1a" officeooo:paragraph-rsid="06189c1a"/>
    </style:style>
    <style:style style:name="P471" style:family="paragraph" style:parent-style-name="Text_20_body">
      <style:text-properties officeooo:rsid="06189c1a" officeooo:paragraph-rsid="0618a8eb"/>
    </style:style>
    <style:style style:name="P472" style:family="paragraph" style:parent-style-name="Text_20_body">
      <style:text-properties officeooo:rsid="06189c1a" officeooo:paragraph-rsid="061cf8a1"/>
    </style:style>
    <style:style style:name="P473" style:family="paragraph" style:parent-style-name="Text_20_body">
      <style:text-properties officeooo:rsid="06189c1a" officeooo:paragraph-rsid="062243f2"/>
    </style:style>
    <style:style style:name="P474" style:family="paragraph" style:parent-style-name="Text_20_body">
      <style:text-properties officeooo:rsid="06189c1a" officeooo:paragraph-rsid="0626bdd6"/>
    </style:style>
    <style:style style:name="P475" style:family="paragraph" style:parent-style-name="Text_20_body">
      <style:text-properties officeooo:rsid="061c70a2" officeooo:paragraph-rsid="06206d85"/>
    </style:style>
    <style:style style:name="P476" style:family="paragraph" style:parent-style-name="Text_20_body">
      <style:text-properties officeooo:rsid="06206d85" officeooo:paragraph-rsid="06206d85"/>
    </style:style>
    <style:style style:name="P477" style:family="paragraph" style:parent-style-name="Text_20_body">
      <style:text-properties officeooo:rsid="0618a8eb" officeooo:paragraph-rsid="0618a8eb"/>
    </style:style>
    <style:style style:name="P478" style:family="paragraph" style:parent-style-name="Text_20_body">
      <style:text-properties officeooo:rsid="0625279a" officeooo:paragraph-rsid="0625279a"/>
    </style:style>
    <style:style style:name="P479" style:family="paragraph" style:parent-style-name="Text_20_body">
      <style:text-properties officeooo:rsid="0626bdd6" officeooo:paragraph-rsid="0626bdd6"/>
    </style:style>
    <style:style style:name="P480" style:family="paragraph" style:parent-style-name="Text_20_body">
      <style:text-properties officeooo:rsid="02e56bd6" officeooo:paragraph-rsid="062857b0"/>
    </style:style>
    <style:style style:name="P481" style:family="paragraph" style:parent-style-name="Text_20_body">
      <style:text-properties officeooo:rsid="02d77b40" officeooo:paragraph-rsid="062857b0"/>
    </style:style>
    <style:style style:name="P482" style:family="paragraph" style:parent-style-name="Text_20_body">
      <style:text-properties officeooo:rsid="02d8cf56" officeooo:paragraph-rsid="062857b0"/>
    </style:style>
    <style:style style:name="P483" style:family="paragraph" style:parent-style-name="Text_20_body">
      <style:text-properties officeooo:rsid="02d9077e" officeooo:paragraph-rsid="062857b0"/>
    </style:style>
    <style:style style:name="P484" style:family="paragraph" style:parent-style-name="Text_20_body">
      <style:text-properties officeooo:rsid="02d9fd13" officeooo:paragraph-rsid="062857b0"/>
    </style:style>
    <style:style style:name="P485" style:family="paragraph" style:parent-style-name="Text_20_body">
      <style:text-properties officeooo:rsid="02dd9aa6" officeooo:paragraph-rsid="062857b0"/>
    </style:style>
    <style:style style:name="P486" style:family="paragraph" style:parent-style-name="Text_20_body">
      <style:text-properties officeooo:rsid="02df75ef" officeooo:paragraph-rsid="062857b0"/>
    </style:style>
    <style:style style:name="P487" style:family="paragraph" style:parent-style-name="Text_20_body">
      <style:text-properties officeooo:rsid="02e56ac1" officeooo:paragraph-rsid="062857b0"/>
    </style:style>
    <style:style style:name="P488" style:family="paragraph" style:parent-style-name="Text_20_body">
      <style:text-properties officeooo:rsid="02dfe2d3" officeooo:paragraph-rsid="062857b0"/>
    </style:style>
    <style:style style:name="P489" style:family="paragraph" style:parent-style-name="Text_20_body">
      <style:text-properties officeooo:rsid="062b22b0" officeooo:paragraph-rsid="062b22b0"/>
    </style:style>
    <style:style style:name="P490" style:family="paragraph" style:parent-style-name="Text_20_body">
      <style:text-properties officeooo:rsid="062bb801" officeooo:paragraph-rsid="062bb801"/>
    </style:style>
    <style:style style:name="P491" style:family="paragraph" style:parent-style-name="Text_20_body">
      <style:text-properties officeooo:rsid="062243f2" officeooo:paragraph-rsid="062243f2"/>
    </style:style>
    <style:style style:name="P492" style:family="paragraph" style:parent-style-name="Text_20_body">
      <style:text-properties officeooo:rsid="062436f3" officeooo:paragraph-rsid="062fade7"/>
    </style:style>
    <style:style style:name="P493" style:family="paragraph" style:parent-style-name="Text_20_body">
      <style:text-properties officeooo:rsid="02ba6465" officeooo:paragraph-rsid="062dae1f"/>
    </style:style>
    <style:style style:name="P494" style:family="paragraph" style:parent-style-name="Text_20_body">
      <style:text-properties officeooo:rsid="02bf4259" officeooo:paragraph-rsid="062dae1f"/>
    </style:style>
    <style:style style:name="P495" style:family="paragraph" style:parent-style-name="Text_20_body">
      <style:text-properties officeooo:rsid="02c3ced1" officeooo:paragraph-rsid="062dae1f"/>
    </style:style>
    <style:style style:name="P496" style:family="paragraph" style:parent-style-name="Text_20_body">
      <style:text-properties officeooo:rsid="02c56d32" officeooo:paragraph-rsid="062dae1f"/>
    </style:style>
    <style:style style:name="P497" style:family="paragraph" style:parent-style-name="Text_20_body">
      <style:text-properties officeooo:rsid="02cc37a1" officeooo:paragraph-rsid="062dae1f"/>
    </style:style>
    <style:style style:name="P498" style:family="paragraph" style:parent-style-name="Text_20_body">
      <style:text-properties officeooo:rsid="010f1532" officeooo:paragraph-rsid="062dae1f"/>
    </style:style>
    <style:style style:name="P499" style:family="paragraph" style:parent-style-name="Text_20_body">
      <style:text-properties officeooo:rsid="02ce052c" officeooo:paragraph-rsid="062dae1f"/>
    </style:style>
    <style:style style:name="P500" style:family="paragraph" style:parent-style-name="Text_20_body">
      <style:text-properties officeooo:rsid="02cf3701" officeooo:paragraph-rsid="062dae1f"/>
    </style:style>
    <style:style style:name="P501" style:family="paragraph" style:parent-style-name="Text_20_body">
      <style:text-properties officeooo:rsid="02d1384f" officeooo:paragraph-rsid="062dae1f"/>
    </style:style>
    <style:style style:name="P502" style:family="paragraph" style:parent-style-name="Text_20_body">
      <style:text-properties officeooo:rsid="02d1d83d" officeooo:paragraph-rsid="062dae1f"/>
    </style:style>
    <style:style style:name="P503" style:family="paragraph" style:parent-style-name="Text_20_body">
      <style:text-properties officeooo:rsid="02d32c84" officeooo:paragraph-rsid="062dae1f"/>
    </style:style>
    <style:style style:name="P504" style:family="paragraph" style:parent-style-name="Text_20_body">
      <style:text-properties officeooo:rsid="02d32c84" officeooo:paragraph-rsid="063235f1"/>
    </style:style>
    <style:style style:name="P505" style:family="paragraph" style:parent-style-name="Text_20_body">
      <style:text-properties officeooo:rsid="0111a45f" officeooo:paragraph-rsid="062dae1f"/>
    </style:style>
    <style:style style:name="P506" style:family="paragraph" style:parent-style-name="Text_20_body">
      <style:text-properties officeooo:rsid="01131d14" officeooo:paragraph-rsid="062dae1f"/>
    </style:style>
    <style:style style:name="P507" style:family="paragraph" style:parent-style-name="Text_20_body">
      <style:text-properties officeooo:rsid="01131d14" officeooo:paragraph-rsid="06365160"/>
    </style:style>
    <style:style style:name="P508" style:family="paragraph" style:parent-style-name="Text_20_body">
      <style:text-properties officeooo:rsid="0117a3c8" officeooo:paragraph-rsid="062dae1f"/>
    </style:style>
    <style:style style:name="P509" style:family="paragraph" style:parent-style-name="Text_20_body">
      <style:text-properties officeooo:rsid="0117a3c8" officeooo:paragraph-rsid="0643e07a"/>
    </style:style>
    <style:style style:name="P510" style:family="paragraph" style:parent-style-name="Text_20_body">
      <style:text-properties officeooo:rsid="0117a3c8" officeooo:paragraph-rsid="06669801"/>
    </style:style>
    <style:style style:name="P511" style:family="paragraph" style:parent-style-name="Text_20_body">
      <style:text-properties officeooo:rsid="0127fcd6" officeooo:paragraph-rsid="062dae1f"/>
    </style:style>
    <style:style style:name="P512" style:family="paragraph" style:parent-style-name="Text_20_body">
      <style:text-properties officeooo:rsid="01293cea" officeooo:paragraph-rsid="062dae1f"/>
    </style:style>
    <style:style style:name="P513" style:family="paragraph" style:parent-style-name="Text_20_body">
      <style:text-properties officeooo:rsid="01293cea" officeooo:paragraph-rsid="066ce0ae"/>
    </style:style>
    <style:style style:name="P514" style:family="paragraph" style:parent-style-name="Text_20_body">
      <style:text-properties officeooo:rsid="01293cea" officeooo:paragraph-rsid="066d6da0"/>
    </style:style>
    <style:style style:name="P515" style:family="paragraph" style:parent-style-name="Text_20_body">
      <style:text-properties officeooo:rsid="012ac87c" officeooo:paragraph-rsid="062dae1f"/>
    </style:style>
    <style:style style:name="P516" style:family="paragraph" style:parent-style-name="Text_20_body">
      <style:text-properties officeooo:rsid="012ac87c" officeooo:paragraph-rsid="066f29fa"/>
    </style:style>
    <style:style style:name="P517" style:family="paragraph" style:parent-style-name="Text_20_body">
      <style:text-properties officeooo:rsid="012ac87c" officeooo:paragraph-rsid="067082c8"/>
    </style:style>
    <style:style style:name="P518" style:family="paragraph" style:parent-style-name="Text_20_body">
      <style:text-properties officeooo:rsid="012bd0b4" officeooo:paragraph-rsid="062dae1f"/>
    </style:style>
    <style:style style:name="P519" style:family="paragraph" style:parent-style-name="Text_20_body">
      <style:text-properties officeooo:rsid="012bd0b4" officeooo:paragraph-rsid="06733be3"/>
    </style:style>
    <style:style style:name="P520" style:family="paragraph" style:parent-style-name="Text_20_body">
      <style:text-properties officeooo:rsid="012bd0b4" officeooo:paragraph-rsid="067d53b3"/>
    </style:style>
    <style:style style:name="P521" style:family="paragraph" style:parent-style-name="Text_20_body">
      <style:text-properties officeooo:rsid="00e76d57" officeooo:paragraph-rsid="062dae1f"/>
    </style:style>
    <style:style style:name="P522" style:family="paragraph" style:parent-style-name="Text_20_body">
      <style:text-properties officeooo:rsid="062fade7" officeooo:paragraph-rsid="062fade7"/>
    </style:style>
    <style:style style:name="P523" style:family="paragraph" style:parent-style-name="Text_20_body">
      <style:text-properties officeooo:rsid="063886e5" officeooo:paragraph-rsid="063886e5"/>
    </style:style>
    <style:style style:name="P524" style:family="paragraph" style:parent-style-name="Text_20_body">
      <style:text-properties officeooo:rsid="063886e5" officeooo:paragraph-rsid="063ca0ba"/>
    </style:style>
    <style:style style:name="P525" style:family="paragraph" style:parent-style-name="Text_20_body">
      <style:text-properties officeooo:rsid="063ca0ba" officeooo:paragraph-rsid="063ca0ba"/>
    </style:style>
    <style:style style:name="P526" style:family="paragraph" style:parent-style-name="Text_20_body">
      <style:text-properties officeooo:rsid="063ca0ba" officeooo:paragraph-rsid="06469a09"/>
    </style:style>
    <style:style style:name="P527" style:family="paragraph" style:parent-style-name="Text_20_body">
      <style:text-properties officeooo:rsid="063d3d08" officeooo:paragraph-rsid="063d3d08"/>
    </style:style>
    <style:style style:name="P528" style:family="paragraph" style:parent-style-name="Text_20_body">
      <style:text-properties officeooo:rsid="063e7b6e" officeooo:paragraph-rsid="063e7b6e"/>
    </style:style>
    <style:style style:name="P529" style:family="paragraph" style:parent-style-name="Text_20_body">
      <style:text-properties officeooo:rsid="063e8623" officeooo:paragraph-rsid="063e8623"/>
    </style:style>
    <style:style style:name="P530" style:family="paragraph" style:parent-style-name="Text_20_body">
      <style:text-properties officeooo:rsid="063fabd6" officeooo:paragraph-rsid="063fabd6"/>
    </style:style>
    <style:style style:name="P531" style:family="paragraph" style:parent-style-name="Text_20_body">
      <style:text-properties officeooo:rsid="06469a09" officeooo:paragraph-rsid="06469a09"/>
    </style:style>
    <style:style style:name="P532" style:family="paragraph" style:parent-style-name="Text_20_body">
      <style:text-properties officeooo:rsid="064815e3" officeooo:paragraph-rsid="064815e3"/>
    </style:style>
    <style:style style:name="P533" style:family="paragraph" style:parent-style-name="Text_20_body">
      <style:text-properties officeooo:rsid="0648443b" officeooo:paragraph-rsid="0648443b"/>
    </style:style>
    <style:style style:name="P534" style:family="paragraph" style:parent-style-name="Text_20_body">
      <style:text-properties officeooo:rsid="0648443b" officeooo:paragraph-rsid="0648ad70"/>
    </style:style>
    <style:style style:name="P535" style:family="paragraph" style:parent-style-name="Text_20_body">
      <style:text-properties officeooo:rsid="0648443b" officeooo:paragraph-rsid="064a6234"/>
    </style:style>
    <style:style style:name="P536" style:family="paragraph" style:parent-style-name="Text_20_body">
      <style:text-properties officeooo:rsid="0648ad70" officeooo:paragraph-rsid="0648ad70"/>
    </style:style>
    <style:style style:name="P537" style:family="paragraph" style:parent-style-name="Text_20_body">
      <style:text-properties officeooo:rsid="064b6280" officeooo:paragraph-rsid="064b6280"/>
    </style:style>
    <style:style style:name="P538" style:family="paragraph" style:parent-style-name="Text_20_body">
      <style:text-properties officeooo:rsid="064b6280" officeooo:paragraph-rsid="064b8b55"/>
    </style:style>
    <style:style style:name="P539" style:family="paragraph" style:parent-style-name="Text_20_body">
      <style:text-properties officeooo:rsid="064b8b55" officeooo:paragraph-rsid="064b8b55"/>
    </style:style>
    <style:style style:name="P540" style:family="paragraph" style:parent-style-name="Text_20_body">
      <style:text-properties officeooo:rsid="064d6d6d" officeooo:paragraph-rsid="064d6d6d"/>
    </style:style>
    <style:style style:name="P541" style:family="paragraph" style:parent-style-name="Text_20_body">
      <style:text-properties officeooo:rsid="064d837a" officeooo:paragraph-rsid="065d3309"/>
    </style:style>
    <style:style style:name="P542" style:family="paragraph" style:parent-style-name="Text_20_body">
      <style:text-properties officeooo:rsid="064d837a" officeooo:paragraph-rsid="065cdd26"/>
    </style:style>
    <style:style style:name="P543" style:family="paragraph" style:parent-style-name="Text_20_body">
      <style:text-properties officeooo:rsid="064f15ca" officeooo:paragraph-rsid="064f15ca"/>
    </style:style>
    <style:style style:name="P544" style:family="paragraph" style:parent-style-name="Text_20_body">
      <style:text-properties officeooo:rsid="064f15ca" officeooo:paragraph-rsid="065d3309"/>
    </style:style>
    <style:style style:name="P545" style:family="paragraph" style:parent-style-name="Text_20_body">
      <style:text-properties officeooo:rsid="06565a08" officeooo:paragraph-rsid="06565a08"/>
    </style:style>
    <style:style style:name="P546" style:family="paragraph" style:parent-style-name="Text_20_body">
      <style:text-properties officeooo:rsid="065766db" officeooo:paragraph-rsid="065766db"/>
    </style:style>
    <style:style style:name="P547" style:family="paragraph" style:parent-style-name="Text_20_body">
      <style:text-properties officeooo:rsid="065953d3" officeooo:paragraph-rsid="065953d3"/>
    </style:style>
    <style:style style:name="P548" style:family="paragraph" style:parent-style-name="Text_20_body">
      <style:text-properties officeooo:rsid="065a5d64" officeooo:paragraph-rsid="065a5d64"/>
    </style:style>
    <style:style style:name="P549" style:family="paragraph" style:parent-style-name="Text_20_body">
      <style:text-properties officeooo:rsid="065a5d64" officeooo:paragraph-rsid="065afe9e"/>
    </style:style>
    <style:style style:name="P550" style:family="paragraph" style:parent-style-name="Text_20_body">
      <style:text-properties officeooo:rsid="065a5d64" officeooo:paragraph-rsid="065cdd26"/>
    </style:style>
    <style:style style:name="P551" style:family="paragraph" style:parent-style-name="Text_20_body">
      <style:text-properties officeooo:rsid="065cdd26" officeooo:paragraph-rsid="065cdd26"/>
    </style:style>
    <style:style style:name="P552" style:family="paragraph" style:parent-style-name="Text_20_body">
      <style:text-properties officeooo:rsid="065d3309" officeooo:paragraph-rsid="065d3309"/>
    </style:style>
    <style:style style:name="P553" style:family="paragraph" style:parent-style-name="Text_20_body">
      <style:text-properties officeooo:rsid="064a6234" officeooo:paragraph-rsid="064a6234"/>
    </style:style>
    <style:style style:name="P554" style:family="paragraph" style:parent-style-name="Text_20_body">
      <style:text-properties officeooo:rsid="065901a9" officeooo:paragraph-rsid="066202a1"/>
    </style:style>
    <style:style style:name="P555" style:family="paragraph" style:parent-style-name="Text_20_body">
      <style:text-properties officeooo:rsid="066202a1" officeooo:paragraph-rsid="066202a1"/>
    </style:style>
    <style:style style:name="P556" style:family="paragraph" style:parent-style-name="Text_20_body">
      <style:text-properties officeooo:rsid="066292b5" officeooo:paragraph-rsid="066292b5"/>
    </style:style>
    <style:style style:name="P557" style:family="paragraph" style:parent-style-name="Text_20_body">
      <style:text-properties officeooo:rsid="0663eff2" officeooo:paragraph-rsid="0663eff2"/>
    </style:style>
    <style:style style:name="P558" style:family="paragraph" style:parent-style-name="Text_20_body">
      <style:text-properties officeooo:rsid="0664d3f8" officeooo:paragraph-rsid="0664d3f8"/>
    </style:style>
    <style:style style:name="P559" style:family="paragraph" style:parent-style-name="Text_20_body">
      <style:text-properties officeooo:rsid="066551dd" officeooo:paragraph-rsid="066551dd"/>
    </style:style>
    <style:style style:name="P560" style:family="paragraph" style:parent-style-name="Text_20_body">
      <style:text-properties officeooo:rsid="066551dd" officeooo:paragraph-rsid="06669801"/>
    </style:style>
    <style:style style:name="P561" style:family="paragraph" style:parent-style-name="Text_20_body">
      <style:text-properties officeooo:rsid="06669801" officeooo:paragraph-rsid="06669801"/>
    </style:style>
    <style:style style:name="P562" style:family="paragraph" style:parent-style-name="Text_20_body">
      <style:text-properties officeooo:rsid="0667f4ca" officeooo:paragraph-rsid="0667f4ca"/>
    </style:style>
    <style:style style:name="P563" style:family="paragraph" style:parent-style-name="Text_20_body">
      <style:text-properties officeooo:rsid="0667f4ca" officeooo:paragraph-rsid="066acd2b"/>
    </style:style>
    <style:style style:name="P564" style:family="paragraph" style:parent-style-name="Text_20_body">
      <style:text-properties officeooo:rsid="066941cb" officeooo:paragraph-rsid="066941cb"/>
    </style:style>
    <style:style style:name="P565" style:family="paragraph" style:parent-style-name="Text_20_body">
      <style:text-properties officeooo:rsid="066acd2b" officeooo:paragraph-rsid="066acd2b"/>
    </style:style>
    <style:style style:name="P566" style:family="paragraph" style:parent-style-name="Text_20_body">
      <style:text-properties officeooo:paragraph-rsid="066acd2b"/>
    </style:style>
    <style:style style:name="P567" style:family="paragraph" style:parent-style-name="Text_20_body">
      <style:text-properties officeooo:rsid="066b3056" officeooo:paragraph-rsid="066b3056"/>
    </style:style>
    <style:style style:name="P568" style:family="paragraph" style:parent-style-name="Text_20_body">
      <style:text-properties officeooo:rsid="066ce0ae" officeooo:paragraph-rsid="066ce0ae"/>
    </style:style>
    <style:style style:name="P569" style:family="paragraph" style:parent-style-name="Text_20_body">
      <style:text-properties officeooo:rsid="06711f94" officeooo:paragraph-rsid="06711f94"/>
    </style:style>
    <style:style style:name="P570" style:family="paragraph" style:parent-style-name="Text_20_body">
      <style:text-properties officeooo:rsid="06733be3" officeooo:paragraph-rsid="06733be3"/>
    </style:style>
    <style:style style:name="P571" style:family="paragraph" style:parent-style-name="Text_20_body">
      <style:text-properties officeooo:rsid="0673c8d2" officeooo:paragraph-rsid="0673c8d2"/>
    </style:style>
    <style:style style:name="P572" style:family="paragraph" style:parent-style-name="Text_20_body">
      <style:text-properties officeooo:rsid="0673c8d2" officeooo:paragraph-rsid="06864d80"/>
    </style:style>
    <style:style style:name="P573" style:family="paragraph" style:parent-style-name="Text_20_body">
      <style:text-properties officeooo:rsid="0675a510" officeooo:paragraph-rsid="0675a510"/>
    </style:style>
    <style:style style:name="P574" style:family="paragraph" style:parent-style-name="Text_20_body">
      <style:text-properties officeooo:rsid="0675a510" officeooo:paragraph-rsid="06bcc373"/>
    </style:style>
    <style:style style:name="P575" style:family="paragraph" style:parent-style-name="Text_20_body">
      <style:text-properties officeooo:rsid="0675a510" officeooo:paragraph-rsid="06bf32b7"/>
    </style:style>
    <style:style style:name="P576" style:family="paragraph" style:parent-style-name="Text_20_body">
      <style:text-properties officeooo:rsid="0675a510" officeooo:paragraph-rsid="06c0320b"/>
    </style:style>
    <style:style style:name="P577" style:family="paragraph" style:parent-style-name="Text_20_body">
      <style:text-properties officeooo:rsid="067678b2" officeooo:paragraph-rsid="067678b2"/>
    </style:style>
    <style:style style:name="P578" style:family="paragraph" style:parent-style-name="Text_20_body">
      <style:text-properties officeooo:rsid="067678b2" officeooo:paragraph-rsid="068b5a7b"/>
    </style:style>
    <style:style style:name="P579" style:family="paragraph" style:parent-style-name="Text_20_body">
      <style:text-properties officeooo:rsid="06788524" officeooo:paragraph-rsid="06788524"/>
    </style:style>
    <style:style style:name="P580" style:family="paragraph" style:parent-style-name="Text_20_body">
      <style:text-properties officeooo:rsid="06788524" officeooo:paragraph-rsid="068b5a7b"/>
    </style:style>
    <style:style style:name="P581" style:family="paragraph" style:parent-style-name="Text_20_body">
      <style:text-properties officeooo:rsid="066d6da0" officeooo:paragraph-rsid="066d6da0"/>
    </style:style>
    <style:style style:name="P582" style:family="paragraph" style:parent-style-name="Text_20_body">
      <style:text-properties officeooo:rsid="067e9ef7" officeooo:paragraph-rsid="067e9ef7"/>
    </style:style>
    <style:style style:name="P583" style:family="paragraph" style:parent-style-name="Text_20_body">
      <style:text-properties officeooo:rsid="068155c7" officeooo:paragraph-rsid="068155c7"/>
    </style:style>
    <style:style style:name="P584" style:family="paragraph" style:parent-style-name="Text_20_body">
      <style:text-properties officeooo:rsid="068155c7" officeooo:paragraph-rsid="06864d80"/>
    </style:style>
    <style:style style:name="P585" style:family="paragraph" style:parent-style-name="Text_20_body">
      <style:text-properties officeooo:rsid="06835117" officeooo:paragraph-rsid="06835117"/>
    </style:style>
    <style:style style:name="P586" style:family="paragraph" style:parent-style-name="Text_20_body">
      <style:text-properties officeooo:rsid="0683f373" officeooo:paragraph-rsid="06864d80"/>
    </style:style>
    <style:style style:name="P587" style:family="paragraph" style:parent-style-name="Text_20_body">
      <style:text-properties officeooo:rsid="06864d80" officeooo:paragraph-rsid="06864d80"/>
    </style:style>
    <style:style style:name="P588" style:family="paragraph" style:parent-style-name="Text_20_body">
      <style:text-properties officeooo:rsid="06744b55" officeooo:paragraph-rsid="06744b55"/>
    </style:style>
    <style:style style:name="P589" style:family="paragraph" style:parent-style-name="Text_20_body">
      <style:text-properties officeooo:rsid="06873976" officeooo:paragraph-rsid="06873976"/>
    </style:style>
    <style:style style:name="P590" style:family="paragraph" style:parent-style-name="Text_20_body">
      <style:text-properties officeooo:rsid="06873976" officeooo:paragraph-rsid="06891843"/>
    </style:style>
    <style:style style:name="P591" style:family="paragraph" style:parent-style-name="Text_20_body">
      <style:text-properties officeooo:rsid="06891843" officeooo:paragraph-rsid="06891843"/>
    </style:style>
    <style:style style:name="P592" style:family="paragraph" style:parent-style-name="Text_20_body">
      <style:text-properties officeooo:rsid="06891843" officeooo:paragraph-rsid="0689a8c5"/>
    </style:style>
    <style:style style:name="P593" style:family="paragraph" style:parent-style-name="Text_20_body">
      <style:text-properties officeooo:rsid="06759874" officeooo:paragraph-rsid="06891843"/>
    </style:style>
    <style:style style:name="P594" style:family="paragraph" style:parent-style-name="Text_20_body">
      <style:text-properties officeooo:rsid="0689a8c5" officeooo:paragraph-rsid="0689a8c5"/>
    </style:style>
    <style:style style:name="P595" style:family="paragraph" style:parent-style-name="Text_20_body">
      <style:text-properties officeooo:rsid="068ba774" officeooo:paragraph-rsid="068ba774"/>
    </style:style>
    <style:style style:name="P596" style:family="paragraph" style:parent-style-name="Text_20_body">
      <style:text-properties officeooo:rsid="068ba774" officeooo:paragraph-rsid="06c6e2b9"/>
    </style:style>
    <style:style style:name="P597" style:family="paragraph" style:parent-style-name="Text_20_body">
      <style:text-properties officeooo:rsid="067d53b3" officeooo:paragraph-rsid="067d53b3"/>
    </style:style>
    <style:style style:name="P598" style:family="paragraph" style:parent-style-name="Text_20_body">
      <style:text-properties officeooo:rsid="06928c03" officeooo:paragraph-rsid="06946744"/>
    </style:style>
    <style:style style:name="P599" style:family="paragraph" style:parent-style-name="Text_20_body">
      <style:text-properties officeooo:rsid="06928c03" officeooo:paragraph-rsid="06c21dff"/>
    </style:style>
    <style:style style:name="P600" style:family="paragraph" style:parent-style-name="Text_20_body">
      <style:text-properties officeooo:rsid="06946744" officeooo:paragraph-rsid="06946744"/>
    </style:style>
    <style:style style:name="P601" style:family="paragraph" style:parent-style-name="Text_20_body">
      <style:text-properties officeooo:rsid="0695c209" officeooo:paragraph-rsid="0695c209"/>
    </style:style>
    <style:style style:name="P602" style:family="paragraph" style:parent-style-name="Text_20_body">
      <style:text-properties officeooo:rsid="0695c209" officeooo:paragraph-rsid="06977791"/>
    </style:style>
    <style:style style:name="P603" style:family="paragraph" style:parent-style-name="Text_20_body">
      <style:text-properties officeooo:rsid="06977791" officeooo:paragraph-rsid="06977791"/>
    </style:style>
    <style:style style:name="P604" style:family="paragraph" style:parent-style-name="Text_20_body">
      <style:text-properties officeooo:rsid="06977791" officeooo:paragraph-rsid="06982164"/>
    </style:style>
    <style:style style:name="P605" style:family="paragraph" style:parent-style-name="Text_20_body">
      <style:text-properties officeooo:rsid="06982164" officeooo:paragraph-rsid="06982164"/>
    </style:style>
    <style:style style:name="P606" style:family="paragraph" style:parent-style-name="Text_20_body">
      <style:text-properties officeooo:rsid="06982164" officeooo:paragraph-rsid="0698cd49"/>
    </style:style>
    <style:style style:name="P607" style:family="paragraph" style:parent-style-name="Text_20_body">
      <style:text-properties officeooo:rsid="0698cd49" officeooo:paragraph-rsid="0698cd49"/>
    </style:style>
    <style:style style:name="P608" style:family="paragraph" style:parent-style-name="Text_20_body">
      <style:text-properties officeooo:rsid="0698cd49" officeooo:paragraph-rsid="069a3fdf"/>
    </style:style>
    <style:style style:name="P609" style:family="paragraph" style:parent-style-name="Text_20_body">
      <style:text-properties officeooo:rsid="069a3fdf" officeooo:paragraph-rsid="069a3fdf"/>
    </style:style>
    <style:style style:name="P610" style:family="paragraph" style:parent-style-name="Text_20_body">
      <style:text-properties officeooo:rsid="069a3fdf" officeooo:paragraph-rsid="069c3529"/>
    </style:style>
    <style:style style:name="P611" style:family="paragraph" style:parent-style-name="Text_20_body">
      <style:text-properties officeooo:rsid="069a3fdf" officeooo:paragraph-rsid="06ae53f0"/>
    </style:style>
    <style:style style:name="P612" style:family="paragraph" style:parent-style-name="Text_20_body">
      <style:text-properties officeooo:rsid="069c3529" officeooo:paragraph-rsid="069c3529"/>
    </style:style>
    <style:style style:name="P613" style:family="paragraph" style:parent-style-name="Text_20_body">
      <style:text-properties officeooo:rsid="069d05b5" officeooo:paragraph-rsid="069e35a4"/>
    </style:style>
    <style:style style:name="P614" style:family="paragraph" style:parent-style-name="Text_20_body">
      <style:text-properties officeooo:rsid="069e35a4" officeooo:paragraph-rsid="069e35a4"/>
    </style:style>
    <style:style style:name="P615" style:family="paragraph" style:parent-style-name="Text_20_body">
      <style:text-properties officeooo:rsid="069f7c9e" officeooo:paragraph-rsid="069f7c9e"/>
    </style:style>
    <style:style style:name="P616" style:family="paragraph" style:parent-style-name="Text_20_body">
      <style:text-properties officeooo:rsid="069f7c9e" officeooo:paragraph-rsid="06a13bb5"/>
    </style:style>
    <style:style style:name="P617" style:family="paragraph" style:parent-style-name="Text_20_body">
      <style:text-properties officeooo:rsid="06a4a7ae" officeooo:paragraph-rsid="06a4a7ae"/>
    </style:style>
    <style:style style:name="P618" style:family="paragraph" style:parent-style-name="Text_20_body">
      <style:text-properties officeooo:rsid="06b11d58" officeooo:paragraph-rsid="06b11d58"/>
    </style:style>
    <style:style style:name="P619" style:family="paragraph" style:parent-style-name="Text_20_body">
      <style:text-properties officeooo:rsid="06b11d58" officeooo:paragraph-rsid="06b31628"/>
    </style:style>
    <style:style style:name="P620" style:family="paragraph" style:parent-style-name="Text_20_body">
      <style:text-properties officeooo:rsid="06c0320b" officeooo:paragraph-rsid="06c0320b"/>
    </style:style>
    <style:style style:name="P621" style:family="paragraph" style:parent-style-name="Text_20_body">
      <style:text-properties officeooo:rsid="06c0320b" officeooo:paragraph-rsid="06c18396"/>
    </style:style>
    <style:style style:name="P622" style:family="paragraph" style:parent-style-name="Text_20_body">
      <style:text-properties officeooo:rsid="06c21dff" officeooo:paragraph-rsid="06c21dff"/>
    </style:style>
    <style:style style:name="P623" style:family="paragraph" style:parent-style-name="Text_20_body">
      <style:text-properties officeooo:rsid="06cc13bd" officeooo:paragraph-rsid="06cc13bd"/>
    </style:style>
    <style:style style:name="P624" style:family="paragraph" style:parent-style-name="Text_20_body">
      <style:text-properties officeooo:rsid="06ce847b" officeooo:paragraph-rsid="06ce847b"/>
    </style:style>
    <style:style style:name="P625" style:family="paragraph" style:parent-style-name="Text_20_body">
      <style:text-properties officeooo:rsid="06ce847b" officeooo:paragraph-rsid="08ca4b8c"/>
    </style:style>
    <style:style style:name="P626" style:family="paragraph" style:parent-style-name="Text_20_body">
      <style:text-properties officeooo:rsid="06d245b8" officeooo:paragraph-rsid="06d9b6ec"/>
    </style:style>
    <style:style style:name="P627" style:family="paragraph" style:parent-style-name="Text_20_body">
      <style:text-properties officeooo:rsid="06d245b8" officeooo:paragraph-rsid="06da8a43"/>
    </style:style>
    <style:style style:name="P628" style:family="paragraph" style:parent-style-name="Text_20_body">
      <style:text-properties officeooo:paragraph-rsid="06d3423a"/>
    </style:style>
    <style:style style:name="P629" style:family="paragraph" style:parent-style-name="Text_20_body">
      <style:text-properties officeooo:rsid="02130e9d" officeooo:paragraph-rsid="06e3d190"/>
    </style:style>
    <style:style style:name="P630" style:family="paragraph" style:parent-style-name="Text_20_body">
      <style:text-properties officeooo:paragraph-rsid="06ea69ff"/>
    </style:style>
    <style:style style:name="P631" style:family="paragraph" style:parent-style-name="Text_20_body">
      <style:text-properties officeooo:rsid="06ea69ff" officeooo:paragraph-rsid="06ea69ff"/>
    </style:style>
    <style:style style:name="P632" style:family="paragraph" style:parent-style-name="Text_20_body">
      <style:text-properties officeooo:rsid="06ebab42" officeooo:paragraph-rsid="06ed9afe"/>
    </style:style>
    <style:style style:name="P633" style:family="paragraph" style:parent-style-name="Text_20_body">
      <style:text-properties officeooo:paragraph-rsid="06ed9afe"/>
    </style:style>
    <style:style style:name="P634" style:family="paragraph" style:parent-style-name="Text_20_body">
      <style:text-properties officeooo:paragraph-rsid="06f30668"/>
    </style:style>
    <style:style style:name="P635" style:family="paragraph" style:parent-style-name="Text_20_body">
      <style:text-properties officeooo:rsid="06f59c6a" officeooo:paragraph-rsid="06f59c6a"/>
    </style:style>
    <style:style style:name="P636" style:family="paragraph" style:parent-style-name="Text_20_body">
      <style:text-properties officeooo:paragraph-rsid="07009dd1"/>
    </style:style>
    <style:style style:name="P637" style:family="paragraph" style:parent-style-name="Text_20_body">
      <style:text-properties officeooo:rsid="07009dd1" officeooo:paragraph-rsid="07009dd1"/>
    </style:style>
    <style:style style:name="P638" style:family="paragraph" style:parent-style-name="Text_20_body">
      <style:text-properties officeooo:paragraph-rsid="02070bcb"/>
    </style:style>
    <style:style style:name="P639" style:family="paragraph" style:parent-style-name="Text_20_body">
      <style:text-properties officeooo:rsid="0701bf41" officeooo:paragraph-rsid="0701bf41"/>
    </style:style>
    <style:style style:name="P640" style:family="paragraph" style:parent-style-name="Text_20_body">
      <style:text-properties officeooo:rsid="0701bf41" officeooo:paragraph-rsid="08c8818a"/>
    </style:style>
    <style:style style:name="P641" style:family="paragraph" style:parent-style-name="Text_20_body">
      <style:text-properties officeooo:paragraph-rsid="0701bf41"/>
    </style:style>
    <style:style style:name="P642" style:family="paragraph" style:parent-style-name="Text_20_body">
      <style:text-properties officeooo:rsid="06f6945b" officeooo:paragraph-rsid="0701bf41"/>
    </style:style>
    <style:style style:name="P643" style:family="paragraph" style:parent-style-name="Text_20_body">
      <style:text-properties officeooo:rsid="06f87c28" officeooo:paragraph-rsid="0701bf41"/>
    </style:style>
    <style:style style:name="P644" style:family="paragraph" style:parent-style-name="Text_20_body">
      <style:text-properties officeooo:rsid="06fb9c01" officeooo:paragraph-rsid="0701bf41"/>
    </style:style>
    <style:style style:name="P645" style:family="paragraph" style:parent-style-name="Text_20_body">
      <style:text-properties officeooo:rsid="06fcf723" officeooo:paragraph-rsid="0701bf41"/>
    </style:style>
    <style:style style:name="P646" style:family="paragraph" style:parent-style-name="Text_20_body">
      <style:text-properties officeooo:paragraph-rsid="0703ce91"/>
    </style:style>
    <style:style style:name="P647" style:family="paragraph" style:parent-style-name="Text_20_body">
      <style:text-properties officeooo:rsid="0703ce91" officeooo:paragraph-rsid="0703ce91"/>
    </style:style>
    <style:style style:name="P648" style:family="paragraph" style:parent-style-name="Text_20_body">
      <style:text-properties officeooo:paragraph-rsid="0705f92e"/>
    </style:style>
    <style:style style:name="P649" style:family="paragraph" style:parent-style-name="Text_20_body">
      <style:text-properties officeooo:rsid="0705f92e" officeooo:paragraph-rsid="0705f92e"/>
    </style:style>
    <style:style style:name="P650" style:family="paragraph" style:parent-style-name="Text_20_body">
      <style:text-properties officeooo:paragraph-rsid="07073a79"/>
    </style:style>
    <style:style style:name="P651" style:family="paragraph" style:parent-style-name="Text_20_body">
      <style:text-properties officeooo:rsid="070ed170" officeooo:paragraph-rsid="070ed170"/>
    </style:style>
    <style:style style:name="P652" style:family="paragraph" style:parent-style-name="Text_20_body">
      <style:text-properties officeooo:rsid="070ed170" officeooo:paragraph-rsid="088d2eb5"/>
    </style:style>
    <style:style style:name="P653" style:family="paragraph" style:parent-style-name="Text_20_body">
      <style:text-properties officeooo:rsid="070ed170" officeooo:paragraph-rsid="09233124"/>
    </style:style>
    <style:style style:name="P654" style:family="paragraph" style:parent-style-name="Text_20_body">
      <style:text-properties officeooo:rsid="070ed170" officeooo:paragraph-rsid="0aa36060"/>
    </style:style>
    <style:style style:name="P655" style:family="paragraph" style:parent-style-name="Text_20_body">
      <style:text-properties officeooo:rsid="070fd3c7" officeooo:paragraph-rsid="070fd3c7"/>
    </style:style>
    <style:style style:name="P656" style:family="paragraph" style:parent-style-name="Text_20_body">
      <style:text-properties officeooo:rsid="0710f077" officeooo:paragraph-rsid="0710f077"/>
    </style:style>
    <style:style style:name="P657" style:family="paragraph" style:parent-style-name="Text_20_body">
      <style:text-properties officeooo:paragraph-rsid="0713001d"/>
    </style:style>
    <style:style style:name="P658" style:family="paragraph" style:parent-style-name="Text_20_body">
      <style:text-properties officeooo:rsid="0432f722" officeooo:paragraph-rsid="071d5004"/>
    </style:style>
    <style:style style:name="P659" style:family="paragraph" style:parent-style-name="Text_20_body">
      <style:text-properties officeooo:rsid="0248e656" officeooo:paragraph-rsid="0248e656"/>
    </style:style>
    <style:style style:name="P660" style:family="paragraph" style:parent-style-name="Text_20_body">
      <style:text-properties officeooo:rsid="0727062a" officeooo:paragraph-rsid="0727062a"/>
    </style:style>
    <style:style style:name="P661" style:family="paragraph" style:parent-style-name="Text_20_body">
      <style:text-properties officeooo:rsid="0451056e" officeooo:paragraph-rsid="0735855b"/>
    </style:style>
    <style:style style:name="P662" style:family="paragraph" style:parent-style-name="Text_20_body">
      <style:text-properties officeooo:paragraph-rsid="07377cc7"/>
    </style:style>
    <style:style style:name="P663" style:family="paragraph" style:parent-style-name="Text_20_body">
      <style:text-properties officeooo:paragraph-rsid="0737e0ea"/>
    </style:style>
    <style:style style:name="P664" style:family="paragraph" style:parent-style-name="Text_20_body">
      <style:text-properties officeooo:rsid="07388be4" officeooo:paragraph-rsid="07388be4"/>
    </style:style>
    <style:style style:name="P665" style:family="paragraph" style:parent-style-name="Text_20_body">
      <style:text-properties officeooo:paragraph-rsid="07388be4"/>
    </style:style>
    <style:style style:name="P666" style:family="paragraph" style:parent-style-name="Text_20_body">
      <style:text-properties officeooo:rsid="029dde7b" officeooo:paragraph-rsid="073f33d8"/>
    </style:style>
    <style:style style:name="P667" style:family="paragraph" style:parent-style-name="Text_20_body">
      <style:text-properties officeooo:rsid="045a4e49" officeooo:paragraph-rsid="045a4e49"/>
    </style:style>
    <style:style style:name="P668" style:family="paragraph" style:parent-style-name="Text_20_body">
      <style:text-properties officeooo:rsid="0741b5a1" officeooo:paragraph-rsid="0741b5a1"/>
    </style:style>
    <style:style style:name="P669" style:family="paragraph" style:parent-style-name="Text_20_body">
      <style:text-properties officeooo:rsid="0746d13a" officeooo:paragraph-rsid="0746d13a"/>
    </style:style>
    <style:style style:name="P670" style:family="paragraph" style:parent-style-name="Text_20_body">
      <style:text-properties officeooo:rsid="0746d13a" officeooo:paragraph-rsid="0769288a"/>
    </style:style>
    <style:style style:name="P671" style:family="paragraph" style:parent-style-name="Text_20_body">
      <style:text-properties officeooo:rsid="0463367a" officeooo:paragraph-rsid="074927d5"/>
    </style:style>
    <style:style style:name="P672" style:family="paragraph" style:parent-style-name="Text_20_body">
      <style:text-properties officeooo:rsid="07482af6" officeooo:paragraph-rsid="07482af6"/>
    </style:style>
    <style:style style:name="P673" style:family="paragraph" style:parent-style-name="Text_20_body">
      <style:text-properties officeooo:rsid="074a41a0" officeooo:paragraph-rsid="074a41a0"/>
    </style:style>
    <style:style style:name="P674" style:family="paragraph" style:parent-style-name="Text_20_body">
      <style:text-properties officeooo:paragraph-rsid="03fe1a9f"/>
    </style:style>
    <style:style style:name="P675" style:family="paragraph" style:parent-style-name="Text_20_body">
      <style:text-properties officeooo:paragraph-rsid="074cf20e"/>
    </style:style>
    <style:style style:name="P676" style:family="paragraph" style:parent-style-name="Text_20_body">
      <style:text-properties officeooo:rsid="074cf20e" officeooo:paragraph-rsid="074cf20e"/>
    </style:style>
    <style:style style:name="P677" style:family="paragraph" style:parent-style-name="Text_20_body">
      <style:text-properties officeooo:rsid="074d1071" officeooo:paragraph-rsid="074d1071"/>
    </style:style>
    <style:style style:name="P678" style:family="paragraph" style:parent-style-name="Text_20_body">
      <style:text-properties officeooo:rsid="046aba04" officeooo:paragraph-rsid="05bac8fb"/>
    </style:style>
    <style:style style:name="P679" style:family="paragraph" style:parent-style-name="Text_20_body">
      <style:text-properties officeooo:rsid="046aba04" officeooo:paragraph-rsid="046aba04"/>
    </style:style>
    <style:style style:name="P680" style:family="paragraph" style:parent-style-name="Text_20_body">
      <style:text-properties officeooo:rsid="046aba04" officeooo:paragraph-rsid="0a93443d"/>
    </style:style>
    <style:style style:name="P681" style:family="paragraph" style:parent-style-name="Text_20_body">
      <style:text-properties officeooo:rsid="075f276d" officeooo:paragraph-rsid="0769288a"/>
    </style:style>
    <style:style style:name="P682" style:family="paragraph" style:parent-style-name="Text_20_body">
      <style:text-properties officeooo:rsid="0761caa5" officeooo:paragraph-rsid="0761caa5"/>
    </style:style>
    <style:style style:name="P683" style:family="paragraph" style:parent-style-name="Text_20_body">
      <style:text-properties officeooo:rsid="02b266c4" officeooo:paragraph-rsid="02b266c4"/>
    </style:style>
    <style:style style:name="P684" style:family="paragraph" style:parent-style-name="Text_20_body">
      <style:text-properties officeooo:rsid="02b266c4" officeooo:paragraph-rsid="076cb573"/>
    </style:style>
    <style:style style:name="P685" style:family="paragraph" style:parent-style-name="Text_20_body">
      <style:text-properties officeooo:rsid="0769288a" officeooo:paragraph-rsid="0769288a"/>
    </style:style>
    <style:style style:name="P686" style:family="paragraph" style:parent-style-name="Text_20_body">
      <style:text-properties officeooo:rsid="076cb573" officeooo:paragraph-rsid="076cb573"/>
    </style:style>
    <style:style style:name="P687" style:family="paragraph" style:parent-style-name="Text_20_body">
      <style:text-properties officeooo:rsid="076dbf39" officeooo:paragraph-rsid="076dbf39"/>
    </style:style>
    <style:style style:name="P688" style:family="paragraph" style:parent-style-name="Text_20_body">
      <style:text-properties officeooo:rsid="07710a04" officeooo:paragraph-rsid="0771bbb8"/>
    </style:style>
    <style:style style:name="P689" style:family="paragraph" style:parent-style-name="Text_20_body">
      <style:text-properties officeooo:rsid="0771bbb8" officeooo:paragraph-rsid="0771bbb8"/>
    </style:style>
    <style:style style:name="P690" style:family="paragraph" style:parent-style-name="Text_20_body">
      <style:text-properties officeooo:paragraph-rsid="07738a9c"/>
    </style:style>
    <style:style style:name="P691" style:family="paragraph" style:parent-style-name="Text_20_body">
      <style:text-properties officeooo:rsid="077679f0" officeooo:paragraph-rsid="077679f0"/>
    </style:style>
    <style:style style:name="P692" style:family="paragraph" style:parent-style-name="Text_20_body">
      <style:text-properties officeooo:rsid="077679f0" officeooo:paragraph-rsid="07773539"/>
    </style:style>
    <style:style style:name="P693" style:family="paragraph" style:parent-style-name="Text_20_body">
      <style:text-properties officeooo:rsid="077679f0" officeooo:paragraph-rsid="077abc97"/>
    </style:style>
    <style:style style:name="P694" style:family="paragraph" style:parent-style-name="Text_20_body">
      <style:text-properties officeooo:rsid="077679f0" officeooo:paragraph-rsid="0a71a67e"/>
    </style:style>
    <style:style style:name="P695" style:family="paragraph" style:parent-style-name="Text_20_body">
      <style:text-properties officeooo:paragraph-rsid="077679f0"/>
    </style:style>
    <style:style style:name="P696" style:family="paragraph" style:parent-style-name="Text_20_body">
      <style:text-properties officeooo:paragraph-rsid="07773539"/>
    </style:style>
    <style:style style:name="P697" style:family="paragraph" style:parent-style-name="Text_20_body">
      <style:text-properties officeooo:rsid="077ed3ff" officeooo:paragraph-rsid="077ed3ff"/>
    </style:style>
    <style:style style:name="P698" style:family="paragraph" style:parent-style-name="Text_20_body">
      <style:text-properties officeooo:paragraph-rsid="078109a5"/>
    </style:style>
    <style:style style:name="P699" style:family="paragraph" style:parent-style-name="Text_20_body">
      <style:text-properties officeooo:paragraph-rsid="02d16376"/>
    </style:style>
    <style:style style:name="P700" style:family="paragraph" style:parent-style-name="Text_20_body">
      <style:text-properties officeooo:rsid="0784035a" officeooo:paragraph-rsid="0784035a"/>
    </style:style>
    <style:style style:name="P701" style:family="paragraph" style:parent-style-name="Text_20_body">
      <style:text-properties officeooo:paragraph-rsid="078544ba"/>
    </style:style>
    <style:style style:name="P702" style:family="paragraph" style:parent-style-name="Text_20_body">
      <style:text-properties officeooo:paragraph-rsid="0788f10e"/>
    </style:style>
    <style:style style:name="P703" style:family="paragraph" style:parent-style-name="Text_20_body">
      <style:text-properties officeooo:paragraph-rsid="0789c61d"/>
    </style:style>
    <style:style style:name="P704" style:family="paragraph" style:parent-style-name="Text_20_body">
      <style:text-properties officeooo:rsid="078b203c" officeooo:paragraph-rsid="078b203c"/>
    </style:style>
    <style:style style:name="P705" style:family="paragraph" style:parent-style-name="Text_20_body">
      <style:text-properties officeooo:rsid="02d2280e" officeooo:paragraph-rsid="02d2280e"/>
    </style:style>
    <style:style style:name="P706" style:family="paragraph" style:parent-style-name="Text_20_body">
      <style:text-properties officeooo:paragraph-rsid="078ecf36"/>
    </style:style>
    <style:style style:name="P707" style:family="paragraph" style:parent-style-name="Text_20_body">
      <style:text-properties officeooo:rsid="02e06feb" officeooo:paragraph-rsid="0795a1c6"/>
    </style:style>
    <style:style style:name="P708" style:family="paragraph" style:parent-style-name="Text_20_body">
      <style:text-properties officeooo:rsid="02e7bb8d" officeooo:paragraph-rsid="079e53f6"/>
    </style:style>
    <style:style style:name="P709" style:family="paragraph" style:parent-style-name="Text_20_body">
      <style:text-properties officeooo:paragraph-rsid="07ad19d4"/>
    </style:style>
    <style:style style:name="P710" style:family="paragraph" style:parent-style-name="Text_20_body">
      <style:text-properties officeooo:paragraph-rsid="07af6216"/>
    </style:style>
    <style:style style:name="P711" style:family="paragraph" style:parent-style-name="Text_20_body">
      <style:text-properties officeooo:rsid="07b07578" officeooo:paragraph-rsid="07b07578"/>
    </style:style>
    <style:style style:name="P712" style:family="paragraph" style:parent-style-name="Text_20_body">
      <style:text-properties officeooo:paragraph-rsid="0327199b"/>
    </style:style>
    <style:style style:name="P713" style:family="paragraph" style:parent-style-name="Text_20_body">
      <style:text-properties officeooo:paragraph-rsid="07b8bf91"/>
    </style:style>
    <style:style style:name="P714" style:family="paragraph" style:parent-style-name="Text_20_body">
      <style:text-properties officeooo:paragraph-rsid="03332c0d"/>
    </style:style>
    <style:style style:name="P715" style:family="paragraph" style:parent-style-name="Text_20_body">
      <style:text-properties officeooo:paragraph-rsid="07b98d38"/>
    </style:style>
    <style:style style:name="P716" style:family="paragraph" style:parent-style-name="Text_20_body">
      <style:text-properties officeooo:rsid="07b98d38" officeooo:paragraph-rsid="07b98d38"/>
    </style:style>
    <style:style style:name="P717" style:family="paragraph" style:parent-style-name="Text_20_body">
      <style:text-properties officeooo:paragraph-rsid="0334ad47"/>
    </style:style>
    <style:style style:name="P718" style:family="paragraph" style:parent-style-name="Text_20_body">
      <style:text-properties officeooo:paragraph-rsid="07b9e4fc"/>
    </style:style>
    <style:style style:name="P719" style:family="paragraph" style:parent-style-name="Text_20_body">
      <style:text-properties officeooo:rsid="07b9e4fc" officeooo:paragraph-rsid="07b9e4fc"/>
    </style:style>
    <style:style style:name="P720" style:family="paragraph" style:parent-style-name="Text_20_body">
      <style:text-properties officeooo:rsid="07b9e4fc" officeooo:paragraph-rsid="0a7b46a4"/>
    </style:style>
    <style:style style:name="P721" style:family="paragraph" style:parent-style-name="Text_20_body">
      <style:text-properties officeooo:paragraph-rsid="07be6f60"/>
    </style:style>
    <style:style style:name="P722" style:family="paragraph" style:parent-style-name="Text_20_body">
      <style:text-properties officeooo:paragraph-rsid="07bfb09a"/>
    </style:style>
    <style:style style:name="P723" style:family="paragraph" style:parent-style-name="Text_20_body">
      <style:text-properties officeooo:rsid="034c152e" officeooo:paragraph-rsid="07c8013e"/>
    </style:style>
    <style:style style:name="P724" style:family="paragraph" style:parent-style-name="Text_20_body">
      <style:text-properties officeooo:rsid="07c95395" officeooo:paragraph-rsid="07c95395"/>
    </style:style>
    <style:style style:name="P725" style:family="paragraph" style:parent-style-name="Text_20_body">
      <style:text-properties officeooo:rsid="07c95395" officeooo:paragraph-rsid="07cc3f10"/>
    </style:style>
    <style:style style:name="P726" style:family="paragraph" style:parent-style-name="Text_20_body">
      <style:text-properties officeooo:rsid="07c95395" officeooo:paragraph-rsid="07d178d9"/>
    </style:style>
    <style:style style:name="P727" style:family="paragraph" style:parent-style-name="Text_20_body">
      <style:text-properties officeooo:rsid="07c95395" officeooo:paragraph-rsid="08d4265e"/>
    </style:style>
    <style:style style:name="P728" style:family="paragraph" style:parent-style-name="Text_20_body">
      <style:text-properties officeooo:rsid="07c95395" officeooo:paragraph-rsid="08d7e1f8"/>
    </style:style>
    <style:style style:name="P729" style:family="paragraph" style:parent-style-name="Text_20_body">
      <style:text-properties officeooo:paragraph-rsid="07c95395"/>
    </style:style>
    <style:style style:name="P730" style:family="paragraph" style:parent-style-name="Text_20_body">
      <style:text-properties officeooo:rsid="07d178d9" officeooo:paragraph-rsid="07d178d9"/>
    </style:style>
    <style:style style:name="P731" style:family="paragraph" style:parent-style-name="Text_20_body">
      <style:text-properties officeooo:rsid="07d37310" officeooo:paragraph-rsid="07d4a739"/>
    </style:style>
    <style:style style:name="P732" style:family="paragraph" style:parent-style-name="Text_20_body">
      <style:text-properties officeooo:rsid="07d37310" officeooo:paragraph-rsid="07d37310"/>
    </style:style>
    <style:style style:name="P733" style:family="paragraph" style:parent-style-name="Text_20_body">
      <style:text-properties officeooo:rsid="07d4a739" officeooo:paragraph-rsid="07d4a739"/>
    </style:style>
    <style:style style:name="P734" style:family="paragraph" style:parent-style-name="Text_20_body">
      <style:text-properties officeooo:rsid="07d4a739" officeooo:paragraph-rsid="08dafc9c"/>
    </style:style>
    <style:style style:name="P735" style:family="paragraph" style:parent-style-name="Text_20_body">
      <style:text-properties officeooo:rsid="07d4a739" officeooo:paragraph-rsid="0abc45ad"/>
    </style:style>
    <style:style style:name="P736" style:family="paragraph" style:parent-style-name="Text_20_body">
      <style:text-properties officeooo:rsid="07d89cd7" officeooo:paragraph-rsid="07da90ea"/>
    </style:style>
    <style:style style:name="P737" style:family="paragraph" style:parent-style-name="Text_20_body">
      <style:text-properties officeooo:rsid="07d89cd7" officeooo:paragraph-rsid="08deb613"/>
    </style:style>
    <style:style style:name="P738" style:family="paragraph" style:parent-style-name="Text_20_body">
      <style:text-properties officeooo:rsid="07d89cd7" officeooo:paragraph-rsid="0abc45ad"/>
    </style:style>
    <style:style style:name="P739" style:family="paragraph" style:parent-style-name="Text_20_body">
      <style:text-properties officeooo:rsid="07da90ea" officeooo:paragraph-rsid="07da90ea"/>
    </style:style>
    <style:style style:name="P740" style:family="paragraph" style:parent-style-name="Text_20_body">
      <style:text-properties officeooo:rsid="07da90ea" officeooo:paragraph-rsid="0aa71654"/>
    </style:style>
    <style:style style:name="P741" style:family="paragraph" style:parent-style-name="Text_20_body">
      <style:text-properties officeooo:rsid="07db3e29" officeooo:paragraph-rsid="07db3e29"/>
    </style:style>
    <style:style style:name="P742" style:family="paragraph" style:parent-style-name="Text_20_body">
      <style:text-properties officeooo:paragraph-rsid="038cf8dd"/>
    </style:style>
    <style:style style:name="P743" style:family="paragraph" style:parent-style-name="Text_20_body">
      <style:text-properties officeooo:rsid="07dd353b" officeooo:paragraph-rsid="07dd353b"/>
    </style:style>
    <style:style style:name="P744" style:family="paragraph" style:parent-style-name="Text_20_body">
      <style:text-properties officeooo:paragraph-rsid="07e1a156"/>
    </style:style>
    <style:style style:name="P745" style:family="paragraph" style:parent-style-name="Text_20_body">
      <style:text-properties officeooo:paragraph-rsid="07e65f7e"/>
    </style:style>
    <style:style style:name="P746" style:family="paragraph" style:parent-style-name="Text_20_body">
      <style:text-properties officeooo:paragraph-rsid="07e7ad51"/>
    </style:style>
    <style:style style:name="P747" style:family="paragraph" style:parent-style-name="Text_20_body">
      <style:text-properties officeooo:rsid="07e99590" officeooo:paragraph-rsid="07e99590"/>
    </style:style>
    <style:style style:name="P748" style:family="paragraph" style:parent-style-name="Text_20_body">
      <style:text-properties officeooo:rsid="039411cc" officeooo:paragraph-rsid="0395e2db"/>
    </style:style>
    <style:style style:name="P749" style:family="paragraph" style:parent-style-name="Text_20_body">
      <style:text-properties officeooo:rsid="07ead141" officeooo:paragraph-rsid="07ead141"/>
    </style:style>
    <style:style style:name="P750" style:family="paragraph" style:parent-style-name="Text_20_body">
      <style:text-properties officeooo:paragraph-rsid="07f18aaa"/>
    </style:style>
    <style:style style:name="P751" style:family="paragraph" style:parent-style-name="Text_20_body">
      <style:text-properties officeooo:rsid="07f18aaa" officeooo:paragraph-rsid="07f18aaa"/>
    </style:style>
    <style:style style:name="P752" style:family="paragraph" style:parent-style-name="Text_20_body">
      <style:text-properties officeooo:rsid="07f25c12" officeooo:paragraph-rsid="07f25c12"/>
    </style:style>
    <style:style style:name="P753" style:family="paragraph" style:parent-style-name="Text_20_body">
      <style:text-properties officeooo:rsid="0727ad26" officeooo:paragraph-rsid="0727ad26"/>
    </style:style>
    <style:style style:name="P754" style:family="paragraph" style:parent-style-name="Text_20_body">
      <style:text-properties officeooo:rsid="04599ec5" officeooo:paragraph-rsid="04599ec5"/>
    </style:style>
    <style:style style:name="P755" style:family="paragraph" style:parent-style-name="Text_20_body">
      <style:text-properties officeooo:rsid="073fe014" officeooo:paragraph-rsid="073fe014"/>
    </style:style>
    <style:style style:name="P756" style:family="paragraph" style:parent-style-name="Text_20_body">
      <style:text-properties officeooo:rsid="075bbaa4" officeooo:paragraph-rsid="0769288a"/>
    </style:style>
    <style:style style:name="P757" style:family="paragraph" style:parent-style-name="Text_20_body">
      <style:text-properties officeooo:rsid="079fcc44" officeooo:paragraph-rsid="079fcc44"/>
    </style:style>
    <style:style style:name="P758" style:family="paragraph" style:parent-style-name="Text_20_body">
      <style:text-properties officeooo:rsid="07b0e9b4" officeooo:paragraph-rsid="07b0e9b4"/>
    </style:style>
    <style:style style:name="P759" style:family="paragraph" style:parent-style-name="Text_20_body">
      <style:text-properties officeooo:rsid="046e9387" officeooo:paragraph-rsid="07bfb09a"/>
    </style:style>
    <style:style style:name="P760" style:family="paragraph" style:parent-style-name="Text_20_body">
      <style:text-properties officeooo:rsid="07c31c40" officeooo:paragraph-rsid="07c31c40"/>
    </style:style>
    <style:style style:name="P761" style:family="paragraph" style:parent-style-name="Text_20_body">
      <style:text-properties officeooo:rsid="07cc3f10" officeooo:paragraph-rsid="07cc3f10"/>
    </style:style>
    <style:style style:name="P762" style:family="paragraph" style:parent-style-name="Text_20_body">
      <style:text-properties officeooo:rsid="07fa6b3c" officeooo:paragraph-rsid="07fa6b3c"/>
    </style:style>
    <style:style style:name="P763" style:family="paragraph" style:parent-style-name="Text_20_body">
      <style:text-properties officeooo:rsid="07fa6b3c" officeooo:paragraph-rsid="07fc0775"/>
    </style:style>
    <style:style style:name="P764" style:family="paragraph" style:parent-style-name="Text_20_body">
      <style:text-properties officeooo:rsid="07fa6b3c" officeooo:paragraph-rsid="0914a1a7"/>
    </style:style>
    <style:style style:name="P765" style:family="paragraph" style:parent-style-name="Text_20_body">
      <style:text-properties officeooo:rsid="03ab5aa5" officeooo:paragraph-rsid="081208b6"/>
    </style:style>
    <style:style style:name="P766" style:family="paragraph" style:parent-style-name="Text_20_body">
      <style:text-properties officeooo:rsid="03ab5aa5" officeooo:paragraph-rsid="081390ec"/>
    </style:style>
    <style:style style:name="P767" style:family="paragraph" style:parent-style-name="Text_20_body">
      <style:text-properties officeooo:rsid="03ab5aa5" officeooo:paragraph-rsid="0816cdc0"/>
    </style:style>
    <style:style style:name="P768" style:family="paragraph" style:parent-style-name="Text_20_body">
      <style:text-properties officeooo:rsid="03ab5aa5" officeooo:paragraph-rsid="0818dfa9"/>
    </style:style>
    <style:style style:name="P769" style:family="paragraph" style:parent-style-name="Text_20_body">
      <style:text-properties officeooo:rsid="03ab5aa5" officeooo:paragraph-rsid="081db417"/>
    </style:style>
    <style:style style:name="P770" style:family="paragraph" style:parent-style-name="Text_20_body">
      <style:text-properties officeooo:rsid="03ab5aa5" officeooo:paragraph-rsid="081edcd5"/>
    </style:style>
    <style:style style:name="P771" style:family="paragraph" style:parent-style-name="Text_20_body">
      <style:text-properties officeooo:rsid="03ab5aa5" officeooo:paragraph-rsid="081f67a3"/>
    </style:style>
    <style:style style:name="P772" style:family="paragraph" style:parent-style-name="Text_20_body">
      <style:text-properties officeooo:rsid="03ab5aa5" officeooo:paragraph-rsid="08216376"/>
    </style:style>
    <style:style style:name="P773" style:family="paragraph" style:parent-style-name="Text_20_body">
      <style:text-properties officeooo:rsid="03ab5aa5" officeooo:paragraph-rsid="08224eb7"/>
    </style:style>
    <style:style style:name="P774" style:family="paragraph" style:parent-style-name="Text_20_body">
      <style:text-properties officeooo:rsid="080b7133" officeooo:paragraph-rsid="080f88d9"/>
    </style:style>
    <style:style style:name="P775" style:family="paragraph" style:parent-style-name="Text_20_body">
      <style:text-properties officeooo:rsid="080b7133" officeooo:paragraph-rsid="09296d5a"/>
    </style:style>
    <style:style style:name="P776" style:family="paragraph" style:parent-style-name="Text_20_body">
      <style:text-properties officeooo:rsid="080b7133" officeooo:paragraph-rsid="080b7133"/>
    </style:style>
    <style:style style:name="P777" style:family="paragraph" style:parent-style-name="Text_20_body">
      <style:text-properties officeooo:rsid="081208b6" officeooo:paragraph-rsid="081208b6"/>
    </style:style>
    <style:style style:name="P778" style:family="paragraph" style:parent-style-name="Text_20_body">
      <style:text-properties officeooo:rsid="03b2ed41" officeooo:paragraph-rsid="08224eb7"/>
    </style:style>
    <style:style style:name="P779" style:family="paragraph" style:parent-style-name="Text_20_body">
      <style:text-properties officeooo:rsid="03b2ed41" officeooo:paragraph-rsid="0822e8bb"/>
    </style:style>
    <style:style style:name="P780" style:family="paragraph" style:parent-style-name="Text_20_body">
      <style:text-properties officeooo:rsid="08224eb7" officeooo:paragraph-rsid="08224eb7"/>
    </style:style>
    <style:style style:name="P781" style:family="paragraph" style:parent-style-name="Text_20_body">
      <style:text-properties officeooo:rsid="08232c51" officeooo:paragraph-rsid="08232c51"/>
    </style:style>
    <style:style style:name="P782" style:family="paragraph" style:parent-style-name="Text_20_body">
      <style:text-properties officeooo:rsid="08250bc5" officeooo:paragraph-rsid="08250bc5"/>
    </style:style>
    <style:style style:name="P783" style:family="paragraph" style:parent-style-name="Text_20_body">
      <style:text-properties officeooo:rsid="0424c594" officeooo:paragraph-rsid="0424c594"/>
    </style:style>
    <style:style style:name="P784" style:family="paragraph" style:parent-style-name="Text_20_body">
      <style:text-properties officeooo:rsid="0424c594" officeooo:paragraph-rsid="093c6262"/>
    </style:style>
    <style:style style:name="P785" style:family="paragraph" style:parent-style-name="Text_20_body">
      <style:text-properties officeooo:rsid="082a8151" officeooo:paragraph-rsid="082a8151"/>
    </style:style>
    <style:style style:name="P786" style:family="paragraph" style:parent-style-name="Text_20_body">
      <style:text-properties officeooo:rsid="04eddb90" officeooo:paragraph-rsid="04eddb90"/>
    </style:style>
    <style:style style:name="P787" style:family="paragraph" style:parent-style-name="Text_20_body">
      <style:text-properties officeooo:rsid="082b8f52" officeooo:paragraph-rsid="082b8f52"/>
    </style:style>
    <style:style style:name="P788" style:family="paragraph" style:parent-style-name="Text_20_body">
      <style:text-properties officeooo:rsid="0807c51a" officeooo:paragraph-rsid="0807c51a"/>
    </style:style>
    <style:style style:name="P789" style:family="paragraph" style:parent-style-name="Text_20_body">
      <style:text-properties officeooo:rsid="081f67a3" officeooo:paragraph-rsid="081f67a3"/>
    </style:style>
    <style:style style:name="P790" style:family="paragraph" style:parent-style-name="Text_20_body">
      <style:text-properties officeooo:rsid="0822e8bb" officeooo:paragraph-rsid="0822e8bb"/>
    </style:style>
    <style:style style:name="P791" style:family="paragraph" style:parent-style-name="Text_20_body">
      <style:text-properties officeooo:rsid="0420f1cf" officeooo:paragraph-rsid="0830afb1"/>
    </style:style>
    <style:style style:name="P792" style:family="paragraph" style:parent-style-name="Text_20_body">
      <style:text-properties officeooo:rsid="0420f1cf" officeooo:paragraph-rsid="0938df54"/>
    </style:style>
    <style:style style:name="P793" style:family="paragraph" style:parent-style-name="Text_20_body">
      <style:text-properties officeooo:rsid="0420f1cf" officeooo:paragraph-rsid="0939252a"/>
    </style:style>
    <style:style style:name="P794" style:family="paragraph" style:parent-style-name="Text_20_body">
      <style:text-properties officeooo:rsid="042481fb" officeooo:paragraph-rsid="0830afb1"/>
    </style:style>
    <style:style style:name="P795" style:family="paragraph" style:parent-style-name="Text_20_body">
      <style:text-properties officeooo:rsid="042481fb" officeooo:paragraph-rsid="0939252a"/>
    </style:style>
    <style:style style:name="P796" style:family="paragraph" style:parent-style-name="Text_20_body">
      <style:text-properties officeooo:rsid="0422d51b" officeooo:paragraph-rsid="0830afb1"/>
    </style:style>
    <style:style style:name="P797" style:family="paragraph" style:parent-style-name="Text_20_body">
      <style:text-properties officeooo:rsid="0830afb1" officeooo:paragraph-rsid="0830afb1"/>
    </style:style>
    <style:style style:name="P798" style:family="paragraph" style:parent-style-name="Text_20_body">
      <style:text-properties officeooo:rsid="083426b3" officeooo:paragraph-rsid="083426b3"/>
    </style:style>
    <style:style style:name="P799" style:family="paragraph" style:parent-style-name="Text_20_body">
      <style:text-properties officeooo:rsid="083426b3" officeooo:paragraph-rsid="083493ad"/>
    </style:style>
    <style:style style:name="P800" style:family="paragraph" style:parent-style-name="Text_20_body">
      <style:text-properties officeooo:rsid="083493ad" officeooo:paragraph-rsid="08354489"/>
    </style:style>
    <style:style style:name="P801" style:family="paragraph" style:parent-style-name="Text_20_body">
      <style:text-properties officeooo:rsid="083493ad" officeooo:paragraph-rsid="0838b600"/>
    </style:style>
    <style:style style:name="P802" style:family="paragraph" style:parent-style-name="Text_20_body">
      <style:text-properties officeooo:rsid="08354489" officeooo:paragraph-rsid="08354489"/>
    </style:style>
    <style:style style:name="P803" style:family="paragraph" style:parent-style-name="Text_20_body">
      <style:text-properties officeooo:rsid="08354489" officeooo:paragraph-rsid="0838b600"/>
    </style:style>
    <style:style style:name="P804" style:family="paragraph" style:parent-style-name="Text_20_body">
      <style:text-properties officeooo:rsid="0836b487" officeooo:paragraph-rsid="0838b600"/>
    </style:style>
    <style:style style:name="P805" style:family="paragraph" style:parent-style-name="Text_20_body">
      <style:text-properties officeooo:rsid="041e9a68" officeooo:paragraph-rsid="0839db3e"/>
    </style:style>
    <style:style style:name="P806" style:family="paragraph" style:parent-style-name="Text_20_body">
      <style:text-properties officeooo:rsid="08272939" officeooo:paragraph-rsid="041e9a68"/>
    </style:style>
    <style:style style:name="P807" style:family="paragraph" style:parent-style-name="Text_20_body">
      <style:text-properties officeooo:rsid="083dd392" officeooo:paragraph-rsid="083dd392"/>
    </style:style>
    <style:style style:name="P808" style:family="paragraph" style:parent-style-name="Text_20_body">
      <style:text-properties officeooo:rsid="083dd392" officeooo:paragraph-rsid="083e060f"/>
    </style:style>
    <style:style style:name="P809" style:family="paragraph" style:parent-style-name="Text_20_body">
      <style:text-properties officeooo:rsid="083e060f" officeooo:paragraph-rsid="083e060f"/>
    </style:style>
    <style:style style:name="P810" style:family="paragraph" style:parent-style-name="Text_20_body">
      <style:text-properties officeooo:rsid="083e060f" officeooo:paragraph-rsid="083f2732"/>
    </style:style>
    <style:style style:name="P811" style:family="paragraph" style:parent-style-name="Text_20_body">
      <style:text-properties officeooo:rsid="08433c7c" officeooo:paragraph-rsid="08433c7c"/>
    </style:style>
    <style:style style:name="P812" style:family="paragraph" style:parent-style-name="Text_20_body">
      <style:text-properties officeooo:rsid="08433c7c" officeooo:paragraph-rsid="0843413b"/>
    </style:style>
    <style:style style:name="P813" style:family="paragraph" style:parent-style-name="Text_20_body">
      <style:text-properties officeooo:rsid="0845c425" officeooo:paragraph-rsid="0845c425"/>
    </style:style>
    <style:style style:name="P814" style:family="paragraph" style:parent-style-name="Text_20_body">
      <style:text-properties officeooo:rsid="084cd508" officeooo:paragraph-rsid="084cd508"/>
    </style:style>
    <style:style style:name="P815" style:family="paragraph" style:parent-style-name="Text_20_body">
      <style:text-properties officeooo:rsid="084ce7db" officeooo:paragraph-rsid="084ce7db"/>
    </style:style>
    <style:style style:name="P816" style:family="paragraph" style:parent-style-name="Text_20_body">
      <style:text-properties officeooo:rsid="084ce7db" officeooo:paragraph-rsid="085d8f9c"/>
    </style:style>
    <style:style style:name="P817" style:family="paragraph" style:parent-style-name="Text_20_body">
      <style:text-properties officeooo:rsid="0838b600" officeooo:paragraph-rsid="0838b600"/>
    </style:style>
    <style:style style:name="P818" style:family="paragraph" style:parent-style-name="Text_20_body">
      <style:text-properties officeooo:rsid="0843413b" officeooo:paragraph-rsid="0843413b"/>
    </style:style>
    <style:style style:name="P819" style:family="paragraph" style:parent-style-name="Text_20_body">
      <style:text-properties officeooo:paragraph-rsid="0855d14a"/>
    </style:style>
    <style:style style:name="P820" style:family="paragraph" style:parent-style-name="Text_20_body">
      <style:text-properties officeooo:paragraph-rsid="085623df"/>
    </style:style>
    <style:style style:name="P821" style:family="paragraph" style:parent-style-name="Text_20_body">
      <style:text-properties officeooo:rsid="085ac670" officeooo:paragraph-rsid="085ac670"/>
    </style:style>
    <style:style style:name="P822" style:family="paragraph" style:parent-style-name="Text_20_body">
      <style:text-properties officeooo:rsid="085ac73c" officeooo:paragraph-rsid="085ac73c"/>
    </style:style>
    <style:style style:name="P823" style:family="paragraph" style:parent-style-name="Text_20_body">
      <style:text-properties officeooo:rsid="085d8f9c" officeooo:paragraph-rsid="085d8f9c"/>
    </style:style>
    <style:style style:name="P824" style:family="paragraph" style:parent-style-name="Text_20_body">
      <style:text-properties officeooo:rsid="0860334d" officeooo:paragraph-rsid="0860334d"/>
    </style:style>
    <style:style style:name="P825" style:family="paragraph" style:parent-style-name="Text_20_body">
      <style:text-properties officeooo:rsid="0860334d" officeooo:paragraph-rsid="08651c86"/>
    </style:style>
    <style:style style:name="P826" style:family="paragraph" style:parent-style-name="Text_20_body">
      <style:text-properties officeooo:rsid="08651c86" officeooo:paragraph-rsid="08651c86"/>
    </style:style>
    <style:style style:name="P827" style:family="paragraph" style:parent-style-name="Text_20_body">
      <style:text-properties officeooo:rsid="08651c86" officeooo:paragraph-rsid="08656066"/>
    </style:style>
    <style:style style:name="P828" style:family="paragraph" style:parent-style-name="Text_20_body">
      <style:text-properties officeooo:rsid="08656066" officeooo:paragraph-rsid="08656066"/>
    </style:style>
    <style:style style:name="P829" style:family="paragraph" style:parent-style-name="Text_20_body">
      <style:text-properties officeooo:rsid="0865ddc8" officeooo:paragraph-rsid="0865ddc8"/>
    </style:style>
    <style:style style:name="P830" style:family="paragraph" style:parent-style-name="Text_20_body">
      <style:text-properties officeooo:rsid="08683f29" officeooo:paragraph-rsid="08683f29"/>
    </style:style>
    <style:style style:name="P831" style:family="paragraph" style:parent-style-name="Text_20_body">
      <style:text-properties officeooo:rsid="08683f29" officeooo:paragraph-rsid="086b6387"/>
    </style:style>
    <style:style style:name="P832" style:family="paragraph" style:parent-style-name="Text_20_body">
      <style:text-properties officeooo:rsid="08683f29" officeooo:paragraph-rsid="086a0803"/>
    </style:style>
    <style:style style:name="P833" style:family="paragraph" style:parent-style-name="Text_20_body">
      <style:text-properties officeooo:rsid="086b6387" officeooo:paragraph-rsid="086b6387"/>
    </style:style>
    <style:style style:name="P834" style:family="paragraph" style:parent-style-name="Text_20_body">
      <style:text-properties officeooo:rsid="086b6387" officeooo:paragraph-rsid="086c0b00"/>
    </style:style>
    <style:style style:name="P835" style:family="paragraph" style:parent-style-name="Text_20_body">
      <style:text-properties officeooo:rsid="086b6387" officeooo:paragraph-rsid="08a7cead"/>
    </style:style>
    <style:style style:name="P836" style:family="paragraph" style:parent-style-name="Text_20_body">
      <style:text-properties officeooo:rsid="086c0b00" officeooo:paragraph-rsid="086c0b00"/>
    </style:style>
    <style:style style:name="P837" style:family="paragraph" style:parent-style-name="Text_20_body">
      <style:text-properties officeooo:rsid="086c0b00" officeooo:paragraph-rsid="087bf54f"/>
    </style:style>
    <style:style style:name="P838" style:family="paragraph" style:parent-style-name="Text_20_body">
      <style:text-properties officeooo:rsid="086ca251" officeooo:paragraph-rsid="086ca251"/>
    </style:style>
    <style:style style:name="P839" style:family="paragraph" style:parent-style-name="Text_20_body">
      <style:text-properties officeooo:rsid="0873dc9c" officeooo:paragraph-rsid="0873dc9c"/>
    </style:style>
    <style:style style:name="P840" style:family="paragraph" style:parent-style-name="Text_20_body">
      <style:text-properties officeooo:rsid="087bf54f" officeooo:paragraph-rsid="087bf54f"/>
    </style:style>
    <style:style style:name="P841" style:family="paragraph" style:parent-style-name="Text_20_body">
      <style:text-properties officeooo:rsid="08798162" officeooo:paragraph-rsid="08798162"/>
    </style:style>
    <style:style style:name="P842" style:family="paragraph" style:parent-style-name="Text_20_body">
      <style:text-properties officeooo:paragraph-rsid="08847d31"/>
    </style:style>
    <style:style style:name="P843" style:family="paragraph" style:parent-style-name="Text_20_body">
      <style:text-properties officeooo:paragraph-rsid="08861530"/>
    </style:style>
    <style:style style:name="P844" style:family="paragraph" style:parent-style-name="Text_20_body">
      <style:text-properties officeooo:rsid="0887cb57" officeooo:paragraph-rsid="0888e7fc"/>
    </style:style>
    <style:style style:name="P845" style:family="paragraph" style:parent-style-name="Text_20_body">
      <style:text-properties officeooo:rsid="0887cb57" officeooo:paragraph-rsid="0887cb57"/>
    </style:style>
    <style:style style:name="P846" style:family="paragraph" style:parent-style-name="Text_20_body">
      <style:text-properties officeooo:paragraph-rsid="0887cb57"/>
    </style:style>
    <style:style style:name="P847" style:family="paragraph" style:parent-style-name="Text_20_body">
      <style:text-properties officeooo:paragraph-rsid="06e33cf7"/>
    </style:style>
    <style:style style:name="P848" style:family="paragraph" style:parent-style-name="Text_20_body">
      <style:text-properties officeooo:rsid="088abd03" officeooo:paragraph-rsid="088abd03"/>
    </style:style>
    <style:style style:name="P849" style:family="paragraph" style:parent-style-name="Text_20_body">
      <style:text-properties officeooo:paragraph-rsid="088abd03"/>
    </style:style>
    <style:style style:name="P850" style:family="paragraph" style:parent-style-name="Text_20_body">
      <style:text-properties officeooo:rsid="070f2360" officeooo:paragraph-rsid="088d2eb5"/>
    </style:style>
    <style:style style:name="P851" style:family="paragraph" style:parent-style-name="Text_20_body">
      <style:text-properties officeooo:paragraph-rsid="021d8650"/>
    </style:style>
    <style:style style:name="P852" style:family="paragraph" style:parent-style-name="Text_20_body">
      <style:text-properties officeooo:rsid="0891d0c9" officeooo:paragraph-rsid="0891d0c9"/>
    </style:style>
    <style:style style:name="P853" style:family="paragraph" style:parent-style-name="Text_20_body">
      <style:text-properties officeooo:rsid="08923651" officeooo:paragraph-rsid="08939929"/>
    </style:style>
    <style:style style:name="P854" style:family="paragraph" style:parent-style-name="Text_20_body">
      <style:text-properties officeooo:rsid="08923651" officeooo:paragraph-rsid="08923651"/>
    </style:style>
    <style:style style:name="P855" style:family="paragraph" style:parent-style-name="Text_20_body">
      <style:text-properties officeooo:rsid="046e59f5" officeooo:paragraph-rsid="0898620c"/>
    </style:style>
    <style:style style:name="P856" style:family="paragraph" style:parent-style-name="Text_20_body">
      <style:text-properties officeooo:rsid="089ba916" officeooo:paragraph-rsid="089ba916"/>
    </style:style>
    <style:style style:name="P857" style:family="paragraph" style:parent-style-name="Text_20_body">
      <style:text-properties officeooo:paragraph-rsid="089ba916"/>
    </style:style>
    <style:style style:name="P858" style:family="paragraph" style:parent-style-name="Text_20_body">
      <style:text-properties officeooo:rsid="089f60ad" officeooo:paragraph-rsid="089f60ad"/>
    </style:style>
    <style:style style:name="P859" style:family="paragraph" style:parent-style-name="Text_20_body">
      <style:text-properties officeooo:rsid="08a098cf" officeooo:paragraph-rsid="08a220ee"/>
    </style:style>
    <style:style style:name="P860" style:family="paragraph" style:parent-style-name="Text_20_body">
      <style:text-properties officeooo:rsid="08a3fa1f" officeooo:paragraph-rsid="08a3fa1f"/>
    </style:style>
    <style:style style:name="P861" style:family="paragraph" style:parent-style-name="Text_20_body">
      <style:text-properties officeooo:rsid="08a7cead" officeooo:paragraph-rsid="08a7cead"/>
    </style:style>
    <style:style style:name="P862" style:family="paragraph" style:parent-style-name="Text_20_body">
      <style:text-properties officeooo:rsid="08b18180" officeooo:paragraph-rsid="08b18180"/>
    </style:style>
    <style:style style:name="P863" style:family="paragraph" style:parent-style-name="Text_20_body">
      <style:text-properties officeooo:rsid="08b18180" officeooo:paragraph-rsid="08b4c104"/>
    </style:style>
    <style:style style:name="P864" style:family="paragraph" style:parent-style-name="Text_20_body">
      <style:text-properties officeooo:rsid="08b4c104" officeooo:paragraph-rsid="08b4c104"/>
    </style:style>
    <style:style style:name="P865" style:family="paragraph" style:parent-style-name="Text_20_body">
      <style:text-properties officeooo:rsid="08b867f3" officeooo:paragraph-rsid="08b867f3"/>
    </style:style>
    <style:style style:name="P866" style:family="paragraph" style:parent-style-name="Text_20_body">
      <style:text-properties officeooo:rsid="08ba3d75" officeooo:paragraph-rsid="08ba3d75"/>
    </style:style>
    <style:style style:name="P867" style:family="paragraph" style:parent-style-name="Text_20_body">
      <style:text-properties officeooo:rsid="08bc7e11" officeooo:paragraph-rsid="08bc7e11"/>
    </style:style>
    <style:style style:name="P868" style:family="paragraph" style:parent-style-name="Text_20_body">
      <style:text-properties officeooo:rsid="08cb7fde" officeooo:paragraph-rsid="08cb7fde"/>
    </style:style>
    <style:style style:name="P869" style:family="paragraph" style:parent-style-name="Text_20_body">
      <style:text-properties officeooo:rsid="08cfb257" officeooo:paragraph-rsid="08cfb257"/>
    </style:style>
    <style:style style:name="P870" style:family="paragraph" style:parent-style-name="Text_20_body">
      <style:text-properties officeooo:rsid="08d08514" officeooo:paragraph-rsid="08d08514"/>
    </style:style>
    <style:style style:name="P871" style:family="paragraph" style:parent-style-name="Text_20_body">
      <style:text-properties officeooo:rsid="08d23fd8" officeooo:paragraph-rsid="08d23fd8"/>
    </style:style>
    <style:style style:name="P872" style:family="paragraph" style:parent-style-name="Text_20_body">
      <style:text-properties officeooo:rsid="08d4c4f0" officeooo:paragraph-rsid="08d4c4f0"/>
    </style:style>
    <style:style style:name="P873" style:family="paragraph" style:parent-style-name="Text_20_body">
      <style:text-properties officeooo:rsid="08d4c4f0" officeooo:paragraph-rsid="08d5c7b4"/>
    </style:style>
    <style:style style:name="P874" style:family="paragraph" style:parent-style-name="Text_20_body">
      <style:text-properties officeooo:rsid="08d5c7b4" officeooo:paragraph-rsid="08d5c7b4"/>
    </style:style>
    <style:style style:name="P875" style:family="paragraph" style:parent-style-name="Text_20_body">
      <style:text-properties officeooo:rsid="08d8b46b" officeooo:paragraph-rsid="08d8b46b"/>
    </style:style>
    <style:style style:name="P876" style:family="paragraph" style:parent-style-name="Text_20_body">
      <style:text-properties officeooo:rsid="08d8e7f3" officeooo:paragraph-rsid="08d8e7f3"/>
    </style:style>
    <style:style style:name="P877" style:family="paragraph" style:parent-style-name="Text_20_body">
      <style:text-properties officeooo:rsid="08dafc9c" officeooo:paragraph-rsid="08dafc9c"/>
    </style:style>
    <style:style style:name="P878" style:family="paragraph" style:parent-style-name="Text_20_body">
      <style:text-properties officeooo:rsid="08deb613" officeooo:paragraph-rsid="08deb613"/>
    </style:style>
    <style:style style:name="P879" style:family="paragraph" style:parent-style-name="Text_20_body">
      <style:text-properties officeooo:rsid="08e2f2ab" officeooo:paragraph-rsid="08e2f2ab"/>
    </style:style>
    <style:style style:name="P880" style:family="paragraph" style:parent-style-name="Text_20_body">
      <style:text-properties officeooo:rsid="08e45e12" officeooo:paragraph-rsid="08e45e12"/>
    </style:style>
    <style:style style:name="P881" style:family="paragraph" style:parent-style-name="Text_20_body">
      <style:text-properties officeooo:rsid="08e45e12" officeooo:paragraph-rsid="08ef2b4c"/>
    </style:style>
    <style:style style:name="P882" style:family="paragraph" style:parent-style-name="Text_20_body">
      <style:text-properties officeooo:rsid="08e58cb1" officeooo:paragraph-rsid="08e58cb1"/>
    </style:style>
    <style:style style:name="P883" style:family="paragraph" style:parent-style-name="Text_20_body">
      <style:text-properties officeooo:rsid="08e58cb1" officeooo:paragraph-rsid="08e98448"/>
    </style:style>
    <style:style style:name="P884" style:family="paragraph" style:parent-style-name="Text_20_body">
      <style:text-properties officeooo:rsid="08eb46f3" officeooo:paragraph-rsid="08eb46f3"/>
    </style:style>
    <style:style style:name="P885" style:family="paragraph" style:parent-style-name="Text_20_body">
      <style:text-properties officeooo:rsid="08b732d9" officeooo:paragraph-rsid="08eb46f3"/>
    </style:style>
    <style:style style:name="P886" style:family="paragraph" style:parent-style-name="Text_20_body">
      <style:text-properties officeooo:rsid="08ec24df" officeooo:paragraph-rsid="08ec24df"/>
    </style:style>
    <style:style style:name="P887" style:family="paragraph" style:parent-style-name="Text_20_body">
      <style:text-properties officeooo:rsid="08e98448" officeooo:paragraph-rsid="08efcf31"/>
    </style:style>
    <style:style style:name="P888" style:family="paragraph" style:parent-style-name="Text_20_body">
      <style:text-properties officeooo:rsid="08e98448" officeooo:paragraph-rsid="08ec24df"/>
    </style:style>
    <style:style style:name="P889" style:family="paragraph" style:parent-style-name="Text_20_body">
      <style:text-properties officeooo:rsid="08e98448" officeooo:paragraph-rsid="08f11008"/>
    </style:style>
    <style:style style:name="P890" style:family="paragraph" style:parent-style-name="Text_20_body">
      <style:text-properties officeooo:rsid="08f11008" officeooo:paragraph-rsid="08f11008"/>
    </style:style>
    <style:style style:name="P891" style:family="paragraph" style:parent-style-name="Text_20_body">
      <style:text-properties officeooo:rsid="08f11008" officeooo:paragraph-rsid="08f11eb6"/>
    </style:style>
    <style:style style:name="P892" style:family="paragraph" style:parent-style-name="Text_20_body">
      <style:text-properties officeooo:rsid="08f11eb6" officeooo:paragraph-rsid="08f11eb6"/>
    </style:style>
    <style:style style:name="P893" style:family="paragraph" style:parent-style-name="Text_20_body">
      <style:text-properties officeooo:rsid="08f3b3ef" officeooo:paragraph-rsid="08f3b3ef"/>
    </style:style>
    <style:style style:name="P894" style:family="paragraph" style:parent-style-name="Text_20_body">
      <style:text-properties officeooo:rsid="08f3b3ef" officeooo:paragraph-rsid="08f484fd"/>
    </style:style>
    <style:style style:name="P895" style:family="paragraph" style:parent-style-name="Text_20_body">
      <style:text-properties officeooo:rsid="08f3b3ef" officeooo:paragraph-rsid="08f63434"/>
    </style:style>
    <style:style style:name="P896" style:family="paragraph" style:parent-style-name="Text_20_body">
      <style:text-properties officeooo:rsid="08f63434" officeooo:paragraph-rsid="08f63434"/>
    </style:style>
    <style:style style:name="P897" style:family="paragraph" style:parent-style-name="Text_20_body">
      <style:text-properties officeooo:rsid="041314c7" officeooo:paragraph-rsid="041314c7"/>
    </style:style>
    <style:style style:name="P898" style:family="paragraph" style:parent-style-name="Text_20_body">
      <style:text-properties officeooo:rsid="041314c7" officeooo:paragraph-rsid="08fba41a"/>
    </style:style>
    <style:style style:name="P899" style:family="paragraph" style:parent-style-name="Text_20_body">
      <style:text-properties officeooo:rsid="041314c7" officeooo:paragraph-rsid="08fce83e"/>
    </style:style>
    <style:style style:name="P900" style:family="paragraph" style:parent-style-name="Text_20_body">
      <style:text-properties officeooo:rsid="08fce83e" officeooo:paragraph-rsid="08fce83e"/>
    </style:style>
    <style:style style:name="P901" style:family="paragraph" style:parent-style-name="Text_20_body">
      <style:text-properties officeooo:rsid="08fe2c2d" officeooo:paragraph-rsid="08fefe0a"/>
    </style:style>
    <style:style style:name="P902" style:family="paragraph" style:parent-style-name="Text_20_body">
      <style:text-properties officeooo:rsid="08fe2c2d" officeooo:paragraph-rsid="09008cbb"/>
    </style:style>
    <style:style style:name="P903" style:family="paragraph" style:parent-style-name="Text_20_body">
      <style:text-properties officeooo:rsid="08fe2c2d" officeooo:paragraph-rsid="09008f30"/>
    </style:style>
    <style:style style:name="P904" style:family="paragraph" style:parent-style-name="Text_20_body">
      <style:text-properties officeooo:rsid="08fe2c2d" officeooo:paragraph-rsid="0902c401"/>
    </style:style>
    <style:style style:name="P905" style:family="paragraph" style:parent-style-name="Text_20_body">
      <style:text-properties officeooo:rsid="08fe2c2d" officeooo:paragraph-rsid="090369bb"/>
    </style:style>
    <style:style style:name="P906" style:family="paragraph" style:parent-style-name="Text_20_body">
      <style:text-properties officeooo:rsid="09009d56" officeooo:paragraph-rsid="09009d56"/>
    </style:style>
    <style:style style:name="P907" style:family="paragraph" style:parent-style-name="Text_20_body">
      <style:text-properties officeooo:rsid="09011fe1" officeooo:paragraph-rsid="09011fe1"/>
    </style:style>
    <style:style style:name="P908" style:family="paragraph" style:parent-style-name="Text_20_body">
      <style:text-properties officeooo:rsid="09011fe1" officeooo:paragraph-rsid="09029681"/>
    </style:style>
    <style:style style:name="P909" style:family="paragraph" style:parent-style-name="Text_20_body">
      <style:text-properties officeooo:rsid="087d4542" officeooo:paragraph-rsid="087d4542"/>
    </style:style>
    <style:style style:name="P910" style:family="paragraph" style:parent-style-name="Text_20_body">
      <style:text-properties officeooo:rsid="087d4542" officeooo:paragraph-rsid="0902c401"/>
    </style:style>
    <style:style style:name="P911" style:family="paragraph" style:parent-style-name="Text_20_body">
      <style:text-properties officeooo:rsid="0902c401" officeooo:paragraph-rsid="0902c401"/>
    </style:style>
    <style:style style:name="P912" style:family="paragraph" style:parent-style-name="Text_20_body">
      <style:text-properties officeooo:rsid="09041aaa" officeooo:paragraph-rsid="09041aaa"/>
    </style:style>
    <style:style style:name="P913" style:family="paragraph" style:parent-style-name="Text_20_body">
      <style:text-properties officeooo:rsid="09045acb" officeooo:paragraph-rsid="09045acb"/>
    </style:style>
    <style:style style:name="P914" style:family="paragraph" style:parent-style-name="Text_20_body">
      <style:text-properties officeooo:rsid="0429f2cc" officeooo:paragraph-rsid="09045acb"/>
    </style:style>
    <style:style style:name="P915" style:family="paragraph" style:parent-style-name="Text_20_body">
      <style:text-properties officeooo:rsid="04284a56" officeooo:paragraph-rsid="09045acb"/>
    </style:style>
    <style:style style:name="P916" style:family="paragraph" style:parent-style-name="Text_20_body">
      <style:text-properties officeooo:rsid="04b38d4f" officeooo:paragraph-rsid="090c7b2c"/>
    </style:style>
    <style:style style:name="P917" style:family="paragraph" style:parent-style-name="Text_20_body">
      <style:text-properties officeooo:rsid="04b38d4f" officeooo:paragraph-rsid="04b38d4f"/>
    </style:style>
    <style:style style:name="P918" style:family="paragraph" style:parent-style-name="Text_20_body">
      <style:text-properties officeooo:rsid="0909a709" officeooo:paragraph-rsid="090c7b2c"/>
    </style:style>
    <style:style style:name="P919" style:family="paragraph" style:parent-style-name="Text_20_body">
      <style:text-properties officeooo:rsid="09102add" officeooo:paragraph-rsid="09102add"/>
    </style:style>
    <style:style style:name="P920" style:family="paragraph" style:parent-style-name="Text_20_body">
      <style:text-properties officeooo:rsid="08fefe0a" officeooo:paragraph-rsid="08ff2fd5"/>
    </style:style>
    <style:style style:name="P921" style:family="paragraph" style:parent-style-name="Text_20_body">
      <style:text-properties officeooo:rsid="08ff2fd5" officeooo:paragraph-rsid="08ff2fd5"/>
    </style:style>
    <style:style style:name="P922" style:family="paragraph" style:parent-style-name="Text_20_body">
      <style:text-properties officeooo:rsid="09008f30" officeooo:paragraph-rsid="09008f30"/>
    </style:style>
    <style:style style:name="P923" style:family="paragraph" style:parent-style-name="Text_20_body">
      <style:text-properties officeooo:paragraph-rsid="06cc13bd"/>
    </style:style>
    <style:style style:name="P924" style:family="paragraph" style:parent-style-name="Text_20_body">
      <style:text-properties officeooo:paragraph-rsid="06fa4e75"/>
    </style:style>
    <style:style style:name="P925" style:family="paragraph" style:parent-style-name="Text_20_body">
      <style:text-properties officeooo:paragraph-rsid="09165694"/>
    </style:style>
    <style:style style:name="P926" style:family="paragraph" style:parent-style-name="Text_20_body">
      <style:text-properties officeooo:rsid="091906a1" officeooo:paragraph-rsid="091b749e"/>
    </style:style>
    <style:style style:name="P927" style:family="paragraph" style:parent-style-name="Text_20_body">
      <style:text-properties officeooo:rsid="091906a1" officeooo:paragraph-rsid="091d4526"/>
    </style:style>
    <style:style style:name="P928" style:family="paragraph" style:parent-style-name="Text_20_body">
      <style:text-properties officeooo:rsid="091d1d4b" officeooo:paragraph-rsid="091d1d4b"/>
    </style:style>
    <style:style style:name="P929" style:family="paragraph" style:parent-style-name="Text_20_body">
      <style:text-properties officeooo:rsid="091d4526" officeooo:paragraph-rsid="091d4526"/>
    </style:style>
    <style:style style:name="P930" style:family="paragraph" style:parent-style-name="Text_20_body">
      <style:text-properties officeooo:rsid="091ea9f2" officeooo:paragraph-rsid="091ea9f2"/>
    </style:style>
    <style:style style:name="P931" style:family="paragraph" style:parent-style-name="Text_20_body">
      <style:text-properties officeooo:rsid="088d2eb5" officeooo:paragraph-rsid="088d2eb5"/>
    </style:style>
    <style:style style:name="P932" style:family="paragraph" style:parent-style-name="Text_20_body">
      <style:text-properties officeooo:rsid="088d2eb5" officeooo:paragraph-rsid="09233d16"/>
    </style:style>
    <style:style style:name="P933" style:family="paragraph" style:parent-style-name="Text_20_body">
      <style:text-properties officeooo:rsid="0922e5db" officeooo:paragraph-rsid="0922e5db"/>
    </style:style>
    <style:style style:name="P934" style:family="paragraph" style:parent-style-name="Text_20_body">
      <style:text-properties officeooo:rsid="09233124" officeooo:paragraph-rsid="09233124"/>
    </style:style>
    <style:style style:name="P935" style:family="paragraph" style:parent-style-name="Text_20_body">
      <style:text-properties officeooo:rsid="0914a1a7" officeooo:paragraph-rsid="0914a1a7"/>
    </style:style>
    <style:style style:name="P936" style:family="paragraph" style:parent-style-name="Text_20_body">
      <style:text-properties officeooo:rsid="0914a1a7" officeooo:paragraph-rsid="0b06a688"/>
    </style:style>
    <style:style style:name="P937" style:family="paragraph" style:parent-style-name="Text_20_body">
      <style:text-properties officeooo:rsid="092a58f1" officeooo:paragraph-rsid="092a58f1"/>
    </style:style>
    <style:style style:name="P938" style:family="paragraph" style:parent-style-name="Text_20_body">
      <style:text-properties officeooo:rsid="092c619d" officeooo:paragraph-rsid="092faaa5"/>
    </style:style>
    <style:style style:name="P939" style:family="paragraph" style:parent-style-name="Text_20_body">
      <style:text-properties officeooo:rsid="092c619d" officeooo:paragraph-rsid="0932c0d4"/>
    </style:style>
    <style:style style:name="P940" style:family="paragraph" style:parent-style-name="Text_20_body">
      <style:text-properties officeooo:rsid="093704d6" officeooo:paragraph-rsid="0938d263"/>
    </style:style>
    <style:style style:name="P941" style:family="paragraph" style:parent-style-name="Text_20_body">
      <style:text-properties officeooo:rsid="0938df54" officeooo:paragraph-rsid="0938df54"/>
    </style:style>
    <style:style style:name="P942" style:family="paragraph" style:parent-style-name="Text_20_body">
      <style:text-properties officeooo:rsid="0939252a" officeooo:paragraph-rsid="0939252a"/>
    </style:style>
    <style:style style:name="P943" style:family="paragraph" style:parent-style-name="Text_20_body">
      <style:text-properties officeooo:rsid="093af3fe" officeooo:paragraph-rsid="093af3fe"/>
    </style:style>
    <style:style style:name="P944" style:family="paragraph" style:parent-style-name="Text_20_body">
      <style:text-properties officeooo:rsid="093c3fb2" officeooo:paragraph-rsid="093c3fb2"/>
    </style:style>
    <style:style style:name="P945" style:family="paragraph" style:parent-style-name="Text_20_body">
      <style:text-properties officeooo:rsid="093c6262" officeooo:paragraph-rsid="093c6262"/>
    </style:style>
    <style:style style:name="P946" style:family="paragraph" style:parent-style-name="Text_20_body">
      <style:text-properties officeooo:rsid="09402714" officeooo:paragraph-rsid="09402714"/>
    </style:style>
    <style:style style:name="P947" style:family="paragraph" style:parent-style-name="Text_20_body">
      <style:text-properties officeooo:rsid="0941b7e5" officeooo:paragraph-rsid="0941b7e5"/>
    </style:style>
    <style:style style:name="P948" style:family="paragraph" style:parent-style-name="Text_20_body">
      <style:text-properties officeooo:rsid="094251e4" officeooo:paragraph-rsid="094251e4"/>
    </style:style>
    <style:style style:name="P949" style:family="paragraph" style:parent-style-name="Text_20_body">
      <style:text-properties officeooo:rsid="0943abde" officeooo:paragraph-rsid="0944d2bc"/>
    </style:style>
    <style:style style:name="P950" style:family="paragraph" style:parent-style-name="Text_20_body">
      <style:text-properties officeooo:rsid="09450c12" officeooo:paragraph-rsid="09450c12"/>
    </style:style>
    <style:style style:name="P951" style:family="paragraph" style:parent-style-name="Text_20_body">
      <style:text-properties officeooo:rsid="09450c12" officeooo:paragraph-rsid="0945efe7"/>
    </style:style>
    <style:style style:name="P952" style:family="paragraph" style:parent-style-name="Text_20_body">
      <style:text-properties officeooo:rsid="0945efe7" officeooo:paragraph-rsid="0945efe7"/>
    </style:style>
    <style:style style:name="P953" style:family="paragraph" style:parent-style-name="Text_20_body">
      <style:text-properties officeooo:rsid="0948cfe3" officeooo:paragraph-rsid="0948cfe3"/>
    </style:style>
    <style:style style:name="P954" style:family="paragraph" style:parent-style-name="Text_20_body">
      <style:text-properties officeooo:rsid="04bffdfa" officeooo:paragraph-rsid="0948cfe3"/>
    </style:style>
    <style:style style:name="P955" style:family="paragraph" style:parent-style-name="Text_20_body">
      <style:text-properties officeooo:rsid="094a81eb" officeooo:paragraph-rsid="094a81eb"/>
    </style:style>
    <style:style style:name="P956" style:family="paragraph" style:parent-style-name="Text_20_body">
      <style:text-properties officeooo:rsid="094a81eb" officeooo:paragraph-rsid="094ae453"/>
    </style:style>
    <style:style style:name="P957" style:family="paragraph" style:parent-style-name="Text_20_body">
      <style:text-properties officeooo:rsid="0320a73e" officeooo:paragraph-rsid="09532e57"/>
    </style:style>
    <style:style style:name="P958" style:family="paragraph" style:parent-style-name="Text_20_body">
      <style:text-properties officeooo:rsid="09571f36" officeooo:paragraph-rsid="09571f36"/>
    </style:style>
    <style:style style:name="P959" style:family="paragraph" style:parent-style-name="Text_20_body">
      <style:text-properties officeooo:paragraph-rsid="046e59f5"/>
    </style:style>
    <style:style style:name="P960" style:family="paragraph" style:parent-style-name="Text_20_body">
      <style:text-properties officeooo:paragraph-rsid="0958339f"/>
    </style:style>
    <style:style style:name="P961" style:family="paragraph" style:parent-style-name="Text_20_body">
      <style:text-properties officeooo:paragraph-rsid="03489e78"/>
    </style:style>
    <style:style style:name="P962" style:family="paragraph" style:parent-style-name="Text_20_body">
      <style:text-properties officeooo:rsid="0958339f" officeooo:paragraph-rsid="0958339f"/>
    </style:style>
    <style:style style:name="P963" style:family="paragraph" style:parent-style-name="Text_20_body">
      <style:text-properties officeooo:rsid="0958339f" officeooo:paragraph-rsid="0a6dc22f"/>
    </style:style>
    <style:style style:name="P964" style:family="paragraph" style:parent-style-name="Text_20_body">
      <style:text-properties officeooo:rsid="09532e57" officeooo:paragraph-rsid="09532e57"/>
    </style:style>
    <style:style style:name="P965" style:family="paragraph" style:parent-style-name="Text_20_body">
      <style:text-properties officeooo:rsid="04f49e31" officeooo:paragraph-rsid="095dea71"/>
    </style:style>
    <style:style style:name="P966" style:family="paragraph" style:parent-style-name="Text_20_body">
      <style:text-properties officeooo:rsid="094f3987" officeooo:paragraph-rsid="095dea71"/>
    </style:style>
    <style:style style:name="P967" style:family="paragraph" style:parent-style-name="Text_20_body">
      <style:text-properties officeooo:rsid="094fe1c9" officeooo:paragraph-rsid="095dea71"/>
    </style:style>
    <style:style style:name="P968" style:family="paragraph" style:parent-style-name="Text_20_body">
      <style:text-properties officeooo:rsid="04d7efd8" officeooo:paragraph-rsid="095dea71"/>
    </style:style>
    <style:style style:name="P969" style:family="paragraph" style:parent-style-name="Text_20_body">
      <style:text-properties officeooo:rsid="0951be8a" officeooo:paragraph-rsid="095dea71"/>
    </style:style>
    <style:style style:name="P970" style:family="paragraph" style:parent-style-name="Text_20_body">
      <style:text-properties officeooo:rsid="09530e78" officeooo:paragraph-rsid="095dea71"/>
    </style:style>
    <style:style style:name="P971" style:family="paragraph" style:parent-style-name="Text_20_body">
      <style:text-properties officeooo:rsid="09530e78" officeooo:paragraph-rsid="0963271d"/>
    </style:style>
    <style:style style:name="P972" style:family="paragraph" style:parent-style-name="Text_20_body">
      <style:text-properties officeooo:rsid="04d9c861" officeooo:paragraph-rsid="095dea71"/>
    </style:style>
    <style:style style:name="P973" style:family="paragraph" style:parent-style-name="Text_20_body">
      <style:text-properties officeooo:rsid="04db5101" officeooo:paragraph-rsid="095dea71"/>
    </style:style>
    <style:style style:name="P974" style:family="paragraph" style:parent-style-name="Text_20_body">
      <style:text-properties officeooo:rsid="04e8e889" officeooo:paragraph-rsid="095dea71"/>
    </style:style>
    <style:style style:name="P975" style:family="paragraph" style:parent-style-name="Text_20_body">
      <style:text-properties officeooo:rsid="04f084a1" officeooo:paragraph-rsid="095dea71"/>
    </style:style>
    <style:style style:name="P976" style:family="paragraph" style:parent-style-name="Text_20_body">
      <style:text-properties officeooo:rsid="04f084a1" officeooo:paragraph-rsid="0963d6bc"/>
    </style:style>
    <style:style style:name="P977" style:family="paragraph" style:parent-style-name="Text_20_body">
      <style:text-properties officeooo:paragraph-rsid="095dea71"/>
    </style:style>
    <style:style style:name="P978" style:family="paragraph" style:parent-style-name="Text_20_body">
      <style:text-properties officeooo:rsid="0962fdb6" officeooo:paragraph-rsid="0962fdb6"/>
    </style:style>
    <style:style style:name="P979" style:family="paragraph" style:parent-style-name="Text_20_body">
      <style:text-properties officeooo:rsid="0963271d" officeooo:paragraph-rsid="0963271d"/>
    </style:style>
    <style:style style:name="P980" style:family="paragraph" style:parent-style-name="Text_20_body">
      <style:text-properties officeooo:rsid="0963d6bc" officeooo:paragraph-rsid="0963d6bc"/>
    </style:style>
    <style:style style:name="P981" style:family="paragraph" style:parent-style-name="Text_20_body">
      <style:text-properties officeooo:rsid="04f6cc02" officeooo:paragraph-rsid="04f6cc02"/>
    </style:style>
    <style:style style:name="P982" style:family="paragraph" style:parent-style-name="Text_20_body">
      <style:text-properties officeooo:rsid="0964f700" officeooo:paragraph-rsid="0964f700"/>
    </style:style>
    <style:style style:name="P983" style:family="paragraph" style:parent-style-name="Text_20_body">
      <style:text-properties officeooo:rsid="050428be" officeooo:paragraph-rsid="0965b318"/>
    </style:style>
    <style:style style:name="P984" style:family="paragraph" style:parent-style-name="Text_20_body">
      <style:text-properties officeooo:rsid="050428be" officeooo:paragraph-rsid="09679e9d"/>
    </style:style>
    <style:style style:name="P985" style:family="paragraph" style:parent-style-name="Text_20_body">
      <style:text-properties officeooo:rsid="050336df" officeooo:paragraph-rsid="0965b318"/>
    </style:style>
    <style:style style:name="P986" style:family="paragraph" style:parent-style-name="Text_20_body">
      <style:text-properties officeooo:rsid="096650e5" officeooo:paragraph-rsid="096650e5"/>
    </style:style>
    <style:style style:name="P987" style:family="paragraph" style:parent-style-name="Text_20_body">
      <style:text-properties officeooo:rsid="050578b3" officeooo:paragraph-rsid="050578b3"/>
    </style:style>
    <style:style style:name="P988" style:family="paragraph" style:parent-style-name="Text_20_body">
      <style:text-properties officeooo:rsid="050578b3" officeooo:paragraph-rsid="096cbc16"/>
    </style:style>
    <style:style style:name="P989" style:family="paragraph" style:parent-style-name="Text_20_body">
      <style:text-properties officeooo:rsid="09679e9d" officeooo:paragraph-rsid="09679e9d"/>
    </style:style>
    <style:style style:name="P990" style:family="paragraph" style:parent-style-name="Text_20_body">
      <style:text-properties officeooo:rsid="0967c9f8" officeooo:paragraph-rsid="0967f17d"/>
    </style:style>
    <style:style style:name="P991" style:family="paragraph" style:parent-style-name="Text_20_body">
      <style:text-properties officeooo:rsid="0967f17d" officeooo:paragraph-rsid="0967f17d"/>
    </style:style>
    <style:style style:name="P992" style:family="paragraph" style:parent-style-name="Text_20_body">
      <style:text-properties officeooo:rsid="04fc6ab1" officeooo:paragraph-rsid="0967f17d"/>
    </style:style>
    <style:style style:name="P993" style:family="paragraph" style:parent-style-name="Text_20_body">
      <style:text-properties officeooo:rsid="0968088d" officeooo:paragraph-rsid="0968088d"/>
    </style:style>
    <style:style style:name="P994" style:family="paragraph" style:parent-style-name="Text_20_body">
      <style:text-properties officeooo:rsid="0969aac1" officeooo:paragraph-rsid="0969aac1"/>
    </style:style>
    <style:style style:name="P995" style:family="paragraph" style:parent-style-name="Text_20_body">
      <style:text-properties officeooo:rsid="0969aac1" officeooo:paragraph-rsid="096b742c"/>
    </style:style>
    <style:style style:name="P996" style:family="paragraph" style:parent-style-name="Text_20_body">
      <style:text-properties officeooo:rsid="096b742c" officeooo:paragraph-rsid="096b742c"/>
    </style:style>
    <style:style style:name="P997" style:family="paragraph" style:parent-style-name="Text_20_body">
      <style:text-properties officeooo:rsid="096ea6dd" officeooo:paragraph-rsid="096ea6dd"/>
    </style:style>
    <style:style style:name="P998" style:family="paragraph" style:parent-style-name="Text_20_body">
      <style:text-properties officeooo:rsid="09723334" officeooo:paragraph-rsid="09723334"/>
    </style:style>
    <style:style style:name="P999" style:family="paragraph" style:parent-style-name="Text_20_body">
      <style:text-properties officeooo:rsid="0972eeb0" officeooo:paragraph-rsid="0972eeb0"/>
    </style:style>
    <style:style style:name="P1000" style:family="paragraph" style:parent-style-name="Text_20_body">
      <style:text-properties officeooo:rsid="050da320" officeooo:paragraph-rsid="050da320"/>
    </style:style>
    <style:style style:name="P1001" style:family="paragraph" style:parent-style-name="Text_20_body">
      <style:text-properties officeooo:rsid="050da320" officeooo:paragraph-rsid="09789f95"/>
    </style:style>
    <style:style style:name="P1002" style:family="paragraph" style:parent-style-name="Text_20_body">
      <style:text-properties officeooo:rsid="0975d7cd" officeooo:paragraph-rsid="0975d7cd"/>
    </style:style>
    <style:style style:name="P1003" style:family="paragraph" style:parent-style-name="Text_20_body">
      <style:text-properties officeooo:rsid="09789f95" officeooo:paragraph-rsid="09789f95"/>
    </style:style>
    <style:style style:name="P1004" style:family="paragraph" style:parent-style-name="Text_20_body">
      <style:text-properties officeooo:rsid="097b0bee" officeooo:paragraph-rsid="097b0bee"/>
    </style:style>
    <style:style style:name="P1005" style:family="paragraph" style:parent-style-name="Text_20_body">
      <style:text-properties officeooo:rsid="097b0bee" officeooo:paragraph-rsid="097e1ae6"/>
    </style:style>
    <style:style style:name="P1006" style:family="paragraph" style:parent-style-name="Text_20_body">
      <style:text-properties officeooo:rsid="097c256f" officeooo:paragraph-rsid="097c256f"/>
    </style:style>
    <style:style style:name="P1007" style:family="paragraph" style:parent-style-name="Text_20_body">
      <style:text-properties officeooo:rsid="097fc1ff" officeooo:paragraph-rsid="097fc1ff"/>
    </style:style>
    <style:style style:name="P1008" style:family="paragraph" style:parent-style-name="Text_20_body">
      <style:text-properties officeooo:rsid="097fc1ff" officeooo:paragraph-rsid="0982a302"/>
    </style:style>
    <style:style style:name="P1009" style:family="paragraph" style:parent-style-name="Text_20_body">
      <style:text-properties officeooo:rsid="097fc1ff" officeooo:paragraph-rsid="097eab22"/>
    </style:style>
    <style:style style:name="P1010" style:family="paragraph" style:parent-style-name="Text_20_body">
      <style:text-properties officeooo:rsid="0982a8d9" officeooo:paragraph-rsid="0982a8d9"/>
    </style:style>
    <style:style style:name="P1011" style:family="paragraph" style:parent-style-name="Text_20_body">
      <style:text-properties officeooo:rsid="098331cd" officeooo:paragraph-rsid="098331cd"/>
    </style:style>
    <style:style style:name="P1012" style:family="paragraph" style:parent-style-name="Text_20_body">
      <style:text-properties officeooo:rsid="098331cd" officeooo:paragraph-rsid="098395fa"/>
    </style:style>
    <style:style style:name="P1013" style:family="paragraph" style:parent-style-name="Text_20_body">
      <style:text-properties officeooo:rsid="098395fa" officeooo:paragraph-rsid="098395fa"/>
    </style:style>
    <style:style style:name="P1014" style:family="paragraph" style:parent-style-name="Text_20_body">
      <style:text-properties officeooo:rsid="098395fa" officeooo:paragraph-rsid="0983a460"/>
    </style:style>
    <style:style style:name="P1015" style:family="paragraph" style:parent-style-name="Text_20_body">
      <style:text-properties officeooo:rsid="098395fa" officeooo:paragraph-rsid="098585cb"/>
    </style:style>
    <style:style style:name="P1016" style:family="paragraph" style:parent-style-name="Text_20_body">
      <style:text-properties officeooo:rsid="09858cdc" officeooo:paragraph-rsid="09858cdc"/>
    </style:style>
    <style:style style:name="P1017" style:family="paragraph" style:parent-style-name="Text_20_body">
      <style:text-properties officeooo:rsid="09879ec8" officeooo:paragraph-rsid="09879ec8"/>
    </style:style>
    <style:style style:name="P1018" style:family="paragraph" style:parent-style-name="Text_20_body">
      <style:text-properties officeooo:rsid="0988f316" officeooo:paragraph-rsid="0988f316"/>
    </style:style>
    <style:style style:name="P1019" style:family="paragraph" style:parent-style-name="Text_20_body">
      <style:text-properties officeooo:rsid="096bb6fd" officeooo:paragraph-rsid="096bb6fd"/>
    </style:style>
    <style:style style:name="P1020" style:family="paragraph" style:parent-style-name="Text_20_body">
      <style:text-properties officeooo:rsid="0965b318" officeooo:paragraph-rsid="0965b318"/>
    </style:style>
    <style:style style:name="P1021" style:family="paragraph" style:parent-style-name="Text_20_body">
      <style:text-properties officeooo:rsid="096eb9ed" officeooo:paragraph-rsid="096eb9ed"/>
    </style:style>
    <style:style style:name="P1022" style:family="paragraph" style:parent-style-name="Text_20_body">
      <style:text-properties officeooo:rsid="0982a302" officeooo:paragraph-rsid="0982a302"/>
    </style:style>
    <style:style style:name="P1023" style:family="paragraph" style:parent-style-name="Text_20_body">
      <style:text-properties officeooo:rsid="098bdf9d" officeooo:paragraph-rsid="098d570c"/>
    </style:style>
    <style:style style:name="P1024" style:family="paragraph" style:parent-style-name="Text_20_body">
      <style:text-properties officeooo:rsid="098d570c" officeooo:paragraph-rsid="098d570c"/>
    </style:style>
    <style:style style:name="P1025" style:family="paragraph" style:parent-style-name="Text_20_body">
      <style:text-properties officeooo:rsid="098d570c" officeooo:paragraph-rsid="098f0ee0"/>
    </style:style>
    <style:style style:name="P1026" style:family="paragraph" style:parent-style-name="Text_20_body">
      <style:text-properties officeooo:rsid="098f0ee0" officeooo:paragraph-rsid="098f0ee0"/>
    </style:style>
    <style:style style:name="P1027" style:family="paragraph" style:parent-style-name="Text_20_body">
      <style:text-properties officeooo:rsid="0990b5c9" officeooo:paragraph-rsid="0990b5c9"/>
    </style:style>
    <style:style style:name="P1028" style:family="paragraph" style:parent-style-name="Text_20_body">
      <style:text-properties officeooo:rsid="0996a63a" officeooo:paragraph-rsid="0996a63a"/>
    </style:style>
    <style:style style:name="P1029" style:family="paragraph" style:parent-style-name="Text_20_body">
      <style:text-properties officeooo:paragraph-rsid="09a0eb41"/>
    </style:style>
    <style:style style:name="P1030" style:family="paragraph" style:parent-style-name="Text_20_body">
      <style:text-properties officeooo:paragraph-rsid="09a105a7"/>
    </style:style>
    <style:style style:name="P1031" style:family="paragraph" style:parent-style-name="Text_20_body">
      <style:text-properties officeooo:rsid="09a105a7" officeooo:paragraph-rsid="09a105a7"/>
    </style:style>
    <style:style style:name="P1032" style:family="paragraph" style:parent-style-name="Text_20_body">
      <style:text-properties officeooo:rsid="09a1a3ac" officeooo:paragraph-rsid="09a1a3ac"/>
    </style:style>
    <style:style style:name="P1033" style:family="paragraph" style:parent-style-name="Text_20_body">
      <style:text-properties officeooo:rsid="09a326ca" officeooo:paragraph-rsid="09a326ca"/>
    </style:style>
    <style:style style:name="P1034" style:family="paragraph" style:parent-style-name="Text_20_body">
      <style:text-properties officeooo:rsid="09a326ca" officeooo:paragraph-rsid="09a4cc35"/>
    </style:style>
    <style:style style:name="P1035" style:family="paragraph" style:parent-style-name="Text_20_body">
      <style:text-properties officeooo:rsid="09a57891" officeooo:paragraph-rsid="09a6d16c"/>
    </style:style>
    <style:style style:name="P1036" style:family="paragraph" style:parent-style-name="Text_20_body">
      <style:text-properties officeooo:rsid="09aa8a2e" officeooo:paragraph-rsid="09aa8a2e"/>
    </style:style>
    <style:style style:name="P1037" style:family="paragraph" style:parent-style-name="Text_20_body">
      <style:text-properties officeooo:rsid="09aa8a2e" officeooo:paragraph-rsid="09b55d6c"/>
    </style:style>
    <style:style style:name="P1038" style:family="paragraph" style:parent-style-name="Text_20_body">
      <style:text-properties officeooo:rsid="09aabeaa" officeooo:paragraph-rsid="09aabeaa"/>
    </style:style>
    <style:style style:name="P1039" style:family="paragraph" style:parent-style-name="Text_20_body">
      <style:text-properties officeooo:rsid="09b0b95e" officeooo:paragraph-rsid="09b1fbfe"/>
    </style:style>
    <style:style style:name="P1040" style:family="paragraph" style:parent-style-name="Text_20_body">
      <style:text-properties officeooo:rsid="09b1fbfe" officeooo:paragraph-rsid="09b1fbfe"/>
    </style:style>
    <style:style style:name="P1041" style:family="paragraph" style:parent-style-name="Text_20_body">
      <style:text-properties officeooo:rsid="09b216a3" officeooo:paragraph-rsid="09b216a3"/>
    </style:style>
    <style:style style:name="P1042" style:family="paragraph" style:parent-style-name="Text_20_body">
      <style:text-properties officeooo:rsid="09b35c2b" officeooo:paragraph-rsid="09b35c2b"/>
    </style:style>
    <style:style style:name="P1043" style:family="paragraph" style:parent-style-name="Text_20_body">
      <style:text-properties officeooo:rsid="09b388c8" officeooo:paragraph-rsid="09b388c8"/>
    </style:style>
    <style:style style:name="P1044" style:family="paragraph" style:parent-style-name="Text_20_body">
      <style:text-properties officeooo:rsid="09b55d6c" officeooo:paragraph-rsid="09b55d6c"/>
    </style:style>
    <style:style style:name="P1045" style:family="paragraph" style:parent-style-name="Text_20_body">
      <style:text-properties officeooo:rsid="09b64dd9" officeooo:paragraph-rsid="09b64dd9"/>
    </style:style>
    <style:style style:name="P1046" style:family="paragraph" style:parent-style-name="Text_20_body">
      <style:text-properties officeooo:rsid="09b6e3c1" officeooo:paragraph-rsid="09b6e3c1"/>
    </style:style>
    <style:style style:name="P1047" style:family="paragraph" style:parent-style-name="Text_20_body">
      <style:text-properties officeooo:rsid="09b6e3c1" officeooo:paragraph-rsid="09b8a9e0"/>
    </style:style>
    <style:style style:name="P1048" style:family="paragraph" style:parent-style-name="Text_20_body">
      <style:text-properties officeooo:rsid="09b6e3c1" officeooo:paragraph-rsid="09ba7cce"/>
    </style:style>
    <style:style style:name="P1049" style:family="paragraph" style:parent-style-name="Text_20_body">
      <style:text-properties officeooo:rsid="09b6e3c1" officeooo:paragraph-rsid="09bc3ab2"/>
    </style:style>
    <style:style style:name="P1050" style:family="paragraph" style:parent-style-name="Text_20_body">
      <style:text-properties officeooo:rsid="09b6e3c1" officeooo:paragraph-rsid="09be7a4f"/>
    </style:style>
    <style:style style:name="P1051" style:family="paragraph" style:parent-style-name="Text_20_body">
      <style:text-properties officeooo:rsid="09b8d6f3" officeooo:paragraph-rsid="09be7a4f"/>
    </style:style>
    <style:style style:name="P1052" style:family="paragraph" style:parent-style-name="Text_20_body">
      <style:text-properties officeooo:rsid="09bc3ab2" officeooo:paragraph-rsid="09bc3ab2"/>
    </style:style>
    <style:style style:name="P1053" style:family="paragraph" style:parent-style-name="Text_20_body">
      <style:text-properties officeooo:rsid="09bc3ab2" officeooo:paragraph-rsid="09be7a4f"/>
    </style:style>
    <style:style style:name="P1054" style:family="paragraph" style:parent-style-name="Text_20_body">
      <style:text-properties officeooo:rsid="09bf3411" officeooo:paragraph-rsid="09bf3411"/>
    </style:style>
    <style:style style:name="P1055" style:family="paragraph" style:parent-style-name="Text_20_body">
      <style:text-properties officeooo:rsid="09bf3411" officeooo:paragraph-rsid="09c04685"/>
    </style:style>
    <style:style style:name="P1056" style:family="paragraph" style:parent-style-name="Text_20_body">
      <style:text-properties officeooo:rsid="09c04685" officeooo:paragraph-rsid="09c04685"/>
    </style:style>
    <style:style style:name="P1057" style:family="paragraph" style:parent-style-name="Text_20_body">
      <style:text-properties officeooo:rsid="09c0c8f5" officeooo:paragraph-rsid="09c0c8f5"/>
    </style:style>
    <style:style style:name="P1058" style:family="paragraph" style:parent-style-name="Text_20_body">
      <style:text-properties officeooo:rsid="09c0dfab" officeooo:paragraph-rsid="09c0dfab"/>
    </style:style>
    <style:style style:name="P1059" style:family="paragraph" style:parent-style-name="Text_20_body">
      <style:text-properties officeooo:rsid="09c0dfab" officeooo:paragraph-rsid="09c2c721"/>
    </style:style>
    <style:style style:name="P1060" style:family="paragraph" style:parent-style-name="Text_20_body">
      <style:text-properties officeooo:rsid="09c2c721" officeooo:paragraph-rsid="09c2c721"/>
    </style:style>
    <style:style style:name="P1061" style:family="paragraph" style:parent-style-name="Text_20_body">
      <style:text-properties officeooo:rsid="09c34e23" officeooo:paragraph-rsid="09c34e23"/>
    </style:style>
    <style:style style:name="P1062" style:family="paragraph" style:parent-style-name="Text_20_body">
      <style:text-properties officeooo:rsid="09c46176" officeooo:paragraph-rsid="09c46176"/>
    </style:style>
    <style:style style:name="P1063" style:family="paragraph" style:parent-style-name="Text_20_body">
      <style:text-properties officeooo:rsid="09cc5c97" officeooo:paragraph-rsid="09cc5c97"/>
    </style:style>
    <style:style style:name="P1064" style:family="paragraph" style:parent-style-name="Text_20_body">
      <style:text-properties officeooo:rsid="09cc5c97" officeooo:paragraph-rsid="0aaebbbf"/>
    </style:style>
    <style:style style:name="P1065" style:family="paragraph" style:parent-style-name="Text_20_body">
      <style:text-properties officeooo:rsid="09cd60c1" officeooo:paragraph-rsid="09cd60c1"/>
    </style:style>
    <style:style style:name="P1066" style:family="paragraph" style:parent-style-name="Text_20_body">
      <style:text-properties officeooo:rsid="09cd60c1" officeooo:paragraph-rsid="0aaebbbf"/>
    </style:style>
    <style:style style:name="P1067" style:family="paragraph" style:parent-style-name="Text_20_body">
      <style:text-properties officeooo:rsid="09ceb31b" officeooo:paragraph-rsid="09ceb31b"/>
    </style:style>
    <style:style style:name="P1068" style:family="paragraph" style:parent-style-name="Text_20_body">
      <style:text-properties officeooo:rsid="09ceb31b" officeooo:paragraph-rsid="09e3774c"/>
    </style:style>
    <style:style style:name="P1069" style:family="paragraph" style:parent-style-name="Text_20_body">
      <style:text-properties officeooo:rsid="09ceb31b" officeooo:paragraph-rsid="0aaebbbf"/>
    </style:style>
    <style:style style:name="P1070" style:family="paragraph" style:parent-style-name="Text_20_body">
      <style:text-properties officeooo:rsid="09ceb31b" officeooo:paragraph-rsid="0ad9ed02"/>
    </style:style>
    <style:style style:name="P1071" style:family="paragraph" style:parent-style-name="Text_20_body">
      <style:text-properties officeooo:rsid="09d243f1" officeooo:paragraph-rsid="09d243f1"/>
    </style:style>
    <style:style style:name="P1072" style:family="paragraph" style:parent-style-name="Text_20_body">
      <style:text-properties officeooo:rsid="09d243f1" officeooo:paragraph-rsid="0ad9ed02"/>
    </style:style>
    <style:style style:name="P1073" style:family="paragraph" style:parent-style-name="Text_20_body">
      <style:text-properties officeooo:rsid="09d243f1" officeooo:paragraph-rsid="0b446e88"/>
    </style:style>
    <style:style style:name="P1074" style:family="paragraph" style:parent-style-name="Text_20_body">
      <style:text-properties officeooo:rsid="09df81ba" officeooo:paragraph-rsid="09df81ba"/>
    </style:style>
    <style:style style:name="P1075" style:family="paragraph" style:parent-style-name="Text_20_body">
      <style:text-properties officeooo:rsid="09e3774c" officeooo:paragraph-rsid="09e486c7"/>
    </style:style>
    <style:style style:name="P1076" style:family="paragraph" style:parent-style-name="Text_20_body">
      <style:text-properties officeooo:rsid="09e731a9" officeooo:paragraph-rsid="09e731a9"/>
    </style:style>
    <style:style style:name="P1077" style:family="paragraph" style:parent-style-name="Text_20_body">
      <style:text-properties officeooo:rsid="09e731a9" officeooo:paragraph-rsid="09e76dae"/>
    </style:style>
    <style:style style:name="P1078" style:family="paragraph" style:parent-style-name="Text_20_body">
      <style:text-properties officeooo:rsid="09e731a9" officeooo:paragraph-rsid="09eaa626"/>
    </style:style>
    <style:style style:name="P1079" style:family="paragraph" style:parent-style-name="Text_20_body">
      <style:text-properties officeooo:rsid="09e731a9" officeooo:paragraph-rsid="0aaebbbf"/>
    </style:style>
    <style:style style:name="P1080" style:family="paragraph" style:parent-style-name="Text_20_body">
      <style:text-properties officeooo:rsid="09ef8bb9" officeooo:paragraph-rsid="09ef8bb9"/>
    </style:style>
    <style:style style:name="P1081" style:family="paragraph" style:parent-style-name="Text_20_body">
      <style:text-properties officeooo:rsid="09ef8bb9" officeooo:paragraph-rsid="09fa3df8"/>
    </style:style>
    <style:style style:name="P1082" style:family="paragraph" style:parent-style-name="Text_20_body">
      <style:text-properties officeooo:rsid="09fb6ab0" officeooo:paragraph-rsid="09fd3926"/>
    </style:style>
    <style:style style:name="P1083" style:family="paragraph" style:parent-style-name="Text_20_body">
      <style:text-properties officeooo:rsid="09fe13a6" officeooo:paragraph-rsid="0a03481f"/>
    </style:style>
    <style:style style:name="P1084" style:family="paragraph" style:parent-style-name="Text_20_body">
      <style:text-properties officeooo:rsid="0a002472" officeooo:paragraph-rsid="0a002472"/>
    </style:style>
    <style:style style:name="P1085" style:family="paragraph" style:parent-style-name="Text_20_body">
      <style:text-properties officeooo:rsid="0a01a8f1" officeooo:paragraph-rsid="0a0388b0"/>
    </style:style>
    <style:style style:name="P1086" style:family="paragraph" style:parent-style-name="Text_20_body">
      <style:text-properties officeooo:rsid="0a0388b0" officeooo:paragraph-rsid="0a03481f"/>
    </style:style>
    <style:style style:name="P1087" style:family="paragraph" style:parent-style-name="Text_20_body">
      <style:text-properties officeooo:paragraph-rsid="0a0cc11f"/>
    </style:style>
    <style:style style:name="P1088" style:family="paragraph" style:parent-style-name="Text_20_body">
      <style:text-properties officeooo:paragraph-rsid="08c17565"/>
    </style:style>
    <style:style style:name="P1089" style:family="paragraph" style:parent-style-name="Text_20_body">
      <style:text-properties officeooo:paragraph-rsid="0a0d1254"/>
    </style:style>
    <style:style style:name="P1090" style:family="paragraph" style:parent-style-name="Text_20_body">
      <style:text-properties officeooo:rsid="06da8a43" officeooo:paragraph-rsid="06da8a43"/>
    </style:style>
    <style:style style:name="P1091" style:family="paragraph" style:parent-style-name="Text_20_body">
      <style:text-properties officeooo:rsid="0a152dc7" officeooo:paragraph-rsid="0a152dc7"/>
    </style:style>
    <style:style style:name="P1092" style:family="paragraph" style:parent-style-name="Text_20_body">
      <style:text-properties officeooo:rsid="0a1694f0" officeooo:paragraph-rsid="0a2b9872"/>
    </style:style>
    <style:style style:name="P1093" style:family="paragraph" style:parent-style-name="Text_20_body">
      <style:text-properties officeooo:rsid="0a1694f0" officeooo:paragraph-rsid="0a446ca4"/>
    </style:style>
    <style:style style:name="P1094" style:family="paragraph" style:parent-style-name="Text_20_body">
      <style:text-properties officeooo:paragraph-rsid="025e7a6b"/>
    </style:style>
    <style:style style:name="P1095" style:family="paragraph" style:parent-style-name="Text_20_body">
      <style:text-properties officeooo:paragraph-rsid="0a1bf9ea"/>
    </style:style>
    <style:style style:name="P1096" style:family="paragraph" style:parent-style-name="Text_20_body">
      <style:text-properties officeooo:rsid="0a1bf9ea" officeooo:paragraph-rsid="0a1bf9ea"/>
    </style:style>
    <style:style style:name="P1097" style:family="paragraph" style:parent-style-name="Text_20_body">
      <style:text-properties officeooo:rsid="0a1f3e66" officeooo:paragraph-rsid="0a1f3e66"/>
    </style:style>
    <style:style style:name="P1098" style:family="paragraph" style:parent-style-name="Text_20_body">
      <style:text-properties officeooo:rsid="0a1f3e66" officeooo:paragraph-rsid="0a209027"/>
    </style:style>
    <style:style style:name="P1099" style:family="paragraph" style:parent-style-name="Text_20_body">
      <style:text-properties officeooo:rsid="0a209027" officeooo:paragraph-rsid="0a209027"/>
    </style:style>
    <style:style style:name="P1100" style:family="paragraph" style:parent-style-name="Text_20_body">
      <style:text-properties officeooo:paragraph-rsid="0a239fc7"/>
    </style:style>
    <style:style style:name="P1101" style:family="paragraph" style:parent-style-name="Text_20_body">
      <style:text-properties officeooo:paragraph-rsid="0a2f5192"/>
    </style:style>
    <style:style style:name="P1102" style:family="paragraph" style:parent-style-name="Text_20_body">
      <style:text-properties officeooo:paragraph-rsid="0a35cf7e"/>
    </style:style>
    <style:style style:name="P1103" style:family="paragraph" style:parent-style-name="Text_20_body">
      <style:text-properties officeooo:rsid="044bb69f" officeooo:paragraph-rsid="0a38b1e7"/>
    </style:style>
    <style:style style:name="P1104" style:family="paragraph" style:parent-style-name="Text_20_body">
      <style:text-properties officeooo:rsid="05a5cc8e" officeooo:paragraph-rsid="05a5cc8e"/>
    </style:style>
    <style:style style:name="P1105" style:family="paragraph" style:parent-style-name="Text_20_body">
      <style:text-properties officeooo:paragraph-rsid="0a3e50dd"/>
    </style:style>
    <style:style style:name="P1106" style:family="paragraph" style:parent-style-name="Text_20_body">
      <style:text-properties officeooo:paragraph-rsid="0a3e947f"/>
    </style:style>
    <style:style style:name="P1107" style:family="paragraph" style:parent-style-name="Text_20_body">
      <style:text-properties officeooo:paragraph-rsid="0a40178b"/>
    </style:style>
    <style:style style:name="P1108" style:family="paragraph" style:parent-style-name="Text_20_body">
      <style:text-properties officeooo:rsid="0a47e79a" officeooo:paragraph-rsid="0a4b0f8b"/>
    </style:style>
    <style:style style:name="P1109" style:family="paragraph" style:parent-style-name="Text_20_body">
      <style:text-properties officeooo:rsid="0a48545d" officeooo:paragraph-rsid="0a4b0f8b"/>
    </style:style>
    <style:style style:name="P1110" style:family="paragraph" style:parent-style-name="Text_20_body">
      <style:text-properties officeooo:rsid="026f37bf" officeooo:paragraph-rsid="026f37bf"/>
    </style:style>
    <style:style style:name="P1111" style:family="paragraph" style:parent-style-name="Text_20_body">
      <style:text-properties officeooo:paragraph-rsid="0a4b0f8b"/>
    </style:style>
    <style:style style:name="P1112" style:family="paragraph" style:parent-style-name="Text_20_body">
      <style:text-properties officeooo:rsid="0a4b0f8b" officeooo:paragraph-rsid="0a4b0f8b"/>
    </style:style>
    <style:style style:name="P1113" style:family="paragraph" style:parent-style-name="Text_20_body">
      <style:text-properties officeooo:rsid="0a4b0f8b" officeooo:paragraph-rsid="026f37bf"/>
    </style:style>
    <style:style style:name="P1114" style:family="paragraph" style:parent-style-name="Text_20_body">
      <style:text-properties officeooo:paragraph-rsid="0a4cce6e"/>
    </style:style>
    <style:style style:name="P1115" style:family="paragraph" style:parent-style-name="Text_20_body">
      <style:text-properties officeooo:paragraph-rsid="04545ec2"/>
    </style:style>
    <style:style style:name="P1116" style:family="paragraph" style:parent-style-name="Text_20_body">
      <style:text-properties officeooo:paragraph-rsid="0a58588b"/>
    </style:style>
    <style:style style:name="P1117" style:family="paragraph" style:parent-style-name="Text_20_body">
      <style:text-properties officeooo:paragraph-rsid="027d22ed"/>
    </style:style>
    <style:style style:name="P1118" style:family="paragraph" style:parent-style-name="Text_20_body">
      <style:text-properties officeooo:rsid="0a58588b" officeooo:paragraph-rsid="0a58588b"/>
    </style:style>
    <style:style style:name="P1119" style:family="paragraph" style:parent-style-name="Text_20_body">
      <style:text-properties officeooo:paragraph-rsid="0a5a4335"/>
    </style:style>
    <style:style style:name="P1120" style:family="paragraph" style:parent-style-name="Text_20_body">
      <style:text-properties officeooo:rsid="0a5a4335" officeooo:paragraph-rsid="0a5a4335"/>
    </style:style>
    <style:style style:name="P1121" style:family="paragraph" style:parent-style-name="Text_20_body">
      <style:text-properties officeooo:rsid="02864eca" officeooo:paragraph-rsid="02864eca"/>
    </style:style>
    <style:style style:name="P1122" style:family="paragraph" style:parent-style-name="Text_20_body">
      <style:text-properties officeooo:paragraph-rsid="0a5aae76"/>
    </style:style>
    <style:style style:name="P1123" style:family="paragraph" style:parent-style-name="Text_20_body">
      <style:text-properties officeooo:paragraph-rsid="0286b62b"/>
    </style:style>
    <style:style style:name="P1124" style:family="paragraph" style:parent-style-name="Text_20_body">
      <style:text-properties officeooo:rsid="0286b62b" officeooo:paragraph-rsid="0a5aae76"/>
    </style:style>
    <style:style style:name="P1125" style:family="paragraph" style:parent-style-name="Text_20_body">
      <style:text-properties officeooo:paragraph-rsid="0a5ba90e"/>
    </style:style>
    <style:style style:name="P1126" style:family="paragraph" style:parent-style-name="Text_20_body">
      <style:text-properties officeooo:paragraph-rsid="0a602479"/>
    </style:style>
    <style:style style:name="P1127" style:family="paragraph" style:parent-style-name="Text_20_body">
      <style:text-properties officeooo:rsid="0a616063" officeooo:paragraph-rsid="0a616063"/>
    </style:style>
    <style:style style:name="P1128" style:family="paragraph" style:parent-style-name="Text_20_body">
      <style:text-properties officeooo:rsid="073e4c57" officeooo:paragraph-rsid="073e4c57"/>
    </style:style>
    <style:style style:name="P1129" style:family="paragraph" style:parent-style-name="Text_20_body">
      <style:text-properties officeooo:rsid="078544ba" officeooo:paragraph-rsid="0a6bc287"/>
    </style:style>
    <style:style style:name="P1130" style:family="paragraph" style:parent-style-name="Text_20_body">
      <style:text-properties officeooo:rsid="09555d79" officeooo:paragraph-rsid="0a6dc22f"/>
    </style:style>
    <style:style style:name="P1131" style:family="paragraph" style:parent-style-name="Text_20_body">
      <style:text-properties officeooo:rsid="089a07ea" officeooo:paragraph-rsid="0a6dc22f"/>
    </style:style>
    <style:style style:name="P1132" style:family="paragraph" style:parent-style-name="Text_20_body">
      <style:text-properties officeooo:rsid="0a6dc22f" officeooo:paragraph-rsid="0a6dc22f"/>
    </style:style>
    <style:style style:name="P1133" style:family="paragraph" style:parent-style-name="Text_20_body">
      <style:text-properties officeooo:rsid="07b8bf91" officeooo:paragraph-rsid="07b8bf91"/>
    </style:style>
    <style:style style:name="P1134" style:family="paragraph" style:parent-style-name="Text_20_body">
      <style:text-properties officeooo:rsid="0a3e947f" officeooo:paragraph-rsid="0a3e947f"/>
    </style:style>
    <style:style style:name="P1135" style:family="paragraph" style:parent-style-name="Text_20_body">
      <style:text-properties officeooo:rsid="0a6cf9b4" officeooo:paragraph-rsid="0a6cf9b4"/>
    </style:style>
    <style:style style:name="P1136" style:family="paragraph" style:parent-style-name="Text_20_body">
      <style:text-properties officeooo:paragraph-rsid="0a75bced"/>
    </style:style>
    <style:style style:name="P1137" style:family="paragraph" style:parent-style-name="Text_20_body">
      <style:text-properties officeooo:rsid="0a770a3b" officeooo:paragraph-rsid="0a770a3b"/>
    </style:style>
    <style:style style:name="P1138" style:family="paragraph" style:parent-style-name="Text_20_body">
      <style:text-properties officeooo:paragraph-rsid="0a770a3b"/>
    </style:style>
    <style:style style:name="P1139" style:family="paragraph" style:parent-style-name="Text_20_body">
      <style:text-properties officeooo:paragraph-rsid="0a7b1785"/>
    </style:style>
    <style:style style:name="P1140" style:family="paragraph" style:parent-style-name="Text_20_body">
      <style:text-properties officeooo:rsid="0a80a046" officeooo:paragraph-rsid="0a80a046"/>
    </style:style>
    <style:style style:name="P1141" style:family="paragraph" style:parent-style-name="Text_20_body">
      <style:text-properties officeooo:rsid="0a7aaea3" officeooo:paragraph-rsid="0a7aaea3"/>
    </style:style>
    <style:style style:name="P1142" style:family="paragraph" style:parent-style-name="Text_20_body">
      <style:text-properties officeooo:rsid="0a921ed6" officeooo:paragraph-rsid="0a93443d"/>
    </style:style>
    <style:style style:name="P1143" style:family="paragraph" style:parent-style-name="Text_20_body">
      <style:text-properties officeooo:rsid="0a921ed6" officeooo:paragraph-rsid="0a9b4361"/>
    </style:style>
    <style:style style:name="P1144" style:family="paragraph" style:parent-style-name="Text_20_body">
      <style:text-properties officeooo:rsid="0468514b" officeooo:paragraph-rsid="05bac8fb"/>
    </style:style>
    <style:style style:name="P1145" style:family="paragraph" style:parent-style-name="Text_20_body">
      <style:text-properties officeooo:rsid="0468514b" officeooo:paragraph-rsid="0a921ed6"/>
    </style:style>
    <style:style style:name="P1146" style:family="paragraph" style:parent-style-name="Text_20_body">
      <style:text-properties officeooo:rsid="05bac8fb" officeooo:paragraph-rsid="0a921ed6"/>
    </style:style>
    <style:style style:name="P1147" style:family="paragraph" style:parent-style-name="Text_20_body">
      <style:text-properties officeooo:rsid="0a93443d" officeooo:paragraph-rsid="0a93443d"/>
    </style:style>
    <style:style style:name="P1148" style:family="paragraph" style:parent-style-name="Text_20_body">
      <style:text-properties officeooo:paragraph-rsid="0a44b10e"/>
    </style:style>
    <style:style style:name="P1149" style:family="paragraph" style:parent-style-name="Text_20_body">
      <style:text-properties officeooo:paragraph-rsid="0a952e61"/>
    </style:style>
    <style:style style:name="P1150" style:family="paragraph" style:parent-style-name="Text_20_body">
      <style:text-properties officeooo:rsid="0a9b4361" officeooo:paragraph-rsid="0a9b4361"/>
    </style:style>
    <style:style style:name="P1151" style:family="paragraph" style:parent-style-name="Text_20_body">
      <style:text-properties officeooo:paragraph-rsid="0a9b4361"/>
    </style:style>
    <style:style style:name="P1152" style:family="paragraph" style:parent-style-name="Text_20_body">
      <style:text-properties officeooo:rsid="0a9d02ae" officeooo:paragraph-rsid="0a9d02ae"/>
    </style:style>
    <style:style style:name="P1153" style:family="paragraph" style:parent-style-name="Text_20_body">
      <style:text-properties officeooo:paragraph-rsid="0aa36060"/>
    </style:style>
    <style:style style:name="P1154" style:family="paragraph" style:parent-style-name="Text_20_body">
      <style:text-properties officeooo:rsid="0aa49733" officeooo:paragraph-rsid="0aa49733"/>
    </style:style>
    <style:style style:name="P1155" style:family="paragraph" style:parent-style-name="Text_20_body">
      <style:text-properties officeooo:rsid="0aa49733" officeooo:paragraph-rsid="0aa65bef"/>
    </style:style>
    <style:style style:name="P1156" style:family="paragraph" style:parent-style-name="Text_20_body">
      <style:text-properties officeooo:rsid="0aa49733" officeooo:paragraph-rsid="0ab8a3ad"/>
    </style:style>
    <style:style style:name="P1157" style:family="paragraph" style:parent-style-name="Text_20_body">
      <style:text-properties officeooo:paragraph-rsid="0aa71654"/>
    </style:style>
    <style:style style:name="P1158" style:family="paragraph" style:parent-style-name="Text_20_body">
      <style:text-properties officeooo:rsid="0aa71654" officeooo:paragraph-rsid="0aa71654"/>
    </style:style>
    <style:style style:name="P1159" style:family="paragraph" style:parent-style-name="Text_20_body">
      <style:text-properties officeooo:rsid="0aa65bef" officeooo:paragraph-rsid="0aa65bef"/>
    </style:style>
    <style:style style:name="P1160" style:family="paragraph" style:parent-style-name="Text_20_body">
      <style:text-properties officeooo:rsid="0ab0acf6" officeooo:paragraph-rsid="0ab0acf6"/>
    </style:style>
    <style:style style:name="P1161" style:family="paragraph" style:parent-style-name="Text_20_body">
      <style:text-properties officeooo:rsid="0ab0acf6" officeooo:paragraph-rsid="0ad2515c"/>
    </style:style>
    <style:style style:name="P1162" style:family="paragraph" style:parent-style-name="Text_20_body">
      <style:text-properties officeooo:rsid="0ab0acf6" officeooo:paragraph-rsid="0ad3e8b1"/>
    </style:style>
    <style:style style:name="P1163" style:family="paragraph" style:parent-style-name="Text_20_body">
      <style:text-properties officeooo:rsid="0ab2198b" officeooo:paragraph-rsid="0ab2198b"/>
    </style:style>
    <style:style style:name="P1164" style:family="paragraph" style:parent-style-name="Text_20_body">
      <style:text-properties officeooo:rsid="0ab2198b" officeooo:paragraph-rsid="0ab38ad2"/>
    </style:style>
    <style:style style:name="P1165" style:family="paragraph" style:parent-style-name="Text_20_body">
      <style:text-properties officeooo:rsid="0ab2198b" officeooo:paragraph-rsid="0ab4d63a"/>
    </style:style>
    <style:style style:name="P1166" style:family="paragraph" style:parent-style-name="Text_20_body">
      <style:text-properties officeooo:rsid="0ab38ad2" officeooo:paragraph-rsid="0ab4d63a"/>
    </style:style>
    <style:style style:name="P1167" style:family="paragraph" style:parent-style-name="Text_20_body">
      <style:text-properties officeooo:rsid="0ab4d63a" officeooo:paragraph-rsid="0ab4d63a"/>
    </style:style>
    <style:style style:name="P1168" style:family="paragraph" style:parent-style-name="Text_20_body">
      <style:text-properties officeooo:rsid="0ab76266" officeooo:paragraph-rsid="0ab76266"/>
    </style:style>
    <style:style style:name="P1169" style:family="paragraph" style:parent-style-name="Text_20_body">
      <style:text-properties officeooo:rsid="0a9960c3" officeooo:paragraph-rsid="0ab8a3ad"/>
    </style:style>
    <style:style style:name="P1170" style:family="paragraph" style:parent-style-name="Text_20_body">
      <style:text-properties officeooo:rsid="07d507e6" officeooo:paragraph-rsid="0abc45ad"/>
    </style:style>
    <style:style style:name="P1171" style:family="paragraph" style:parent-style-name="Text_20_body">
      <style:text-properties officeooo:rsid="0abc45ad" officeooo:paragraph-rsid="0abc45ad"/>
    </style:style>
    <style:style style:name="P1172" style:family="paragraph" style:parent-style-name="Text_20_body">
      <style:text-properties officeooo:rsid="08db003f" officeooo:paragraph-rsid="08db003f"/>
    </style:style>
    <style:style style:name="P1173" style:family="paragraph" style:parent-style-name="Text_20_body">
      <style:text-properties officeooo:rsid="0ab068f9" officeooo:paragraph-rsid="0ab068f9"/>
    </style:style>
    <style:style style:name="P1174" style:family="paragraph" style:parent-style-name="Text_20_body">
      <style:text-properties officeooo:paragraph-rsid="0abeac05"/>
    </style:style>
    <style:style style:name="P1175" style:family="paragraph" style:parent-style-name="Text_20_body">
      <style:text-properties officeooo:rsid="0ac04954" officeooo:paragraph-rsid="0ac04954"/>
    </style:style>
    <style:style style:name="P1176" style:family="paragraph" style:parent-style-name="Text_20_body">
      <style:text-properties officeooo:rsid="0abeac05" officeooo:paragraph-rsid="0abeac05"/>
    </style:style>
    <style:style style:name="P1177" style:family="paragraph" style:parent-style-name="Standard">
      <style:text-properties officeooo:rsid="00151086" officeooo:paragraph-rsid="0ae187ec"/>
    </style:style>
    <style:style style:name="P1178" style:family="paragraph" style:parent-style-name="Standard">
      <style:text-properties officeooo:rsid="00059a86" officeooo:paragraph-rsid="0ae187ec"/>
    </style:style>
    <style:style style:name="P1179" style:family="paragraph" style:parent-style-name="Standard">
      <style:text-properties officeooo:rsid="00059a86" officeooo:paragraph-rsid="0ae2287c"/>
    </style:style>
    <style:style style:name="P1180" style:family="paragraph" style:parent-style-name="Standard">
      <style:text-properties officeooo:rsid="00059a86" officeooo:paragraph-rsid="0ae30a65"/>
    </style:style>
    <style:style style:name="P1181" style:family="paragraph" style:parent-style-name="Standard">
      <style:text-properties officeooo:rsid="00060064" officeooo:paragraph-rsid="0ae187ec"/>
    </style:style>
    <style:style style:name="P1182" style:family="paragraph" style:parent-style-name="Standard">
      <style:text-properties officeooo:rsid="00060064" officeooo:paragraph-rsid="0ae7ffdf"/>
    </style:style>
    <style:style style:name="P1183" style:family="paragraph" style:parent-style-name="Standard">
      <style:text-properties officeooo:rsid="0007a4ff" officeooo:paragraph-rsid="0ae187ec"/>
    </style:style>
    <style:style style:name="P1184" style:family="paragraph" style:parent-style-name="Standard">
      <style:text-properties officeooo:rsid="0007a4ff" officeooo:paragraph-rsid="0ae9231e"/>
    </style:style>
    <style:style style:name="P1185" style:family="paragraph" style:parent-style-name="Standard">
      <style:text-properties officeooo:rsid="000aa33f" officeooo:paragraph-rsid="0ae187ec"/>
    </style:style>
    <style:style style:name="P1186" style:family="paragraph" style:parent-style-name="Standard">
      <style:text-properties officeooo:rsid="0008cdf7" officeooo:paragraph-rsid="0ae187ec"/>
    </style:style>
    <style:style style:name="P1187" style:family="paragraph" style:parent-style-name="Standard">
      <style:text-properties officeooo:rsid="000bf996" officeooo:paragraph-rsid="0ae187ec"/>
    </style:style>
    <style:style style:name="P1188" style:family="paragraph" style:parent-style-name="Standard">
      <style:text-properties officeooo:rsid="000d8592" officeooo:paragraph-rsid="0ae187ec"/>
    </style:style>
    <style:style style:name="P1189" style:family="paragraph" style:parent-style-name="Standard">
      <style:text-properties officeooo:rsid="000eb196" officeooo:paragraph-rsid="0ae187ec"/>
    </style:style>
    <style:style style:name="P1190" style:family="paragraph" style:parent-style-name="Standard">
      <style:text-properties officeooo:rsid="00103b7f" officeooo:paragraph-rsid="0ae187ec"/>
    </style:style>
    <style:style style:name="P1191" style:family="paragraph" style:parent-style-name="Standard">
      <style:text-properties officeooo:rsid="0011284f" officeooo:paragraph-rsid="0ae187ec"/>
    </style:style>
    <style:style style:name="P1192" style:family="paragraph" style:parent-style-name="Standard">
      <style:text-properties officeooo:rsid="0011ec9a" officeooo:paragraph-rsid="0ae187ec"/>
    </style:style>
    <style:style style:name="P1193" style:family="paragraph" style:parent-style-name="Standard">
      <style:text-properties officeooo:rsid="0013150a" officeooo:paragraph-rsid="0ae187ec"/>
    </style:style>
    <style:style style:name="P1194" style:family="paragraph" style:parent-style-name="Standard">
      <style:text-properties officeooo:rsid="0ae2287c" officeooo:paragraph-rsid="0ae2287c"/>
    </style:style>
    <style:style style:name="P1195" style:family="paragraph" style:parent-style-name="Standard">
      <style:text-properties officeooo:rsid="0ae30a65" officeooo:paragraph-rsid="0ae30a65"/>
    </style:style>
    <style:style style:name="P1196" style:family="paragraph" style:parent-style-name="Standard">
      <style:text-properties officeooo:rsid="0ae30a65" officeooo:paragraph-rsid="0ae450bb"/>
    </style:style>
    <style:style style:name="P1197" style:family="paragraph" style:parent-style-name="Standard">
      <style:text-properties officeooo:rsid="0ae64d5f" officeooo:paragraph-rsid="0ae7ffdf"/>
    </style:style>
    <style:style style:name="P1198" style:family="paragraph" style:parent-style-name="Standard">
      <style:text-properties officeooo:rsid="0ae7ffdf" officeooo:paragraph-rsid="0ae865d4"/>
    </style:style>
    <style:style style:name="P1199" style:family="paragraph" style:parent-style-name="Standard">
      <style:text-properties officeooo:rsid="0ae9231e" officeooo:paragraph-rsid="0ae9231e"/>
    </style:style>
    <style:style style:name="P1200" style:family="paragraph" style:parent-style-name="Standard">
      <style:text-properties officeooo:rsid="0aead439" officeooo:paragraph-rsid="0aead439"/>
    </style:style>
    <style:style style:name="P1201" style:family="paragraph" style:parent-style-name="Standard">
      <style:text-properties officeooo:rsid="0aead439" officeooo:paragraph-rsid="0aecc82a"/>
    </style:style>
    <style:style style:name="P1202" style:family="paragraph" style:parent-style-name="Standard">
      <style:text-properties officeooo:rsid="0aecc82a" officeooo:paragraph-rsid="0aecc82a"/>
    </style:style>
    <style:style style:name="P1203" style:family="paragraph" style:parent-style-name="Standard">
      <style:text-properties officeooo:rsid="0aecc82a" officeooo:paragraph-rsid="0aee2169"/>
    </style:style>
    <style:style style:name="P1204" style:family="paragraph" style:parent-style-name="Standard">
      <style:text-properties officeooo:rsid="0aee2169" officeooo:paragraph-rsid="0aee2169"/>
    </style:style>
    <style:style style:name="P1205" style:family="paragraph" style:parent-style-name="Standard">
      <style:text-properties officeooo:rsid="0af19995" officeooo:paragraph-rsid="0af19995"/>
    </style:style>
    <style:style style:name="P1206" style:family="paragraph" style:parent-style-name="Text_20_body">
      <style:text-properties officeooo:rsid="0ac764e7" officeooo:paragraph-rsid="0ac8adf7"/>
    </style:style>
    <style:style style:name="P1207" style:family="paragraph" style:parent-style-name="Text_20_body">
      <style:text-properties officeooo:rsid="0ac97f2b" officeooo:paragraph-rsid="0ac97f2b"/>
    </style:style>
    <style:style style:name="P1208" style:family="paragraph" style:parent-style-name="Text_20_body">
      <style:text-properties officeooo:rsid="0ac9d5dc" officeooo:paragraph-rsid="0ac9d5dc"/>
    </style:style>
    <style:style style:name="P1209" style:family="paragraph" style:parent-style-name="Text_20_body">
      <style:text-properties officeooo:rsid="0ad3e8b1" officeooo:paragraph-rsid="0ad49493"/>
    </style:style>
    <style:style style:name="P1210" style:family="paragraph" style:parent-style-name="Text_20_body">
      <style:text-properties officeooo:rsid="0ad49493" officeooo:paragraph-rsid="0ad49493"/>
    </style:style>
    <style:style style:name="P1211" style:family="paragraph" style:parent-style-name="Text_20_body">
      <style:text-properties officeooo:rsid="0ad61875" officeooo:paragraph-rsid="0ad61875"/>
    </style:style>
    <style:style style:name="P1212" style:family="paragraph" style:parent-style-name="Text_20_body">
      <style:text-properties officeooo:rsid="0ad776bf" officeooo:paragraph-rsid="0ad776bf"/>
    </style:style>
    <style:style style:name="P1213" style:family="paragraph" style:parent-style-name="Text_20_body">
      <style:text-properties officeooo:rsid="0ad86994" officeooo:paragraph-rsid="0ad86994"/>
    </style:style>
    <style:style style:name="P1214" style:family="paragraph" style:parent-style-name="Text_20_body">
      <style:text-properties officeooo:rsid="0ad87bb5" officeooo:paragraph-rsid="0ad87bb5"/>
    </style:style>
    <style:style style:name="P1215" style:family="paragraph" style:parent-style-name="Text_20_body">
      <style:text-properties officeooo:rsid="0ad9ed02" officeooo:paragraph-rsid="0ad9ed02"/>
    </style:style>
    <style:style style:name="P1216" style:family="paragraph" style:parent-style-name="Text_20_body">
      <style:text-properties officeooo:rsid="0add32ac" officeooo:paragraph-rsid="0ae0fa6a"/>
    </style:style>
    <style:style style:name="P1217" style:family="paragraph" style:parent-style-name="Text_20_body">
      <style:text-properties officeooo:rsid="0adf2e15" officeooo:paragraph-rsid="0ae0fa6a"/>
    </style:style>
    <style:style style:name="P1218" style:family="paragraph" style:parent-style-name="Text_20_body">
      <style:text-properties officeooo:rsid="0ae0fa6a" officeooo:paragraph-rsid="0ae0fa6a"/>
    </style:style>
    <style:style style:name="P1219" style:family="paragraph" style:parent-style-name="Text_20_body">
      <style:text-properties officeooo:rsid="0ae187ec" officeooo:paragraph-rsid="0ae187ec"/>
    </style:style>
    <style:style style:name="P1220" style:family="paragraph" style:parent-style-name="Text_20_body">
      <style:text-properties officeooo:rsid="05488799" officeooo:paragraph-rsid="0ae187ec"/>
    </style:style>
    <style:style style:name="P1221" style:family="paragraph" style:parent-style-name="Text_20_body">
      <style:text-properties officeooo:rsid="05488799" officeooo:paragraph-rsid="0af19995"/>
    </style:style>
    <style:style style:name="P1222" style:family="paragraph" style:parent-style-name="Text_20_body">
      <style:text-properties officeooo:rsid="0519d059" officeooo:paragraph-rsid="0af19995"/>
    </style:style>
    <style:style style:name="P1223" style:family="paragraph" style:parent-style-name="Text_20_body">
      <style:text-properties officeooo:rsid="0519d059" officeooo:paragraph-rsid="0b005648"/>
    </style:style>
    <style:style style:name="P1224" style:family="paragraph" style:parent-style-name="Text_20_body">
      <style:text-properties officeooo:rsid="0519d059" officeooo:paragraph-rsid="0b0865d3"/>
    </style:style>
    <style:style style:name="P1225" style:family="paragraph" style:parent-style-name="Text_20_body">
      <style:text-properties officeooo:rsid="0523db8b" officeooo:paragraph-rsid="0b0887af"/>
    </style:style>
    <style:style style:name="P1226" style:family="paragraph" style:parent-style-name="Text_20_body">
      <style:text-properties officeooo:rsid="0523db8b" officeooo:paragraph-rsid="0b091100"/>
    </style:style>
    <style:style style:name="P1227" style:family="paragraph" style:parent-style-name="Text_20_body">
      <style:text-properties officeooo:rsid="05225a65" officeooo:paragraph-rsid="0af19995"/>
    </style:style>
    <style:style style:name="P1228" style:family="paragraph" style:parent-style-name="Text_20_body">
      <style:text-properties officeooo:rsid="05249263" officeooo:paragraph-rsid="0af19995"/>
    </style:style>
    <style:style style:name="P1229" style:family="paragraph" style:parent-style-name="Text_20_body">
      <style:text-properties officeooo:rsid="05249263" officeooo:paragraph-rsid="0b091100"/>
    </style:style>
    <style:style style:name="P1230" style:family="paragraph" style:parent-style-name="Text_20_body">
      <style:text-properties officeooo:rsid="05257100" officeooo:paragraph-rsid="0af19995"/>
    </style:style>
    <style:style style:name="P1231" style:family="paragraph" style:parent-style-name="Text_20_body">
      <style:text-properties officeooo:rsid="05297dcb" officeooo:paragraph-rsid="0af19995"/>
    </style:style>
    <style:style style:name="P1232" style:family="paragraph" style:parent-style-name="Text_20_body">
      <style:text-properties officeooo:rsid="052a623f" officeooo:paragraph-rsid="0af19995"/>
    </style:style>
    <style:style style:name="P1233" style:family="paragraph" style:parent-style-name="Text_20_body">
      <style:text-properties officeooo:rsid="05301c52" officeooo:paragraph-rsid="0af19995"/>
    </style:style>
    <style:style style:name="P1234" style:family="paragraph" style:parent-style-name="Text_20_body">
      <style:text-properties officeooo:rsid="053078ea" officeooo:paragraph-rsid="0af19995"/>
    </style:style>
    <style:style style:name="P1235" style:family="paragraph" style:parent-style-name="Text_20_body">
      <style:text-properties officeooo:rsid="0531e7a7" officeooo:paragraph-rsid="0af19995"/>
    </style:style>
    <style:style style:name="P1236" style:family="paragraph" style:parent-style-name="Text_20_body">
      <style:text-properties officeooo:rsid="0534f206" officeooo:paragraph-rsid="0af19995"/>
    </style:style>
    <style:style style:name="P1237" style:family="paragraph" style:parent-style-name="Text_20_body">
      <style:text-properties officeooo:rsid="05354840" officeooo:paragraph-rsid="0af19995"/>
    </style:style>
    <style:style style:name="P1238" style:family="paragraph" style:parent-style-name="Text_20_body">
      <style:text-properties officeooo:rsid="0535a50f" officeooo:paragraph-rsid="0af19995"/>
    </style:style>
    <style:style style:name="P1239" style:family="paragraph" style:parent-style-name="Text_20_body">
      <style:text-properties officeooo:rsid="0535d4ea" officeooo:paragraph-rsid="0af19995"/>
    </style:style>
    <style:style style:name="P1240" style:family="paragraph" style:parent-style-name="Text_20_body">
      <style:text-properties officeooo:rsid="0536e06a" officeooo:paragraph-rsid="0af19995"/>
    </style:style>
    <style:style style:name="P1241" style:family="paragraph" style:parent-style-name="Text_20_body">
      <style:text-properties officeooo:rsid="053960ab" officeooo:paragraph-rsid="0af19995"/>
    </style:style>
    <style:style style:name="P1242" style:family="paragraph" style:parent-style-name="Text_20_body">
      <style:text-properties officeooo:rsid="0539eda4" officeooo:paragraph-rsid="0af19995"/>
    </style:style>
    <style:style style:name="P1243" style:family="paragraph" style:parent-style-name="Text_20_body">
      <style:text-properties officeooo:rsid="053b77c8" officeooo:paragraph-rsid="0af19995"/>
    </style:style>
    <style:style style:name="P1244" style:family="paragraph" style:parent-style-name="Text_20_body">
      <style:text-properties officeooo:rsid="053c01a1" officeooo:paragraph-rsid="0af19995"/>
    </style:style>
    <style:style style:name="P1245" style:family="paragraph" style:parent-style-name="Text_20_body">
      <style:text-properties officeooo:rsid="053b8e77" officeooo:paragraph-rsid="0af19995"/>
    </style:style>
    <style:style style:name="P1246" style:family="paragraph" style:parent-style-name="Text_20_body">
      <style:text-properties officeooo:rsid="053e54f3" officeooo:paragraph-rsid="0af19995"/>
    </style:style>
    <style:style style:name="P1247" style:family="paragraph" style:parent-style-name="Text_20_body">
      <style:text-properties officeooo:rsid="053e96ce" officeooo:paragraph-rsid="0af19995"/>
    </style:style>
    <style:style style:name="P1248" style:family="paragraph" style:parent-style-name="Text_20_body">
      <style:text-properties officeooo:rsid="053fc061" officeooo:paragraph-rsid="0af19995"/>
    </style:style>
    <style:style style:name="P1249" style:family="paragraph" style:parent-style-name="Text_20_body">
      <style:text-properties officeooo:rsid="05417a0f" officeooo:paragraph-rsid="0af19995"/>
    </style:style>
    <style:style style:name="P1250" style:family="paragraph" style:parent-style-name="Text_20_body">
      <style:text-properties officeooo:rsid="0540755f" officeooo:paragraph-rsid="0af19995"/>
    </style:style>
    <style:style style:name="P1251" style:family="paragraph" style:parent-style-name="Text_20_body">
      <style:text-properties officeooo:rsid="05407735" officeooo:paragraph-rsid="0af19995"/>
    </style:style>
    <style:style style:name="P1252" style:family="paragraph" style:parent-style-name="Text_20_body">
      <style:text-properties officeooo:rsid="0541bf1e" officeooo:paragraph-rsid="0af19995"/>
    </style:style>
    <style:style style:name="P1253" style:family="paragraph" style:parent-style-name="Text_20_body">
      <style:text-properties officeooo:rsid="0542fb9c" officeooo:paragraph-rsid="0af19995"/>
    </style:style>
    <style:style style:name="P1254" style:family="paragraph" style:parent-style-name="Text_20_body">
      <style:text-properties officeooo:rsid="0544bdff" officeooo:paragraph-rsid="0af19995"/>
    </style:style>
    <style:style style:name="P1255" style:family="paragraph" style:parent-style-name="Text_20_body">
      <style:text-properties officeooo:rsid="054507b7" officeooo:paragraph-rsid="0af19995"/>
    </style:style>
    <style:style style:name="P1256" style:family="paragraph" style:parent-style-name="Text_20_body">
      <style:text-properties officeooo:rsid="054557db" officeooo:paragraph-rsid="0af19995"/>
    </style:style>
    <style:style style:name="P1257" style:family="paragraph" style:parent-style-name="Text_20_body">
      <style:text-properties officeooo:rsid="05475372" officeooo:paragraph-rsid="0af19995"/>
    </style:style>
    <style:style style:name="P1258" style:family="paragraph" style:parent-style-name="Text_20_body">
      <style:text-properties officeooo:rsid="05ab9f43" officeooo:paragraph-rsid="0af19995"/>
    </style:style>
    <style:style style:name="P1259" style:family="paragraph" style:parent-style-name="Text_20_body">
      <style:text-properties officeooo:rsid="0af3aa9d" officeooo:paragraph-rsid="0af3aa9d"/>
    </style:style>
    <style:style style:name="P1260" style:family="paragraph" style:parent-style-name="Text_20_body">
      <style:text-properties officeooo:rsid="0af7a33d" officeooo:paragraph-rsid="0af7a33d"/>
    </style:style>
    <style:style style:name="P1261" style:family="paragraph" style:parent-style-name="Text_20_body">
      <style:text-properties officeooo:rsid="0b005648" officeooo:paragraph-rsid="0b005648"/>
    </style:style>
    <style:style style:name="P1262" style:family="paragraph" style:parent-style-name="Text_20_body">
      <style:text-properties officeooo:rsid="0b00eeab" officeooo:paragraph-rsid="0b02e269"/>
    </style:style>
    <style:style style:name="P1263" style:family="paragraph" style:parent-style-name="Text_20_body">
      <style:text-properties officeooo:rsid="0b02e269" officeooo:paragraph-rsid="0b02e269"/>
    </style:style>
    <style:style style:name="P1264" style:family="paragraph" style:parent-style-name="Text_20_body">
      <style:text-properties officeooo:rsid="0b0474bc" officeooo:paragraph-rsid="0b0474bc"/>
    </style:style>
    <style:style style:name="P1265" style:family="paragraph" style:parent-style-name="Text_20_body">
      <style:text-properties officeooo:paragraph-rsid="0b0474bc"/>
    </style:style>
    <style:style style:name="P1266" style:family="paragraph" style:parent-style-name="Text_20_body">
      <style:text-properties officeooo:rsid="0b06a688" officeooo:paragraph-rsid="0b06a688"/>
    </style:style>
    <style:style style:name="P1267" style:family="paragraph" style:parent-style-name="Text_20_body">
      <style:text-properties officeooo:rsid="0b075cd6" officeooo:paragraph-rsid="0b075cd6"/>
    </style:style>
    <style:style style:name="P1268" style:family="paragraph" style:parent-style-name="Text_20_body">
      <style:text-properties officeooo:rsid="0b075cd6" officeooo:paragraph-rsid="0b0865d3"/>
    </style:style>
    <style:style style:name="P1269" style:family="paragraph" style:parent-style-name="Text_20_body">
      <style:text-properties officeooo:rsid="0b0865d3" officeooo:paragraph-rsid="0b0865d3"/>
    </style:style>
    <style:style style:name="P1270" style:family="paragraph" style:parent-style-name="Text_20_body">
      <style:text-properties officeooo:rsid="0b093a12" officeooo:paragraph-rsid="0b093a12"/>
    </style:style>
    <style:style style:name="P1271" style:family="paragraph" style:parent-style-name="Text_20_body">
      <style:text-properties officeooo:rsid="0b0e62f0" officeooo:paragraph-rsid="0b0e62f0"/>
    </style:style>
    <style:style style:name="P1272" style:family="paragraph" style:parent-style-name="Standard">
      <style:text-properties officeooo:rsid="0ae450bb" officeooo:paragraph-rsid="0ae450bb"/>
    </style:style>
    <style:style style:name="P1273" style:family="paragraph" style:parent-style-name="Standard">
      <style:text-properties officeooo:rsid="0b320a31" officeooo:paragraph-rsid="0b320a31"/>
    </style:style>
    <style:style style:name="P1274" style:family="paragraph" style:parent-style-name="Text_20_body">
      <style:text-properties officeooo:rsid="0b320a31" officeooo:paragraph-rsid="0b320a31"/>
    </style:style>
    <style:style style:name="P1275" style:family="paragraph" style:parent-style-name="Text_20_body">
      <style:text-properties officeooo:rsid="0b320a31" officeooo:paragraph-rsid="0b339936"/>
    </style:style>
    <style:style style:name="P1276" style:family="paragraph" style:parent-style-name="Text_20_body">
      <style:text-properties officeooo:rsid="0b320a31" officeooo:paragraph-rsid="0b388663"/>
    </style:style>
    <style:style style:name="P1277" style:family="paragraph" style:parent-style-name="Text_20_body">
      <style:text-properties officeooo:rsid="0b320a31" officeooo:paragraph-rsid="0b3c97db"/>
    </style:style>
    <style:style style:name="P1278" style:family="paragraph" style:parent-style-name="Text_20_body">
      <style:text-properties officeooo:rsid="0b091100" officeooo:paragraph-rsid="0b091100"/>
    </style:style>
    <style:style style:name="P1279" style:family="paragraph" style:parent-style-name="Text_20_body">
      <style:text-properties officeooo:rsid="0b0c3e53" officeooo:paragraph-rsid="0af19995"/>
    </style:style>
    <style:style style:name="P1280" style:family="paragraph" style:parent-style-name="Text_20_body">
      <style:text-properties officeooo:paragraph-rsid="0973d004"/>
    </style:style>
    <style:style style:name="P1281" style:family="paragraph" style:parent-style-name="Text_20_body">
      <style:text-properties officeooo:rsid="0b205530" officeooo:paragraph-rsid="0b205530"/>
    </style:style>
    <style:style style:name="P1282" style:family="paragraph" style:parent-style-name="Text_20_body">
      <style:text-properties officeooo:rsid="0b27aab9" officeooo:paragraph-rsid="0b27aab9"/>
    </style:style>
    <style:style style:name="P1283" style:family="paragraph" style:parent-style-name="Text_20_body">
      <style:text-properties officeooo:rsid="0b285c36" officeooo:paragraph-rsid="0b285c36"/>
    </style:style>
    <style:style style:name="P1284" style:family="paragraph" style:parent-style-name="Text_20_body">
      <style:text-properties officeooo:rsid="0b29ead9" officeooo:paragraph-rsid="0b29ead9"/>
    </style:style>
    <style:style style:name="P1285" style:family="paragraph" style:parent-style-name="Text_20_body">
      <style:text-properties officeooo:rsid="0b29ead9" officeooo:paragraph-rsid="0b2bea3c"/>
    </style:style>
    <style:style style:name="P1286" style:family="paragraph" style:parent-style-name="Text_20_body">
      <style:text-properties officeooo:rsid="0b29ead9" officeooo:paragraph-rsid="0b2eb76e"/>
    </style:style>
    <style:style style:name="P1287" style:family="paragraph" style:parent-style-name="Text_20_body">
      <style:text-properties officeooo:rsid="0b29ead9" officeooo:paragraph-rsid="0b320a31"/>
    </style:style>
    <style:style style:name="P1288" style:family="paragraph" style:parent-style-name="Text_20_body">
      <style:text-properties officeooo:rsid="0b2b02d2" officeooo:paragraph-rsid="0b320a31"/>
    </style:style>
    <style:style style:name="P1289" style:family="paragraph" style:parent-style-name="Text_20_body">
      <style:text-properties officeooo:rsid="0b2cd172" officeooo:paragraph-rsid="0b2cd172"/>
    </style:style>
    <style:style style:name="P1290" style:family="paragraph" style:parent-style-name="Text_20_body">
      <style:text-properties officeooo:rsid="0b2e1f8d" officeooo:paragraph-rsid="0b2e1f8d"/>
    </style:style>
    <style:style style:name="P1291" style:family="paragraph" style:parent-style-name="Text_20_body">
      <style:text-properties officeooo:rsid="0b2e1f8d" officeooo:paragraph-rsid="0b2eb76e"/>
    </style:style>
    <style:style style:name="P1292" style:family="paragraph" style:parent-style-name="Text_20_body">
      <style:text-properties officeooo:rsid="0b2e1f8d" officeooo:paragraph-rsid="0b339936"/>
    </style:style>
    <style:style style:name="P1293" style:family="paragraph" style:parent-style-name="Text_20_body">
      <style:text-properties officeooo:rsid="0b2eb76e" officeooo:paragraph-rsid="0b2eb76e"/>
    </style:style>
    <style:style style:name="P1294" style:family="paragraph" style:parent-style-name="Text_20_body">
      <style:text-properties officeooo:rsid="0b2f6281" officeooo:paragraph-rsid="0b2f6281"/>
    </style:style>
    <style:style style:name="P1295" style:family="paragraph" style:parent-style-name="Text_20_body">
      <style:text-properties officeooo:rsid="0b2f6281" officeooo:paragraph-rsid="0b3156c8"/>
    </style:style>
    <style:style style:name="P1296" style:family="paragraph" style:parent-style-name="Text_20_body">
      <style:text-properties officeooo:rsid="0b3156c8" officeooo:paragraph-rsid="0b2f6281"/>
    </style:style>
    <style:style style:name="P1297" style:family="paragraph" style:parent-style-name="Text_20_body">
      <style:text-properties officeooo:rsid="0b3156c8" officeooo:paragraph-rsid="0b3156c8"/>
    </style:style>
    <style:style style:name="P1298" style:family="paragraph" style:parent-style-name="Text_20_body">
      <style:text-properties officeooo:rsid="0b339936" officeooo:paragraph-rsid="0b3fb180"/>
    </style:style>
    <style:style style:name="P1299" style:family="paragraph" style:parent-style-name="Text_20_body">
      <style:text-properties officeooo:rsid="0b2bea3c" officeooo:paragraph-rsid="0b2bea3c"/>
    </style:style>
    <style:style style:name="P1300" style:family="paragraph" style:parent-style-name="Text_20_body">
      <style:text-properties officeooo:rsid="0b40d404" officeooo:paragraph-rsid="0b40d404"/>
    </style:style>
    <style:style style:name="P1301" style:family="paragraph" style:parent-style-name="Text_20_body">
      <style:text-properties officeooo:rsid="0b40d404" officeooo:paragraph-rsid="0b446e88"/>
    </style:style>
    <style:style style:name="P1302" style:family="paragraph" style:parent-style-name="Text_20_body">
      <style:text-properties officeooo:rsid="0b446e88" officeooo:paragraph-rsid="0b446e88"/>
    </style:style>
    <style:style style:name="P1303" style:family="paragraph" style:parent-style-name="Text_20_body">
      <style:text-properties officeooo:rsid="0b446e88" officeooo:paragraph-rsid="0b4b1f0b"/>
    </style:style>
    <style:style style:name="P1304" style:family="paragraph" style:parent-style-name="Text_20_body">
      <style:text-properties officeooo:rsid="0b4b1f0b" officeooo:paragraph-rsid="0b4b1f0b"/>
    </style:style>
    <style:style style:name="P1305" style:family="paragraph" style:parent-style-name="Text_20_body">
      <style:paragraph-properties fo:margin-left="0in" fo:margin-right="0in" fo:text-indent="0in" style:auto-text-indent="false"/>
      <style:text-properties officeooo:rsid="0b4b1f0b" officeooo:paragraph-rsid="0b4b1f0b"/>
    </style:style>
    <style:style style:name="P1306" style:family="paragraph" style:parent-style-name="Heading_20_1">
      <style:text-properties officeooo:paragraph-rsid="000130ee"/>
    </style:style>
    <style:style style:name="P1307" style:family="paragraph" style:parent-style-name="Heading_20_1">
      <style:text-properties officeooo:paragraph-rsid="0652f83d"/>
    </style:style>
    <style:style style:name="P1308" style:family="paragraph" style:parent-style-name="Text_20_body">
      <style:text-properties officeooo:rsid="0b4b1f0b" officeooo:paragraph-rsid="0b4b1f0b"/>
    </style:style>
    <style:style style:name="P1309" style:family="paragraph" style:parent-style-name="Text_20_body">
      <style:text-properties officeooo:rsid="0b29ead9" officeooo:paragraph-rsid="0b4b36ef"/>
    </style:style>
    <style:style style:name="P1310" style:family="paragraph" style:parent-style-name="Text_20_body">
      <style:text-properties officeooo:rsid="0b4b36ef" officeooo:paragraph-rsid="0b4b36ef"/>
    </style:style>
    <style:style style:name="P1311" style:family="paragraph" style:parent-style-name="Text_20_body">
      <style:text-properties officeooo:rsid="0b285c36" officeooo:paragraph-rsid="0b29ead9"/>
    </style:style>
    <style:style style:name="P1312" style:family="paragraph" style:parent-style-name="Text_20_body">
      <style:text-properties officeooo:rsid="0b4cd43c" officeooo:paragraph-rsid="0b4cd43c"/>
    </style:style>
    <style:style style:name="T1" style:family="text">
      <style:text-properties officeooo:rsid="00fa443e"/>
    </style:style>
    <style:style style:name="T2" style:family="text">
      <style:text-properties officeooo:rsid="00fb43ea"/>
    </style:style>
    <style:style style:name="T3" style:family="text">
      <style:text-properties officeooo:rsid="00fce0e1"/>
    </style:style>
    <style:style style:name="T4" style:family="text">
      <style:text-properties officeooo:rsid="00fee849"/>
    </style:style>
    <style:style style:name="T5" style:family="text">
      <style:text-properties officeooo:rsid="00ff202d"/>
    </style:style>
    <style:style style:name="T6" style:family="text">
      <style:text-properties officeooo:rsid="01011fc1"/>
    </style:style>
    <style:style style:name="T7" style:family="text">
      <style:text-properties officeooo:rsid="010b8b76"/>
    </style:style>
    <style:style style:name="T8" style:family="text">
      <style:text-properties officeooo:rsid="010cdf48"/>
    </style:style>
    <style:style style:name="T9" style:family="text">
      <style:text-properties officeooo:rsid="01105cf3"/>
    </style:style>
    <style:style style:name="T10" style:family="text">
      <style:text-properties officeooo:rsid="01fe7b75"/>
    </style:style>
    <style:style style:name="T11" style:family="text">
      <style:text-properties officeooo:rsid="0204893b"/>
    </style:style>
    <style:style style:name="T12" style:family="text">
      <style:text-properties officeooo:rsid="02052a79"/>
    </style:style>
    <style:style style:name="T13" style:family="text">
      <style:text-properties officeooo:rsid="02063ccd"/>
    </style:style>
    <style:style style:name="T14" style:family="text">
      <style:text-properties officeooo:rsid="0206779a"/>
    </style:style>
    <style:style style:name="T15" style:family="text">
      <style:text-properties officeooo:rsid="02070bcb"/>
    </style:style>
    <style:style style:name="T16" style:family="text">
      <style:text-properties officeooo:rsid="020b2ea4"/>
    </style:style>
    <style:style style:name="T17" style:family="text">
      <style:text-properties officeooo:rsid="020c1598"/>
    </style:style>
    <style:style style:name="T18" style:family="text">
      <style:text-properties officeooo:rsid="020c8c7c"/>
    </style:style>
    <style:style style:name="T19" style:family="text">
      <style:text-properties officeooo:rsid="020cf179"/>
    </style:style>
    <style:style style:name="T20" style:family="text">
      <style:text-properties officeooo:rsid="020ed8f8"/>
    </style:style>
    <style:style style:name="T21" style:family="text">
      <style:text-properties officeooo:rsid="021018cb"/>
    </style:style>
    <style:style style:name="T22" style:family="text">
      <style:text-properties officeooo:rsid="02102b7e"/>
    </style:style>
    <style:style style:name="T23" style:family="text">
      <style:text-properties officeooo:rsid="0210740c"/>
    </style:style>
    <style:style style:name="T24" style:family="text">
      <style:text-properties officeooo:rsid="0211e7a2"/>
    </style:style>
    <style:style style:name="T25" style:family="text">
      <style:text-properties officeooo:rsid="02124324"/>
    </style:style>
    <style:style style:name="T26" style:family="text">
      <style:text-properties officeooo:rsid="02130e9d"/>
    </style:style>
    <style:style style:name="T27" style:family="text">
      <style:text-properties officeooo:rsid="021dd6ae"/>
    </style:style>
    <style:style style:name="T28" style:family="text">
      <style:text-properties officeooo:rsid="021fb822"/>
    </style:style>
    <style:style style:name="T29" style:family="text">
      <style:text-properties officeooo:rsid="02214617"/>
    </style:style>
    <style:style style:name="T30" style:family="text">
      <style:text-properties officeooo:rsid="0222fa0b"/>
    </style:style>
    <style:style style:name="T31" style:family="text">
      <style:text-properties officeooo:rsid="02232eb4"/>
    </style:style>
    <style:style style:name="T32" style:family="text">
      <style:text-properties officeooo:rsid="0223aa1f"/>
    </style:style>
    <style:style style:name="T33" style:family="text">
      <style:text-properties officeooo:rsid="022b4beb"/>
    </style:style>
    <style:style style:name="T34" style:family="text">
      <style:text-properties officeooo:rsid="022ba383"/>
    </style:style>
    <style:style style:name="T35" style:family="text">
      <style:text-properties officeooo:rsid="022d14f4"/>
    </style:style>
    <style:style style:name="T36" style:family="text">
      <style:text-properties officeooo:rsid="022ef7f3"/>
    </style:style>
    <style:style style:name="T37" style:family="text">
      <style:text-properties officeooo:rsid="0237e0f3"/>
    </style:style>
    <style:style style:name="T38" style:family="text">
      <style:text-properties officeooo:rsid="02390d3f"/>
    </style:style>
    <style:style style:name="T39" style:family="text">
      <style:text-properties officeooo:rsid="023f06c5"/>
    </style:style>
    <style:style style:name="T40" style:family="text">
      <style:text-properties officeooo:rsid="02406e03"/>
    </style:style>
    <style:style style:name="T41" style:family="text">
      <style:text-properties officeooo:rsid="024319f0"/>
    </style:style>
    <style:style style:name="T42" style:family="text">
      <style:text-properties officeooo:rsid="02451480"/>
    </style:style>
    <style:style style:name="T43" style:family="text">
      <style:text-properties officeooo:rsid="02458477"/>
    </style:style>
    <style:style style:name="T44" style:family="text">
      <style:text-properties officeooo:rsid="0246ff5d"/>
    </style:style>
    <style:style style:name="T45" style:family="text">
      <style:text-properties officeooo:rsid="0248e656"/>
    </style:style>
    <style:style style:name="T46" style:family="text">
      <style:text-properties officeooo:rsid="02496282"/>
    </style:style>
    <style:style style:name="T47" style:family="text">
      <style:text-properties officeooo:rsid="024ad51a"/>
    </style:style>
    <style:style style:name="T48" style:family="text">
      <style:text-properties officeooo:rsid="025e7a6b"/>
    </style:style>
    <style:style style:name="T49" style:family="text">
      <style:text-properties officeooo:rsid="026b58c5"/>
    </style:style>
    <style:style style:name="T50" style:family="text">
      <style:text-properties officeooo:rsid="026d3674"/>
    </style:style>
    <style:style style:name="T51" style:family="text">
      <style:text-properties officeooo:rsid="026e0c14"/>
    </style:style>
    <style:style style:name="T52" style:family="text">
      <style:text-properties officeooo:rsid="026f37bf"/>
    </style:style>
    <style:style style:name="T53" style:family="text">
      <style:text-properties officeooo:rsid="0271e5c0"/>
    </style:style>
    <style:style style:name="T54" style:family="text">
      <style:text-properties officeooo:rsid="0272f854"/>
    </style:style>
    <style:style style:name="T55" style:family="text">
      <style:text-properties officeooo:rsid="0272fbcf"/>
    </style:style>
    <style:style style:name="T56" style:family="text">
      <style:text-properties officeooo:rsid="0275bc54"/>
    </style:style>
    <style:style style:name="T57" style:family="text">
      <style:text-properties officeooo:rsid="0276ee1f"/>
    </style:style>
    <style:style style:name="T58" style:family="text">
      <style:text-properties officeooo:rsid="027a95cc"/>
    </style:style>
    <style:style style:name="T59" style:family="text">
      <style:text-properties officeooo:rsid="027b4aae"/>
    </style:style>
    <style:style style:name="T60" style:family="text">
      <style:text-properties officeooo:rsid="027d22ed"/>
    </style:style>
    <style:style style:name="T61" style:family="text">
      <style:text-properties officeooo:rsid="028167eb"/>
    </style:style>
    <style:style style:name="T62" style:family="text">
      <style:text-properties officeooo:rsid="0281d7ce"/>
    </style:style>
    <style:style style:name="T63" style:family="text">
      <style:text-properties officeooo:rsid="02828974"/>
    </style:style>
    <style:style style:name="T64" style:family="text">
      <style:text-properties officeooo:rsid="02864eca"/>
    </style:style>
    <style:style style:name="T65" style:family="text">
      <style:text-properties officeooo:rsid="02868208"/>
    </style:style>
    <style:style style:name="T66" style:family="text">
      <style:text-properties officeooo:rsid="0286b62b"/>
    </style:style>
    <style:style style:name="T67" style:family="text">
      <style:text-properties officeooo:rsid="0286b9e7"/>
    </style:style>
    <style:style style:name="T68" style:family="text">
      <style:text-properties officeooo:rsid="02886ba0"/>
    </style:style>
    <style:style style:name="T69" style:family="text">
      <style:text-properties officeooo:rsid="028a480f"/>
    </style:style>
    <style:style style:name="T70" style:family="text">
      <style:text-properties officeooo:rsid="028acb63"/>
    </style:style>
    <style:style style:name="T71" style:family="text">
      <style:text-properties officeooo:rsid="028dd613"/>
    </style:style>
    <style:style style:name="T72" style:family="text">
      <style:text-properties officeooo:rsid="028fb85a"/>
    </style:style>
    <style:style style:name="T73" style:family="text">
      <style:text-properties officeooo:rsid="02905a85"/>
    </style:style>
    <style:style style:name="T74" style:family="text">
      <style:text-properties officeooo:rsid="029250b4"/>
    </style:style>
    <style:style style:name="T75" style:family="text">
      <style:text-properties officeooo:rsid="02935bf5"/>
    </style:style>
    <style:style style:name="T76" style:family="text">
      <style:text-properties officeooo:rsid="0293e55e"/>
    </style:style>
    <style:style style:name="T77" style:family="text">
      <style:text-properties officeooo:rsid="02967397"/>
    </style:style>
    <style:style style:name="T78" style:family="text">
      <style:text-properties officeooo:rsid="0297a495"/>
    </style:style>
    <style:style style:name="T79" style:family="text">
      <style:text-properties officeooo:rsid="0298f813"/>
    </style:style>
    <style:style style:name="T80" style:family="text">
      <style:text-properties officeooo:rsid="029a824c"/>
    </style:style>
    <style:style style:name="T81" style:family="text">
      <style:text-properties officeooo:rsid="029bfc3e"/>
    </style:style>
    <style:style style:name="T82" style:family="text">
      <style:text-properties officeooo:rsid="029d2da5"/>
    </style:style>
    <style:style style:name="T83" style:family="text">
      <style:text-properties officeooo:rsid="02932808"/>
    </style:style>
    <style:style style:name="T84" style:family="text">
      <style:text-properties officeooo:rsid="029dde7b"/>
    </style:style>
    <style:style style:name="T85" style:family="text">
      <style:text-properties officeooo:rsid="029eb5b8"/>
    </style:style>
    <style:style style:name="T86" style:family="text">
      <style:text-properties officeooo:rsid="029fc28f"/>
    </style:style>
    <style:style style:name="T87" style:family="text">
      <style:text-properties officeooo:rsid="02a1231f"/>
    </style:style>
    <style:style style:name="T88" style:family="text">
      <style:text-properties officeooo:rsid="02a26091"/>
    </style:style>
    <style:style style:name="T89" style:family="text">
      <style:text-properties officeooo:rsid="02a3bf3c"/>
    </style:style>
    <style:style style:name="T90" style:family="text">
      <style:text-properties officeooo:rsid="02a4397a"/>
    </style:style>
    <style:style style:name="T91" style:family="text">
      <style:text-properties officeooo:rsid="02a6a027"/>
    </style:style>
    <style:style style:name="T92" style:family="text">
      <style:text-properties officeooo:rsid="02a82368"/>
    </style:style>
    <style:style style:name="T93" style:family="text">
      <style:text-properties officeooo:rsid="02a975a1"/>
    </style:style>
    <style:style style:name="T94" style:family="text">
      <style:text-properties officeooo:rsid="02b0ff70"/>
    </style:style>
    <style:style style:name="T95" style:family="text">
      <style:text-properties officeooo:rsid="02b37dc8"/>
    </style:style>
    <style:style style:name="T96" style:family="text">
      <style:text-properties officeooo:rsid="02b5cb5d"/>
    </style:style>
    <style:style style:name="T97" style:family="text">
      <style:text-properties officeooo:rsid="02b79859"/>
    </style:style>
    <style:style style:name="T98" style:family="text">
      <style:text-properties officeooo:rsid="02b8d4b5"/>
    </style:style>
    <style:style style:name="T99" style:family="text">
      <style:text-properties officeooo:rsid="02b94b99"/>
    </style:style>
    <style:style style:name="T100" style:family="text">
      <style:text-properties officeooo:rsid="02ba66dd"/>
    </style:style>
    <style:style style:name="T101" style:family="text">
      <style:text-properties officeooo:rsid="02c6195f"/>
    </style:style>
    <style:style style:name="T102" style:family="text">
      <style:text-properties officeooo:rsid="02c65ab5"/>
    </style:style>
    <style:style style:name="T103" style:family="text">
      <style:text-properties officeooo:rsid="02c6a0d1"/>
    </style:style>
    <style:style style:name="T104" style:family="text">
      <style:text-properties officeooo:rsid="02c87e8a"/>
    </style:style>
    <style:style style:name="T105" style:family="text">
      <style:text-properties officeooo:rsid="02c8eecd"/>
    </style:style>
    <style:style style:name="T106" style:family="text">
      <style:text-properties officeooo:rsid="02cc852a"/>
    </style:style>
    <style:style style:name="T107" style:family="text">
      <style:text-properties officeooo:rsid="02ce2ab3"/>
    </style:style>
    <style:style style:name="T108" style:family="text">
      <style:text-properties officeooo:rsid="02ce81e9"/>
    </style:style>
    <style:style style:name="T109" style:family="text">
      <style:text-properties officeooo:rsid="02d08bd3"/>
    </style:style>
    <style:style style:name="T110" style:family="text">
      <style:text-properties officeooo:rsid="02d16376"/>
    </style:style>
    <style:style style:name="T111" style:family="text">
      <style:text-properties officeooo:rsid="02d2280e"/>
    </style:style>
    <style:style style:name="T112" style:family="text">
      <style:text-properties officeooo:rsid="02d41724"/>
    </style:style>
    <style:style style:name="T113" style:family="text">
      <style:text-properties officeooo:rsid="02d80d35"/>
    </style:style>
    <style:style style:name="T114" style:family="text">
      <style:text-properties officeooo:rsid="02d88e7c"/>
    </style:style>
    <style:style style:name="T115" style:family="text">
      <style:text-properties officeooo:rsid="02ddf05e"/>
    </style:style>
    <style:style style:name="T116" style:family="text">
      <style:text-properties officeooo:rsid="02def8b2"/>
    </style:style>
    <style:style style:name="T117" style:family="text">
      <style:text-properties officeooo:rsid="02e0a39b"/>
    </style:style>
    <style:style style:name="T118" style:family="text">
      <style:text-properties officeooo:rsid="02e384a7"/>
    </style:style>
    <style:style style:name="T119" style:family="text">
      <style:text-properties officeooo:rsid="02e47eb6"/>
    </style:style>
    <style:style style:name="T120" style:family="text">
      <style:text-properties officeooo:rsid="02e485bb"/>
    </style:style>
    <style:style style:name="T121" style:family="text">
      <style:text-properties officeooo:rsid="02e7bb8d"/>
    </style:style>
    <style:style style:name="T122" style:family="text">
      <style:text-properties officeooo:rsid="02e88fde"/>
    </style:style>
    <style:style style:name="T123" style:family="text">
      <style:text-properties officeooo:rsid="02e8a9a9"/>
    </style:style>
    <style:style style:name="T124" style:family="text">
      <style:text-properties officeooo:rsid="02e8f467"/>
    </style:style>
    <style:style style:name="T125" style:family="text">
      <style:text-properties officeooo:rsid="02ea1e95"/>
    </style:style>
    <style:style style:name="T126" style:family="text">
      <style:text-properties officeooo:rsid="02ef4ca2"/>
    </style:style>
    <style:style style:name="T127" style:family="text">
      <style:text-properties officeooo:rsid="02f06d79"/>
    </style:style>
    <style:style style:name="T128" style:family="text">
      <style:text-properties officeooo:rsid="02f2331d"/>
    </style:style>
    <style:style style:name="T129" style:family="text">
      <style:text-properties officeooo:rsid="02f287dc"/>
    </style:style>
    <style:style style:name="T130" style:family="text">
      <style:text-properties officeooo:rsid="02f53793"/>
    </style:style>
    <style:style style:name="T131" style:family="text">
      <style:text-properties officeooo:rsid="02f6ade8"/>
    </style:style>
    <style:style style:name="T132" style:family="text">
      <style:text-properties officeooo:rsid="02f749cb"/>
    </style:style>
    <style:style style:name="T133" style:family="text">
      <style:text-properties officeooo:rsid="02f90620"/>
    </style:style>
    <style:style style:name="T134" style:family="text">
      <style:text-properties officeooo:rsid="02f9e66d"/>
    </style:style>
    <style:style style:name="T135" style:family="text">
      <style:text-properties officeooo:rsid="02fb6c38"/>
    </style:style>
    <style:style style:name="T136" style:family="text">
      <style:text-properties officeooo:rsid="02fc6606"/>
    </style:style>
    <style:style style:name="T137" style:family="text">
      <style:text-properties officeooo:rsid="02fdd637"/>
    </style:style>
    <style:style style:name="T138" style:family="text">
      <style:text-properties officeooo:rsid="03016107"/>
    </style:style>
    <style:style style:name="T139" style:family="text">
      <style:text-properties officeooo:rsid="03027c2f"/>
    </style:style>
    <style:style style:name="T140" style:family="text">
      <style:text-properties officeooo:rsid="0303f615"/>
    </style:style>
    <style:style style:name="T141" style:family="text">
      <style:text-properties officeooo:rsid="030726c7"/>
    </style:style>
    <style:style style:name="T142" style:family="text">
      <style:text-properties officeooo:rsid="030921ff"/>
    </style:style>
    <style:style style:name="T143" style:family="text">
      <style:text-properties officeooo:rsid="030a98b5"/>
    </style:style>
    <style:style style:name="T144" style:family="text">
      <style:text-properties officeooo:rsid="030c3075"/>
    </style:style>
    <style:style style:name="T145" style:family="text">
      <style:text-properties officeooo:rsid="030f8bb6"/>
    </style:style>
    <style:style style:name="T146" style:family="text">
      <style:text-properties officeooo:rsid="0310a8c1"/>
    </style:style>
    <style:style style:name="T147" style:family="text">
      <style:text-properties officeooo:rsid="0311529e"/>
    </style:style>
    <style:style style:name="T148" style:family="text">
      <style:text-properties officeooo:rsid="03133505"/>
    </style:style>
    <style:style style:name="T149" style:family="text">
      <style:text-properties officeooo:rsid="0314e2ba"/>
    </style:style>
    <style:style style:name="T150" style:family="text">
      <style:text-properties officeooo:rsid="03152348"/>
    </style:style>
    <style:style style:name="T151" style:family="text">
      <style:text-properties officeooo:rsid="03171716"/>
    </style:style>
    <style:style style:name="T152" style:family="text">
      <style:text-properties officeooo:rsid="031937fd"/>
    </style:style>
    <style:style style:name="T153" style:family="text">
      <style:text-properties officeooo:rsid="0319e0f8"/>
    </style:style>
    <style:style style:name="T154" style:family="text">
      <style:text-properties officeooo:rsid="031b5219"/>
    </style:style>
    <style:style style:name="T155" style:family="text">
      <style:text-properties officeooo:rsid="031c2b65"/>
    </style:style>
    <style:style style:name="T156" style:family="text">
      <style:text-properties officeooo:rsid="031c65e7"/>
    </style:style>
    <style:style style:name="T157" style:family="text">
      <style:text-properties officeooo:rsid="031d3365"/>
    </style:style>
    <style:style style:name="T158" style:family="text">
      <style:text-properties officeooo:rsid="031ef2c6"/>
    </style:style>
    <style:style style:name="T159" style:family="text">
      <style:text-properties officeooo:rsid="0320a73e"/>
    </style:style>
    <style:style style:name="T160" style:family="text">
      <style:text-properties officeooo:rsid="032249c1"/>
    </style:style>
    <style:style style:name="T161" style:family="text">
      <style:text-properties officeooo:rsid="0323e828"/>
    </style:style>
    <style:style style:name="T162" style:family="text">
      <style:text-properties officeooo:rsid="03244c60"/>
    </style:style>
    <style:style style:name="T163" style:family="text">
      <style:text-properties officeooo:rsid="0325f07a"/>
    </style:style>
    <style:style style:name="T164" style:family="text">
      <style:text-properties officeooo:rsid="0327199b"/>
    </style:style>
    <style:style style:name="T165" style:family="text">
      <style:text-properties officeooo:rsid="03332c0d"/>
    </style:style>
    <style:style style:name="T166" style:family="text">
      <style:text-properties officeooo:rsid="03337090"/>
    </style:style>
    <style:style style:name="T167" style:family="text">
      <style:text-properties officeooo:rsid="03346ed9"/>
    </style:style>
    <style:style style:name="T168" style:family="text">
      <style:text-properties officeooo:rsid="0334ad47"/>
    </style:style>
    <style:style style:name="T169" style:family="text">
      <style:text-properties officeooo:rsid="03351233"/>
    </style:style>
    <style:style style:name="T170" style:family="text">
      <style:text-properties officeooo:rsid="03351c0c"/>
    </style:style>
    <style:style style:name="T171" style:family="text">
      <style:text-properties officeooo:rsid="03396704"/>
    </style:style>
    <style:style style:name="T172" style:family="text">
      <style:text-properties officeooo:rsid="033adb6e"/>
    </style:style>
    <style:style style:name="T173" style:family="text">
      <style:text-properties officeooo:rsid="033b40da"/>
    </style:style>
    <style:style style:name="T174" style:family="text">
      <style:text-properties officeooo:rsid="033d6d2f"/>
    </style:style>
    <style:style style:name="T175" style:family="text">
      <style:text-properties officeooo:rsid="033e7a89"/>
    </style:style>
    <style:style style:name="T176" style:family="text">
      <style:text-properties officeooo:rsid="03421654"/>
    </style:style>
    <style:style style:name="T177" style:family="text">
      <style:text-properties officeooo:rsid="03429434"/>
    </style:style>
    <style:style style:name="T178" style:family="text">
      <style:text-properties officeooo:rsid="0346f5ab"/>
    </style:style>
    <style:style style:name="T179" style:family="text">
      <style:text-properties officeooo:rsid="03487fe1"/>
    </style:style>
    <style:style style:name="T180" style:family="text">
      <style:text-properties officeooo:rsid="034ab0ca"/>
    </style:style>
    <style:style style:name="T181" style:family="text">
      <style:text-properties officeooo:rsid="034c152e"/>
    </style:style>
    <style:style style:name="T182" style:family="text">
      <style:text-properties officeooo:rsid="034db7de"/>
    </style:style>
    <style:style style:name="T183" style:family="text">
      <style:text-properties officeooo:rsid="038cf8dd"/>
    </style:style>
    <style:style style:name="T184" style:family="text">
      <style:text-properties officeooo:rsid="038d01b5"/>
    </style:style>
    <style:style style:name="T185" style:family="text">
      <style:text-properties officeooo:rsid="038e6534"/>
    </style:style>
    <style:style style:name="T186" style:family="text">
      <style:text-properties officeooo:rsid="038eba57"/>
    </style:style>
    <style:style style:name="T187" style:family="text">
      <style:text-properties officeooo:rsid="039051b9"/>
    </style:style>
    <style:style style:name="T188" style:family="text">
      <style:text-properties officeooo:rsid="0391d383"/>
    </style:style>
    <style:style style:name="T189" style:family="text">
      <style:text-properties officeooo:rsid="03939949"/>
    </style:style>
    <style:style style:name="T190" style:family="text">
      <style:text-properties officeooo:rsid="039411cc"/>
    </style:style>
    <style:style style:name="T191" style:family="text">
      <style:text-properties officeooo:rsid="03945fcd"/>
    </style:style>
    <style:style style:name="T192" style:family="text">
      <style:text-properties officeooo:rsid="03946f27"/>
    </style:style>
    <style:style style:name="T193" style:family="text">
      <style:text-properties officeooo:rsid="0395e2db"/>
    </style:style>
    <style:style style:name="T194" style:family="text">
      <style:text-properties officeooo:rsid="0396442a"/>
    </style:style>
    <style:style style:name="T195" style:family="text">
      <style:text-properties officeooo:rsid="03970297"/>
    </style:style>
    <style:style style:name="T196" style:family="text">
      <style:text-properties officeooo:rsid="03978116"/>
    </style:style>
    <style:style style:name="T197" style:family="text">
      <style:text-properties officeooo:rsid="0399d0e5"/>
    </style:style>
    <style:style style:name="T198" style:family="text">
      <style:text-properties officeooo:rsid="039badb2"/>
    </style:style>
    <style:style style:name="T199" style:family="text">
      <style:text-properties officeooo:rsid="039d8d21"/>
    </style:style>
    <style:style style:name="T200" style:family="text">
      <style:text-properties officeooo:rsid="039f2b57"/>
    </style:style>
    <style:style style:name="T201" style:family="text">
      <style:text-properties officeooo:rsid="039ff1e6"/>
    </style:style>
    <style:style style:name="T202" style:family="text">
      <style:text-properties officeooo:rsid="03a032b4"/>
    </style:style>
    <style:style style:name="T203" style:family="text">
      <style:text-properties officeooo:rsid="03a0ccfa"/>
    </style:style>
    <style:style style:name="T204" style:family="text">
      <style:text-properties officeooo:rsid="03a223b5"/>
    </style:style>
    <style:style style:name="T205" style:family="text">
      <style:text-properties officeooo:rsid="03a34862"/>
    </style:style>
    <style:style style:name="T206" style:family="text">
      <style:text-properties officeooo:rsid="03a4a167"/>
    </style:style>
    <style:style style:name="T207" style:family="text">
      <style:text-properties officeooo:rsid="03a5a21e"/>
    </style:style>
    <style:style style:name="T208" style:family="text">
      <style:text-properties officeooo:rsid="03a9612c"/>
    </style:style>
    <style:style style:name="T209" style:family="text">
      <style:text-properties officeooo:rsid="03ab5aa5"/>
    </style:style>
    <style:style style:name="T210" style:family="text">
      <style:text-properties officeooo:rsid="03b4e2fc"/>
    </style:style>
    <style:style style:name="T211" style:family="text">
      <style:text-properties officeooo:rsid="03b7fb33"/>
    </style:style>
    <style:style style:name="T212" style:family="text">
      <style:text-properties officeooo:rsid="03b9de6b"/>
    </style:style>
    <style:style style:name="T213" style:family="text">
      <style:text-properties officeooo:rsid="03baceb3"/>
    </style:style>
    <style:style style:name="T214" style:family="text">
      <style:text-properties officeooo:rsid="03bf72f5"/>
    </style:style>
    <style:style style:name="T215" style:family="text">
      <style:text-properties officeooo:rsid="03cb111a"/>
    </style:style>
    <style:style style:name="T216" style:family="text">
      <style:text-properties officeooo:rsid="03cc4c27"/>
    </style:style>
    <style:style style:name="T217" style:family="text">
      <style:text-properties officeooo:rsid="03cd1b03"/>
    </style:style>
    <style:style style:name="T218" style:family="text">
      <style:text-properties officeooo:rsid="03cf8676"/>
    </style:style>
    <style:style style:name="T219" style:family="text">
      <style:text-properties officeooo:rsid="03cfe2bb"/>
    </style:style>
    <style:style style:name="T220" style:family="text">
      <style:text-properties officeooo:rsid="03d0587e"/>
    </style:style>
    <style:style style:name="T221" style:family="text">
      <style:text-properties officeooo:rsid="03d498d3"/>
    </style:style>
    <style:style style:name="T222" style:family="text">
      <style:text-properties officeooo:rsid="03d5e250"/>
    </style:style>
    <style:style style:name="T223" style:family="text">
      <style:text-properties officeooo:rsid="03da9bff"/>
    </style:style>
    <style:style style:name="T224" style:family="text">
      <style:text-properties officeooo:rsid="03dfc913"/>
    </style:style>
    <style:style style:name="T225" style:family="text">
      <style:text-properties officeooo:rsid="03e07c34"/>
    </style:style>
    <style:style style:name="T226" style:family="text">
      <style:text-properties officeooo:rsid="03e16442"/>
    </style:style>
    <style:style style:name="T227" style:family="text">
      <style:text-properties officeooo:rsid="03e286db"/>
    </style:style>
    <style:style style:name="T228" style:family="text">
      <style:text-properties officeooo:rsid="03e336a2"/>
    </style:style>
    <style:style style:name="T229" style:family="text">
      <style:text-properties officeooo:rsid="03e48186"/>
    </style:style>
    <style:style style:name="T230" style:family="text">
      <style:text-properties officeooo:rsid="03e52429"/>
    </style:style>
    <style:style style:name="T231" style:family="text">
      <style:text-properties officeooo:rsid="03e66816"/>
    </style:style>
    <style:style style:name="T232" style:family="text">
      <style:text-properties officeooo:rsid="03e9e966"/>
    </style:style>
    <style:style style:name="T233" style:family="text">
      <style:text-properties officeooo:rsid="03e9f051"/>
    </style:style>
    <style:style style:name="T234" style:family="text">
      <style:text-properties officeooo:rsid="03ead084"/>
    </style:style>
    <style:style style:name="T235" style:family="text">
      <style:text-properties officeooo:rsid="03ec9f9a"/>
    </style:style>
    <style:style style:name="T236" style:family="text">
      <style:text-properties officeooo:rsid="03ecba6b"/>
    </style:style>
    <style:style style:name="T237" style:family="text">
      <style:text-properties officeooo:rsid="03edf505"/>
    </style:style>
    <style:style style:name="T238" style:family="text">
      <style:text-properties officeooo:rsid="03ee9a8b"/>
    </style:style>
    <style:style style:name="T239" style:family="text">
      <style:text-properties officeooo:rsid="03f1742a"/>
    </style:style>
    <style:style style:name="T240" style:family="text">
      <style:text-properties officeooo:rsid="03f1b6b6"/>
    </style:style>
    <style:style style:name="T241" style:family="text">
      <style:text-properties officeooo:rsid="03f1bd01"/>
    </style:style>
    <style:style style:name="T242" style:family="text">
      <style:text-properties officeooo:rsid="03f674c1"/>
    </style:style>
    <style:style style:name="T243" style:family="text">
      <style:text-properties officeooo:rsid="0402a4f8"/>
    </style:style>
    <style:style style:name="T244" style:family="text">
      <style:text-properties officeooo:rsid="04053ab5"/>
    </style:style>
    <style:style style:name="T245" style:family="text">
      <style:text-properties officeooo:rsid="040743d6"/>
    </style:style>
    <style:style style:name="T246" style:family="text">
      <style:text-properties officeooo:rsid="0407a943"/>
    </style:style>
    <style:style style:name="T247" style:family="text">
      <style:text-properties officeooo:rsid="04097f1b"/>
    </style:style>
    <style:style style:name="T248" style:family="text">
      <style:text-properties officeooo:rsid="0409c81c"/>
    </style:style>
    <style:style style:name="T249" style:family="text">
      <style:text-properties officeooo:rsid="040c7394"/>
    </style:style>
    <style:style style:name="T250" style:family="text">
      <style:text-properties officeooo:rsid="040d4797"/>
    </style:style>
    <style:style style:name="T251" style:family="text">
      <style:text-properties officeooo:rsid="040e7925"/>
    </style:style>
    <style:style style:name="T252" style:family="text">
      <style:text-properties officeooo:rsid="041314c7"/>
    </style:style>
    <style:style style:name="T253" style:family="text">
      <style:text-properties officeooo:rsid="04185838"/>
    </style:style>
    <style:style style:name="T254" style:family="text">
      <style:text-properties officeooo:rsid="0418c83e"/>
    </style:style>
    <style:style style:name="T255" style:family="text">
      <style:text-properties officeooo:rsid="0420f1cf"/>
    </style:style>
    <style:style style:name="T256" style:family="text">
      <style:text-properties officeooo:rsid="042248c6"/>
    </style:style>
    <style:style style:name="T257" style:family="text">
      <style:text-properties officeooo:rsid="0422d51b"/>
    </style:style>
    <style:style style:name="T258" style:family="text">
      <style:text-properties officeooo:rsid="042481fb"/>
    </style:style>
    <style:style style:name="T259" style:family="text">
      <style:text-properties officeooo:rsid="0424c594"/>
    </style:style>
    <style:style style:name="T260" style:family="text">
      <style:text-properties officeooo:rsid="04284a56"/>
    </style:style>
    <style:style style:name="T261" style:family="text">
      <style:text-properties officeooo:rsid="042f2e2e"/>
    </style:style>
    <style:style style:name="T262" style:family="text">
      <style:text-properties officeooo:rsid="0432f722"/>
    </style:style>
    <style:style style:name="T263" style:family="text">
      <style:text-properties officeooo:rsid="0432f764"/>
    </style:style>
    <style:style style:name="T264" style:family="text">
      <style:text-properties officeooo:rsid="0434c0ab"/>
    </style:style>
    <style:style style:name="T265" style:family="text">
      <style:text-properties officeooo:rsid="04388ecb"/>
    </style:style>
    <style:style style:name="T266" style:family="text">
      <style:text-properties officeooo:rsid="04397c1f"/>
    </style:style>
    <style:style style:name="T267" style:family="text">
      <style:text-properties officeooo:rsid="0439aa1f"/>
    </style:style>
    <style:style style:name="T268" style:family="text">
      <style:text-properties officeooo:rsid="043adbb1"/>
    </style:style>
    <style:style style:name="T269" style:family="text">
      <style:text-properties officeooo:rsid="043ceb2b"/>
    </style:style>
    <style:style style:name="T270" style:family="text">
      <style:text-properties officeooo:rsid="043d9d3f"/>
    </style:style>
    <style:style style:name="T271" style:family="text">
      <style:text-properties officeooo:rsid="043e8ff6"/>
    </style:style>
    <style:style style:name="T272" style:family="text">
      <style:text-properties officeooo:rsid="043f8cd1"/>
    </style:style>
    <style:style style:name="T273" style:family="text">
      <style:text-properties officeooo:rsid="04432b2d"/>
    </style:style>
    <style:style style:name="T274" style:family="text">
      <style:text-properties officeooo:rsid="044567f4"/>
    </style:style>
    <style:style style:name="T275" style:family="text">
      <style:text-properties officeooo:rsid="04484d67"/>
    </style:style>
    <style:style style:name="T276" style:family="text">
      <style:text-properties officeooo:rsid="044bb69f"/>
    </style:style>
    <style:style style:name="T277" style:family="text">
      <style:text-properties officeooo:rsid="044de4c4"/>
    </style:style>
    <style:style style:name="T278" style:family="text">
      <style:text-properties officeooo:rsid="044f6b04"/>
    </style:style>
    <style:style style:name="T279" style:family="text">
      <style:text-properties officeooo:rsid="044fdf98"/>
    </style:style>
    <style:style style:name="T280" style:family="text">
      <style:text-properties officeooo:rsid="044fe3ea"/>
    </style:style>
    <style:style style:name="T281" style:family="text">
      <style:text-properties officeooo:rsid="0451056e"/>
    </style:style>
    <style:style style:name="T282" style:family="text">
      <style:text-properties officeooo:rsid="0452f819"/>
    </style:style>
    <style:style style:name="T283" style:family="text">
      <style:text-properties officeooo:rsid="04545ec2"/>
    </style:style>
    <style:style style:name="T284" style:family="text">
      <style:text-properties officeooo:rsid="04564cc1"/>
    </style:style>
    <style:style style:name="T285" style:family="text">
      <style:text-properties officeooo:rsid="0457f527"/>
    </style:style>
    <style:style style:name="T286" style:family="text">
      <style:text-properties officeooo:rsid="045e3637"/>
    </style:style>
    <style:style style:name="T287" style:family="text">
      <style:text-properties officeooo:rsid="0460949a"/>
    </style:style>
    <style:style style:name="T288" style:family="text">
      <style:text-properties officeooo:rsid="0463367a"/>
    </style:style>
    <style:style style:name="T289" style:family="text">
      <style:text-properties officeooo:rsid="04654c63"/>
    </style:style>
    <style:style style:name="T290" style:family="text">
      <style:text-properties officeooo:rsid="0466aabf"/>
    </style:style>
    <style:style style:name="T291" style:family="text">
      <style:text-properties officeooo:rsid="046a0f3b"/>
    </style:style>
    <style:style style:name="T292" style:family="text">
      <style:text-properties officeooo:rsid="046aba04"/>
    </style:style>
    <style:style style:name="T293" style:family="text">
      <style:text-properties officeooo:rsid="046c927d"/>
    </style:style>
    <style:style style:name="T294" style:family="text">
      <style:text-properties officeooo:rsid="046e59f5"/>
    </style:style>
    <style:style style:name="T295" style:family="text">
      <style:text-properties officeooo:rsid="046e9387"/>
    </style:style>
    <style:style style:name="T296" style:family="text">
      <style:text-properties officeooo:rsid="046ea136"/>
    </style:style>
    <style:style style:name="T297" style:family="text">
      <style:text-properties officeooo:rsid="04744619"/>
    </style:style>
    <style:style style:name="T298" style:family="text">
      <style:text-properties officeooo:rsid="0474eea0"/>
    </style:style>
    <style:style style:name="T299" style:family="text">
      <style:text-properties officeooo:rsid="04769a0b"/>
    </style:style>
    <style:style style:name="T300" style:family="text">
      <style:text-properties officeooo:rsid="0477427c"/>
    </style:style>
    <style:style style:name="T301" style:family="text">
      <style:text-properties officeooo:rsid="04a010f0"/>
    </style:style>
    <style:style style:name="T302" style:family="text">
      <style:text-properties officeooo:rsid="04af1042"/>
    </style:style>
    <style:style style:name="T303" style:family="text">
      <style:text-properties officeooo:rsid="04b07a2e"/>
    </style:style>
    <style:style style:name="T304" style:family="text">
      <style:text-properties officeooo:rsid="04b19c88"/>
    </style:style>
    <style:style style:name="T305" style:family="text">
      <style:text-properties officeooo:rsid="04b63ba9"/>
    </style:style>
    <style:style style:name="T306" style:family="text">
      <style:text-properties officeooo:rsid="04ba6c6a"/>
    </style:style>
    <style:style style:name="T307" style:family="text">
      <style:text-properties officeooo:rsid="04bffdfa"/>
    </style:style>
    <style:style style:name="T308" style:family="text">
      <style:text-properties officeooo:rsid="04bcf752"/>
    </style:style>
    <style:style style:name="T309" style:family="text">
      <style:text-properties officeooo:rsid="04c0298a"/>
    </style:style>
    <style:style style:name="T310" style:family="text">
      <style:text-properties officeooo:rsid="04cc1b16"/>
    </style:style>
    <style:style style:name="T311" style:family="text">
      <style:text-properties officeooo:rsid="04cc4af1"/>
    </style:style>
    <style:style style:name="T312" style:family="text">
      <style:text-properties officeooo:rsid="04d3d94c"/>
    </style:style>
    <style:style style:name="T313" style:family="text">
      <style:text-properties officeooo:rsid="04d6fcda"/>
    </style:style>
    <style:style style:name="T314" style:family="text">
      <style:text-properties officeooo:rsid="04db5101"/>
    </style:style>
    <style:style style:name="T315" style:family="text">
      <style:text-properties officeooo:rsid="04eb8ebf"/>
    </style:style>
    <style:style style:name="T316" style:family="text">
      <style:text-properties officeooo:rsid="04ebdfe1"/>
    </style:style>
    <style:style style:name="T317" style:family="text">
      <style:text-properties officeooo:rsid="04ef98d0"/>
    </style:style>
    <style:style style:name="T318" style:family="text">
      <style:text-properties officeooo:rsid="04f084a1"/>
    </style:style>
    <style:style style:name="T319" style:family="text">
      <style:text-properties officeooo:rsid="04f23172"/>
    </style:style>
    <style:style style:name="T320" style:family="text">
      <style:text-properties officeooo:rsid="04f32adb"/>
    </style:style>
    <style:style style:name="T321" style:family="text">
      <style:text-properties officeooo:rsid="04f49e31"/>
    </style:style>
    <style:style style:name="T322" style:family="text">
      <style:text-properties officeooo:rsid="04f645db"/>
    </style:style>
    <style:style style:name="T323" style:family="text">
      <style:text-properties officeooo:rsid="04fa24ab"/>
    </style:style>
    <style:style style:name="T324" style:family="text">
      <style:text-properties officeooo:rsid="04fbf3ad"/>
    </style:style>
    <style:style style:name="T325" style:family="text">
      <style:text-properties officeooo:rsid="05002218"/>
    </style:style>
    <style:style style:name="T326" style:family="text">
      <style:text-properties officeooo:rsid="0501081f"/>
    </style:style>
    <style:style style:name="T327" style:family="text">
      <style:text-properties officeooo:rsid="05018667"/>
    </style:style>
    <style:style style:name="T328" style:family="text">
      <style:text-properties officeooo:rsid="0501e748"/>
    </style:style>
    <style:style style:name="T329" style:family="text">
      <style:text-properties officeooo:rsid="050336df"/>
    </style:style>
    <style:style style:name="T330" style:family="text">
      <style:text-properties officeooo:rsid="050428be"/>
    </style:style>
    <style:style style:name="T331" style:family="text">
      <style:text-properties officeooo:rsid="0505b4e1"/>
    </style:style>
    <style:style style:name="T332" style:family="text">
      <style:text-properties officeooo:rsid="0507b001"/>
    </style:style>
    <style:style style:name="T333" style:family="text">
      <style:text-properties officeooo:rsid="05084a80"/>
    </style:style>
    <style:style style:name="T334" style:family="text">
      <style:text-properties officeooo:rsid="0508e878"/>
    </style:style>
    <style:style style:name="T335" style:family="text">
      <style:text-properties officeooo:rsid="050995f4"/>
    </style:style>
    <style:style style:name="T336" style:family="text">
      <style:text-properties officeooo:rsid="050b4ef5"/>
    </style:style>
    <style:style style:name="T337" style:family="text">
      <style:text-properties officeooo:rsid="050bce42"/>
    </style:style>
    <style:style style:name="T338" style:family="text">
      <style:text-properties officeooo:rsid="050c6991"/>
    </style:style>
    <style:style style:name="T339" style:family="text">
      <style:text-properties officeooo:rsid="050c9732"/>
    </style:style>
    <style:style style:name="T340" style:family="text">
      <style:text-properties officeooo:rsid="0512f10a"/>
    </style:style>
    <style:style style:name="T341" style:family="text">
      <style:text-properties officeooo:rsid="051441d7"/>
    </style:style>
    <style:style style:name="T342" style:family="text">
      <style:text-properties officeooo:rsid="0515fce8"/>
    </style:style>
    <style:style style:name="T343" style:family="text">
      <style:text-properties officeooo:rsid="05177dcc"/>
    </style:style>
    <style:style style:name="T344" style:family="text">
      <style:text-properties officeooo:rsid="05190b21"/>
    </style:style>
    <style:style style:name="T345" style:family="text">
      <style:text-properties officeooo:rsid="051a8aac"/>
    </style:style>
    <style:style style:name="T346" style:family="text">
      <style:text-properties officeooo:rsid="04f6cc02"/>
    </style:style>
    <style:style style:name="T347" style:family="text">
      <style:text-properties officeooo:rsid="051ad941"/>
    </style:style>
    <style:style style:name="T348" style:family="text">
      <style:text-properties officeooo:rsid="05225a65"/>
    </style:style>
    <style:style style:name="T349" style:family="text">
      <style:text-properties officeooo:rsid="0523db8b"/>
    </style:style>
    <style:style style:name="T350" style:family="text">
      <style:text-properties officeooo:rsid="05249263"/>
    </style:style>
    <style:style style:name="T351" style:family="text">
      <style:text-properties officeooo:rsid="05257100"/>
    </style:style>
    <style:style style:name="T352" style:family="text">
      <style:text-properties officeooo:rsid="05262943"/>
    </style:style>
    <style:style style:name="T353" style:family="text">
      <style:text-properties officeooo:rsid="05279853"/>
    </style:style>
    <style:style style:name="T354" style:family="text">
      <style:text-properties officeooo:rsid="05296f64"/>
    </style:style>
    <style:style style:name="T355" style:family="text">
      <style:text-properties officeooo:rsid="05297dcb"/>
    </style:style>
    <style:style style:name="T356" style:family="text">
      <style:text-properties officeooo:rsid="052f440e"/>
    </style:style>
    <style:style style:name="T357" style:family="text">
      <style:text-properties officeooo:rsid="053078ea"/>
    </style:style>
    <style:style style:name="T358" style:family="text">
      <style:text-properties officeooo:rsid="0530ac67"/>
    </style:style>
    <style:style style:name="T359" style:family="text">
      <style:text-properties officeooo:rsid="053385aa"/>
    </style:style>
    <style:style style:name="T360" style:family="text">
      <style:text-properties officeooo:rsid="05354840"/>
    </style:style>
    <style:style style:name="T361" style:family="text">
      <style:text-properties officeooo:rsid="0535d4ea"/>
    </style:style>
    <style:style style:name="T362" style:family="text">
      <style:text-properties officeooo:rsid="0536e06a"/>
    </style:style>
    <style:style style:name="T363" style:family="text">
      <style:text-properties officeooo:rsid="05379565"/>
    </style:style>
    <style:style style:name="T364" style:family="text">
      <style:text-properties officeooo:rsid="053960ab"/>
    </style:style>
    <style:style style:name="T365" style:family="text">
      <style:text-properties officeooo:rsid="053b77c8"/>
    </style:style>
    <style:style style:name="T366" style:family="text">
      <style:text-properties officeooo:rsid="053b8e77"/>
    </style:style>
    <style:style style:name="T367" style:family="text">
      <style:text-properties officeooo:rsid="053c01a1"/>
    </style:style>
    <style:style style:name="T368" style:family="text">
      <style:text-properties officeooo:rsid="053e54f3"/>
    </style:style>
    <style:style style:name="T369" style:family="text">
      <style:text-properties officeooo:rsid="053e96ce"/>
    </style:style>
    <style:style style:name="T370" style:family="text">
      <style:text-properties officeooo:rsid="05407735"/>
    </style:style>
    <style:style style:name="T371" style:family="text">
      <style:text-properties officeooo:rsid="0542fb9c"/>
    </style:style>
    <style:style style:name="T372" style:family="text">
      <style:text-properties officeooo:rsid="0544bdff"/>
    </style:style>
    <style:style style:name="T373" style:family="text">
      <style:text-properties officeooo:rsid="054507b7"/>
    </style:style>
    <style:style style:name="T374" style:family="text">
      <style:text-properties officeooo:rsid="054557db"/>
    </style:style>
    <style:style style:name="T375" style:family="text">
      <style:text-properties officeooo:rsid="05475372"/>
    </style:style>
    <style:style style:name="T376" style:family="text">
      <style:text-properties officeooo:rsid="05488799"/>
    </style:style>
    <style:style style:name="T377" style:family="text">
      <style:text-properties officeooo:rsid="0549124d"/>
    </style:style>
    <style:style style:name="T378" style:family="text">
      <style:text-properties officeooo:rsid="054a95b3"/>
    </style:style>
    <style:style style:name="T379" style:family="text">
      <style:text-properties officeooo:rsid="054c3295"/>
    </style:style>
    <style:style style:name="T380" style:family="text">
      <style:text-properties officeooo:rsid="054c3810"/>
    </style:style>
    <style:style style:name="T381" style:family="text">
      <style:text-properties officeooo:rsid="054cdfa6"/>
    </style:style>
    <style:style style:name="T382" style:family="text">
      <style:text-properties officeooo:rsid="054dcb12"/>
    </style:style>
    <style:style style:name="T383" style:family="text">
      <style:text-properties officeooo:rsid="054f1154"/>
    </style:style>
    <style:style style:name="T384" style:family="text">
      <style:text-properties officeooo:rsid="055033ee"/>
    </style:style>
    <style:style style:name="T385" style:family="text">
      <style:text-properties officeooo:rsid="055189c5"/>
    </style:style>
    <style:style style:name="T386" style:family="text">
      <style:text-properties officeooo:rsid="0552ff8b"/>
    </style:style>
    <style:style style:name="T387" style:family="text">
      <style:text-properties officeooo:rsid="05544b78"/>
    </style:style>
    <style:style style:name="T388" style:family="text">
      <style:text-properties officeooo:rsid="0555b2a6"/>
    </style:style>
    <style:style style:name="T389" style:family="text">
      <style:text-properties officeooo:rsid="05569e23"/>
    </style:style>
    <style:style style:name="T390" style:family="text">
      <style:text-properties officeooo:rsid="0557902e"/>
    </style:style>
    <style:style style:name="T391" style:family="text">
      <style:text-properties officeooo:rsid="055884e5"/>
    </style:style>
    <style:style style:name="T392" style:family="text">
      <style:text-properties officeooo:rsid="055a3ad9"/>
    </style:style>
    <style:style style:name="T393" style:family="text">
      <style:text-properties officeooo:rsid="055bdec9"/>
    </style:style>
    <style:style style:name="T394" style:family="text">
      <style:text-properties officeooo:rsid="055d4d71"/>
    </style:style>
    <style:style style:name="T395" style:family="text">
      <style:text-properties officeooo:rsid="055f37ff"/>
    </style:style>
    <style:style style:name="T396" style:family="text">
      <style:text-properties officeooo:rsid="0561f069"/>
    </style:style>
    <style:style style:name="T397" style:family="text">
      <style:text-properties officeooo:rsid="056343c2"/>
    </style:style>
    <style:style style:name="T398" style:family="text">
      <style:text-properties officeooo:rsid="05649f6f"/>
    </style:style>
    <style:style style:name="T399" style:family="text">
      <style:text-properties officeooo:rsid="0564da46"/>
    </style:style>
    <style:style style:name="T400" style:family="text">
      <style:text-properties officeooo:rsid="0567b244"/>
    </style:style>
    <style:style style:name="T401" style:family="text">
      <style:text-properties officeooo:rsid="0568f0e1"/>
    </style:style>
    <style:style style:name="T402" style:family="text">
      <style:text-properties officeooo:rsid="0569c147"/>
    </style:style>
    <style:style style:name="T403" style:family="text">
      <style:text-properties officeooo:rsid="056b6721"/>
    </style:style>
    <style:style style:name="T404" style:family="text">
      <style:text-properties officeooo:rsid="00beb855"/>
    </style:style>
    <style:style style:name="T405" style:family="text">
      <style:text-properties officeooo:rsid="056cdd62"/>
    </style:style>
    <style:style style:name="T406" style:family="text">
      <style:text-properties officeooo:rsid="00b86f09"/>
    </style:style>
    <style:style style:name="T407" style:family="text">
      <style:text-properties officeooo:rsid="056d2657"/>
    </style:style>
    <style:style style:name="T408" style:family="text">
      <style:text-properties officeooo:rsid="056e9346"/>
    </style:style>
    <style:style style:name="T409" style:family="text">
      <style:text-properties officeooo:rsid="056f5d80"/>
    </style:style>
    <style:style style:name="T410" style:family="text">
      <style:text-properties officeooo:rsid="0570a4a4"/>
    </style:style>
    <style:style style:name="T411" style:family="text">
      <style:text-properties officeooo:rsid="057134fe"/>
    </style:style>
    <style:style style:name="T412" style:family="text">
      <style:text-properties officeooo:rsid="0574be4b"/>
    </style:style>
    <style:style style:name="T413" style:family="text">
      <style:text-properties officeooo:rsid="05797bed"/>
    </style:style>
    <style:style style:name="T414" style:family="text">
      <style:text-properties officeooo:rsid="0579d5b3"/>
    </style:style>
    <style:style style:name="T415" style:family="text">
      <style:text-properties officeooo:rsid="057bc733"/>
    </style:style>
    <style:style style:name="T416" style:family="text">
      <style:text-properties officeooo:rsid="057d74b6"/>
    </style:style>
    <style:style style:name="T417" style:family="text">
      <style:text-properties officeooo:rsid="00bf6718"/>
    </style:style>
    <style:style style:name="T418" style:family="text">
      <style:text-properties officeooo:rsid="00c201ff"/>
    </style:style>
    <style:style style:name="T419" style:family="text">
      <style:text-properties officeooo:rsid="00c3f682"/>
    </style:style>
    <style:style style:name="T420" style:family="text">
      <style:text-properties officeooo:rsid="00c43952"/>
    </style:style>
    <style:style style:name="T421" style:family="text">
      <style:text-properties officeooo:rsid="00c5056d"/>
    </style:style>
    <style:style style:name="T422" style:family="text">
      <style:text-properties officeooo:rsid="057d8dcd"/>
    </style:style>
    <style:style style:name="T423" style:family="text">
      <style:text-properties officeooo:rsid="00c9b275"/>
    </style:style>
    <style:style style:name="T424" style:family="text">
      <style:text-properties officeooo:rsid="057dc58f"/>
    </style:style>
    <style:style style:name="T425" style:family="text">
      <style:text-properties officeooo:rsid="057e64c9"/>
    </style:style>
    <style:style style:name="T426" style:family="text">
      <style:text-properties officeooo:rsid="057f6e60"/>
    </style:style>
    <style:style style:name="T427" style:family="text">
      <style:text-properties officeooo:rsid="057fcf93"/>
    </style:style>
    <style:style style:name="T428" style:family="text">
      <style:text-properties officeooo:rsid="05816cea"/>
    </style:style>
    <style:style style:name="T429" style:family="text">
      <style:text-properties officeooo:rsid="0585297f"/>
    </style:style>
    <style:style style:name="T430" style:family="text">
      <style:text-properties officeooo:rsid="00cc7d0f"/>
    </style:style>
    <style:style style:name="T431" style:family="text">
      <style:text-properties officeooo:rsid="00ce1c22"/>
    </style:style>
    <style:style style:name="T432" style:family="text">
      <style:text-properties officeooo:rsid="00d1cba9"/>
    </style:style>
    <style:style style:name="T433" style:family="text">
      <style:text-properties officeooo:rsid="00ce699e"/>
    </style:style>
    <style:style style:name="T434" style:family="text">
      <style:text-properties officeooo:rsid="00cfe9d2"/>
    </style:style>
    <style:style style:name="T435" style:family="text">
      <style:text-properties officeooo:rsid="05890128"/>
    </style:style>
    <style:style style:name="T436" style:family="text">
      <style:text-properties officeooo:rsid="05893266"/>
    </style:style>
    <style:style style:name="T437" style:family="text">
      <style:text-properties officeooo:rsid="058a18e1"/>
    </style:style>
    <style:style style:name="T438" style:family="text">
      <style:text-properties officeooo:rsid="058b033b"/>
    </style:style>
    <style:style style:name="T439" style:family="text">
      <style:text-properties officeooo:rsid="058ceca6"/>
    </style:style>
    <style:style style:name="T440" style:family="text">
      <style:text-properties officeooo:rsid="058e45d2"/>
    </style:style>
    <style:style style:name="T441" style:family="text">
      <style:text-properties officeooo:rsid="058ee717"/>
    </style:style>
    <style:style style:name="T442" style:family="text">
      <style:text-properties officeooo:rsid="058f304e"/>
    </style:style>
    <style:style style:name="T443" style:family="text">
      <style:text-properties officeooo:rsid="05916d92"/>
    </style:style>
    <style:style style:name="T444" style:family="text">
      <style:text-properties officeooo:rsid="0592ccae"/>
    </style:style>
    <style:style style:name="T445" style:family="text">
      <style:text-properties officeooo:rsid="00d3c663"/>
    </style:style>
    <style:style style:name="T446" style:family="text">
      <style:text-properties officeooo:rsid="00d5bf4e"/>
    </style:style>
    <style:style style:name="T447" style:family="text">
      <style:text-properties officeooo:rsid="05950f7c"/>
    </style:style>
    <style:style style:name="T448" style:family="text">
      <style:text-properties officeooo:rsid="0596ecbc"/>
    </style:style>
    <style:style style:name="T449" style:family="text">
      <style:text-properties officeooo:rsid="05989581"/>
    </style:style>
    <style:style style:name="T450" style:family="text">
      <style:text-properties officeooo:rsid="0599a3c6"/>
    </style:style>
    <style:style style:name="T451" style:family="text">
      <style:text-properties officeooo:rsid="059a3398"/>
    </style:style>
    <style:style style:name="T452" style:family="text">
      <style:text-properties officeooo:rsid="059b4cfb"/>
    </style:style>
    <style:style style:name="T453" style:family="text">
      <style:text-properties officeooo:rsid="059ca343"/>
    </style:style>
    <style:style style:name="T454" style:family="text">
      <style:text-properties officeooo:rsid="059cdd89"/>
    </style:style>
    <style:style style:name="T455" style:family="text">
      <style:text-properties officeooo:rsid="059e635a"/>
    </style:style>
    <style:style style:name="T456" style:family="text">
      <style:text-properties officeooo:rsid="059ffbb9"/>
    </style:style>
    <style:style style:name="T457" style:family="text">
      <style:text-properties officeooo:rsid="05a32ddd"/>
    </style:style>
    <style:style style:name="T458" style:family="text">
      <style:text-properties officeooo:rsid="00e14693"/>
    </style:style>
    <style:style style:name="T459" style:family="text">
      <style:text-properties officeooo:rsid="00dd97ba"/>
    </style:style>
    <style:style style:name="T460" style:family="text">
      <style:text-properties officeooo:rsid="05a3cfb7"/>
    </style:style>
    <style:style style:name="T461" style:family="text">
      <style:text-properties officeooo:rsid="00e2ab11"/>
    </style:style>
    <style:style style:name="T462" style:family="text">
      <style:text-properties officeooo:rsid="00e36ffd"/>
    </style:style>
    <style:style style:name="T463" style:family="text">
      <style:text-properties officeooo:rsid="05a97ba1"/>
    </style:style>
    <style:style style:name="T464" style:family="text">
      <style:text-properties officeooo:rsid="05ac8232"/>
    </style:style>
    <style:style style:name="T465" style:family="text">
      <style:text-properties officeooo:rsid="05ae6040"/>
    </style:style>
    <style:style style:name="T466" style:family="text">
      <style:text-properties officeooo:rsid="05b04ffd"/>
    </style:style>
    <style:style style:name="T467" style:family="text">
      <style:text-properties officeooo:rsid="05b47827"/>
    </style:style>
    <style:style style:name="T468" style:family="text">
      <style:text-properties officeooo:rsid="05b607c2"/>
    </style:style>
    <style:style style:name="T469" style:family="text">
      <style:text-properties officeooo:rsid="05b73ba8"/>
    </style:style>
    <style:style style:name="T470" style:family="text">
      <style:text-properties officeooo:rsid="05b8fad2"/>
    </style:style>
    <style:style style:name="T471" style:family="text">
      <style:text-properties officeooo:rsid="05bac8fb"/>
    </style:style>
    <style:style style:name="T472" style:family="text">
      <style:text-properties officeooo:rsid="05bd17ff"/>
    </style:style>
    <style:style style:name="T473" style:family="text">
      <style:text-properties officeooo:rsid="05be1e76"/>
    </style:style>
    <style:style style:name="T474" style:family="text">
      <style:text-properties officeooo:rsid="05c365e6"/>
    </style:style>
    <style:style style:name="T475" style:family="text">
      <style:text-properties officeooo:rsid="05c3f2e5"/>
    </style:style>
    <style:style style:name="T476" style:family="text">
      <style:text-properties officeooo:rsid="05c45f56"/>
    </style:style>
    <style:style style:name="T477" style:family="text">
      <style:text-properties officeooo:rsid="05c6e70e"/>
    </style:style>
    <style:style style:name="T478" style:family="text">
      <style:text-properties officeooo:rsid="05ca5d3e"/>
    </style:style>
    <style:style style:name="T479" style:family="text">
      <style:text-properties officeooo:rsid="05caab5f"/>
    </style:style>
    <style:style style:name="T480" style:family="text">
      <style:text-properties officeooo:rsid="05cb9200"/>
    </style:style>
    <style:style style:name="T481" style:family="text">
      <style:text-properties officeooo:rsid="05cbf9ee"/>
    </style:style>
    <style:style style:name="T482" style:family="text">
      <style:text-properties officeooo:rsid="05ce92db"/>
    </style:style>
    <style:style style:name="T483" style:family="text">
      <style:text-properties officeooo:rsid="05d3f3c9"/>
    </style:style>
    <style:style style:name="T484" style:family="text">
      <style:text-properties officeooo:rsid="05d47a07"/>
    </style:style>
    <style:style style:name="T485" style:family="text">
      <style:text-properties officeooo:rsid="05d5c96c"/>
    </style:style>
    <style:style style:name="T486" style:family="text">
      <style:text-properties officeooo:rsid="05d69485"/>
    </style:style>
    <style:style style:name="T487" style:family="text">
      <style:text-properties officeooo:rsid="05d7e610"/>
    </style:style>
    <style:style style:name="T488" style:family="text">
      <style:text-properties officeooo:rsid="05da6374"/>
    </style:style>
    <style:style style:name="T489" style:family="text">
      <style:text-properties officeooo:rsid="05dbae64"/>
    </style:style>
    <style:style style:name="T490" style:family="text">
      <style:text-properties officeooo:rsid="05dd6b52"/>
    </style:style>
    <style:style style:name="T491" style:family="text">
      <style:text-properties officeooo:rsid="05de3f5c"/>
    </style:style>
    <style:style style:name="T492" style:family="text">
      <style:text-properties officeooo:rsid="05e0ce43"/>
    </style:style>
    <style:style style:name="T493" style:family="text">
      <style:text-properties officeooo:rsid="05e19a90"/>
    </style:style>
    <style:style style:name="T494" style:family="text">
      <style:text-properties officeooo:rsid="05e27d45"/>
    </style:style>
    <style:style style:name="T495" style:family="text">
      <style:text-properties officeooo:rsid="05e34c67"/>
    </style:style>
    <style:style style:name="T496" style:family="text">
      <style:text-properties officeooo:rsid="05e63811"/>
    </style:style>
    <style:style style:name="T497" style:family="text">
      <style:text-properties officeooo:rsid="05e6829f"/>
    </style:style>
    <style:style style:name="T498" style:family="text">
      <style:text-properties officeooo:rsid="05ec1a3d"/>
    </style:style>
    <style:style style:name="T499" style:family="text">
      <style:text-properties officeooo:rsid="05ed1b05"/>
    </style:style>
    <style:style style:name="T500" style:family="text">
      <style:text-properties officeooo:rsid="05eed2f9"/>
    </style:style>
    <style:style style:name="T501" style:family="text">
      <style:text-properties officeooo:rsid="05f173b6"/>
    </style:style>
    <style:style style:name="T502" style:family="text">
      <style:text-properties officeooo:rsid="05f35901"/>
    </style:style>
    <style:style style:name="T503" style:family="text">
      <style:text-properties officeooo:rsid="05f45e42"/>
    </style:style>
    <style:style style:name="T504" style:family="text">
      <style:text-properties officeooo:rsid="05f619e4"/>
    </style:style>
    <style:style style:name="T505" style:family="text">
      <style:text-properties officeooo:rsid="05f76725"/>
    </style:style>
    <style:style style:name="T506" style:family="text">
      <style:text-properties officeooo:rsid="05fc6c0b"/>
    </style:style>
    <style:style style:name="T507" style:family="text">
      <style:text-properties officeooo:rsid="05fd78af"/>
    </style:style>
    <style:style style:name="T508" style:family="text">
      <style:text-properties officeooo:rsid="05fec0bf"/>
    </style:style>
    <style:style style:name="T509" style:family="text">
      <style:text-properties officeooo:rsid="05ffdb56"/>
    </style:style>
    <style:style style:name="T510" style:family="text">
      <style:text-properties officeooo:rsid="0602ee24"/>
    </style:style>
    <style:style style:name="T511" style:family="text">
      <style:text-properties officeooo:rsid="0604593e"/>
    </style:style>
    <style:style style:name="T512" style:family="text">
      <style:text-properties officeooo:rsid="0605d6af"/>
    </style:style>
    <style:style style:name="T513" style:family="text">
      <style:text-properties officeooo:rsid="06063959"/>
    </style:style>
    <style:style style:name="T514" style:family="text">
      <style:text-properties officeooo:rsid="0608f90a"/>
    </style:style>
    <style:style style:name="T515" style:family="text">
      <style:text-properties officeooo:rsid="0609d4d6"/>
    </style:style>
    <style:style style:name="T516" style:family="text">
      <style:text-properties officeooo:rsid="060b3603"/>
    </style:style>
    <style:style style:name="T517" style:family="text">
      <style:text-properties officeooo:rsid="060f9d53"/>
    </style:style>
    <style:style style:name="T518" style:family="text">
      <style:text-properties officeooo:rsid="061110a8"/>
    </style:style>
    <style:style style:name="T519" style:family="text">
      <style:text-properties officeooo:rsid="0612fc93"/>
    </style:style>
    <style:style style:name="T520" style:family="text">
      <style:text-properties officeooo:rsid="06146eae"/>
    </style:style>
    <style:style style:name="T521" style:family="text">
      <style:text-properties officeooo:rsid="061568c6"/>
    </style:style>
    <style:style style:name="T522" style:family="text">
      <style:text-properties officeooo:rsid="0617964d"/>
    </style:style>
    <style:style style:name="T523" style:family="text">
      <style:text-properties officeooo:rsid="0617e514"/>
    </style:style>
    <style:style style:name="T524" style:family="text">
      <style:text-properties officeooo:rsid="06189c1a"/>
    </style:style>
    <style:style style:name="T525" style:family="text">
      <style:text-properties officeooo:rsid="0618a8eb"/>
    </style:style>
    <style:style style:name="T526" style:family="text">
      <style:text-properties officeooo:rsid="061c70a2"/>
    </style:style>
    <style:style style:name="T527" style:family="text">
      <style:text-properties officeooo:rsid="061cf8a1"/>
    </style:style>
    <style:style style:name="T528" style:family="text">
      <style:text-properties officeooo:rsid="061deb01"/>
    </style:style>
    <style:style style:name="T529" style:family="text">
      <style:text-properties officeooo:rsid="061ec878"/>
    </style:style>
    <style:style style:name="T530" style:family="text">
      <style:text-properties officeooo:rsid="06206d85"/>
    </style:style>
    <style:style style:name="T531" style:family="text">
      <style:text-properties officeooo:rsid="062243f2"/>
    </style:style>
    <style:style style:name="T532" style:family="text">
      <style:text-properties officeooo:rsid="062436f3"/>
    </style:style>
    <style:style style:name="T533" style:family="text">
      <style:text-properties officeooo:rsid="0625279a"/>
    </style:style>
    <style:style style:name="T534" style:family="text">
      <style:text-properties officeooo:rsid="0626a6b6"/>
    </style:style>
    <style:style style:name="T535" style:family="text">
      <style:text-properties officeooo:rsid="062857b0"/>
    </style:style>
    <style:style style:name="T536" style:family="text">
      <style:text-properties officeooo:rsid="02d8cf56"/>
    </style:style>
    <style:style style:name="T537" style:family="text">
      <style:text-properties officeooo:rsid="02d9077e"/>
    </style:style>
    <style:style style:name="T538" style:family="text">
      <style:text-properties officeooo:rsid="02dd9aa6"/>
    </style:style>
    <style:style style:name="T539" style:family="text">
      <style:text-properties officeooo:rsid="02dc6357"/>
    </style:style>
    <style:style style:name="T540" style:family="text">
      <style:text-properties officeooo:rsid="02dd8644"/>
    </style:style>
    <style:style style:name="T541" style:family="text">
      <style:text-properties officeooo:rsid="02e2b5fb"/>
    </style:style>
    <style:style style:name="T542" style:family="text">
      <style:text-properties officeooo:rsid="02df69cf"/>
    </style:style>
    <style:style style:name="T543" style:family="text">
      <style:text-properties officeooo:rsid="02e56ac1"/>
    </style:style>
    <style:style style:name="T544" style:family="text">
      <style:text-properties officeooo:rsid="02df75ef"/>
    </style:style>
    <style:style style:name="T545" style:family="text">
      <style:text-properties officeooo:rsid="02e0593d"/>
    </style:style>
    <style:style style:name="T546" style:family="text">
      <style:text-properties officeooo:rsid="062bb801"/>
    </style:style>
    <style:style style:name="T547" style:family="text">
      <style:text-properties officeooo:rsid="062d7461"/>
    </style:style>
    <style:style style:name="T548" style:family="text">
      <style:text-properties officeooo:rsid="02b8251a"/>
    </style:style>
    <style:style style:name="T549" style:family="text">
      <style:text-properties officeooo:rsid="02b85f96"/>
    </style:style>
    <style:style style:name="T550" style:family="text">
      <style:text-properties officeooo:rsid="02b86786"/>
    </style:style>
    <style:style style:name="T551" style:family="text">
      <style:text-properties officeooo:rsid="02ba6465"/>
    </style:style>
    <style:style style:name="T552" style:family="text">
      <style:text-properties officeooo:rsid="02c11aa9"/>
    </style:style>
    <style:style style:name="T553" style:family="text">
      <style:text-properties officeooo:rsid="02bd42ca"/>
    </style:style>
    <style:style style:name="T554" style:family="text">
      <style:text-properties officeooo:rsid="02bb83c6"/>
    </style:style>
    <style:style style:name="T555" style:family="text">
      <style:text-properties officeooo:rsid="02bf4259"/>
    </style:style>
    <style:style style:name="T556" style:family="text">
      <style:text-properties officeooo:rsid="02c2e0fa"/>
    </style:style>
    <style:style style:name="T557" style:family="text">
      <style:text-properties officeooo:rsid="02c3ced1"/>
    </style:style>
    <style:style style:name="T558" style:family="text">
      <style:text-properties officeooo:rsid="02c44ef2"/>
    </style:style>
    <style:style style:name="T559" style:family="text">
      <style:text-properties officeooo:rsid="02c4f7a1"/>
    </style:style>
    <style:style style:name="T560" style:family="text">
      <style:text-properties officeooo:rsid="02c56d32"/>
    </style:style>
    <style:style style:name="T561" style:family="text">
      <style:text-properties officeooo:rsid="02c7de64"/>
    </style:style>
    <style:style style:name="T562" style:family="text">
      <style:text-properties officeooo:rsid="02c7f01e"/>
    </style:style>
    <style:style style:name="T563" style:family="text">
      <style:text-properties officeooo:rsid="02c9a424"/>
    </style:style>
    <style:style style:name="T564" style:family="text">
      <style:text-properties officeooo:rsid="02cb475f"/>
    </style:style>
    <style:style style:name="T565" style:family="text">
      <style:text-properties officeooo:rsid="02cc37a1"/>
    </style:style>
    <style:style style:name="T566" style:family="text">
      <style:text-properties officeooo:rsid="010f1532"/>
    </style:style>
    <style:style style:name="T567" style:family="text">
      <style:text-properties officeooo:rsid="02cd021e"/>
    </style:style>
    <style:style style:name="T568" style:family="text">
      <style:text-properties officeooo:rsid="02cf3701"/>
    </style:style>
    <style:style style:name="T569" style:family="text">
      <style:text-properties officeooo:rsid="02cfdd9f"/>
    </style:style>
    <style:style style:name="T570" style:family="text">
      <style:text-properties officeooo:rsid="02d1d83d"/>
    </style:style>
    <style:style style:name="T571" style:family="text">
      <style:text-properties officeooo:rsid="02d28a00"/>
    </style:style>
    <style:style style:name="T572" style:family="text">
      <style:text-properties officeooo:rsid="02d2db6c"/>
    </style:style>
    <style:style style:name="T573" style:family="text">
      <style:text-properties officeooo:rsid="02d32c84"/>
    </style:style>
    <style:style style:name="T574" style:family="text">
      <style:text-properties officeooo:rsid="01131d14"/>
    </style:style>
    <style:style style:name="T575" style:family="text">
      <style:text-properties officeooo:rsid="02d35e04"/>
    </style:style>
    <style:style style:name="T576" style:family="text">
      <style:text-properties officeooo:rsid="02d4fcc3"/>
    </style:style>
    <style:style style:name="T577" style:family="text">
      <style:text-properties officeooo:rsid="02d566b4"/>
    </style:style>
    <style:style style:name="T578" style:family="text">
      <style:text-properties officeooo:rsid="02d68799"/>
    </style:style>
    <style:style style:name="T579" style:family="text">
      <style:text-properties officeooo:rsid="0117a3c8"/>
    </style:style>
    <style:style style:name="T580" style:family="text">
      <style:text-properties officeooo:rsid="01293cea"/>
    </style:style>
    <style:style style:name="T581" style:family="text">
      <style:text-properties officeooo:rsid="012a0fb8"/>
    </style:style>
    <style:style style:name="T582" style:family="text">
      <style:text-properties officeooo:rsid="012ac87c"/>
    </style:style>
    <style:style style:name="T583" style:family="text">
      <style:text-properties officeooo:rsid="00e76d57"/>
    </style:style>
    <style:style style:name="T584" style:family="text">
      <style:text-properties officeooo:rsid="062fade7"/>
    </style:style>
    <style:style style:name="T585" style:family="text">
      <style:text-properties officeooo:rsid="063112b2"/>
    </style:style>
    <style:style style:name="T586" style:family="text">
      <style:text-properties officeooo:rsid="063235f1"/>
    </style:style>
    <style:style style:name="T587" style:family="text">
      <style:text-properties officeooo:rsid="06340034"/>
    </style:style>
    <style:style style:name="T588" style:family="text">
      <style:text-properties officeooo:rsid="0634a98c"/>
    </style:style>
    <style:style style:name="T589" style:family="text">
      <style:text-properties officeooo:rsid="06365160"/>
    </style:style>
    <style:style style:name="T590" style:family="text">
      <style:text-properties officeooo:rsid="063886e5"/>
    </style:style>
    <style:style style:name="T591" style:family="text">
      <style:text-properties officeooo:rsid="063a15f8"/>
    </style:style>
    <style:style style:name="T592" style:family="text">
      <style:text-properties officeooo:rsid="063af296"/>
    </style:style>
    <style:style style:name="T593" style:family="text">
      <style:text-properties officeooo:rsid="063ca0ba"/>
    </style:style>
    <style:style style:name="T594" style:family="text">
      <style:text-properties officeooo:rsid="063d3d08"/>
    </style:style>
    <style:style style:name="T595" style:family="text">
      <style:text-properties officeooo:rsid="0643e07a"/>
    </style:style>
    <style:style style:name="T596" style:family="text">
      <style:text-properties officeooo:rsid="06457558"/>
    </style:style>
    <style:style style:name="T597" style:family="text">
      <style:text-properties officeooo:rsid="06461e2a"/>
    </style:style>
    <style:style style:name="T598" style:family="text">
      <style:text-properties officeooo:rsid="06469a09"/>
    </style:style>
    <style:style style:name="T599" style:family="text">
      <style:text-properties officeooo:rsid="06470028"/>
    </style:style>
    <style:style style:name="T600" style:family="text">
      <style:text-properties officeooo:rsid="0648ad70"/>
    </style:style>
    <style:style style:name="T601" style:family="text">
      <style:text-properties officeooo:rsid="064a6234"/>
    </style:style>
    <style:style style:name="T602" style:family="text">
      <style:text-properties officeooo:rsid="064b8b55"/>
    </style:style>
    <style:style style:name="T603" style:family="text">
      <style:text-properties officeooo:rsid="064d6d6d"/>
    </style:style>
    <style:style style:name="T604" style:family="text">
      <style:text-properties officeooo:rsid="064d837a"/>
    </style:style>
    <style:style style:name="T605" style:family="text">
      <style:text-properties officeooo:rsid="064f15ca"/>
    </style:style>
    <style:style style:name="T606" style:family="text">
      <style:text-properties officeooo:rsid="0654825d"/>
    </style:style>
    <style:style style:name="T607" style:family="text">
      <style:text-properties officeooo:rsid="06574099"/>
    </style:style>
    <style:style style:name="T608" style:family="text">
      <style:text-properties officeooo:rsid="065766db"/>
    </style:style>
    <style:style style:name="T609" style:family="text">
      <style:text-properties officeooo:rsid="065901a9"/>
    </style:style>
    <style:style style:name="T610" style:family="text">
      <style:text-properties officeooo:rsid="065953d3"/>
    </style:style>
    <style:style style:name="T611" style:family="text">
      <style:text-properties officeooo:rsid="065afe9e"/>
    </style:style>
    <style:style style:name="T612" style:family="text">
      <style:text-properties officeooo:rsid="065cdd26"/>
    </style:style>
    <style:style style:name="T613" style:family="text">
      <style:text-properties officeooo:rsid="065d3309"/>
    </style:style>
    <style:style style:name="T614" style:family="text">
      <style:text-properties officeooo:rsid="066202a1"/>
    </style:style>
    <style:style style:name="T615" style:family="text">
      <style:text-properties officeooo:rsid="066292b5"/>
    </style:style>
    <style:style style:name="T616" style:family="text">
      <style:text-properties officeooo:rsid="0664d3f8"/>
    </style:style>
    <style:style style:name="T617" style:family="text">
      <style:text-properties officeooo:rsid="066551dd"/>
    </style:style>
    <style:style style:name="T618" style:family="text">
      <style:text-properties officeooo:rsid="06669801"/>
    </style:style>
    <style:style style:name="T619" style:family="text">
      <style:text-properties officeooo:rsid="0667f4ca"/>
    </style:style>
    <style:style style:name="T620" style:family="text">
      <style:text-properties officeooo:rsid="066a5178"/>
    </style:style>
    <style:style style:name="T621" style:family="text">
      <style:text-properties officeooo:rsid="066acd2b"/>
    </style:style>
    <style:style style:name="T622" style:family="text">
      <style:text-properties officeooo:rsid="066b3056"/>
    </style:style>
    <style:style style:name="T623" style:family="text">
      <style:text-properties officeooo:rsid="066ce0ae"/>
    </style:style>
    <style:style style:name="T624" style:family="text">
      <style:text-properties officeooo:rsid="063fabd6"/>
    </style:style>
    <style:style style:name="T625" style:family="text">
      <style:text-properties officeooo:rsid="066d6da0"/>
    </style:style>
    <style:style style:name="T626" style:family="text">
      <style:text-properties officeooo:rsid="066f29fa"/>
    </style:style>
    <style:style style:name="T627" style:family="text">
      <style:text-properties officeooo:rsid="067082c8"/>
    </style:style>
    <style:style style:name="T628" style:family="text">
      <style:text-properties officeooo:rsid="06711f94"/>
    </style:style>
    <style:style style:name="T629" style:family="text">
      <style:text-properties officeooo:rsid="06733be3"/>
    </style:style>
    <style:style style:name="T630" style:family="text">
      <style:text-properties officeooo:rsid="0673c8d2"/>
    </style:style>
    <style:style style:name="T631" style:family="text">
      <style:text-properties officeooo:rsid="06788524"/>
    </style:style>
    <style:style style:name="T632" style:family="text">
      <style:text-properties officeooo:rsid="067d53b3"/>
    </style:style>
    <style:style style:name="T633" style:family="text">
      <style:text-properties officeooo:rsid="067e9ef7"/>
    </style:style>
    <style:style style:name="T634" style:family="text">
      <style:text-properties officeooo:rsid="06801c85"/>
    </style:style>
    <style:style style:name="T635" style:family="text">
      <style:text-properties officeooo:rsid="068155c7"/>
    </style:style>
    <style:style style:name="T636" style:family="text">
      <style:text-properties officeooo:rsid="06835117"/>
    </style:style>
    <style:style style:name="T637" style:family="text">
      <style:text-properties officeooo:rsid="0683f373"/>
    </style:style>
    <style:style style:name="T638" style:family="text">
      <style:text-properties officeooo:rsid="06864d80"/>
    </style:style>
    <style:style style:name="T639" style:family="text">
      <style:text-properties officeooo:rsid="06744b55"/>
    </style:style>
    <style:style style:name="T640" style:family="text">
      <style:text-properties officeooo:rsid="06873976"/>
    </style:style>
    <style:style style:name="T641" style:family="text">
      <style:text-properties officeooo:rsid="06891843"/>
    </style:style>
    <style:style style:name="T642" style:family="text">
      <style:text-properties officeooo:rsid="0689a8c5"/>
    </style:style>
    <style:style style:name="T643" style:family="text">
      <style:text-properties officeooo:rsid="0675a510"/>
    </style:style>
    <style:style style:name="T644" style:family="text">
      <style:text-properties officeooo:rsid="068a9ffe"/>
    </style:style>
    <style:style style:name="T645" style:family="text">
      <style:text-properties officeooo:rsid="068b5a7b"/>
    </style:style>
    <style:style style:name="T646" style:family="text">
      <style:text-properties officeooo:rsid="068ba774"/>
    </style:style>
    <style:style style:name="T647" style:family="text">
      <style:text-properties officeooo:rsid="06928c03"/>
    </style:style>
    <style:style style:name="T648" style:family="text">
      <style:text-properties officeooo:rsid="06946744"/>
    </style:style>
    <style:style style:name="T649" style:family="text">
      <style:text-properties officeooo:rsid="06973ecf"/>
    </style:style>
    <style:style style:name="T650" style:family="text">
      <style:text-properties officeooo:rsid="06977791"/>
    </style:style>
    <style:style style:name="T651" style:family="text">
      <style:text-properties officeooo:rsid="06982164"/>
    </style:style>
    <style:style style:name="T652" style:family="text">
      <style:text-properties officeooo:rsid="0698cd49"/>
    </style:style>
    <style:style style:name="T653" style:family="text">
      <style:text-properties officeooo:rsid="06994c7b"/>
    </style:style>
    <style:style style:name="T654" style:family="text">
      <style:text-properties officeooo:rsid="069a3fdf"/>
    </style:style>
    <style:style style:name="T655" style:family="text">
      <style:text-properties officeooo:rsid="069d05b5"/>
    </style:style>
    <style:style style:name="T656" style:family="text">
      <style:text-properties officeooo:rsid="069e35a4"/>
    </style:style>
    <style:style style:name="T657" style:family="text">
      <style:text-properties officeooo:rsid="069f7c9e"/>
    </style:style>
    <style:style style:name="T658" style:family="text">
      <style:text-properties officeooo:rsid="06a0399d"/>
    </style:style>
    <style:style style:name="T659" style:family="text">
      <style:text-properties officeooo:rsid="06a13bb5"/>
    </style:style>
    <style:style style:name="T660" style:family="text">
      <style:text-properties officeooo:rsid="06a4a7ae"/>
    </style:style>
    <style:style style:name="T661" style:family="text">
      <style:text-properties officeooo:rsid="06a8539f"/>
    </style:style>
    <style:style style:name="T662" style:family="text">
      <style:text-properties officeooo:rsid="06ae53f0"/>
    </style:style>
    <style:style style:name="T663" style:family="text">
      <style:text-properties officeooo:rsid="06b31628"/>
    </style:style>
    <style:style style:name="T664" style:family="text">
      <style:text-properties officeooo:rsid="06b3fd1b"/>
    </style:style>
    <style:style style:name="T665" style:family="text">
      <style:text-properties officeooo:rsid="06b5f653"/>
    </style:style>
    <style:style style:name="T666" style:family="text">
      <style:text-properties officeooo:rsid="06b96bd1"/>
    </style:style>
    <style:style style:name="T667" style:family="text">
      <style:text-properties officeooo:rsid="06bb0ef1"/>
    </style:style>
    <style:style style:name="T668" style:family="text">
      <style:text-properties officeooo:rsid="06bcc373"/>
    </style:style>
    <style:style style:name="T669" style:family="text">
      <style:text-properties officeooo:rsid="06bf32b7"/>
    </style:style>
    <style:style style:name="T670" style:family="text">
      <style:text-properties officeooo:rsid="06c0320b"/>
    </style:style>
    <style:style style:name="T671" style:family="text">
      <style:text-properties officeooo:rsid="06c18396"/>
    </style:style>
    <style:style style:name="T672" style:family="text">
      <style:text-properties officeooo:rsid="06c21dff"/>
    </style:style>
    <style:style style:name="T673" style:family="text">
      <style:text-properties officeooo:rsid="06c47fb1"/>
    </style:style>
    <style:style style:name="T674" style:family="text">
      <style:text-properties officeooo:rsid="06c6e2b9"/>
    </style:style>
    <style:style style:name="T675" style:family="text">
      <style:text-properties officeooo:rsid="06cadcc3"/>
    </style:style>
    <style:style style:name="T676" style:family="text">
      <style:text-properties officeooo:rsid="06cb2fe5"/>
    </style:style>
    <style:style style:name="T677" style:family="text">
      <style:text-properties officeooo:rsid="06cc13bd"/>
    </style:style>
    <style:style style:name="T678" style:family="text">
      <style:text-properties officeooo:rsid="06ce847b"/>
    </style:style>
    <style:style style:name="T679" style:family="text">
      <style:text-properties officeooo:rsid="06cfa4d6"/>
    </style:style>
    <style:style style:name="T680" style:family="text">
      <style:text-properties officeooo:rsid="06d156f8"/>
    </style:style>
    <style:style style:name="T681" style:family="text">
      <style:text-properties officeooo:rsid="06d245b8"/>
    </style:style>
    <style:style style:name="T682" style:family="text">
      <style:text-properties officeooo:rsid="06d3423a"/>
    </style:style>
    <style:style style:name="T683" style:family="text">
      <style:text-properties officeooo:rsid="06d5e08c"/>
    </style:style>
    <style:style style:name="T684" style:family="text">
      <style:text-properties officeooo:rsid="06d6803e"/>
    </style:style>
    <style:style style:name="T685" style:family="text">
      <style:text-properties officeooo:rsid="06d7fba9"/>
    </style:style>
    <style:style style:name="T686" style:family="text">
      <style:text-properties officeooo:rsid="06d97cff"/>
    </style:style>
    <style:style style:name="T687" style:family="text">
      <style:text-properties officeooo:rsid="06d9b6ec"/>
    </style:style>
    <style:style style:name="T688" style:family="text">
      <style:text-properties officeooo:rsid="06da8a43"/>
    </style:style>
    <style:style style:name="T689" style:family="text">
      <style:text-properties officeooo:rsid="06dd7d86"/>
    </style:style>
    <style:style style:name="T690" style:family="text">
      <style:text-properties officeooo:rsid="06df4959"/>
    </style:style>
    <style:style style:name="T691" style:family="text">
      <style:text-properties officeooo:rsid="06e20f82"/>
    </style:style>
    <style:style style:name="T692" style:family="text">
      <style:text-properties officeooo:rsid="06e33cf7"/>
    </style:style>
    <style:style style:name="T693" style:family="text">
      <style:text-properties officeooo:rsid="06e3d190"/>
    </style:style>
    <style:style style:name="T694" style:family="text">
      <style:text-properties officeooo:rsid="06e53344"/>
    </style:style>
    <style:style style:name="T695" style:family="text">
      <style:text-properties officeooo:rsid="06e6cf86"/>
    </style:style>
    <style:style style:name="T696" style:family="text">
      <style:text-properties officeooo:rsid="06e7f61b"/>
    </style:style>
    <style:style style:name="T697" style:family="text">
      <style:text-properties officeooo:rsid="06e9b69e"/>
    </style:style>
    <style:style style:name="T698" style:family="text">
      <style:text-properties officeooo:rsid="06ea69ff"/>
    </style:style>
    <style:style style:name="T699" style:family="text">
      <style:text-properties officeooo:rsid="06ebab42"/>
    </style:style>
    <style:style style:name="T700" style:family="text">
      <style:text-properties officeooo:rsid="06ed9afe"/>
    </style:style>
    <style:style style:name="T701" style:family="text">
      <style:text-properties officeooo:rsid="06f0c9a4"/>
    </style:style>
    <style:style style:name="T702" style:family="text">
      <style:text-properties officeooo:rsid="06f0ec0f"/>
    </style:style>
    <style:style style:name="T703" style:family="text">
      <style:text-properties officeooo:rsid="06f22126"/>
    </style:style>
    <style:style style:name="T704" style:family="text">
      <style:text-properties officeooo:rsid="06f30668"/>
    </style:style>
    <style:style style:name="T705" style:family="text">
      <style:text-properties officeooo:rsid="06f4d4ef"/>
    </style:style>
    <style:style style:name="T706" style:family="text">
      <style:text-properties officeooo:rsid="06f568a0"/>
    </style:style>
    <style:style style:name="T707" style:family="text">
      <style:text-properties officeooo:rsid="06f59c6a"/>
    </style:style>
    <style:style style:name="T708" style:family="text">
      <style:text-properties officeooo:rsid="06f6945b"/>
    </style:style>
    <style:style style:name="T709" style:family="text">
      <style:text-properties officeooo:rsid="06f932da"/>
    </style:style>
    <style:style style:name="T710" style:family="text">
      <style:text-properties officeooo:rsid="06fa4e75"/>
    </style:style>
    <style:style style:name="T711" style:family="text">
      <style:text-properties officeooo:rsid="06fc7c31"/>
    </style:style>
    <style:style style:name="T712" style:family="text">
      <style:text-properties officeooo:rsid="06fcbb03"/>
    </style:style>
    <style:style style:name="T713" style:family="text">
      <style:text-properties officeooo:rsid="06fcf723"/>
    </style:style>
    <style:style style:name="T714" style:family="text">
      <style:text-properties officeooo:rsid="06fd44ab"/>
    </style:style>
    <style:style style:name="T715" style:family="text">
      <style:text-properties officeooo:rsid="06fde17f"/>
    </style:style>
    <style:style style:name="T716" style:family="text">
      <style:text-properties officeooo:rsid="07009dd1"/>
    </style:style>
    <style:style style:name="T717" style:family="text">
      <style:text-properties officeooo:rsid="0701bf41"/>
    </style:style>
    <style:style style:name="T718" style:family="text">
      <style:text-properties officeooo:rsid="06fb9c01"/>
    </style:style>
    <style:style style:name="T719" style:family="text">
      <style:text-properties officeooo:rsid="07033605"/>
    </style:style>
    <style:style style:name="T720" style:family="text">
      <style:text-properties officeooo:rsid="0703ce91"/>
    </style:style>
    <style:style style:name="T721" style:family="text">
      <style:text-properties officeooo:rsid="0705f92e"/>
    </style:style>
    <style:style style:name="T722" style:family="text">
      <style:text-properties officeooo:rsid="0706e7ba"/>
    </style:style>
    <style:style style:name="T723" style:family="text">
      <style:text-properties officeooo:rsid="07073a79"/>
    </style:style>
    <style:style style:name="T724" style:family="text">
      <style:text-properties officeooo:rsid="070b6150"/>
    </style:style>
    <style:style style:name="T725" style:family="text">
      <style:text-properties officeooo:rsid="070ed170"/>
    </style:style>
    <style:style style:name="T726" style:family="text">
      <style:text-properties officeooo:rsid="070fd3c7"/>
    </style:style>
    <style:style style:name="T727" style:family="text">
      <style:text-properties officeooo:rsid="0711537f"/>
    </style:style>
    <style:style style:name="T728" style:family="text">
      <style:text-properties officeooo:rsid="0713001d"/>
    </style:style>
    <style:style style:name="T729" style:family="text">
      <style:text-properties officeooo:rsid="07143a0e"/>
    </style:style>
    <style:style style:name="T730" style:family="text">
      <style:text-properties officeooo:rsid="071624e2"/>
    </style:style>
    <style:style style:name="T731" style:family="text">
      <style:text-properties officeooo:rsid="0717f187"/>
    </style:style>
    <style:style style:name="T732" style:family="text">
      <style:text-properties officeooo:rsid="071d5004"/>
    </style:style>
    <style:style style:name="T733" style:family="text">
      <style:text-properties officeooo:rsid="071ecf8f"/>
    </style:style>
    <style:style style:name="T734" style:family="text">
      <style:text-properties officeooo:rsid="072144c4"/>
    </style:style>
    <style:style style:name="T735" style:family="text">
      <style:text-properties officeooo:rsid="0722696a"/>
    </style:style>
    <style:style style:name="T736" style:family="text">
      <style:text-properties officeooo:rsid="07256c42"/>
    </style:style>
    <style:style style:name="T737" style:family="text">
      <style:text-properties officeooo:rsid="0725bb5b"/>
    </style:style>
    <style:style style:name="T738" style:family="text">
      <style:text-properties officeooo:rsid="0727062a"/>
    </style:style>
    <style:style style:name="T739" style:family="text">
      <style:text-properties officeooo:rsid="0727ad26"/>
    </style:style>
    <style:style style:name="T740" style:family="text">
      <style:text-properties officeooo:rsid="072dfda0"/>
    </style:style>
    <style:style style:name="T741" style:family="text">
      <style:text-properties officeooo:rsid="072e9bb4"/>
    </style:style>
    <style:style style:name="T742" style:family="text">
      <style:text-properties officeooo:rsid="073010e6"/>
    </style:style>
    <style:style style:name="T743" style:family="text">
      <style:text-properties officeooo:rsid="073201a1"/>
    </style:style>
    <style:style style:name="T744" style:family="text">
      <style:text-properties officeooo:rsid="07354b6a"/>
    </style:style>
    <style:style style:name="T745" style:family="text">
      <style:text-properties officeooo:rsid="0735855b"/>
    </style:style>
    <style:style style:name="T746" style:family="text">
      <style:text-properties officeooo:rsid="0735f420"/>
    </style:style>
    <style:style style:name="T747" style:family="text">
      <style:text-properties officeooo:rsid="07377cc7"/>
    </style:style>
    <style:style style:name="T748" style:family="text">
      <style:text-properties officeooo:rsid="0737e0ea"/>
    </style:style>
    <style:style style:name="T749" style:family="text">
      <style:text-properties officeooo:rsid="0738444a"/>
    </style:style>
    <style:style style:name="T750" style:family="text">
      <style:text-properties officeooo:rsid="07388be4"/>
    </style:style>
    <style:style style:name="T751" style:family="text">
      <style:text-properties officeooo:rsid="07397fa0"/>
    </style:style>
    <style:style style:name="T752" style:family="text">
      <style:text-properties officeooo:rsid="073af402"/>
    </style:style>
    <style:style style:name="T753" style:family="text">
      <style:text-properties officeooo:rsid="073cc59d"/>
    </style:style>
    <style:style style:name="T754" style:family="text">
      <style:text-properties officeooo:rsid="073e4c57"/>
    </style:style>
    <style:style style:name="T755" style:family="text">
      <style:text-properties officeooo:rsid="073f14a1"/>
    </style:style>
    <style:style style:name="T756" style:family="text">
      <style:text-properties officeooo:rsid="073f33d8"/>
    </style:style>
    <style:style style:name="T757" style:family="text">
      <style:text-properties officeooo:rsid="073fe014"/>
    </style:style>
    <style:style style:name="T758" style:family="text">
      <style:text-properties officeooo:rsid="0742f0cb"/>
    </style:style>
    <style:style style:name="T759" style:family="text">
      <style:text-properties officeooo:rsid="07433f61"/>
    </style:style>
    <style:style style:name="T760" style:family="text">
      <style:text-properties officeooo:rsid="07451d62"/>
    </style:style>
    <style:style style:name="T761" style:family="text">
      <style:text-properties officeooo:rsid="074610dd"/>
    </style:style>
    <style:style style:name="T762" style:family="text">
      <style:text-properties officeooo:rsid="0746d13a"/>
    </style:style>
    <style:style style:name="T763" style:family="text">
      <style:text-properties officeooo:rsid="0746f0cb"/>
    </style:style>
    <style:style style:name="T764" style:family="text">
      <style:text-properties officeooo:rsid="0747775a"/>
    </style:style>
    <style:style style:name="T765" style:family="text">
      <style:text-properties officeooo:rsid="0460ffee"/>
    </style:style>
    <style:style style:name="T766" style:family="text">
      <style:text-properties officeooo:rsid="07482af6"/>
    </style:style>
    <style:style style:name="T767" style:family="text">
      <style:text-properties officeooo:rsid="074927d5"/>
    </style:style>
    <style:style style:name="T768" style:family="text">
      <style:text-properties officeooo:rsid="074a41a0"/>
    </style:style>
    <style:style style:name="T769" style:family="text">
      <style:text-properties officeooo:rsid="074cf20e"/>
    </style:style>
    <style:style style:name="T770" style:family="text">
      <style:text-properties officeooo:rsid="074d1071"/>
    </style:style>
    <style:style style:name="T771" style:family="text">
      <style:text-properties officeooo:rsid="075bbaa4"/>
    </style:style>
    <style:style style:name="T772" style:family="text">
      <style:text-properties officeooo:rsid="075f276d"/>
    </style:style>
    <style:style style:name="T773" style:family="text">
      <style:text-properties officeooo:rsid="07604857"/>
    </style:style>
    <style:style style:name="T774" style:family="text">
      <style:text-properties officeooo:rsid="07638ab9"/>
    </style:style>
    <style:style style:name="T775" style:family="text">
      <style:text-properties officeooo:rsid="07656e00"/>
    </style:style>
    <style:style style:name="T776" style:family="text">
      <style:text-properties officeooo:rsid="0769288a"/>
    </style:style>
    <style:style style:name="T777" style:family="text">
      <style:text-properties officeooo:rsid="076b6dc0"/>
    </style:style>
    <style:style style:name="T778" style:family="text">
      <style:text-properties officeooo:rsid="076cb573"/>
    </style:style>
    <style:style style:name="T779" style:family="text">
      <style:text-properties officeooo:rsid="076dbf39"/>
    </style:style>
    <style:style style:name="T780" style:family="text">
      <style:text-properties officeooo:rsid="076f1c2b"/>
    </style:style>
    <style:style style:name="T781" style:family="text">
      <style:text-properties officeooo:rsid="0770f94c"/>
    </style:style>
    <style:style style:name="T782" style:family="text">
      <style:text-properties officeooo:rsid="07710a04"/>
    </style:style>
    <style:style style:name="T783" style:family="text">
      <style:text-properties officeooo:rsid="0771bbb8"/>
    </style:style>
    <style:style style:name="T784" style:family="text">
      <style:text-properties officeooo:rsid="07738a9c"/>
    </style:style>
    <style:style style:name="T785" style:family="text">
      <style:text-properties officeooo:rsid="07750695"/>
    </style:style>
    <style:style style:name="T786" style:family="text">
      <style:text-properties officeooo:rsid="0775434d"/>
    </style:style>
    <style:style style:name="T787" style:family="text">
      <style:text-properties officeooo:rsid="0775efcc"/>
    </style:style>
    <style:style style:name="T788" style:family="text">
      <style:text-properties officeooo:rsid="077679f0"/>
    </style:style>
    <style:style style:name="T789" style:family="text">
      <style:text-properties officeooo:rsid="07773539"/>
    </style:style>
    <style:style style:name="T790" style:family="text">
      <style:text-properties officeooo:rsid="0777f44d"/>
    </style:style>
    <style:style style:name="T791" style:family="text">
      <style:text-properties officeooo:rsid="07796180"/>
    </style:style>
    <style:style style:name="T792" style:family="text">
      <style:text-properties officeooo:rsid="077abc97"/>
    </style:style>
    <style:style style:name="T793" style:family="text">
      <style:text-properties officeooo:rsid="077cb331"/>
    </style:style>
    <style:style style:name="T794" style:family="text">
      <style:text-properties officeooo:rsid="077d3469"/>
    </style:style>
    <style:style style:name="T795" style:family="text">
      <style:text-properties officeooo:rsid="077e81ae"/>
    </style:style>
    <style:style style:name="T796" style:family="text">
      <style:text-properties officeooo:rsid="077ed3ff"/>
    </style:style>
    <style:style style:name="T797" style:family="text">
      <style:text-properties officeooo:rsid="077f6ea6"/>
    </style:style>
    <style:style style:name="T798" style:family="text">
      <style:text-properties officeooo:rsid="078109a5"/>
    </style:style>
    <style:style style:name="T799" style:family="text">
      <style:text-properties officeooo:rsid="07828aeb"/>
    </style:style>
    <style:style style:name="T800" style:family="text">
      <style:text-properties officeooo:rsid="078544ba"/>
    </style:style>
    <style:style style:name="T801" style:family="text">
      <style:text-properties officeooo:rsid="07870749"/>
    </style:style>
    <style:style style:name="T802" style:family="text">
      <style:text-properties officeooo:rsid="0788f10e"/>
    </style:style>
    <style:style style:name="T803" style:family="text">
      <style:text-properties officeooo:rsid="0789c61d"/>
    </style:style>
    <style:style style:name="T804" style:family="text">
      <style:text-properties officeooo:rsid="078b203c"/>
    </style:style>
    <style:style style:name="T805" style:family="text">
      <style:text-properties officeooo:rsid="0790c1f0"/>
    </style:style>
    <style:style style:name="T806" style:family="text">
      <style:text-properties officeooo:rsid="079291eb"/>
    </style:style>
    <style:style style:name="T807" style:family="text">
      <style:text-properties officeooo:rsid="07944b11"/>
    </style:style>
    <style:style style:name="T808" style:family="text">
      <style:text-properties officeooo:rsid="07945bde"/>
    </style:style>
    <style:style style:name="T809" style:family="text">
      <style:text-properties officeooo:rsid="0795a1c6"/>
    </style:style>
    <style:style style:name="T810" style:family="text">
      <style:text-properties officeooo:rsid="07979fa5"/>
    </style:style>
    <style:style style:name="T811" style:family="text">
      <style:text-properties officeooo:rsid="079932f3"/>
    </style:style>
    <style:style style:name="T812" style:family="text">
      <style:text-properties officeooo:rsid="079c5dea"/>
    </style:style>
    <style:style style:name="T813" style:family="text">
      <style:text-properties officeooo:rsid="079e3df1"/>
    </style:style>
    <style:style style:name="T814" style:family="text">
      <style:text-properties officeooo:rsid="079e53f6"/>
    </style:style>
    <style:style style:name="T815" style:family="text">
      <style:text-properties officeooo:rsid="079fcc44"/>
    </style:style>
    <style:style style:name="T816" style:family="text">
      <style:text-properties officeooo:rsid="07a1cd52"/>
    </style:style>
    <style:style style:name="T817" style:family="text">
      <style:text-properties officeooo:rsid="07a2fb54"/>
    </style:style>
    <style:style style:name="T818" style:family="text">
      <style:text-properties officeooo:rsid="07a3035a"/>
    </style:style>
    <style:style style:name="T819" style:family="text">
      <style:text-properties officeooo:rsid="07a4b801"/>
    </style:style>
    <style:style style:name="T820" style:family="text">
      <style:text-properties officeooo:rsid="07a68ec4"/>
    </style:style>
    <style:style style:name="T821" style:family="text">
      <style:text-properties officeooo:rsid="07a9254a"/>
    </style:style>
    <style:style style:name="T822" style:family="text">
      <style:text-properties officeooo:rsid="07ab014a"/>
    </style:style>
    <style:style style:name="T823" style:family="text">
      <style:text-properties officeooo:rsid="07ab78a9"/>
    </style:style>
    <style:style style:name="T824" style:family="text">
      <style:text-properties officeooo:rsid="07ad0437"/>
    </style:style>
    <style:style style:name="T825" style:family="text">
      <style:text-properties officeooo:rsid="07ad19d4"/>
    </style:style>
    <style:style style:name="T826" style:family="text">
      <style:text-properties officeooo:rsid="07af6216"/>
    </style:style>
    <style:style style:name="T827" style:family="text">
      <style:text-properties officeooo:rsid="07b0e9b4"/>
    </style:style>
    <style:style style:name="T828" style:family="text">
      <style:text-properties officeooo:rsid="07b55c8c"/>
    </style:style>
    <style:style style:name="T829" style:family="text">
      <style:text-properties officeooo:rsid="07b6e792"/>
    </style:style>
    <style:style style:name="T830" style:family="text">
      <style:text-properties officeooo:rsid="07b78889"/>
    </style:style>
    <style:style style:name="T831" style:family="text">
      <style:text-properties officeooo:rsid="07b8bf91"/>
    </style:style>
    <style:style style:name="T832" style:family="text">
      <style:text-properties officeooo:rsid="07b98d38"/>
    </style:style>
    <style:style style:name="T833" style:family="text">
      <style:text-properties officeooo:rsid="07b99c8c"/>
    </style:style>
    <style:style style:name="T834" style:family="text">
      <style:text-properties officeooo:rsid="07b9e4fc"/>
    </style:style>
    <style:style style:name="T835" style:family="text">
      <style:text-properties officeooo:rsid="07ba4fb9"/>
    </style:style>
    <style:style style:name="T836" style:family="text">
      <style:text-properties officeooo:rsid="07bc44ba"/>
    </style:style>
    <style:style style:name="T837" style:family="text">
      <style:text-properties officeooo:rsid="07bd0cad"/>
    </style:style>
    <style:style style:name="T838" style:family="text">
      <style:text-properties officeooo:rsid="07be6f60"/>
    </style:style>
    <style:style style:name="T839" style:family="text">
      <style:text-properties officeooo:rsid="07bfb09a"/>
    </style:style>
    <style:style style:name="T840" style:family="text">
      <style:text-properties officeooo:rsid="07c18995"/>
    </style:style>
    <style:style style:name="T841" style:family="text">
      <style:text-properties officeooo:rsid="07c31c40"/>
    </style:style>
    <style:style style:name="T842" style:family="text">
      <style:text-properties officeooo:rsid="07c3b7ca"/>
    </style:style>
    <style:style style:name="T843" style:family="text">
      <style:text-properties officeooo:rsid="07c5aad8"/>
    </style:style>
    <style:style style:name="T844" style:family="text">
      <style:text-properties officeooo:rsid="07c674be"/>
    </style:style>
    <style:style style:name="T845" style:family="text">
      <style:text-properties officeooo:rsid="07c7785a"/>
    </style:style>
    <style:style style:name="T846" style:family="text">
      <style:text-properties officeooo:rsid="07c8013e"/>
    </style:style>
    <style:style style:name="T847" style:family="text">
      <style:text-properties officeooo:rsid="07c95395"/>
    </style:style>
    <style:style style:name="T848" style:family="text">
      <style:text-properties officeooo:rsid="07cc3f10"/>
    </style:style>
    <style:style style:name="T849" style:family="text">
      <style:text-properties officeooo:rsid="07ce0100"/>
    </style:style>
    <style:style style:name="T850" style:family="text">
      <style:text-properties officeooo:rsid="07cf5072"/>
    </style:style>
    <style:style style:name="T851" style:family="text">
      <style:text-properties officeooo:rsid="07d178d9"/>
    </style:style>
    <style:style style:name="T852" style:family="text">
      <style:text-properties officeooo:rsid="07d3f526"/>
    </style:style>
    <style:style style:name="T853" style:family="text">
      <style:text-properties officeooo:rsid="07d4a739"/>
    </style:style>
    <style:style style:name="T854" style:family="text">
      <style:text-properties officeooo:rsid="07d507e6"/>
    </style:style>
    <style:style style:name="T855" style:family="text">
      <style:text-properties officeooo:rsid="07d697b7"/>
    </style:style>
    <style:style style:name="T856" style:family="text">
      <style:text-properties officeooo:rsid="07da90ea"/>
    </style:style>
    <style:style style:name="T857" style:family="text">
      <style:text-properties officeooo:rsid="07db3e29"/>
    </style:style>
    <style:style style:name="T858" style:family="text">
      <style:text-properties officeooo:rsid="07dd353b"/>
    </style:style>
    <style:style style:name="T859" style:family="text">
      <style:text-properties officeooo:rsid="07de42fd"/>
    </style:style>
    <style:style style:name="T860" style:family="text">
      <style:text-properties officeooo:rsid="07e024c8"/>
    </style:style>
    <style:style style:name="T861" style:family="text">
      <style:text-properties officeooo:rsid="07e1a156"/>
    </style:style>
    <style:style style:name="T862" style:family="text">
      <style:text-properties officeooo:rsid="07e30ba2"/>
    </style:style>
    <style:style style:name="T863" style:family="text">
      <style:text-properties officeooo:rsid="07e4f904"/>
    </style:style>
    <style:style style:name="T864" style:family="text">
      <style:text-properties officeooo:rsid="07e65f7e"/>
    </style:style>
    <style:style style:name="T865" style:family="text">
      <style:text-properties officeooo:rsid="07e7ad51"/>
    </style:style>
    <style:style style:name="T866" style:family="text">
      <style:text-properties officeooo:rsid="07e7b2fc"/>
    </style:style>
    <style:style style:name="T867" style:family="text">
      <style:text-properties officeooo:rsid="07eacd22"/>
    </style:style>
    <style:style style:name="T868" style:family="text">
      <style:text-properties officeooo:rsid="07ead141"/>
    </style:style>
    <style:style style:name="T869" style:family="text">
      <style:text-properties officeooo:rsid="07ec0ba1"/>
    </style:style>
    <style:style style:name="T870" style:family="text">
      <style:text-properties officeooo:rsid="07ed7daa"/>
    </style:style>
    <style:style style:name="T871" style:family="text">
      <style:text-properties officeooo:rsid="07ef6cdd"/>
    </style:style>
    <style:style style:name="T872" style:family="text">
      <style:text-properties officeooo:rsid="07efca86"/>
    </style:style>
    <style:style style:name="T873" style:family="text">
      <style:text-properties officeooo:rsid="07f18aaa"/>
    </style:style>
    <style:style style:name="T874" style:family="text">
      <style:text-properties officeooo:rsid="07f25c12"/>
    </style:style>
    <style:style style:name="T875" style:family="text">
      <style:text-properties officeooo:rsid="07f2a13a"/>
    </style:style>
    <style:style style:name="T876" style:family="text">
      <style:text-properties officeooo:rsid="07f4034c"/>
    </style:style>
    <style:style style:name="T877" style:family="text">
      <style:text-properties officeooo:rsid="07f5bb9f"/>
    </style:style>
    <style:style style:name="T878" style:family="text">
      <style:text-properties officeooo:rsid="07f62b95"/>
    </style:style>
    <style:style style:name="T879" style:family="text">
      <style:text-properties officeooo:rsid="07f78269"/>
    </style:style>
    <style:style style:name="T880" style:family="text">
      <style:text-properties officeooo:rsid="07fa6b3c"/>
    </style:style>
    <style:style style:name="T881" style:family="text">
      <style:text-properties officeooo:rsid="07fa7c03"/>
    </style:style>
    <style:style style:name="T882" style:family="text">
      <style:text-properties officeooo:rsid="07fba172"/>
    </style:style>
    <style:style style:name="T883" style:family="text">
      <style:text-properties officeooo:rsid="07fc0775"/>
    </style:style>
    <style:style style:name="T884" style:family="text">
      <style:text-properties officeooo:rsid="0806c942"/>
    </style:style>
    <style:style style:name="T885" style:family="text">
      <style:text-properties officeooo:rsid="0807c51a"/>
    </style:style>
    <style:style style:name="T886" style:family="text">
      <style:text-properties officeooo:rsid="0808a61a"/>
    </style:style>
    <style:style style:name="T887" style:family="text">
      <style:text-properties officeooo:rsid="080b7133"/>
    </style:style>
    <style:style style:name="T888" style:family="text">
      <style:text-properties officeooo:rsid="080cc133"/>
    </style:style>
    <style:style style:name="T889" style:family="text">
      <style:text-properties officeooo:rsid="080e67df"/>
    </style:style>
    <style:style style:name="T890" style:family="text">
      <style:text-properties officeooo:rsid="080f2d74"/>
    </style:style>
    <style:style style:name="T891" style:family="text">
      <style:text-properties officeooo:rsid="080f88d9"/>
    </style:style>
    <style:style style:name="T892" style:family="text">
      <style:text-properties officeooo:rsid="08112ed4"/>
    </style:style>
    <style:style style:name="T893" style:family="text">
      <style:text-properties officeooo:rsid="081208b6"/>
    </style:style>
    <style:style style:name="T894" style:family="text">
      <style:text-properties officeooo:rsid="081390ec"/>
    </style:style>
    <style:style style:name="T895" style:family="text">
      <style:text-properties officeooo:rsid="0816cdc0"/>
    </style:style>
    <style:style style:name="T896" style:family="text">
      <style:text-properties officeooo:rsid="0818dfa9"/>
    </style:style>
    <style:style style:name="T897" style:family="text">
      <style:text-properties officeooo:rsid="081951f8"/>
    </style:style>
    <style:style style:name="T898" style:family="text">
      <style:text-properties officeooo:rsid="081b06f1"/>
    </style:style>
    <style:style style:name="T899" style:family="text">
      <style:text-properties officeooo:rsid="081db417"/>
    </style:style>
    <style:style style:name="T900" style:family="text">
      <style:text-properties officeooo:rsid="081df8f8"/>
    </style:style>
    <style:style style:name="T901" style:family="text">
      <style:text-properties officeooo:rsid="081edcd5"/>
    </style:style>
    <style:style style:name="T902" style:family="text">
      <style:text-properties officeooo:rsid="081f67a3"/>
    </style:style>
    <style:style style:name="T903" style:family="text">
      <style:text-properties officeooo:rsid="08216376"/>
    </style:style>
    <style:style style:name="T904" style:family="text">
      <style:text-properties officeooo:rsid="08224eb7"/>
    </style:style>
    <style:style style:name="T905" style:family="text">
      <style:text-properties officeooo:rsid="0822e8bb"/>
    </style:style>
    <style:style style:name="T906" style:family="text">
      <style:text-properties officeooo:rsid="08232c51"/>
    </style:style>
    <style:style style:name="T907" style:family="text">
      <style:text-properties officeooo:rsid="08250bc5"/>
    </style:style>
    <style:style style:name="T908" style:family="text">
      <style:text-properties officeooo:rsid="0826d7cb"/>
    </style:style>
    <style:style style:name="T909" style:family="text">
      <style:text-properties officeooo:rsid="08272939"/>
    </style:style>
    <style:style style:name="T910" style:family="text">
      <style:text-properties officeooo:rsid="082a1ee6"/>
    </style:style>
    <style:style style:name="T911" style:family="text">
      <style:text-properties officeooo:rsid="082bd9b2"/>
    </style:style>
    <style:style style:name="T912" style:family="text">
      <style:text-properties officeooo:rsid="0830602b"/>
    </style:style>
    <style:style style:name="T913" style:family="text">
      <style:text-properties officeooo:rsid="0830afb1"/>
    </style:style>
    <style:style style:name="T914" style:family="text">
      <style:text-properties officeooo:rsid="083460ed"/>
    </style:style>
    <style:style style:name="T915" style:family="text">
      <style:text-properties officeooo:rsid="08354489"/>
    </style:style>
    <style:style style:name="T916" style:family="text">
      <style:text-properties officeooo:rsid="0836b487"/>
    </style:style>
    <style:style style:name="T917" style:family="text">
      <style:text-properties officeooo:rsid="08385250"/>
    </style:style>
    <style:style style:name="T918" style:family="text">
      <style:text-properties officeooo:rsid="0838b600"/>
    </style:style>
    <style:style style:name="T919" style:family="text">
      <style:text-properties officeooo:rsid="0839db3e"/>
    </style:style>
    <style:style style:name="T920" style:family="text">
      <style:text-properties officeooo:rsid="083a7e75"/>
    </style:style>
    <style:style style:name="T921" style:family="text">
      <style:text-properties officeooo:rsid="083e060f"/>
    </style:style>
    <style:style style:name="T922" style:family="text">
      <style:text-properties officeooo:rsid="083e72c2"/>
    </style:style>
    <style:style style:name="T923" style:family="text">
      <style:text-properties officeooo:rsid="083f2732"/>
    </style:style>
    <style:style style:name="T924" style:family="text">
      <style:text-properties officeooo:rsid="0840cfab"/>
    </style:style>
    <style:style style:name="T925" style:family="text">
      <style:text-properties officeooo:rsid="0843413b"/>
    </style:style>
    <style:style style:name="T926" style:family="text">
      <style:text-properties officeooo:rsid="08444a8d"/>
    </style:style>
    <style:style style:name="T927" style:family="text">
      <style:text-properties officeooo:rsid="0845c425"/>
    </style:style>
    <style:style style:name="T928" style:family="text">
      <style:text-properties officeooo:rsid="08477b21"/>
    </style:style>
    <style:style style:name="T929" style:family="text">
      <style:text-properties officeooo:rsid="0847d901"/>
    </style:style>
    <style:style style:name="T930" style:family="text">
      <style:text-properties officeooo:rsid="08495144"/>
    </style:style>
    <style:style style:name="T931" style:family="text">
      <style:text-properties officeooo:rsid="03ebec0d"/>
    </style:style>
    <style:style style:name="T932" style:family="text">
      <style:text-properties officeooo:rsid="084a8ef9"/>
    </style:style>
    <style:style style:name="T933" style:family="text">
      <style:text-properties officeooo:rsid="084ce7db"/>
    </style:style>
    <style:style style:name="T934" style:family="text">
      <style:text-properties officeooo:rsid="084de4ed"/>
    </style:style>
    <style:style style:name="T935" style:family="text">
      <style:text-properties officeooo:rsid="0855d14a"/>
    </style:style>
    <style:style style:name="T936" style:family="text">
      <style:text-properties officeooo:rsid="085623df"/>
    </style:style>
    <style:style style:name="T937" style:family="text">
      <style:text-properties officeooo:rsid="08578ac9"/>
    </style:style>
    <style:style style:name="T938" style:family="text">
      <style:text-properties officeooo:rsid="0858db68"/>
    </style:style>
    <style:style style:name="T939" style:family="text">
      <style:text-properties officeooo:rsid="085ac670"/>
    </style:style>
    <style:style style:name="T940" style:family="text">
      <style:text-properties officeooo:rsid="085ac73c"/>
    </style:style>
    <style:style style:name="T941" style:family="text">
      <style:text-properties officeooo:rsid="085c15fc"/>
    </style:style>
    <style:style style:name="T942" style:family="text">
      <style:text-properties officeooo:rsid="085c5b1a"/>
    </style:style>
    <style:style style:name="T943" style:family="text">
      <style:text-properties officeooo:rsid="085d8f9c"/>
    </style:style>
    <style:style style:name="T944" style:family="text">
      <style:text-properties officeooo:rsid="0860334d"/>
    </style:style>
    <style:style style:name="T945" style:family="text">
      <style:text-properties officeooo:rsid="08637c6c"/>
    </style:style>
    <style:style style:name="T946" style:family="text">
      <style:text-properties officeooo:rsid="0864e89c"/>
    </style:style>
    <style:style style:name="T947" style:family="text">
      <style:text-properties officeooo:rsid="08651c86"/>
    </style:style>
    <style:style style:name="T948" style:family="text">
      <style:text-properties officeooo:rsid="08656066"/>
    </style:style>
    <style:style style:name="T949" style:family="text">
      <style:text-properties officeooo:rsid="08671737"/>
    </style:style>
    <style:style style:name="T950" style:family="text">
      <style:text-properties officeooo:rsid="08683f29"/>
    </style:style>
    <style:style style:name="T951" style:family="text">
      <style:text-properties officeooo:rsid="086a0803"/>
    </style:style>
    <style:style style:name="T952" style:family="text">
      <style:text-properties officeooo:rsid="086b6387"/>
    </style:style>
    <style:style style:name="T953" style:family="text">
      <style:text-properties officeooo:rsid="086c0b00"/>
    </style:style>
    <style:style style:name="T954" style:family="text">
      <style:text-properties officeooo:rsid="08711d7b"/>
    </style:style>
    <style:style style:name="T955" style:family="text">
      <style:text-properties officeooo:rsid="087228e6"/>
    </style:style>
    <style:style style:name="T956" style:family="text">
      <style:text-properties officeooo:rsid="08723287"/>
    </style:style>
    <style:style style:name="T957" style:family="text">
      <style:text-properties officeooo:rsid="0873dc9c"/>
    </style:style>
    <style:style style:name="T958" style:family="text">
      <style:text-properties officeooo:rsid="0875a51f"/>
    </style:style>
    <style:style style:name="T959" style:family="text">
      <style:text-properties officeooo:rsid="0878c3fb"/>
    </style:style>
    <style:style style:name="T960" style:family="text">
      <style:text-properties officeooo:rsid="08798162"/>
    </style:style>
    <style:style style:name="T961" style:family="text">
      <style:text-properties officeooo:rsid="087a9a16"/>
    </style:style>
    <style:style style:name="T962" style:family="text">
      <style:text-properties officeooo:rsid="087bf54f"/>
    </style:style>
    <style:style style:name="T963" style:family="text">
      <style:text-properties officeooo:rsid="087d4542"/>
    </style:style>
    <style:style style:name="T964" style:family="text">
      <style:text-properties officeooo:rsid="087f31e4"/>
    </style:style>
    <style:style style:name="T965" style:family="text">
      <style:text-properties officeooo:rsid="08847d31"/>
    </style:style>
    <style:style style:name="T966" style:family="text">
      <style:text-properties officeooo:rsid="08861530"/>
    </style:style>
    <style:style style:name="T967" style:family="text">
      <style:text-properties officeooo:rsid="0887cb57"/>
    </style:style>
    <style:style style:name="T968" style:family="text">
      <style:text-properties officeooo:rsid="0888e7fc"/>
    </style:style>
    <style:style style:name="T969" style:family="text">
      <style:text-properties officeooo:rsid="088abd03"/>
    </style:style>
    <style:style style:name="T970" style:family="text">
      <style:text-properties officeooo:rsid="088d2eb5"/>
    </style:style>
    <style:style style:name="T971" style:family="text">
      <style:text-properties officeooo:rsid="070f2360"/>
    </style:style>
    <style:style style:name="T972" style:family="text">
      <style:text-properties officeooo:rsid="0891d0c9"/>
    </style:style>
    <style:style style:name="T973" style:family="text">
      <style:text-properties officeooo:rsid="08939929"/>
    </style:style>
    <style:style style:name="T974" style:family="text">
      <style:text-properties officeooo:rsid="0895807a"/>
    </style:style>
    <style:style style:name="T975" style:family="text">
      <style:text-properties officeooo:rsid="0898620c"/>
    </style:style>
    <style:style style:name="T976" style:family="text">
      <style:text-properties officeooo:rsid="089ba916"/>
    </style:style>
    <style:style style:name="T977" style:family="text">
      <style:text-properties officeooo:rsid="089cd53b"/>
    </style:style>
    <style:style style:name="T978" style:family="text">
      <style:text-properties officeooo:rsid="089f60ad"/>
    </style:style>
    <style:style style:name="T979" style:family="text">
      <style:text-properties officeooo:rsid="08a098cf"/>
    </style:style>
    <style:style style:name="T980" style:family="text">
      <style:text-properties officeooo:rsid="08a217bb"/>
    </style:style>
    <style:style style:name="T981" style:family="text">
      <style:text-properties officeooo:rsid="08a220ee"/>
    </style:style>
    <style:style style:name="T982" style:family="text">
      <style:text-properties officeooo:rsid="08a32e08"/>
    </style:style>
    <style:style style:name="T983" style:family="text">
      <style:text-properties officeooo:rsid="08a3fa1f"/>
    </style:style>
    <style:style style:name="T984" style:family="text">
      <style:text-properties officeooo:rsid="08a6c05c"/>
    </style:style>
    <style:style style:name="T985" style:family="text">
      <style:text-properties officeooo:rsid="08a7cead"/>
    </style:style>
    <style:style style:name="T986" style:family="text">
      <style:text-properties officeooo:rsid="08b07714"/>
    </style:style>
    <style:style style:name="T987" style:family="text">
      <style:text-properties officeooo:rsid="08b18180"/>
    </style:style>
    <style:style style:name="T988" style:family="text">
      <style:text-properties officeooo:rsid="08b3006f"/>
    </style:style>
    <style:style style:name="T989" style:family="text">
      <style:text-properties officeooo:rsid="08b4c104"/>
    </style:style>
    <style:style style:name="T990" style:family="text">
      <style:text-properties officeooo:rsid="08b53f22"/>
    </style:style>
    <style:style style:name="T991" style:family="text">
      <style:text-properties officeooo:rsid="08b732d9"/>
    </style:style>
    <style:style style:name="T992" style:family="text">
      <style:text-properties officeooo:rsid="08bc7e11"/>
    </style:style>
    <style:style style:name="T993" style:family="text">
      <style:text-properties officeooo:rsid="08bf6ac7"/>
    </style:style>
    <style:style style:name="T994" style:family="text">
      <style:text-properties officeooo:rsid="08c08e98"/>
    </style:style>
    <style:style style:name="T995" style:family="text">
      <style:text-properties officeooo:rsid="08c17565"/>
    </style:style>
    <style:style style:name="T996" style:family="text">
      <style:text-properties officeooo:rsid="08c2e473"/>
    </style:style>
    <style:style style:name="T997" style:family="text">
      <style:text-properties officeooo:rsid="08c2efcd"/>
    </style:style>
    <style:style style:name="T998" style:family="text">
      <style:text-properties officeooo:rsid="08c7cc05"/>
    </style:style>
    <style:style style:name="T999" style:family="text">
      <style:text-properties officeooo:rsid="08c8818a"/>
    </style:style>
    <style:style style:name="T1000" style:family="text">
      <style:text-properties officeooo:rsid="08c91992"/>
    </style:style>
    <style:style style:name="T1001" style:family="text">
      <style:text-properties officeooo:rsid="08c9ae3c"/>
    </style:style>
    <style:style style:name="T1002" style:family="text">
      <style:text-properties officeooo:rsid="08ca4b8c"/>
    </style:style>
    <style:style style:name="T1003" style:family="text">
      <style:text-properties officeooo:rsid="08cd3a40"/>
    </style:style>
    <style:style style:name="T1004" style:family="text">
      <style:text-properties officeooo:rsid="08cdb427"/>
    </style:style>
    <style:style style:name="T1005" style:family="text">
      <style:text-properties officeooo:rsid="08cfb257"/>
    </style:style>
    <style:style style:name="T1006" style:family="text">
      <style:text-properties officeooo:rsid="08d08514"/>
    </style:style>
    <style:style style:name="T1007" style:family="text">
      <style:text-properties officeooo:rsid="08d23fd8"/>
    </style:style>
    <style:style style:name="T1008" style:family="text">
      <style:text-properties officeooo:rsid="08d4265e"/>
    </style:style>
    <style:style style:name="T1009" style:family="text">
      <style:text-properties officeooo:rsid="08d4c4f0"/>
    </style:style>
    <style:style style:name="T1010" style:family="text">
      <style:text-properties officeooo:rsid="08d5c7b4"/>
    </style:style>
    <style:style style:name="T1011" style:family="text">
      <style:text-properties officeooo:rsid="08d68c18"/>
    </style:style>
    <style:style style:name="T1012" style:family="text">
      <style:text-properties officeooo:rsid="08d7e1f8"/>
    </style:style>
    <style:style style:name="T1013" style:family="text">
      <style:text-properties officeooo:rsid="08d8b46b"/>
    </style:style>
    <style:style style:name="T1014" style:family="text">
      <style:text-properties officeooo:rsid="07d37310"/>
    </style:style>
    <style:style style:name="T1015" style:family="text">
      <style:text-properties officeooo:rsid="08da3dbb"/>
    </style:style>
    <style:style style:name="T1016" style:family="text">
      <style:text-properties officeooo:rsid="08dafc9c"/>
    </style:style>
    <style:style style:name="T1017" style:family="text">
      <style:text-properties officeooo:rsid="08db003f"/>
    </style:style>
    <style:style style:name="T1018" style:family="text">
      <style:text-properties officeooo:rsid="08db7056"/>
    </style:style>
    <style:style style:name="T1019" style:family="text">
      <style:text-properties officeooo:rsid="08deb613"/>
    </style:style>
    <style:style style:name="T1020" style:family="text">
      <style:text-properties officeooo:rsid="08e21eec"/>
    </style:style>
    <style:style style:name="T1021" style:family="text">
      <style:text-properties officeooo:rsid="08e28b05"/>
    </style:style>
    <style:style style:name="T1022" style:family="text">
      <style:text-properties officeooo:rsid="08e2f2ab"/>
    </style:style>
    <style:style style:name="T1023" style:family="text">
      <style:text-properties officeooo:rsid="08e45e12"/>
    </style:style>
    <style:style style:name="T1024" style:family="text">
      <style:text-properties officeooo:rsid="08e58cb1"/>
    </style:style>
    <style:style style:name="T1025" style:family="text">
      <style:text-properties officeooo:rsid="08e98448"/>
    </style:style>
    <style:style style:name="T1026" style:family="text">
      <style:text-properties officeooo:rsid="08e9cefd"/>
    </style:style>
    <style:style style:name="T1027" style:family="text">
      <style:text-properties officeooo:rsid="08eb46f3"/>
    </style:style>
    <style:style style:name="T1028" style:family="text">
      <style:text-properties officeooo:rsid="08ba3d75"/>
    </style:style>
    <style:style style:name="T1029" style:family="text">
      <style:text-properties officeooo:rsid="08ebb58d"/>
    </style:style>
    <style:style style:name="T1030" style:family="text">
      <style:text-properties officeooo:rsid="08ec24df"/>
    </style:style>
    <style:style style:name="T1031" style:family="text">
      <style:text-properties officeooo:rsid="08ef2b4c"/>
    </style:style>
    <style:style style:name="T1032" style:family="text">
      <style:text-properties officeooo:rsid="08efcf31"/>
    </style:style>
    <style:style style:name="T1033" style:family="text">
      <style:text-properties officeooo:rsid="08f03220"/>
    </style:style>
    <style:style style:name="T1034" style:family="text">
      <style:text-properties officeooo:rsid="08f11008"/>
    </style:style>
    <style:style style:name="T1035" style:family="text">
      <style:text-properties officeooo:rsid="08f11eb6"/>
    </style:style>
    <style:style style:name="T1036" style:family="text">
      <style:text-properties officeooo:rsid="08f23605"/>
    </style:style>
    <style:style style:name="T1037" style:family="text">
      <style:text-properties officeooo:rsid="08f484fd"/>
    </style:style>
    <style:style style:name="T1038" style:family="text">
      <style:text-properties officeooo:rsid="08f63434"/>
    </style:style>
    <style:style style:name="T1039" style:family="text">
      <style:text-properties officeooo:rsid="08f7eea6"/>
    </style:style>
    <style:style style:name="T1040" style:family="text">
      <style:text-properties officeooo:rsid="08f98765"/>
    </style:style>
    <style:style style:name="T1041" style:family="text">
      <style:text-properties officeooo:rsid="08fba41a"/>
    </style:style>
    <style:style style:name="T1042" style:family="text">
      <style:text-properties officeooo:rsid="08fce83e"/>
    </style:style>
    <style:style style:name="T1043" style:family="text">
      <style:text-properties officeooo:rsid="08fefe0a"/>
    </style:style>
    <style:style style:name="T1044" style:family="text">
      <style:text-properties officeooo:rsid="08ff2fd5"/>
    </style:style>
    <style:style style:name="T1045" style:family="text">
      <style:text-properties officeooo:rsid="09008cbb"/>
    </style:style>
    <style:style style:name="T1046" style:family="text">
      <style:text-properties officeooo:rsid="09008f30"/>
    </style:style>
    <style:style style:name="T1047" style:family="text">
      <style:text-properties officeooo:rsid="09009d56"/>
    </style:style>
    <style:style style:name="T1048" style:family="text">
      <style:text-properties officeooo:rsid="09011fe1"/>
    </style:style>
    <style:style style:name="T1049" style:family="text">
      <style:text-properties officeooo:rsid="09029681"/>
    </style:style>
    <style:style style:name="T1050" style:family="text">
      <style:text-properties officeooo:rsid="0902c401"/>
    </style:style>
    <style:style style:name="T1051" style:family="text">
      <style:text-properties officeooo:rsid="090369bb"/>
    </style:style>
    <style:style style:name="T1052" style:family="text">
      <style:text-properties officeooo:rsid="09041aaa"/>
    </style:style>
    <style:style style:name="T1053" style:family="text">
      <style:text-properties officeooo:rsid="09045acb"/>
    </style:style>
    <style:style style:name="T1054" style:family="text">
      <style:text-properties officeooo:rsid="0909a709"/>
    </style:style>
    <style:style style:name="T1055" style:family="text">
      <style:text-properties officeooo:rsid="090b15ef"/>
    </style:style>
    <style:style style:name="T1056" style:family="text">
      <style:text-properties officeooo:rsid="090c7b2c"/>
    </style:style>
    <style:style style:name="T1057" style:family="text">
      <style:text-properties officeooo:rsid="090d77db"/>
    </style:style>
    <style:style style:name="T1058" style:family="text">
      <style:text-properties officeooo:rsid="090e7cd8"/>
    </style:style>
    <style:style style:name="T1059" style:family="text">
      <style:text-properties officeooo:rsid="090ed963"/>
    </style:style>
    <style:style style:name="T1060" style:family="text">
      <style:text-properties officeooo:rsid="090f74e7"/>
    </style:style>
    <style:style style:name="T1061" style:family="text">
      <style:text-properties officeooo:rsid="09102add"/>
    </style:style>
    <style:style style:name="T1062" style:family="text">
      <style:text-properties officeooo:rsid="09126d89"/>
    </style:style>
    <style:style style:name="T1063" style:family="text">
      <style:text-properties officeooo:rsid="0913a016"/>
    </style:style>
    <style:style style:name="T1064" style:family="text">
      <style:text-properties officeooo:rsid="0914a1a7"/>
    </style:style>
    <style:style style:name="T1065" style:family="text">
      <style:text-properties officeooo:rsid="0915d94b"/>
    </style:style>
    <style:style style:name="T1066" style:family="text">
      <style:text-properties officeooo:rsid="09165694"/>
    </style:style>
    <style:style style:name="T1067" style:family="text">
      <style:text-properties officeooo:rsid="09172705"/>
    </style:style>
    <style:style style:name="T1068" style:family="text">
      <style:text-properties officeooo:rsid="091a6c6e"/>
    </style:style>
    <style:style style:name="T1069" style:family="text">
      <style:text-properties officeooo:rsid="091b749e"/>
    </style:style>
    <style:style style:name="T1070" style:family="text">
      <style:text-properties officeooo:rsid="091d4526"/>
    </style:style>
    <style:style style:name="T1071" style:family="text">
      <style:text-properties officeooo:rsid="091ea9f2"/>
    </style:style>
    <style:style style:name="T1072" style:family="text">
      <style:text-properties officeooo:rsid="09205769"/>
    </style:style>
    <style:style style:name="T1073" style:family="text">
      <style:text-properties officeooo:rsid="09218114"/>
    </style:style>
    <style:style style:name="T1074" style:family="text">
      <style:text-properties officeooo:rsid="0922e5db"/>
    </style:style>
    <style:style style:name="T1075" style:family="text">
      <style:text-properties officeooo:rsid="09233d16"/>
    </style:style>
    <style:style style:name="T1076" style:family="text">
      <style:text-properties officeooo:rsid="09252081"/>
    </style:style>
    <style:style style:name="T1077" style:family="text">
      <style:text-properties officeooo:rsid="09254928"/>
    </style:style>
    <style:style style:name="T1078" style:family="text">
      <style:text-properties officeooo:rsid="092663c8"/>
    </style:style>
    <style:style style:name="T1079" style:family="text">
      <style:text-properties officeooo:rsid="09280592"/>
    </style:style>
    <style:style style:name="T1080" style:family="text">
      <style:text-properties officeooo:rsid="09296d5a"/>
    </style:style>
    <style:style style:name="T1081" style:family="text">
      <style:text-properties officeooo:rsid="092c619d"/>
    </style:style>
    <style:style style:name="T1082" style:family="text">
      <style:text-properties officeooo:rsid="092dfe22"/>
    </style:style>
    <style:style style:name="T1083" style:family="text">
      <style:text-properties officeooo:rsid="092faaa5"/>
    </style:style>
    <style:style style:name="T1084" style:family="text">
      <style:text-properties officeooo:rsid="09317519"/>
    </style:style>
    <style:style style:name="T1085" style:family="text">
      <style:text-properties officeooo:rsid="0932c0d4"/>
    </style:style>
    <style:style style:name="T1086" style:family="text">
      <style:text-properties officeooo:rsid="09330164"/>
    </style:style>
    <style:style style:name="T1087" style:family="text">
      <style:text-properties officeooo:rsid="0934aef9"/>
    </style:style>
    <style:style style:name="T1088" style:family="text">
      <style:text-properties officeooo:rsid="09354bdd"/>
    </style:style>
    <style:style style:name="T1089" style:family="text">
      <style:text-properties officeooo:rsid="0936f9b2"/>
    </style:style>
    <style:style style:name="T1090" style:family="text">
      <style:text-properties officeooo:rsid="093704d6"/>
    </style:style>
    <style:style style:name="T1091" style:family="text">
      <style:text-properties officeooo:rsid="0938d263"/>
    </style:style>
    <style:style style:name="T1092" style:family="text">
      <style:text-properties officeooo:rsid="0938df54"/>
    </style:style>
    <style:style style:name="T1093" style:family="text">
      <style:text-properties officeooo:rsid="0939252a"/>
    </style:style>
    <style:style style:name="T1094" style:family="text">
      <style:text-properties officeooo:rsid="093c3fb2"/>
    </style:style>
    <style:style style:name="T1095" style:family="text">
      <style:text-properties officeooo:rsid="093c6262"/>
    </style:style>
    <style:style style:name="T1096" style:family="text">
      <style:text-properties officeooo:rsid="093c805c"/>
    </style:style>
    <style:style style:name="T1097" style:family="text">
      <style:text-properties officeooo:rsid="093fed1a"/>
    </style:style>
    <style:style style:name="T1098" style:family="text">
      <style:text-properties officeooo:rsid="094251e4"/>
    </style:style>
    <style:style style:name="T1099" style:family="text">
      <style:text-properties officeooo:rsid="0943abde"/>
    </style:style>
    <style:style style:name="T1100" style:family="text">
      <style:text-properties officeooo:rsid="0944d2bc"/>
    </style:style>
    <style:style style:name="T1101" style:family="text">
      <style:text-properties officeooo:rsid="0945efe7"/>
    </style:style>
    <style:style style:name="T1102" style:family="text">
      <style:text-properties officeooo:rsid="09471680"/>
    </style:style>
    <style:style style:name="T1103" style:family="text">
      <style:text-properties officeooo:rsid="0948cfe3"/>
    </style:style>
    <style:style style:name="T1104" style:family="text">
      <style:text-properties officeooo:rsid="094a81eb"/>
    </style:style>
    <style:style style:name="T1105" style:family="text">
      <style:text-properties officeooo:rsid="094ae453"/>
    </style:style>
    <style:style style:name="T1106" style:family="text">
      <style:text-properties officeooo:rsid="094fa6f6"/>
    </style:style>
    <style:style style:name="T1107" style:family="text">
      <style:text-properties officeooo:rsid="09518f35"/>
    </style:style>
    <style:style style:name="T1108" style:family="text">
      <style:text-properties officeooo:rsid="095208ea"/>
    </style:style>
    <style:style style:name="T1109" style:family="text">
      <style:text-properties officeooo:rsid="09532e57"/>
    </style:style>
    <style:style style:name="T1110" style:family="text">
      <style:text-properties officeooo:rsid="09540d79"/>
    </style:style>
    <style:style style:name="T1111" style:family="text">
      <style:text-properties officeooo:rsid="09555d79"/>
    </style:style>
    <style:style style:name="T1112" style:family="text">
      <style:text-properties officeooo:rsid="09571f36"/>
    </style:style>
    <style:style style:name="T1113" style:family="text">
      <style:text-properties officeooo:rsid="0958339f"/>
    </style:style>
    <style:style style:name="T1114" style:family="text">
      <style:text-properties officeooo:rsid="094f3987"/>
    </style:style>
    <style:style style:name="T1115" style:family="text">
      <style:text-properties officeooo:rsid="094fe1c9"/>
    </style:style>
    <style:style style:name="T1116" style:family="text">
      <style:text-properties officeooo:rsid="09530e78"/>
    </style:style>
    <style:style style:name="T1117" style:family="text">
      <style:text-properties officeooo:rsid="096012b8"/>
    </style:style>
    <style:style style:name="T1118" style:family="text">
      <style:text-properties officeooo:rsid="09613a9c"/>
    </style:style>
    <style:style style:name="T1119" style:family="text">
      <style:text-properties officeooo:rsid="0962fdb6"/>
    </style:style>
    <style:style style:name="T1120" style:family="text">
      <style:text-properties officeooo:rsid="0963271d"/>
    </style:style>
    <style:style style:name="T1121" style:family="text">
      <style:text-properties officeooo:rsid="04e77409"/>
    </style:style>
    <style:style style:name="T1122" style:family="text">
      <style:text-properties officeooo:rsid="09633aee"/>
    </style:style>
    <style:style style:name="T1123" style:family="text">
      <style:text-properties officeooo:rsid="0963d6bc"/>
    </style:style>
    <style:style style:name="T1124" style:family="text">
      <style:text-properties officeooo:rsid="0964f700"/>
    </style:style>
    <style:style style:name="T1125" style:family="text">
      <style:text-properties officeooo:rsid="0965b318"/>
    </style:style>
    <style:style style:name="T1126" style:family="text">
      <style:text-properties officeooo:rsid="096650e5"/>
    </style:style>
    <style:style style:name="T1127" style:family="text">
      <style:text-properties officeooo:rsid="050578b3"/>
    </style:style>
    <style:style style:name="T1128" style:family="text">
      <style:text-properties officeooo:rsid="09679e9d"/>
    </style:style>
    <style:style style:name="T1129" style:family="text">
      <style:text-properties officeooo:rsid="0967bc09"/>
    </style:style>
    <style:style style:name="T1130" style:family="text">
      <style:text-properties officeooo:rsid="0967c9f8"/>
    </style:style>
    <style:style style:name="T1131" style:family="text">
      <style:text-properties officeooo:rsid="0967f17d"/>
    </style:style>
    <style:style style:name="T1132" style:family="text">
      <style:text-properties officeooo:rsid="0968088d"/>
    </style:style>
    <style:style style:name="T1133" style:family="text">
      <style:text-properties officeooo:rsid="0969aac1"/>
    </style:style>
    <style:style style:name="T1134" style:family="text">
      <style:text-properties officeooo:rsid="096b742c"/>
    </style:style>
    <style:style style:name="T1135" style:family="text">
      <style:text-properties officeooo:rsid="096bb6fd"/>
    </style:style>
    <style:style style:name="T1136" style:family="text">
      <style:text-properties officeooo:rsid="096cbc16"/>
    </style:style>
    <style:style style:name="T1137" style:family="text">
      <style:text-properties officeooo:rsid="096ea6dd"/>
    </style:style>
    <style:style style:name="T1138" style:family="text">
      <style:text-properties officeooo:rsid="096eb9ed"/>
    </style:style>
    <style:style style:name="T1139" style:family="text">
      <style:text-properties officeooo:rsid="0970858e"/>
    </style:style>
    <style:style style:name="T1140" style:family="text">
      <style:text-properties officeooo:rsid="09723334"/>
    </style:style>
    <style:style style:name="T1141" style:family="text">
      <style:text-properties officeooo:rsid="0972eeb0"/>
    </style:style>
    <style:style style:name="T1142" style:family="text">
      <style:text-properties officeooo:rsid="0973d004"/>
    </style:style>
    <style:style style:name="T1143" style:family="text">
      <style:text-properties officeooo:rsid="09773002"/>
    </style:style>
    <style:style style:name="T1144" style:family="text">
      <style:text-properties officeooo:rsid="09789f95"/>
    </style:style>
    <style:style style:name="T1145" style:family="text">
      <style:text-properties officeooo:rsid="0979a620"/>
    </style:style>
    <style:style style:name="T1146" style:family="text">
      <style:text-properties officeooo:rsid="097b0bee"/>
    </style:style>
    <style:style style:name="T1147" style:family="text">
      <style:text-properties officeooo:rsid="097bb25a"/>
    </style:style>
    <style:style style:name="T1148" style:family="text">
      <style:text-properties officeooo:rsid="097c256f"/>
    </style:style>
    <style:style style:name="T1149" style:family="text">
      <style:text-properties officeooo:rsid="097e1ae6"/>
    </style:style>
    <style:style style:name="T1150" style:family="text">
      <style:text-properties officeooo:rsid="097eab22"/>
    </style:style>
    <style:style style:name="T1151" style:family="text">
      <style:text-properties officeooo:rsid="0982a302"/>
    </style:style>
    <style:style style:name="T1152" style:family="text">
      <style:text-properties officeooo:rsid="0982a8d9"/>
    </style:style>
    <style:style style:name="T1153" style:family="text">
      <style:text-properties officeooo:rsid="098331cd"/>
    </style:style>
    <style:style style:name="T1154" style:family="text">
      <style:text-properties officeooo:rsid="0519979a"/>
    </style:style>
    <style:style style:name="T1155" style:family="text">
      <style:text-properties officeooo:rsid="098395fa"/>
    </style:style>
    <style:style style:name="T1156" style:family="text">
      <style:text-properties officeooo:rsid="0983a460"/>
    </style:style>
    <style:style style:name="T1157" style:family="text">
      <style:text-properties officeooo:rsid="098585cb"/>
    </style:style>
    <style:style style:name="T1158" style:family="text">
      <style:text-properties officeooo:rsid="09858cdc"/>
    </style:style>
    <style:style style:name="T1159" style:family="text">
      <style:text-properties officeooo:rsid="0988e272"/>
    </style:style>
    <style:style style:name="T1160" style:family="text">
      <style:text-properties officeooo:rsid="098ad753"/>
    </style:style>
    <style:style style:name="T1161" style:family="text">
      <style:text-properties officeooo:rsid="098bdf9d"/>
    </style:style>
    <style:style style:name="T1162" style:family="text">
      <style:text-properties officeooo:rsid="098d570c"/>
    </style:style>
    <style:style style:name="T1163" style:family="text">
      <style:text-properties officeooo:rsid="098f0ee0"/>
    </style:style>
    <style:style style:name="T1164" style:family="text">
      <style:text-properties officeooo:rsid="0990b5c9"/>
    </style:style>
    <style:style style:name="T1165" style:family="text">
      <style:text-properties officeooo:rsid="0996a63a"/>
    </style:style>
    <style:style style:name="T1166" style:family="text">
      <style:text-properties officeooo:rsid="0997b7bf"/>
    </style:style>
    <style:style style:name="T1167" style:family="text">
      <style:text-properties officeooo:rsid="099816b1"/>
    </style:style>
    <style:style style:name="T1168" style:family="text">
      <style:text-properties officeooo:rsid="099a1b23"/>
    </style:style>
    <style:style style:name="T1169" style:family="text">
      <style:text-properties officeooo:rsid="099add33"/>
    </style:style>
    <style:style style:name="T1170" style:family="text">
      <style:text-properties officeooo:rsid="099ccd4e"/>
    </style:style>
    <style:style style:name="T1171" style:family="text">
      <style:text-properties officeooo:rsid="099d4d05"/>
    </style:style>
    <style:style style:name="T1172" style:family="text">
      <style:text-properties officeooo:rsid="099ef608"/>
    </style:style>
    <style:style style:name="T1173" style:family="text">
      <style:text-properties officeooo:rsid="03baf1ef"/>
    </style:style>
    <style:style style:name="T1174" style:family="text">
      <style:text-properties officeooo:rsid="09a01715"/>
    </style:style>
    <style:style style:name="T1175" style:family="text">
      <style:text-properties officeooo:rsid="09a0eb41"/>
    </style:style>
    <style:style style:name="T1176" style:family="text">
      <style:text-properties officeooo:rsid="09a105a7"/>
    </style:style>
    <style:style style:name="T1177" style:family="text">
      <style:text-properties officeooo:rsid="09a1a3ac"/>
    </style:style>
    <style:style style:name="T1178" style:family="text">
      <style:text-properties officeooo:rsid="09a326ca"/>
    </style:style>
    <style:style style:name="T1179" style:family="text">
      <style:text-properties officeooo:rsid="09a4cc35"/>
    </style:style>
    <style:style style:name="T1180" style:family="text">
      <style:text-properties officeooo:rsid="09a57891"/>
    </style:style>
    <style:style style:name="T1181" style:family="text">
      <style:text-properties officeooo:rsid="09a6d16c"/>
    </style:style>
    <style:style style:name="T1182" style:family="text">
      <style:text-properties officeooo:rsid="09a8c8e3"/>
    </style:style>
    <style:style style:name="T1183" style:family="text">
      <style:text-properties officeooo:rsid="09aa8a2e"/>
    </style:style>
    <style:style style:name="T1184" style:family="text">
      <style:text-properties officeooo:rsid="09af2c6e"/>
    </style:style>
    <style:style style:name="T1185" style:family="text">
      <style:text-properties officeooo:rsid="09b0b95e"/>
    </style:style>
    <style:style style:name="T1186" style:family="text">
      <style:text-properties officeooo:rsid="09b1fbfe"/>
    </style:style>
    <style:style style:name="T1187" style:family="text">
      <style:text-properties officeooo:rsid="09b216a3"/>
    </style:style>
    <style:style style:name="T1188" style:family="text">
      <style:text-properties officeooo:rsid="09b35c2b"/>
    </style:style>
    <style:style style:name="T1189" style:family="text">
      <style:text-properties officeooo:rsid="09b388c8"/>
    </style:style>
    <style:style style:name="T1190" style:family="text">
      <style:text-properties officeooo:rsid="09b55d6c"/>
    </style:style>
    <style:style style:name="T1191" style:family="text">
      <style:text-properties officeooo:rsid="09b586cd"/>
    </style:style>
    <style:style style:name="T1192" style:family="text">
      <style:text-properties officeooo:rsid="09b64dd9"/>
    </style:style>
    <style:style style:name="T1193" style:family="text">
      <style:text-properties officeooo:rsid="09b6e3c1"/>
    </style:style>
    <style:style style:name="T1194" style:family="text">
      <style:text-properties officeooo:rsid="09b8a9e0"/>
    </style:style>
    <style:style style:name="T1195" style:family="text">
      <style:text-properties officeooo:rsid="09b8d6f3"/>
    </style:style>
    <style:style style:name="T1196" style:family="text">
      <style:text-properties officeooo:rsid="09ba7cce"/>
    </style:style>
    <style:style style:name="T1197" style:family="text">
      <style:text-properties officeooo:rsid="09bc3ab2"/>
    </style:style>
    <style:style style:name="T1198" style:family="text">
      <style:text-properties officeooo:rsid="09bd2545"/>
    </style:style>
    <style:style style:name="T1199" style:family="text">
      <style:text-properties officeooo:rsid="09be7a4f"/>
    </style:style>
    <style:style style:name="T1200" style:family="text">
      <style:text-properties officeooo:rsid="09bf3411"/>
    </style:style>
    <style:style style:name="T1201" style:family="text">
      <style:text-properties officeooo:rsid="09c04685"/>
    </style:style>
    <style:style style:name="T1202" style:family="text">
      <style:text-properties officeooo:rsid="09c2c721"/>
    </style:style>
    <style:style style:name="T1203" style:family="text">
      <style:text-properties officeooo:rsid="09c46176"/>
    </style:style>
    <style:style style:name="T1204" style:family="text">
      <style:text-properties officeooo:rsid="09c51846"/>
    </style:style>
    <style:style style:name="T1205" style:family="text">
      <style:text-properties officeooo:rsid="09c61d2e"/>
    </style:style>
    <style:style style:name="T1206" style:family="text">
      <style:text-properties officeooo:rsid="09c807aa"/>
    </style:style>
    <style:style style:name="T1207" style:family="text">
      <style:text-properties officeooo:rsid="09c9eaac"/>
    </style:style>
    <style:style style:name="T1208" style:family="text">
      <style:text-properties officeooo:rsid="09cb2ece"/>
    </style:style>
    <style:style style:name="T1209" style:family="text">
      <style:text-properties officeooo:rsid="09cc5c97"/>
    </style:style>
    <style:style style:name="T1210" style:family="text">
      <style:text-properties officeooo:rsid="09cd60c1"/>
    </style:style>
    <style:style style:name="T1211" style:family="text">
      <style:text-properties officeooo:rsid="09d1b101"/>
    </style:style>
    <style:style style:name="T1212" style:family="text">
      <style:text-properties officeooo:rsid="09df3884"/>
    </style:style>
    <style:style style:name="T1213" style:family="text">
      <style:text-properties officeooo:rsid="09df81ba"/>
    </style:style>
    <style:style style:name="T1214" style:family="text">
      <style:text-properties officeooo:rsid="09e2bc3b"/>
    </style:style>
    <style:style style:name="T1215" style:family="text">
      <style:text-properties officeooo:rsid="09e3774c"/>
    </style:style>
    <style:style style:name="T1216" style:family="text">
      <style:text-properties officeooo:rsid="09e5f91a"/>
    </style:style>
    <style:style style:name="T1217" style:family="text">
      <style:text-properties officeooo:rsid="09e731a9"/>
    </style:style>
    <style:style style:name="T1218" style:family="text">
      <style:text-properties officeooo:rsid="09e76dae"/>
    </style:style>
    <style:style style:name="T1219" style:family="text">
      <style:text-properties officeooo:rsid="09eaa626"/>
    </style:style>
    <style:style style:name="T1220" style:family="text">
      <style:text-properties officeooo:rsid="09ebd9fa"/>
    </style:style>
    <style:style style:name="T1221" style:family="text">
      <style:text-properties officeooo:rsid="09ef8bb9"/>
    </style:style>
    <style:style style:name="T1222" style:family="text">
      <style:text-properties officeooo:rsid="09f135c6"/>
    </style:style>
    <style:style style:name="T1223" style:family="text">
      <style:text-properties officeooo:rsid="09f47acb"/>
    </style:style>
    <style:style style:name="T1224" style:family="text">
      <style:text-properties officeooo:rsid="09f8cd04"/>
    </style:style>
    <style:style style:name="T1225" style:family="text">
      <style:text-properties officeooo:rsid="09f97461"/>
    </style:style>
    <style:style style:name="T1226" style:family="text">
      <style:text-properties officeooo:rsid="09fa3df8"/>
    </style:style>
    <style:style style:name="T1227" style:family="text">
      <style:text-properties officeooo:rsid="09fb6ab0"/>
    </style:style>
    <style:style style:name="T1228" style:family="text">
      <style:text-properties officeooo:rsid="09fd3926"/>
    </style:style>
    <style:style style:name="T1229" style:family="text">
      <style:text-properties officeooo:rsid="09fe13a6"/>
    </style:style>
    <style:style style:name="T1230" style:family="text">
      <style:text-properties officeooo:rsid="09ff68c8"/>
    </style:style>
    <style:style style:name="T1231" style:family="text">
      <style:text-properties officeooo:rsid="0a002472"/>
    </style:style>
    <style:style style:name="T1232" style:family="text">
      <style:text-properties officeooo:rsid="0a03481f"/>
    </style:style>
    <style:style style:name="T1233" style:family="text">
      <style:text-properties officeooo:rsid="0a0388b0"/>
    </style:style>
    <style:style style:name="T1234" style:family="text">
      <style:text-properties officeooo:rsid="0a081264"/>
    </style:style>
    <style:style style:name="T1235" style:family="text">
      <style:text-properties officeooo:rsid="0a0882c6"/>
    </style:style>
    <style:style style:name="T1236" style:family="text">
      <style:text-properties officeooo:rsid="0a0aeba2"/>
    </style:style>
    <style:style style:name="T1237" style:family="text">
      <style:text-properties officeooo:rsid="0a0cc11f"/>
    </style:style>
    <style:style style:name="T1238" style:family="text">
      <style:text-properties officeooo:rsid="0a0cccc1"/>
    </style:style>
    <style:style style:name="T1239" style:family="text">
      <style:text-properties officeooo:rsid="0a0d1254"/>
    </style:style>
    <style:style style:name="T1240" style:family="text">
      <style:text-properties officeooo:rsid="0a0e0604"/>
    </style:style>
    <style:style style:name="T1241" style:family="text">
      <style:text-properties officeooo:rsid="0a0f01e8"/>
    </style:style>
    <style:style style:name="T1242" style:family="text">
      <style:text-properties officeooo:rsid="0a10a9aa"/>
    </style:style>
    <style:style style:name="T1243" style:family="text">
      <style:text-properties officeooo:rsid="0a10c8e8"/>
    </style:style>
    <style:style style:name="T1244" style:family="text">
      <style:text-properties officeooo:rsid="0a1242e2"/>
    </style:style>
    <style:style style:name="T1245" style:family="text">
      <style:text-properties officeooo:rsid="0a135724"/>
    </style:style>
    <style:style style:name="T1246" style:family="text">
      <style:text-properties officeooo:rsid="0a1959c8"/>
    </style:style>
    <style:style style:name="T1247" style:family="text">
      <style:text-properties officeooo:rsid="0a1ab7f5"/>
    </style:style>
    <style:style style:name="T1248" style:family="text">
      <style:text-properties officeooo:rsid="0a1bf9ea"/>
    </style:style>
    <style:style style:name="T1249" style:family="text">
      <style:text-properties officeooo:rsid="0a1cc6c9"/>
    </style:style>
    <style:style style:name="T1250" style:family="text">
      <style:text-properties officeooo:rsid="0a1e94a7"/>
    </style:style>
    <style:style style:name="T1251" style:family="text">
      <style:text-properties officeooo:rsid="0a1f3e66"/>
    </style:style>
    <style:style style:name="T1252" style:family="text">
      <style:text-properties officeooo:rsid="0a209027"/>
    </style:style>
    <style:style style:name="T1253" style:family="text">
      <style:text-properties officeooo:rsid="0a239fc7"/>
    </style:style>
    <style:style style:name="T1254" style:family="text">
      <style:text-properties officeooo:rsid="0a2565a4"/>
    </style:style>
    <style:style style:name="T1255" style:family="text">
      <style:text-properties officeooo:rsid="0a266366"/>
    </style:style>
    <style:style style:name="T1256" style:family="text">
      <style:text-properties officeooo:rsid="0a268613"/>
    </style:style>
    <style:style style:name="T1257" style:family="text">
      <style:text-properties officeooo:rsid="0a2828dd"/>
    </style:style>
    <style:style style:name="T1258" style:family="text">
      <style:text-properties officeooo:rsid="0a2867d1"/>
    </style:style>
    <style:style style:name="T1259" style:family="text">
      <style:text-properties officeooo:rsid="0a28753d"/>
    </style:style>
    <style:style style:name="T1260" style:family="text">
      <style:text-properties officeooo:rsid="0a2a3ed8"/>
    </style:style>
    <style:style style:name="T1261" style:family="text">
      <style:text-properties officeooo:rsid="0a2ad86a"/>
    </style:style>
    <style:style style:name="T1262" style:family="text">
      <style:text-properties officeooo:rsid="0a2b9872"/>
    </style:style>
    <style:style style:name="T1263" style:family="text">
      <style:text-properties officeooo:rsid="0a2c4fd6"/>
    </style:style>
    <style:style style:name="T1264" style:family="text">
      <style:text-properties officeooo:rsid="0a2ceb3f"/>
    </style:style>
    <style:style style:name="T1265" style:family="text">
      <style:text-properties officeooo:rsid="0a2f5192"/>
    </style:style>
    <style:style style:name="T1266" style:family="text">
      <style:text-properties officeooo:rsid="0a2f575b"/>
    </style:style>
    <style:style style:name="T1267" style:family="text">
      <style:text-properties officeooo:rsid="0a33ae75"/>
    </style:style>
    <style:style style:name="T1268" style:family="text">
      <style:text-properties officeooo:rsid="0a348409"/>
    </style:style>
    <style:style style:name="T1269" style:family="text">
      <style:text-properties officeooo:rsid="0a35cf7e"/>
    </style:style>
    <style:style style:name="T1270" style:family="text">
      <style:text-properties officeooo:rsid="0a37025a"/>
    </style:style>
    <style:style style:name="T1271" style:family="text">
      <style:text-properties officeooo:rsid="0a37a031"/>
    </style:style>
    <style:style style:name="T1272" style:family="text">
      <style:text-properties officeooo:rsid="0a38b1e7"/>
    </style:style>
    <style:style style:name="T1273" style:family="text">
      <style:text-properties officeooo:rsid="0a39606b"/>
    </style:style>
    <style:style style:name="T1274" style:family="text">
      <style:text-properties officeooo:rsid="0a3963c0"/>
    </style:style>
    <style:style style:name="T1275" style:family="text">
      <style:text-properties officeooo:rsid="0a39a885"/>
    </style:style>
    <style:style style:name="T1276" style:family="text">
      <style:text-properties officeooo:rsid="0a3e50dd"/>
    </style:style>
    <style:style style:name="T1277" style:family="text">
      <style:text-properties officeooo:rsid="0a3e947f"/>
    </style:style>
    <style:style style:name="T1278" style:family="text">
      <style:text-properties officeooo:rsid="0a40178b"/>
    </style:style>
    <style:style style:name="T1279" style:family="text">
      <style:text-properties officeooo:rsid="0a430eaf"/>
    </style:style>
    <style:style style:name="T1280" style:family="text">
      <style:text-properties officeooo:rsid="0a446ca4"/>
    </style:style>
    <style:style style:name="T1281" style:family="text">
      <style:text-properties officeooo:rsid="0a44b10e"/>
    </style:style>
    <style:style style:name="T1282" style:family="text">
      <style:text-properties officeooo:rsid="0a47d6c9"/>
    </style:style>
    <style:style style:name="T1283" style:family="text">
      <style:text-properties officeooo:rsid="0a48545d"/>
    </style:style>
    <style:style style:name="T1284" style:family="text">
      <style:text-properties officeooo:rsid="0a4a9cd8"/>
    </style:style>
    <style:style style:name="T1285" style:family="text">
      <style:text-properties officeooo:rsid="0a4b0f8b"/>
    </style:style>
    <style:style style:name="T1286" style:family="text">
      <style:text-properties officeooo:rsid="0a4cce6e"/>
    </style:style>
    <style:style style:name="T1287" style:family="text">
      <style:text-properties officeooo:rsid="0a4d1553"/>
    </style:style>
    <style:style style:name="T1288" style:family="text">
      <style:text-properties officeooo:rsid="0a552e52"/>
    </style:style>
    <style:style style:name="T1289" style:family="text">
      <style:text-properties officeooo:rsid="0a58588b"/>
    </style:style>
    <style:style style:name="T1290" style:family="text">
      <style:text-properties officeooo:rsid="0a5a4335"/>
    </style:style>
    <style:style style:name="T1291" style:family="text">
      <style:text-properties officeooo:rsid="0a5aae76"/>
    </style:style>
    <style:style style:name="T1292" style:family="text">
      <style:text-properties officeooo:rsid="0a5ba90e"/>
    </style:style>
    <style:style style:name="T1293" style:family="text">
      <style:text-properties officeooo:rsid="0a602479"/>
    </style:style>
    <style:style style:name="T1294" style:family="text">
      <style:text-properties officeooo:rsid="0a616063"/>
    </style:style>
    <style:style style:name="T1295" style:family="text">
      <style:text-properties officeooo:rsid="0a61fb4d"/>
    </style:style>
    <style:style style:name="T1296" style:family="text">
      <style:text-properties officeooo:rsid="0a64fd95"/>
    </style:style>
    <style:style style:name="T1297" style:family="text">
      <style:text-properties officeooo:rsid="0a67f960"/>
    </style:style>
    <style:style style:name="T1298" style:family="text">
      <style:text-properties officeooo:rsid="0a694cca"/>
    </style:style>
    <style:style style:name="T1299" style:family="text">
      <style:text-properties officeooo:rsid="0a6ae8f1"/>
    </style:style>
    <style:style style:name="T1300" style:family="text">
      <style:text-properties officeooo:rsid="0a6bc287"/>
    </style:style>
    <style:style style:name="T1301" style:family="text">
      <style:text-properties officeooo:rsid="0a6cdefd"/>
    </style:style>
    <style:style style:name="T1302" style:family="text">
      <style:text-properties officeooo:rsid="0a6dc22f"/>
    </style:style>
    <style:style style:name="T1303" style:family="text">
      <style:text-properties officeooo:rsid="0a708503"/>
    </style:style>
    <style:style style:name="T1304" style:family="text">
      <style:text-properties officeooo:rsid="0a71a67e"/>
    </style:style>
    <style:style style:name="T1305" style:family="text">
      <style:text-properties officeooo:rsid="0a739933"/>
    </style:style>
    <style:style style:name="T1306" style:family="text">
      <style:text-properties officeooo:rsid="0a748f6a"/>
    </style:style>
    <style:style style:name="T1307" style:family="text">
      <style:text-properties officeooo:rsid="0a770a3b"/>
    </style:style>
    <style:style style:name="T1308" style:family="text">
      <style:text-properties officeooo:rsid="0a77712a"/>
    </style:style>
    <style:style style:name="T1309" style:family="text">
      <style:text-properties officeooo:rsid="0a7a3480"/>
    </style:style>
    <style:style style:name="T1310" style:family="text">
      <style:text-properties officeooo:rsid="0a7aaea3"/>
    </style:style>
    <style:style style:name="T1311" style:family="text">
      <style:text-properties officeooo:rsid="0a7b1785"/>
    </style:style>
    <style:style style:name="T1312" style:family="text">
      <style:text-properties officeooo:rsid="0a7b2c91"/>
    </style:style>
    <style:style style:name="T1313" style:family="text">
      <style:text-properties officeooo:rsid="0a7b46a4"/>
    </style:style>
    <style:style style:name="T1314" style:family="text">
      <style:text-properties officeooo:rsid="0a7c978f"/>
    </style:style>
    <style:style style:name="T1315" style:family="text">
      <style:text-properties officeooo:rsid="0a7d9fbc"/>
    </style:style>
    <style:style style:name="T1316" style:family="text">
      <style:text-properties officeooo:rsid="0a8751c8"/>
    </style:style>
    <style:style style:name="T1317" style:family="text">
      <style:text-properties officeooo:rsid="0a89a6af"/>
    </style:style>
    <style:style style:name="T1318" style:family="text">
      <style:text-properties officeooo:rsid="0a8b466d"/>
    </style:style>
    <style:style style:name="T1319" style:family="text">
      <style:text-properties officeooo:rsid="0a900658"/>
    </style:style>
    <style:style style:name="T1320" style:family="text">
      <style:text-properties officeooo:rsid="0a906e3c"/>
    </style:style>
    <style:style style:name="T1321" style:family="text">
      <style:text-properties officeooo:rsid="0a921ed6"/>
    </style:style>
    <style:style style:name="T1322" style:family="text">
      <style:text-properties officeooo:rsid="0a93443d"/>
    </style:style>
    <style:style style:name="T1323" style:family="text">
      <style:text-properties officeooo:rsid="0a1694f0"/>
    </style:style>
    <style:style style:name="T1324" style:family="text">
      <style:text-properties officeooo:rsid="0a952e61"/>
    </style:style>
    <style:style style:name="T1325" style:family="text">
      <style:text-properties officeooo:rsid="0a9680a3"/>
    </style:style>
    <style:style style:name="T1326" style:family="text">
      <style:text-properties officeooo:rsid="0a978944"/>
    </style:style>
    <style:style style:name="T1327" style:family="text">
      <style:text-properties fo:language="en" fo:country="US"/>
    </style:style>
    <style:style style:name="T1328" style:family="text">
      <style:text-properties fo:language="en" fo:country="US" officeooo:rsid="0a9960c3"/>
    </style:style>
    <style:style style:name="T1329" style:family="text">
      <style:text-properties fo:language="en" fo:country="US" officeooo:rsid="0a998c17"/>
    </style:style>
    <style:style style:name="T1330" style:family="text">
      <style:text-properties style:text-position="-8% 80%" fo:language="en" fo:country="US" officeooo:rsid="0a9960c3"/>
    </style:style>
    <style:style style:name="T1331" style:family="text">
      <style:text-properties officeooo:rsid="0a9b4361"/>
    </style:style>
    <style:style style:name="T1332" style:family="text">
      <style:text-properties officeooo:rsid="0aa12ab2"/>
    </style:style>
    <style:style style:name="T1333" style:family="text">
      <style:text-properties officeooo:rsid="0aa217a1"/>
    </style:style>
    <style:style style:name="T1334" style:family="text">
      <style:text-properties officeooo:rsid="0aa36060"/>
    </style:style>
    <style:style style:name="T1335" style:family="text">
      <style:text-properties officeooo:rsid="0aa49733"/>
    </style:style>
    <style:style style:name="T1336" style:family="text">
      <style:text-properties officeooo:rsid="0aa65bef"/>
    </style:style>
    <style:style style:name="T1337" style:family="text">
      <style:text-properties officeooo:rsid="0aa71654"/>
    </style:style>
    <style:style style:name="T1338" style:family="text">
      <style:text-properties officeooo:rsid="0aa8a375"/>
    </style:style>
    <style:style style:name="T1339" style:family="text">
      <style:text-properties officeooo:rsid="0aaebbbf"/>
    </style:style>
    <style:style style:name="T1340" style:family="text">
      <style:text-properties officeooo:rsid="0ab068f9"/>
    </style:style>
    <style:style style:name="T1341" style:family="text">
      <style:text-properties officeooo:rsid="0ab0acf6"/>
    </style:style>
    <style:style style:name="T1342" style:family="text">
      <style:text-properties officeooo:rsid="0ab2198b"/>
    </style:style>
    <style:style style:name="T1343" style:family="text">
      <style:text-properties officeooo:rsid="0ab38ad2"/>
    </style:style>
    <style:style style:name="T1344" style:family="text">
      <style:text-properties officeooo:rsid="0ab4d63a"/>
    </style:style>
    <style:style style:name="T1345" style:family="text">
      <style:text-properties officeooo:rsid="0ab67004"/>
    </style:style>
    <style:style style:name="T1346" style:family="text">
      <style:text-properties officeooo:rsid="0ab8a3ad"/>
    </style:style>
    <style:style style:name="T1347" style:family="text">
      <style:text-properties officeooo:rsid="0ab9c799"/>
    </style:style>
    <style:style style:name="T1348" style:family="text">
      <style:text-properties officeooo:rsid="0abc45ad"/>
    </style:style>
    <style:style style:name="T1349" style:family="text">
      <style:text-properties officeooo:rsid="0abcd872"/>
    </style:style>
    <style:style style:name="T1350" style:family="text">
      <style:text-properties officeooo:rsid="0abeac05"/>
    </style:style>
    <style:style style:name="T1351" style:family="text">
      <style:text-properties officeooo:rsid="0ac04954"/>
    </style:style>
    <style:style style:name="T1352" style:family="text">
      <style:text-properties officeooo:rsid="0ac76ff7"/>
    </style:style>
    <style:style style:name="T1353" style:family="text">
      <style:text-properties officeooo:rsid="0ac8adf7"/>
    </style:style>
    <style:style style:name="T1354" style:family="text">
      <style:text-properties officeooo:rsid="0ac97f2b"/>
    </style:style>
    <style:style style:name="T1355" style:family="text">
      <style:text-properties officeooo:rsid="0ac9d5dc"/>
    </style:style>
    <style:style style:name="T1356" style:family="text">
      <style:text-properties officeooo:rsid="0acd9cf5"/>
    </style:style>
    <style:style style:name="T1357" style:family="text">
      <style:text-properties officeooo:rsid="0ace695b"/>
    </style:style>
    <style:style style:name="T1358" style:family="text">
      <style:text-properties officeooo:rsid="0ad1f13d"/>
    </style:style>
    <style:style style:name="T1359" style:family="text">
      <style:text-properties officeooo:rsid="0ad2515c"/>
    </style:style>
    <style:style style:name="T1360" style:family="text">
      <style:text-properties officeooo:rsid="0ad3e8b1"/>
    </style:style>
    <style:style style:name="T1361" style:family="text">
      <style:text-properties officeooo:rsid="0ad49493"/>
    </style:style>
    <style:style style:name="T1362" style:family="text">
      <style:text-properties officeooo:rsid="0ad4c296"/>
    </style:style>
    <style:style style:name="T1363" style:family="text">
      <style:text-properties officeooo:rsid="0ad61875"/>
    </style:style>
    <style:style style:name="T1364" style:family="text">
      <style:text-properties officeooo:rsid="0ad776bf"/>
    </style:style>
    <style:style style:name="T1365" style:family="text">
      <style:text-properties officeooo:rsid="0ad87bb5"/>
    </style:style>
    <style:style style:name="T1366" style:family="text">
      <style:text-properties officeooo:rsid="0ad9ed02"/>
    </style:style>
    <style:style style:name="T1367" style:family="text">
      <style:text-properties officeooo:rsid="0adf2e15"/>
    </style:style>
    <style:style style:name="T1368" style:family="text">
      <style:text-properties officeooo:rsid="0ae187ec"/>
    </style:style>
    <style:style style:name="T1369" style:family="text">
      <style:text-properties officeooo:rsid="0005bcf1"/>
    </style:style>
    <style:style style:name="T1370" style:family="text">
      <style:text-properties officeooo:rsid="0005e102"/>
    </style:style>
    <style:style style:name="T1371" style:family="text">
      <style:text-properties officeooo:rsid="00060064"/>
    </style:style>
    <style:style style:name="T1372" style:family="text">
      <style:text-properties officeooo:rsid="000b6327"/>
    </style:style>
    <style:style style:name="T1373" style:family="text">
      <style:text-properties officeooo:rsid="000b94c3"/>
    </style:style>
    <style:style style:name="T1374" style:family="text">
      <style:text-properties officeooo:rsid="000d8592"/>
    </style:style>
    <style:style style:name="T1375" style:family="text">
      <style:text-properties officeooo:rsid="00103b7f"/>
    </style:style>
    <style:style style:name="T1376" style:family="text">
      <style:text-properties officeooo:rsid="000eb196"/>
    </style:style>
    <style:style style:name="T1377" style:family="text">
      <style:text-properties officeooo:rsid="0011284f"/>
    </style:style>
    <style:style style:name="T1378" style:family="text">
      <style:text-properties officeooo:rsid="0013150a"/>
    </style:style>
    <style:style style:name="T1379" style:family="text">
      <style:text-properties officeooo:rsid="0ae2287c"/>
    </style:style>
    <style:style style:name="T1380" style:family="text">
      <style:text-properties officeooo:rsid="0ae30a65"/>
    </style:style>
    <style:style style:name="T1381" style:family="text">
      <style:text-properties officeooo:rsid="0ae450bb"/>
    </style:style>
    <style:style style:name="T1382" style:family="text">
      <style:text-properties officeooo:rsid="0ae64d5f"/>
    </style:style>
    <style:style style:name="T1383" style:family="text">
      <style:text-properties officeooo:rsid="0ae7ffdf"/>
    </style:style>
    <style:style style:name="T1384" style:family="text">
      <style:text-properties officeooo:rsid="0ae865d4"/>
    </style:style>
    <style:style style:name="T1385" style:family="text">
      <style:text-properties officeooo:rsid="0ae9231e"/>
    </style:style>
    <style:style style:name="T1386" style:family="text">
      <style:text-properties officeooo:rsid="0aead439"/>
    </style:style>
    <style:style style:name="T1387" style:family="text">
      <style:text-properties officeooo:rsid="0aee2169"/>
    </style:style>
    <style:style style:name="T1388" style:family="text">
      <style:text-properties officeooo:rsid="0aefb27a"/>
    </style:style>
    <style:style style:name="T1389" style:family="text">
      <style:text-properties officeooo:rsid="0af265da"/>
    </style:style>
    <style:style style:name="T1390" style:family="text">
      <style:text-properties officeooo:rsid="0af3aa9d"/>
    </style:style>
    <style:style style:name="T1391" style:family="text">
      <style:text-properties officeooo:rsid="0519d059"/>
    </style:style>
    <style:style style:name="T1392" style:family="text">
      <style:text-properties officeooo:rsid="0af40d1e"/>
    </style:style>
    <style:style style:name="T1393" style:family="text">
      <style:text-properties officeooo:rsid="0af43f1b"/>
    </style:style>
    <style:style style:name="T1394" style:family="text">
      <style:text-properties officeooo:rsid="0af6d1a3"/>
    </style:style>
    <style:style style:name="T1395" style:family="text">
      <style:text-properties officeooo:rsid="0afb4d56"/>
    </style:style>
    <style:style style:name="T1396" style:family="text">
      <style:text-properties officeooo:rsid="0afc49e9"/>
    </style:style>
    <style:style style:name="T1397" style:family="text">
      <style:text-properties officeooo:rsid="0b005648"/>
    </style:style>
    <style:style style:name="T1398" style:family="text">
      <style:text-properties officeooo:rsid="0b00eeab"/>
    </style:style>
    <style:style style:name="T1399" style:family="text">
      <style:text-properties officeooo:rsid="0b02e269"/>
    </style:style>
    <style:style style:name="T1400" style:family="text">
      <style:text-properties officeooo:rsid="0b0474bc"/>
    </style:style>
    <style:style style:name="T1401" style:family="text">
      <style:text-properties officeooo:rsid="0b06a688"/>
    </style:style>
    <style:style style:name="T1402" style:family="text">
      <style:text-properties officeooo:rsid="0b075cd6"/>
    </style:style>
    <style:style style:name="T1403" style:family="text">
      <style:text-properties officeooo:rsid="0b0865d3"/>
    </style:style>
    <style:style style:name="T1404" style:family="text">
      <style:text-properties officeooo:rsid="0b0887af"/>
    </style:style>
    <style:style style:name="T1405" style:family="text">
      <style:text-properties officeooo:rsid="0b091100"/>
    </style:style>
    <style:style style:name="T1406" style:family="text">
      <style:text-properties officeooo:rsid="0b093a12"/>
    </style:style>
    <style:style style:name="T1407" style:family="text">
      <style:text-properties officeooo:rsid="0b0a6058"/>
    </style:style>
    <style:style style:name="T1408" style:family="text">
      <style:text-properties officeooo:rsid="0b0c3e53"/>
    </style:style>
    <style:style style:name="T1409" style:family="text">
      <style:text-properties officeooo:rsid="0b105ae6"/>
    </style:style>
    <style:style style:name="T1410" style:family="text">
      <style:text-properties officeooo:rsid="0b12c848"/>
    </style:style>
    <style:style style:name="T1411" style:family="text">
      <style:text-properties officeooo:rsid="0b141d0a"/>
    </style:style>
    <style:style style:name="T1412" style:family="text">
      <style:text-properties officeooo:rsid="0b169516"/>
    </style:style>
    <style:style style:name="T1413" style:family="text">
      <style:text-properties officeooo:rsid="0b178424"/>
    </style:style>
    <style:style style:name="T1414" style:family="text">
      <style:text-properties officeooo:rsid="0b1938d3"/>
    </style:style>
    <style:style style:name="T1415" style:family="text">
      <style:text-properties officeooo:rsid="0b1adfc6"/>
    </style:style>
    <style:style style:name="T1416" style:family="text">
      <style:text-properties officeooo:rsid="0b21f89f"/>
    </style:style>
    <style:style style:name="T1417" style:family="text">
      <style:text-properties officeooo:rsid="0b23db68"/>
    </style:style>
    <style:style style:name="T1418" style:family="text">
      <style:text-properties officeooo:rsid="0b24a87a"/>
    </style:style>
    <style:style style:name="T1419" style:family="text">
      <style:text-properties officeooo:rsid="0b26edb5"/>
    </style:style>
    <style:style style:name="T1420" style:family="text">
      <style:text-properties officeooo:rsid="0b29ead9"/>
    </style:style>
    <style:style style:name="T1421" style:family="text">
      <style:text-properties officeooo:rsid="0b2bea3c"/>
    </style:style>
    <style:style style:name="T1422" style:family="text">
      <style:text-properties officeooo:rsid="0b2cd172"/>
    </style:style>
    <style:style style:name="T1423" style:family="text">
      <style:text-properties officeooo:rsid="0b2e1f8d"/>
    </style:style>
    <style:style style:name="T1424" style:family="text">
      <style:text-properties officeooo:rsid="0b2eb76e"/>
    </style:style>
    <style:style style:name="T1425" style:family="text">
      <style:text-properties officeooo:rsid="0b2f6281"/>
    </style:style>
    <style:style style:name="T1426" style:family="text">
      <style:text-properties officeooo:rsid="0b3156c8"/>
    </style:style>
    <style:style style:name="T1427" style:family="text">
      <style:text-properties officeooo:rsid="0b320a31"/>
    </style:style>
    <style:style style:name="T1428" style:family="text">
      <style:text-properties officeooo:rsid="0b339936"/>
    </style:style>
    <style:style style:name="T1429" style:family="text">
      <style:text-properties officeooo:rsid="0b371eb0"/>
    </style:style>
    <style:style style:name="T1430" style:family="text">
      <style:text-properties officeooo:rsid="0b388663"/>
    </style:style>
    <style:style style:name="T1431" style:family="text">
      <style:text-properties officeooo:rsid="0b3c97db"/>
    </style:style>
    <style:style style:name="T1432" style:family="text">
      <style:text-properties officeooo:rsid="0b3fb180"/>
    </style:style>
    <style:style style:name="T1433" style:family="text">
      <style:text-properties officeooo:rsid="0b40bf16"/>
    </style:style>
    <style:style style:name="T1434" style:family="text">
      <style:text-properties officeooo:rsid="0b40d404"/>
    </style:style>
    <style:style style:name="T1435" style:family="text">
      <style:text-properties officeooo:rsid="0b446e88"/>
    </style:style>
    <style:style style:name="T1436" style:family="text">
      <style:text-properties officeooo:rsid="09d243f1"/>
    </style:style>
    <style:style style:name="T1437" style:family="text">
      <style:text-properties officeooo:rsid="0b4b1f0b"/>
    </style:style>
    <style:style style:name="T1438" style:family="text">
      <style:text-properties officeooo:rsid="0b4b36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06" text:outline-level="1" text:is-list-header="true">Chapter 0: Intro</text:h>
      <text:p text:style-name="P1">Era of Gods is a horror fantasy set in a virtual game world known as Era of Gods. It tells the story of glory and conquest that its inhabitants experience as they do their best to survive in a world determined to kill them. Will they live? Or, will they die? Only time will tell.</text:p>
      <text:p text:style-name="P1">This second book continues from the last and leads up to on the journey of Mary, a true hyper-scaler that exists to win the game.</text:p>
      <text:p text:style-name="P1">This book begins with a lot more technical detail than the last, because it’s simply necessary to explain everything in detail to fully flesh out the perk systems. But, after the first chapter, things will chill out once again.</text:p>
      <text:h text:style-name="Heading_20_1" text:outline-level="1" text:is-list-header="true">Chapter 1: <text:span text:style-name="T1409">A Modest Beginning</text:span></text:h>
      <text:p text:style-name="P1">“Greetings, Mary,” a familiar voice greets Mary.</text:p>
      <text:p text:style-name="P634">“Ahhh, to be back,” Mary <text:span text:style-name="T704">speaks aloud while ignoring the voice and stretching.</text:span></text:p>
      <text:p text:style-name="P634"><text:span text:style-name="T704">Mary </text:span><text:span text:style-name="T705">began</text:span><text:span text:style-name="T704"> her day by stepping into </text:span><text:span text:style-name="T701">the revolutionary game pod created by God Games LLC, </text:span><text:span text:style-name="T704">also known as GGL, and laying down. While laying within the cushioned interior, she pressed the physical start </text:span><text:span text:style-name="T702">button </text:span><text:span text:style-name="T703">on the pod’s side </text:span><text:span text:style-name="T704">to begin the connection process to Era of Gods. A</text:span><text:span text:style-name="T703">I-guided arms inserted a NeuroCable into her neck’s </text:span><text:span text:style-name="T706">already installed </text:span><text:span text:style-name="T703">NeuroJack </text:span><text:span text:style-name="T993">that</text:span><text:span text:style-name="T704"> then used GGLs </text:span><text:span text:style-name="T703">proprietary technology to transfer her consciousness from the real world into this game </text:span><text:span text:style-name="T716">world </text:span><text:span text:style-name="T993">seamlessly.</text:span></text:p>
      <text:p text:style-name="P635">Here, time moves millions of times faster than the real world and she is free from physical constraints. As she stretches to feel the back of her neck, only smooth flesh is felt.</text:p>
      <text:p text:style-name="P635">‘Back in Era of Gods,’ Mary thinks to herself with pleasure as her attention turns to the speaker from before.</text:p>
      <text:p text:style-name="P636"><text:span text:style-name="T707">The speaker is her Guide, </text:span><text:span text:style-name="T716">sometimes referred to as a “Host,” </text:span><text:span text:style-name="T707">an AI-powered creation </text:span><text:span text:style-name="T1234">of GGL</text:span><text:span text:style-name="T707"> by the name of Al</text:span><text:span text:style-name="T993">fred; or Al for short</text:span><text:span text:style-name="T707">. </text:span><text:span text:style-name="T675">His outfit consists of a black tux, white undershirt, black </text:span><text:span text:style-name="T676">bow tie</text:span><text:span text:style-name="T675"> and white gloves. </text:span><text:span text:style-name="T994">His right arm crosses his front and supports a folded rectangular white towel lying over it.</text:span></text:p>
      <text:p text:style-name="P636"><text:span text:style-name="T716">H</text:span><text:span text:style-name="T707">e stands patiently </text:span><text:span text:style-name="T994">in a light bow </text:span><text:span text:style-name="T707">with a light smile </text:span><text:span text:style-name="T995">for a time, before commenting in a cool, calm tone </text:span><text:span text:style-name="T1235">once he believes that Mary is ready</text:span><text:span text:style-name="T995">, </text:span>“Indeed. It’s good to have the winner of the <text:span text:style-name="T10">beta</text:span> session back. <text:span text:style-name="T677">B</text:span>ut, don’t think that things will be as easy this time around. There have been quite a few notable changes.”</text:p>
      <text:p text:style-name="P636">“<text:span text:style-name="T677">I can only imagine,” Mary </text:span><text:span text:style-name="T1236">comments</text:span><text:span text:style-name="T677"> aloud while ending her stretch.</text:span></text:p>
      <text:p text:style-name="P1087">“<text:span text:style-name="T677">Like?” she asks with a light smile, pleased that Al is</text:span><text:span text:style-name="T1237">n’t bullshitting and telling her what she wants to know upfront.</text:span></text:p>
      <text:p text:style-name="P1088"><text:span text:style-name="T716">He</text:span><text:span text:style-name="T707"> knows her preferences and is acting in-line with them. </text:span><text:span text:style-name="T995">This entire world is a virtual, artificial </text:span><text:span text:style-name="T996">entity</text:span><text:span text:style-name="T995"> and t</text:span><text:span text:style-name="T707">he technology </text:span><text:span text:style-name="T995">supporting his existence truly marvels her. </text:span><text:span text:style-name="T1238">Her thoughts are completely open to the system given how the NeuroLink system works. Thus, everything can be configured to her absolute perfect preferences.</text:span></text:p>
      <text:p text:style-name="P1">“<text:span text:style-name="T707">Well</text:span>, the first thing is that you absolutely can’t get additional perks through perks. The days of having hundreds of perks are gone.”</text:p>
      <text:p text:style-name="P1">“<text:span text:style-name="T707">Unfortunate, but reasonable,” Mary responds calmly.</text:span></text:p>
      <text:p text:style-name="P637">She knows that this is mentioned in reference to the strategy that she used to win in the beta. By acquiring a perk called “Ritual of Ultimate Potentiality,” she was able to sacrifice the lives of a <text:span text:style-name="T720">many other players to gain a truly unfair and excessive number of perk points</text:span>.</text:p>
      <text:p text:style-name="P1089"><text:soft-page-break/>“Indeed. Another <text:span text:style-name="T708">matter</text:span> is that certain values that <text:span text:style-name="T11">could</text:span> multiply to ridiculous values have been reduced. For instance, Personal Home Domain has been reduced to only grant <text:span text:style-name="T717">100</text:span>% of your stats as bonus stats per <text:span text:style-name="T717">perk point invested</text:span> instead of the old 1000%.</text:p>
      <text:p text:style-name="P1089"><text:span text:style-name="T1239">It still scales up with levels too, </text:span><text:span text:style-name="T1240">but that scaling will be a lot lower too.</text:span>”</text:p>
      <text:p text:style-name="P1">“Hmm, well, I suppose that’s <text:span text:style-name="T997">also</text:span> fair,” Mary <text:span text:style-name="T708">responds with continued calm.</text:span></text:p>
      <text:p text:style-name="P638">“<text:span text:style-name="T708">Yes.</text:span> This massive effectiveness nerf carries over into its other <text:span text:style-name="T12">perk properties too. </text:span>For instance, <text:span text:style-name="T13">the personal home domain perk’s former 20% resource regeneration per second per rank is now only 2%. And, percentage-</text:span><text:span text:style-name="T14">based</text:span><text:span text:style-name="T13"> increases </text:span><text:span text:style-name="T15">may even </text:span><text:span text:style-name="T13">have diminishing returns. </text:span><text:span text:style-name="T15">As you can imagine, this will make certain crazy exponential scaling setups a lot less attractive and much more balanced.</text:span>"</text:p>
      <text:p text:style-name="P639">“Well, I guess I can’t complain about that either,” Mary responds with a shrug.</text:p>
      <text:p text:style-name="P639">All of the multiplicative synergies from home domains, resource regeneration, ritual casting and more are exactly what enabled her to win in the beta. Stacking 10x to 100x multipliers on top of each other over and over again amplified her power to the level of being able to cast a spell costing over a trillion mana <text:span text:style-name="T1241">to win the game.</text:span></text:p>
      <text:p text:style-name="P641">"Empire perks have been changed to require more <text:span text:style-name="T708">involvement, labor and integration to gain prosperity. </text:span><text:span text:style-name="T710">T</text:span><text:span text:style-name="T708">hey are no longer AFK farms that can be instantly setup by absorbing an existing </text:span><text:span text:style-name="T710">civilization</text:span><text:span text:style-name="T708">.”</text:span></text:p>
      <text:p text:style-name="P642">Al pauses momentarily, so Mary replies, “I see. Is that all?”</text:p>
      <text:p text:style-name="P642">“No, no. There are far more changes. But, rather than tell you them all, I’ve settled for telling you the one’s that I believe you’d find most relevant to you given how related they are to your previous experiences in the beta.</text:p>
      <text:p text:style-name="P643">For instance, you will also find that magic is much more… ‘complex’ overall <text:span text:style-name="T710">compared to before</text:span>,’ he continues with some added emphasis.</text:p>
      <text:p text:style-name="P643">“Oh this isn’t good,” Mary frowns <text:span text:style-name="T709">as she fears for the worst.</text:span></text:p>
      <text:p text:style-name="P643">“Magic was deemed fundamentally overpowered as a system. <text:span text:style-name="T712">It was too accessible, the effects were too strong and nearly every aspect of it made it too good.</text:span></text:p>
      <text:p text:style-name="P644">However, now, magic is much more balanced.</text:p>
      <text:p text:style-name="P640">You will find that there is <text:span text:style-name="T718">no longer one universal mana for all elements. Every element has its own type of mana. </text:span><text:span text:style-name="T711">And, </text:span><text:span text:style-name="T998">while there remains a universal magic proficiency, your </text:span><text:span text:style-name="T999">independent</text:span><text:span text:style-name="T998"> proficiency with </text:span><text:span text:style-name="T999">each</text:span><text:span text:style-name="T998"> </text:span><text:span text:style-name="T999">individual</text:span><text:span text:style-name="T998"> mana </text:span><text:span text:style-name="T999">type</text:span><text:span text:style-name="T998"> will </text:span><text:span text:style-name="T999">substantially impact your actual ability to use </text:span><text:span text:style-name="T1241">and develop within</text:span><text:span text:style-name="T999"> each </text:span><text:span text:style-name="T1242">elemental</text:span><text:span text:style-name="T999"> mana type.</text:span></text:p>
      <text:p text:style-name="P645">Improving your magic core will be slower. Spells are harder to master. <text:span text:style-name="T717">Casting failures will be more dangerous. </text:span>And, nearly every aspect of the magic system has been <text:span text:style-name="T717">modified in some way to </text:span><text:span text:style-name="T1342">enable some form of</text:span><text:span text:style-name="T717"> difficulty.</text:span> <text:span text:style-name="T717">Without the right prerequisites, you may find yourself unable to even cast the </text:span><text:soft-page-break/><text:span text:style-name="T717">most basic of spells for a long while.”</text:span></text:p>
      <text:p text:style-name="P1163">As Mary listens, her frown only deepens.</text:p>
      <text:p text:style-name="P1163">‘Holy fuck,’ she can only think to herself. ‘This is only going to get worse.’</text:p>
      <text:p text:style-name="P1163">Al continues, “P<text:span text:style-name="T717">erks can help a lot in this regard and can even shortcut you through some of these changes. </text:span><text:span text:style-name="T712">But, you should expect magical perks to be impacted by all of the magic changes to some extent. The old 100 seconds for mana recharge is now </text:span><text:span text:style-name="T1341">1 hour </text:span><text:span text:style-name="T717">and a perk that restored 3% mana in the past will now only restore </text:span>0.0<text:span text:style-name="T1345">1</text:span><text:span text:style-name="T717">%.”</text:span></text:p>
      <text:p text:style-name="P1164">“<text:span text:style-name="T1343">Hold up, hold up, hold up,” Mary interrupts. “1 hour? That’s 36 times as long!”</text:span></text:p>
      <text:p text:style-name="P1164">“<text:span text:style-name="T1343">Yes, but it’s still not a bad deal, is it? In many other contexts, you would have to wait until resting much longer to restore your mana.”</text:span></text:p>
      <text:p text:style-name="P1164">“<text:span text:style-name="T1343">Well, I suppose that’s true,” Mary agrees. “But still… it’s such a huge change from the beta.”</text:span></text:p>
      <text:p text:style-name="P1164">“<text:span text:style-name="T1343">The beta was unbalanced. </text:span><text:span text:style-name="T1344">And, you know this as well as I do.</text:span></text:p>
      <text:p text:style-name="P1166">Magic should be very potent and useful, while at the same time <text:span text:style-name="T1344">having trade offs.</text:span></text:p>
      <text:p text:style-name="P1167">In the beta, it basically had none. And, the results of this implementation spoke for themselves.</text:p>
      <text:p text:style-name="P1167">Mages dominated. Thus, we knew that adjustments were necessary and picked some that we believe will make it perfectly fair.</text:p>
      <text:p text:style-name="P1167">Now, magic will fit the vision that it was meant to fit within, as a powerful yet hard to use strategic option to overturn to outcome of situations.”</text:p>
      <text:p text:style-name="P1165">“<text:span text:style-name="T1344">Fine,” Mary says.</text:span></text:p>
      <text:p text:style-name="P1167">Al hurriedly continues, “<text:span text:style-name="T712">The plus side </text:span>to all of these changes is that <text:span text:style-name="T712">the magic system is </text:span><text:span text:style-name="T713">now</text:span><text:span text:style-name="T712"> much more consistent. Creating one ounce of matter for one mana is consistent among all elements for the most basic solids. Liquids will produce more </text:span><text:span text:style-name="T717">matter </text:span><text:span text:style-name="T712">in general for less mana </text:span>compared to before<text:span text:style-name="T712">. And, pure energies, like light and frost, </text:span><text:span text:style-name="T717">will be even more potent than compared to the beta.</text:span></text:p>
      <text:p text:style-name="P645">Still, I would <text:span text:style-name="T1243">caution against relying too heavily on magic going forward. </text:span><text:span text:style-name="T1344">Unless, of course, you have a lot of faith in your own skills.</text:span><text:span text:style-name="T1243">”</text:span></text:p>
      <text:p text:style-name="P645">“That’s really unfortunate,” Mary reacts in a calm tone that even surprises her a little somewhat.</text:p>
      <text:p text:style-name="P645">Though, as she thinks about it, she can’t help but to sigh and approve of the change.</text:p>
      <text:p text:style-name="P645">Magic is, as a concept, fundamentally overpowered. Teleport<text:span text:style-name="T715">ation, levitation, matter synthesis and telekinesis </text:span><text:span text:style-name="T714">are all abilities </text:span><text:span text:style-name="T715">that defy common sense. They are purely fantasy powers that don’t exist in the real world because the logic behind them is fundamentally flawed.</text:span></text:p>
      <text:p text:style-name="P639">Making magic less accessible makes the game harder and kind of ruins the fun factor to some extent. However, ultimately, she feels that the nerf is a necessary one. Magic really is far too powerful <text:soft-page-break/>as a concept exactly as <text:span text:style-name="T1344">Al</text:span> says.</text:p>
      <text:p text:style-name="P639">‘He’s definitely speaking to me in a way that mirrors my thoughts. It’s so creepy that he has access too all of my thoughts. But, oh well. At least it’s just a<text:span text:style-name="T1244">n emotionless</text:span> computer system,’ Mary thinks.</text:p>
      <text:p text:style-name="P646">“<text:span text:style-name="T18">So, my former perks are </text:span><text:span text:style-name="T677">all </text:span><text:span text:style-name="T18">nerfed,” Mary comments </text:span><text:span text:style-name="T677">with a light sigh. </text:span></text:p>
      <text:p text:style-name="P646">“<text:span text:style-name="T18">I’m only highlighting perks that you had that were nerfed. There were </text:span><text:span text:style-name="T677">many</text:span><text:span text:style-name="T18"> others too,” Alfred states. “Though, I will admit that because you choose mostly overpowered perks, there is a large degree of overlap between your selections and </text:span><text:span text:style-name="T677">the </text:span><text:span text:style-name="T18">perks that were nerfed.”</text:span></text:p>
      <text:p text:style-name="P646">"<text:span text:style-name="T720">Fine. Fine. </text:span>Is there compensation for <text:span text:style-name="T717">any of </text:span><text:span text:style-name="T720">these nerfs</text:span><text:span text:style-name="T717">?”</text:span></text:p>
      <text:p text:style-name="P641"><text:span text:style-name="T709">Everything that Al </text:span><text:span text:style-name="T717">has stated </text:span><text:span text:style-name="T719">started at bad and only became worse. Surely there is some compensation… right?</text:span></text:p>
      <text:p text:style-name="P641">“<text:span text:style-name="T719">And I don’t mean </text:span><text:span text:style-name="T1066">changes like </text:span><text:span text:style-name="T719">standardized element creation quantities </text:span><text:span text:style-name="T1245">or the other crap you mentioned already</text:span><text:span text:style-name="T719">,” Mary clarifies.</text:span></text:p>
      <text:p text:style-name="P923">“<text:span text:style-name="T16">There is </text:span><text:span text:style-name="T1066">quite a lot of</text:span><text:span text:style-name="T16"> compensation </text:span><text:span text:style-name="T1066">in fact</text:span><text:span text:style-name="T16">,” Alfred responds. “All perks are now stronger from level 1. </text:span><text:span text:style-name="T1065">There are greater benefits to picking diverse perk effects. And, the system where certain perks could gain additional effects with levels has been formalized into a fully-fledged </text:span><text:span text:style-name="T1066">mutations system</text:span><text:span text:style-name="T1065">.</text:span></text:p>
      <text:p text:style-name="P924"><text:span text:style-name="T708">However, a</text:span><text:span text:style-name="T677">s with all things, there are many exceptions to these rules. And, The Judge retains the right to perform post-selection balancing </text:span><text:span text:style-name="T719">as always.</text:span><text:span text:style-name="T17">”</text:span></text:p>
      <text:p text:style-name="P924">“<text:span text:style-name="T1066">Oh? A mutation system? What is that?”</text:span></text:p>
      <text:p text:style-name="P925">“<text:span text:style-name="T1066">At the end of character creation and also at level 5 and every 5 levels thereafter your perks will mutate. This is when you will be presented with 5 perk mutations for every one of your available perks that you can select from. Or, like always, you can create a custom mutation instead.”</text:span></text:p>
      <text:p text:style-name="P925">“<text:span text:style-name="T1066">Ah, so that is just the added effect event being called mutations. Ok. I understand. I can practice mutations too, yes?”</text:span></text:p>
      <text:p text:style-name="P925">“<text:span text:style-name="T1066">Yes,” Al confirms.</text:span></text:p>
      <text:p text:style-name="P925">“<text:span text:style-name="T1066">Good.</text:span></text:p>
      <text:p text:style-name="P925"><text:span text:style-name="T1066">Next topic. W</text:span><text:span text:style-name="T720">hat about my knowledge of Origin Force. Is it still relevant?” Mary asks.</text:span></text:p>
      <text:p text:style-name="P647">In the beta, Origin Force was the purest form of existence in the universe. As the name implies, Origin Force was the origin for everything. And, knowing about it and being able to manipulate it were a large part of how Mary could kill off every other player to win the beta.</text:p>
      <text:p text:style-name="P2">“Perhaps,” <text:span text:style-name="T19">her host</text:span> states ambiguously. “<text:span text:style-name="T1">Only through your own efforts can you answer that question.”</text:span></text:p>
      <text:p text:style-name="P1">“Ah, this is definitely going to be a big do-over then. <text:span text:style-name="T677">Not that I was expecting anything different though,” </text:span>Mary responds as she <text:span text:style-name="T679">considers her prior situation and </text:span>begins to think of her best perk <text:soft-page-break/>choices.</text:p>
      <text:p text:style-name="P623">In the <text:span text:style-name="T678">beta</text:span> session, she <text:span text:style-name="T678">had a perk called Ritual of Ultimate Potentiality that rewarded her with </text:span><text:span text:style-name="T720">5</text:span><text:span text:style-name="T678">0 perks upon entrapping 1,000 similarly powerful players and slaying them in a ritual.</text:span></text:p>
      <text:p text:style-name="P624">She didn’t actually expect to complete the ritual and only picked it up as a gamble upon reaching level 100. But, after experimenting with the art<text:span text:style-name="T679">s</text:span> of <text:span text:style-name="T679">assassination, seduction, kidnapping and manipulation, </text:span>it turned out that she was surprisingly good <text:span text:style-name="T679">at dealing with others</text:span>. Or, perhaps others were simply too easy to manipulate. <text:span text:style-name="T680">They only had to be ‘similarly powerful players’ after all, which Mary considered a bit of a loophole due to her own below-average nature.</text:span></text:p>
      <text:p text:style-name="P624">Either way, she managed to complete the ritual and gained <text:span text:style-name="T720">5</text:span>0 perk points, enabling her to achieve incredible results. <text:span text:style-name="T1000">By combining all of the crazy multipliers that she could, like putting a </text:span>Personal Home Domains <text:span text:style-name="T1000">into a high-ranked empire’s domain and then casting Meditative Trance, Super Form and other high-powered, yet restrictive perks, she was able to </text:span><text:span text:style-name="T1001">create her ultimate spell, Finality, a T20 Cosmic Spell that was capable of and did destroy every other player in the universe.</text:span></text:p>
      <text:p text:style-name="P625">Describing how Finality works in full detail would require <text:span text:style-name="T679">more time </text:span><text:span text:style-name="T720">than a human lifetime allows. </text:span><text:span text:style-name="T679">Mary had stats in the millions that bolstered her abilities ridiculously and allowed her to devise the spell </text:span><text:span text:style-name="T1002">in a fairly short amount of “Base Time”</text:span><text:span text:style-name="T679">. But, some of its core concepts were ‘Player Detection’, ‘Precision Targeting’, ‘Energy Recycling’ </text:span><text:span text:style-name="T1002">and ‘All Nullify’ </text:span><text:span text:style-name="T679">to </text:span><text:span text:style-name="T1002">span unlimited space and destroy all players within.</text:span></text:p>
      <text:p text:style-name="P868">The only unexpected consequence of using Finality was that it was too good. She had no idea that <text:span text:style-name="T720">a</text:span><text:span text:style-name="T680">ll beta players were spawned onto a single massive planet, so </text:span>when the spell killed every other player and won, she was quite sad that she didn’t spend more time at her high power level experimenting with game mechanics. But, a<text:span text:style-name="T720">las, the spell worked and </text:span><text:span text:style-name="T1003">she </text:span><text:span text:style-name="T720">won, so she can’t complain. </text:span><text:span text:style-name="T685">And, she won in such a devastating fashion that the planned prize structure collapsed.</text:span></text:p>
      <text:p text:style-name="P626"><text:span text:style-name="T685">The original prize structure was that the top 100 players would receive various cash prizes starting at </text:span><text:span text:style-name="T686">a few thousand dollars and </text:span><text:span text:style-name="T685">ending at $1 million for first place. </text:span><text:span text:style-name="T684">But, because Mary won solo, she </text:span><text:span text:style-name="T686">was </text:span><text:span text:style-name="T687">eligible to win all of the cash herself, </text:span><text:span text:style-name="T689">an amount equal to roughly $3 million</text:span><text:span text:style-name="T687">.</text:span></text:p>
      <text:p text:style-name="P1090">Or, she could accept a super special deal from the developers. Instead of accepting the cash prize, she could let the top 100 beta players, excluding her, accept the cash prizes like normal and go into the release session with a very unique circumstance. In addition to the usual 5 starting perk points that players get upon entering the game, she’d gain 2 more. If she were to win, then she’d be the only person to gain any money, regardless of how many people she teamed up with. And last, these conditions would be announced to everybody else.</text:p>
      <text:p text:style-name="P1091">Now, she is living this scenario. She has to hide her identity, but, in exchange, has access to 2 extra perk points.</text:p>
      <text:p text:style-name="P627">“<text:span text:style-name="T687">If you think that you won through skill and not luck, then this should be suitable for you,” is what she was told by </text:span><text:span text:style-name="T688">an unnamed administrator in-game through a possessed version of Al.</text:span></text:p>
      <text:p text:style-name="P926"><text:soft-page-break/>Mary spent several minutes pondering the pros and cons of the deals before <text:span text:style-name="T1068">deciding fairly easily to accept </text:span><text:span text:style-name="T1069">it.</text:span></text:p>
      <text:p text:style-name="P926"><text:span text:style-name="T1068">T</text:span>he deal was almost certainly <text:span text:style-name="T690">damage control for her unexpected win </text:span><text:span text:style-name="T1068">and she’d probably gain a lot of hate from pretty much everybody in existence if she didn’t take </text:span><text:span text:style-name="T1070">it, whereas, </text:span><text:span text:style-name="T1068">if she </text:span><text:span text:style-name="T1069">took</text:span><text:span text:style-name="T1068"> the deal, </text:span><text:span text:style-name="T1069">then everybody would be happy. And, </text:span><text:span text:style-name="T1068">if she </text:span><text:span text:style-name="T1069">won</text:span><text:span text:style-name="T1068"> again </text:span><text:span text:style-name="T1069">with the deal in place</text:span><text:span text:style-name="T1068">, then who could complain?</text:span></text:p>
      <text:p text:style-name="P928">But, ultimately, she <text:span text:style-name="T1070">doesn’t really care about what others think</text:span> really care about what others thin<text:span text:style-name="T1070">k. </text:span>What really swayed her was the amount of money at stake.</text:p>
      <text:p text:style-name="P927"><text:span text:style-name="T688">The </text:span><text:span text:style-name="T1067">prize</text:span><text:span text:style-name="T688"> prize for the release session is $</text:span><text:span text:style-name="T1067">3</text:span><text:span text:style-name="T688">00 million instead of the beta’s $</text:span><text:span text:style-name="T1067">3</text:span><text:span text:style-name="T688"> million. </text:span><text:span text:style-name="T1070">This is a grand total of $297 million dollars at stake. She even gets an advantage of two perk points to fight for that money!</text:span></text:p>
      <text:p text:style-name="P929">There is a downside to the deal, of course, in that she can’t let anybody know her true identity. <text:span text:style-name="T1071">But, she has enough confidence in her abilities to achieve this. Thus, there was no reason for her to refuse.</text:span></text:p>
      <text:p text:style-name="P929">‘<text:span text:style-name="T1071">The AI really knows me far too intimately,’ was one of her thoughts at the time.</text:span></text:p>
      <text:p text:style-name="P930">In her opinion, the deal was ‘just good enough’ and ‘just bad enough’ that she couldn’t refuse. On a base level, she would feel like a fool if she did.</text:p>
      <text:p text:style-name="P627">‘God Games LLC. will make me rich!’ Mary also thought to herself at the time.</text:p>
      <text:p text:style-name="P1">“Do I still have the usual month to pick perks?” <text:span text:style-name="T681">Mary asks </text:span><text:span text:style-name="T691">to Al.</text:span></text:p>
      <text:p text:style-name="P1">“Yes,” her host replies.</text:p>
      <text:p text:style-name="P3">“Fine, then I’ll begin <text:span text:style-name="T19">to create my character.”</text:span></text:p>
      <text:p text:style-name="P628">“<text:span text:style-name="T682">Understood,” Al responds.</text:span></text:p>
      <text:p text:style-name="P1"><text:span text:style-name="T2">At the same time, </text:span>a digital clock interface appears in a window next to Mary that counts down her 30 day limit.</text:p>
      <text:p text:style-name="P4">[ 29 : 23 : 59 : 59 ]</text:p>
      <text:p text:style-name="P4">[ 29 : 23 : 59 : 5<text:span text:style-name="T20">8</text:span> ]</text:p>
      <text:p text:style-name="P4">[ 29 : 23 : 59 : 5<text:span text:style-name="T20">7</text:span> ]</text:p>
      <text:p text:style-name="P1">“First things first, I want to take advantage of the practice tool,” Mary states. “Give me <text:span text:style-name="T965">the fifth tier of the most powerful magic casting based Overlimit coupled with </text:span><text:span text:style-name="T966">every </text:span>negative trait possible to maximize its effect while not impeding my ability to use magic.”</text:p>
      <text:p text:style-name="P842">“<text:span text:style-name="T965">Oh, about that,” Alfred starts, immediately souring Mary’s mood. “There have been a few notable changes to perks and the practice tool that I must make you aware of.</text:span></text:p>
      <text:p text:style-name="P843"><text:span text:style-name="T965">For perks, when it comes to </text:span><text:span text:style-name="T21">specifically negative traits, </text:span><text:span text:style-name="T965">there are now much stricter limits </text:span><text:span text:style-name="T966">on what you can do</text:span><text:span text:style-name="T965">. </text:span><text:span text:style-name="T21">You can still specialize effects with </text:span><text:span text:style-name="T966">negative modifiers. However, purely negative </text:span><text:soft-page-break/><text:span text:style-name="T966">modifiers increase the unallowable-factor of perks quite substantially. Thus, it is no longer the case that I can arbitrarily grant you every negative trait possible.”</text:span></text:p>
      <text:p text:style-name="P845">Mary sighs and asks, “What else?”</text:p>
      <text:p text:style-name="P846">“<text:span text:style-name="T967">Hard </text:span><text:span text:style-name="T1072">caps for power and proficiency have </text:span><text:span text:style-name="T967">been added to the practice tool. Once you achieve a certain level of </text:span><text:span text:style-name="T1072">ability</text:span><text:span text:style-name="T967"> over any given effect, you will be unable to progress </text:span><text:span text:style-name="T1072">any further</text:span><text:span text:style-name="T967">. </text:span><text:span text:style-name="T1072">The one month Character Creation time limit </text:span><text:span text:style-name="T967">is intended to be used to help </text:span><text:span text:style-name="T1072">build your character</text:span><text:span text:style-name="T967">, not train for the in-game experience.”</text:span></text:p>
      <text:p text:style-name="P846">“<text:span text:style-name="T967">Goodness,” Mary responds with exasperation. </text:span><text:span text:style-name="T21">“</text:span><text:span text:style-name="T22">Limits is definitely the theme of this </text:span><text:span text:style-name="T683">release</text:span><text:span text:style-name="T22"> </text:span><text:span text:style-name="T23">it seems.”</text:span></text:p>
      <text:p text:style-name="P1">She had already made plans for her character before coming into this second game session. However, now? She feels like she'll have to throw them all away.</text:p>
      <text:p text:style-name="P846">“<text:span text:style-name="T967">These limits are what will keep the infinite possibilities available to players in-check,” Alfred responds. “They are to prevent another massacre like the one you unleashed in the beta from happening and give </text:span><text:span text:style-name="T1072">everybody a fair </text:span><text:span text:style-name="T967">fighting chance.”</text:span></text:p>
      <text:p text:style-name="P5">This situation is frustrating. However, at the same time, <text:span text:style-name="T967">Mary</text:span> can’t be mad at the changes that were made because, in truth, they are all <text:span text:style-name="T1073">reasonable</text:span>. If the balance of the beta session were to persist into this main game session, then with the knowledge that she and others have, the entire universe <text:span text:style-name="T1074">could be destroyed from the start. </text:span>That’s simply how crazy the exponential scaling potential was <text:span text:style-name="T683">before</text:span>. And, Mary’s win alone was a testament to how <text:span text:style-name="T24">many balance problems the beta had in comparison to </text:span><text:span text:style-name="T692">what the current balance presumably is.</text:span></text:p>
      <text:p text:style-name="P844">There is also another feeling that Mary has too: <text:span text:style-name="T968">a</text:span> feeling of mediocrity. <text:span text:style-name="T968">The beta win was a stroke of luck. It wasn’t because she is exceptional talented in any way. Having a more even playing field will allow her two perk advantage to shine. Otherwise, having two extra perks wouldn’t matter at all, as a smart and charismatic person would likely assemble an overpowered group of abilities and win quickly anyway.</text:span></text:p>
      <text:p text:style-name="P5">“<text:span text:style-name="T25">Fine. Dynamically scale my individual spell casts to be as powerful as possible on a case by case basis within the limits that you and The Judge have prescribed using </text:span><text:span text:style-name="T969">my </text:span><text:span text:style-name="T25">perk points. Also, enable infinite mana, quick casts and make some portion of my perk points auto-adapt to support my training intentions at maximal effect,” Mary commands Alfred.</text:span></text:p>
      <text:p text:style-name="P847">“Done," <text:span text:style-name="T25">Alfred</text:span> replies instantly without hesitation. “<text:span text:style-name="T969">Your abilities have been maximally scaled to the limits of five perk points.</text:span><text:span text:style-name="T692">”</text:span></text:p>
      <text:p text:style-name="P848">Mary is, once again, internally disappointed that she can only train with five perk points worth of power.</text:p>
      <text:p text:style-name="P848">But, what can she do?</text:p>
      <text:p text:style-name="P848">Complain?</text:p>
      <text:p text:style-name="P849"><text:soft-page-break/><text:span text:style-name="T969">That won’t do anything. </text:span><text:span text:style-name="T1333">So, </text:span><text:span text:style-name="T969">she nods with understanding and begins to manipulate her magic sense, </text:span>the mystical sixth sense of this game that defies the real world to control mana and <text:span text:style-name="T26">begin to cast a spell.</text:span></text:p>
      <text:p text:style-name="P629"><text:span text:style-name="T693">Human players’ hearts perform normal heart-related functions, like pumping blood, while also doubling as a magic core to let players attune with mana and access the magic system of the game world. </text:span>Mana flows along the same pathways as blood and concentrates mostly at the core. Thus, to cast a spell, Mary controls the mana within her <text:span text:style-name="T693">body </text:span>to move toward a single point within her right hand.</text:p>
      <text:p text:style-name="P648">And, sure enough, she immediately realizes that <text:span text:style-name="T721">casting magic is HARD!</text:span></text:p>
      <text:p text:style-name="P648">‘<text:span text:style-name="T721">Holy, fucking, shit,’ Mary grumbles internally as she begins to manipulate mana within her </text:span><text:span text:style-name="T1074">body</text:span><text:span text:style-name="T721">.</text:span></text:p>
      <text:p text:style-name="P649">Even with all of her abilities tuned toward magic use in this practice environment, she struggles to manipulate mana, let alone even begin to cast a full-fledged spell.</text:p>
      <text:p text:style-name="P649">Her mana moves slowly and is hard to control. <text:span text:style-name="T722">Trying to manipulate it is</text:span> like trying to <text:span text:style-name="T722">push honey up a sloped ramp with a sponge; some of it goes where you want, most of it doesn’t and failing to get the mana where you need it causes it to return back to where it was before.</text:span></text:p>
      <text:p text:style-name="P650">'<text:span text:style-name="T723">This is wild,’ Mary thinks with seriousness as s</text:span><text:span text:style-name="T725">he focuses completely.</text:span></text:p>
      <text:p text:style-name="P1153"><text:span text:style-name="T724">Mary </text:span><text:span text:style-name="T695">wielded </text:span>a T20 <text:span text:style-name="T26">Cosmic</text:span> spell in the <text:span text:style-name="T694">beta session </text:span>to achieve victory. <text:span text:style-name="T695">Her millions of stats enabled her to perceive time tens of times faster than others and effectively live for decades within the span of only a single year. And, those years were spent extremely efficiently, with her time being spent pondering only the most profound and complex problems existing only for those at the highest pinnacles of power.</text:span></text:p>
      <text:p text:style-name="P1153"><text:span text:style-name="T725">How </text:span><text:span text:style-name="T1334">could </text:span><text:span text:style-name="T725">an obstacle on this level impede her?</text:span></text:p>
      <text:p text:style-name="P654"><text:span text:style-name="T1074">She</text:span> moves mana into a familiar pattern and <text:span text:style-name="T1074">begins</text:span> to cast the most basic grade of spell: introductory magic. In particular, she attempts to <text:span text:style-name="T1334">use </text:span><text:span text:style-name="T1357">the </text:span><text:span text:style-name="T1334">Telepathic Move spell of the Air Alignment, commonly called Move Air, to create a small breeze.</text:span></text:p>
      <text:p text:style-name="P651">Her mana moves into the right position that she recalls from memory after quite a bit of struggle. Then, she activates her mana with her magic core, triggering the spell.</text:p>
      <text:p text:style-name="P652">Yet, her mana activates, burns up and <text:span text:style-name="T970">fizzles into </text:span>nothing.</text:p>
      <text:p text:style-name="P931">No change takes place upon her surroundings.</text:p>
      <text:p text:style-name="P933">She has failed to cast her spell.</text:p>
      <text:p text:style-name="P653">“Bastards! The spell formula are even shuffled!” Mary laments.</text:p>
      <text:p text:style-name="P934">Al speaks up, “Due to the capping mechanisms present in the Character Creator, all spells that you cast will fizzle <text:span text:style-name="T1345">safely</text:span>. You may practice moving mana around. But, even <text:span text:style-name="T1077">practicing this has limits.</text:span>”</text:p>
      <text:p text:style-name="P850">Mary immediately turns her thoughts to workarounds.</text:p>
      <text:p text:style-name="P850">“<text:span text:style-name="T970">Can you give me a perk that guides me on how to cast a Create spell?” Mary asks.</text:span></text:p>
      <text:p text:style-name="P850"><text:soft-page-break/>“<text:span text:style-name="T970">I can. But, that knowledge will not be granted to you until after character creation completes,” Alfred responds.</text:span></text:p>
      <text:p text:style-name="P850">“<text:span text:style-name="T970">Right. I should have known,” Mary responds.</text:span></text:p>
      <text:p text:style-name="P932">She considers further alternatives and workarounds. <text:span text:style-name="T971">However, </text:span><text:span text:style-name="T1075">she doesn’t come up with any good </text:span><text:span text:style-name="T1077">ideas. </text:span><text:span text:style-name="T1076">From what she can tell, she’ll have to actually play the game as intended to learn magic. Unless, she decides to choose some kind of perk instead.</text:span></text:p>
      <text:p text:style-name="P655">‘I’ll have to practice <text:span text:style-name="T970">magic once I’m in-game,</text:span>’ Mary settles as she turns her thoughts elsewhere.</text:p>
      <text:p text:style-name="P851">She looks to <text:span text:style-name="T25">Alfred</text:span> and asks, “<text:span text:style-name="T972">Why is it that </text:span>my prior knowledge, experience and memories <text:span text:style-name="T972">regarding spells seems so far out of reach?</text:span>”</text:p>
      <text:p text:style-name="P852">Whenever she tries to think about her spells, a mental fog of some kind prevents her from fully comprehending any spell concepts fully. This means that her knowledge of how to use the strongest spells at Master and higher tiers are are <text:span text:style-name="T726">entirely absent from her thoughts.</text:span></text:p>
      <text:p text:style-name="P1">“Similar to when you left your home domain in the prior game session <text:span text:style-name="T696">and your stats decreased dramatically, </text:span><text:span text:style-name="T3">your</text:span> memories have been stored within virtual space. <text:span text:style-name="T5">Your memories will return if and when the relevant stats </text:span><text:span text:style-name="T27">achieve</text:span><text:span text:style-name="T5"> </text:span><text:span text:style-name="T696">required</text:span><text:span text:style-name="T5"> thresholds</text:span><text:span text:style-name="T4">,</text:span>" Al replies.</text:p>
      <text:p text:style-name="P1">"But, Divine spells weren't necessar<text:span text:style-name="T697">ily</text:span> always complex. They adhered to a <text:span text:style-name="T698">unique system surpassing grades. </text:span>Since I know The Truth, I should at least be able to use the most trivial ones," Mary rebuts.</text:p>
      <text:p text:style-name="P656">The Truth is another ultra-high level concept that involves the relation of Origin Force to the composition of the universe. In terms of overall level, it can be considered the ‘Final Law on Reality.’ Knowing it is enough to understand everything below the realm of gods. <text:span text:style-name="T972">At least, that was how the beta played out.</text:span></text:p>
      <text:p text:style-name="P656">Yet, like with spells, The Truth is limited in her mind. It is a blurry memory that she can’t recall no matter how hard she tries.</text:p>
      <text:p text:style-name="P6">“<text:span text:style-name="T6">Then, you only need to do what you believe,” </text:span><text:span text:style-name="T698">Al</text:span><text:span text:style-name="T6"> replies simply, </text:span><text:span text:style-name="T698">his light smile never fading.</text:span></text:p>
      <text:p text:style-name="P6"><text:span text:style-name="T6">It’s clear that he has no intention of spilling any </text:span><text:span text:style-name="T28">additional </text:span><text:span text:style-name="T6">details.</text:span></text:p>
      <text:p text:style-name="P7">"That's all well and good. But, even still, this is too unfair. Even if I can't comprehend the entirety of The Truth at the deepest and most complete levels, I should be able to understand fragments. Or, at least <text:span text:style-name="T29">know </text:span>summaries <text:span text:style-name="T698">and conclusions.</text:span> <text:span text:style-name="T30">How is it fair to wipe away all of my knowledge and leave me with </text:span><text:span text:style-name="T698">barely anything</text:span><text:span text:style-name="T30">?”</text:span></text:p>
      <text:p text:style-name="P7"><text:span text:style-name="T30">M</text:span>ary continues to press because she knows that she is in the right. The knowledge that she earned was hard <text:span text:style-name="T30">earned</text:span>. And, imposing amnesia on her to this extent is simply not fair.</text:p>
      <text:p text:style-name="P630">“<text:span text:style-name="T30">That’s where you’re wrong,” Albert responds. “The knowledge hasn’t been wiped. You simply don’t have the stats to know </text:span><text:span text:style-name="T698">that which you did before.</text:span></text:p>
      <text:p text:style-name="P631">The blurry thoughts <text:span text:style-name="T699">that you are aware of define the intentionally</text:span> vague <text:span text:style-name="T699">boundary</text:span> between knowing <text:soft-page-break/>and not knowing. <text:span text:style-name="T699">As your abilities increase, the veil of blurriness will recede and you will achieve clari</text:span><text:span text:style-name="T1077">t</text:span><text:span text:style-name="T699">y on more concepts.</text:span></text:p>
      <text:p text:style-name="P632">However, as you have already experienced with spell casting, this release session is vastly different from the beta. The knowledge that you had before is likely not as valuable as you think. Instead, the ability to acquire such knowledge will be valuable. I advise you of th<text:span text:style-name="T727">ese facts</text:span> even if <text:span text:style-name="T727">they are </text:span>perhaps <text:span text:style-name="T700">more revealing than </text:span><text:span text:style-name="T1078">I’d like to </text:span>allay your concerns of <text:span text:style-name="T700">dwarfed</text:span> memory <text:span text:style-name="T1078">and abilities</text:span>.</text:p>
      <text:p text:style-name="P632"><text:span text:style-name="T700">All changes have been made for the sake of perfect balance. </text:span><text:span text:style-name="T1078">You have been reset like everybody else. But, not unfairly so.</text:span>”</text:p>
      <text:p text:style-name="P1">"Fine," Mary responds with reluctance.</text:p>
      <text:p text:style-name="P633">She knows that The Judge has definitely considered this situation seriously and in great detail and is definitely too many intellectual steps ahead of her for her to gain any <text:span text:style-name="T32">meaningful </text:span>advantage through <text:span text:style-name="T31">words</text:span>. <text:span text:style-name="T700">If what Al said is true and her memories weren’t wiped and she simply lacks the stats to comprehend them clearly, then she can’t complain. Unfortunately, she doesn’t have the ability to decipher truth from fiction in this particular case, so she can only believe rather than disbelieve.</text:span></text:p>
      <text:p text:style-name="P633"><text:span text:style-name="T700">Thus, she shifts her efforts </text:span>toward <text:span text:style-name="T700">a different task that may actually produce meaningful benefits.</text:span></text:p>
      <text:p text:style-name="P657">‘<text:span text:style-name="T728">Let’s see what the perks are like,’ she decides.</text:span></text:p>
      <text:p text:style-name="P8">A semi-transparent holographic light screen appears before her full of countless perk options for her to browse. She scrolls through the list by mentally manipulating the scroll bar at the side to enable her to read hundreds upon hundreds of perks. And, in doing this, she achieves a very thorough understanding of how powerful perks in this session can be.</text:p>
      <text:p text:style-name="P8">‘<text:span text:style-name="T728">Al was right. These perks are all definitely much stronger,’ Mary notices immediately.</text:span></text:p>
      <text:p text:style-name="P8">In the beta, level 5 perks were literally 5 times stronger than level 1 perks. A perk that granted 20% to some benefit at level 1 <text:span text:style-name="T728">plus 5% per level</text:span> would grant <text:span text:style-name="T728">40</text:span>% <text:span text:style-name="T728">benefit </text:span>at level 5.</text:p>
      <text:p text:style-name="P8">In contrast, level 1 perks in this game session are as strong as level 5 perks from the last. A perk granting 20% <text:span text:style-name="T729">[+5 per level] of benefit before before would now grant 40% [+5% per level] benefit</text:span>. <text:span text:style-name="T729">And, at level 5, that same perk would grant 65% benefit.</text:span></text:p>
      <text:p text:style-name="P10">‘The buffs and nerfs have created a brand new balance. The early game will likely be remarkably easy for most players with this much added power,’ <text:span text:style-name="T33">Mary thinks. ‘Even still, it looks like there are still quite a few obviously strong choices this time around.’</text:span></text:p>
      <text:p text:style-name="P9">In particular, her attention <text:span text:style-name="T262">darts to </text:span>the Bonus Stats perk.</text:p>
      <text:p text:style-name="P11">***</text:p>
      <text:p text:style-name="P11">Bonus Stats I – Gain 25 <text:span text:style-name="T730">[+5 per level] </text:span>base stats to spend freely. Gain the Stat Master I active ability. Stat Master can be <text:span text:style-name="T35">used once every 24 hours to increase all of your stats by </text:span><text:span text:style-name="T261">3</text:span><text:span text:style-name="T35"> [+1 per </text:span><text:span text:style-name="T36">2 levels</text:span><text:span text:style-name="T35">] for 10 minutes. </text:span><text:span text:style-name="T730">This perk’s passive effect is disabled while Stat Master is on cooldown.</text:span></text:p>
      <text:p text:style-name="P12"><text:soft-page-break/>***</text:p>
      <text:p text:style-name="P257">‘<text:span text:style-name="T266">Oh no…,’ Mary remarks as she reads its description.</text:span></text:p>
      <text:p text:style-name="P259">This classic perk once gave <text:span text:style-name="T34">+2 to all stats per </text:span><text:span text:style-name="T265">level, or </text:span><text:span text:style-name="T731">+</text:span><text:span text:style-name="T265">16 total stats. </text:span><text:span text:style-name="T731">However,</text:span> now, it’s only giving 5 stats <text:span text:style-name="T1078">total </text:span>per level. It does give 25 starting stats and has an active component. However, these can’t justify a greater than one-third nerf to the per level stats granted.</text:p>
      <text:p text:style-name="P259">‘The numbers…</text:p>
      <text:p text:style-name="P259">…</text:p>
      <text:p text:style-name="P259">…,’ she waits a moment. Then <text:span text:style-name="T1078">concludes</text:span>, ‘are balanced.’</text:p>
      <text:p text:style-name="P658">Mary’s opinion on the perk is that <text:span text:style-name="T265">it </text:span>is the most generic of generic high value low impact perks. A single stat point grants about 5% more benefit to a given ability. So, it definitely has a very strong and positive influence on one’s baseline abilities. However, the perk doesn’t grant any outstandingly specialized ability, which is why it is low impact compared to other perks that can grant flight, energy beams, mutations <text:span text:style-name="T732">or more.</text:span></text:p>
      <text:p text:style-name="P258"><text:span text:style-name="T35">‘</text:span><text:span text:style-name="T267">Alright, let’s hope that not every other perk is as severely nerfed,</text:span><text:span text:style-name="T262">’ Mary </text:span><text:span text:style-name="T267">thinks </text:span><text:span text:style-name="T262">as her attention shifts </text:span><text:span text:style-name="T267">to another perk type: Super Form type perks. Though, after a bit of browsing, she comes to a similar conclusion.</text:span></text:p>
      <text:p text:style-name="P260">Super Form perks were previously <text:span text:style-name="T39">‘Have It All’ type of perks that came at the cost of having a short duration and only one use per 24 hours. However, now, </text:span><text:span text:style-name="T41">too wide of a spread of </text:span><text:span text:style-name="T733">perk effect types </text:span><text:span text:style-name="T41">much more substantially reduces the effectiveness of each individual effect. This </text:span><text:span text:style-name="T39">incentiv</text:span><text:span text:style-name="T41">ize</text:span><text:span text:style-name="T39">s</text:span><text:span text:style-name="T41"> choosing more narrow perk effects to fit a theme.</text:span></text:p>
      <text:p text:style-name="P13">Still, she believes that <text:span text:style-name="T267">these </text:span><text:span text:style-name="T734">types of </text:span><text:span text:style-name="T267">perks </text:span>will undoubtedly <text:span text:style-name="T42">continue to be considered top-tier</text:span>. <text:span text:style-name="T43">This is because, w</text:span>hile you can’t gain a Super Form that grants <text:span text:style-name="T37">percentage damage resistance to everything, five different special attacks and a multitude of passive effects like flying, spell reflect and </text:span><text:span text:style-name="T38">a fear aura, </text:span><text:span text:style-name="T43">a perk like </text:span><text:span text:style-name="T40">Absolute Tank Form, </text:span>which grants <text:span text:style-name="T40">damage reduction, mind control resistance, regeneration and other tank-related effects, </text:span><text:span text:style-name="T268">is still not very bad. And, it isn’t as though the actual perk </text:span><text:span text:style-name="T735">type </text:span><text:span text:style-name="T268">itself lost any effective power. </text:span><text:span text:style-name="T735">They simply won’t be as all-encompassing.</text:span><text:span text:style-name="T268"> Every lacking effect is now an effectiveness boost to the effects that remain.</text:span></text:p>
      <text:p text:style-name="P14">‘<text:span text:style-name="T43">It’s very interesting how all perks operate within a fake power system,’ Mary ponders. ‘If The Judge thinks that a perk is balanced, then even instantly destroying a planet would be allowed.</text:span></text:p>
      <text:p text:style-name="P15">But, I guess things have to be this way, otherwise, there would be too many perk effects that would be completely inaccessible to players. And, that would really kill the RPG game vibe.’</text:p>
      <text:p text:style-name="P16">Strong Mass AoE effects, healing effects, teleportation effects and virtual space type effects are all effects that range from difficult to impossible to execute using vanilla in-game mechanics alone; <text:span text:style-name="T44">which is technically a fair and balanced game state. However, the developers wish for this game to be a fun role-playing game to some extent, </text:span><text:span text:style-name="T45">so they allow for player </text:span><text:span text:style-name="T46">perks to provide access to certain effects </text:span><text:soft-page-break/><text:span text:style-name="T46">that might otherwise be </text:span><text:span text:style-name="T47">difficult to learn and/or execute.</text:span></text:p>
      <text:p text:style-name="P659">Of course, this doesn’t come without consequence. <text:span text:style-name="T47">These types of effects are generally considered ‘Divine Effects’ by players and non-players alike and they don’t exist only among player perks. Strong foes and even certain items can even come to possess them. And, they </text:span><text:span text:style-name="T736">act as a game element that adds a </text:span><text:span text:style-name="T47">high degree of randomness and chaos to the game world, </text:span><text:span text:style-name="T737">therefore resulting in added difficulty and danger.</text:span></text:p>
      <text:p text:style-name="P659">‘<text:span text:style-name="T738">Though, with all of those magic nerfs, perhaps they aren’t nearly as strong as before, even with the level 5 buff.’</text:span></text:p>
      <text:p text:style-name="P660">Mary then turns her thoughts toward another consideration, ‘Class Specialization perks <text:span text:style-name="T739">appear quite stable too.’</text:span></text:p>
      <text:p text:style-name="P17">Class specialization perks <text:span text:style-name="T263">fit right</text:span> between <text:span text:style-name="T263">entirely</text:span> passive perks like Stat Boost <text:span text:style-name="T264">I</text:span> and fully active perks like Super Tank Form <text:span text:style-name="T264">I</text:span>. They generally give a wide range of decently useful effects that enable one to embody the class that the perk <text:span text:style-name="T264">embodies.</text:span></text:p>
      <text:p text:style-name="P17">For instance, the most popular, basic and generic perk of them all is likely the Warrior Class Specialization perk. <text:span text:style-name="T739">It gives physical stat boosts, weapon handling passives and active abilities to improve one’s ability with swords, shields and even bows.</text:span> It creates an extremely solid foundation for <text:span text:style-name="T739">many other physically oriented </text:span>perks to build off of. So, some variant of it is typically selected among those that intend to fight <text:span text:style-name="T739">others frequently.</text:span></text:p>
      <text:p text:style-name="P18">‘<text:span text:style-name="T739">But, for me, they are too generic. I need winning selections.</text:span></text:p>
      <text:p text:style-name="P753">Though, I guess every perk can be considered a class specialization under the right context.’</text:p>
      <text:p text:style-name="P753">In the end, perk names are meaningless and one can have a perk called “Water Magic I” that let’s them wield Fire Balls. Really, all names do in a practical sense is to provide a way to communicate a perk’s theme efficiently with others.</text:p>
      <text:p text:style-name="P17">Since Mary isn’t satisfied with her choices, she continues her thoughts <text:span text:style-name="T739">about perks </text:span>for another two days, until she finally comes up with what she believes would be ideal perk selections.</text:p>
      <text:p text:style-name="P1">***</text:p>
      <text:p text:style-name="P1">Perks:</text:p>
      <text:p text:style-name="P1149"><text:span text:style-name="T297">Automated</text:span><text:span text:style-name="T269"> Virtual Crafting I – Gain the ability to craft items within a </text:span><text:span text:style-name="T298">pocket dimension </text:span><text:span text:style-name="T269">passively </text:span><text:span text:style-name="T1258">over time</text:span><text:span text:style-name="T269">. To craft an item, you must know how to make it, be able to </text:span><text:span text:style-name="T298">design it </text:span><text:span text:style-name="T1249">and supply the materials to create it</text:span><text:span text:style-name="T298">. </text:span><text:span text:style-name="T297">A schematics manager </text:span><text:span text:style-name="T298">is provided to </text:span><text:span text:style-name="T1249">aid with </text:span><text:span text:style-name="T298">design</text:span><text:span text:style-name="T1249">ing </text:span><text:span text:style-name="T298">items. </text:span><text:span text:style-name="T1262">Mutation: </text:span><text:span text:style-name="T1258">Gain access to the Research Schematic </text:span><text:span text:style-name="T1259">I</text:span><text:span text:style-name="T1258"> </text:span><text:span text:style-name="T1262">sub-</text:span><text:span text:style-name="T1258">ability. Research Schematic </text:span><text:span text:style-name="T1259">I</text:span><text:span text:style-name="T1258"> allows you to </text:span><text:span text:style-name="T1325">research</text:span><text:span text:style-name="T1324"> schematics that </text:span><text:span text:style-name="T1326">produce</text:span><text:span text:style-name="T1324"> items from mana.</text:span></text:p>
      <text:p text:style-name="P1148"><text:span text:style-name="T1279">Instant Escape I</text:span><text:span text:style-name="T1323"> – Gain the ability to </text:span><text:span text:style-name="T1279">set a spawn point and </text:span><text:span text:style-name="T1280">then instantly return to that spawn point at will. Mutation: </text:span><text:span text:style-name="T1281">Gain the Life Trigger I sub-ability. Life Trigger I allows you to to trigger this perk </text:span><text:soft-page-break/><text:span text:style-name="T1281">automatically when certain health conditions are achieved.</text:span></text:p>
      <text:p text:style-name="P1092"><text:span text:style-name="T270">Passive Training I – </text:span><text:span text:style-name="T271">Gain the ability</text:span><text:span text:style-name="T270"> </text:span><text:span text:style-name="T271">to stimulate your body to train </text:span><text:span text:style-name="T289">all of </text:span><text:span text:style-name="T271">your </text:span><text:span text:style-name="T1251">innate physical</text:span><text:span text:style-name="T741"> abilities </text:span><text:span text:style-name="T271">passively. </text:span><text:span text:style-name="T1262">All training activities are 25% [+5% per level] more effective on you. Mutation: </text:span><text:span text:style-name="T1264">Gain the Luck Training I sub-ability. Luck Training I causes this perk to train your luck stat as well.</text:span></text:p>
      <text:p text:style-name="P1">Dormant Overlimit <text:span text:style-name="T1246">IV</text:span>: This perk <text:span text:style-name="T272">does nothing to start</text:span>. At level 100 this perk activates to grant you a semi-randomized Overlimit perk that has the preparation modifier and is somewhat synergistic with your build at the time of unlock.</text:p>
      <text:p text:style-name="P1">***</text:p>
      <text:p text:style-name="P1094">“<text:span text:style-name="T1252">One quick double-check</text:span>,” Mary thinks as she <text:span text:style-name="T1248">mentally selects each perk to review their advanced details.</text:span></text:p>
      <text:p text:style-name="P1096">The extra details for <text:span text:style-name="T297">Automated</text:span><text:span text:style-name="T269"> Virtual Crafting I </text:span>are:</text:p>
      <text:p text:style-name="P1095"><text:span text:style-name="T299">- The pocket dimension allows for the </text:span><text:span text:style-name="T297">storage and retrieval of items </text:span><text:span text:style-name="T855">at a mana cost. This perk automatically skims and stores up to 100 [+20 per level] excess spatial mana regeneration to fuel </text:span><text:span text:style-name="T1249">such</text:span><text:span text:style-name="T855"> item transfers</text:span><text:span text:style-name="T297">. </text:span><text:span text:style-name="T1249">Transfers can be manually powered by the caster. Item transfers behave as spell casts.</text:span></text:p>
      <text:p text:style-name="P1095">- <text:span text:style-name="T1250">Supplied mana can be used to create materials automatically and passively when the caster knows how to create such materials from mana normally.</text:span></text:p>
      <text:p text:style-name="P1101"><text:span text:style-name="T1263">- The schematics produced by </text:span><text:span text:style-name="T1258">Research Schematic </text:span><text:span text:style-name="T1259">I </text:span><text:span text:style-name="T1263">can’t be studied.</text:span></text:p>
      <text:p text:style-name="P1106">- <text:span text:style-name="T1277">Higher grade schematics require longer to study than lower grade schematics.</text:span></text:p>
      <text:p text:style-name="P1134">- Higher player power reduces the time required for a schematic to be created.</text:p>
      <text:p text:style-name="P1101">- <text:span text:style-name="T1258">Research Schematic </text:span><text:span text:style-name="T1277">I </text:span><text:span text:style-name="T1265">has a 24 hour cooldown.</text:span></text:p>
      <text:p text:style-name="P1093"><text:span text:style-name="T1279">Instant Escape I </text:span><text:span text:style-name="T1280">says:</text:span></text:p>
      <text:p text:style-name="P1093">- <text:span text:style-name="T1280">The cooldown for setting and returning to escape points is 24 hours.</text:span></text:p>
      <text:p text:style-name="P1097">Passive Training I says:</text:p>
      <text:p text:style-name="P1098">- <text:span text:style-name="T1247">Training </text:span><text:span text:style-name="T1252">via this perk can be felt but does not cause lasting harm to the body.</text:span></text:p>
      <text:p text:style-name="P1099">And last, Dormant Overlimit IV has no additional information.</text:p>
      <text:p text:style-name="P1099">“Yeah, these have to be the ones,” Mary decides.</text:p>
      <text:p text:style-name="P1100"><text:span text:style-name="T48">In her opinion, all </text:span>abilities can be broadly split into <text:span text:style-name="T1254">three</text:span> <text:span text:style-name="T7">broad</text:span> categories: Survival, Conquest and Scaling. Survival perks enable you to live, conquest perks overcome obstacles and scaling sets one up for the future. These categories can be further broken down into <text:span text:style-name="T8">others like </text:span>passive power, active power, lethality, idle time management and a whole slew of other terms. But, fundamentally, <text:span text:style-name="T1253">there are only </text:span><text:span text:style-name="T1254">three</text:span><text:span text:style-name="T8"> top-level categories.</text:span></text:p>
      <text:p text:style-name="P1105"><text:span text:style-name="T1254">For those desiring to win, scaling is the most appealing category to </text:span><text:span text:style-name="T1255">invest</text:span><text:span text:style-name="T1254"> perk points </text:span><text:span text:style-name="T1255">within</text:span><text:span text:style-name="T1254">. </text:span><text:soft-page-break/>However, one can't win if one dies, so <text:span text:style-name="T9">one must get some amount of survival. And, if one can’t overcome challenges, then one won’t be able to scale. </text:span><text:span text:style-name="T1276">These factors and more, like how long winning will actually take, form the basis for the perks that Mary chose.</text:span></text:p>
      <text:p text:style-name="P1107"><text:span text:style-name="T273">Her first perk, </text:span><text:span text:style-name="T297">Automated</text:span><text:span text:style-name="T269"> Virtual Crafting </text:span><text:span text:style-name="T1256">I</text:span><text:span text:style-name="T273">, </text:span><text:span text:style-name="T1278">was chosen to give her an </text:span><text:span text:style-name="T1257">‘</text:span><text:span text:style-name="T277">all-in-one’ solution to </text:span><text:span text:style-name="T278">everything that the game can throw at her. </text:span><text:span text:style-name="T1260">Conjuring</text:span><text:span text:style-name="T278"> currency, </text:span><text:span text:style-name="T1260">guns and bomb</text:span><text:span text:style-name="T1266">s</text:span><text:span text:style-name="T1260"> via magic </text:span><text:span text:style-name="T1261">are not new ideas. </text:span><text:span text:style-name="T1260">And, even </text:span><text:span text:style-name="T1268">in other deep-realism games</text:span><text:span text:style-name="T1260">, player’s have exploited such mechanics to achieve fairly overpowered effects</text:span><text:span text:style-name="T1261">. </text:span><text:span text:style-name="T1269">She already has vast knowledge of how to create real-world items. But, for items that she doesn’t know how to make and needs, the Research Schematic I sub-ability will be a great aid.</text:span></text:p>
      <text:p text:style-name="P1107"><text:span text:style-name="T1278">With Automated Virtual Crafting I, she will be able to </text:span><text:span text:style-name="T1267">create items without needing to babysit the crafting process. Her excess mana will automatically be scraped to produce items </text:span><text:span text:style-name="T1276">rather than going to waste</text:span><text:span text:style-name="T1267">. And, all of this will occur within a private dimension isolated from the real world </text:span><text:span text:style-name="T1278">that doubly acts as private personal storage.</text:span></text:p>
      <text:p text:style-name="P1102"><text:span text:style-name="T1269">Her second perk, Passive training I, </text:span><text:span text:style-name="T1278">is a pure scaling perk that </text:span><text:span text:style-name="T273">allows her to </text:span><text:span text:style-name="T274">train her body passively </text:span><text:span text:style-name="T275">at any time</text:span><text:span text:style-name="T274">. </text:span><text:span text:style-name="T1270">She picked it for the obvious reason that it allows her to workout at anytime without having to expend any mental effort. But, there is also another non-obvious reason: in Era of Gods, player</text:span><text:span text:style-name="T284"> </text:span><text:span text:style-name="T276">stats </text:span><text:span text:style-name="T464">only </text:span><text:span text:style-name="T276">scale </text:span><text:span text:style-name="T1271">base </text:span><text:span text:style-name="T276">abilities </text:span><text:span text:style-name="T740">by </text:span><text:span text:style-name="T1271">fixed </text:span><text:span text:style-name="T740">percentages.</text:span></text:p>
      <text:p text:style-name="P1103">Many RPGs have fixed values tied to what a stat grants, <text:span text:style-name="T279">like a strength stat of 20 </text:span><text:span text:style-name="T464">equaling exactly 500 pounds of lifting force. However, in Era of Gods, stats behave differently. A stat value of 0 equals a 100% multiplier, times 1, no change or however else </text:span><text:span text:style-name="T740">one</text:span><text:span text:style-name="T464"> want</text:span><text:span text:style-name="T740">s</text:span><text:span text:style-name="T464"> to phrase it </text:span><text:span text:style-name="T1271">to some base ability; </text:span><text:span text:style-name="T1272">meaning that -20 equals 0% base and 20 equals 200% base ability.</text:span></text:p>
      <text:p text:style-name="P411">The important detail among all of this information is the very existence and nature of base abilities. Base abilities are, as the name implies, fundamental abilities that <text:span text:style-name="T1272">one’s</text:span> character has. All players start with the same base abilities by default. <text:span text:style-name="T1272">But</text:span>, base abilities <text:span text:style-name="T1272">are usually modified </text:span>various ways depending on the choices players <text:span text:style-name="T741">make while playing.</text:span></text:p>
      <text:p text:style-name="P412">The concept of base abilities isn’t advertised <text:span text:style-name="T1272">nor is it particularly </text:span>obvious or intuitive in any way <text:span text:style-name="T1272">since p</text:span><text:span text:style-name="T284">layers </text:span><text:span text:style-name="T1272">tend to gain base abilities passively over time simply by using their preferred abilities. A </text:span>swordsman getting stronger by swinging a sword or a Mage’s magical ability <text:span text:style-name="T1272">improving by casting spells are instances when one might gain base abilities from practice. However, because of perk class descriptions including lines like </text:span>“makes you more like an [x]”, <text:span text:style-name="T1272">item upgrades, the long stretch of time that these changes occur over and other such factors, one can easily play without ever realizing that base abilities exist. However, they certainly do and there is a real, formal system behind them.</text:span></text:p>
      <text:p text:style-name="P413"><text:span text:style-name="T1272">Specifically, </text:span><text:span text:style-name="T466">Mary has already calculated </text:span><text:span text:style-name="T1272">that </text:span><text:span text:style-name="T466">the average benefit of a base stat </text:span><text:span text:style-name="T1272">is about a </text:span><text:span text:style-name="T466">5% benefit to relevant base abilities. As such, if a player can lift 100 pounds with a strength stat of 0, then gaining 20 strength would enable them to lift 200 pounds. 200 pounds at 20 strength would become 400 at 40 strength. And, </text:span><text:span text:style-name="T1273">300</text:span><text:span text:style-name="T466"> pounds would become 3,000 with 200 strength. This extreme multiplicative scaling </text:span>forms the foundational system of multiplicative power scaling that allows players to <text:span text:style-name="T465">scale from weak peasants </text:span>to <text:span text:style-name="T465">demi-god-like beings. </text:span><text:span text:style-name="T1274">And, being able to tap into this training system easily and effectively </text:span><text:soft-page-break/><text:span text:style-name="T1274">is specifically what Mary finds appealing about Passive Training I.</text:span></text:p>
      <text:p text:style-name="P261"><text:span text:style-name="T285">Finally</text:span><text:span text:style-name="T279">, </text:span>there is Dormant Overlimit <text:span text:style-name="T1275">IV</text:span>, her <text:span text:style-name="T742">final perk</text:span> choice for <text:span text:style-name="T49">ultimate scaling. </text:span>With Dormant Powers no longer existing to grant bonus perk points <text:span text:style-name="T49">upon reaching a certain milestone</text:span>, <text:span text:style-name="T49">anybody looking to maximize scaling </text:span><text:span text:style-name="T742">will be</text:span><text:span text:style-name="T50"> forced to instead choose a different effect to be unlocked.</text:span><text:span text:style-name="T49"> </text:span><text:span text:style-name="T50">And, of all of the possible effects to choose from, what could be better than the perk type that can be considered one of the strongest standalone?</text:span></text:p>
      <text:p text:style-name="P19">Overlimits are a type of Super Form that are meant to provide even more extreme benefits in exchange for a <text:span text:style-name="T279">downside</text:span>. They are one of the relatively few allowed types of pro for a con type of perks that have managed to persist <text:span text:style-name="T279">beyond the beta</text:span> and grant extreme strength <text:span text:style-name="T742">for</text:span> some major <text:span text:style-name="T742">downside</text:span>.</text:p>
      <text:p text:style-name="P20">In Mary’s case, the form that her Overlimit perks will take is semi-randomized and she won’t necessarily know what effects that she will get from the perks on unlock. However, she doesn’t care. They are Dormant Overlimits after all, so even if she <text:span text:style-name="T51">were to get</text:span> the notoriously comically bad “Pink Strengthening Technique” <text:span text:style-name="T743">five</text:span><text:span text:style-name="T51"> times over,</text:span> the overall effectiveness <text:span text:style-name="T51">of her granted abilities </text:span><text:span text:style-name="T52">would be so high that she’d find ample uses for them.</text:span></text:p>
      <text:p text:style-name="P1110">Though, as a precaution, she did choose semi-randomization to avoid such a thing <text:span text:style-name="T743">as Pink</text:span><text:span text:style-name="T1316">ie</text:span><text:span text:style-name="T743"> Strengthening Overlimit III. Even though she could make such a technique work, she firmly believes that other options would be much better. That is why the perk includes the line “</text:span>semi-randomness to suit her build” <text:span text:style-name="T743">in the perk description, something that grants more effective power than a fully determined outcome, but not as much power as a completely random one.</text:span></text:p>
      <text:p text:style-name="P1113">‘Good, good, these give everything I need,’ Mary concludes.</text:p>
      <text:p text:style-name="P1111"><text:span text:style-name="T1276">In terms of categories, </text:span><text:span text:style-name="T1281">her crafting perk </text:span><text:span text:style-name="T1276">has the potential to provide coverage across survival </text:span><text:span text:style-name="T1277">and </text:span><text:span text:style-name="T1276">conquest as well as other less victory-oriented categories like quality of life, sociability, and more. </text:span><text:span text:style-name="T1281">Passive Training is very heavily scaling oriented. And, Instant Escape is her survival perk.</text:span></text:p>
      <text:p text:style-name="P1108">The downsides of her crafting perk are that it will require time to scale up to full power, the stuff that it can make will be limited to around her power level <text:span text:style-name="T1283">and the effectiveness of each of its abilities is split amongst each other</text:span>. Passive Training will take a long time to ramp up and <text:span text:style-name="T1283">will always </text:span>make her feel like shit <text:span text:style-name="T1283">when active</text:span>. And, Instant Escape is<text:span text:style-name="T1282"> useless until used, does nothing to prevent instant deaths </text:span>and does nothing to help survive against contracted diseases, poisons and other ailments that can <text:span text:style-name="T1283">easily occur</text:span> <text:span text:style-name="T1284">with or without</text:span> one knowing.</text:p>
      <text:p text:style-name="P1109">Still, she believes that these are her best choices for victory. She has 5 scaling perks, a survival perk and then a hybrid do-it-all perk. <text:span text:style-name="T1284">She is being about as greedy as reasonably possible and hopes that with these perks and mutations she will eventually be able to cinch a win. </text:span></text:p>
      <text:p text:style-name="P1109">‘<text:span text:style-name="T1284">This mutation system is interesting,’ Mary </text:span><text:span text:style-name="T1285">has a last minute thought</text:span><text:span text:style-name="T1284">. ‘With more levels, I can possibly skew </text:span><text:span text:style-name="T1285">my</text:span><text:span text:style-name="T1284"> abilities into certain directions given its unconstrained nature. </text:span><text:span text:style-name="T1285">It all depends on how flexible the judge is willing to be.</text:span></text:p>
      <text:p text:style-name="P1112"><text:soft-page-break/>In any case, this is good enough for now.’</text:p>
      <text:p text:style-name="P1112">Thus, she looks over to Alfred and says, “I’m good now.”</text:p>
      <text:p text:style-name="P21"><text:span text:style-name="T53">Perk </text:span><text:span text:style-name="T52">s</text:span>ynergies, uptime, availability, utility, total power, total benefit, expected impact on victory...</text:p>
      <text:p text:style-name="P22">Other players picking Dormant Power perks themselves…</text:p>
      <text:p text:style-name="P22">The necessity of conquering powerful threats to continue leveling at higher levels….</text:p>
      <text:p text:style-name="P22">Nearly every factor that one can think of has been factored into her choices over the past month. One might see her actions as risky by choosing <text:span text:style-name="T743">so many</text:span> <text:span text:style-name="T1285">scaling</text:span> perks. However, to Mary, she thinks differently. This much risk is the bare minimum necessary to win. So, in reality, <text:span text:style-name="T467">can her choices be considered a risk at all? </text:span>They are simply mandatory.</text:p>
      <text:p text:style-name="P853">One who is unfamiliar with this game might think that her choices are too modest and overall not very good, as none of them have a ‘cheat-like’ or ‘overpowered’ effect. However, this game was actually quite good at preventing crazy mechanical cheats even in the beta. <text:span text:style-name="T973">Trying to acquire such an overpowered perk now would be completely fruitless given that this release has even more refined balance.</text:span></text:p>
      <text:p text:style-name="P854">For instance, using portal loops to accrue infinite mass and gravity won’t work because of how portals ‘shrink’ as objects pass through. Heal, <text:span text:style-name="T973">t</text:span>rain combinations don’t work because healing resets wounds back to their base state, effectively reverting the effects of training. And, uncapped ability scaling, stealing and growing abilities all have diminishing returns and effectiveness limits that prevent them <text:span text:style-name="T973">from scaling out of control.</text:span></text:p>
      <text:p text:style-name="P1168">Even the previously good methods of scaling out-of-control with flat percentages was bricked with the addition of diminishing returns <text:span text:style-name="T1346">and an overall nerf to the power level of the so-called ‘unbound scaling’ perks. For instance, a perk like </text:span>“Regenerate x% mana per secon<text:span text:style-name="T1346">d” is far worse than </text:span>“Mana Regenerates x% faster”.</text:p>
      <text:p text:style-name="P1112">There may be some ways to achieve crazy effects in-game through intended means. However, even then, there will almost certainly be restrictions and limits. <text:span text:style-name="T973">Thus, after thinking of every scenario possible within the constraints of the game’s balance, Mary is satisfied and </text:span>called<text:span text:style-name="T973"> back out to Al.</text:span></text:p>
      <text:p text:style-name="P1">“Dormant Overlimit <text:span text:style-name="T744">V</text:span>, eh? Always the ambitious one aren’t you?” Al<text:span text:style-name="T54">fred</text:span> comments as his frozen form begins to move once more.</text:p>
      <text:p text:style-name="P1">"I want to win. What can I say?" Mary responds. "And, this was a build that I came up with when I had superintelligence. So, surely it can't be that bad?"</text:p>
      <text:p text:style-name="P245">"As long as you don't die," Al<text:span text:style-name="T55">fred</text:span> <text:span text:style-name="T55">states in a </text:span><text:span text:style-name="T56">morose</text:span><text:span text:style-name="T55"> tone</text:span>.</text:p>
      <text:p text:style-name="P247">But, his expression quickly shifts to a warm smile as he asks, “What stat distribution would you like?”</text:p>
      <text:p text:style-name="P247">“<text:span text:style-name="T280">Does the cap of 25 still exist?” Mary asks.</text:span></text:p>
      <text:p text:style-name="P247"><text:soft-page-break/>“<text:span text:style-name="T280">No,” Alfred responds. “With you only having 25 stats to spend, it was seen as there being no point in having </text:span><text:span text:style-name="T1286">any kind of cap</text:span><text:span text:style-name="T280">.”</text:span></text:p>
      <text:p text:style-name="P1114"><text:span text:style-name="T242">“</text:span><text:span text:style-name="T1286">Only 25 points? Fuck,” Mary bemoans the loss of </text:span><text:span text:style-name="T1287">over 70 stats </text:span><text:span text:style-name="T1286">points compared to the beta. “Fine, I’ll just scale down the ratios. I want </text:span><text:span text:style-name="T280">5 points into strength, 5 points into dexterity, 5 points into vitality and 10 points into magic.”</text:span></text:p>
      <text:p text:style-name="P661">These numbers are equal to a <text:span text:style-name="T467">25</text:span>% increase in strength, dexterity and vitality <text:span text:style-name="T467">and</text:span> a <text:span text:style-name="T467">50</text:span>% increase in magic ability. <text:span text:style-name="T282">Since </text:span><text:span text:style-name="T468">the</text:span><text:span text:style-name="T282"> real base magic ability </text:span><text:span text:style-name="T468">of players</text:span><text:span text:style-name="T282"> begins at 1 in-game, her </text:span><text:span text:style-name="T745">final total</text:span><text:span text:style-name="T468"> magic power </text:span><text:span text:style-name="T745">should be 1.5 at the start.</text:span></text:p>
      <text:p text:style-name="P414">Such a small amount won’t do much immediately. But, over time, she hopes to achieve tremendous magic<text:span text:style-name="T745">al power via Passive Training, stats from levels and </text:span><text:span text:style-name="T1287">through </text:span><text:span text:style-name="T745">in-game sources.</text:span></text:p>
      <text:p text:style-name="P1115"><text:span text:style-name="T281">‘</text:span><text:span text:style-name="T283">It is very painful to not gain any bonus stats or base abilities with levels. However, this has to be the absolute best strategy,’ Mary concludes.</text:span></text:p>
      <text:p text:style-name="P674">“<text:span text:style-name="T243">Understood. Then, final question. Will these be your final selections?”</text:span></text:p>
      <text:p text:style-name="P675">“<text:span text:style-name="T769">Oh no,” Mary responds immediately. “You know I’d never waste 27 days of time,” she says in reference to the ticking clock beside Al.</text:span></text:p>
      <text:p text:style-name="P676">“Of course not. Then, shall I alert you like last time?”</text:p>
      <text:p text:style-name="P676">“Yes,” Mary responds.</text:p>
      <text:p text:style-name="P676">Al nods with understanding, then vanishes from sight, leaving Mary within the Character Creation game state by herself.</text:p>
      <text:p text:style-name="P676">‘Time to practice magic,’ Mary thinks to herself, as she begins to manipulate magic. ‘Hopefully I can learn a few spells.’</text:p>
      <text:p text:style-name="P676">***</text:p>
      <text:p text:style-name="P676">27 days <text:span text:style-name="T1287">plus several hours </text:span>worth of time pass within the Character Creator when Al<text:span text:style-name="T1288">fred</text:span> appears and advises Mary that there are only five more minutes left before she will be forcibly booted out of the game.</text:p>
      <text:p text:style-name="P676">Thus, she stops her magic practice and says, “I’m ready.”</text:p>
      <text:p text:style-name="P675"><text:span text:style-name="T769">“Excellent. </text:span><text:span text:style-name="T57">Do you agree to the games Terms and Conditions and Legal Disclaimers?” Alfred continues.</text:span></text:p>
      <text:p text:style-name="P23">At the same time, two holographic <text:span text:style-name="T974">boxes with scrollbars on the side </text:span>appear that Mary can interact with.</text:p>
      <text:p text:style-name="P23">“I do,” she responds as she scrolls both to the bottom with her mind, causing the greyed out ‘Accept’ button at the bottom to turn bright blue.</text:p>
      <text:p text:style-name="P23">With a thought, she mentally clicks them both.</text:p>
      <text:p text:style-name="P1"><text:soft-page-break/>“Then, best of luck in the game! I hope that you win! Try not to die!” Al<text:span text:style-name="T57">fred</text:span> replies <text:span text:style-name="T57">with a light smile.</text:span></text:p>
      <text:p text:style-name="P1">And, like that, Mary enters the game.</text:p>
      <text:h text:style-name="Heading_20_1" text:outline-level="1" text:is-list-header="true">Chapter <text:span text:style-name="T287">2</text:span>: <text:span text:style-name="T1414">A</text:span><text:span text:style-name="T1411"> First Day </text:span><text:span text:style-name="T1415">i</text:span><text:span text:style-name="T1414">n </text:span><text:span text:style-name="T1415">t</text:span><text:span text:style-name="T1414">he Game</text:span></text:h>
      <text:p text:style-name="P262"><text:span text:style-name="T286"><text:s/></text:span>Mary’s vision unblurs and she finds herself standing near a fountain in the center of a well-built town that appears to be in <text:span text:style-name="T58">disrepair.</text:span></text:p>
      <text:p text:style-name="P1">The roads are made from a mixed grey cobblestone, buildings have stone bases with painted wooden walls, people bustle around on foot and in carriages and there are many shops stocked with arts, clothes, jewelry and more on display.</text:p>
      <text:p text:style-name="P1">However, the air is tan-colored and musty. The clothing of the citizens appears to be in disarray. Some people appear to be starved or outright sick. And, even the fountain beside Mary appears to have been dried out for ages.</text:p>
      <text:p text:style-name="P1">The tan-colored shading of the atmosphere is definitely supernatural in nature and reminds her of some of the scenes that she saw in prior areas of the previous game session. Usually, they were caused by geographically induced magical forces. So, she wonders if that’s the case here.</text:p>
      <text:p text:style-name="P1117">‘I guess the backlash from the <text:span text:style-name="T59">beta</text:span> was pretty severe,’ Mary thinks as she recalls some of <text:span text:style-name="T60">the post-beta commentary by the game’s developers.</text:span></text:p>
      <text:p text:style-name="P1118">In the beta, players mostly spawned in brutal wildernesses devoid of civilization upon entering the game world. This resulted in an expected outcome: countless people dying instantly, whom, because the game is one life perma-death, lost the opportunity to experience very much of the game at all.</text:p>
      <text:p text:style-name="P1118">This resulted in a hail of <text:span text:style-name="T1317">complaints</text:span> aimed at GGL’s developers, who then promised players that the start in the release would be much more fair than compared to before.</text:p>
      <text:p text:style-name="P1116"><text:span text:style-name="T61">And, that is what Mary is witnessing now as she wouldn’t even dare to dream of spawning in a town </text:span><text:span text:style-name="T1289">in the beta.</text:span></text:p>
      <text:p text:style-name="P1">‘And not a beggar start either,’ Mary thinks as she checks her outfit and sees that she has a plain white shirt, plain <text:span text:style-name="T61">brown</text:span> pants and plain sandals. <text:span text:style-name="T62">The quality of her attire isn’t </text:span><text:span text:style-name="T746">exceptional in any way. </text:span><text:span text:style-name="T62">But, it isn’t dirty, </text:span><text:span text:style-name="T746">tattered </text:span><text:span text:style-name="T62">rags like in the beta either.</text:span></text:p>
      <text:p text:style-name="P754"><text:span text:style-name="T1289">Next, s</text:span>he uses her innate player power, ‘Status,’ to open an augmented display light-blue rectangular window in front of her that displays her character information. Though, as she does this, a player next to her speaks, prompting her to mentally minimize the window to a small box in the bottom-left corner of her vision.</text:p>
      <text:p text:style-name="P1">“<text:span text:style-name="T746">Oh? So this is what the game world is like?</text:span>” <text:span text:style-name="T62">a man says, drawing her attention.</text:span></text:p>
      <text:p text:style-name="P24">3 other players have spawned by this fountain in the dying city <text:span text:style-name="T62">that look toward the one person who spoke.</text:span></text:p>
      <text:p text:style-name="P24"><text:span text:style-name="T62">Another guy </text:span><text:span text:style-name="T747">exclaims proudly</text:span><text:span text:style-name="T62">, </text:span>“<text:span text:style-name="T62">Friends! </text:span>It looks like we have all spawned in together. <text:span text:style-name="T62">Name’s Gondor, nice to meet you.”</text:span></text:p>
      <text:p text:style-name="P1119"><text:soft-page-break/>“I’m The Great Wizard Lavant!” the third person announces proudly. “<text:span text:style-name="T1290">Feel free to worship me!”</text:span></text:p>
      <text:p text:style-name="P662">“I’m the Evil Sage Niagra,” the fourth person says.</text:p>
      <text:p text:style-name="P662">“<text:span text:style-name="T747">I’m </text:span>Mary,” <text:span text:style-name="T62">Mary responds plainly </text:span><text:span text:style-name="T747">to not be left out </text:span><text:span text:style-name="T1290">while checking out the group.</text:span></text:p>
      <text:p text:style-name="P1120">The three people here are dressed similarly but each has their own unique appearance.</text:p>
      <text:p text:style-name="P1120">Gondor is surprisingly short, at only about 4 feet 6 inches tall, with white skin and curly brown hair. Lavant is about 6 feet tall and has straight blond hair. And, Niagra is about 5 foot 5 with white hair on the left side of his head and black hair on the right.</text:p>
      <text:p text:style-name="P662">“You chose to play a girl?” Lavant <text:span text:style-name="T63">asks</text:span>. “Just curious? Or, maybe <text:span text:style-name="T63">trying the seduction route?</text:span>” he <text:span text:style-name="T747">asks while eyeing her warily </text:span><text:span text:style-name="T748">with squinted eyes.</text:span></text:p>
      <text:p text:style-name="P1">“No, I’m actually a girl in real life. And, I’m not here to date,” Mary responds flatly.</text:p>
      <text:p text:style-name="P1">“Sure, sure. Well, it doesn’t matter, right? We all can be whatever we want here,” Lavant responds with a shrug. “But, I take it that you don’t plan to play the game very seriously if you <text:span text:style-name="T748">chose to be a girl.</text:span>”</text:p>
      <text:p text:style-name="P663">Hearing this, Mary frowns and says, “<text:span text:style-name="T748">What’s wrong with girls? </text:span>The <text:span text:style-name="T748">beta</text:span> winner was a girl. <text:span text:style-name="T748">So, isn’t being one the smart play?”</text:span></text:p>
      <text:p text:style-name="P1">“That was due to bug abuse and luck,” Lavant <text:span text:style-name="T749">dismisses her quickly</text:span>. “I mean come on. Reincarnating as a 4-year-old? Ridiculous. Only a retard would do that. Won’t happen again.”</text:p>
      <text:p text:style-name="P1">Mary’s jaw drops in disbelief.</text:p>
      <text:p text:style-name="P1">Is this really how her win is perceived by others?</text:p>
      <text:p text:style-name="P1121">Surely not… right?</text:p>
      <text:p text:style-name="P1120">Her strategy in the beta was to reincarnate as a child to perfectly train her body into <text:span text:style-name="T1291">an ideal form to help her win</text:span>. <text:span text:style-name="T1291">But, unexpectedly, she won without needing to do that.</text:span></text:p>
      <text:p text:style-name="P25"><text:span text:style-name="T64">“</text:span><text:span text:style-name="T65">Damn. Are they all newbs?” Gondor comments in a low voice to himself </text:span><text:span text:style-name="T749">with a slightly startled expression.</text:span></text:p>
      <text:p text:style-name="P25">“<text:span text:style-name="T65">Pfft, I probably made it farther than you </text:span><text:span text:style-name="T1291">in the beta</text:span><text:span text:style-name="T65">,” Lavant responds.</text:span></text:p>
      <text:p text:style-name="P1122">“<text:span text:style-name="T66">With the way you were talking, I doubt it,” Gondor </text:span><text:span text:style-name="T1291">declares.</text:span></text:p>
      <text:p text:style-name="P1123"><text:span text:style-name="T66">Though, he quickly turns his attention to Niagra and advises, “</text:span><text:span text:style-name="T1291">As for you. You’re clearly new. So, listen up. </text:span><text:span text:style-name="T66">Tone down the whole evil thing. People won’t like it.</text:span></text:p>
      <text:p text:style-name="P1124">There is a grace period where Residents ignore you for a couple of minutes upon joining the game. However, it won’t last long. And, if you start talking about evil while they can recognize us, <text:span text:style-name="T1291">it’s gonna start a whole </text:span>lot of trouble. <text:span text:style-name="T1291">You understand?”</text:span></text:p>
      <text:p text:style-name="P1">“Hmph! The Evil Sage Niagra bows to nobody!” Niagra states defiantly.</text:p>
      <text:p text:style-name="P1"><text:soft-page-break/>“Hey you,” a group of three guards approach.</text:p>
      <text:p text:style-name="P1">These guards wear surprisingly well-maintained full <text:span text:style-name="T67">iron or steel</text:span> armor with open helmets and swords and shields holstered at their waists. <text:span text:style-name="T67">They have decently huge muscles given the proportions of their armor and builds and o</text:span>ne even has a bow and quiver on his back <text:span text:style-name="T67">which</text:span> fully demonstrates their readiness for any situation.</text:p>
      <text:p text:style-name="P1">“What did you just say?” the <text:span text:style-name="T67">guard</text:span> at the front ask<text:span text:style-name="T1291">s.</text:span></text:p>
      <text:p text:style-name="P1125"><text:span text:style-name="T1291">Even though </text:span><text:span text:style-name="T1292">the guards </text:span><text:span text:style-name="T1291">are eye level, it is like he is standing above them, glaring down with red eyes. Each guard has </text:span>numerous scratches on their face and <text:span text:style-name="T1292">their expressions are obviously hostile. It’s clear that they could easily handle their group in an instant.</text:span></text:p>
      <text:p text:style-name="P1125">‘<text:span text:style-name="T1292">Such pressure,’ Mary notes mentally while smiling. ‘These guys are damned strong!’</text:span></text:p>
      <text:p text:style-name="P1">“Hehe, my friend here was just <text:span text:style-name="T1292">making a joke</text:span>,” Gondor defends him quickly.</text:p>
      <text:p text:style-name="P1">The guards look at Gondor, then back at Niagra, who gets scared and says, “Haha, right, right! It was just a joke. Sorry!”</text:p>
      <text:p text:style-name="P1">“Hmph. Don’t let it happen again,” the guard states as he and the other turn to leave.</text:p>
      <text:p text:style-name="P1">“Well, it looks like they reduced that timer,” Lavant comments.</text:p>
      <text:p text:style-name="P1">“But, the friendliness and disregard are still in effect. Otherwise, <text:span text:style-name="T750">I doubt they’d drop the matter so quickly,</text:span>” Mary notes.</text:p>
      <text:p text:style-name="P1">“<text:span text:style-name="T750">In that case, we’d just have to play the mentally ill card, no?” Lavant responds.</text:span></text:p>
      <text:p text:style-name="P1">“Anyway…,” <text:span text:style-name="T750">Gondor interjects. “</text:span>Guys, I love playing buddy buddy and all of that. But, I’m honestly here just to win the cash prize. So, I’d like to get a move on. Is that cool?”</text:p>
      <text:p text:style-name="P1">“I feel the same,” Lavant agrees.</text:p>
      <text:p text:style-name="P1">“Fine,” Niagra comments.</text:p>
      <text:p text:style-name="P1">“Let’s go then,” Mary says as she points at a building close by. “That’s an adventurer’s guild, right? Looks like this area is entirely English too. Pretty convenient.”</text:p>
      <text:p text:style-name="P1">“Yup,” Gondor responds as he turns and begins walking.</text:p>
      <text:p text:style-name="P1">As they’re walking, Lavant moves over to Mary and asks, “So. <text:span text:style-name="T750">Y</text:span>our name is Mary and you seem to really think the last winner is hot shit. Is she your idol or something?”</text:p>
      <text:p text:style-name="P1">“Of course,” Mary responds with a fake smile. “The previous winner… well… won. What more is there to say? She was, and, until dethroned, is, the best player.”</text:p>
      <text:p text:style-name="P1">“<text:span text:style-name="T67">Yeah, but that was just a beta. That was unbalanced. It doesn’t count,” Lavant disagrees.</text:span></text:p>
      <text:p text:style-name="P1">“<text:span text:style-name="T67">Alpha. Beta. Release. Who cares? A winner is still a winner until they lose,” Mary replies with a sense of non-care.</text:span></text:p>
      <text:p text:style-name="P1"><text:soft-page-break/>“<text:span text:style-name="T68">I care. There’s a big difference between a beta and release you know? It was buggy. You saw how many changes were made for this release, right? It was crazy how many changes got made.”</text:span></text:p>
      <text:p text:style-name="P1">“<text:span text:style-name="T68">Ugh,” Mary groans. “</text:span><text:span text:style-name="T750">Whatever.”</text:span></text:p>
      <text:p text:style-name="P26">“<text:span text:style-name="T68">Either way, I’m happy to hear this conversation,” Gon</text:span><text:span text:style-name="T750">do</text:span><text:span text:style-name="T68">r states. “If you two followed her adventure and still chose to play this game, then that means you both have guts.</text:span></text:p>
      <text:p text:style-name="P40">And, you probably learned some good stuff too.</text:p>
      <text:p text:style-name="P1">I know it’s a bit early, but let’s definitely chat more in private later. I think we could make a serious group.”</text:p>
      <text:p text:style-name="P1">“Sure,” Mary responds casually.</text:p>
      <text:p text:style-name="P1">“<text:span text:style-name="T68">If your skills are suitable, then I’ll consider it,” Lavant states. “I won’t party with anybody average.”</text:span></text:p>
      <text:p text:style-name="P1">“<text:span text:style-name="T68">Oh really?” Gondor responds with interest.</text:span></text:p>
      <text:p text:style-name="P26">“<text:span text:style-name="T68">I was rank 8,230 of the Universal Alliance guild,” Lavant brags.</text:span></text:p>
      <text:p text:style-name="P26">“<text:span text:style-name="T750">The who?” Gondor responds without a care in the world.</text:span></text:p>
      <text:p text:style-name="P26">“<text:span text:style-name="T750">Are you sure that you’re not the newb?” Lavant asks.</text:span></text:p>
      <text:p text:style-name="P26">“<text:span text:style-name="T750">All of the big guilds were just groups of people with self-inflated egos. And, you had a rank of over 8,000? Why should I care?”</text:span></text:p>
      <text:p text:style-name="P664">He then looks to Mary and asks, “What about you?”</text:p>
      <text:p text:style-name="P27">“<text:span text:style-name="T69">Solo player,” she responds. “Though, I did make it fairly far on my own.”</text:span></text:p>
      <text:p text:style-name="P27">“<text:span text:style-name="T69">How far?” Gondor asks.</text:span></text:p>
      <text:p text:style-name="P27">“<text:span text:style-name="T69">Private,” she responds.</text:span></text:p>
      <text:p text:style-name="P665">“<text:span text:style-name="T71">Private?” he frowns. “Ok. I won’t pry. </text:span><text:span text:style-name="T750">Though, I’m very curious. Solo play was definitely not easy. It’s bold to claim you made it far. I hope you don’t think level 50 was some kind of accomplishment.”</text:span></text:p>
      <text:p text:style-name="P665"><text:span text:style-name="T69">“</text:span><text:span text:style-name="T750">If I hit level 50 solo, would it not?” Mary asks seriously.</text:span></text:p>
      <text:p text:style-name="P1126"><text:span text:style-name="T69">“</text:span><text:span text:style-name="T750">Actually,” Gondor puts a finger to his chin. “You’re right. I misspoke. My bad. </text:span><text:span text:style-name="T1293">I’ve been playing another game recently and level 50 is nothing </text:span><text:span text:style-name="T1294">there</text:span><text:span text:style-name="T1293">.</text:span><text:span text:style-name="T750">”</text:span></text:p>
      <text:p text:style-name="P664">He says this because he realizes that getting to level 50 solo would actually be a fairly incredible feat. Game balance in the beta progressed in a traditional RPG fashion, where the recommended party size to defeat foes increased constantly as monster strength increased.</text:p>
      <text:p text:style-name="P664">But, there is also another element to consider too. Era of Gods is advertised with the “Horror” category tag too, so being able to make decent progress by oneself would actually be pretty damn <text:soft-page-break/>impressive. Achieving decent progress in a solo run requires one to be fearless in the most literal sense possible.</text:p>
      <text:p text:style-name="P665">“That just leaves… Niagra.”</text:p>
      <text:p text:style-name="P1">“Don’t worry,” Niagra responds <text:span text:style-name="T750">confidently </text:span><text:span text:style-name="T751">in a loud voice</text:span><text:span text:style-name="T69">.</text:span> “I’m no fool. I want the <text:span text:style-name="T1294">$300 million too. </text:span>I did my research. I picked perks that <text:span text:style-name="T69">will absolutely guarantee me good guild placements. </text:span>I can revive others, heal, conjure undead, <text:span text:style-name="T72">and </text:span>even use a variety of curses!”</text:p>
      <text:p text:style-name="P1">As he speaks, the others slap their foreheads with their hands.</text:p>
      <text:p text:style-name="P1">‘<text:span text:style-name="T69">Why must he speak so loudly!’ they all think </text:span><text:span text:style-name="T72">mentally in unison</text:span><text:span text:style-name="T69">.</text:span></text:p>
      <text:p text:style-name="P1">“Hey, hey, hey!” the guards from before approach with seriously concerned expression. “What’s this I’m hearing about death, undead and curses?”</text:p>
      <text:p text:style-name="P1127">Now, they aren’t just looking down at them with anger. There is a trace of disgust mixed in as well.</text:p>
      <text:p text:style-name="P1">“<text:span text:style-name="T70">Sir, he was talking about a rumor he heard,” Gondor quickly improvises.</text:span></text:p>
      <text:p text:style-name="P1">“<text:span text:style-name="T751">Yeah. And, he’s also suffering from a mental illness we think too,” Lavant remarks casually.</text:span></text:p>
      <text:p text:style-name="P29">Though, as Gondor states this, Mary and Lavant notice <text:span text:style-name="T751">unusual mana fluctuations at their location.</text:span></text:p>
      <text:p text:style-name="P1">‘<text:span text:style-name="T751">Based on the angle of these waves, </text:span><text:span text:style-name="T1318">the source</text:span><text:span text:style-name="T751"> should be many miles out,’ Mary quickly </text:span><text:span text:style-name="T752">deduces using her plentiful experience.</text:span></text:p>
      <text:p text:style-name="P1">“<text:span text:style-name="T72">You sense it?” Lavant asks </text:span><text:span text:style-name="T1294">with</text:span><text:span text:style-name="T72"> a scrutinizing look toward Mary.</text:span></text:p>
      <text:p text:style-name="P1">‘<text:span text:style-name="T72">This guy is fairly perceptive,’ Mary thinks. ‘Gotta keep on my toes. </text:span><text:span text:style-name="T1294">Probably a lot fewer newbs this time.</text:span><text:span text:style-name="T72">’</text:span></text:p>
      <text:p text:style-name="P1">“<text:span text:style-name="T72">Indeed,” Mary responds passively.</text:span></text:p>
      <text:p text:style-name="P1">“<text:span text:style-name="T72">Interesting,” he responds.</text:span></text:p>
      <text:p text:style-name="P28">Meanwhile, the more charismatic guard asks, “A rumor? What kind or rumor? Maybe you want to tell us at the guard house about what you’ve heard?”</text:p>
      <text:p text:style-name="P28">“Sir, we meant no offense!” Gondor <text:span text:style-name="T1294">pleads</text:span>.</text:p>
      <text:p text:style-name="P28">“Come to think of it,” the other guard states, “I haven’t seen <text:span text:style-name="T753">any of you </text:span>around here before. Those are some fairly nice clothes too. Where are you all from?”</text:p>
      <text:p text:style-name="P28">“I think there are more pressing matters to attend to,” Lavant comments.</text:p>
      <text:p text:style-name="P28">“Huh!?” the guard asks with offense. “What is more pressing than <text:span text:style-name="T753">my question</text:span>?”</text:p>
      <text:p text:style-name="P28">“That is,” Lavant states while pointing his finger forward.</text:p>
      <text:p text:style-name="P30"><text:span text:style-name="T754">A</text:span>t the same time, the ground begins to rumble <text:span text:style-name="T754">beneath their </text:span><text:span text:style-name="T1295">feet</text:span><text:span text:style-name="T754">.</text:span></text:p>
      <text:p text:style-name="P31"><text:soft-page-break/>*<text:span text:style-name="T74">rumble rumble rumble*</text:span></text:p>
      <text:p text:style-name="P28">The city is a <text:span text:style-name="T754">massive</text:span> circle with a 50-foot <text:span text:style-name="T754">high, thick</text:span> stone <text:span text:style-name="T754">brick</text:span> wall <text:span text:style-name="T73">encircling it and seemingly endless tan-colored fields extending in every direction </text:span><text:span text:style-name="T754">beyond its perimeter.</text:span></text:p>
      <text:p text:style-name="P1128">It is there, <text:span text:style-name="T73">several miles away from the city, </text:span>that <text:span text:style-name="T73">loose mana flows over a vast area toward a single point.</text:span></text:p>
      <text:p text:style-name="P30">“What the hell,” the guards remark as they look to where Lavant has pointed.</text:p>
      <text:p text:style-name="P31">From their position, the guards and players can’t see what lies beyond the walls.</text:p>
      <text:p text:style-name="P41">But, this is only at first. As time passes, the ground rumbling becomes more intense and something entirely unbelievable occurs: <text:span text:style-name="T82">a</text:span><text:span text:style-name="T83"> spire </text:span><text:span text:style-name="T76">s</text:span><text:span text:style-name="T83">lowly rises up to above the tall city walls.</text:span></text:p>
      <text:p text:style-name="P34">The spire is made of organic material that <text:span text:style-name="T754">beats and pulsates </text:span>at different <text:span text:style-name="T77">rates</text:span> and features slowly <text:span text:style-name="T75">modulating</text:span> light effects under layers of membrane. <text:span text:style-name="T77">A</text:span><text:span text:style-name="T76">ll kinds of liquids and goo </text:span><text:span text:style-name="T77">encompass its body almost like an infant being born into the world.</text:span></text:p>
      <text:p text:style-name="P34"><text:span text:style-name="T755">A</text:span><text:span text:style-name="T77">s it rises to its zenith, </text:span><text:span text:style-name="T84">its thinnest and finest tip </text:span><text:span text:style-name="T755">at the very top </text:span><text:span text:style-name="T84">breaches the clouds. Everything </text:span><text:span text:style-name="T755">below </text:span><text:span text:style-name="T84">the monolithic structure seems completely inferior in comparison as it dominates </text:span><text:span text:style-name="T755">over its surroundings with both height and width.</text:span></text:p>
      <text:p text:style-name="P32">“<text:span text:style-name="T75">By Nora’s Light!” one guard remarks with terror </text:span><text:span text:style-name="T82">while lookin</text:span><text:span text:style-name="T84">g </text:span><text:span text:style-name="T756">at the spire</text:span><text:span text:style-name="T84">.</text:span></text:p>
      <text:p text:style-name="P666">This tower isn’t the one to appear either as other spires can be seen rising up extremely far in the distance. <text:span text:style-name="T756">The positioning of the people in the city and visibility of the surroundings aren’t good enough to properly count exactly how many spires have come from the ground. However, at least two more can be seen, which is enough to inspire incredible fear in their observers.</text:span></text:p>
      <text:p text:style-name="P32">“<text:span text:style-name="T75">There’s no way that this is really happening, right?” Gondor comments himself as he looks to Lavant.</text:span></text:p>
      <text:p text:style-name="P32">“<text:span text:style-name="T75">It definitely is,” Lavant responds grimly.</text:span></text:p>
      <text:p text:style-name="P32">“<text:span text:style-name="T75">The developers said that they were making this session more beginner friendly, right? I’m not going crazy here, am I?” Gondor asks.</text:span></text:p>
      <text:p text:style-name="P32">“<text:span text:style-name="T77">They definitely did,” Lavant responds </text:span><text:span text:style-name="T80">morbidly.</text:span></text:p>
      <text:p text:style-name="P32">“<text:span text:style-name="T81">That’s not the same spire as from in the beta, though,” Mary comments.</text:span></text:p>
      <text:p text:style-name="P32">“<text:span text:style-name="T81">Yeah, it’s definitely a lot larger…,” Gondor comments.</text:span></text:p>
      <text:p text:style-name="P32">“<text:span text:style-name="T81">What the hell do you all mean?</text:span><text:span text:style-name="T77">” the initial guard asks with a serious look on his face.</text:span></text:p>
      <text:p text:style-name="P33">“<text:span text:style-name="T82">If our knowledge is correct, then the city will need to rally </text:span><text:span text:style-name="T756">against</text:span><text:span text:style-name="T82"> that spire. </text:span><text:span text:style-name="T77">M</text:span><text:span text:style-name="T78">onsters</text:span><text:span text:style-name="T77"> come from spires. And, no</text:span><text:span text:style-name="T78">t</text:span><text:span text:style-name="T77"> weak ones either,” </text:span><text:span text:style-name="T82">Mary</text:span><text:span text:style-name="T78"> remarks.</text:span></text:p>
      <text:p text:style-name="P42">Though, even though she says all of this, she isn’t optimistic.</text:p>
      <text:p text:style-name="P38"><text:soft-page-break/>In the beta there were spires. However, the progression leading up to them was entirely different. It took 50 years for monster invasions to begin. And, even then, it begin by <text:span text:style-name="T756">monsters spilling out of cracks in the ground.</text:span></text:p>
      <text:p text:style-name="P38">Only after a year of invasions did the <text:span text:style-name="T756">spires breach the ground. </text:span><text:span text:style-name="T85">And, with </text:span><text:span text:style-name="T756">the change </text:span><text:span text:style-name="T85">in method </text:span><text:span text:style-name="T756">came a</text:span><text:span text:style-name="T85"> substantial increase in strength. </text:span><text:span text:style-name="T756">P</text:span><text:span text:style-name="T85">owerful condensed hoards of creatures were constantly loosed upon the world </text:span><text:span text:style-name="T756">from every spire that appeared.</text:span></text:p>
      <text:p text:style-name="P39"><text:span text:style-name="T85">But… a</text:span>t the time, such invasion<text:span text:style-name="T85">s</text:span> mattered little as players were decently high leveled by <text:span text:style-name="T85">then</text:span>. <text:span text:style-name="T757">With their overpowered empire perks and large, established guilds, the demons couldn’t do anything.</text:span></text:p>
      <text:p text:style-name="P755">But, now? Players are only level 1. If those kinds of creatures appear right now, surviving would incredible difficult.</text:p>
      <text:p text:style-name="P36"><text:span text:style-name="T85">In fact, given her knowledge, she believes that the </text:span><text:span text:style-name="T757">lethality</text:span><text:span text:style-name="T85"> would be too unreasonable, so she comes to a </text:span>conclusion with high confidence <text:span text:style-name="T85">very quickly.</text:span></text:p>
      <text:p text:style-name="P37">“<text:span text:style-name="T86">No, that shouldn’t be the case,” Mary corrects herself. “That would be too insane. The spires have to have weaker monsters right now.”</text:span></text:p>
      <text:p text:style-name="P35">“I agree,” Gondor responds. “They must have been rebalanced.”</text:p>
      <text:p text:style-name="P35">“<text:span text:style-name="T79">What should we do?” Niagra asks with concern. “We definitely can’t take on a spire as we are can we?”</text:span></text:p>
      <text:p text:style-name="P35">“<text:span text:style-name="T79">We might,” Lavant states. “Though, it really depends on how strong the monsters are.”</text:span></text:p>
      <text:p text:style-name="P35">“<text:span text:style-name="T87">It seems that the developers have other plans for us,” Mary states as she points at the spire and says, “Look.”</text:span></text:p>
      <text:p text:style-name="P45">From the top of the spire emerges a semi-transparent film shimmering with prismatic rainbow-colored light appearing like a bubble reflecting against the sun. This film enlarges and <text:span text:style-name="T757">drapes</text:span> down with tremendous speed to reach the ground.</text:p>
      <text:p text:style-name="P45">“A high level barrier?” Lavant speculates as he squints toward the barrier. “Now I’m really confused. <text:span text:style-name="T757">Whatever can make a barrier of that level could overrun us. Why bother with a barrier in the first place?”</text:span></text:p>
      <text:p text:style-name="P43">“<text:span text:style-name="T1296">It’s probably Divine for the sake of plot,</text:span>” <text:span text:style-name="T88">Gondor states </text:span><text:span text:style-name="T1296">with frustration</text:span><text:span text:style-name="T88">. “</text:span><text:span text:style-name="T1296">Either way, i</text:span><text:span text:style-name="T88">t’s obvious that our knowledge from the beta is only get us so far this time around.”</text:span></text:p>
      <text:p text:style-name="P44">“<text:span text:style-name="T89">The silver lining to this situation is that that spire is really far away,” Mary notes.</text:span></text:p>
      <text:p text:style-name="P667">As they stare at the spire, they watch a hexagonal grid of rainbow-lights emerge over the entire surface of the barrier. Then, a bloody red fog begins to appear behind it, as the region within the barrier becomes obscured from sight.</text:p>
      <text:p text:style-name="P668">But that’s not all. <text:span text:style-name="T761">T</text:span>he fog continues to expand outward, enshrouding not just the spire and barrier itself, but also a massive region around the two. Now, there is just a big bloody-red fog covering the <text:soft-page-break/>area. <text:span text:style-name="T758">If somebody missed the spire appear </text:span><text:span text:style-name="T759">and want to see it now, then they are </text:span><text:span text:style-name="T760">out of luck.</text:span></text:p>
      <text:p text:style-name="P44">“<text:span text:style-name="T89">Alright, alright, alright,” the initial guard interrupts. “I’ve had enough. You’re all coming with me to the guard house! We need to speak!”</text:span></text:p>
      <text:p text:style-name="P46">“<text:span text:style-name="T90">Tyson! Matt!” another guard shouts at him while approaching.</text:span></text:p>
      <text:p text:style-name="P46">“<text:span text:style-name="T90">Johnny? What is it?” Tyson asks.</text:span></text:p>
      <text:p text:style-name="P46">“<text:span text:style-name="T762">The Watch has spotted </text:span><text:span text:style-name="T90">Demons! </text:span><text:span text:style-name="T762">Loads</text:span><text:span text:style-name="T90"> of em </text:span><text:span text:style-name="T762">too</text:span><text:span text:style-name="T90">. Captain is ordering us to gather </text:span><text:span text:style-name="T92">by</text:span><text:span text:style-name="T90"> the northern gates </text:span><text:span text:style-name="T1296">in case of an attack.</text:span><text:span text:style-name="T90">”</text:span></text:p>
      <text:p text:style-name="P46">“<text:span text:style-name="T90">Grrr,” Tyson frowns as he looks at the players in silent contemplation.</text:span></text:p>
      <text:p text:style-name="P47">“<text:span text:style-name="T762">Don’t worry, I’ll follow along quietly,” Mary offers politely while looking to the other players.</text:span></text:p>
      <text:p text:style-name="P47"><text:span text:style-name="T90">“</text:span><text:span text:style-name="T762">Haha, of course. We don’t want any trouble,” Gondor agrees.</text:span></text:p>
      <text:p text:style-name="P669">Niagra and Lavant nod, so Tyson nods, pats Matt on the back and says, “Let’s hurry along then.”</text:p>
      <text:p text:style-name="P48">Thus, the guards begin a small jog.</text:p>
      <text:p text:style-name="P48">And, Niagra even begins to join in with them.</text:p>
      <text:p text:style-name="P48">However, the other three players don’t <text:span text:style-name="T762">speed up</text:span> at all.</text:p>
      <text:p text:style-name="P48">“Hurry it up!” Tyson shouts back at them as Niagra awkwardly slows to a stop.</text:p>
      <text:p text:style-name="P48">“No can do,” Lavant immediately responds. “I’m a Mage. Not a warrior. <text:span text:style-name="T762">Running is beneath me.</text:span>”</text:p>
      <text:p text:style-name="P49">“A Mage!?” Tyson responds with surprise as both <text:span text:style-name="T762">he and the other two guards slow to a stop.</text:span></text:p>
      <text:p text:style-name="P54">“Might you be willing to show me some of your magic then respected wizard?” Tyson requests.</text:p>
      <text:p text:style-name="P54">“<text:span text:style-name="T771">You wish for me to prove my ability?” Lavant responds with a bit of annoyance. “Does that mean that you don’t believe me?”</text:span></text:p>
      <text:p text:style-name="P54">“<text:span text:style-name="T771">Not at all,” Tyson states very calmly.</text:span></text:p>
      <text:p text:style-name="P756">It is as though he has experienced this situation hundreds of times before.</text:p>
      <text:p text:style-name="P54"><text:span text:style-name="T771">“However, there have been many imposters out there that have tried to lie there way out of trouble or into status by claiming to be a Mage, so our empire established a custom long ago that Mages must demonstrate magic to prove their identity when requested by the guard. It is nothing personal. This is simply the custom established by our empire’s royal court,” </text:span><text:span text:style-name="T776">Tyson explains.</text:span></text:p>
      <text:p text:style-name="P54">“<text:span text:style-name="T771">Hmm, in that case, I won’t raise </text:span><text:span text:style-name="T776">raise a fuss,” </text:span><text:span text:style-name="T771">Lavant replies as he </text:span>points his palm at the guard and casts a spell.</text:p>
      <text:p text:style-name="P54">‘Gust,’ Lavant thinks.</text:p>
      <text:p text:style-name="P54"><text:span text:style-name="T772">Mana funnels through his body </text:span>as magic funnels to his hand and ignites to produce a spell.</text:p>
      <text:p text:style-name="P681"><text:soft-page-break/>Wind spirals in to a point in front of his palm, <text:span text:style-name="T773">then is shoved forward, as telekinetic power sends forth a surge of air.</text:span></text:p>
      <text:p text:style-name="P54">“Woah,” Tyson states as the air flows past his head, rustling his hair. “I thank you for your demonstration, <text:span text:style-name="T773">Noble Mage.</text:span></text:p>
      <text:p text:style-name="P685">Now, please continue to follow me this way.”</text:p>
      <text:p text:style-name="P670"><text:span text:style-name="T776">Tyson’s </text:span>body language and manner of speaking have changed completely after hearing that Lavant is a Mage.</text:p>
      <text:p text:style-name="P670">‘<text:span text:style-name="T786">How nice it must be to actually have magic perks,’ Mary thinks to herself with a hidden internal sigh. ‘Also… I guess this is one of those kinds of settings </text:span><text:span text:style-name="T1297">where Mages are upper class </text:span><text:span text:style-name="T1298">by default</text:span><text:span text:style-name="T1297">...</text:span><text:span text:style-name="T786">’</text:span></text:p>
      <text:p text:style-name="P669">“<text:span text:style-name="T776">Lead the way then,” Lavant states.</text:span></text:p>
      <text:p text:style-name="P48">And thus, the group walks, as they head toward the walls at a slow pace while watching their surroundings.</text:p>
      <text:p text:style-name="P48">A large horn blares in the distance with loud tunes as the city’s residents run through the streets to take cover.</text:p>
      <text:p text:style-name="P48">Guards can be seen running <text:span text:style-name="T91">toward the walls as well from far away streets as the entire city reacts to the appearance of the spires in some way.</text:span></text:p>
      <text:p text:style-name="P50">***</text:p>
      <text:p text:style-name="P264">The <text:span text:style-name="T763">walk to the walls </text:span>seems like it will take a while, so Mary uses this chance to double-check her status and verify that everything is as desired <text:span text:style-name="T288">while the others </text:span><text:span text:style-name="T763">are looking about.</text:span></text:p>
      <text:p text:style-name="P264"><text:span text:style-name="T245">On </text:span><text:span text:style-name="T288">the </text:span><text:span text:style-name="T763">Status screen</text:span><text:span text:style-name="T288"> she sees a navigation bar with tabs and </text:span><text:span text:style-name="T763">the leftmost one </text:span><text:span text:style-name="T288">labeled ‘Character’ </text:span><text:span text:style-name="T763">is highlighted.</text:span></text:p>
      <text:p text:style-name="P267"><text:span text:style-name="T763">Below it is a panel with her </text:span><text:span text:style-name="T245">level, stats and perks </text:span><text:span text:style-name="T764">positioned left of a </text:span><text:span text:style-name="T245">cartoonified representation of her current in-game character.</text:span></text:p>
      <text:p text:style-name="P266">‘<text:span text:style-name="T288">Thank god. My perks are the same,’ Mary sighs with relief.</text:span></text:p>
      <text:p text:style-name="P1140">She knows that the Character Creation phase of the game<text:span text:style-name="T764"> is nothing more than a chance to submit suggestions to the Judge. </text:span><text:span text:style-name="T765">Depending on how it feels, </text:span><text:span text:style-name="T764">one</text:span><text:span text:style-name="T765"> could be severely buffed or nerfed </text:span><text:span text:style-name="T764">after exiting character select</text:span><text:span text:style-name="T765">. </text:span><text:span text:style-name="T764">The Judge does try to honor most people’s selections and perk balance is fairly good by default, so </text:span><text:span text:style-name="T765">most people don’t see any change. </text:span><text:span text:style-name="T764">But, changes can definitely occur </text:span><text:span text:style-name="T1321">for people with heavily customized and possibly game-breakingly strong selections.</text:span></text:p>
      <text:p text:style-name="P265">‘<text:span text:style-name="T288">Now, I need to activate Passive Training,’ she thinks, as she focuses her attention onto the perk, causing another sub-window to open up with perk configuration settings.</text:span></text:p>
      <text:p text:style-name="P672">This sub-window is labeled Passive Training Settings and it contains a form with very simple controls. <text:span text:style-name="T288">Her stats are listed in a column to the left and beside each </text:span>stat, <text:span text:style-name="T767">except luck, i</text:span>s a plain square <text:soft-page-break/>box <text:span text:style-name="T767">that can be activated and deactivated to toggle the passive training effect for that stat.</text:span></text:p>
      <text:p text:style-name="P672">‘<text:span text:style-name="T768">Time to train,’ Mary thinks to herself as she braces for what is to come.</text:span></text:p>
      <text:p text:style-name="P671"><text:span text:style-name="T766">Because the entire interface is imaginary and brain activated, Mary ‘</text:span><text:span text:style-name="T767">clicks’ all of the grey squares at once with her mind, causing a white check mark to appear within every grey box.</text:span></text:p>
      <text:p text:style-name="P673">And, at the same time, the effects of the perk activates and incredible pain ripples throughout her entire body.</text:p>
      <text:p text:style-name="P268">‘Ugh,’ she groans mentally and stops in place to clutch her ches<text:span text:style-name="T768">t.</text:span></text:p>
      <text:p text:style-name="P673"><text:span text:style-name="T1319">Like the hundreds of perks she didn’t choose and the perks that she did pick, she extensively tested Passive Training </text:span>in the practice tool <text:span text:style-name="T1319">during</text:span> Character Creation. However, the effects of the perk are quite extreme. <text:span text:style-name="T469">Even if you’ve been shot before it’s going to suck to get shot again. </text:span><text:span text:style-name="T770">Such pain doesn’t simply go away with experience.</text:span></text:p>
      <text:p text:style-name="P268">“Mary?” Gondor notices immediately and react.</text:p>
      <text:p text:style-name="P268">“I’m fine,” she responds and let's go <text:span text:style-name="T289">of her shirt</text:span>, before continuing to walk forward.</text:p>
      <text:p text:style-name="P269">Right now her body is training <text:span text:style-name="T469">six of her stats </text:span><text:span text:style-name="T769">at high intensity. </text:span><text:span text:style-name="T290">This means that her muscles are being worked out as though she is performing push-ups at maximum speed. Her abs are being worked out as though she is constantly doing squats. Her mana is being circulated through her system to improve her magic core. </text:span><text:span text:style-name="T469">Her brain is doing something that she isn’t even sure of. </text:span><text:span text:style-name="T769">Yet</text:span><text:span text:style-name="T469">, it is a fact that her mind feels ‘heavy’ </text:span><text:span text:style-name="T1320">in the sense that t</text:span><text:span text:style-name="T469">hinking and concentrating are </text:span><text:span text:style-name="T1320">difficult. It is as if a </text:span><text:span text:style-name="T469">mental fog clouds her mind </text:span><text:span text:style-name="T1320">and weighs her thoughts</text:span><text:span text:style-name="T469">. And, as if that’s not enough, </text:span><text:span text:style-name="T769">there is a </text:span><text:span text:style-name="T1320">very obvious physical component too: a nagging headache.</text:span></text:p>
      <text:p text:style-name="P271">The intensity <text:span text:style-name="T469">of every sensation </text:span>is truly torturous and <text:span text:style-name="T469">substantial</text:span>. <text:span text:style-name="T469">With the perk enabled, the concept of relief becomes foreign.</text:span></text:p>
      <text:p text:style-name="P270">‘The price of power,’ Mary thinks as she walks with a rough expression on her face. ‘It seems that my days of fun are already over… <text:span text:style-name="T769">for now.</text:span>’</text:p>
      <text:p text:style-name="P677">As her stats grow, her body will adapt to this training and she will feel less of an impact from it being enabled. Thus, Mary takes many stabilizing breaths to become comfortable with her current state. <text:span text:style-name="T470">Or, at least </text:span>to be <text:span text:style-name="T470">as comfortable as she can possibly be anyway, which likely can’t be defined as comfortable at all.</text:span></text:p>
      <text:p text:style-name="P1144">This is her new reality. So, she <text:span text:style-name="T770">really must do what she can to endure this training by as much as possible.</text:span></text:p>
      <text:p text:style-name="P1145">‘<text:span text:style-name="T1321">The perk was bad by itself. But, with the mutation, it is so much worse,’ Mary thinks. ‘But, e</text:span><text:span text:style-name="T470">very ache and pain that </text:span><text:span text:style-name="T770">I</text:span><text:span text:style-name="T470"> experience must be endured </text:span><text:span text:style-name="T471">and all outward reactions must be </text:span><text:span text:style-name="T770">restrained.</text:span></text:p>
      <text:p text:style-name="P1146">Not easy. But, not impossible either.</text:p>
      <text:p text:style-name="P1146"><text:span text:style-name="T1321">I must… because t</text:span>he benefits of this perk are too good. All of my suffering will be worth it <text:soft-page-break/>eventually. I must simply endure.</text:p>
      <text:p text:style-name="P1146"><text:span text:style-name="T291">This perk does</text:span>n’t<text:span text:style-name="T291"> build up fatigue and requires no rest. I can use it idly and even while resting. It might take days or even weeks to become completely comfortable with this perk active. However, </text:span><text:span text:style-name="T292">the benefits will make it worth it. The key will </text:span><text:span text:style-name="T300">be to keep it on as much as possible. The more </text:span><text:span text:style-name="T770">frequently</text:span><text:span text:style-name="T300"> that I disable it, the </text:span><text:span text:style-name="T770">more I will want to keep it off.</text:span></text:p>
      <text:p text:style-name="P1146"><text:span text:style-name="T1321">I must keep it on.</text:span><text:span text:style-name="T770">’</text:span></text:p>
      <text:p text:style-name="P678">She repeats that it will be worth it to herself to provide motivation for the suffering that she is undergoing. There is a massive cash prize on the line for winning this game, <text:span text:style-name="T471">so</text:span> she doesn’t dare to act complacent.</text:p>
      <text:p text:style-name="P679">She must win. <text:span text:style-name="T1320">No matter the cost.</text:span></text:p>
      <text:p text:style-name="P680">‘<text:span text:style-name="T1321">Now, for Passive Crafting,’ Mary thinks as she opens another interface for </text:span><text:span text:style-name="T1322">it by toggling a tab in the Status Panel’s navigation bar.</text:span></text:p>
      <text:p text:style-name="P1142">Mary knows zero spells and is completely unable to create matter from mana like she could in the beta. Thus, to compensate, she picked Research Schematic. <text:span text:style-name="T1322">And, upon opening the Schematic Editor, she activates the perk with a thought and configures it, ‘Set Research Schematic to a schematic for converting mana to gunpowder.’</text:span></text:p>
      <text:p text:style-name="P1147">A square screen opens up in her augmented view that states:</text:p>
      <text:p text:style-name="P1142">-----</text:p>
      <text:p text:style-name="P1147">Research Schematic Interface</text:p>
      <text:p text:style-name="P1151"><text:span text:style-name="T1331">Research</text:span><text:span text:style-name="T1322">: Mana to Gunpowder</text:span></text:p>
      <text:p text:style-name="P1150"><text:span text:style-name="T1328">R</text:span><text:span text:style-name="T1327">atio: 1 mana to 1 ounce of gunpowder (</text:span><text:span text:style-name="T1328">75% </text:span><text:span text:style-name="T1327">Potassium </text:span><text:span text:style-name="T1328">Nitrate (KNO</text:span><text:span text:style-name="T1330">3</text:span><text:span text:style-name="T1328">), 15% Charcoal </text:span><text:span text:style-name="T1329">(C)</text:span><text:span text:style-name="T1328">, 10% Sulfur (S)</text:span><text:span text:style-name="T1327">)</text:span></text:p>
      <text:p text:style-name="P1150"><text:span text:style-name="T1328">R</text:span><text:span text:style-name="T1327">esearch Time: 72 hours</text:span></text:p>
      <text:p text:style-name="P1152">[ Accept? ]</text:p>
      <text:p text:style-name="P1152">[ Yes ] [ No ]</text:p>
      <text:p text:style-name="P1143">-----</text:p>
      <text:p text:style-name="P1169">‘<text:span text:style-name="T1331">Perfect. </text:span><text:span text:style-name="T1335">Now, if everything else goes right, I should have </text:span><text:span text:style-name="T1346">a working gun in only three days at most.’</text:span></text:p>
      <text:p text:style-name="P1150">She mentally hits the accept button and then closes the interface for her Status screen entirely. For now there is nothing else she can do <text:span text:style-name="T1332">with the skill.</text:span></text:p>
      <text:p text:style-name="P1154">As she walks, she also considers a few other matters about the future.</text:p>
      <text:p text:style-name="P1156">‘I really do need to learn introductory spells. Create Metal would be nice. But, <text:span text:style-name="T1346">learning how to create more advanced metals, like iron or gold, is usually pretty hard. Even the first version for lithium </text:span><text:soft-page-break/><text:span text:style-name="T1346">is usually pretty bad.</text:span></text:p>
      <text:p text:style-name="P1155">Regardless, any of the <text:span text:style-name="T1336">nine basic elements would be good. I have many ideas for how to use the Create and Move introductory spells for </text:span><text:span text:style-name="T1347">each of the basic elemental forces</text:span><text:span text:style-name="T1336">.</text:span></text:p>
      <text:p text:style-name="P1159">And, depending on how my elemental proficiency and spell knowledge acquisition pan out, I’ll determine which element to specialize in.’</text:p>
      <text:p text:style-name="P263">***</text:p>
      <text:p text:style-name="P50"><text:span text:style-name="T92">After nearly 20 minutes of travel</text:span>, their group reaches the gates where over 100 guards are amassed <text:span text:style-name="T92">by the hole in the wall that allows for </text:span>passage into and out of the city.</text:p>
      <text:p text:style-name="P51">Nobody is passing through the gate at this time. And there are many senior looking guards up front with various decorations on their attire.</text:p>
      <text:p text:style-name="P51">“Let’s wait here for the captain,” Johnny says, to which Tyson and Matt nod in agreement.</text:p>
      <text:p text:style-name="P51">“<text:span text:style-name="T777">Since we have time,” Tyson begins as he looks to Lavant, “I hope that your group can assist me with another request.</text:span></text:p>
      <text:p text:style-name="P682">I recall your group mentioning several details regarding this invasion. Do you have information that you can share?”</text:p>
      <text:p text:style-name="P51">“Unfortunately, this information is above your pay grade,” Lavant responds plainly. “When your captain gets here we’ll talk to him and he can decide what to do.”</text:p>
      <text:p text:style-name="P51">“That’s not going to cut it,” Tyson responds <text:span text:style-name="T777">quickly</text:span>. “As guards, we have to protect public safety. If you are withholding information that could help prevent a crisis, then <text:span text:style-name="T774">we’ll</text:span> have to…”</text:p>
      <text:p text:style-name="P51">As he is finishing his line, Lavant interrupts and sates, “You’ll do what? Arrest us? Put us in jail? Do that and then you’re dealing with that spire blind with no information.</text:p>
      <text:p text:style-name="P51">Look. We’re not here to start any problems. Just be patient and let the higher ups do their job.”</text:p>
      <text:p text:style-name="P53">And, with nearly perfect timing, a guard wearing ribbons on his iron armor approaches on horseback <text:span text:style-name="T775">to this location. Seeing him, the guards all begin to cheer excitedly, “Captain!”</text:span></text:p>
      <text:p text:style-name="P55">The Captain looks down at the group of players with the guards and <text:span text:style-name="T777">then asks, “Tyson, what is going on? Who are they?”</text:span></text:p>
      <text:p text:style-name="P55">“<text:span text:style-name="T777">A group of traveling Mages it seems,” Tyson responds.</text:span></text:p>
      <text:p text:style-name="P55">“<text:span text:style-name="T777">Oh really?” the Captain says as his eyes shift from Tyson, to the players, then back.</text:span></text:p>
      <text:p text:style-name="P55">“<text:span text:style-name="T777">Understood,” the captain says as he looks to the players. “Respected guests, it’s not safe to be here. Please, take shelter at the Golden Swan Inn nearby until the current situation is addressed.”</text:span></text:p>
      <text:p text:style-name="P51">“<text:span text:style-name="T777">Hmm, I’d rather not,” </text:span><text:span text:style-name="T94">Lavant </text:span><text:span text:style-name="T777">disagrees. “I’m a decently powerful Mage. </text:span><text:span text:style-name="T775">I don’t intend to sit back and do nothing.”</text:span></text:p>
      <text:p text:style-name="P683"><text:soft-page-break/>His tone is filled with authority as he looks at the captain without any fear.</text:p>
      <text:p text:style-name="P684"><text:span text:style-name="T777">Yet, the Captain doesn’t back down as he retorts, “Then, it is even more prudent that you take shelter. </text:span><text:span text:style-name="T778">Please, allow us to investigate the situation for you. Then, once we understand what is happening better, I can promise that we’ll employ your aid.</text:span></text:p>
      <text:p text:style-name="P686">If you were to rush into a fight blind and be injured, I doubt that I’d be able to face my commander.”</text:p>
      <text:p text:style-name="P686">‘This man is smart, using the ‘we’ll work for you’ and ‘do it for me’ cards,’ Mary notices. ‘Not bad.’</text:p>
      <text:p text:style-name="P686">“Hmm, if you put it like that, then I can’t refuse,” Lavant responds. “Let’s head to the inn then shall we?” he asks the other players.</text:p>
      <text:p text:style-name="P684">“<text:span text:style-name="T778">Sounds good to me,” Gondor responds.</text:span></text:p>
      <text:p text:style-name="P686">Niagra and Mary nod, so Tyson takes the players over to the inn while the other guards head with the captain in a different direction.</text:p>
      <text:p text:style-name="P687">As they walk, Gondor reassures Lavant with a pat on the back while saying, “<text:span text:style-name="T93">Don’t worry, </text:span>t<text:span text:style-name="T93">here will be more than enough demons to fight </text:span><text:span text:style-name="T95">in the future I’m sure.”</text:span></text:p>
      <text:p text:style-name="P52">“<text:span text:style-name="T95">Don’t touch me,” Lavant complains as he flicks his shoulders to </text:span><text:span text:style-name="T779">shake</text:span><text:span text:style-name="T95"> off Gondor’s arm.</text:span></text:p>
      <text:p text:style-name="P57">However, Gondor merely shrugs as he <text:span text:style-name="T779">walks up ahead of the rest.</text:span></text:p>
      <text:p text:style-name="P687">***</text:p>
      <text:p text:style-name="P58">A short walk later, <text:span text:style-name="T779">the group of five</text:span> arrive<text:span text:style-name="T779">s</text:span> at the inn located <text:span text:style-name="T93">on premium real estate near the city’s entrance. </text:span><text:span text:style-name="T782">The inn is situated at the end of a corner and there are two entrance through the main doors adjacent to the main roads that cross perpendicularly with each other.</text:span><text:span text:style-name="T93"> It isn’t the most lavish establishment. However, it is quite tall with three massive square floors, a </text:span><text:span text:style-name="T782">dusty</text:span><text:span text:style-name="T93"> red roof that would likely be bright if well cleaned and </text:span><text:span text:style-name="T782">dusty</text:span><text:span text:style-name="T93"> tan walls </text:span><text:span text:style-name="T782">below.</text:span></text:p>
      <text:p text:style-name="P688">They enter through the large, open entrance to find a fairly <text:span text:style-name="T781">nice </text:span>dining space inside. A large dark-brown wooden booth is before them and past that is the dining area. <text:span text:style-name="T96">High stools </text:span><text:span text:style-name="T783">and long counters line the long windows against the walls facing the streets. T</text:span><text:span text:style-name="T96">ables and booths are situated within the interior and a counter with stools and a full bar are set in the back. </text:span><text:span text:style-name="T783">And, s</text:span><text:span text:style-name="T96">tairs and hallways lead to deeper areas of the establishment.</text:span></text:p>
      <text:p text:style-name="P689">The place is notably devoid of any patrons, likely due to the commotion outside. Though, Mary acutely notices armed sentries watching their group from just out of sight.</text:p>
      <text:p text:style-name="P59">“Welcome to the Golden <text:span text:style-name="T780">Swan</text:span> Inn,” a woman speaks from behind <text:span text:style-name="T783">the greeter’s booth </text:span>as she turns around. <text:span text:style-name="T783">Mary’s eyes check the boot a bit closer and notice the words “Golden Swan Inn” written in bold golden lettering on the front.</text:span></text:p>
      <text:p text:style-name="P59">“Ahhh, Tyson,” <text:span text:style-name="T783">the woman exclaims as she notices him.</text:span></text:p>
      <text:p text:style-name="P56"><text:soft-page-break/>“Greetings <text:span text:style-name="T96">Lynn</text:span>,” Tyson responds.</text:p>
      <text:p text:style-name="P61"><text:span text:style-name="T95">“</text:span><text:span text:style-name="T96">What is going on out there? What </text:span><text:span text:style-name="T783">was with</text:span><text:span text:style-name="T96"> that big pink tower?” Lynn asks.</text:span></text:p>
      <text:p text:style-name="P690">“<text:span text:style-name="T96">The situation is still under investigation,” Tyson responds. “</text:span><text:span text:style-name="T784">But, don’t worry. The guard will handle it and keep the city safe.</text:span></text:p>
      <text:p text:style-name="P690"><text:span text:style-name="T96">In the meantime, I need you to host these four for a bit. Help them with </text:span><text:span text:style-name="T784">food and board.</text:span><text:span text:style-name="T96"> Put it on my tab for now.”</text:span></text:p>
      <text:p text:style-name="P61">“<text:span text:style-name="T96">Damn. Ok. Fine,” she says to Tyson before looking at the players. “</text:span>Make yourselves at home. <text:span text:style-name="T96">Go order food and drink at the </text:span><text:span text:style-name="T784">bar</text:span><text:span text:style-name="T96">. My husband is in the back. He’ll come out to take care of you.”</text:span></text:p>
      <text:p text:style-name="P1">“<text:span text:style-name="T96">Thank you!” Gondor states as he waves lightly and walks away.</text:span></text:p>
      <text:p text:style-name="P60">The other players join him as Tyson exchanges a few more short words with Lynn and then leaves.</text:p>
      <text:p text:style-name="P1">"Well, he didn't stick with us long," Mary comments.</text:p>
      <text:p text:style-name="P1">“Already back to waiting, haaaa,” Gondor sighs and yawns lightly.</text:p>
      <text:p text:style-name="P1">“Yeah,” Lavant agrees while stretching.</text:p>
      <text:p text:style-name="P1">“<text:span text:style-name="T97">I like rest</text:span><text:span text:style-name="T784">ing</text:span><text:span text:style-name="T97">,” Mary states while closing her eyes.</text:span></text:p>
      <text:p text:style-name="P1">“<text:span text:style-name="T97">I </text:span><text:span text:style-name="T784">like </text:span><text:span text:style-name="T97">experience more,” Lavant disagrees.</text:span></text:p>
      <text:p text:style-name="P1">Mary merely shrugs <text:span text:style-name="T97">and says nothing in return.</text:span></text:p>
      <text:p text:style-name="P62">Even though her stats aren’t as high as they were before, spending the equivalent of <text:span text:style-name="T784">500</text:span><text:span text:style-name="T97"> years in the beta </text:span>has tempered her mind <text:span text:style-name="T97">in ways that normal humans can’t understand. </text:span>She simply doesn’t have the capacity to feel boredom in the same way that a normal person does. She is like a monk that has trained <text:span text:style-name="T784">her </text:span>body and mind to suppress material desires <text:span text:style-name="T98">to zero.</text:span></text:p>
      <text:p text:style-name="P63">“Since we’ll be together for a while longer, how about we discuss <text:span text:style-name="T785">our abilities a little bit more in-depth?” Gondor asks. “I’m a pure warrior with a focus melee combat. I also have </text:span><text:span text:style-name="T786">Divine Blacksmith, which lets me combine gear to augment properties.</text:span></text:p>
      <text:p text:style-name="P1">“<text:span text:style-name="T99">God Mage,” Lavant responds </text:span><text:span text:style-name="T100">promptly</text:span><text:span text:style-name="T99">. </text:span>"<text:span text:style-name="T787">Wind and </text:span><text:span text:style-name="T1223">buff</text:span><text:span text:style-name="T787"> </text:span><text:span text:style-name="T1223">magic class s</text:span><text:span text:style-name="T787">pecializations with </text:span><text:span text:style-name="T1223">empowered casting too. </text:span><text:span text:style-name="T935">Two private ones, but </text:span><text:span text:style-name="T99">S-Tier all around.</text:span>"</text:p>
      <text:p text:style-name="P1">"Mary?" Gondor asks.</text:p>
      <text:p text:style-name="P819"><text:span text:style-name="T788">Mary replies, </text:span>“<text:span text:style-name="T935">I’ve decided to play a crafter. But, unfortunately, the magic nerfs caught me off guard, so I’ll be useless for a while.”</text:span></text:p>
      <text:p text:style-name="P820"><text:span text:style-name="T936">Mary gives this small lie to </text:span><text:span text:style-name="T935">cover up the fact that she has seven perks and that five of them are Dormant style perks. </text:span><text:span text:style-name="T936">She doesn’t want the attention that comes with others knowing that she won the </text:span><text:span text:style-name="T1303">beta</text:span><text:span text:style-name="T936">, nor does she want people to think that she is took weak either. Ideally, if others see her in as a player with poor perk choices, then she may be able to play passively; which would be ideal, as she </text:span><text:soft-page-break/><text:span text:style-name="T936">really does need time to let her abilities scale up.</text:span></text:p>
      <text:p text:style-name="P820">“<text:span text:style-name="T788">Wait, you have 5 perks and can’t craft anything?” Gondor asks. “</text:span><text:span text:style-name="T1303">How is that even possible?”</text:span></text:p>
      <text:p text:style-name="P695"><text:span text:style-name="T937">Mary shrugs and responds,</text:span><text:span text:style-name="T936"> “Magic got nerfed hard. </text:span><text:span text:style-name="T937">My magic stat is literally 1. And, I don’t know any spells. I can’t use any Create spells, so I need a bunch of </text:span><text:span text:style-name="T1303">things</text:span><text:span text:style-name="T937"> before I can even make any items. Depending on how things go, I’ll probably need level 5 at least.”</text:span></text:p>
      <text:p text:style-name="P1">“<text:span text:style-name="T788">Ah, so you’re showing your true colors. You plan to be a leech!” Lavant </text:span><text:span text:style-name="T1303">announces</text:span><text:span text:style-name="T788">.</text:span></text:p>
      <text:p text:style-name="P695">“<text:span text:style-name="T788">Hey, I wouldn’t get on my bad side,” Mary responds with a frown. “Otherwise, I won’t make anything for you later on.”</text:span></text:p>
      <text:p text:style-name="P691">“Pfft. You’re not the only crafter. I’ll commission someone else,” Lavant brags.</text:p>
      <text:p text:style-name="P691">“Are you sure? From what I see, we’re the only players here,” <text:span text:style-name="T937">Mary responds while gesturing broadly. “Also, I doubt there will be any crafters that can scale as hard I will.”</text:span></text:p>
      <text:p text:style-name="P694">“For now <text:span text:style-name="T937">we’re alone</text:span>,” <text:span text:style-name="T937">Lavant declares. “But, I</text:span>’m sure that we’ll run into others later. <text:span text:style-name="T1303">Billions of people joined the game </text:span><text:span text:style-name="T1304">and killing other players is the win condition.</text:span></text:p>
      <text:p text:style-name="P694"><text:span text:style-name="T1304">Finding a different, better crafter is </text:span><text:span text:style-name="T1303">inevitable.</text:span>”</text:p>
      <text:p text:style-name="P695">“<text:span text:style-name="T788">Alright you two,” Gondor interrupts. “Enough bickering.</text:span></text:p>
      <text:p text:style-name="P691">I’m actually a fan of your decision Mary. The longer that one delays their power, the stronger one’s perks will be. If you have five <text:span text:style-name="T938">scaling </text:span>crafting perks, then I’<text:span text:style-name="T1305">m sure that you will be making some amazing stuff. </text:span><text:span text:style-name="T938">As a warrior, I honestly can’t wait to order some gear from you.”</text:span></text:p>
      <text:p text:style-name="P692">“<text:span text:style-name="T789">Of course!” Mary responds with a bit of enthusiasm. “It is quite refreshing to interact with a level-headed individual like yourself. </text:span><text:span text:style-name="T1305">I’ll make sure to give you a fat discount in the future Gondor.</text:span><text:span text:style-name="T789">”</text:span></text:p>
      <text:p text:style-name="P693"><text:span text:style-name="T789">“Haha, very well,” he responds, then turns to Niagra. “As for you… well, </text:span><text:span text:style-name="T791">you don’t need to say a thing. Though, I’m intrigued in the healing you mentioned earlier.”</text:span></text:p>
      <text:p text:style-name="P696"><text:span text:style-name="T790">“My power will speak for itself when the time is right,” </text:span><text:span text:style-name="T792">Niagra speaks calmly. “All will come to know of my true power.”</text:span></text:p>
      <text:p text:style-name="P696">“Right…<text:span text:style-name="T793">,” Gondor responds. “Well, in any case, </text:span><text:span text:style-name="T794">it seems like we have a fairly decent bunch here.”</text:span></text:p>
      <text:p text:style-name="P696">“<text:span text:style-name="T795">I’m curious </text:span><text:span text:style-name="T796">about your other perks,” Lavant asks to Gondor. “I take it you have an escape perk?”</text:span></text:p>
      <text:p text:style-name="P1">“<text:span text:style-name="T101">Maybe,” Gondor responds.</text:span></text:p>
      <text:p text:style-name="P287">“<text:span text:style-name="T101">There isn’t much point keeping it a secret,” Lavant </text:span><text:span text:style-name="T1305">replies with a sigh</text:span><text:span text:style-name="T101">. “You’re experienced, so I doubt you’d pass one up. But, whatever. </text:span><text:span text:style-name="T320">You guys can keep acting secretive. </text:span><text:span text:style-name="T796">I’ll</text:span><text:span text:style-name="T320"> know </text:span><text:span text:style-name="T796">what you do or don’t have soon enough</text:span><text:span text:style-name="T320">.”</text:span></text:p>
      <text:p text:style-name="P64">“<text:span text:style-name="T101">If we become party members, then sure, I wouldn’t mind sharing,” Gondor agrees somewhat. “But, only then and not before.”</text:span></text:p>
      <text:p text:style-name="P64"><text:soft-page-break/>“<text:span text:style-name="T101">At this rate, I </text:span><text:span text:style-name="T1306">do seriously </text:span><text:span text:style-name="T101">wonder if you will get the opportunity to party with anybody else,” Mary comments.</text:span></text:p>
      <text:p text:style-name="P94">“Meaning?” Gondor asks.</text:p>
      <text:p text:style-name="P1136">“<text:span text:style-name="T101">Meaning </text:span><text:span text:style-name="T796">what I said before </text:span><text:span text:style-name="T101">that there might not even be any other players </text:span><text:span text:style-name="T1306">in this city</text:span><text:span text:style-name="T101">,” Mary continues her thoughts. “</text:span><text:span text:style-name="T105">Or, even if there are, there will be far fewer than before.</text:span></text:p>
      <text:p text:style-name="P1137">The devs won’t want another win like how beta Mary did, so it would make sense for players to be spread out pretty far.</text:p>
      <text:p text:style-name="P1138"><text:span text:style-name="T1307">I wouldn’t be surprised if they actually spread people across planets or even galaxies.</text:span><text:span text:style-name="T101">”</text:span></text:p>
      <text:p text:style-name="P94">“<text:span text:style-name="T1307">You’re probably not wrong,” Gondor agrees. “But, only time will tell. Even if there are only so many real players,</text:span> there are <text:span text:style-name="T1307">the </text:span>AI generated players too. I can’t imagine we’re <text:span text:style-name="T1307">all </text:span>alone.”</text:p>
      <text:p text:style-name="P94">“Well, I’m just throwing out the possibility,” Mary comments.</text:p>
      <text:p text:style-name="P95">“I think it’s a bad <text:span text:style-name="T1307">take</text:span>,” <text:span text:style-name="T796">Lavant retorts. “Look, can we talk about something more important than wild speculations?”</text:span></text:p>
      <text:p text:style-name="P95">“<text:span text:style-name="T796">Oh sure, have a strategy talk,” Mary states sarcastically. “I can’t wait to hear what you’re going to discuss.”</text:span></text:p>
      <text:p text:style-name="P95">“<text:span text:style-name="T796">You know, you’re really becoming more and more of a bitch by the second,” Lavant insults.</text:span></text:p>
      <text:p text:style-name="P95">“Have…<text:span text:style-name="T796"> have you ever talked to a real woman in your entire life?” Mary asks with a face of disbelief.</text:span></text:p>
      <text:p text:style-name="P95">“<text:span text:style-name="T796">Why would I converse with inferior life forms?” Lavant replies.</text:span></text:p>
      <text:p text:style-name="P697">Hearing this, Mary can only facepalm.</text:p>
      <text:p text:style-name="P697">Though after she recovers, she says, “Discrimination and sexism. Got it. <text:span text:style-name="T797">I won’t waste any more words with you.”</text:span></text:p>
      <text:p text:style-name="P697">“<text:span text:style-name="T797">Thanks,” Lavant responds.</text:span></text:p>
      <text:p text:style-name="P65">“<text:span text:style-name="T101">Sounds like you guys are all having </text:span><text:span text:style-name="T796">fun</text:span><text:span text:style-name="T101">,” a man </text:span><text:span text:style-name="T796">says</text:span><text:span text:style-name="T101"> </text:span><text:span text:style-name="T103">with a cheery smile </text:span><text:span text:style-name="T101">as he </text:span><text:span text:style-name="T103">walks</text:span><text:span text:style-name="T102"> from the back of the establishment to the front </text:span><text:span text:style-name="T1308">through a skinny, long blue curtain</text:span><text:span text:style-name="T102">. As he stands behind the bar, the man greets, “Name’s Gerald. Lynn told me about you </text:span><text:span text:style-name="T796">all</text:span><text:span text:style-name="T102">. What’ll you </text:span><text:span text:style-name="T796">be having to eat?</text:span><text:span text:style-name="T102">”</text:span></text:p>
      <text:p text:style-name="P65">“<text:span text:style-name="T103">Do you have a menu?” Niagra asks.</text:span></text:p>
      <text:p text:style-name="P698">“<text:span text:style-name="T103">Sure, sure,” he responds as he pulls out menus </text:span><text:span text:style-name="T798">made from </text:span><text:span text:style-name="T103">paper bound to wood.</text:span></text:p>
      <text:p text:style-name="P65">“<text:span text:style-name="T103">Paper, ink, glass… this city is doing quite well,” Gondor comments.</text:span></text:p>
      <text:p text:style-name="P69">“<text:span text:style-name="T106">Ha, if you’</text:span><text:span text:style-name="T798">re</text:span><text:span text:style-name="T106"> saying that, then you must be tourists from far away,” Gerald speaks with a soft smile that seems to hide fear behind it. “There is a famine going on. </text:span><text:span text:style-name="T1299">O</text:span><text:span text:style-name="T106">ur city is barely holding together.</text:span></text:p>
      <text:p text:style-name="P70"><text:soft-page-break/><text:span text:style-name="T106">Trade has been perhaps the only thing keeping us </text:span><text:span text:style-name="T1299">alive</text:span><text:span text:style-name="T106">. </text:span><text:span text:style-name="T107">However, with the rise in crime and banditry, even that is starting to slow. And that’s to say nothing of our new friend outside the city.”</text:span></text:p>
      <text:p text:style-name="P70">“<text:span text:style-name="T810">Guess that explains why so many items are scratched through on this menu,” Lavant comments to himself loudly </text:span><text:span text:style-name="T1299">in reference to the many black lines on the menu he holds.</text:span></text:p>
      <text:p text:style-name="P70">“<text:span text:style-name="T1299">Yeah, t</text:span><text:span text:style-name="T810">ime’s have been quite rough,” Gerald responds.</text:span></text:p>
      <text:p text:style-name="P66"><text:span text:style-name="T107">“</text:span><text:span text:style-name="T1299">When put like that, </text:span><text:span text:style-name="T107">things indeed sound quite bad,” Gondor changes his mind.</text:span></text:p>
      <text:p text:style-name="P96">Gerald leans in and curls his hand up near his mouth while whispering, “Tyson told me not to bug you guys. But, I gotta know. Do you all <text:span text:style-name="T1299">have any news about what’s going on? Are we going to </text:span>be alright?”</text:p>
      <text:p text:style-name="P67"><text:span text:style-name="T104">Lavant </text:span><text:span text:style-name="T1299">answer</text:span><text:span text:style-name="T104">, </text:span>“<text:span text:style-name="T104">I don’t know what you’re thinking, but whatever it is, it’s probably wrong. </text:span><text:span text:style-name="T799">We know about as much as you do about what’s going on outside.</text:span><text:span text:style-name="T106">”</text:span></text:p>
      <text:p text:style-name="P67">“<text:span text:style-name="T106">Ah, is that so?” Gerald responds while standing back up straight. “Fair enough.”</text:span></text:p>
      <text:p text:style-name="P68">“I’ll have the-,” Niagra begins.</text:p>
      <text:p text:style-name="P68">And, in this way, the group orders some food and begin to chat with Gerald, themselves and eventually Lynn as they spend their time in the inn <text:span text:style-name="T108">chatting.</text:span></text:p>
      <text:p text:style-name="P72">They learn <text:span text:style-name="T1300">some information about the city, </text:span>its lord, internal issues, politics and the geography. <text:span text:style-name="T1300">This allows them to take a step closer toward understanding this world’s affairs.</text:span></text:p>
      <text:p text:style-name="P71">***</text:p>
      <text:p text:style-name="P699"><text:span text:style-name="T108">Several hours pass </text:span><text:span text:style-name="T110">with the group chatting.</text:span></text:p>
      <text:p text:style-name="P700">The relationship between Mary and Lavant never warms up, so she winds up remaining mostly silent off to the side.</text:p>
      <text:p text:style-name="P700">But, this is fine for her. With Passive Training active, she doesn’t have the willpower to spare to chat or deal with Lavant’s immaturity.</text:p>
      <text:p text:style-name="P1">“--which is why I always try to keep a high-quality pickaxe with me on trips,” Gondor states.</text:p>
      <text:p text:style-name="P1">“A rock monster that’s weak to pickaxes. Interesting. Usually that kind of mechanic is pretty niche in RPGs,” Niagra comments.</text:p>
      <text:p text:style-name="P701">"If you use your brain, you can overcome a lot of situations more easily than you might expect," Gondor follows up. “This game is ruled by realism and logic; even if it's a fantasy world. <text:span text:style-name="T110">A burning log </text:span><text:span text:style-name="T800">can</text:span><text:span text:style-name="T110"> be more effective than trying to cast a Fireball spell. </text:span><text:span text:style-name="T800">And, if you set it up as a swinging log trap fastened to a tripwire, </text:span><text:span text:style-name="T1300">you might wind up with something far more lethal.</text:span></text:p>
      <text:p text:style-name="P1129">But, setting up a trap like that takes a lot of time whereas casting a Fireball doesn’t. There are pros and cons to both methods <text:span text:style-name="T1300">and they aren’t the only options either. The best players are those that know or can come up with solutions, can pick the best one for a given situation and can utilize it efficiently in </text:span><text:soft-page-break/><text:span text:style-name="T1300">the shortest amount of time. That’s also why players with plentiful </text:span>experience and <text:span text:style-name="T1300">sharp</text:span> instincts are <text:span text:style-name="T1300">preferred over others.”</text:span></text:p>
      <text:p text:style-name="P73">At around this time, Tyson returns advises, <text:span text:style-name="T109">“Alright gents. Looks like </text:span>its your lucky day. The big man wants to see you himself.”</text:p>
      <text:p text:style-name="P1">“<text:span text:style-name="T110">The big man, eh?” Gondor responds. “And, who is that?”</text:span></text:p>
      <text:p text:style-name="P1">“<text:span text:style-name="T110">The City Lord,” Tyson replies. “</text:span>I’ve received orders to escort you all to <text:span text:style-name="T110">his castle. </text:span>A banquet is being held for you heroes that have arrived to aid our city.”</text:p>
      <text:p text:style-name="P1">“Us heroes?” <text:span text:style-name="T801">Gondor asks rhetorically. “That means that there are more people like us in the city?”</text:span></text:p>
      <text:p text:style-name="P1">“Yes, there are at least two other groups like yourself from what I've been told,” Pete responds.</text:p>
      <text:p text:style-name="P1">“<text:span text:style-name="T111">Only two?” Gondor responds </text:span><text:span text:style-name="T801">with a slight frown.</text:span></text:p>
      <text:p text:style-name="P706">“<text:span text:style-name="T111">Is that strange?” Tyson responds.</text:span></text:p>
      <text:p text:style-name="P706">“<text:span text:style-name="T801">Hmmm, no. I was</text:span><text:span text:style-name="T111">, I was just expecting a few more,” he says.</text:span></text:p>
      <text:p text:style-name="P1">“<text:span text:style-name="T802">How many more?” Tyson asks.</text:span></text:p>
      <text:p text:style-name="P702">“<text:span text:style-name="T802">Maybe a few hundreds,” Gondor responds with a light smile while standing up. “But, really, it’s nothing.</text:span></text:p>
      <text:p text:style-name="P703"><text:span text:style-name="T802">I’m actually more curious about the hero thing. We’re being called heroes now? I </text:span><text:span text:style-name="T803">thought we described ourselves as travelers.”</text:span></text:p>
      <text:p text:style-name="P703">“<text:span text:style-name="T1301">I’m glad it’s not a few hundred. I don’t know if our city would be able to feed you all,” Tyson says helplessly. “And, for the hero thing, i</text:span><text:span text:style-name="T804">t’s the City Lord’s call. You’ll have to talk to him about it,” Tyson says with a shrug.</text:span></text:p>
      <text:p text:style-name="P703">“<text:span text:style-name="T804">Fair enough. Let’s go meet this City Lord then,” Gondor responds.</text:span></text:p>
      <text:p text:style-name="P704">The others get up with silent agreement and follow Tyson as the group leaves the Golden Swan Inn and steps outside.</text:p>
      <text:p text:style-name="P704">Here, there is a carriage prepared for them that they get into and ride in to the City Lord’s castle.</text:p>
      <text:p text:style-name="P705">This ride gives them a chance to see more of the dilapidated city that only becomes worse as they travel within. <text:span text:style-name="T112">They are on a main road leading from a city gate straight into the heart of the city, so the quality of the buildings to the left and right never falls too far below a certain quality. However, on side roads and alleys, its clear that the situation within the city is truly poor.</text:span></text:p>
      <text:p text:style-name="P74">“What an extravagant castle,” Lavant comments as he spots it up ahead.</text:p>
      <text:p text:style-name="P75">The castle is setup atop a fairly large sloped hill easily 100 feet above ground. This puts it well above the other buildings in the surroundings and even above the city walls. It is truly a colossal construction.</text:p>
      <text:p text:style-name="P76"><text:soft-page-break/>Tyson narrates, “Our <text:span text:style-name="T113">Mastaline E</text:span>mpire was founded over 1,000 years ago. <text:span text:style-name="T113">Shortly after </text:span><text:span text:style-name="T805">its founding, roughly 100 years later, </text:span><text:span text:style-name="T113">our Rondell City was founded to expand its domain.</text:span></text:p>
      <text:p text:style-name="P76"><text:span text:style-name="T113">During </text:span>the initial founding of this city, powerful Earth Mages worked tirelessly to create the mound that the castle lies on and <text:span text:style-name="T113">our city’s walls. Nowadays, members of the Rondell Mage Guild continue their work to ensure that stability of our city’s foundations and constructions.</text:span></text:p>
      <text:p text:style-name="P78">If you look over there <text:span text:style-name="T806">you’ll s</text:span>ee the top of the Rondell Mage Guild. They tend to keep to themselves, <text:span text:style-name="T806">as one might expect of Mages. But, I’m sure that you will all get acquainted with them eventually given your status as heroes </text:span><text:span text:style-name="T1301">and Mages</text:span><text:span text:style-name="T806">.”</text:span></text:p>
      <text:p text:style-name="P77">“Interesting,” Lavant states. “I’ll have to pay a visit to them at some point.”</text:p>
      <text:p text:style-name="P79">“You are likely to meet Oliver at the castle. He is the current Court Mage and <text:span text:style-name="T807">was a student of the Rondell Mage Guild. Now, he’s an adviser in addition to his court status. Speak to him and </text:span><text:span text:style-name="T1301">he might be able to help you out,</text:span><text:span text:style-name="T807">” Tyson advises.</text:span></text:p>
      <text:p text:style-name="P77">“Thank you. That’s help<text:span text:style-name="T807">ful</text:span>,” Lavant thanks.</text:p>
      <text:p text:style-name="P77">“No problem,” Tyson responds <text:span text:style-name="T808">with a wry smile.</text:span></text:p>
      <text:p text:style-name="P77">‘From threats to sucking up in less than a day. What a <text:span text:style-name="T114">pathetic individual</text:span>,’ Mary evaluates Tyson in her mind.</text:p>
      <text:p text:style-name="P77">“<text:span text:style-name="T1048">What else can you tell me about the area’s geography?” Lavant continues.</text:span></text:p>
      <text:p text:style-name="P80">“<text:span text:style-name="T1048">Very much,” Tyson replies. “The Mastelline Empire is located in the south-east of the Galgas Continent, which is divided into </text:span><text:span text:style-name="T1049">nine territories.</text:span></text:p>
      <text:p text:style-name="P907">You can picture the continent like a pie <text:span text:style-name="T1049">cut into eight even pieces </text:span>with a circl<text:span text:style-name="T1049">e taken</text:span> <text:span text:style-name="T1049">out of the middle. The center piece </text:span>is <text:span text:style-name="T1049">a</text:span> valley surrounded by mountains <text:span text:style-name="T1049">that forms the neutral zone </text:span>and the empires <text:span text:style-name="T1049">make up</text:span> all of the slices <text:span text:style-name="T1049">around</text:span> it.</text:p>
      <text:p text:style-name="P908">Because of the way everything is arranged, every empire has <text:span text:style-name="T1049">forests, plains and</text:span> coastal regions.</text:p>
      <text:p text:style-name="P908">There are also rivers along the borders of <text:span text:style-name="T1049">each empire that flow in every cardinal direction because of this continent’s special gravity.</text:span></text:p>
      <text:p text:style-name="P907">I will <text:span text:style-name="T1049">have to </text:span>show you a map when I get a chance. <text:span text:style-name="T1049">Then, y</text:span>ou will see that everything is quite impressively laid out. The rivers flow around the independent zone and through the mountains to create a beautiful scene. The bridges over the rivers with the ships moving below is also quite scenic too.”</text:p>
      <text:p text:style-name="P907">“<text:span text:style-name="T1049">This is all very impressive. It sounds like you have seen some of this first-hand?”</text:span></text:p>
      <text:p text:style-name="P908">“<text:span text:style-name="T1049">Oh yes,” Tyson responds. “I was an adventurer when I was younger and spent several decades traveling about. Now, I’m just an old man leading up the next generation of fighters for the empire.”</text:span></text:p>
      <text:p text:style-name="P81">The carriage ride continues for a while <text:span text:style-name="T1049">as Lavant and the guard chat about miscellaneous topics as the </text:span>carriage reaches <text:span text:style-name="T1049">a steep slope </text:span>and takes a winding sloped path especially designed for carriages to <text:soft-page-break/>the top. Notably, unlike the rest of the city, the slope has trimmed green grass growing all over. And, up above, the castle appears exceptionally clean and pristine.</text:p>
      <text:p text:style-name="P81">Already, Mary is beginning to have a bad impression about this city.</text:p>
      <text:p text:style-name="P82"><text:span text:style-name="T115">Once they reach the top of the slop, they pass by guards wearing painted blue armor bearing flags standing in stiff posses. </text:span>Many guards and another group of players have gathered on the stone terrace in front of the castle where a fountain flows with clean water constantly at the center.</text:p>
      <text:p text:style-name="P82">The other group <text:span text:style-name="T809">of players</text:span> is currently semi-walled off by <text:span text:style-name="T809">three </text:span>guards standing in a row <text:span text:style-name="T115">between their table and an empty table nearby. There are five tables in total. And, each table is decently spaced with </text:span><text:span text:style-name="T809">three</text:span><text:span text:style-name="T115"> guards between.</text:span></text:p>
      <text:p text:style-name="P82"><text:span text:style-name="T115">As expected, Tyson leads them to one of the empty tables to the side of the other terrace as far away from the other players as possible. </text:span>This causes both groups of players to frown, but neither says a thing. <text:span text:style-name="T115">They have collectively intuitively agreed to take a </text:span>'wait and see' type approach to <text:span text:style-name="T116">the current</text:span> situation.</text:p>
      <text:p text:style-name="P707">Fortunately, the guests are not left unattended. <text:span text:style-name="T117">Plentiful f</text:span>ood and drink are brought out to them and servants offer to <text:span text:style-name="T117">assist with any needs that they may have. </text:span><text:span text:style-name="T809">Compared to the offerings at the inn, it is as though this castle is completely unaffected.</text:span></text:p>
      <text:p text:style-name="P83">At least an hour passes <text:span text:style-name="T117">as three more groups </text:span><text:span text:style-name="T811">of players</text:span><text:span text:style-name="T117"> are brought to attend this event. With 5 tables hosting 4 players each and no signs of additional chairs or tables being brought out, most conclude that there are only 20 players in the city.</text:span></text:p>
      <text:p text:style-name="P83">‘<text:span text:style-name="T117">Only 20…’ Mary thinks. ‘</text:span><text:span text:style-name="T118">What a convenient number.’</text:span></text:p>
      <text:p text:style-name="P84">A platform is erected at the entrance to the castle with a raised wooden platform where several important figures step out onto and speak in huddle tones.</text:p>
      <text:p text:style-name="P84">Eventually, one approaches the podium at the front and addresses the crowd.</text:p>
      <text:p text:style-name="P1">“Greetings heroes!” an aged man with long black hair and a dark-purple suit <text:span text:style-name="T118">greets in a commanding tone</text:span>. “I am the lord of this land, Clive Har<text:span text:style-name="T812">d</text:span>wood. <text:span text:style-name="T119">Thank you all for attending </text:span>this banquet on such short notice. <text:span text:style-name="T119">I hope that my offerings have satisfied your palet</text:span><text:span text:style-name="T120">tes</text:span><text:span text:style-name="T119">.</text:span></text:p>
      <text:p text:style-name="P97">I’ve brought you all <text:span text:style-name="T813">here </text:span>in the hopes of forming connections <text:span text:style-name="T813">with</text:span> you whom come from faraway lands.</text:p>
      <text:p text:style-name="P87">You may have noticed that you are being regarded as heroes <text:span text:style-name="T121">by the guard</text:span>. Well, this is not a coincidence. As a token of my appreciation for your appearances, I <text:span text:style-name="T121">bestowed</text:span> this title unto you <text:span text:style-name="T121">all</text:span>. And, I hope that you are <text:span text:style-name="T813">will return this kindness by acting in the </text:span>interests of the Mastaline Empire <text:span text:style-name="T814">to uphold the honor that the title represents.</text:span></text:p>
      <text:p text:style-name="P85"><text:span text:style-name="T814">Now, a</text:span>s you <text:span text:style-name="T121">should be aware of </text:span><text:span text:style-name="T814">already</text:span><text:span text:style-name="T121">, </text:span>the situation within our city is not ideal. I have prepared this meal, yes. However, <text:span text:style-name="T121">food </text:span>rations are running low and even fresh water is becoming sparse. Fewer traders visit every day. And, <text:span text:style-name="T814">who knows what </text:span><text:span text:style-name="T121">will happen next with that monstrosity outside the city </text:span><text:soft-page-break/><text:span text:style-name="T121">walls?</text:span></text:p>
      <text:p text:style-name="P86">Packs of demons <text:span text:style-name="T121">swarm the lands threatening the safety of our city. And, while our guards are capable of defending against their attacks for now, there is no telling what is to come in the future.</text:span></text:p>
      <text:p text:style-name="P708">Still, I take your appearances as a sign that the gods did not forsake us. I strongly believe that you are all the key to our survival. So, I hope that <text:span text:style-name="T814">we can work together to move toward a positive future.</text:span></text:p>
      <text:p text:style-name="P88"><text:span text:style-name="T121">Now please! </text:span><text:span text:style-name="T815">E</text:span><text:span text:style-name="T121">njoy the meals and converse with each other freely! Today marks our first meeting and should be considered a day of celebration, not one of tragedy. I and various other members of this city’s nobility will </text:span><text:span text:style-name="T815">be</text:span><text:span text:style-name="T121"> around to chat. Hopefully we can all </text:span>foster positive relationships for the future.”</text:p>
      <text:p text:style-name="P89">“About that,” a player says while <text:span text:style-name="T121">rapidly</text:span> standing up. “I’m actually in total agreement with you <text:span text:style-name="T122">my lord!”</text:span></text:p>
      <text:p text:style-name="P89"><text:span text:style-name="T122">Then, he addresses everybody as a crowd, “</text:span>My name is Aric, a hero that has a special power that allows for other heroes to gather together to share their strength.</text:p>
      <text:p text:style-name="P89">For the other heroes in attendance, you may be familiar with this power by its name “Guild Master”.</text:p>
      <text:p text:style-name="P89">As one with the Guild Master power, I am hoping to establish a guild among us heroes that will unify our strength and enable us to fight against the demons <text:span text:style-name="T122">raiding the lands. </text:span>This way, we can <text:span text:style-name="T122">honor our titles as heroes while helping the lord at the same time!”</text:span></text:p>
      <text:p text:style-name="P1">“Aric, was it?” the lord <text:span text:style-name="T123">hurriedly speaks to cut off any further discussion</text:span>. “I am interested in this power of yours. <text:span text:style-name="T815">But, b</text:span><text:span text:style-name="T123">efore you </text:span>use it, may we have a private meeting later to chat?”</text:p>
      <text:p text:style-name="P1">“Of course,” Aric responds.</text:p>
      <text:p text:style-name="P1">Though, even though he says this, the player’s here get Augmented Display messages that appear in their field of view.</text:p>
      <text:p text:style-name="P1">***</text:p>
      <text:p text:style-name="P1">Aric has invited you to join the guild “Winner’s Lounge”.</text:p>
      <text:p text:style-name="P1">Join?</text:p>
      <text:p text:style-name="P1">[Yes] / [No]</text:p>
      <text:p text:style-name="P1">***</text:p>
      <text:p text:style-name="P1"><text:span text:style-name="T124">Aric continues while slowing sitting, </text:span>“If I may make one more comment, then I’d like to emphasize to everybody present that my guild has a bonus that other guilds will find hard to beat!</text:p>
      <text:p text:style-name="P90">We have a variety of guild specific powers that we can apply to users, including a Super Form type of ability! Later on we’ll even have potent escapes, in case you for some reason don’t have an escape power <text:span text:style-name="T815">of your own</text:span>!”</text:p>
      <text:p text:style-name="P1">With that said, he <text:span text:style-name="T124">finishes his motion and is seated </text:span>with a satisfied smile on his face. It’s obvious <text:soft-page-break/>that everything just now went as planned.</text:p>
      <text:p text:style-name="P91">‘<text:span text:style-name="T124">Very interesting,’ Mary thinks. ‘He chose to be the type of Guild Master that can actively apply powers to his members. I wonder what others abilities he can use.</text:span></text:p>
      <text:p text:style-name="P255"><text:span text:style-name="T125">It might be worth it to join his guild. </text:span>But, before that, I need more information. <text:span text:style-name="T260">I don’t want to commit to any guild that isn’t worth my time.</text:span></text:p>
      <text:p text:style-name="P255"><text:span text:style-name="T260">Also, t</text:span>here could be other guilds with better benefits waiting around. And, there’s no guarantee <text:span text:style-name="T260">that</text:span> he will live long enough to <text:span text:style-name="T125">provide me with</text:span> any benefits.’</text:p>
      <text:p text:style-name="P757">Mary assesses the situation in nearly an instant before her fleeting thoughts leave her. Joining a guild isn’t a very significant matter to the current her.</text:p>
      <text:p text:style-name="P1">“Ahem,” the lord fake coughs. “Thank you again for your comments.</text:p>
      <text:p text:style-name="P1">Now, please! Everybody; eat and drink and chat! I and others will come around to speak.”</text:p>
      <text:p text:style-name="P92">“Sorry, I hate to be that guy, but I really must asks,” a different player speaks up. “Do we really have time to sit here and chat? Is that thing not a higher priority?” he asks while pointing at <text:span text:style-name="T815">the pink fog cloud in the distance</text:span>.</text:p>
      <text:p text:style-name="P92">“It is no problem,” the lord responds. <text:s/>“Your concern is warranted.</text:p>
      <text:p text:style-name="P92">Our current information regarding the <text:span text:style-name="T815">spire and fog</text:span> is very limited. <text:span text:style-name="T815">But, from what we have observed thus far, </text:span>it is currently not a threat. <text:span text:style-name="T815">The spire is very far and the entirety of our city is protected within its walls. </text:span>The <text:span text:style-name="T815">demons </text:span>produced by the tower are not very strong and our guards can defeat any pack that approaches the city with ease.</text:p>
      <text:p text:style-name="P92">However, we are not so foolish to believe that this situation will last forever. Multiple scouting parties have been sent to investigate. And, at the same time, information is being relayed between us and the Capital City <text:span text:style-name="T815">via</text:span> <text:span text:style-name="T1309">carrier </text:span>pigeons in regards to <text:span text:style-name="T815">the </text:span>nature of the current situation and what our response will be.</text:p>
      <text:p text:style-name="P93">Thus, my advice is to <text:span text:style-name="T815">relax and wait. </text:span>The situation will develop in some way eventually. And, when that happens, we can decide what to do next.”</text:p>
      <text:p text:style-name="P93">“Understood. Thanks for the response,” the player states as he sits down.</text:p>
      <text:p text:style-name="P93">With that said, the count smiles and gestures toward the others around <text:span text:style-name="T815">him </text:span>with his hands for them to move forward. <text:span text:style-name="T815">So, he and the </text:span>nobles walk toward the players <text:span text:style-name="T815">as </text:span>the guards <text:span text:style-name="T815">dividing them up</text:span> step away too.</text:p>
      <text:p text:style-name="P93">“Apologies for the separation,” the city lord begins with while addressing the <text:span text:style-name="T816">center</text:span> table. “It was only to prevent conflicts until we understood the situation.”</text:p>
      <text:p text:style-name="P93">Meanwhile, a different noble approaches the table between that one and theirs and tells the group, “Wow, you have all had it hard. My name is--”</text:p>
      <text:p text:style-name="P93"><text:soft-page-break/>And <text:span text:style-name="T817">third</text:span>, a noble approaches their own table and begins to speak with what feels like a thoroughly practiced line.</text:p>
      <text:p text:style-name="P98">Mary collapses her guild invitation window with a thought as Gondor <text:span text:style-name="T126">begins to speak with the noble, exchanging small talk about recent events.</text:span></text:p>
      <text:p text:style-name="P99"><text:span text:style-name="T127">Other nobles swarm to the </text:span><text:span text:style-name="T817">remaining </text:span><text:span text:style-name="T127">tables and begin conversations in a very friendly manner. Meanwhile, Mary watches these proceedings with only the thinnest layer of </text:span><text:span text:style-name="T817">feigned</text:span><text:span text:style-name="T128"> interest.</text:span></text:p>
      <text:p text:style-name="P107">She’s not alone either, as most players don’t show too much interest in the nobles either.</text:p>
      <text:p text:style-name="P1"><text:span text:style-name="T128">And, t</text:span>his isn't surprising. Players are not destined to be constrained by the rule of lords and will eventually <text:span text:style-name="T128">become stronger than villages, cities, empires and continents.</text:span></text:p>
      <text:p text:style-name="P99">What she does find surprising, however, is <text:span text:style-name="T128">that many players here seem to have some beta experience. The beta was popular, sure. However, there definitely weren’t anywhere near as many beta players as there were projected to be </text:span><text:span text:style-name="T818">at release. </text:span><text:span text:style-name="T128">Also, i</text:span>t’s no secret that this game <text:span text:style-name="T128">has </text:span>AI players too <text:span text:style-name="T128">that are essentially indistinguishable from real players</text:span>. A<text:span text:style-name="T128">s a result,</text:span> statistically, it <text:span text:style-name="T128">wouldn’t be unrealistic for Mary to be the only truly real player her</text:span><text:span text:style-name="T818">e; unless, of course</text:span><text:span text:style-name="T128">, the nature of the game has changed drastically.</text:span></text:p>
      <text:p text:style-name="P100">Still, having AI players mirror the characteristics and behaviors of prior players <text:span text:style-name="T818">would make</text:span> sense from a developer’s perspective to maximize immersion. So, she wouldn’t be surprised if there <text:span text:style-name="T129">was</text:span> some kind of bias in the system to have fake players be programmed into believing that they are repeat players. <text:span text:style-name="T818">The Judge is certainly capable of enough of generating this kind of dynamic content. So, from what she can see, this could certainly be the case.</text:span></text:p>
      <text:p text:style-name="P1">‘Well, it doesn’t matter one way or another. My goals remain the same.’</text:p>
      <text:p text:style-name="P101"><text:span text:style-name="T130">A fairly important looking noblewoman approaches their table, </text:span><text:span text:style-name="T819">stands by Mary and greets, </text:span>“Hello everybody. I am the City Treasurer, Marlin, assigned to help manage the <text:span text:style-name="T819">city’s</text:span> finances. It’s a pleasure to meet you all.”</text:p>
      <text:p text:style-name="P1">This woman wears a bright colorful dress, has a powdered white face with bright red makeup, very thin features and a colorful fan.</text:p>
      <text:p text:style-name="P1">“Greeting my lady,” Gondor responds for the group while rising. “How are you enjoying the banquet?”</text:p>
      <text:p text:style-name="P101">“Hehe, I should be the one asking you that,” she responds. “But, it’s fine. I have been to more <text:span text:style-name="T130">of these than I care to count. So, this really isn’t anything new.”</text:span></text:p>
      <text:p text:style-name="P1">“Is that so?” Gondor responds while picking up his glass full of wine <text:span text:style-name="T131">and swirling it lightly.</text:span></text:p>
      <text:p text:style-name="P1">The woman then turns to look over at Mary and <text:span text:style-name="T131">remarks</text:span>, “My! A fellow woman. And, <text:span text:style-name="T819">here I thought there wouldn’t be one among all these brutes,” she jokes with a light giggle. “</text:span><text:span text:style-name="T131">It seems that the gods are fair after all.</text:span>”</text:p>
      <text:p text:style-name="P1"><text:soft-page-break/>“Greetings ma’am,” Mary responds <text:span text:style-name="T132">politely </text:span>with a warm smile while rising <text:span text:style-name="T132">to her feet.</text:span></text:p>
      <text:p text:style-name="P1">“Please! <text:span text:style-name="T132">Sit! Relax. And c</text:span>all me Marlin,” she says friendlily.</text:p>
      <text:p text:style-name="P1">“Marlin,” Mary <text:span text:style-name="T133">corrects herself</text:span>. “Sorry you have to put up with all of these brutes today,” <text:span text:style-name="T820">she jokes back.</text:span></text:p>
      <text:p text:style-name="P1">“Haha, it is no problem. No problem! You are all our honored guests," she responds with enthusiastic gestures. "I really do like your hair though. How do you get it to be so smooth and shiny?”</text:p>
      <text:p text:style-name="P1">“Unfortunately, I don’t have any secrets to share. My hair is naturally like this. <text:span text:style-name="T133">Though, if you’re interested in a style similar to this, I’d recommend a light wash and applying oil.</text:span>”</text:p>
      <text:p text:style-name="P1">“Oil?” the lady asks.</text:p>
      <text:p text:style-name="P1">“Yes. There are certain oils that are very good for keeping one’s hair and scalp healthy. <text:span text:style-name="T1309">I don’t know much about this city. But, if there are not any known oils that can produce this kind of effect, then perhaps certain fruits or vegetable oils can be used instead.</text:span>”</text:p>
      <text:p text:style-name="P1">“Hmm, interesting,” Marlin listens closely. “I didn’t know that. Please, tell me more.”</text:p>
      <text:p text:style-name="P102">In this way, Mary monopolizes Marlin’s attention as they chat about feminine matters while <text:span text:style-name="T133">the noble near</text:span> Gondor, Lavant and Niagra <text:span text:style-name="T133">chuckles, </text:span><text:span text:style-name="T134">leans in </text:span><text:span text:style-name="T133">and </text:span><text:span text:style-name="T134">whispers</text:span><text:span text:style-name="T133">, “Ah, the difficulties of womanhood. Not that I’d understand. I prefer other topics pertaining to women, if you know what I mean.”</text:span></text:p>
      <text:p text:style-name="P1">The man’s name is Orithan Proud and he asks a bit about their powers and then tells them <text:span text:style-name="T135">a bit about the Mages guild and other guilds while offering to introduce his associates. </text:span>In response, <text:span text:style-name="T136">the three </text:span>thank him for the offer and respond that they’ll <text:span text:style-name="T136">likely take him up on his offer for sure.</text:span></text:p>
      <text:p text:style-name="P1">Others have similar experiences as the noble’s chat among them and eventually move between the tables to chat with other<text:span text:style-name="T821">s</text:span>.</text:p>
      <text:p text:style-name="P1">This banquet is an excellent opportunity to learn about and form connections with the other players and Residents, <text:span text:style-name="T821">another name for the non-player characters, or NPCs, of the game,</text:span> in this region, <text:span text:style-name="T137">the idea being that i</text:span>f one can figure out who the strongest and weakest players are, then they will have a notable advantage compared to those who don’t. As such, many players decide its time to get up and chat as well as the nobles interject themselves into all of the conversations.</text:p>
      <text:p text:style-name="P1">It becomes quite clear to Mary by this point that the only reason the <text:span text:style-name="T137">lord</text:span> didn't allow the players to chat among themselves early on was to inject themselves into <text:span text:style-name="T821">the social sphere of the players early.</text:span></text:p>
      <text:p text:style-name="P1">“Well, Marlin, it really has been a pleasure chatting with you,” Mary comments. “But, I really must get back to my friends. And, I’d like to socialize with others.”</text:p>
      <text:p text:style-name="P103">“Oh my! Of course,” Marlin responds. “Please do. But, we absolutely must hang out again sometime in the future. I <text:span text:style-name="T139">live in the noble’s district outside of town, but spend most of my time</text:span> in<text:span text:style-name="T138">side the</text:span> lord’s castle. <text:span text:style-name="T139">If you ever want to </text:span><text:span text:style-name="T1310">see me</text:span><text:span text:style-name="T139">, </text:span><text:span text:style-name="T1310">simply </text:span><text:span text:style-name="T139">use my name. I’ll make sure everybody knows that a </text:span><text:soft-page-break/><text:span text:style-name="T139">spectacular individual intends to visit me.”</text:span></text:p>
      <text:p text:style-name="P1">“Thank you Marlin,” Mary responds.</text:p>
      <text:p text:style-name="P1141">Marlin nods polite and then turns to leave while looking back and waving farewell.</text:p>
      <text:p text:style-name="P1">As she leaves, a different player walks over to <text:span text:style-name="T139">Mary</text:span> from quite far away.</text:p>
      <text:p text:style-name="P1">He appears to be only about 13 years old and has fair features and blond hair. Even though everybody has the same plain clothes, he definitely stands out.</text:p>
      <text:p text:style-name="P1">“Very impressive,” the boy comments. “You managed to secure <text:span text:style-name="T822">c</text:span>astle access and a direct line of contact to the city’s treasurer. It’s rare that somebody beats me to such things.”</text:p>
      <text:p text:style-name="P1">“And you are?” Mary asks dismissively while looking at her fingernails.</text:p>
      <text:p text:style-name="P1">“Monte Pierre,” Monte says politely with an obviously forced French accent. He executes a flawless half-bow too while curling his left leg behind the other.</text:p>
      <text:p text:style-name="P1">“Monte, eh? Well, I did nothing special. I only happened to be a woman <text:span text:style-name="T822">who</text:span> could hold a conversation. Anybody else could do the same, <text:span text:style-name="T822">no?</text:span>”</text:p>
      <text:p text:style-name="P1">“They could. But, did they? Will they?” he proposes in rapid succession. “You managed to hit all of the right parameters to clear that scenario with an excellent outcome.</text:p>
      <text:p text:style-name="P104">I listened to you so I know. The way that you <text:span text:style-name="T140">so </text:span>carefully withheld information while telling her just enough to keep her hooked,” <text:span text:style-name="T140">he states while closing his eyes, sucking in air like eating sour candy and raising both hands up to his front with his thumb</text:span><text:span text:style-name="T1310">s</text:span><text:span text:style-name="T140"> and index finger</text:span><text:span text:style-name="T1310">s</text:span><text:span text:style-name="T140"> curved and connected </text:span><text:span text:style-name="T1310">to form </text:span><text:span text:style-name="T140">a ring.</text:span></text:p>
      <text:p text:style-name="P104"><text:span text:style-name="T140">“</text:span>That was… in truth, quite masterful," he states while <text:span text:style-name="T140">bringing both finger rings to his lips, </text:span>giving them <text:span text:style-name="T140">a</text:span> so-called 'chef's kiss' <text:span text:style-name="T140">and then shoving them away </text:span><text:span text:style-name="T823">from his face </text:span><text:span text:style-name="T140">and up.</text:span></text:p>
      <text:p text:style-name="P1">Mary looks up from her fingernails and scrutinizes this boy a bit more seriously.</text:p>
      <text:p text:style-name="P1">He is smiling brightly and honestly.</text:p>
      <text:p text:style-name="P1">However, beneath the surface, she can tell.</text:p>
      <text:p text:style-name="P1">‘This kid is a monster.’</text:p>
      <text:p text:style-name="P1">It is as though a holographic image of a cheerful old man floats behind the kid. And, even further behind that is a massive image of the old man bathed in black-red light with glowing red eyes. And, one step behind that is a still larger calm old man bathed in glowing blue-gold light.</text:p>
      <text:p text:style-name="P105">Her experiences from the last game changed her. A few bits of information are all she needs in order to see the truth of a person.</text:p>
      <text:p text:style-name="P105">All of their layers lay bare before her eyes. <text:span text:style-name="T1311">And, for this boy, she can tell that he is not a trivial individual. </text:span></text:p>
      <text:p text:style-name="P1"><text:soft-page-break/>“What do you want?” Mary sighs as she knows that he isn’t going away until he achieves his goal.</text:p>
      <text:p text:style-name="P1139">Fortunately, she doesn't think that this person is inherently bad. <text:span text:style-name="T141">Even though he is the scheming type, </text:span><text:span text:style-name="T1311">his goals are likely to be trivial. He’ll want to secure his safety first while establishing connections and building influence.</text:span></text:p>
      <text:p text:style-name="P1139">“Haha, I’m just here to socialize and make friends. That’s the point of this banquet, right?” <text:span text:style-name="T1311">Monte says with a giggle.</text:span></text:p>
      <text:p text:style-name="P1">“I can be your friend,” Gondor says as he gets up and wraps his arm over the guys shoulder.</text:p>
      <text:p text:style-name="P1">Though, surprisingly, even though he tries to stagger the kid with his weight, the kid doesn’t buckle in the least.</text:p>
      <text:p text:style-name="P1">“Sure, sure,” the kid responds with an honest smile. “But, I’m chatting with Mary. So, could you give us a sec?”</text:p>
      <text:p text:style-name="P1">He then <text:span text:style-name="T142">pries off </text:span>Gondor's hand easily <text:span text:style-name="T142">while causing Gondor to grimace lightly.</text:span></text:p>
      <text:p text:style-name="P1">'Out of combat buffs?' Mary wonders.</text:p>
      <text:p text:style-name="P1">“What? You don’t want to chat with me?” Gondor asks with a fake frown while rubbing his clearly sore hand. “<text:span text:style-name="T142">How mean.”</text:span></text:p>
      <text:p text:style-name="P1">Hearing this, Monte smiles, then ignores Gondor directly and turns to Mary.</text:p>
      <text:p text:style-name="P1">“I’m honestly really curious though.</text:p>
      <text:p text:style-name="P1">Your name is Mary. And, the last game winner’s name was Mary.</text:p>
      <text:p text:style-name="P1">I know that it’s suuuuuper unlikely, because there are probably millions or even billions of other Mary’s.</text:p>
      <text:p text:style-name="P1">But, I can’t help but to wonder.</text:p>
      <text:p text:style-name="P1">Could it be?</text:p>
      <text:p text:style-name="P1">Are you the same Mary that won this game last time?”</text:p>
      <text:p text:style-name="P1">‘Yup, he has an information specced class. Probably Informant or Mastermind. I <text:span text:style-name="T142">should</text:span> be careful,’ are Mary’s thoughts.</text:p>
      <text:p text:style-name="P1">“<text:span text:style-name="T143">I have no further comment,” Mary responds plainly.</text:span></text:p>
      <text:p text:style-name="P1">“<text:span text:style-name="T143">Oh? That’s a shame,” Monte responds with a playful show of sadness by poking his lip out and pouting. “Well, perhaps you will let me know later once you’ve warmed up to me.</text:span></text:p>
      <text:p text:style-name="P106">For now, I’ll leave things at that. Chat with you soon!”</text:p>
      <text:p text:style-name="P106">He ends with a smile and a wave before walking away with completely different body language compared to before. He leans forward lightly with one hand in on his chin and the other in his pocket as <text:soft-page-break/>though in deep contemplation.</text:p>
      <text:p text:style-name="P1">“Well, that looked fun,” Gondor comments <text:span text:style-name="T143">as he leans back and puts his hands behind his head.</text:span></text:p>
      <text:p text:style-name="P1">“<text:span text:style-name="T823">Which</text:span> part?” Mary jokes.</text:p>
      <text:p text:style-name="P1">“Hmm, now I’m getting curious too,” Lavant asks. “Even if you’re aren’t the original Mary, what if you are an AI modeled after her with similar parameters?”</text:p>
      <text:p text:style-name="P1">“Oh god. <text:span text:style-name="T143">Not the </text:span>AI accusations,” Mary groans. “<text:span text:style-name="T823">Are you ever going to get off my tits? Or, will I have to get a restraining order?”</text:span></text:p>
      <text:p text:style-name="P1">“<text:span text:style-name="T823">You intend to leave? Please,” Lavant begs earnestly while gesturing dramatically with both arms to direct her away. “Be my guest.”</text:span></text:p>
      <text:p text:style-name="P1">‘<text:span text:style-name="T823">Ok. This guy is a certified idiot,’ Mary concludes.</text:span></text:p>
      <text:p text:style-name="P1">“Guys,” Niagra speaks up after a long period of silence. “I’ve been thinking for a while. And, I’m thinking that I want to join that guild Winner’s Lounge.</text:p>
      <text:p text:style-name="P1">I’ve been watching and listening and I now see that this world is a lot more realistic than I expected. If I want to even use my powers, I’ll definitely <text:span text:style-name="T144">need</text:span> <text:span text:style-name="T145">others to help cover for me.</text:span>”</text:p>
      <text:p text:style-name="P1">“For you, that might not be a bad idea,” Gondor comments. “Though, you might want to wait a bit and see if other opportunities appear. There is no real reason to rush into any major commitments.”</text:p>
      <text:p text:style-name="P108">“<text:span text:style-name="T146">Though, it can also be said that you can leave the guild whenever if you’re not satisfied, so there’s no reason to wait either,” Lava</text:span><text:span text:style-name="T148">n</text:span><text:span text:style-name="T146">t says while standing up and shru</text:span><text:span text:style-name="T147">g</text:span><text:span text:style-name="T146">ging. </text:span>“<text:span text:style-name="T146">Either way, it’s time for me to do some socializing as well.</text:span></text:p>
      <text:p text:style-name="P1">It’s been great meeting and <text:span text:style-name="T824">chatting</text:span> with you all and I'm sure <text:span text:style-name="T824">that at least some of us will be grouped up again later on.</text:span> But, for now, I <text:span text:style-name="T149">intend to spread my wings a bit.</text:span>”</text:p>
      <text:p text:style-name="P1">“Nothing wrong with that,” Gondor says as he stands up <text:span text:style-name="T150">too</text:span>. “Same here. Don't be a stranger though. It's not like there are hundreds of people here like last time. We’ll chat again soon <text:span text:style-name="T151">enough.</text:span>”</text:p>
      <text:p text:style-name="P1">“Have fun,” Mary says as she picks up her drink and has a sip.</text:p>
      <text:p text:style-name="P1">The two get up and head away leaving Niagra and her alone at the table.</text:p>
      <text:p text:style-name="P1">“Mary, how do you remain so cool in every situation?” Niagra asks. “You always seem so confident and independent.”</text:p>
      <text:p text:style-name="P1">“<text:span text:style-name="T152">Hah, you see me that way?” Mary responds somewhat jokingly.</text:span></text:p>
      <text:p text:style-name="P1">“<text:span text:style-name="T152">Yes,” Niagra says seriously while looking Mary dead in the eyes.</text:span></text:p>
      <text:p text:style-name="P109">‘<text:span text:style-name="T152">Oh?’ Mary thinks in her head. ‘</text:span><text:span text:style-name="T824">Maybe there is a bit more to him than even he realizes.’</text:span></text:p>
      <text:p text:style-name="P109">“Lots of experience,” she responds plainly. “I’ve played a long time and found my rhythm long ago. If you want to <text:span text:style-name="T152">be </text:span>like me, then all I can suggest is that you experience more. Be tricked, deceived, <text:soft-page-break/>brought close to death and constantly challenged. <text:span text:style-name="T152">Struggle </text:span>build<text:span text:style-name="T152">s</text:span> character. And, if you do all of that enough, then you’ll either break or emerge with a personality as strong or perhaps even stronger than my own.”</text:p>
      <text:p text:style-name="P1">“I see,” Niagra responds.</text:p>
      <text:p text:style-name="P1">“Listen. I can tell that you’re eager to ‘do something’. So, let me give you one piece of advice before you do anything.</text:p>
      <text:p text:style-name="P109"><text:span text:style-name="T152">As you said before, </text:span>your best option is probably to join a guild. <text:span text:style-name="T152">That’s the obvious choice and probably even everybody’s best option in the long run with how few people there are here.</text:span></text:p>
      <text:p text:style-name="P1">But, if you want to really be truly successful, then you must not allow yourself to become a slave to your guild.</text:p>
      <text:p text:style-name="P1">Think for yourself. Act independently. And, never lose your own identity.</text:p>
      <text:p text:style-name="P1">This can lead to clashes, sure. But, if you can overcome them and prove that you are both capable and independent, you’ll garner far more respect and opportunity than otherwise.</text:p>
      <text:p text:style-name="P1">That is the path of a winner. And, <text:span text:style-name="T152">I don’t guarantee that you can travel it.</text:span></text:p>
      <text:p text:style-name="P1">Most can’t. And, if you don’t think that you can, ignore everything that I said and act upon whatever impulses and desires you may have.</text:p>
      <text:p text:style-name="P1">But, if you truly do believe in yourself, aim for the stars.”</text:p>
      <text:p text:style-name="P1">There is a moment of silence as Niagra thinks, before he stands up and says,</text:p>
      <text:p text:style-name="P1"><text:s/>“Thank you Mary. I think that I’ll go speak with the Guild Master for Winner’s Lounge before I join.”</text:p>
      <text:p text:style-name="P1">Mary smiles and responds, “Smart. Good luck.”</text:p>
      <text:p text:style-name="P1">With that said, Niagra begins to walk away, leaving Mary at her table all alone.</text:p>
      <text:p text:style-name="P1">'He'll do fine,' she thinks to herself as she watches him depart.</text:p>
      <text:p text:style-name="P1">With all of the men at Mary's table being gone, many see this as an opportunity to ‘spring into action’ as several men stand up.</text:p>
      <text:p text:style-name="P200">Unfortunately for them, Mary can see through their intentions. <text:span text:style-name="T153">She </text:span>stands up and leaves before even <text:span text:style-name="T153">one of them can approach.</text:span></text:p>
      <text:p text:style-name="P201">Competitive players <text:span text:style-name="T155">typically</text:span> prefer <text:span text:style-name="T154">to play male characters over female characters because in-game women experience all </text:span><text:span text:style-name="T155">of </text:span><text:span text:style-name="T156">same </text:span><text:span text:style-name="T154">feminine woes </text:span><text:span text:style-name="T156">as real world women</text:span><text:span text:style-name="T154">. </text:span><text:span text:style-name="T215">Imagine</text:span><text:span text:style-name="T156"> s</text:span><text:span text:style-name="T155">uffering from a painful period </text:span><text:span text:style-name="T215">on an adventure? That would be </text:span><text:span text:style-name="T155">debilitating. </text:span><text:span text:style-name="T215">W</text:span><text:span text:style-name="T156">ho would ever </text:span><text:span text:style-name="T215">willingly </text:span><text:span text:style-name="T156">play as a woman?</text:span></text:p>
      <text:p text:style-name="P202"><text:span text:style-name="T215">Mary, of cours</text:span><text:span text:style-name="T825">e, believes that </text:span><text:span text:style-name="T215">others </text:span><text:span text:style-name="T156">are misguided and </text:span><text:span text:style-name="T215">have beliefs</text:span><text:span text:style-name="T156"> rooted in </text:span><text:span text:style-name="T215">ignorance</text:span><text:span text:style-name="T156">. P</text:span><text:span text:style-name="T155">layers spawn into the game world with perfect health, so there will always be a decent delay before cramps </text:span><text:soft-page-break/><text:span text:style-name="T155">ever start. </text:span></text:p>
      <text:p text:style-name="P709"><text:span text:style-name="T216">Other stats make up for other physical differences too, </text:span><text:span text:style-name="T825">with vitality heavily mitigating the downsides of periods and other biological disadvantages when it comes to adventuring. With a decent innate constitution and 50 vitality, periods become extremely light and painless, bone structure becomes equal, muscle mass catches up and various other factors becomes equal. </text:span></text:p>
      <text:p text:style-name="P202"><text:span text:style-name="T156">Still, it is a reality that there were far fewer woman players than male players in the beta and the same </text:span><text:span text:style-name="T215">likely is true right now. Combine this fact with the fact that this game is rated R and </text:span><text:span text:style-name="T216">restricted to adults only </text:span><text:span text:style-name="T215">and its easy to see what </text:span><text:span text:style-name="T216">the mostly male player population is thinking.</text:span></text:p>
      <text:p text:style-name="P1135">This is why Mary decided to leave.</text:p>
      <text:p text:style-name="P202"><text:span text:style-name="T157">However, how could everybody be so mild? </text:span><text:span text:style-name="T216">So timid?</text:span><text:span text:style-name="T157"> So patient?</text:span></text:p>
      <text:p text:style-name="P202"><text:span text:style-name="T157">O</text:span>ne person <text:span text:style-name="T157">in particular is quite </text:span>a bit more <text:span text:style-name="T216">ambitious and </text:span>assertive as he raises an arm and yells, “Excuse me miss!” to <text:span text:style-name="T157">flag</text:span> her down.</text:p>
      <text:p text:style-name="P1">Mary pauses and allows him to approach as he asks, “Leaving so soon? Why? <text:span text:style-name="T157">The fun is just getting started. </text:span>Come back with me over to my table. My friends and I would love to meet you.”</text:p>
      <text:p text:style-name="P110">He then takes the initiative to <text:span text:style-name="T157">reach toward her arm.</text:span></text:p>
      <text:p text:style-name="P146">Though, Mary very easily steps back while tilting her body to avoid his action.</text:p>
      <text:p text:style-name="P110">“<text:span text:style-name="T157">Huh?” the man says </text:span><text:span text:style-name="T1108">as he swipes air.</text:span></text:p>
      <text:p text:style-name="P110">“<text:span text:style-name="T1108">No thanks</text:span><text:span text:style-name="T826">,” Mary responds politely, </text:span><text:span text:style-name="T1108">yet firmly and coldly.</text:span></text:p>
      <text:p text:style-name="P110">“<text:span text:style-name="T826">Yeah, but, maybe,” he continues while reaching again.</text:span></text:p>
      <text:p text:style-name="P710"><text:span text:style-name="T826">However, Mary merely dodges and interrupts, “</text:span><text:span text:style-name="T157">Didn’t your mom ever teach you to keep your hands to yourself?”</text:span></text:p>
      <text:p text:style-name="P110">“<text:span text:style-name="T157">Hehe. She did,” the man replies </text:span><text:span text:style-name="T1109">as he stands up straight and composes himself</text:span><text:span text:style-name="T157">. “But, for a beauty like you, I </text:span><text:span text:style-name="T826">can’t</text:span><text:span text:style-name="T157"> help myself.”</text:span></text:p>
      <text:p text:style-name="P110">“<text:span text:style-name="T158">Ah. A man lacking self-control. In that case, I am going to call you Fido, since the only things that I know that lack self-control are animals,” </text:span><text:span text:style-name="T826">Mary insults.</text:span></text:p>
      <text:p text:style-name="P957">As the man hears this, his smile fades for a moment <text:span text:style-name="T1109">and a couple of audible chuckles can be heard in the background.</text:span></text:p>
      <text:p text:style-name="P964">Though, he doesn’t let these reactions bother him as his smile returns and he continues his pursuit.</text:p>
      <text:p text:style-name="P110">“<text:span text:style-name="T159">Come on. Don’t be like that,” the man says as he reaches more aggressively for Mary’s arm.</text:span></text:p>
      <text:p text:style-name="P111">Mary reads his movements easily <text:span text:style-name="T160">and steps back and out of reach. </text:span><text:span text:style-name="T1110">But,</text:span><text:span text:style-name="T160"> as he steps forward and tries again, </text:span><text:span text:style-name="T1110">she starts to get annoyed</text:span><text:span text:style-name="T160">.</text:span></text:p>
      <text:p text:style-name="P111">“<text:span text:style-name="T160">I’m trying to be nice here,” Mary says as she swats his arm away </text:span><text:span text:style-name="T1111">and looks over to the guards. </text:span><text:soft-page-break/><text:span text:style-name="T160">“Hello? Some help please?”</text:span></text:p>
      <text:p text:style-name="P112">*AHEM HMM HMM HMM*</text:p>
      <text:p text:style-name="P112">The lord coughs loudly.</text:p>
      <text:p text:style-name="P113">“<text:span text:style-name="T161">Yolan</text:span>,” The Lord speaks up. “<text:span text:style-name="T1111">I</text:span>t doesn’t look like the lass appreciates what you’re doing. Might you be willing to stop <text:span text:style-name="T161">on my behalf?”</text:span></text:p>
      <text:p text:style-name="P115">Though, Yolan gets really heated for some reason and swipes at Mary very aggressively.</text:p>
      <text:p text:style-name="P114">Sensing this, Mary decides to embarrass him a little.</text:p>
      <text:p text:style-name="P711">She rushes forward, grabbing past his outstretched hand to his arm, tucks herself under his body and then tugs him forward and over her own with all of her strength.</text:p>
      <text:p text:style-name="P117">“Wha,” Yolan murmurs, as his body is <text:span text:style-name="T827">lifted and flipped over Mary’s head.</text:span></text:p>
      <text:p text:style-name="P758">He lands flat on the ground with a “BOMF” sound as Mary rises back up <text:span text:style-name="T1111">and claps her hands clean.</text:span></text:p>
      <text:p text:style-name="P114">“<text:span text:style-name="T827">Disgusting little thing,” Mary comments </text:span><text:span text:style-name="T1111">with scorn.</text:span></text:p>
      <text:p text:style-name="P1130">She then looks at her hands and shows a disgusted expression <text:span text:style-name="T1302">before looking at Yolan with scorn.</text:span></text:p>
      <text:p text:style-name="P117">“AHHHH!!!” he groans <text:span text:style-name="T827">in pain.</text:span></text:p>
      <text:p text:style-name="P117">“You…<text:span text:style-name="T827"> YOU!!!! YOU B</text:span>ITCH!” <text:span text:style-name="T827">he shouts</text:span>.</text:p>
      <text:p text:style-name="P114">Powerful magic surges at his location as a pulse of sky-blue light erupts from his being.</text:p>
      <text:p text:style-name="P116">A gust of wind is released that buffets Mary, staggering her slightly, as the guards <text:span text:style-name="T1111">prepare</text:span> their weapons and Yolan’<text:span text:style-name="T176">s</text:span> body begins to rise.</text:p>
      <text:p text:style-name="P116">‘<text:span text:style-name="T293">This fool,’ Mary thinks.</text:span></text:p>
      <text:p text:style-name="P114">“I was trying to be nice and help you out. But, no, you had to <text:span text:style-name="T162">reject my kindness.”</text:span></text:p>
      <text:p text:style-name="P119">Yolan’<text:span text:style-name="T177">s</text:span> body straightens in the air and turns to face Mary as he raises his palm and a sphere of white energy forms.</text:p>
      <text:p text:style-name="P120">“Yolan stop,” a different player from the table where he once sat speaks. “There’s no need for all of this.”</text:p>
      <text:p text:style-name="P121">However, Yolan only looks at the player for a short time before looking to Mary and casting a spell.</text:p>
      <text:p text:style-name="P118">His whole body glows with white light as Mary feels a strong force push down on her body from above.</text:p>
      <text:p text:style-name="P122">“Kneel bitch. I’ll give you a taste of something that you’ll never forget,” Yolan commands.</text:p>
      <text:p text:style-name="P123">The force on Mary is too strong and she is completely unable to resist as it pushes her down to her knees. Meanwhile, she watches with disgust as Yolan’<text:span text:style-name="T178">s</text:span> pants magically begin to unbutton.</text:p>
      <text:p text:style-name="P125"><text:soft-page-break/>“<text:span text:style-name="T1302">Are you sure you want to do this?” Mary asks. “</text:span><text:span text:style-name="T1312">Your little friend might not survive.”</text:span></text:p>
      <text:p text:style-name="P123">“<text:span text:style-name="T1302">What’s a dumb cunt like you gonna do to me, huh?” Yolan snaps.</text:span></text:p>
      <text:p text:style-name="P118">Off to the side, the lord nods his head to a man, who nods to guards and a plan seems to be set in motion.</text:p>
      <text:p text:style-name="P118">Several guards charge at different angles with their swords drawn. Their aggression can be felt among all the onlookers.</text:p>
      <text:p text:style-name="P124">“<text:span text:style-name="T1112">Isolation Zone,</text:span>” Yolan states <text:span text:style-name="T1112">proudly</text:span> as blue-tinged light intermixes with his white glow.</text:p>
      <text:p text:style-name="P958">A light-blue shell of energy covered in brighter magical patterns shoots out from his body in a pulse that slows to a stop. As it slowly rotates around Mary and himself, the guards reach it and attack with their weapons to no effect.</text:p>
      <text:p text:style-name="P959">"My class is Ascended. <text:span text:style-name="T975">And, as such, I am far beyond you mortals. </text:span><text:span text:style-name="T1112">Nobody can act against me,” he says to the crowd before turning his attention back to Mary.</text:span></text:p>
      <text:p text:style-name="P958">Mary struggles to look away. But, she can’t. Powerful forces compel her head forward, <text:span text:style-name="T1312">eyes open and even mouth wide</text:span>. She can do nothing except watch <text:span text:style-name="T163">Yolan’</text:span><text:span text:style-name="T179">s</text:span><text:span text:style-name="T163"> pants come undone as his desired moment inches closer and closer to completion.</text:span></text:p>
      <text:p text:style-name="P126">‘<text:span text:style-name="T163">Fucking hell,’ Mary thinks as she gives up on trying to </text:span><text:span text:style-name="T1113">resist his perk. </text:span><text:span text:style-name="T163">He’s using some type of Super Form perk. So, she honestly can’t </text:span><text:span text:style-name="T1113">beat</text:span><text:span text:style-name="T163"> him in a direct confrontation </text:span><text:span text:style-name="T1113">like this.</text:span></text:p>
      <text:p text:style-name="P712">'Don't overreact,' Mary's expression becomes impossibly calm a<text:span text:style-name="T164">s </text:span><text:span text:style-name="T1113">she gently resists his perk with calm fury. </text:span><text:span text:style-name="T164">‘</text:span><text:span text:style-name="T828">No matter what, this is just a game. I can suffer a bit of humiliation to gain an advantage.’</text:span></text:p>
      <text:p text:style-name="P855">The guards are useless and the player’s don’t seem to care.</text:p>
      <text:p text:style-name="P855">Is this really the environment that she has spawned in?</text:p>
      <text:p text:style-name="P1131"><text:span text:style-name="T1302">She does have Instant Escape and even a second trump card that she could use to escape from this situation. </text:span>However, <text:span text:style-name="T1113">it would be a terrible strategic play to show </text:span><text:span text:style-name="T1302">off any of her powers without a damned good reason. And, she might even be able to gain sympathy from this event as well.</text:span></text:p>
      <text:p text:style-name="P1132">Mary’s pride is huge. However, her desire to win is greater.</text:p>
      <text:p text:style-name="P961">"Now do you see the difference between you and I?" Yolan<text:span text:style-name="T164"> asks</text:span>.</text:p>
      <text:p text:style-name="P963">His underwear come undone and Mary accepts her fate. <text:span text:style-name="T1302">His pale white cock is exposed and points at her face in a </text:span><text:span text:style-name="T1312">semi-flaccid</text:span><text:span text:style-name="T1302"> state. </text:span>The distance between the two reaches only a few inches, <text:span text:style-name="T1302">shrinking with every moment.</text:span></text:p>
      <text:p text:style-name="P962">‘This is for $300 million dollars. I will get my revenge eventually,’ she thinks to herself as she resolves herself to this situation, <text:span text:style-name="T1313">trying to grit her teeth, but being unable to.</text:span></text:p>
      <text:p text:style-name="P960">Though, after <text:span text:style-name="T1113">thinking this thought, Yolan’s head rolls off of his neck.</text:span></text:p>
      <text:p text:style-name="P127"><text:soft-page-break/>That’s right.</text:p>
      <text:p text:style-name="P128">In one moment he’s talking.</text:p>
      <text:p text:style-name="P856">And, in the next, his head is falling to the ground.</text:p>
      <text:p text:style-name="P127">The glow around his body evaporates as his body falls and flops hazardously onto the ground.</text:p>
      <text:p text:style-name="P1">Behind him, a player holding a sword made of incorporeal blue energy stands calmly in the pose of a just-completed horizontal slice.</text:p>
      <text:p text:style-name="P714">“<text:span text:style-name="T164">If I had to watch any more of that I think I’</text:span><text:span text:style-name="T165">d</text:span><text:span text:style-name="T164"> </text:span><text:span text:style-name="T1113">puke</text:span><text:span text:style-name="T164">,” the player states while returning to a normal </text:span><text:span text:style-name="T294">upright standing </text:span><text:span text:style-name="T164">position and letting his blade dissipat</text:span><text:span text:style-name="T165">e.</text:span></text:p>
      <text:p text:style-name="P1133">Many of the residents here gasp with surprise and some put their hands against their agape mouths. Yet, none of the players really care much.</text:p>
      <text:p text:style-name="P147">Mary is unfazed by this as she rises and says, “Thanks.”</text:p>
      <text:p text:style-name="P1">"<text:span text:style-name="T166">Not a problem</text:span>," <text:span text:style-name="T164">the player</text:span> responds calmly with a wink and walks away.</text:p>
      <text:p text:style-name="P129">'<text:span text:style-name="T829">As expected, Blink Strike is probably still very popular,</text:span>' Mary thinks.</text:p>
      <text:p text:style-name="P131">In the beta, Blink Strike allowed its user to instantly teleport to a target and strike with enhanced power. This made it an extremely powerful and popular choice due to its extremely lethal and hard to counter nature.</text:p>
      <text:p text:style-name="P132">However, because of <text:span text:style-name="T167">this round’s </text:span>nerfs, it’s much weaker than before. Teleportation <text:span text:style-name="T295">has been nerfed to include a delay phrased as an initiation and activation step. And</text:span>, because of the <text:span text:style-name="T295">general</text:span> magic nerfs, <text:span text:style-name="T295">teleportation perks produce all kinds of visuals and detectable traces like light, mana partials, spatial influence and more. This means that t</text:span>here is a substantially greater opportunity to <text:span text:style-name="T167">notice and counter </text:span><text:span text:style-name="T295">teleportation perks like Blink Strike.</text:span></text:p>
      <text:p text:style-name="P133">Still, in the hands of a skilled player, <text:span text:style-name="T295">it </text:span>will remain extremely powerful. <text:span text:style-name="T830">And, this player in particular executed his own Blink Strike </text:span><text:span text:style-name="T831">in a very covert way.</text:span></text:p>
      <text:p text:style-name="P130">“<text:span text:style-name="T295">Don’t forget to thank me too,” </text:span><text:span text:style-name="T167">Monte whispers while patting Mary on the arm and rushing by.</text:span></text:p>
      <text:p text:style-name="P134"><text:span text:style-name="T167">He then turns and </text:span>addresses the crowd with broad gestures, "I don't think there are too many of us that are new here. But, in case you are, let me make a few things clear.</text:p>
      <text:p text:style-name="P1">Even though this is a game, law and order remain quite important. Your reputation with players and Residents matter<text:span text:style-name="T831">s</text:span> quite a lot. And, even minor decisions made early can ripple into major consequences later <text:span text:style-name="T167">on.</text:span></text:p>
      <text:p text:style-name="P1">This player was killed because he revealed his true personality to be that of evil. In the name of justice he was slain. And, his death is justified.</text:p>
      <text:p text:style-name="P713">For you Residents, the non-heroes of this world as we call you, you need not worry. His body may be dead, but his soul remains alive in a different body in <text:span text:style-name="T831">a different place.</text:span></text:p>
      <text:p text:style-name="P1"><text:soft-page-break/>All of this may be confusing now. But, with time, experience and understanding, everything will make sense. <text:span text:style-name="T831">All that you need to know is that his death is not as big of a deal as it would be for other people, hence why none of us are very shocked.</text:span></text:p>
      <text:p text:style-name="P1">Now, let's return to this banquet shall we? Mary, there's no need to leave because of a few opportunists. We’re all friends here.”</text:p>
      <text:p text:style-name="P715">Hearing this, the players <text:span text:style-name="T832">nod in approval while the </text:span>Residents whisper among themselves for a bit.</text:p>
      <text:p text:style-name="P715"><text:span text:style-name="T832">Though, the Lord doesn’t wait long before announcing, </text:span>"Indeed! Today is a happy day. Let's enjoy ourselves.</text:p>
      <text:p text:style-name="P715"><text:span text:style-name="T832">Guards, go and give that fellow a proper burial deserving of his misdeeds. I don’t want to see him ever again.</text:span>"</text:p>
      <text:p text:style-name="P716">Several guards give a stiff salute, before going over to <text:span text:style-name="T1106">Yolan’s</text:span> body and beginning a cleanup.</text:p>
      <text:p text:style-name="P715"><text:span text:style-name="T832">Meanwhile, </text:span>Monte gesturing for Mary to <text:span text:style-name="T832">return </text:span><text:span text:style-name="T168">with a light half bow </text:span><text:span text:style-name="T832">and arm gesture to wave her in.</text:span></text:p>
      <text:p text:style-name="P1">“Fine,” she responds <text:span text:style-name="T832">in a somber tone.</text:span></text:p>
      <text:p text:style-name="P1">With the Lord insisting and Marlin looking over at her with worry, she can’t help but to accept their hospitality. Besides, if she leaves now, what will she do? She has no equipment or team. She’d be stuck inside the city unless she dared to rush out into the wilderness alone.</text:p>
      <text:p text:style-name="P717">Lavant approaches Mary and says, “<text:span text:style-name="T168">Damn. That bastard is pretty fast.</text:span> I was about to use a few Wind Blades to <text:span text:style-name="T168">teach him a lesson.”</text:span></text:p>
      <text:p text:style-name="P717">“<text:span text:style-name="T833">Wait, what?” Mary asks with a scrutinizing look. “Who are you? Surely you’re not the same Lavant from earlier?”</text:span></text:p>
      <text:p text:style-name="P718">“<text:span text:style-name="T833">Ugh, I know, I know. </text:span><text:span text:style-name="T834">Honestly, </text:span><text:span text:style-name="T833">I just had some really bad experiences with women in the </text:span><text:span text:style-name="T834">past and I took them out on you. </text:span><text:span text:style-name="T833">I’m sorry.”</text:span></text:p>
      <text:p text:style-name="P718">“<text:span text:style-name="T1313">Holy shit,” Mary is lost for words. “Ok. Just… fine. Apology accepted.</text:span></text:p>
      <text:p text:style-name="P719">Now, can we skip out on the sympathy thing? I’m ready to move on,” Mary insists.</text:p>
      <text:p text:style-name="P718">“<text:span text:style-name="T834">Sure,” Lavant responds.</text:span></text:p>
      <text:p text:style-name="P719">At the same time, Gondor and Niagra come back over and check on her, to which she reassures them that she is fine and changes topics to the banquet.</text:p>
      <text:p text:style-name="P720">As she sits down, <text:span text:style-name="T1313">the guards begin to clean up Yolan’s corpse while the player that killed him walks over.</text:span></text:p>
      <text:p text:style-name="P135">“<text:span text:style-name="T168">Greetings Mary. Name’s Conner,” he introduces himself politely.</text:span></text:p>
      <text:p text:style-name="P135"><text:span text:style-name="T169">Mary decides to give him a hard time and responds, </text:span>“<text:span text:style-name="T169">Conner, eh? You killed that guy pretty quick. </text:span><text:soft-page-break/><text:span text:style-name="T169">Didn’t think to spare his life?</text:span></text:p>
      <text:p text:style-name="P148">No mercy? No indecision?”</text:p>
      <text:p text:style-name="P135">“<text:span text:style-name="T169">Haha,” Conner laughs lightly. “I only did what I believe to be just. </text:span><text:span text:style-name="T834">What was there to consider?</text:span></text:p>
      <text:p text:style-name="P135">Like Monte said, reputation matter<text:span text:style-name="T169">s</text:span>. And, I have no intention of <text:span text:style-name="T171">sitting back and </text:span><text:span text:style-name="T169">endorsing </text:span>the path of evil.”</text:p>
      <text:p text:style-name="P136">“<text:span text:style-name="T170">Sure you weren’t just trying to get a head start on winning? Everybody has to die eventually...” Gondor responds </text:span><text:span text:style-name="T171">with a shrug.</text:span></text:p>
      <text:p text:style-name="P137">“<text:span text:style-name="T171">Pfft,” Conner responds. “There aren’t that many players here and I wouldn’t start rushing for a win this early anyway. I’m no fool.”</text:span></text:p>
      <text:p text:style-name="P137">“<text:span text:style-name="T171">Just helpful?” Mary </text:span><text:span text:style-name="T1314">asks</text:span><text:span text:style-name="T171">.</text:span></text:p>
      <text:p text:style-name="P137">“<text:span text:style-name="T171">Exactly,” Conner responds with a smile. “You’ve got it!”</text:span></text:p>
      <text:p text:style-name="P137">“<text:span text:style-name="T172">Well, since you understand how few players there are here, I hope you can be more merciful in the future,” Mary states. “Unless you want to be solo.”</text:span></text:p>
      <text:p text:style-name="P138">“<text:span text:style-name="T172">If everybody here has bad intentions, then perhaps </text:span><text:span text:style-name="T834">playing solo</text:span><text:span text:style-name="T172"> would be for the best. I’d rather be the getter than the gotter.</text:span></text:p>
      <text:p text:style-name="P149">But, don’t worry, your message has been noted. Again, I’m no fool. I know that there are retaliation perks and other types of effects that can mess me up. I won’t act recklessly,” Conner states with a bit of tension. “Now, if you’ll excuse me, I’m going to go chat with <text:span text:style-name="T834">the</text:span> others. It’s been a pleasure.”</text:p>
      <text:p text:style-name="P149">“Same,” Mary agrees with a light smile.</text:p>
      <text:p text:style-name="P138">‘<text:span text:style-name="T172">No doubt he’s getting fed up with my lack of gratitude,’ she thinks while observing his reactions. ‘I’ll have to be wary of him </text:span><text:span text:style-name="T1314">too</text:span><text:span text:style-name="T172">.’</text:span></text:p>
      <text:p text:style-name="P149">With Conner dealt with, she turns her attention away from her current group and looks around.</text:p>
      <text:p text:style-name="P139">As expected, Monte is speaking with the Count.</text:p>
      <text:p text:style-name="P139">And, as she looks over <text:span text:style-name="T173">at him</text:span>, he <text:span text:style-name="T173">returns her gaze with nearly perfect timing </text:span>and waves “hello” to her.</text:p>
      <text:p text:style-name="P139">'<text:span text:style-name="T173">Hmm, could it be?’ Mary ponders. ‘Indeed… that should be a clone.</text:span></text:p>
      <text:p text:style-name="P139">I give him 3 days before he has total control of this city. He's really doing quite a lot <text:span text:style-name="T173">in the background…</text:span>’</text:p>
      <text:p text:style-name="P150">Still, Monte’s actions are of no concern to her. As long as he doesn’t bring danger to her, she will turn a blind eye to all of his affairs.</text:p>
      <text:p text:style-name="P1">***</text:p>
      <text:p text:style-name="P1"><text:soft-page-break/>Everybody here chats and gets friendly as all of the players wind up speaking with each other and the nobles to get a good idea of who is who and what is what.</text:p>
      <text:p text:style-name="P1">For players, the 19 that are present are:</text:p>
      <text:p text:style-name="P1">Mary – Martial Artist – Lean Woman, White-Skinned with Modest Features</text:p>
      <text:p text:style-name="P1">Gondor – Heavy Fighter – <text:span text:style-name="T835">Short, Barely 5 Feet Tall</text:span>, Dense Body with Brown Hair and Round Features</text:p>
      <text:p text:style-name="P1">Lavant – Support Mage – Extremely Lightweight, White-Skinned, Frail Looking</text:p>
      <text:p text:style-name="P1">Niagra – Yin/Yang Mage – Moderately Built, Average Appearance, Very Ordinary</text:p>
      <text:p text:style-name="P1">Monte – Mastermind/Informant/Spy – <text:span text:style-name="T835">Pre-Teen or Young Teen, </text:span>Slightly Tanned Skin, <text:span text:style-name="T835">Handsome</text:span></text:p>
      <text:p text:style-name="P1">Conner – Blink Assassin – Oriental Influence, Lean, Muscular, Black Hair, Handsome</text:p>
      <text:p text:style-name="P1">Aric – Guild Master with Super Form – Thick and Sturdy Body, Muscular, Age 30 at least.</text:p>
      <text:p text:style-name="P1">Eswar – Travel Companion – Lightweight Appearance, Silver Hair, Wears Nice Casual Clothes</text:p>
      <text:p text:style-name="P1">Maxwell – God Slayer – Lean Build, Quiet yet Fierce, <text:span text:style-name="T836">Dark Hair, White Skin.</text:span></text:p>
      <text:p text:style-name="P1">Noire - Destruction Mage – Lean, <text:span text:style-name="T836">Patterned with Faint </text:span>Dark-Blue Arcane Symbols <text:span text:style-name="T836">on Body, </text:span>Drawn Over Body</text:p>
      <text:p text:style-name="P1">Aiden – Paladin – Medium Build, Yellow Hair, Modestly attractive.</text:p>
      <text:p text:style-name="P1">Baxter – Paladin – Thick Muscular Build, Green Hair, Modestly Attractive</text:p>
      <text:p text:style-name="P1">Pluto – Explosives Tinker – Lightweight, Muscular, Lean, Ugly Appearance</text:p>
      <text:p text:style-name="P1">Savos – Mech Builder – Very Skinny yet Well-Defined Muscles, Decent Appearance</text:p>
      <text:p text:style-name="P1">Trinity – Hunter – Medium Build, Energetic, Decently Handsome</text:p>
      <text:p text:style-name="P1">Darnell – Rogue, Investigator, Dungeoneer – Light Build, Calm Gaze, Calculating</text:p>
      <text:p text:style-name="P1">King Presley – Dominator, Illusionist – Average Physique, Intelligent Savagery, Calm, Quiet</text:p>
      <text:p text:style-name="P1">Saxton – Guardian – Strong, Large, Muscular Physique, Tall, Intimidating</text:p>
      <text:p text:style-name="P1">Anabar – Bard – Lightweight Physique, <text:span text:style-name="T174">Medium Build, Very Handsome</text:span></text:p>
      <text:p text:style-name="P140">A <text:span text:style-name="T1314">common</text:span> theme among all of the players is that <text:span text:style-name="T837">most</text:span> have chosen playboy level looks. <text:span text:style-name="T837">Only a few are average looking, like Gondor for instance, </text:span>another decision likely made in part for the sake of competitive optimization.</text:p>
      <text:p text:style-name="P140">For Residents, there are the Lord, his wife whom shares the Count rank as well and is referred to as The Countess, and numerous Viscounts and lesser nobles below them.</text:p>
      <text:p text:style-name="P140">The major Viscounts of the territory are the Guard Captain Frank, Grand Strategist Hubert, Magic <text:soft-page-break/>Advisor Ronald and Trade Master Sam.</text:p>
      <text:p text:style-name="P141"><text:span text:style-name="T174">With so much time spent chatting, the degree of friendliness and comfort in the area reaches its max. C</text:span><text:span text:style-name="T173">onnections are made </text:span><text:span text:style-name="T174">amongst </text:span><text:span text:style-name="T173">the nobles and players; exactly as the </text:span><text:span text:style-name="T174">lord initially declared</text:span><text:span text:style-name="T173">.</text:span></text:p>
      <text:p text:style-name="P721"><text:span text:style-name="T173">With his support, the players are offered the resources necessary to fully integrate into the city and empire. Citizen</text:span><text:span text:style-name="T174">ship, housing</text:span><text:span text:style-name="T173">, food, water, equipment and supplies will be granted to them for free. And, their reputation will </text:span><text:span text:style-name="T838">remain as that of heroes.</text:span></text:p>
      <text:p text:style-name="P140">There is an implied understanding that the players will help deal with the spires that have emerged across the continent, to which the players express total satisfaction about. Monsters grant experience. Experience gives levels. And, levels lead to victory. So, there is no reason for the players to be dissatisfied.</text:p>
      <text:p text:style-name="P272">Mary allows everybody else to handle all <text:span text:style-name="T174">of the </text:span>speaking as she sits <text:span text:style-name="T174">off to the side and watches </text:span>everything unfold. Really, all she wants to do right now is go and level. But, <text:span text:style-name="T295">she realizes that it would be better to wait for </text:span>lord and <text:span text:style-name="T295">his </text:span>servants to prepare rooms, equipment, currency, rations and various other adventuring <text:span text:style-name="T174">supplies </text:span><text:span text:style-name="T295">for her and the others</text:span>.</text:p>
      <text:p text:style-name="P759">Besides, she has Passive Training activated, so it isn’t too bad to wait around doing nothing. This is why she picked the perk after all, to capitalize on the ample idle time that is available to her.</text:p>
      <text:p text:style-name="P722"><text:span text:style-name="T174">Thus, she waits </text:span>patiently <text:span text:style-name="T295">and watches her surroundings.</text:span></text:p>
      <text:p text:style-name="P721">Doing this gives her a chance to observe some of the various personalities here as people chat and form bonds. Though, really, nothing is too interesting to her. E<text:span text:style-name="T174">ven </text:span><text:span text:style-name="T180">the discussion of the famine is boring, because the others can only speculate upon topics that she already knows of for certain.</text:span></text:p>
      <text:p text:style-name="P272"><text:span text:style-name="T180">The city’s situation is that crops stopped </text:span><text:span text:style-name="T174">growing properly several </text:span><text:span text:style-name="T839">years</text:span><text:span text:style-name="T174"> ago. And, that is when the </text:span><text:span text:style-name="T175">abnormal tan tinge appeared upon their land. </text:span><text:span text:style-name="T180">The Residents speculate that the spires are the cause, to which the players confirm using knowledge from the beta. However, </text:span><text:span text:style-name="T295">Mary </text:span><text:span text:style-name="T840">internally </text:span><text:span text:style-name="T295">disagrees </text:span><text:span text:style-name="T840">with all of them</text:span><text:span text:style-name="T295">. The effect on their world is likely caused by something else.</text:span></text:p>
      <text:p text:style-name="P143">Nobody bothers Mary either after witnessing her interactions with the now deceased Yolan <text:span text:style-name="T840">and </text:span>Conner. It’s clear that she won’t be an easy person to please regardless of one’s intentions.</text:p>
      <text:p text:style-name="P143">And, this benefits her because she truly has intentions of holding mundane conversations with the people here. <text:span text:style-name="T840">Even though she is acting ‘normal’ around others, it remains that case that her actions are no more than an act.</text:span></text:p>
      <text:p text:style-name="P143">***</text:p>
      <text:p text:style-name="P143">‘Guess I’ll go explore the castle,’ Mary thinks as the <text:span text:style-name="T841">banquet’s </text:span>mood begins to wind down.</text:p>
      <text:p text:style-name="P144">She gets up and leaves, <text:span text:style-name="T841">entering the main lobby of the castle and beginning to wander through it for a time.</text:span></text:p>
      <text:p text:style-name="P760">The interior of the castle is made from cold dark-grey stone bricks with brilliant white beams of <text:soft-page-break/>light streaming in. By now, the sunlight outside has become intense enough to turn the light almost entirely white. Only slight notes of gold remain present within.</text:p>
      <text:p text:style-name="P142"><text:span text:style-name="T180">Eventually, she reaches a stairwell, climbs it and exits atop </text:span><text:span text:style-name="T841">to reach the</text:span> long tall wall spanning the castle's perimeter <text:span text:style-name="T841">and upper outer level</text:span>. A guard <text:span text:style-name="T180">spots her and </text:span>advises her that it's dangerous <text:span text:style-name="T180">to be </text:span>up here, but she says that she is a hero and will be fine.</text:p>
      <text:p text:style-name="P143">This is enough for him to drop the issue and let her past, as he and the other guards notice this and let her through without issue.</text:p>
      <text:p text:style-name="P142">In this way, she continues her walk along the wall and is able to view the entire city below and even quite far into the distance.</text:p>
      <text:p text:style-name="P142">Th<text:span text:style-name="T180">is </text:span>world, from what she can tell, is definitely primitive and medieval. The tan-colored glow <text:span text:style-name="T842">becomes more intense as one looks further, as the amount of reflected sunlight diminishes and the presence of the environmental effect intensifies</text:span>. And, she can see the city buildings, farming areas surrounding them, city walls and surrounding plains extending out from the city's center.</text:p>
      <text:p text:style-name="P142">Even further still, there are forests, mountains and even a large body of water visible in the distance depending on the direction that she looks. <text:span text:style-name="T843">Certain special regions also appear to be present, like a forest with long curling trees, a volcano with a ring of smoke above it and, of course, the large </text:span><text:span text:style-name="T958">pinkish-red </text:span><text:span text:style-name="T843">clouds where the spires reside.</text:span></text:p>
      <text:p text:style-name="P1">A nice breeze passes by and raises her hair, causing her to clutch some of <text:span text:style-name="T843">her hair </text:span>and inspect the strands.</text:p>
      <text:p text:style-name="P145">'I'll have to cut some of this off soon,' she thinks as she tries to spot a <text:span text:style-name="T296">hairdresser</text:span> in town for fun.</text:p>
      <text:p text:style-name="P273"><text:span text:style-name="T181">She takes a seat and relaxes on the wall in </text:span>solitude for a while, letting <text:span text:style-name="T181">an untracked amount of time </text:span><text:span text:style-name="T844">flow</text:span><text:span text:style-name="T181"> </text:span>with her simply enjoying the scenery and thinking over various matters.</text:p>
      <text:p text:style-name="P274">Eventually, though, she decides to get up and head back inside. There are other things that she’d like to do before the day ends.</text:p>
      <text:p text:style-name="P145"><text:span text:style-name="T296">S</text:span>he wanders back to the main hall to see that its empty and snags the attention of a maid to learn about <text:span text:style-name="T181">what everybody else is up to.</text:span></text:p>
      <text:p text:style-name="P145">The maid advises her that <text:span text:style-name="T181">most people have left to resume their daily affairs and the players </text:span>will reconvene for dinner later on.</text:p>
      <text:p text:style-name="P723">Since that’s the case, Mary requests to be led to her room <text:span text:style-name="T846">and the maid complies. The two pass through the castle and arrive at a prepared room.</text:span></text:p>
      <text:p text:style-name="P723">“<text:span text:style-name="T846">Hold one moment,” Mary requests of the maid, whom nods politely and silently.</text:span></text:p>
      <text:p text:style-name="P729"><text:span text:style-name="T847">She looks into the room and sees that the </text:span><text:span text:style-name="T845">room is well prepared for her. T</text:span>he <text:span text:style-name="T182">cold stony interior of the castle is </text:span><text:span text:style-name="T844">partially</text:span><text:span text:style-name="T182"> hidden thanks to bright </text:span>pink carpet<text:span text:style-name="T182">s</text:span>, bright red couches and <text:span text:style-name="T182">her </text:span>large draped bed. There is a makeup stand <text:span text:style-name="T182">in here complete with a mirror, makeup, perfume and a few other feminine </text:span><text:soft-page-break/><text:span text:style-name="T182">necessities. And, </text:span>to the side is a bathroom fitted with a toilet and bath.</text:p>
      <text:p text:style-name="P729">“<text:span text:style-name="T296">Well, this is a nice room,” Mary </text:span><text:span text:style-name="T847">says aloud as she turns to the maid.</text:span></text:p>
      <text:p text:style-name="P729"><text:span text:style-name="T296">“</text:span><text:span text:style-name="T847">I have another question. Is there a smith that works in the castle? Or, perhaps there is a stash of raw materials that I can visit?” Mary asks.</text:span></text:p>
      <text:p text:style-name="P729"><text:span text:style-name="T296">“This…</text:span><text:span text:style-name="T847">,” the maid hesitates.</text:span></text:p>
      <text:p text:style-name="P729"><text:span text:style-name="T296">“</text:span><text:span text:style-name="T847">Don’t worry, I get that I’m asking for difficult things,” Mary states as she puts a hand on the maid’s shoulder. “But, if you could get in touch with somebody with more authority, that would be helpful. I’d really like to stock up on supplies.”</text:span></text:p>
      <text:p text:style-name="P729"><text:span text:style-name="T296">“</text:span><text:span text:style-name="T847">I can do that for you Ms. Mary. Please wait here a moment.”</text:span></text:p>
      <text:p text:style-name="P729"><text:span text:style-name="T296">“</text:span><text:span text:style-name="T847">Thanks.”</text:span></text:p>
      <text:p text:style-name="P724">With that, the maid leaves and Mary steps inside the room, sits on the bed and leans back to lay with half her body on the bed and half off.</text:p>
      <text:p text:style-name="P724">“Ahhh,” she relaxes. “Time to waste away more time.”</text:p>
      <text:p text:style-name="P724">***</text:p>
      <text:p text:style-name="P724">An hour or so passes when there is a knock on Mary’s door.</text:p>
      <text:p text:style-name="P724">“Come in!” she says while sitting upright. And, in response, the door opens gently and <text:span text:style-name="T848">the City Lord appears accompanied by the maid from before.</text:span></text:p>
      <text:p text:style-name="P724">“<text:span text:style-name="T848">Greetings Mary,” the City Lord says. “I heard that you were interested in raw materials?”</text:span></text:p>
      <text:p text:style-name="P727">“<text:span text:style-name="T848">Ah yes,” Mary states while standing up. “I’m surprised that </text:span><text:span text:style-name="T1008">the City Lord would take time out of his schedule to come visit me in person.”</text:span></text:p>
      <text:p text:style-name="P725">“<text:span text:style-name="T848">Well, I feel a bit bad about what happened earlier. If I hadn’t told the guards to move away from you heroes, then the event from earlier wouldn’t have happened,” the City Lord says regretfully. “I sincerely apologize for my oversight.”</text:span></text:p>
      <text:p text:style-name="P761">“It’s no problem,” Mary responds. “It wasn’t your fault.”</text:p>
      <text:p text:style-name="P761">“Unfortunately, any violence in <text:span text:style-name="T1008">the city, especially on my castle grounds, </text:span>is my fault; <text:span text:style-name="T1008">no matter what</text:span>. Thus, I’ve come to accommodate your request personally <text:span text:style-name="T1008">to show my sincerity. </text:span>I hope you’ll allow me to do so?”</text:p>
      <text:p text:style-name="P761">“Since you put it that way, then <text:span text:style-name="T1008">how could I refuse?</text:span>” Mary <text:span text:style-name="T1008">responds with a warm smile. </text:span>“Indeed, I am hoping to gather materials to craft items with. I hope <text:span text:style-name="T1008">that </text:span>you can help?”</text:p>
      <text:p text:style-name="P725">“<text:span text:style-name="T848">Of course,” the lord responds. “What are you looking for?”</text:span></text:p>
      <text:p text:style-name="P728">“<text:span text:style-name="T850">I need </text:span><text:span text:style-name="T1011">lumber,</text:span><text:span text:style-name="T850"> processed metals and a few other materials that may be a bit more rare. Specifically, </text:span><text:span text:style-name="T1012">high-quality wood suitable for bows, </text:span><text:span text:style-name="T850">iron, aluminum and steel </text:span><text:span text:style-name="T1012">for the metals, </text:span><text:span text:style-name="T1022">rope </text:span><text:span text:style-name="T1012">and gunpowder if </text:span><text:soft-page-break/><text:span text:style-name="T1012">you have that.”</text:span></text:p>
      <text:p text:style-name="P726"><text:span text:style-name="T850">“</text:span><text:span text:style-name="T851">Hmm,” the lord brings a finger to his chin and thinks. “The </text:span><text:span text:style-name="T1013">wood and </text:span><text:span text:style-name="T851">metals aren’t a problem. But, what is this gunpowder that you mentioned?”</text:span></text:p>
      <text:p text:style-name="P726">“<text:span text:style-name="T849">It’s a black powder that has explosive properties. </text:span><text:span text:style-name="T851">If you don’t know what it is, then forget about it. Instead, I’d </text:span><text:span text:style-name="T1010">take flint. </text:span><text:span text:style-name="T851">I’m sure that you guys should have that?”</text:span></text:p>
      <text:p text:style-name="P727">“<text:span text:style-name="T1008">Yes, we do have flint</text:span><text:span text:style-name="T851">,” the lord responds. “</text:span><text:span text:style-name="T1008">Though, I am curious about </text:span><text:span text:style-name="T1010">the</text:span><text:span text:style-name="T1008"> gunpowder </text:span><text:span text:style-name="T1010">you mentioned</text:span><text:span text:style-name="T1008">. Could you tell me more about it?”</text:span></text:p>
      <text:p text:style-name="P727">“<text:span text:style-name="T1009">To be honest, I don’t know much about it myself,” Mary lies. “Most ordinary people like myself don’t and wouldn’t because it is an item used to create fairly powerful, dangerous weapons.</text:span></text:p>
      <text:p text:style-name="P873">What I do know is that it is a black powder that can create sparks and explode when struck. When put into confined chambers, it can be used to exert a lot of force of objects and, as a result, send them flying at high speed. Using it allowed for modern civilization to produce guns, rockets and variety of other technological wonders.</text:p>
      <text:p text:style-name="P873"><text:span text:style-name="T1010">However and unfortunately, it is not a natural product. It is a manufactured item that requires a known recipe.</text:span>”</text:p>
      <text:p text:style-name="P872">“<text:span text:style-name="T1010">Wow,” the City Lord comments with a finger on his chin. “That is very enlightening.</text:span></text:p>
      <text:p text:style-name="P874">Since you are requesting flint, then does that mean you intend to substitute gunpowder <text:span text:style-name="T1013">with</text:span> flint?”</text:p>
      <text:p text:style-name="P874">“Kind of,” Mary replies. “I’m basically making something inferior to what gunpowder can produce.”</text:p>
      <text:p text:style-name="P874">“Is this a technique or recipe that you would be willing to share? <text:span text:style-name="T1013">I’d</text:span> be more than happy to help you with the manufacturing of your desired <text:span text:style-name="T1011">product</text:span>,” the Castle Lord offers.</text:p>
      <text:p text:style-name="P874">“<text:span text:style-name="T1011">Oh, sorry, but I think I’ve given you the wrong impression,” Mary responds with a slight laugh. “</text:span><text:span text:style-name="T1013">The item that I am making will not be very useful for anybody except myself. I promise.</text:span></text:p>
      <text:p text:style-name="P875">I’m only making it for self-defense because, well, look at me,” she states while raising her right arm and flexing her bicep.</text:p>
      <text:p text:style-name="P875">“Ah, I understand,” the lord responds. “Well, I will procure the materials that you requested. How much do you need?”</text:p>
      <text:p text:style-name="P730">“About 10 pounds <text:span text:style-name="T1013">of lumber and each metal would be perfect. And, for the flint </text:span><text:span text:style-name="T1021">and rope</text:span><text:span text:style-name="T1013">, I don’t need very much. W</text:span>hatever you can spare within reason would be great.”</text:p>
      <text:p text:style-name="P726">“<text:span text:style-name="T851">Got it. I’ll go talk with my men and see what can be done. Give me a little while.”</text:span></text:p>
      <text:p text:style-name="P726">“<text:span text:style-name="T851">Of course! Thanks!”</text:span></text:p>
      <text:p text:style-name="P726">“<text:span text:style-name="T851">No, thank you. Please, enjoy your rest and look forward to dinner! There is a fabulous feast being prepared for this evening.”</text:span></text:p>
      <text:p text:style-name="P726"><text:soft-page-break/>“<text:span text:style-name="T851">I can’t wait.”</text:span></text:p>
      <text:p text:style-name="P730">The lord nods with approval, then turns to leave, closing the door behind him.</text:p>
      <text:p text:style-name="P730">“Guess I can only wait some more,” Mary thinks with a light smile.</text:p>
      <text:p text:style-name="P730">Waiting around and doing nothing is exactly what she wants to do right now. This situation is too perfect!</text:p>
      <text:p text:style-name="P730">***</text:p>
      <text:p text:style-name="P732">Some more time passes and several men bring carts loaded with material into Mary’s room.</text:p>
      <text:p text:style-name="P876">Wood, i<text:span text:style-name="T1014">ron, aluminum, steel, </text:span><text:span text:style-name="T1021">rope </text:span><text:span text:style-name="T1014">and flint are loaded up in high quantities </text:span><text:span text:style-name="T852">on the wagon, far more than she requested or needs. The metals are all shaped as pristin</text:span>e<text:span text:style-name="T852"> ingots </text:span>polished to a shine <text:span text:style-name="T852">arranged in a neat pyramid</text:span>al <text:span text:style-name="T852">stack on the carts. </text:span><text:span text:style-name="T1021">T</text:span><text:span text:style-name="T852">he flint is </text:span><text:span text:style-name="T853">a pile of rocks that have been shaved down to expose </text:span><text:span text:style-name="T1015">mostly only</text:span><text:span text:style-name="T853"> raw flint. </text:span><text:span text:style-name="T1021">And, there are several different thicknesses of rope provided made of different materials.</text:span></text:p>
      <text:p text:style-name="P731"><text:span text:style-name="T852">‘</text:span><text:span text:style-name="T853">Perfect!’ Mary thinks to herself once the men have left. ‘Who needs a Create Metal spell when you can acquire metal like this?’</text:span></text:p>
      <text:p text:style-name="P733">Thinking like this reminds her of Gondor’s comment at the inn. He was absolutely right about the importan<text:span text:style-name="T1015">ce</text:span> of not overvaluing magic.</text:p>
      <text:p text:style-name="P734">Though, what he said touched on a greater lesson that Mary believes is essential for all Mages to know. Magic is very convenient. However, one should not <text:span text:style-name="T1016">depend on it </text:span><text:span text:style-name="T1315">entirely. </text:span><text:span text:style-name="T1016">Otherwise, one can easily miss out on </text:span>many <text:span text:style-name="T1016">possibilities achievable without magic.</text:span></text:p>
      <text:p text:style-name="P877">Acquiring metal to make an item, as Mary is doing now, is one great example of relying on conventional means over magic ones to achieve her desired goal. And, there are many other similarly simple situations that a Mage can evaluate poorly due to <text:span text:style-name="T1017">overvaluing the necessity </text:span>of magic.</text:p>
      <text:p text:style-name="P1172">Though, <text:span text:style-name="T853">with the harsh nerfs to the magic system for this release session of the game… Mary feels that this lesson is </text:span>likely much less needed <text:span text:style-name="T1018">in this release world</text:span> now <text:span text:style-name="T1018">as when </text:span>compared to <text:span text:style-name="T1018">the beta world from</text:span> before.</text:p>
      <text:p text:style-name="P1172">‘<text:span text:style-name="T1348">Alright, let’s try to store something,’ Mary thinks as she grabs a small piece of flint and holds it in her hand.</text:span></text:p>
      <text:p text:style-name="P735">‘Transfer,’ she thinks with merely a thought.</text:p>
      <text:p text:style-name="P735"><text:span text:style-name="T854">This causes her hand and the ingot to glow for about five seconds before her perk’s effect activates and the metal ingot is transferred into </text:span>the virtual storage space for <text:span text:style-name="T297">Automated</text:span><text:span text:style-name="T269"> Virtual Crafting</text:span>.</text:p>
      <text:p text:style-name="P1170">She then opens her schematics <text:span text:style-name="T1315">manager</text:span> with another thought and checks the interface for changes.</text:p>
      <text:p text:style-name="P1170">‘Good. Everything is working as expected,’ Mary thinks with pleasure. ‘I can transfer items into and out of the private dimension at <text:span text:style-name="T855">a very small spatial mana cost. And, there is only a slight delay between </text:span><text:soft-page-break/><text:span text:style-name="T855">moving items between the </text:span>two spaces <text:span text:style-name="T855">depending on the item to be transferred</text:span>.</text:p>
      <text:p text:style-name="P1171">Unfortunately, my mana capacity is quite limited,’ Mary thinks as she looks at another part of the UI stating that there is 0/100 mana available to her perk. ‘Another consequence of me being so weak.</text:p>
      <text:p text:style-name="P1171">For now, I’ll stash these items somewhere in the room and use them later when I can.’</text:p>
      <text:p text:style-name="P1171">Mary follows up on her thoughts and stashes the raw materials in a corner of the room.</text:p>
      <text:p text:style-name="P738">‘Now, let’s create what I want in the Schematics Manager,’ <text:span text:style-name="T1349">Mary continues.</text:span></text:p>
      <text:p text:style-name="P737">She opens up the schematics manager and then begins to brainstorm <text:span text:style-name="T1019">a crossbow and bolts. </text:span>However, she is even more capable than she expected, as she fully designs a<text:span text:style-name="T1019">ll of the pieces in only seconds.</text:span></text:p>
      <text:p text:style-name="P737"><text:span text:style-name="T1019">The crossbow is a medium size device overall that is suited for being held and aimed with both hands without being too large to majorly inhibit her mobility. Its skeleton consists of a metal frame. Then, wood is used to fill out its shape while remaining lightweight. Last, it includes a cocking mechanism with a crank and rope to </text:span><text:span text:style-name="T1020">ready</text:span><text:span text:style-name="T1019"> bolts.</text:span></text:p>
      <text:p text:style-name="P878">For the bolts, she makes them entirely of metal and shapes them as long, skinny cylinders with sharp tips. <text:span text:style-name="T1020">Overall, its clear that the crossbow will be able to fire deeply penetrating bolts </text:span><text:span text:style-name="T1021">while not impeding mobility by too much. It’s only obvious drawback is that, like all crossbows, reloading will be quite slow.</text:span></text:p>
      <text:p text:style-name="P736">‘A perfect schematic on the first try,’ Mary comments to herself. ‘I guess I’<text:span text:style-name="T856">m not too too nerfed </text:span><text:span text:style-name="T1349">after all</text:span><text:span text:style-name="T856">.’</text:span></text:p>
      <text:p text:style-name="P739">With her schematic created, Mary does what she does best.</text:p>
      <text:p text:style-name="P739">She goes back over to her bed, lays back and relaxes.</text:p>
      <text:p text:style-name="P740">‘This is wonderful,’ she thinks to herself as she considers dozing off. But, with the effects of Passive Training on, it’s simply not possible.</text:p>
      <text:p text:style-name="P1157"><text:span text:style-name="T856">‘</text:span><text:span text:style-name="T1337">A crossbow will be quite strong and will be a good attack method to use and keep my gun hidden.</text:span></text:p>
      <text:p text:style-name="P1158">Since I’m only manipulating the materials to create the crossbow and bolts, it should be made quite quickly.</text:p>
      <text:p text:style-name="P1158">I suppose that in this case, the effect in use by my perk could be regarded as the Divine Effect: Move All.</text:p>
      <text:p text:style-name="P1158">Though, this is pretty common among such crafting perks, so it’s not very special.’</text:p>
      <text:p text:style-name="P739">***</text:p>
      <text:p text:style-name="P739">The day continues to grow later and the sun stretches across the sky and reaches the horizon. The players arrived in the morning of the day. And, now, it is nearly night.</text:p>
      <text:p text:style-name="P739">It is at this time when a knock at the door <text:span text:style-name="T1337">breaks Mary concentration and a maid</text:span> informs Mary that <text:soft-page-break/><text:span text:style-name="T1337">it </text:span>is nearly time for dinner. So, she takes a bath, employing the aid of butlers to bring her hot water in buckets from downstairs, before dressing up and heading <text:span text:style-name="T1338">down</text:span>.</text:p>
      <text:p text:style-name="P1">Mary steps into the dining hall, <text:span text:style-name="T186">a large, gorgeous and well-lit venue</text:span> to <text:span text:style-name="T186">spot nobles in here and all of the players </text:span>sitting at a long table.</text:p>
      <text:p text:style-name="P151">As she arrives, the men in here look at her and, whether consciously or not, reveal expressions of shock and amazement.</text:p>
      <text:p text:style-name="P1">"Mary! Come have a seat," Niagra beckons by patting the spot next to him.</text:p>
      <text:p text:style-name="P152">Mary nods politely and then walks over, as the men stare at her with clearly revealed or poorly hidden lustful gazes. <text:span text:style-name="T857">Some visibly gulp, evoking light slaps from their nearby partners.</text:span></text:p>
      <text:p text:style-name="P741">Meanwhile, Mary barely looks in anybody’s direction as she heads over to Niagra and sits down.</text:p>
      <text:p text:style-name="P741">Before the beta, she never would have thought that seducing others with her looks alone could be such a pleasant feeling.</text:p>
      <text:p text:style-name="P151">“You look pretty,” Niagra comments.</text:p>
      <text:p text:style-name="P151">“Why thank you,” Mary responds politely <text:span text:style-name="T857">as she glances at Lavant.</text:span></text:p>
      <text:p text:style-name="P741">This light glances catches him off guard as his blushed cheeks look away awkwardly in a different direction.</text:p>
      <text:p text:style-name="P151">She then turns her attention to the rest of the group and says, “Gentlemen.”</text:p>
      <text:p text:style-name="P151">Somehow, their little group <text:span text:style-name="T857">of four </text:span>has managed to be all gathered again.</text:p>
      <text:p text:style-name="P742"><text:span text:style-name="T183">Though, there is one addition. Conner sits </text:span><text:span text:style-name="T857">on </text:span><text:span text:style-name="T183">the opposite side of the table </text:span><text:span text:style-name="T857">and waves, “Yo.”</text:span></text:p>
      <text:p text:style-name="P1">"Hey, I went ahead and joined Winner's Lounge. It's pretty neat. You should join," Niagra <text:span text:style-name="T183">immediately encourages</text:span>.</text:p>
      <text:p text:style-name="P1">"You say that as though you've been tasked with recruiting," Mary <text:span text:style-name="T857">replies with a light chuckle</text:span>.</text:p>
      <text:p text:style-name="P1">‘<text:span text:style-name="T857">Is Niagra a kid that snuck into this game?’ Mary wonders. ‘Not impossible.’</text:span></text:p>
      <text:p text:style-name="P1">"Got me eh?" Niagra responds. "Actually, I was the first person to join, so I was made a guild officer! <text:span text:style-name="T301">Impressive right?</text:span>"</text:p>
      <text:p text:style-name="P1">“<text:span text:style-name="T183">Not bad,” Mary responds. “Why not sit with, I believe his name was… Aric?”</text:span></text:p>
      <text:p text:style-name="P1">"Aric is pretty chill," Niagra responds. "He's doesn't care about the little things. He <text:span text:style-name="T183">sees the big </text:span>picture."</text:p>
      <text:p text:style-name="P1">"<text:span text:style-name="T858">Oh really</text:span>," Mary states <text:span text:style-name="T858">to Niagra as though entertaining a child. She then looks over to Conner and asks, </text:span>"Conner, <text:span text:style-name="T183">i</text:span>t seems you've become quite cozy with our little group?"</text:p>
      <text:p text:style-name="P153">"I have!" he <text:span text:style-name="T301">responds enthusiastically</text:span>. "Actually, I wanted to talk to you about earlier. <text:span text:style-name="T184">I realize now </text:span><text:soft-page-break/><text:span text:style-name="T184">that I was perhaps a bit too heavy-handed. I didn’t consider our situation. So, I hope that you won’t hold a grudge for my intervention?”</text:span></text:p>
      <text:p text:style-name="P153">"Psh," Mary sputters and waves her hand lightly. "<text:span text:style-name="T184">What is done is done. I don’t mind at all. And, honestly, it would be unfair for me to judge you badly anyway because I was on the verge of killing him myself.”</text:span></text:p>
      <text:p text:style-name="P1">"<text:span text:style-name="T858">Oh really!?” Conner responds with an excited smile. “Glad to hear that then!”</text:span></text:p>
      <text:p text:style-name="P186">Gondor then speaks up, “Then, that’s water under the bridge! But, I do want to mention, if not for Conner, we definitely were going to rough him up! <text:span text:style-name="T301">We’re cool too, right?</text:span>”</text:p>
      <text:p text:style-name="P153"><text:span text:style-name="T184">“All is fine,” Mary comments </text:span><text:span text:style-name="T301">as she looks around at the food and grabs some</text:span><text:span text:style-name="T184">. “</text:span><text:span text:style-name="T185">Let’s </text:span><text:span text:style-name="T301">discuss </text:span><text:span text:style-name="T185">other things, shall we? I prefer not to dwell in the past.”</text:span></text:p>
      <text:p text:style-name="P743">She understands that much else has happened for these players, so it’s easy to focus in on her prior experience. But, she really doesn’t want to recall that experience. Even though she had braced herself to endure… she really isn’t sure what she would have done had <text:span text:style-name="T1107">Yolan</text:span> been able to commit his act without intervention.</text:p>
      <text:p text:style-name="P153">“<text:span text:style-name="T185">Oh. Then, let’s talk about our cool Mage here,” Gondor speaks up while looking to Lavant. “You’re a Battle Mage?”</text:span></text:p>
      <text:p text:style-name="P1">"All magic is battle magic with enough talent," Lavant boasts.</text:p>
      <text:p text:style-name="P1">"<text:span text:style-name="T185">You say that… but what if you are </text:span><text:span text:style-name="T858">the</text:span><text:span text:style-name="T185"> slow channeling type of </text:span><text:span text:style-name="T186">magic user</text:span><text:span text:style-name="T185">? That wouldn’t be very Battle Mage-y would it?</text:span>," Gondor wonders.</text:p>
      <text:p text:style-name="P154">“<text:span text:style-name="T185">It depends on the type of battle then. In a fight with endless preparation, </text:span><text:span text:style-name="T186">such a user</text:span><text:span text:style-name="T185"> would do well, </text:span><text:span text:style-name="T186">right</text:span><text:span text:style-name="T185">?” Lavant proposes. “But, I get what you’re saying, </text:span><text:span text:style-name="T186">so we can skip to the point.</text:span><text:span text:style-name="T185"> Not everything is black and white. Some types of magic will be better than others in </text:span><text:span text:style-name="T186">specific</text:span><text:span text:style-name="T185"> situations.”</text:span></text:p>
      <text:p text:style-name="P154">“<text:span text:style-name="T186">True. But, I think magic is kind of </text:span><text:span text:style-name="T301">meh</text:span><text:span text:style-name="T186"> overall. </text:span><text:span text:style-name="T858">Especially with the nerfs this go around.</text:span><text:span text:style-name="T186"> That’s why I went for a warrior build that--” Gondor replies.</text:span></text:p>
      <text:p text:style-name="P1">While her group continues to chat, Mary's attention drifts off to the side where the other players are chatting. <text:span text:style-name="T858">There remain 19 other players </text:span><text:span text:style-name="T186">with </text:span><text:span text:style-name="T187">many nobles </text:span><text:span text:style-name="T186">sitting at separate long tables. </text:span><text:span text:style-name="T187">As a result, many conversations are happening in this space. </text:span>And, it appears that at least three major cliques have formed thus far.</text:p>
      <text:p text:style-name="P1">"-- agree and can't wait. You can do all kinds of things in this game; especially once you get strong. I did so many wild things <text:span text:style-name="T859">in beta</text:span>," Maxwell states.</text:p>
      <text:p text:style-name="P744">"In the last <text:span text:style-name="T860">beta</text:span>, I had a harem of 100 women. This time, I want 1,000," another player <text:span text:style-name="T187">named Presley who prefers to go by the title King Presley </text:span>states from across <text:span text:style-name="T861">Maxwell’s table.</text:span></text:p>
      <text:p text:style-name="P1">"Bah. I prefer quality over quantity," Maxwell responds.</text:p>
      <text:p text:style-name="P1">"<text:span text:style-name="T862">Who said I accepted low quality women? Hahaha,” King Presley responds with a laugh.</text:span></text:p>
      <text:p text:style-name="P1"><text:soft-page-break/>In terms of personality, these two have the most fierce and dominant personalities of <text:span text:style-name="T187">all of the players. </text:span>Maxwell has <text:span text:style-name="T863">large black hair </text:span>like the main character from some battle anime while King Presley has large and elaborate dark-red hair of a similar caliber. They are both tall, well-built and objectively handsome with clearly high <text:span text:style-name="T863">social skills</text:span>. Their body language radiates confidence and everything they say and do portrays high leadership qualities.</text:p>
      <text:p text:style-name="P745">At the moment, they appear to be having a lively conversation. However, like always, she can see the truth. <text:span text:style-name="T864">It is as though</text:span><text:span text:style-name="T863"> the phantom images of two lions roaring at each </text:span><text:span text:style-name="T864">exists above the table between them. </text:span>They are playing pretend friends in an attempt to learn more about the other. Likely, they are hellbent on dominating the other and ruling over all of the players here.</text:p>
      <text:p text:style-name="P1">This trend of projecting false appearances, reading others and strategizing every social interaction is too exhausting for her to partake in. Though, she acknowledges that she is somewhat biased due to her overpowered social cognizance.</text:p>
      <text:p text:style-name="P1">'The arrogance to declare oneself a King from the start,' Mary sighs while shaking her head. The typical conversations of men truly disgust her. And, she finds her attention moving over to a different group.</text:p>
      <text:p text:style-name="P1">"--are the lifeblood of society. With the Judge from this game, there is already anticipation for a completely new world order," Savos <text:span text:style-name="T865">states</text:span>.</text:p>
      <text:p text:style-name="P1">"Bah. It'll never happen," Pluto responds. "Humanity will never allow its power to be usurped by machines."</text:p>
      <text:p text:style-name="P746">"You would think! But, that's not how things will play out. Robots and AIs will takeover through integration. One day, your robot is making breakfast. Next, it is doing your job. Finally, it decides your laws and tells you what to do.</text:p>
      <text:p text:style-name="P746"><text:span text:style-name="T865">The singularity is real.</text:span>"</text:p>
      <text:p text:style-name="P155">Everybody in the dining hall chats for a bit about various random topics <text:span text:style-name="T188">about the </text:span>real world, in-game expectations, abilities, likes, dislikes and much more. Meals and drinks are brought in and some nobles even stop by to chat for a while occasionally. <text:span text:style-name="T188">Though, mostly, the various groups chat within their </text:span><text:span text:style-name="T866">established</text:span><text:span text:style-name="T188"> friend circles.</text:span></text:p>
      <text:p text:style-name="P155"><text:span text:style-name="T866">As f</text:span>or the nobles, the topic that they tend to focus <text:span text:style-name="T188">on the most is the appearance of the spires; which makes sense. To players, the spires are merely a game mechanic that could be good or bad, whereas for the nobles, they are a matter of life or death. </text:span><text:span text:style-name="T189">In other words, t</text:span><text:span text:style-name="T188">here is a complete difference </text:span><text:span text:style-name="T866">of</text:span><text:span text:style-name="T188"> opinion o</text:span><text:span text:style-name="T189">n</text:span><text:span text:style-name="T188"> the severity of the issue.</text:span></text:p>
      <text:p text:style-name="P156">Still, nobody shows too much stress or animosity as the meal continues on until the lord arrives.</text:p>
      <text:p text:style-name="P747">With his arrival, hushes are exchanged and his natural charisma leads everybody to silence.</text:p>
      <text:p text:style-name="P156">“Greetings everybody! I hope you are all enjoying the food and drink! Tonight, we continue our celebration of the arrival of our heroes whom have been sent to defend our lands!” the lord states <text:soft-page-break/>loudly.</text:p>
      <text:p text:style-name="P156">As he declares this, the nobles begin to clap loudly, while the players sit at their table and watch the spectacle occur around them.</text:p>
      <text:p text:style-name="P158">The lord raises a hand to calm them, <text:span text:style-name="T867">then continues.</text:span></text:p>
      <text:p text:style-name="P157">“<text:span text:style-name="T190">Very many events have happened today. And, I am thankful to you all for remaining calm and peaceful as we work to determine what is happening and what we should do next.</text:span></text:p>
      <text:p text:style-name="P748">I would like to begin this dinner with some positive news. <text:span text:style-name="T191">Our city’s scouts have returned from investigating the spire and determined th</text:span><text:span text:style-name="T192">at </text:span><text:span text:style-name="T193">there is no real danger from </text:span><text:span text:style-name="T868">it</text:span><text:span text:style-name="T193"> at this time.</text:span></text:p>
      <text:p text:style-name="P749">Demons are being released from the fog around the spire at random intervals. <text:span text:style-name="T193">However, these monsters are all weak enough to be handled easily by our guards. And, in terms of our city’s defenses, there is simply no way that they can breach them.</text:span></text:p>
      <text:p text:style-name="P161">Naturally, we will continue to monitor the situation. <text:span text:style-name="T869">However, we have observed nothing that will threaten us at this time.”</text:span></text:p>
      <text:p text:style-name="P159">The lord then pauses her to give everybody a chance to react to his words and many people sigh with relief. Some exchange brief comments of relief, as the tension in the room lightens slightly.</text:p>
      <text:p text:style-name="P162">“The heroes present <text:span text:style-name="T870">today</text:span> <text:span text:style-name="T870">apparently possess insight into the true nature of these spires and have kindly shared this information for us all. They have told me that they have experienced spires in a different land before along with similar events. And, as a result, they believe that the spires that have appeared will not be a major threat in the short term.</text:span></text:p>
      <text:p text:style-name="P159">In truth, a lot of the information that they have shared is hard to believe. However, if you had told me yesterday that spires breaching the sky would emerge from the ground, I would call you a lunatic.</text:p>
      <text:p text:style-name="P163">There is too much information to cover in a <text:span text:style-name="T870">single speech, so I’ve had our covert team create intelligence reports for you all to review at your leisure. In this report, t</text:span>he most important <text:span text:style-name="T870">detail is that we are all safe. The report will only be to explain why this is the case. They will be distributed in a short while after all of the documents have been drafted up.</text:span></text:p>
      <text:p text:style-name="P160">Now, onto the next topic: <text:span text:style-name="T194">the heroes themselves. I have had the pleasure to speak with many of them and have learned that they are very eager to destroy the spire. </text:span><text:span text:style-name="T195">They are not very strong right now. However, their potential is limitless. It is my hope that they will remedy us of our current circumstances and eventually lead our empire to an era of peace and prosperity beyond our greatest dreams.</text:span></text:p>
      <text:p text:style-name="P164">The vast majority of them are already planning to leave the city tomorrow <text:span text:style-name="T871">to tackle challenges in our region. F</text:span>rom the Mossy Caves to the Iron Woods, there are numerous <text:span text:style-name="T871">places</text:span> for them to <text:span text:style-name="T871">approach that will enable their growth and allow them to achieve their full potential.</text:span></text:p>
      <text:p text:style-name="P164">The king has spoken on this topic as well. Our city is to support the heroes in their goals to become <text:soft-page-break/>strong. And, I certainly will be doing everything in my power to abide by that order. The fate of humanity could possibly be on the line, so let’s be sure to do everything in our power to support <text:span text:style-name="T871">them!</text:span>”</text:p>
      <text:p text:style-name="P164">As the lord speaks, he gestures toward the heroes, causing the nobles to clap loudly in support of them.</text:p>
      <text:p text:style-name="P164">“Now please!” the lord speaks. “Enjoy this meal and celebration.</text:p>
      <text:p text:style-name="P164">I especially hope that you heroes enjoy yourselves as this may be your last chance to relax in comfort for a time.”</text:p>
      <text:p text:style-name="P164">There is another round of applause, before the lord steps in and joins the conversations.</text:p>
      <text:p text:style-name="P168"><text:span text:style-name="T195">The night continues with more chatting, eating and drinking until the evening grows late and people begin to leave. Among those, </text:span>Mary is one of the first to return to her room to rest.</text:p>
      <text:p text:style-name="P167">This causes some of the nobles <text:span text:style-name="T872">present </text:span>to frown with disappointment. However, she doesn’t care, as she returns to her room, <text:span text:style-name="T872">sets up very simple concealed tripwire alarm traps along her door and windows before laying down in bed to sleep.</text:span></text:p>
      <text:p text:style-name="P275">However, sleeping poses a unique challenge in her current state. With Passive Training enabled, she finds it simply impossible to fall asleep, no matter what position she lay in.</text:p>
      <text:p text:style-name="P275">Thus, she <text:span text:style-name="T873">decides to sit </text:span>against a wall and waits with her eyes closed.</text:p>
      <text:p text:style-name="P275">‘If I manage to sleep, that’d be nice. But, if not, so be it.’</text:p>
      <text:h text:style-name="Heading_20_1" text:outline-level="1" text:is-list-header="true">Chapter <text:span text:style-name="T207">3: </text:span><text:span text:style-name="T1413">A</text:span><text:span text:style-name="T1410"> Second Day </text:span><text:span text:style-name="T1412">Battling Wits</text:span></text:h>
      <text:p text:style-name="P329">Mary doesn’t manage to have a good night of sleep <text:span text:style-name="T873">after all</text:span>, only barely drifting off for a few minutes at a time occasionally before waking up in pain.</text:p>
      <text:p text:style-name="P329">This causes her night to be long and entirely devoid of any kind of quality sleep.</text:p>
      <text:p text:style-name="P750"><text:span text:style-name="T378">Still, through pure willpower alone, she pushes through the </text:span><text:span text:style-name="T873">night</text:span><text:span text:style-name="T378"> and gets up before any daylight shines. She begins her day with </text:span><text:span text:style-name="T873">light exercises and stretches, </text:span><text:span text:style-name="T378">being careful not to strain </text:span><text:span text:style-name="T873">or overexert herself.</text:span></text:p>
      <text:p text:style-name="P751">As she works out, her body seems to crack endlessly, as her bones, muscles and flesh adapt to the effects of Passive Training.</text:p>
      <text:p text:style-name="P750"><text:span text:style-name="T873">She keeps up these actions </text:span><text:span text:style-name="T196">until </text:span><text:span text:style-name="T873">the crack of dawn when</text:span><text:span text:style-name="T196"> a butler knocks her door and advises her that meals are prepared downstairs.</text:span></text:p>
      <text:p text:style-name="P165">Thus, she wraps up her morning prep, <text:span text:style-name="T873">gets changed </text:span>and heads downstairs <text:span text:style-name="T874">to </text:span>where several other players have already gathered.</text:p>
      <text:p text:style-name="P166">From a quick <text:span text:style-name="T197">glance, she spots </text:span><text:span text:style-name="T198">the three major figures vying for power sitting together: Aric, King Presley and Maxwell, as well as other </text:span><text:span text:style-name="T199">figures like Monte, </text:span><text:span text:style-name="T198">Lavant, Eswar and Baxter </text:span><text:span text:style-name="T874">sitting off to the side.</text:span></text:p>
      <text:p text:style-name="P165">“Mary!” King Presley calls out to her immediately <text:span text:style-name="T198">while getting up. </text:span>“Good morning.<text:span text:style-name="T198">”</text:span></text:p>
      <text:p text:style-name="P165">“<text:span text:style-name="T198">Mornin’,” she responds lazily.</text:span></text:p>
      <text:p text:style-name="P752">She may as well have been a social butterfly yesterday compared to how she feels today. The lack of sleep and effect of Passive Training is now quite exhausting. She has no desire to entertain any antics.</text:p>
      <text:p text:style-name="P166">“We haven’t <text:span text:style-name="T198">had a chance to talk really. That’s quite unfortunate. Come, have a seat. Let’s all chat </text:span><text:span text:style-name="T1062">a while</text:span><text:span text:style-name="T198">. </text:span><text:span text:style-name="T202">Monte has told us quite a lot of </text:span><text:span text:style-name="T1062">good</text:span><text:span text:style-name="T202"> things about you</text:span><text:span text:style-name="T198">,” King Presley invites.</text:span></text:p>
      <text:p text:style-name="P166"><text:span text:style-name="T198">“</text:span><text:span text:style-name="T202">Oh, has he,” Mary groans as she looks at the smiling and lightly waving Monte.</text:span></text:p>
      <text:p text:style-name="P762">These players clearly don’t care whether she is in the mood to chat or not.</text:p>
      <text:p text:style-name="P762">She considers lying to them about her health. But, decides against it for now.</text:p>
      <text:p text:style-name="P170">As she sits down, King Presley follows behind and sits next to her and she <text:span text:style-name="T203">addresses</text:span> <text:span text:style-name="T199">the others generally </text:span><text:span text:style-name="T203">with a </text:span><text:span text:style-name="T199">“Mornin’.”</text:span></text:p>
      <text:p text:style-name="P169">“Yo,” Aric says with a wave.</text:p>
      <text:p text:style-name="P171"><text:span text:style-name="T217">Maxwell</text:span> merely nods firmly.</text:p>
      <text:p text:style-name="P170">“<text:span text:style-name="T199">We were just talking about today’s objectives,” King Presley states as he slides over a piece of paper. “The scouts drew us a picture of the demons. They look like the one’s from the beta.</text:span></text:p>
      <text:p text:style-name="P171"><text:soft-page-break/>You played in the beta right?”</text:p>
      <text:p text:style-name="P174">“<text:span text:style-name="T874">Yes</text:span>,” Mary responds <text:span text:style-name="T874">plainly</text:span> as she looks at the paper <text:span text:style-name="T1062">that does contain what appears to be the </text:span>black sketch of a demonic figure <text:span text:style-name="T1062">quite similar to in the beta.</text:span></text:p>
      <text:p text:style-name="P171">“Looks like the most basic first <text:span text:style-name="T666">grade</text:span> demon,” Mary comments. “Shouldn’t be too much of a <text:span text:style-name="T874">threat for a half-decent fighter</text:span>.”</text:p>
      <text:p text:style-name="P171">“That’s what we were thinking,” King Presley responds. “We were brainstorming about what is going on and trying to get into the mind of the developers.</text:p>
      <text:p text:style-name="P171">Our consensus for now is that the spires are a mechanic to feed us experience and loot reliably without being too over tuned.”</text:p>
      <text:p text:style-name="P173">“The <text:span text:style-name="T874">fog and</text:span> barrier keeps us from <text:span text:style-name="T874">approaching the spire easily</text:span>,” Aric states. “So, we <text:span text:style-name="T874">doubt that we’ll be destroying the spires themselves anytime soon. </text:span>However, once we get stronger, <text:span text:style-name="T874">achieving such a thing might not be impossible.</text:span></text:p>
      <text:p text:style-name="P171">My <text:span text:style-name="T1062">guess</text:span> is that there is some fairly valuable loot inside of them. But, it’s going to be hard to obtain anything early on.”</text:p>
      <text:p text:style-name="P171">Mary <text:span text:style-name="T874">nods and states</text:span>, “I agree with that. I’m sure that they will be rewarding. However, I also think they will be very dangerous places too. <text:span text:style-name="T874">Our game’s</text:span> developers <text:span text:style-name="T874">seem</text:span> fond of such balance.”</text:p>
      <text:p text:style-name="P171">King Presley follows up, “Agreed.”</text:p>
      <text:p text:style-name="P175">Monte speaks up at this point and says, “There are multiple angles to this scenario, though. It is entirely possible that not destroying the spires could be a better outcome for us if we can contain their output and farm them.</text:p>
      <text:p text:style-name="P175">Optimistic? Sure. But, we shouldn’t be too close-minded about possibilities.”</text:p>
      <text:p text:style-name="P172">“<text:span text:style-name="T200">Ultimately,” Maxwell speaks up at this point, “we don’t have enough information about these spires to make any firm plans. What we do know, however, is that the usual means </text:span><text:span text:style-name="T1062">of</text:span><text:span text:style-name="T200"> grinding for levels remain. The lord has already mentioned special regions. So, we should definitely head to those first to look for loot and gain levels.”</text:span></text:p>
      <text:p text:style-name="P172">“<text:span text:style-name="T200">I agree,” Mary responds.</text:span></text:p>
      <text:p text:style-name="P172">“<text:span text:style-name="T200">Great. Then, we’re basically all in agreement?” Aric states while sitting up and looking around.</text:span></text:p>
      <text:p text:style-name="P175">Now, more players have arrived in the dining hall and nearly everybody has taken a seat to listen.</text:p>
      <text:p text:style-name="P175">Gondor takes advantage of this silence to speak up, “So, we’re really going to form a single raid party from the start?</text:p>
      <text:p text:style-name="P176">Then, that means we need a leader, right?”</text:p>
      <text:p text:style-name="P176">Hearing this, the ears of Maxwell, King Presley and Aric all seem to perk up at once.</text:p>
      <text:p text:style-name="P176"><text:soft-page-break/>“Naturally,” Aric hurriedly speaks up, “I’m the most qualified person for the role.”</text:p>
      <text:p text:style-name="P176">“<text:span text:style-name="T201">Woah, hold up,” King Presley states. “I disagree. I’m definitely far more qualified.”</text:span></text:p>
      <text:p text:style-name="P176">“<text:span text:style-name="T201">Definitely not. I have Guild Leader V! What do you have?” Aric retorts.</text:span></text:p>
      <text:p text:style-name="P176">“<text:span text:style-name="T201">It doesn’t matter if you have Guild Leader 100 if nobody is in your guild,” King Presley argues.</text:span></text:p>
      <text:p text:style-name="P177">Monte stands up and says, “Gentlemen. Gentlemen. Gentlemen. Please! There is no need to argue. We are all smart and civilized people, yes? I propose a <text:span text:style-name="T202">simple solution. Who will be the leader can be decided with either a simple competition or a vote.</text:span></text:p>
      <text:p text:style-name="P178">Also, Maxwell, did you not want a say in this matter?”</text:p>
      <text:p text:style-name="P179">“I lead with strength, not words. There is no need for me to say anything. People will flock to me when they realize what I am capable of,” Maxwell states <text:span text:style-name="T875">proudly.</text:span></text:p>
      <text:p text:style-name="P179">“<text:span text:style-name="T203">Then, I take it you would prefer a competition?” Monte asks.</text:span></text:p>
      <text:p text:style-name="P179">“<text:span text:style-name="T203">I would </text:span><text:span text:style-name="T884">join</text:span><text:span text:style-name="T203">,” Maxwell states seriously.</text:span></text:p>
      <text:p text:style-name="P179">“<text:span text:style-name="T203">What do you two think?” Monte asks.</text:span></text:p>
      <text:p text:style-name="P179">“<text:span text:style-name="T203">I’m fine with a competition,” Aric </text:span><text:span text:style-name="T875">comments</text:span><text:span text:style-name="T203">. “Though, I hope it will be fair? I’m not exactly specialized for combat.”</text:span></text:p>
      <text:p text:style-name="P179">“<text:span text:style-name="T203">I’m fine with a battle of wits,” King Presley states as he looks to Maxwell.</text:span></text:p>
      <text:p text:style-name="P180">“<text:span text:style-name="T885">What is the point of </text:span><text:span text:style-name="T886">competing</text:span><text:span text:style-name="T885"> if you can’t fight?” </text:span><text:span text:style-name="T886">Maxwell says with a sigh. “</text:span><text:span text:style-name="T885">That is the entire point of this game. If you can’t fight, just give up now.”</text:span></text:p>
      <text:p text:style-name="P788">“Just because you can fight doesn’t mean you can lead,” King Presley responds.</text:p>
      <text:p text:style-name="P180">“<text:span text:style-name="T885">The best leaders lead from the front, not the rear,” Maxwell states.</text:span></text:p>
      <text:p text:style-name="P180">“<text:span text:style-name="T887">There are ways to win without fighting. If you think fighting is the only way, then you are far too narrow-minded to be a leader,” King Presley states.</text:span></text:p>
      <text:p text:style-name="P775">Maxwell prepares to respond. But, before he can, the lord enters <text:span text:style-name="T1080">the room.</text:span></text:p>
      <text:p text:style-name="P181">“<text:span text:style-name="T204">A </text:span><text:span text:style-name="T886">competition</text:span><text:span text:style-name="T204"> among heroes!” the lord declares loudly as he walks in with all of the viscounts hovering behind him. “How </text:span><text:span text:style-name="T876">delightful!</text:span></text:p>
      <text:p text:style-name="P937">If you all don’t mind, might I make a suggestion? This seems like the perfect situation to address certain… concerns <text:span text:style-name="T1084">that have cropped up recently</text:span>,” he asks.</text:p>
      <text:p text:style-name="P937">“What do you have in mind?” King Presley asks <text:span text:style-name="T1084">politely.</text:span></text:p>
      <text:p text:style-name="P937">“As you know, I granted you all the title of heroes. And, this title is <text:span text:style-name="T1081">supported by the limited few in this city’s upper nobility that are aware of your existences.</text:span></text:p>
      <text:p text:style-name="P938">However, there is a problem. Yes, the title <text:span text:style-name="T1082">connotes</text:span> <text:span text:style-name="T1082">with</text:span> a positive ideal. <text:span text:style-name="T1084">However</text:span>, it is ultimately <text:soft-page-break/>hollow. In time, others will learn of your presence and there <text:span text:style-name="T1082">could even be those that challenge </text:span><text:span text:style-name="T1084">your </text:span><text:span text:style-name="T1085">legitimacy</text:span><text:span text:style-name="T1084">.</text:span></text:p>
      <text:p text:style-name="P939"><text:span text:style-name="T1083">This is why I propose </text:span><text:span text:style-name="T1084">a competition t</text:span><text:span text:style-name="T1085">hat involves killing demons.</text:span></text:p>
      <text:p text:style-name="P196">Even though the demons are manageable... their existence is a problem. Because of them, the number of <text:span text:style-name="T1086">tourists, adventurers and </text:span>merchants entering the city has dropped to nearly zero, causing our already existing issues to become worse by the day.</text:p>
      <text:p text:style-name="P196">Thus, I propose a competition to solve both of our problems. Split into <text:span text:style-name="T1086">three </text:span>groups and fight demons for a day. <text:span text:style-name="T205">The leader of the team with the most kills will be the leader of your whole group. And, to make things even, the leaders will be able to give orders, but not participate in the fighting </text:span><text:span text:style-name="T877">personally</text:span><text:span text:style-name="T205">.</text:span></text:p>
      <text:p text:style-name="P197">Doing this <text:span text:style-name="T1086">will clearly establish a leader and give your titles weight. Everybody wins in this situation. So, what do you say?”</text:span></text:p>
      <text:p text:style-name="P182">“<text:span text:style-name="T206">A true test of </text:span><text:span text:style-name="T209">commanding</text:span><text:span text:style-name="T206"> prowess… interesting,” Aric thinks while putting a finger to his chin. “I </text:span><text:span text:style-name="T878">have no complaints. Let’s do it.</text:span><text:span text:style-name="T206">”</text:span></text:p>
      <text:p text:style-name="P182">“<text:span text:style-name="T208">I’m fine with a battle of </text:span><text:span text:style-name="T209">leadership skills,” King Presley. “However, there are 19 </text:span><text:span text:style-name="T1401">of us players. </text:span><text:span text:style-name="T209">One of us will need to sit out.”</text:span></text:p>
      <text:p text:style-name="P762">Hearing this causes Mary’s attention to be ensnared as she disables her Passive Training perk immediately and focuses fully on the conversation.</text:p>
      <text:p text:style-name="P762">‘This is a chance to sit out? I need 100% of my abilities here,’ she thinks.</text:p>
      <text:p text:style-name="P183">“<text:span text:style-name="T214">An easy enough problem. Count me out,</text:span><text:span text:style-name="T209">” Monte immediately volunteers. “You guys can vote, of course. But, you know I’m a non-combat class, </text:span><text:span text:style-name="T214">so</text:span><text:span text:style-name="T209"> I doubt anybody </text:span><text:span text:style-name="T879">would want me anyway.”</text:span></text:p>
      <text:p text:style-name="P184"><text:span text:style-name="T214">“</text:span><text:span text:style-name="T879">Hey, I’m actually pretty </text:span><text:span text:style-name="T880">useless</text:span><text:span text:style-name="T879"> myself,” Mary argues </text:span><text:span text:style-name="T880">enthusiastically</text:span><text:span text:style-name="T879">.</text:span></text:p>
      <text:p text:style-name="P762">This sudden perkiness catches several people by surprise.</text:p>
      <text:p text:style-name="P184"><text:span text:style-name="T1063">Mary continues, </text:span><text:span text:style-name="T879">“</text:span><text:span text:style-name="T880">As King Presley said, I haven’t had a chance to properly introduce myself to </text:span><text:span text:style-name="T1063">most of you. </text:span><text:span text:style-name="T880">So, let me do that now.</text:span></text:p>
      <text:p text:style-name="P762">I’m Mary. <text:span text:style-name="T1063">A</text:span> crafter. However, until I reach level 5 and gain some knowledge with this world’s spells, like figure out how to use the Create spells, I’<text:span text:style-name="T1064">ll be</text:span> entirely useless.”</text:p>
      <text:p text:style-name="P185"><text:span text:style-name="T880">“</text:span><text:span text:style-name="T1064">Does that mean you picked a late game scaling build?” King Presley asks.</text:span></text:p>
      <text:p text:style-name="P185"><text:span text:style-name="T880">“</text:span><text:span text:style-name="T1064">Yes,” Mary responds.</text:span></text:p>
      <text:p text:style-name="P764">The City <text:span text:style-name="T1080">Lord suggests</text:span>, “If you need to learn introductory magic, then that is not a problem. <text:span text:style-name="T1064">The </text:span>Mage Academy run by the Mage Guild <text:span text:style-name="T1064">can teach you spells. </text:span><text:span text:style-name="T1079">You </text:span><text:span text:style-name="T1089">heroes are</text:span><text:span text:style-name="T1079"> welcome there at any time.</text:span></text:p>
      <text:p text:style-name="P935">However, my understanding is that you <text:span text:style-name="T1087">heroes</text:span> would prefer to gain levels first before spending time <text:soft-page-break/>practicing spells, <text:span text:style-name="T1087">martial arts </text:span>and such?”</text:p>
      <text:p text:style-name="P936">“<text:span text:style-name="T1087">As long as </text:span><text:span text:style-name="T1088">one isn’t </text:span><text:span text:style-name="T1087">exposed to too much danger, </text:span><text:span text:style-name="T1088">I doubt that anybody will turn down a chance to level up,</text:span><text:span text:style-name="T1087">” Mary responds. “</text:span><text:span text:style-name="T1401">The question is, is there too much danger?</text:span></text:p>
      <text:p text:style-name="P936"><text:span text:style-name="T1088">In my case, I think it would be fine to tag along for experience. But, it would be a lot to ask to expect me to fight any demons; </text:span><text:span text:style-name="T1089">hence why I want to sit out.</text:span><text:span text:style-name="T1088">”</text:span></text:p>
      <text:p text:style-name="P1266">Mary agrees to join the competition easily because she has several means to survival life or death.</text:p>
      <text:p text:style-name="P1266">“This conversation seems pretty important, so should we not wait for others?” King Presley asks. “I don’t think there’s any point trying to settle these matters when others might protest.”</text:p>
      <text:p text:style-name="P1266">“No worries, the rest of the heroes were woken up. They should be coming in a moment,” the lord says as he looks back.</text:p>
      <text:p text:style-name="P1266">And, indeed, the rest of the players have been summoned.</text:p>
      <text:p text:style-name="P1266">They take seats and get sped up on the conversation.</text:p>
      <text:p text:style-name="P1266">This is when Eswar takes the change to suggest, “<text:span text:style-name="T881">Maybe more than one person should sit out? </text:span>I’m pretty useless in combat too. <text:span text:style-name="T882">If Mary, Monte and myself sit out, then we’d only need one more and the teams would be even.”</text:span></text:p>
      <text:p text:style-name="P763">“<text:span text:style-name="T883">Hmm, but I don’t really want to do that,” Aric states </text:span><text:span text:style-name="T1089">with scratching his head</text:span><text:span text:style-name="T883">. “I actually very much might want one of you on my team.”</text:span></text:p>
      <text:p text:style-name="P763">“<text:span text:style-name="T883">Even with us not having combat abilities?” Eswar asks with surprise.</text:span></text:p>
      <text:p text:style-name="P763">“<text:span text:style-name="T1401">Absolutely</text:span><text:span text:style-name="T883">,” Aric confirms.</text:span></text:p>
      <text:p text:style-name="P763">“<text:span text:style-name="T1401">Eh, this is troublesome,” Eswar replies. “I mean, in the first place, is this even a good idea?</text:span></text:p>
      <text:p text:style-name="P1266">We’re going to the spire?</text:p>
      <text:p text:style-name="P1266">That spire?” he asks while pointing forward and to the left through the wall.</text:p>
      <text:p text:style-name="P1266">The castle faces south and the dining hall is on its left side. With the spire being located north-east and him sitting on the dining table’s left side, he faces east and points to the north-east where the spire resides.</text:p>
      <text:p text:style-name="P1266">“I understand your concern,” the lord says. “But, I can assure you that the spire is actually fairly safe right now.</text:p>
      <text:p text:style-name="P1266">Many guards are stationed around it and the situation is extremely stable. There hasn’t been a single demon that the guards couldn’t kill. And, the only reason that any demons manage to escape our containment is because of the vast amount of space around the spire.</text:p>
      <text:p text:style-name="P1266">You are all our empire’s heroes and champions. I would not send you to your deaths if I felt the situation were any different. You’ll have guard escorts with you and a carriage to make a quick escape <text:soft-page-break/>if necessary.</text:p>
      <text:p text:style-name="P1266">Hopefully that should allay your fears?”</text:p>
      <text:p text:style-name="P1266">“I just want to know if you guys can actually beat them?” Eswar asks while looking around at various fighters.</text:p>
      <text:p text:style-name="P1266">“There is nothing that I can’t beat,” Maxwell states confidently.</text:p>
      <text:p text:style-name="P1266">“Yeah, based on the info that we’ve got, these demons are real small fry,” King Presley. “Even if they surprised us with a demon a couple of ranks higher, it wouldn’t be a threat.</text:p>
      <text:p text:style-name="P1266">We’ll be fine.”</text:p>
      <text:p text:style-name="P1266">“Well, you heard em,” Aric comments with a smile.</text:p>
      <text:p text:style-name="P1266">“Fine, fine,” Eswar responds with a sigh.</text:p>
      <text:p text:style-name="P1266">“Great!</text:p>
      <text:p text:style-name="P1266">Then, onto the next matter.</text:p>
      <text:p text:style-name="P776">If you are all fine with it, I can settle the matter of who will lead, who will sit out and who will be on which team?” the City Lord offers.</text:p>
      <text:p text:style-name="P763">“<text:span text:style-name="T887">You are our sponsor and an impartial third-party,” Monte declares </text:span><text:span text:style-name="T1401">while looking at the others</text:span><text:span text:style-name="T887">. “If we want to avoid wasting a bunch of time bickering, I think it would be in all of our best interests to let you decide.”</text:span></text:p>
      <text:p text:style-name="P763">“<text:span text:style-name="T887">I don’t doubt your impartiality,” King Presley states toward the City Lord. “But, I definitely think there is a skill component to who we pick to be on our team and I’d rather not give that up.”</text:span></text:p>
      <text:p text:style-name="P763">“<text:span text:style-name="T887">I agree,” Aric states. “There are definitely a few people that I really want on my team no matter what.”</text:span></text:p>
      <text:p text:style-name="P763">“<text:span text:style-name="T890">It doesn’t matter who I get,” Maxwell states. “The result will be the same either way.”</text:span></text:p>
      <text:p text:style-name="P774">The City Lord <text:span text:style-name="T890">comments</text:span>, “<text:span text:style-name="T892">Right. Well, e</text:span><text:span text:style-name="T891">ither way, you have to have somebody pick first. So, if you won’t let me decide for you, then you’ll have to come up with something among yourselves. Feel free to brainstorm. But, do remember that time is ticking. </text:span><text:span text:style-name="T1402">The sun won’t stay up all day.</text:span><text:span text:style-name="T891">”</text:span></text:p>
      <text:p text:style-name="P774">“<text:span text:style-name="T893">Alright, you can decide,” Aric states.</text:span></text:p>
      <text:p text:style-name="P774">“<text:span text:style-name="T893">Yeah, I’m not going to waste our time,” King Presley adds.</text:span></text:p>
      <text:p text:style-name="P777">As for Maxwell, he doesn’t say anything. He merely nods.</text:p>
      <text:p text:style-name="P943">The City Lord smiles and states, “Great! Then, we will play a simple game to decide the pick order. Let’s play What Number am I Thinking?</text:p>
      <text:p text:style-name="P943">I’ll think of a number and then you will each guess which number it is. The closest guess will win.</text:p>
      <text:p text:style-name="P943"><text:soft-page-break/>As for the pick order, the game winner will go first <text:span text:style-name="T1094">and pick on hero, second place will go second and pick one hero and </text:span><text:span text:style-name="T893">then</text:span><text:span text:style-name="T886"> the third </text:span><text:span text:style-name="T888">challenger</text:span><text:span text:style-name="T886"> </text:span><text:span text:style-name="T1094">will get</text:span><text:span text:style-name="T886"> to pick </text:span><text:span text:style-name="T893">three </text:span><text:span text:style-name="T888">heroes</text:span><text:span text:style-name="T886">. </text:span><text:span text:style-name="T888">After that, the second player will pick two heroes and the first player will pick two heroes. </text:span><text:span text:style-name="T890">Finally, </text:span><text:span text:style-name="T888">the challengers will pick </text:span><text:span text:style-name="T889">a hero from first, second, to third </text:span><text:span text:style-name="T1094">place</text:span><text:span text:style-name="T889"> twice.</text:span></text:p>
      <text:p text:style-name="P944">And, for the leftover 19th player, whoever isn’t picked will sit out. <text:span text:style-name="T893">Any objections?”</text:span></text:p>
      <text:p text:style-name="P777">The three players shake their head’s no, so the City Lord says, “Great! King Presley, go ahead and pick first.”</text:p>
      <text:p text:style-name="P765">“<text:span text:style-name="T893">To be clear, are 1 and 100 possible answers? And, does guessing above or below the number invalidate our answer in any way?” King Presley asks.</text:span></text:p>
      <text:p text:style-name="P765">“<text:span text:style-name="T893">You may pick 1 or 100. And, we will pick the absolute closest number. If there is a tie, then we will repeat this game until there is only one winner,” the City Lord responds.</text:span></text:p>
      <text:p text:style-name="P766">“<text:span text:style-name="T894">Fine. Then, I’m guessing </text:span><text:span text:style-name="T896">75</text:span><text:span text:style-name="T894">” King Presley responds.</text:span></text:p>
      <text:p text:style-name="P765">“<text:span text:style-name="T894">Maxwell?” the lord asks.</text:span></text:p>
      <text:p text:style-name="P765">“<text:span text:style-name="T896">33</text:span><text:span text:style-name="T894">,” Maxwell states.</text:span></text:p>
      <text:p text:style-name="P767">“<text:span text:style-name="T894">Ahh, you guys are </text:span><text:span text:style-name="T895">really </text:span><text:span text:style-name="T899">cutthroat</text:span><text:span text:style-name="T894">,” Aric states with a helpless </text:span><text:span text:style-name="T895">sigh</text:span><text:span text:style-name="T894">.</text:span></text:p>
      <text:p text:style-name="P768">‘<text:span text:style-name="T895">Indeed, they are,’ Mary thinks as she breaks down the situation in her head. ‘The numbers </text:span><text:span text:style-name="T896">75</text:span><text:span text:style-name="T895"> and 33 are brutal choices </text:span><text:span text:style-name="T896">because of the victory odds that each gives.</text:span></text:p>
      <text:p text:style-name="P769"><text:span text:style-name="T896">I</text:span><text:span text:style-name="T895">f he picks a number between them </text:span><text:span text:style-name="T896">like 34, 50 or 74, then the odds for each case for King Presley, Maxwell and Aric respectively would be </text:span><text:span text:style-name="T897">41</text:span><text:span text:style-name="T896">%/</text:span><text:span text:style-name="T897">33</text:span><text:span text:style-name="T896">%/</text:span><text:span text:style-name="T897">26%, 38%/42%/</text:span><text:span text:style-name="T898">20% and 2</text:span><text:span text:style-name="T899">6</text:span><text:span text:style-name="T898">%/</text:span><text:span text:style-name="T899">53</text:span><text:span text:style-name="T898">%/</text:span><text:span text:style-name="T899">21</text:span><text:span text:style-name="T898">%</text:span><text:span text:style-name="T896">. </text:span><text:span text:style-name="T899">Thus, his absolute best case choice is 34, yet that is still only a 26% chance to win compared to their much greater odds.</text:span></text:p>
      <text:p text:style-name="P769"><text:span text:style-name="T899">It’s clear that all three of them are very familiar with game theory given their quick responses and reactions in this game. They likely didn’t have to </text:span><text:span text:style-name="T900">work out the </text:span><text:span text:style-name="T899">statistically </text:span><text:span text:style-name="T900">best choices to make on their turns </text:span><text:span text:style-name="T901">to any extent</text:span><text:span text:style-name="T900">.</text:span><text:span text:style-name="T899">’</text:span></text:p>
      <text:p text:style-name="P770"><text:span text:style-name="T894">“</text:span><text:span text:style-name="T899">I really should have insisted on something more random,” Aric states. “I guess I’ll </text:span><text:span text:style-name="T901">choose the chaotic route to punish you King Presley. I choose 76.”</text:span></text:p>
      <text:p text:style-name="P770">“<text:span text:style-name="T901">Don’t be like that,” King Presley says with a frown. “You’ll only have a 24% chance of winning </text:span><text:span text:style-name="T902">with that move.”</text:span></text:p>
      <text:p text:style-name="P771">“<text:span text:style-name="T902">Oh, I knows,” Aric responds. “I lose a 2% chance to win and Maxwell’s chance to win jumps up to 54%. However, in exchange, your chance to win drops down to only 22%, meaning I technically have a better chance of beating you like this.</text:span></text:p>
      <text:p text:style-name="P789">I think a bit of punishment like this is worth teaching you a lesson. I’m not to be trifled with.”</text:p>
      <text:p text:style-name="P789">“Hahaha! Excellent,” Maxwell says with a loud laugh. “City Lord. What is the number? I really <text:soft-page-break/>must know.”</text:p>
      <text:p text:style-name="P771">“<text:span text:style-name="T903">Everybody has guessed, so I will reveal the number. 15!”</text:span></text:p>
      <text:p text:style-name="P772">“<text:span text:style-name="T903">Hehe, of course it is,” Maxwell states contently.</text:span></text:p>
      <text:p text:style-name="P772">“<text:span text:style-name="T903">Haha, wow. Would you look at that? Looks like your little strategy backfired, huh?” King Presley teases </text:span><text:span text:style-name="T904">Aric. “Should have just went with 74 or 34.”</text:span></text:p>
      <text:p text:style-name="P772">“<text:span text:style-name="T904">Oh? You think it backfired?” Aric responds mysteriously.</text:span></text:p>
      <text:p text:style-name="P773">“<text:span text:style-name="T904">Pff, don’t even try to act like you don’t care,” King Presley states.</text:span></text:p>
      <text:p text:style-name="P780">“Shh, shhh,” Maxwell shushes them. “It’s my turn to pick first. I want you all to watch a winner at work.</text:p>
      <text:p text:style-name="P780">Conner, I want you on my team. Come over here.”</text:p>
      <text:p text:style-name="P780">Hearing this, Aric and King Presley watch closely, but contain themselves from showing any emotion.</text:p>
      <text:p text:style-name="P779">“<text:span text:style-name="T210">Saxton,” King Presley states without hesitation. “</text:span><text:span text:style-name="T905">Please join my team.”</text:span></text:p>
      <text:p text:style-name="P779">“<text:span text:style-name="T210">Good choice,” Saxton states as he approaches King Presley.</text:span></text:p>
      <text:p text:style-name="P779">“<text:span text:style-name="T905">Mary,” King Presley says without hesitation.</text:span></text:p>
      <text:p text:style-name="P779">“<text:span text:style-name="T905">Wait. What?” Mary asks with shock.</text:span></text:p>
      <text:p text:style-name="P790">Though, she has Passive Training re-enabled right now, so her shock doesn’t last long before she somewhat dully asks, “Why me?”</text:p>
      <text:p text:style-name="P778">“<text:span text:style-name="T905">Just following a friend’s advice,” Aric respond with a light smile.</text:span></text:p>
      <text:p text:style-name="P778">“<text:span text:style-name="T905">Pick your second and third party members,” the City Lord urges.</text:span></text:p>
      <text:p text:style-name="P778">“<text:span text:style-name="T906">Then, I’ll take…,” Aric continues.</text:span></text:p>
      <text:p text:style-name="P781">In this way, the three go in the order that the City Lord proposed earlier until they pick everybody for their teams.</text:p>
      <text:p text:style-name="P781">This results in the teams:</text:p>
      <text:p text:style-name="P187">Maxwell: Conner, Darnell, Baxter, <text:span text:style-name="T211">Lavant</text:span>, Pluto</text:p>
      <text:p text:style-name="P188">King Presley: <text:span text:style-name="T211">Saxton, Aiden, Trinity, </text:span>Noire<text:span text:style-name="T211">, Savos</text:span></text:p>
      <text:p text:style-name="P189">Aric: Mary, Niagra, Gondor, Anabar, <text:span text:style-name="T211">Eswar</text:span></text:p>
      <text:p text:style-name="P254">Once the choices are made, the players look around and comment on the situation.</text:p>
      <text:p text:style-name="P189">“<text:span text:style-name="T253">Damnit!” Pluto grunts. “I don’t know what to be more mad at. The fact that </text:span><text:span text:style-name="T906">we were</text:span><text:span text:style-name="T253"> last pick. Or, the fact that we’ve been split up.”</text:span></text:p>
      <text:p text:style-name="P189"><text:soft-page-break/>“<text:span text:style-name="T253">Hey,” Savos says toward Maxwell and King Presley, “I know that we’re just tools to you guys and you don’t care about us. But, could you maybe show a shred of consideration? How can you split me up from my buddy?”</text:span></text:p>
      <text:p text:style-name="P782">King Presley doesn’t even respond to him as he looks to Maxwell and asks, “W<text:span text:style-name="T253">ould you be willing to swap Lavant for Savos?”</text:span></text:p>
      <text:p text:style-name="P190">“<text:span text:style-name="T907">How about you give me Noire for Pluto instead?</text:span><text:span text:style-name="T253">” Maxwell responds stoically.</text:span></text:p>
      <text:p text:style-name="P190">“<text:span text:style-name="T254">Then, it seems we have a disagreement,” King Presley says helplessly with a </text:span><text:span text:style-name="T907">light </text:span><text:span text:style-name="T254">smile.</text:span></text:p>
      <text:p text:style-name="P782">The City Lord steps in and speaks up. “Pluto. Savos. Please bear with this arrangement for now. It is only temporary for one day. Could you do that for me?”</text:p>
      <text:p text:style-name="P782">“<text:span text:style-name="T908">Actually, I have a bit of a complain</text:span><text:span text:style-name="T912">t</text:span><text:span text:style-name="T908"> too,” Trinity speaks up.</text:span></text:p>
      <text:p text:style-name="P782">“<text:span text:style-name="T908">Oh? What is on your mind?” the City Lord asks.</text:span></text:p>
      <text:p text:style-name="P782">“<text:span text:style-name="T1090">I’ve been watching everything unfold and think I’ve got a good read on everybody.</text:span></text:p>
      <text:p text:style-name="P940">And, boy. I’m <text:span text:style-name="T1091">disappointed.”</text:span></text:p>
      <text:p text:style-name="P940">“<text:span text:style-name="T1091">Explain,” the City Lord requests with a pleasant tone.</text:span></text:p>
      <text:p text:style-name="P940">“<text:span text:style-name="T1091">I mean. It’s simple, isn’t it? What’s in it for us?” Trinity asks. “</text:span><text:span text:style-name="T255">I mean, I get why Maxwell, ‘</text:span><text:span text:style-name="T1091">King’,”</text:span><text:span text:style-name="T255"> </text:span><text:span text:style-name="T1091">he says with extra emphasis, “</text:span><text:span text:style-name="T255">Presley and Aric care about this competition. But, why should </text:span><text:span text:style-name="T1091">I or anybody else give a single fuck? E</text:span><text:span text:style-name="T908">specially with the three of them treating us </text:span><text:span text:style-name="T1091">effectively </text:span><text:span text:style-name="T908">like pieces of meat.</text:span><text:span text:style-name="T255">”</text:span></text:p>
      <text:p text:style-name="P791">Maxwell and Aric remain completely silent and aloof with an obvious lack of intention to respond.</text:p>
      <text:p text:style-name="P791">Trinity is not on their team. So, what do they <text:span text:style-name="T1091">care if he acts rebelliously</text:span>?</text:p>
      <text:p text:style-name="P792">King Presley picks up on this and smiles bitterly as he states, “That’s a silly question, no? This is a chance to kill demons and gain experience. <text:span text:style-name="T1092">You’ll also be able to make friends and join a stable group.</text:span></text:p>
      <text:p text:style-name="P941">In terms of benefits, participating is the obvious choice, no?”</text:p>
      <text:p text:style-name="P791">“<text:span text:style-name="T258">That’s thinking too small my man,” Trinity disagrees while pointing a gun-shaped hand at his forehead. “</text:span>I can go kill demons solo. <text:span text:style-name="T258">Or form my own small group. Getting experience is not a problem.</text:span></text:p>
      <text:p text:style-name="P794">What I want to know is why I should stick my neck out to support somebody whom up to a few seconds ago was practically a stranger?</text:p>
      <text:p text:style-name="P794">And, that’s not my only issue. We already saw one player act up <text:span text:style-name="T1092">the other</text:span>. What’s to stop somebody else from doing the same? Chaotic personalities aside, there’s a guy with Guild Master V here,” he says while sending a glance over toward Aric. “Who is to say that I or somebody else hasn’t already joined his guild and intends to sabotage?”</text:p>
      <text:p text:style-name="P794"><text:soft-page-break/>“Alright, I get it,” King Presley states clearly. “For you, this is a matter of incentive.”</text:p>
      <text:p text:style-name="P794">“Bingo!” <text:span text:style-name="T909">Trinity confirms.</text:span></text:p>
      <text:p text:style-name="P791">“<text:span text:style-name="T256">Then, what do you want?” King Presley asks. “Money? Favor? Influence? I doubt </text:span><text:span text:style-name="T258">I have anything of value to offer you other than my favor… which, you don’t strike me as the type to care much for.”</text:span></text:p>
      <text:p text:style-name="P791">“<text:span text:style-name="T257">Oh, </text:span><text:span text:style-name="T1093">my friend. But, that is where you’re wrong</text:span><text:span text:style-name="T257">,” Trinity disagrees. “I’d love to be on your good side. In fact, that’s actually what I’m aiming for.</text:span></text:p>
      <text:p text:style-name="P796">But, I’m a bit of a businessman, so I like to make things clear.”</text:p>
      <text:p text:style-name="P791">“<text:span text:style-name="T257">Then </text:span><text:span text:style-name="T258">speak clearly</text:span><text:span text:style-name="T257">,” King Presley </text:span><text:span text:style-name="T1093">urges</text:span><text:span text:style-name="T257">.</text:span></text:p>
      <text:p text:style-name="P791">“<text:span text:style-name="T257">If I participate in this little game of yours, then you will owe me </text:span><text:span text:style-name="T258">one favor in the future. </text:span><text:span text:style-name="T257">Not a bad deal </text:span><text:span text:style-name="T258">for the opportunity to lead 19 players</text:span><text:span text:style-name="T257">, right?”</text:span></text:p>
      <text:p text:style-name="P793">“<text:span text:style-name="T258">I’m not opposed to the idea of owing a favor. However, like you, I like to make things clear </text:span><text:span text:style-name="T1093">as well</text:span><text:span text:style-name="T258">.</text:span></text:p>
      <text:p text:style-name="P942">First, don’t think that I’m desperate to become this group’s leader for selfish reasons. I’m doing it because I think that it is in the group’s best interest that I am in such a role. You can really consider what I’m trying to do an act of charity.</text:p>
      <text:p text:style-name="P942">Second, my guild perk isn’t restricted to only players. Like you, I could seek out others and form my own group. I’m definitely not out of options.</text:p>
      <text:p text:style-name="P942">So, do tell me now. What kind of favor do you have in mind?”</text:p>
      <text:p text:style-name="P791">“<text:span text:style-name="T258">Ah, the fair and considerate leader,” Trinity </text:span><text:span text:style-name="T1093">responds</text:span><text:span text:style-name="T258"> with a smile </text:span><text:span text:style-name="T1093">while</text:span><text:span text:style-name="T258"> raising his arms broadly outwards. “You raise valid points.</text:span></text:p>
      <text:p text:style-name="P795">I won’t speak for others, but my future favor would entail nothing much more extreme than what you’re asking us to do now.</text:p>
      <text:p text:style-name="P795">Proportionally speaking anyway.</text:p>
      <text:p text:style-name="P795">As for conditions, I think <text:span text:style-name="T909">it’s obvious that</text:span> whether we get a favor or not <text:span text:style-name="T909">should be </text:span>based on whether you win or lose. <text:span text:style-name="T259">Good enough?”</text:span></text:p>
      <text:p text:style-name="P794">“<text:span text:style-name="T259">Fine.” King Presley states as he looks at the other members of his team.</text:span></text:p>
      <text:p text:style-name="P784">After Trinity’s conversation, several members look to their leaders in anticipation, so <text:span text:style-name="T1095">conversations begin to create deals between group leader and members.</text:span></text:p>
      <text:p text:style-name="P797"><text:span text:style-name="T1095">Still, </text:span>not everybody is satisfied <text:span text:style-name="T1095">with this arrangement.</text:span></text:p>
      <text:p text:style-name="P782">“<text:span text:style-name="T913">Now, about our complaints?” Savos speaks up.</text:span></text:p>
      <text:p text:style-name="P798">Though, nobody speaks up at his words.</text:p>
      <text:p text:style-name="P798"><text:soft-page-break/>“<text:span text:style-name="T1095">All silent, eh? Fine. </text:span>I’ll just go to Maxwell’s team,” Savos <text:span text:style-name="T1095">declares</text:span>. “<text:span text:style-name="T1095">You can’t force me to be on somebody’s team.”</text:span></text:p>
      <text:p text:style-name="P798">“Woah, that seems a bit extreme, no?” King Presley says with a nervous laugh.</text:p>
      <text:p text:style-name="P799">“Ah-hum,” the lord fake coughs. “I <text:span text:style-name="T914">am glad that </text:span>you all value this competition highly. However, <text:span text:style-name="T914">this is yet another disagreement that I don’t want to make a big deal of. </text:span><text:span text:style-name="T915">Thus, I will make a suggestion.</text:span></text:p>
      <text:p text:style-name="P800">Maxwell, since you had first pick, you will trade <text:span text:style-name="T915">Lavant for Savos. </text:span>And, in exchange, <text:span text:style-name="T915">your final </text:span>demon kill count <text:span text:style-name="T915">will be increased by 10%.</text:span></text:p>
      <text:p text:style-name="P802">Fair?”</text:p>
      <text:p text:style-name="P800">“<text:span text:style-name="T915">Hmm, make it 15%,” Maxwell argues.</text:span></text:p>
      <text:p text:style-name="P801">“<text:span text:style-name="T915">If 15% is what you consider fair, then let’s swap who gets who,” King Presley </text:span><text:span text:style-name="T918">interrupts and </text:span><text:span text:style-name="T915">argues </text:span><text:span text:style-name="T918">almost immediately</text:span><text:span text:style-name="T915">.</text:span></text:p>
      <text:p text:style-name="P817">His response speed is so fast that it is as though he was expecting Maxwell to say such a thing.</text:p>
      <text:p text:style-name="P801"><text:span text:style-name="T915">“I’ll give up Noire for Pluto. City Lord: Since I’m second pick, I </text:span><text:span text:style-name="T918">should </text:span><text:span text:style-name="T915">get priority right?” </text:span><text:span text:style-name="T918">King Presley continues.</text:span></text:p>
      <text:p text:style-name="P800">“<text:span text:style-name="T918">Yes</text:span><text:span text:style-name="T915">,” the City Lord responds </text:span><text:span text:style-name="T918">with a nod.</text:span></text:p>
      <text:p text:style-name="P800">“<text:span text:style-name="T915">Then, this matter is settled,” King Presley says with a smile as he looks to </text:span><text:span text:style-name="T916">Maxwell</text:span><text:span text:style-name="T915">, <text:s/>“Unless, of course, you have a disagreement?”</text:span></text:p>
      <text:p text:style-name="P803">Maxwell, perhaps for the first time ever, glares at King Presley with a serious frown.</text:p>
      <text:p text:style-name="P803">“<text:span text:style-name="T916">A man dares to snatch the lion’s feast and is instead left with the </text:span><text:span text:style-name="T918">corpse’s </text:span><text:span text:style-name="T916">remains,” Aiden states </text:span><text:span text:style-name="T917">with a snarky chuckle</text:span><text:span text:style-name="T916">. “</text:span><text:span text:style-name="T918">The tales of our adventure will be truly epic!”</text:span><text:span text:style-name="T916">”</text:span></text:p>
      <text:p text:style-name="P804"><text:span text:style-name="T918">Hearing this, </text:span>Maxwell glares over at Aiden, causing <text:span text:style-name="T917">Aiden</text:span> to raise his hands up to expose his palms and gesture ‘I <text:span text:style-name="T917">give up</text:span>’. <text:span text:style-name="T918">Still</text:span>, it’s clear to everybody that Maxwell is now in a <text:span text:style-name="T917">source</text:span> mood.</text:p>
      <text:p text:style-name="P803"><text:span text:style-name="T916">“I would never go back on my word,” </text:span><text:span text:style-name="T918">Maxwell says before returning to his neutral position with upright posture, arms closed and eyes seemingly closed.</text:span></text:p>
      <text:p text:style-name="P802">“<text:span text:style-name="T918">Great!” King Presley states. “City Lord, it sounds like our teams are all settled. We’re ready to go.”</text:span></text:p>
      <text:p text:style-name="P805">This puts the final teams at:</text:p>
      <text:p text:style-name="P805">Maxwell: Conner, Darnell, Baxter, Savos, Pluto</text:p>
      <text:p text:style-name="P805">King Presley: Saxton, Aiden, Trinity, Noire, Lavant</text:p>
      <text:p text:style-name="P805">Aric: Mary, Niagra, Gondor, Anabar, Eswar</text:p>
      <text:p text:style-name="P945">Deals have been made among group leaders and their members with only Mary being an exception. In her case, she tells Aric that she’ll help as much as possible and doesn’t want to make any <text:soft-page-break/>commitments.</text:p>
      <text:p text:style-name="P802">“<text:span text:style-name="T918">Understood. Then, let </text:span><text:span text:style-name="T919">me describe the specifics of the </text:span><text:span text:style-name="T918">competition,” </text:span><text:span text:style-name="T919">The City Lord States. “The duration of the contest will be until nightfall. </text:span><text:span text:style-name="T212">The group with the most kills wins. Collect both ears from each demon that you </text:span><text:span text:style-name="T1096">slay</text:span><text:span text:style-name="T212"> and that will serve as indisputable proof of </text:span><text:span text:style-name="T1096">your</text:span><text:span text:style-name="T212"> kill. Are these terms fine?”</text:span></text:p>
      <text:p text:style-name="P806">“<text:span text:style-name="T920">Yes,” Maxwell states plainly.</text:span></text:p>
      <text:p text:style-name="P806">“<text:span text:style-name="T920">Of course,” King Presley responds.</text:span></text:p>
      <text:p text:style-name="P806">“<text:span text:style-name="T920">Yup,” Aric responds.</text:span></text:p>
      <text:p text:style-name="P783">“I’m happy that we could all come to a<text:span text:style-name="T1096">n</text:span> agreement,” the <text:span text:style-name="T909">City Lord </text:span>nods in approval. “If there is nothing else, then follow me. <text:span text:style-name="T212">Your equipment and rides have been prepared at the stables. I’ve taken into consideration all of your requests, so you should be quite pleased with the setup!”</text:span></text:p>
      <text:p text:style-name="P191">With that said, the group follows the lord to the stables that are adjacent to the castle and find a carriage with its back opened up to reveal plenty of loot that spills even into crates along the ground. There is a ton of supplies available, which is perfect, as there are 19 players here that require items.</text:p>
      <text:p text:style-name="P191">“Our empire’s royalty is aware of the current situation and intends to send aid to our city over the coming days. But, for now, I hope that these offerings will be enough to meet your needs.”</text:p>
      <text:p text:style-name="P191">“Excellent, I can start with my preferred weapon,” Maxwell states as he walks over to a spear and picks it up.</text:p>
      <text:p text:style-name="P191">With his huge body further enhanced by the spear, it looks like he could stab a man from over 10 feet away.</text:p>
      <text:p text:style-name="P191">‘What a joke,’ some people think in disbelief.</text:p>
      <text:p text:style-name="P192">Some are even starting to <text:span text:style-name="T910">understand what he meant by his words that others would naturally gravitate toward him. He looks powerful. </text:span><text:span text:style-name="T940">And, </text:span><text:span text:style-name="T939">as he begins to practice with his spear, the image is emphasized even more so </text:span><text:span text:style-name="T940">as others pause to stare.</text:span></text:p>
      <text:p text:style-name="P821">He spins the spear around his body with <text:span text:style-name="T940">masterful</text:span> grace as he twirls it behind his back, over his head and to the left and right.</text:p>
      <text:p text:style-name="P822">His routine is quick, yet impactful, as he ends by slashing downward, shooting forth a gust of wind from the spear’s shaft.</text:p>
      <text:p text:style-name="P822">“<text:span text:style-name="T942">Magnificent</text:span>,” the lord <text:span text:style-name="T942">claps with applause</text:span>. “I <text:span text:style-name="T942">can only imagine the feats that you heroes will achieve.</text:span></text:p>
      <text:p text:style-name="P191">I had four carriages prepared in case you decided to split into groups of five. But, since you are all moving in three groups, only three carriages will be needed. I’ll have servants move items around to where you need them. Simply give the word <text:span text:style-name="T910">and we’ll coordinate everything precisely.</text:span>”</text:p>
      <text:p text:style-name="P193"><text:soft-page-break/>All of the adventuring essentials like blankets, ropes, dry rations, water, bandages and more are here. Plus, there are the preferred armor pieces and weapon sets that everybody desires too.</text:p>
      <text:p text:style-name="P193">The players change outdoors while Mary, as the only woman, goes into a small private room <text:span text:style-name="T941">indoors</text:span> to change.</text:p>
      <text:p text:style-name="P193">There are maids and butlers that assist with gathering luggage, rags, personal supplies and anything that the adventurer's might need as their group is fully supplied with everything necessary to <text:span text:style-name="T910">travel through the wilds for several days without restocking.</text:span></text:p>
      <text:p text:style-name="P193">"I suppose this will do," Mary overhears as she steps back into the stable area.</text:p>
      <text:p text:style-name="P193"><text:span text:style-name="T213">She notes Maxwell carefully inspecting his long spear and</text:span> carefully executing test thrusts.</text:p>
      <text:p text:style-name="P193">He's not alone either. Everybody here is carefully inspecting the fitting of their armor and the properties of their weapons.</text:p>
      <text:p text:style-name="P193">Bowstrings are stretched. Arrows are pressed along the ends. Swords, axes and hammers have their balance tested. Armor is tapped against.</text:p>
      <text:p text:style-name="P193">These are items that will determine life or death and success or fail<text:span text:style-name="T213">ure</text:span>. Checking every little detail is a must for survival. <text:span text:style-name="T213">So, nobody slacks off when it comes to ensuring that their gear works as expected.</text:span></text:p>
      <text:p text:style-name="P193">The only people who appear slightly sad, however, are the Mages. There is a clear lack of magical supplies. And, the only thing that they appear to have been given are <text:span text:style-name="T213">cloth items made of likely expensive, yet not very useful, materials.</text:span></text:p>
      <text:p text:style-name="P193">'Looks like we'll need to procure all of our magic gear ourselves,' Mary thinks as she goes over her own supplies again.</text:p>
      <text:p text:style-name="P193">Her preferred gear is tight black clothing with leather padding to protect her joints and chest and leather gloves with the finger tips cut off. She wields a belt with a sword in a holster and carries a short shield made from wood with banded steel reinforcements strapped to her left wrist.</text:p>
      <text:p text:style-name="P1029"><text:span text:style-name="T1173">She presses against her armor and executes a few practice swings to make sure that even her own items and experience are coordinated as expected. </text:span><text:span text:style-name="T1169">Then, she begins to double-check all of the other little items in her kit, </text:span><text:span text:style-name="T1172">like the </text:span><text:span text:style-name="T1169">small emergency knife, dagger and </text:span><text:span text:style-name="T1174">a healing potion and stamina restoration potion </text:span><text:span text:style-name="T1169">contained within </text:span>thin cylindrical vials <text:span text:style-name="T1172">inside her belt</text:span>.</text:p>
      <text:p text:style-name="P1029"><text:span text:style-name="T1174">The healing potion assists the body </text:span><text:span text:style-name="T1171">with healing minor wounds like cuts, scrapes, bruise</text:span><text:span text:style-name="T1174">s and burns</text:span><text:span text:style-name="T1171"> </text:span><text:span text:style-name="T1172">when applied directly to a wound or consumed, </text:span><text:span text:style-name="T1174">while the stamina potion restores energy when drunk. </text:span><text:span text:style-name="T1175">These effects aren’t placebo-level effects either and will, when used, produce visibly noticeable effects almost immediately.</text:span></text:p>
      <text:p text:style-name="P1030"><text:span text:style-name="T1174">Even without asking, Mary and the other players can guess that the potions </text:span><text:span text:style-name="T1171">were</text:span><text:span text:style-name="T1170"> crafted from plants </text:span><text:span text:style-name="T1175">or animals</text:span><text:span text:style-name="T1170"> with magical properties </text:span><text:span text:style-name="T1174">that would be hard to acquire through alternative means. Using the components of living organisms to </text:span><text:span text:style-name="T1175">create items with </text:span><text:span text:style-name="T1174">various effects is a core aspect of this world that </text:span><text:soft-page-break/><text:span text:style-name="T1174">existed even during the beta. </text:span><text:span text:style-name="T1176">Thus</text:span><text:span text:style-name="T1174">, nobody is surprised that potions with these properties exist, given </text:span><text:span text:style-name="T1176">how strong and useful these effects are.</text:span></text:p>
      <text:p text:style-name="P1031">With her equipment sorted, Mary heads over to Aric’s group, her group, that stands in a circle chatting <text:span text:style-name="T1173">preparing in anticipation of what is to come.</text:span></text:p>
      <text:p text:style-name="P785">There are a few comments made about her gear, <text:span text:style-name="T1168">like “Why are you putting on armor if you’re a crafter?”</text:span>. Though, she assures everybody that she is wearing these items as a defensive precaution. She still has no intention to fight creatures directly.</text:p>
      <text:p text:style-name="P194">Eventually, everybody finishes up the final checks on their gears and supplies and direct their attention to the lord whom picks up on everybody’s intentions and speaks out, “Since everybody is ready, let’s get this competition underway.</text:p>
      <text:p text:style-name="P194"><text:span text:style-name="T220">I’ve brought you all a few extra men too for added protection. They won’t participate in the competition. They’ll only be around to assist in emergencies.</text:span>”</text:p>
      <text:p text:style-name="P203">This is when six guards step out and join up with the players in groups of two.</text:p>
      <text:p text:style-name="P203">After a few brief greetings, the carriages are fully loaded up with both players and supplies and then sets out on a path to leave the city.</text:p>
      <text:p text:style-name="P786">As for Monte, he decides to join up with Maxwell’s group. He’ll be playing the role of an observer solely, so the <text:span text:style-name="T317">reasonable</text:span> assumption would be that he went there for the greatest chance of the most experience.</text:p>
      <text:p text:style-name="P787">Though, Mary wonders if his <text:span text:style-name="T911">intentions</text:span> could ever be that obvious or simple.</text:p>
      <text:p text:style-name="P195">***</text:p>
      <text:p text:style-name="P198">Once the carriages leave out of the city, each leader must direct the driver to where to go. However, <text:span text:style-name="T218">all three players chose to go toward the spire, </text:span>so th<text:span text:style-name="T218">e carriages wind up traveling on a road together.</text:span></text:p>
      <text:p text:style-name="P199">The carriage ride brings about another opportunity to chat, <text:span text:style-name="T219">so Aric asks, “Alright everybody.</text:span></text:p>
      <text:p text:style-name="P807">I have chatted with some of you. But, some of you I haven’t. And, I’m sure that you haven’t all chatted among yourselves. As such, I am hoping that we can do another round of introductions and then have a quick strategy meeting.</text:p>
      <text:p text:style-name="P807">I’ll start.</text:p>
      <text:p text:style-name="P808">My name is Aric and my perks, <text:span text:style-name="T921">are you likely recall from the banquet, are all Guild Master. I have Guild Master V and, as a result, can create a guild supported by a variety of useful system functions to manage it.</text:span></text:p>
      <text:p text:style-name="P809">Let’s go in pick order. Mary, how would you introduce yourself?”</text:p>
      <text:p text:style-name="P809">“Hi, I’m the useless-until-level-5 crafter Mary,” Mary states. “I’ll try not to be a burden in the back lines.”</text:p>
      <text:p text:style-name="P809"><text:soft-page-break/>“Haha,” Aric laughs nervously. “Niagra?”</text:p>
      <text:p text:style-name="P809">“I’m a Yin-Yang Mage, master of both life and death. <text:span text:style-name="T922">With me here, you need not worry about anything.”</text:span></text:p>
      <text:p text:style-name="P810">“<text:span text:style-name="T922">Indeed,” Aric states. “A bit more specifically, he can use quite a few powers related to healing, reviving and killing others. There are harsh </text:span><text:span text:style-name="T923">restrictions on some of his more potent powers. However, as you can imagine, his build is quite good. In the late game, it will definitely be top tier.”</text:span></text:p>
      <text:p text:style-name="P810">“<text:span text:style-name="T923">I followed a build guide for it,” Niagra brags confidently.</text:span></text:p>
      <text:p text:style-name="P810">“<text:span text:style-name="T923">Next, Gondor?” Aric asks.</text:span></text:p>
      <text:p text:style-name="P207">“<text:span text:style-name="T221">Versatile fighter </text:span><text:span text:style-name="T923">with a healthy mix of offense and defense. </text:span><text:span text:style-name="T924">I’m not super specialized in any particular way. But, my overall survivability and combat ability are quite good.</text:span></text:p>
      <text:p text:style-name="P811"><text:span text:style-name="T925">One of my </text:span>notable perk<text:span text:style-name="T925">s</text:span> <text:span text:style-name="T925">involves the ability to conjure a unique armor set that can absorb other equipment to become stronger. The fusion isn’t perfect and it’s quite an expensive perk to make use of. But, there aren’t many other restrictions and it can scale infinitely.”</text:span></text:p>
      <text:p text:style-name="P812">“<text:span text:style-name="T925">Excellent! So far, it sounds like you’ll be our best fighter to win the early game.</text:span></text:p>
      <text:p text:style-name="P818">Anabar, what have you got?”</text:p>
      <text:p text:style-name="P204">“<text:span text:style-name="T926">I’m a m</text:span><text:span text:style-name="T227">aximally</text:span><text:span text:style-name="T222"> invested Bard,” Anabar responds.</text:span></text:p>
      <text:p text:style-name="P205"><text:span text:style-name="T222">At his waist shifted to the side are a pair of hand drums that he gestures at while explaining, “I </text:span><text:span text:style-name="T926">can play all instruments to apply buffs under various conditions. Though, these here War drums are what I use in combat because they keep me mobile. </text:span><text:span text:style-name="T225">Each song is unique and has different conditions and benefits. But, their power levels are all quite good.</text:span><text:span text:style-name="T222">”</text:span></text:p>
      <text:p text:style-name="P206">“<text:span text:style-name="T222">What songs can you use? </text:span><text:span text:style-name="T225">And, what are the numbers looking like?” </text:span><text:span text:style-name="T926">Aric asks. “Not to be nebby, </text:span><text:span text:style-name="T225">but your </text:span><text:span text:style-name="T227">songs</text:span><text:span text:style-name="T225"> will likely be a major contributor to the upcoming fights </text:span><text:span text:style-name="T227">if you did a max invest.”</text:span></text:p>
      <text:p text:style-name="P208">“<text:span text:style-name="T223">Not a problem,” Anabar responds. “In the beta, I died off quick</text:span><text:span text:style-name="T926">ly</text:span><text:span text:style-name="T223"> because teammates didn’t share </text:span><text:span text:style-name="T926">enough</text:span><text:span text:style-name="T223"> information </text:span><text:span text:style-name="T926">or coordinate very well at all</text:span><text:span text:style-name="T223">. So, I am hoping that we can be open about our abilities </text:span><text:span text:style-name="T926">and act better</text:span><text:span text:style-name="T223">.”</text:span></text:p>
      <text:p text:style-name="P209">“<text:span text:style-name="T225">I</text:span><text:span text:style-name="T222"> have Bard </text:span>Class Specialization<text:span text:style-name="T222"> </text:span><text:span text:style-name="T228">V</text:span><text:span text:style-name="T222"> </text:span><text:span text:style-name="T224">and </text:span><text:span text:style-name="T926">chose</text:span><text:span text:style-name="T224"> to invest my perk power into the default song progression, so I have two songs that are </text:span><text:span text:style-name="T228">five</text:span><text:span text:style-name="T224"> times stronger than normal.</text:span></text:p>
      <text:p text:style-name="P214">Also, my two songs have the same power scaling, which is 1% more power per level and bard perk, putting them at +<text:span text:style-name="T229">25</text:span>% right now with an additional <text:span text:style-name="T229">5%</text:span> power to be gained every level.</text:p>
      <text:p text:style-name="P213">The first is called <text:span text:style-name="T225">Heartbeat of </text:span>the Victorious<text:span text:style-name="T225"> Champions and it grants a </text:span><text:span text:style-name="T228">25</text:span><text:span text:style-name="T225">% </text:span>bonus to all stats when played before a major conflict. The stats fades off over the first few minutes. But, heh, as you can imagine, it’s a pretty powerful effect.”</text:p>
      <text:p text:style-name="P210">“<text:span text:style-name="T228">25</text:span><text:span text:style-name="T224">%!?” Gondor says aloud. “Jesus </text:span><text:span text:style-name="T228">Christ</text:span><text:span text:style-name="T224">. That’s incredible.”</text:span></text:p>
      <text:p text:style-name="P212"><text:soft-page-break/>“<text:span text:style-name="T228">Right?” </text:span><text:span text:style-name="T927">Anabar agrees. “</text:span><text:span text:style-name="T928">At level 16, my song will double its listeners stats. And, there is no target limit because I’m a bard.</text:span></text:p>
      <text:p text:style-name="P212"><text:span text:style-name="T228">I </text:span><text:span text:style-name="T928">can get</text:span><text:span text:style-name="T228"> why people would avoid the Bard class since it’s a pure support class. But, </text:span><text:span text:style-name="T928">for me, the benefits are really too much to ignore.”</text:span></text:p>
      <text:p text:style-name="P215">“You’ll definitely be highly desired <text:span text:style-name="T927">by every end-game group</text:span>,” Aric states seriously.</text:p>
      <text:p text:style-name="P813">Gondor comments, “For real. <text:span text:style-name="T928">Perhaps only a person with a scaling bard class could be better for end-game raiding. Though, I doubt there will be very many of such people, if any.</text:span>”</text:p>
      <text:p text:style-name="P215"><text:span text:style-name="T928">Aric adds, </text:span>“I hope you will consider joining Winner’s Lounge. Such power would be super useful. And, we have a Reviver!”</text:p>
      <text:p text:style-name="P211">“<text:span text:style-name="T228">That’s Niagra right?” Anabar asks.</text:span></text:p>
      <text:p text:style-name="P211">“<text:span text:style-name="T228">Yes,” Aric confirms.</text:span></text:p>
      <text:p text:style-name="P211">“<text:span text:style-name="T228">Interesting. I’ll keep it in mind. But, I need a group with strong fighters to buff before I make any firm commitments. No offense,” </text:span><text:span text:style-name="T928">Anabar declines.</text:span></text:p>
      <text:p text:style-name="P211">“<text:span text:style-name="T230">None taken. </text:span><text:span text:style-name="T302">Though, you </text:span><text:span text:style-name="T306">are </text:span><text:span text:style-name="T302">aware of the buff stacking nerfs I hope? I wouldn’t sit on this offer for too long. The top 100 slots won’t last forever!” </text:span><text:span text:style-name="T927">Anabar comments.</text:span></text:p>
      <text:p text:style-name="P211">“<text:span text:style-name="T302">Haha, I think that it will be quite a while before that time comes. But, I’ll keep </text:span><text:span text:style-name="T928">your words</text:span><text:span text:style-name="T302"> in mind,” Anabar responds.</text:span></text:p>
      <text:p text:style-name="P276">The two are both extremely cheerful with their exchange <text:span text:style-name="T928">as</text:span> Aric turns to Eswar and asks,<text:span text:style-name="T230"> “Last, but not least, Eswar. </text:span><text:span text:style-name="T231">I hope there are no hard feelings about you being </text:span><text:span text:style-name="T929">picked last</text:span><text:span text:style-name="T231">. I’ve heard a little about you and know </text:span><text:span text:style-name="T929">that </text:span><text:span text:style-name="T231">you don’t really have the most powerful perks.”</text:span></text:p>
      <text:p text:style-name="P216">“<text:span text:style-name="T231">It’s fine,” Eswar says. “I didn’t really know what I was getting myself into. I came to play and chill and enjoy the game. I didn’t expect there to be so many competitive types.”</text:span></text:p>
      <text:p text:style-name="P216">“<text:span text:style-name="T231">What are your perks?” Aric asks.</text:span></text:p>
      <text:p text:style-name="P217">“<text:span text:style-name="T232">I have Personal Home Domain, Defensive Domain, Multiple Domain Network, Create </text:span><text:span text:style-name="T233">Home</text:span><text:span text:style-name="T232"> Objects and </text:span><text:span text:style-name="T233">Fast Trave</text:span><text:span text:style-name="T303">l,” he responds honestly and outright.</text:span></text:p>
      <text:p text:style-name="P218">“<text:span text:style-name="T233">Hmm,” Aric seriously contemplates. “Your perks aren’t necessarily bad. They just aren’t </text:span><text:span text:style-name="T304">well-</text:span><text:span text:style-name="T234">suited </text:span><text:span text:style-name="T304">for what most people are looking </text:span><text:span text:style-name="T929">for </text:span><text:span text:style-name="T930">in an end-game composition.</text:span></text:p>
      <text:p text:style-name="P218"><text:span text:style-name="T930">In general, p</text:span><text:span text:style-name="T931">erks like yours will only ever </text:span><text:span text:style-name="T929">enable</text:span><text:span text:style-name="T931"> you to be a floater </text:span><text:span text:style-name="T930">at best</text:span><text:span text:style-name="T931">, never finding a permanent role in any group’s 100 slots, but easily able to aid </text:span><text:span text:style-name="T304">many groups. </text:span><text:span text:style-name="T931">It’s </text:span><text:span text:style-name="T930">not impossible to flip your perks into something interesting with the right mindset. </text:span><text:span text:style-name="T931">However, given that you have said that you intend to play in chill mode, </text:span><text:span text:style-name="T929">I doubt </text:span><text:span text:style-name="T932">that you’re too concerned about all of that.</text:span></text:p>
      <text:p text:style-name="P220"><text:span text:style-name="T929">M</text:span>y recommendation would be to try to join a group early on <text:span text:style-name="T304">and stick with them. </text:span><text:span text:style-name="T932">You can learn some things and build up a reputation. Then, if later on you decide to get competitive, you can go from </text:span><text:soft-page-break/><text:span text:style-name="T932">there.”</text:span></text:p>
      <text:p text:style-name="P219">“If I joined Winner’s Lounge <text:span text:style-name="T932">now</text:span>, could I get a winning placement?” Eswar asks.</text:p>
      <text:p text:style-name="P219">“I can’t guarantee that,” Aric responds with a shake of his head left and right. “And, I wouldn’t want to guarantee it to you either.</text:p>
      <text:p text:style-name="P219">If I were to guarantee you a slot, then it would put a target on your head that others might exploit in the future. With your lack of combat abilities, it would be hard for you to defend yourself, <text:span text:style-name="T932">no?</text:span>”</text:p>
      <text:p text:style-name="P219">“I have my domains though,” Eswar comments. </text:p>
      <text:p text:style-name="P219">“Domains aren’t invulnerable. And, you have to leave domains to level anyway, so there will <text:span text:style-name="T932">be times when you are vulnerable,</text:span>” <text:span text:style-name="T304">Aric responds.</text:span></text:p>
      <text:p text:style-name="P219">“This all assumes that your guild has a chance of winning though,” Eswar adds. “But, it’s fine. No promises. No commitments. That’s my style too, so I don’t mind. <text:span text:style-name="T304">And, it’s not like I am too hellbent on actually winning.</text:span>”</text:p>
      <text:p text:style-name="P220">“<text:span text:style-name="T932">Great!” Aric responds positively.</text:span></text:p>
      <text:p text:style-name="P856">He then turns to their escorts, “I know that you three aren’t allowed to help us today. But, I do hope that you <text:span text:style-name="T978">all are willing to share </text:span>your names and <text:span text:style-name="T978">accomplishments at least?</text:span>”</text:p>
      <text:p text:style-name="P857"><text:span text:style-name="T976">On guard speaks up </text:span><text:span text:style-name="T978">in a stern tone</text:span><text:span text:style-name="T976">, “I’m </text:span><text:span text:style-name="T977">Tyson</text:span><text:span text:style-name="T976"> our group leader and this is </text:span><text:span text:style-name="T977">Matt and Johnny</text:span><text:span text:style-name="T976">. I have two decades of experience while they </text:span><text:span text:style-name="T978">each have one.</text:span></text:p>
      <text:p text:style-name="P858">We have slain many beasts and taken down a fair number of criminals. You don’t have to worry about us. We can handle ourselves.</text:p>
      <text:p text:style-name="P858">Just make sure that you all handle yourselves, because if we do have to interfere, you’ll suffer a penalty in this competition.”</text:p>
      <text:p text:style-name="P858">“Understood. And, thank you for sharing,” Aric responds before turning to the players and speaking broadly, <text:span text:style-name="T931">“Alright, </text:span><text:span text:style-name="T932">so about our task. It is a demon killing mission. We need to figure out a strategy to be successful.”</text:span></text:p>
      <text:p text:style-name="P220">“<text:span text:style-name="T932">Yeah, I want to talk about </text:span><text:span text:style-name="T947">strategy</text:span><text:span text:style-name="T932"> too,” Gondor says as he looks between Aric and Mary. “Why did you pick Mary first?</text:span></text:p>
      <text:p text:style-name="P814">No offense, of course,” <text:span text:style-name="T933">he says while looking at Mary specifically, then back to Aric, “</text:span>But, s<text:span text:style-name="T932">he said it herself. She’s going to be basically useless. Shouldn’t we have gone for Darnell </text:span><text:span text:style-name="T933">or Baxter first? They are both paladins. I think that would be super useful.</text:span><text:span text:style-name="T932">”</text:span></text:p>
      <text:p text:style-name="P814">“<text:span text:style-name="T944">Hmm, it’s not really a secret, so I’ll explain</text:span><text:span text:style-name="T933">,” Aric says. “Monte advised me to pick her. He’s in my guild and currently acting as an advisor.”</text:span></text:p>
      <text:p text:style-name="P824">Gondor pauses for a brief moment before responding. “That’s it?”</text:p>
      <text:p text:style-name="P824">“That’s it,” Aric replies.</text:p>
      <text:p text:style-name="P824"><text:soft-page-break/>“No way. That can’t be it. You couldn’t have picked her just because he said so,” Gondor responds.</text:p>
      <text:p text:style-name="P824">“Yet, that is. I trust his word,” Aric responds back.</text:p>
      <text:p text:style-name="P824">“What does he <text:span text:style-name="T933">know that we don’t?” Gondor asks </text:span>while glancing at Mary.</text:p>
      <text:p text:style-name="P815">Aric <text:span text:style-name="T944">looks to her too while saying, </text:span>“He believes that Mary is more capable than she lets off.”</text:p>
      <text:p text:style-name="P816">“I assure you that I’m <text:span text:style-name="T934">not very useful at all,” Mary disagrees immediately. “And </text:span><text:span text:style-name="T943">honestly, if not for the fact that I absolutely need levels to raise my magic stat and perk powers, I probably wouldn’t even be here right now. This trip is almost suicidal on my part.”</text:span></text:p>
      <text:p text:style-name="P816">“<text:span text:style-name="T943">I hear you,” Aric says as he looks to Gondor. “But… Look.</text:span></text:p>
      <text:p text:style-name="P823">Gondor. What do you think?</text:p>
      <text:p text:style-name="P823">Look at her bearing and how she wields her equipment. If bandits popped up and ambushed us, don’t you think she’d survive?”</text:p>
      <text:p text:style-name="P823">“I do,” Gondor agrees. “But, she already explained to me that all of that is because she has experience from the beta. Even if you were a god warrior then, it doesn’t really matter now if you lack the stats, perks and items.”</text:p>
      <text:p text:style-name="P823">“Exactly!” Mary agrees wholeheartedly.</text:p>
      <text:p text:style-name="P823">“<text:span text:style-name="T944">Monte disagrees. And, to be honest, I do too. I think you’re hiding something,” Aric says.</text:span></text:p>
      <text:p text:style-name="P823">“<text:span text:style-name="T944">And, what if I am?” Mary challenges him back. “Every player has secrets. And, I’m not obligated to share any </text:span><text:span text:style-name="T946">details about myself to anybody.</text:span></text:p>
      <text:p text:style-name="P824">Don’t forget, I didn’t make any kind of agreement with you Aric. I have no formal motivation to participate in this competition.”</text:p>
      <text:p text:style-name="P824">“Ok, but surely you can’t expect us to let you leech off of us for absolutely nothing, right?” Gondor protests while leaning forward and gesturing with spread hands.</text:p>
      <text:p text:style-name="P824">“Hey, this is a good chance to get in good with a scaling crafter,” Mary responds. “What’s there to complain about?”</text:p>
      <text:p text:style-name="P824">Gondor pauses for a second, before leaning back and backing off.</text:p>
      <text:p text:style-name="P825">“Haaa, this is kind of an odd situation. But, <text:span text:style-name="T945">I trust Monte’s judgment. I think that you will help us when the time comes,” </text:span><text:span text:style-name="T947">Aric says to Mary before turning his attention back to everyone.</text:span></text:p>
      <text:p text:style-name="P826">“In any case, back to the core issue at hand: strategy,” Aric continues. “To help, I propose a few rounds of Conquest. Are any of you familiar with it?”</text:p>
      <text:p text:style-name="P826">“Is that the scenario response game?” Gondor asks.</text:p>
      <text:p text:style-name="P826">“Yes,” Aric responds.</text:p>
      <text:p text:style-name="P826"><text:soft-page-break/>“Oh yeah. I’m super familiar,” Gondor replies.</text:p>
      <text:p text:style-name="P826">“I’ve heard of it, but never played,” Mary comments.</text:p>
      <text:p text:style-name="P826">“I’m with Mary,” Anabar adds.</text:p>
      <text:p text:style-name="P826">“No clue,” Eswar says with a shrug.</text:p>
      <text:p text:style-name="P826">“Then, I’ll explain,” Aric states. “Conquest is a game where a scenario is proposed and everybody gives a response for how they would act and how they’d expect others to act. It is an old-fashioned adventuring game that players and Residents alike use to rapidly develop an understanding of a groups abilities to prepare for scenarios in advance.</text:p>
      <text:p text:style-name="P826">As the party leader, I’ll propose the scenarios and moderate the conversations. We aren’t going to play for points, as our goal here is focused purely on group understanding and developing synergy.</text:p>
      <text:p text:style-name="P826">Understood?”</text:p>
      <text:p text:style-name="P826">The group nods, so Aric states, “Great.</text:p>
      <text:p text:style-name="P826">Then, I’ll start things off with Scenario 1.</text:p>
      <text:p text:style-name="P826">Let’s pick up from my earlier example. We’re riding in the carriage and a group of bandits approaches us from outside.</text:p>
      <text:p text:style-name="P826">What do you do?</text:p>
      <text:p text:style-name="P826">Gondor, since you have experience with this game, you can kick things off. Then, we’ll do Mary, Anabar and Eswar.”</text:p>
      <text:p text:style-name="P826">Gondor speaks up, “First, I would scout the enemies. Determine their numbers. How many enemies are we talking? And, how are they moving?”</text:p>
      <text:p text:style-name="P826">Aric replies, “You see 12 bandits. They look moderately well equipped with leather plates and metal weapons in decent-enough shape. They aren’t pros. But, they could easily take down average people in a fight.</text:p>
      <text:p text:style-name="P826">For mobility, there are two on horseback charging your carriage. It appears obvious to you that the ones on horseback are more capable than the rest and likely intent to get the carriage to stop.”</text:p>
      <text:p text:style-name="P826">Gondor responds, “Do the other carriages notice these bandits? And, what about our guards?”</text:p>
      <text:p text:style-name="P826">“Let’s assume that the other carriages and our escorts don’t exist for the sake of this example,” Aric states.</text:p>
      <text:p text:style-name="P826">“In that case,” Gondor continues, “I’d ask the carriage driver to stop while checking my equipment.</text:p>
      <text:p text:style-name="P826">Then, I’d step off and establish a defensive position by the door from within the carriage.</text:p>
      <text:p text:style-name="P826">Also, while this is happening, I’d hope for Anabar to cast a buff.”</text:p>
      <text:p text:style-name="P826"><text:soft-page-break/>“Alright. You do all that and the bandits approach in mass and begin to approach the door.</text:p>
      <text:p text:style-name="P826">What now?”</text:p>
      <text:p text:style-name="P826">“I wait and use the door as a choke point,” Gondor responds.</text:p>
      <text:p text:style-name="P826">“Sure,” Aric responds. “Though, as you do this, the bandits begin to surround the carriage. The carriage driver gets taken hostage and the horses are let free.</text:p>
      <text:p text:style-name="P826">One bandit suggests that you all come out with your hands up and weapons down.</text:p>
      <text:p text:style-name="P826">What now?”</text:p>
      <text:p text:style-name="P826">“I maintain my position at the door and ignore the request,” Gondor says.</text:p>
      <text:p text:style-name="P826">“Alright. You do that and one bandit is sent to attack you. How do you react?”</text:p>
      <text:p text:style-name="P826">“I’d kick him back and out of the carriage. There’s no way he’d be able to overpower me.”</text:p>
      <text:p text:style-name="P826">“Alright, that works,” Aric states. “And, the bandit even scurries away in fear.</text:p>
      <text:p text:style-name="P826">Unfortunately for you, this bandits have mastered fire and you notice a flame burning from the back of the carriage.</text:p>
      <text:p text:style-name="P826">What now?”</text:p>
      <text:p text:style-name="P826">“This…,” Gondor pauses to think.</text:p>
      <text:p text:style-name="P826">“Too slow,” Aric says. “The bandits use the fire and smoke to create confusion and then break into the carriage from the front and back.</text:p>
      <text:p text:style-name="P826">At this point, I’d declare your reactions a fail. The bandits would use their advances to surprise attack you from the back regardless of which way you faced while pulling out everybody else as a hostage. With the confusion of the fire and smoke throwing you into disarray, you’d fail.”</text:p>
      <text:p text:style-name="P826">“Oh, but come on. Setting the carriage on fire? They wouldn’t burn all of their potential loot like that,” Gondor responds.</text:p>
      <text:p text:style-name="P826">“That depends on what you consider loot. Perhaps they are human traffickers that don’t care about material goods,” Aric states.</text:p>
      <text:p text:style-name="P826">“I suppose that’s possible,” Gondor states <text:span text:style-name="T948">while being obviously disgruntled still.</text:span></text:p>
      <text:p text:style-name="P827">“<text:span text:style-name="T948">Regardless, I would say, don’t worry so much about the details being right or wrong,” Aric coaches. “Anything can happen in real-time. The point of this game is just to think of possibilities and think through what can happen.</text:span></text:p>
      <text:p text:style-name="P828">Now, onto our next contestant. Mary, you heard what Gondor would do with the bandits approaching. What would you do?”</text:p>
      <text:p text:style-name="P828">“I’d panic,” Mary says with a dead-serious expression.</text:p>
      <text:p text:style-name="P828"><text:soft-page-break/>“Please be serious,” Aric says with a sigh.</text:p>
      <text:p text:style-name="P828">“Am I not?” Mary responds with even more seriousness. “You said 12 bandits? I have a female body and only 5 points in strength.</text:p>
      <text:p text:style-name="P828">Seriously. Look at my arm.”</text:p>
      <text:p text:style-name="P828">She raises her arm and points at it, an act that excellently highlights how small and feminine her arms are.</text:p>
      <text:p text:style-name="P828">“I’d surrender and hope for better treatment that way,” Mary concludes.</text:p>
      <text:p text:style-name="P828">“Right…,” Aric agrees hesitantly. “Ok. Then, Niagra?”</text:p>
      <text:p text:style-name="P828">“Hmm, 12 bandits,” Niagra beings to think. “That’s quite tough.</text:p>
      <text:p text:style-name="P828">I’m in a somewhat similar spot to Mary. I have fairly powerful perks, but they are too expensive right now. I think that I would wind up doing the same thing as her and surrender.”</text:p>
      <text:p text:style-name="P828">“Then, I can only guess what you would do,” Aric says while looking to Eswar.</text:p>
      <text:p text:style-name="P828">“Absolutely,” Eswar agrees. “I’m not even armored. I really don’t think I’d stand a chance.”</text:p>
      <text:p text:style-name="P828">“This… this really does seem quite troublesome,” Aric groans.</text:p>
      <text:p text:style-name="P828">Meanwhile, Gondor’s eyes widen and he shrugs while gesturing broadly with his arms for a brief moment before returning to normal. It’s clear that he finds this composition quite trash. Though, because of his conversation with Mary earlier, he isn’t speaking up with complaints.</text:p>
      <text:p text:style-name="P828">“Then, I suppose the strategy will be for Gondor to fight the demons and the rest of us to defend.</text:p>
      <text:p text:style-name="P829">Though, to be honest, I do not feel very confident in our chances of winning like this. I hate to say it, but perhaps we should give up on victory <text:span text:style-name="T950">and take what we can get in terms of experience</text:span>?” <text:span text:style-name="T949">Aric suggests.</text:span></text:p>
      <text:p text:style-name="P830">“Hmm,” Mary puts a finger to her chin and thinks.</text:p>
      <text:p text:style-name="P830">“What’s wrong?” Aric asks.</text:p>
      <text:p text:style-name="P830">She doesn’t want to reveal her abilities.</text:p>
      <text:p text:style-name="P830">But, at the same time, she doesn’t want to sit around and miss out on experience.</text:p>
      <text:p text:style-name="P830">Then again, the mere act of living with Passive Training enabled sucks. Trying to fight and explore with it enabled sounds like hell.</text:p>
      <text:p text:style-name="P830">Yet, if she wants to min-max, she really should go out and fight.</text:p>
      <text:p text:style-name="P830">But, she doesn’t want to give Monte the satisfaction of making the right call.</text:p>
      <text:p text:style-name="P830">There is a lot on her mind.</text:p>
      <text:p text:style-name="P830"><text:soft-page-break/>“Ahhh, screw it,” Mary says out loud while slapping her knee. “Fine. I’ll fight.”</text:p>
      <text:p text:style-name="P830">“Haha! I knew it!” Aric brags loudly. “You were a skilled fighter in the beta weren’t you?”</text:p>
      <text:p text:style-name="P830">“Let me guess. Monte used his investigation perk on me?” Mary asks.</text:p>
      <text:p text:style-name="P830">“You can even guess that much?” Aric asks with an impressed tone. “<text:span text:style-name="T953">Very impressive.”</text:span></text:p>
      <text:p text:style-name="P830">Then, her expression becomes serious.</text:p>
      <text:p text:style-name="P832">“<text:span text:style-name="T951">I have decided our strategy for the competition.</text:span></text:p>
      <text:p text:style-name="P861">You guys can establish a base camp outside of the spire in a defensive formation and defeat any demons that you spot or encounter.</text:p>
      <text:p text:style-name="P831"><text:span text:style-name="T951">As for me, I will travel </text:span><text:span text:style-name="T952">around the spire and fight demons solo.”</text:span></text:p>
      <text:p text:style-name="P831">“<text:span text:style-name="T952">Solo?” Gondor and Aric responds with surprise.</text:span></text:p>
      <text:p text:style-name="P831">“<text:span text:style-name="T952">Oh don’t act surprised now,” Mary states. “Look. I may have told a little white lie about my fighting skills. But, it remains a fact that I’m not a fighter. I don’t have the stats or perks to back me up.</text:span></text:p>
      <text:p text:style-name="P835">For these low rank demons, <text:span text:style-name="T985">there will be a lot of risk involved.”</text:span></text:p>
      <text:p text:style-name="P833">Gondor protests, “I think you should stick with us and defend the back line while I hold the front line. Going solo sounds reckless.”</text:p>
      <text:p text:style-name="P833">“I agree,” Aric states.</text:p>
      <text:p text:style-name="P834">“If I do that, then we’ll lose,” Mary states. “Just think. What will the other groups do? They’ll set up a camp and attack demons on sight; <text:span text:style-name="T953">just like us</text:span>. This means that winning will come down to a matter of luck. <text:span text:style-name="T953">Whoever is fortunate enough to spot enough demons will win.</text:span></text:p>
      <text:p text:style-name="P836">But, if I patrol a region around the spire, then we will not have to worry about luck. It might even be the case that I steal demon kills that the others would normally get, giving us a larger edge. The other groups might come up with the strategy eventually. But, by then, it will be too late. I will already have swiped up their prey underneath their noses.”</text:p>
      <text:p text:style-name="P837">“Wow,” Aric comments as he contemplates too. “<text:span text:style-name="T962">But, won’t they see you and realize your strategy?”</text:span></text:p>
      <text:p text:style-name="P837">“<text:span text:style-name="T962">I’ll hug the edges of the spire and keep out of sight. I can also fake check-ups on the other groups occasionally too. This is not a problem,” Mary replies.</text:span></text:p>
      <text:p text:style-name="P837"><text:span text:style-name="T962">Aric smiles and states, “Ok. </text:span>This strategy is actually quite decent.”</text:p>
      <text:p text:style-name="P834">“<text:span text:style-name="T953">Even still,” Gondor continues to argue. “What does it matter if you get the most kills if we die in the process? Or, at the very least, the others die?”</text:span></text:p>
      <text:p text:style-name="P834"><text:span text:style-name="T953">Mary responds, </text:span>“<text:span text:style-name="T953">Everybody except you can stay in the carriage while you fight with the doors closed.</text:span></text:p>
      <text:p text:style-name="P836"><text:soft-page-break/>Don’t forget: we have escorts. They won’t help us directly; sure. But, they are tasked with protecting the carriage and keeping it and its contents safe. If the demons attack the carriage, then they will be forced to act. And, in that situation, they will be indirectly helping us, as there is no rule saying that we can’t loot the ears from their kills.”</text:p>
      <text:p text:style-name="P836">“That…,” Aric states with a serious tone as he looks to Mary. “To even think so far as to consider how to abuse the terms of the competition. You’re crazy. Are you sure you aren’t the Mary that won the beta, haha?”</text:p>
      <text:p text:style-name="P836">“As far as I know, that Mary wasn’t known for being a particular great strategist,” Mary responds with a light laugh as she turns to Gondor. “You agree to these terms now right?”</text:p>
      <text:p text:style-name="P836">“With how you put things, I suppose I can’t complain anymore,” Gondor nods with approval. “This definitely seems like the winning play.”</text:p>
      <text:p text:style-name="P836">“Great!” Mary smiles and expresses clear joy with her body language. “Then, I’m going to meditate to prepare for what is to come. Please don’t bother me.”</text:p>
      <text:p text:style-name="P836">“<text:span text:style-name="T985">Wait,” Tyson interrupts, surprising all of the players.</text:span></text:p>
      <text:p text:style-name="P861">His expression is difficult, as he comments, “I wouldn’t recommend that strategy.”</text:p>
      <text:p text:style-name="P861">“Why not?” Mary asks.</text:p>
      <text:p text:style-name="P861">“The demons aren’t your only competition out here. The plains are home to wild cats, bulls and various other large beasts,” Tyson comments.</text:p>
      <text:p text:style-name="P861">“Wouldn’t the spire have scared them all off?” Mary asks. “I should be fine.”</text:p>
      <text:p text:style-name="P861">“That…,” Tyson pauses and thinks. “I wouldn’t know. But, again, I wouldn’t recommend it. Going solo will also not allow us to protect you. If you were to die, it would be a great loss to us all.”</text:p>
      <text:p text:style-name="P861">“Don’t worry, I’ll be fine,” Mary states. “I have a trump card that I can use in a pinch.”</text:p>
      <text:p text:style-name="P861">“If you insist, then I won’t argue. But, let it be known that I recommended you to stay within the group.”</text:p>
      <text:p text:style-name="P861">“Noted,” Mary responds before she settles back in her seat once more,<text:span text:style-name="T953"> closes her eyes and begins to meditate.</text:span></text:p>
      <text:p text:style-name="P838">The others shake their heads with slight smiles as they watch her quick transition into meditation.</text:p>
      <text:p text:style-name="P838">Mary’s words inspired them all.</text:p>
      <text:p text:style-name="P838">Winning this competition seems entirely possible!</text:p>
      <text:p text:style-name="P221">***</text:p>
      <text:p text:style-name="P222">The spire is nearly 10 miles away <text:span text:style-name="T236">from the city</text:span>, so the trip to <text:span text:style-name="T954">it</text:span> is not short at all. <text:span text:style-name="T954">Even with their carriage being drawn by well-bred horses that are much more capable than those of the real world,</text:span> the <text:soft-page-break/>trip <text:span text:style-name="T236">is expected to take an hour and a half. </text:span>And, this <text:span text:style-name="T236">is to reach a location that is </text:span><text:span text:style-name="T955">not even directly next to the spire, as they intend to park south-west of it nearly a mile away from the fog for safety reasons.</text:span></text:p>
      <text:p text:style-name="P222"><text:span text:style-name="T236">As the carriage exits the city and buildings transition to a wall and then grass, Mary </text:span><text:span text:style-name="T956">gets another good look at the world beyond the city; only closer.</text:span></text:p>
      <text:p text:style-name="P230">There is a large plain with forests and mountains in the backdrop. And, in <text:span text:style-name="T956">this area she spots areas with large buildings, ruins, towers and other </text:span>unique environmental features like out-of-place hills, an oasis and more.</text:p>
      <text:p text:style-name="P230">There are all kinds of real and fantasy creatures accompanying this landscape too. Mice scurry through the grass, deer graze and insect swarms buzz about. <text:span text:style-name="T957">G</text:span>iant rats, giant insects, predator birds, aggressive plants and various other dangers <text:span text:style-name="T957">lurk about. And, </text:span>of course, there <text:span text:style-name="T236">are the demons wandering around both solo and in packs.</text:span></text:p>
      <text:p text:style-name="P839">The demons are black and purple humanoid abominations only a few feet tall that walk about. From afar, their exact details can’t be seen. Though, they know that they will see them up close soon. And, for those that recall them from the beta, they already have a decent idea of what is to come.</text:p>
      <text:p text:style-name="P230">Fortunately, the overall danger level of this area appears to be quite low and suitably balanced to be deemed a starter zone. The only thing that is eerie is the tan glow covering everything due to the time of day being relatively early in the morning and the suspected supernatural force at play.</text:p>
      <text:p text:style-name="P230">There are no other humans as far she can tell, <text:span text:style-name="T957">as</text:span> they likely all returned back to the city after the sky demons appeared. <text:span text:style-name="T957">Either that or they died or went into hiding.</text:span></text:p>
      <text:p text:style-name="P230">‘<text:span text:style-name="T235">This </text:span><text:span text:style-name="T957">region</text:span><text:span text:style-name="T235"> is actually pretty feature dense,’ she notes to herself internally. ‘</text:span><text:span text:style-name="T960">Yet, the spire dominates them all.’</text:span></text:p>
      <text:p text:style-name="P223">The city is in a location that is particularly absent of any special regions for miles in every direction; a likely very intentional choice made to ensure the safety of the city <text:span text:style-name="T959">when its </text:span><text:span text:style-name="T960">first </text:span><text:span text:style-name="T959">builders decided where to </text:span><text:span text:style-name="T960">put</text:span><text:span text:style-name="T959"> it</text:span>. Thus, <text:span text:style-name="T960">the closest major special region to it is the spire. And, due to how it encompasses a huge cylinder of space from the sky to the ground, its size can be compared to other major natural features like the volcano and enchanted forest. Every look at the spire reminds their group that it covers a colossal region of space.</text:span></text:p>
      <text:p text:style-name="P225"><text:span text:style-name="T236">Aric takes a break from the strategy meeting to say </text:span>“<text:span text:style-name="T236">The roads appear to be fairly clear. Thank god.”</text:span></text:p>
      <text:p text:style-name="P225">“<text:span text:style-name="T979">Must be because of the city guards. How many patrols have we seen already? At least three right?” Gondor comments absentmindedly.</text:span></text:p>
      <text:p text:style-name="P224">“<text:span text:style-name="T960">Hmph, t</text:span><text:span text:style-name="T236">he city guard has patrolled the roads for years” </text:span><text:span text:style-name="T979">Tyson </text:span><text:span text:style-name="T960">states proudly. “Monsters wouldn’t dare to tread on them.</text:span></text:p>
      <text:p text:style-name="P841">As for those demons… <text:span text:style-name="T979">heh. We’ll beat </text:span>understanding into them soon enough.”</text:p>
      <text:p text:style-name="P226"><text:span text:style-name="T238">Aric comments, </text:span>“<text:span text:style-name="T961">I am glad to hear that you take pride in the safety of your </text:span><text:span text:style-name="T980">roads</text:span><text:span text:style-name="T961">. </text:span><text:span text:style-name="T979">Unfortunately, the </text:span><text:soft-page-break/><text:span text:style-name="T979">demons are dumb and ignorant. </text:span><text:span text:style-name="T980">I’m not sure they will be quick to learn.”</text:span></text:p>
      <text:p text:style-name="P859">“<text:span text:style-name="T980">Our empire has lasted over 800 years in peace. </text:span><text:span text:style-name="T981">If they don’t learn now from me, then the next generation will teach them. And, if they still don’t learn, it matters not. They will be beaten without care until there are none left to defy our rule.”</text:span></text:p>
      <text:p text:style-name="P227"><text:span text:style-name="T237">“</text:span><text:span text:style-name="T981">I like the sound of that,” Aric states.</text:span></text:p>
      <text:p text:style-name="P228">“<text:span text:style-name="T982">If you want to beat the demons, then you’re going to have to beat the spire,” </text:span><text:span text:style-name="T983">Gondor comments. “F</text:span><text:span text:style-name="T982">rom the sounds of it, you guards are confident about destroying it?”</text:span></text:p>
      <text:p text:style-name="P228">“<text:span text:style-name="T983">Of course,” Tyson replies. “Our empire still stands, does it not? Compared to others that might not even last a century, we can’t be compared to.</text:span></text:p>
      <text:p text:style-name="P860">But, I’ve said enough. I’ve been ordered not to speak too much with you all, so forgive my offense, but I’ll be going quiet now.”</text:p>
      <text:p text:style-name="P229">“<text:span text:style-name="T983">It is not problem,” Aric responds. “Just be ready for anything. We could have a fight or two pop up at any time.”</text:span></text:p>
      <text:p text:style-name="P229">“<text:span text:style-name="T983">We stand ready,” Tyson responds.</text:span></text:p>
      <text:p text:style-name="P231">With that said, the group nods in understanding as they observe their surroundings in awe for a time, before Aric returns the conversation back to strategy discussions.</text:p>
      <text:p text:style-name="P231">***</text:p>
      <text:p text:style-name="P232">Nearly two hours pass, a bit more than expected, as their group finally <text:span text:style-name="T1048">reaches a clearing on the far side of the spire. </text:span><text:span text:style-name="T1049">They choose the far side of the spire because they wanted to avoid conflicts with King Presley and Maxwell who split toward the towers western and southern ends.</text:span></text:p>
      <text:p text:style-name="P283">They had no encounters along their route. However, this wasn’t because of luck. Along the way, there were various other guard patrols on the route to and from and the spire. And, there are guard tents that have been erected around the spire at various spots. It’s clear <text:span text:style-name="T984">to the players from what they have seen </text:span>that the lord and city have already undertaken <text:span text:style-name="T961">major</text:span> efforts to contain <text:span text:style-name="T961">and monitor</text:span> the demon situation.</text:p>
      <text:p text:style-name="P840">In any case, the players won’t be interacting with these guards at all. The competition among the players is among the players and the guards are all aware of who the heroes are and what they are doing today.</text:p>
      <text:p text:style-name="P906">As for their group’s location, it is to the </text:p>
      <text:p text:style-name="P840">‘Maybe we could steal some ears from their kills,’ Mary <text:span text:style-name="T963">thought as she toyed with the idea of looting the corpses that she saw scattered about along the trip.</text:span></text:p>
      <text:p text:style-name="P909">With the carriage parked by the spire, its influence fully imposes upon them. Looking in its direction completely blocks their vision forward to a massive degree.</text:p>
      <text:p text:style-name="P910"><text:soft-page-break/><text:span text:style-name="T1050">Aric comments while getting up to exit the carriage, </text:span>“<text:span text:style-name="T1049">Rondell City is </text:span><text:span text:style-name="T1050">in the north-east of the Mastelline Empire and this spire is north-east of even it. This is a pretty good decent distance away, yet I only see the end of the plains and a forest. I wonder how far away the nearest town and eastern border are? This empire must be huge.”</text:span></text:p>
      <text:p text:style-name="P910">“<text:span text:style-name="T1050">I never did get to see a map,” Gondor comments while getting out too and observing their surroundings. “I’ve no idea.”</text:span></text:p>
      <text:p text:style-name="P910">“<text:span text:style-name="T1050">Well, I guess you’ll have to keep wondering,” Aric states as he steps out of the carriage and stands in place. “It seems that we have company.</text:span></text:p>
      <text:p text:style-name="P911">Look alive everybody! It’s time to put all of our theory into practice.</text:p>
      <text:p text:style-name="P233">You see those demons over there?” he points out. “They’ve noticed us and are wandering over slowly. They’re definitely itching for a fight, <text:span text:style-name="T1050">so let’s give them one.</text:span>”</text:p>
      <text:p text:style-name="P234">The group looks over and finds that <text:span text:style-name="T963">there are indeed demons wandering over to them.</text:span></text:p>
      <text:p text:style-name="P233">These creatures are 3 feet tall, skinny and matte black with an odd dark-purple shine. They have human-like bodies that are perhaps too similarly so due to their naked bodies revealing brightly colored purple-pink genitalia. Th<text:span text:style-name="T964">ough, they differ from humans in that their </text:span>hands bear unnaturally large claws, mouths hold numerous rows of fangs, <text:span text:style-name="T964">backsides bear tails that jut </text:span><text:span text:style-name="T241">out for several </text:span><text:span text:style-name="T964">feet</text:span> and <text:span text:style-name="T964">their expressions appear both demonic and alien. </text:span>It’s obvious from their fierce expressions and <text:span text:style-name="T241">demonic</text:span> appendages what purpose they have for existing: <text:span text:style-name="T239">violence and breeding.</text:span></text:p>
      <text:p text:style-name="P233">“EEEEEEEEE!!!!” one reveals a shrill scream, sticking a forked purple tongue into the air like some kind of deranged reptilian <text:span text:style-name="T964">while raising both arms up above its head at each side.</text:span></text:p>
      <text:p text:style-name="P235">The others follow after <text:span text:style-name="T964">with a scream, </text:span>and then charge. A total of 12 or so demons rushes toward their group with unrestrained aggression.</text:p>
      <text:p text:style-name="P235">“Formation,” Aric shouts as he raises one arm forward. “Backline form up in a row. Mary and Gondor to the front. Casters, start casting spells. Warriors, <text:span text:style-name="T240">nock</text:span> your arrows.”</text:p>
      <text:p text:style-name="P235">Everybody obliges and gets into formation while <text:span text:style-name="T240">following Aric’s orders to engage.</text:span></text:p>
      <text:p text:style-name="P238">Of the group, <text:span text:style-name="T239">Mary is the first to complete her actions as she flips her bow off of her back with </text:span>quickness and ease. She nocks an arrow, aims and fires within seconds, before flipping another arrow out of her quiver and <text:span text:style-name="T986">repeating her actions.</text:span></text:p>
      <text:p text:style-name="P236">The first arrow that she fires strikes a demon from over 100 feet away right between the eyes. This sends it stumbling backwards onto the ground as the other demons continue their rush past its corpse.</text:p>
      <text:p text:style-name="P236">As Mary acts, the guards eyes involuntarily raise. They look at the demon, then back to Mary, only to find themselves looking back at a second demon being struck.</text:p>
      <text:p text:style-name="P236">In contrast, none of the other players have managed to release an attack <text:span text:style-name="T987">yet.</text:span></text:p>
      <text:p text:style-name="P862">Gondor eventually manages to finish getting his arrow prepared. But, with such a large range <text:soft-page-break/>between the demons and himself, he decides to hold his position for a time.</text:p>
      <text:p text:style-name="P862">This let’s Mary fire another arrow, before dropping her bow entirely, unsheathing her sword and charging forward.</text:p>
      <text:p text:style-name="P862">“You’ll block my shot,” Gondor complains.</text:p>
      <text:p text:style-name="P862">Though, Mary ignores him, as the <text:span text:style-name="T240">distance between the demons and herself </text:span>shrinks.</text:p>
      <text:p text:style-name="P862"><text:span text:style-name="T240">‘</text:span>Oh yeah,’ Mary thinks to herself. ‘THIS IS IT!’</text:p>
      <text:p text:style-name="P863">A surge of adrenaline rushes into Mary’s body as the thrill of battle ignites within her mind.</text:p>
      <text:p text:style-name="P864">Destruction. Carnage. Annihilation.</text:p>
      <text:p text:style-name="P864">Everything in her path must be wiped out.</text:p>
      <text:p text:style-name="P239"><text:span text:style-name="T987">Yet, at the same time and </text:span>in equal measure, a sense of calm composes her.</text:p>
      <text:p text:style-name="P864">Tranquility. Stillness. Solace.</text:p>
      <text:p text:style-name="P239"><text:span text:style-name="T1004">F</text:span><text:span text:style-name="T987">ire versus wate</text:span><text:span text:style-name="T988">r, </text:span><text:span text:style-name="T989">l</text:span><text:span text:style-name="T987">ight versus dar</text:span><text:span text:style-name="T988">k, </text:span><text:span text:style-name="T989">e</text:span><text:span text:style-name="T988">arth versus air… <text:s/></text:span><text:span text:style-name="T1004">like the very elements of the universe, intense feelings rival each other with her mind, combating one another and tempering each other as a result leading to </text:span><text:span text:style-name="T987">old feelings of domination </text:span><text:span text:style-name="T1004">to </text:span><text:span text:style-name="T988">surge within her being.</text:span></text:p>
      <text:p text:style-name="P240"><text:span text:style-name="T987">An aura defying all known sensations </text:span><text:span text:style-name="T1004">pulses out</text:span><text:span text:style-name="T987"> from her body </text:span><text:span text:style-name="T988">that causes the guards and Gondor to </text:span><text:span text:style-name="T1004">take notice of her and</text:span><text:span text:style-name="T988"> squint. </text:span><text:span text:style-name="T1004">No tangible or visible effect can be seen around her. However, they </text:span><text:span text:style-name="T1005">feel</text:span><text:span text:style-name="T1004"> that she is different.</text:span></text:p>
      <text:p text:style-name="P240">“<text:span text:style-name="T1005">A clash of souls,” Gondor murmurs.</text:span></text:p>
      <text:p text:style-name="P240">“<text:span text:style-name="T1005">A what?” Tyson asks.</text:span></text:p>
      <text:p text:style-name="P240">“<text:span text:style-name="T1005">Truly exceptional individuals have strength that goes beyond the mortal fold.</text:span></text:p>
      <text:p text:style-name="P869">Just watch,” Gondor says seriously. “I think we’re about to see something special.”</text:p>
      <text:p text:style-name="P241"><text:span text:style-name="T988">The clash of brutality and pacifism erupting over </text:span><text:span text:style-name="T990">and within </text:span><text:span text:style-name="T988">Mary’s being </text:span><text:span text:style-name="T1006">intensifies constantly.</text:span></text:p>
      <text:p text:style-name="P870">Yet, due to balance between the two constantly equalizing, an equilibrium is eventually reached and her mind enters a state of perfect balance.</text:p>
      <text:p text:style-name="P870">She achieves a ‘Combat Trance’. And, it is at this moment when finds herself totally ready to fight.</text:p>
      <text:p text:style-name="P870">“<text:span text:style-name="T1007">What a presence</text:span>,” Tyson murmurs as cold sweat <text:span text:style-name="T1007">and chills</text:span> form on his body.</text:p>
      <text:p text:style-name="P239">‘<text:span text:style-name="T988">Let’s go,’ Mary thinks </text:span><text:span text:style-name="T1007">as she charges forward.</text:span></text:p>
      <text:p text:style-name="P242">The first <text:span text:style-name="T1007">demon</text:span> approaches her and raises its arm in preparation for a heavy swing down. However, Mary’s blade slices <text:span text:style-name="T1007">through the demon’s body from upper-right to bottom-left, completely countering its blow.</text:span></text:p>
      <text:p text:style-name="P871"><text:soft-page-break/>The demon’s dead body chunks block Mary’s path. Yet, like a car crashing through a <text:span text:style-name="T1027">stack</text:span> of <text:span text:style-name="T1027">massive foam cushions, s</text:span>he bursts through toward the next demon.</text:p>
      <text:p text:style-name="P237">“<text:span text:style-name="T241">Holy,” Gondor whispers, as everybody watches her in disbelief.</text:span></text:p>
      <text:p text:style-name="P243">Mary has chosen to take out the center creature first, so she is now flanked by the short humanoids on each side. They seem to realize this and move to encircle her, <text:span text:style-name="T990">waving their claws in excitement</text:span>.</text:p>
      <text:p text:style-name="P243"><text:span text:style-name="T990">Even still</text:span>, Mary doesn’t pause. Her motions are completely fluid as she <text:span text:style-name="T990">rushes left and slices through the head and body of a </text:span><text:span text:style-name="T1027">second</text:span><text:span text:style-name="T990"> demon with a</text:span><text:span text:style-name="T1027">nother</text:span><text:span text:style-name="T990"> fierce slice.</text:span></text:p>
      <text:p text:style-name="P884">This rush continues forward with consecutive slices from left to right as her blade <text:span text:style-name="T990">continuously </text:span><text:span text:style-name="T991">mows down demons as easily as snipping paper with scissors.</text:span></text:p>
      <text:p text:style-name="P884">In seconds, the entire left of demons is decimated. Mary has slain them all.</text:p>
      <text:p text:style-name="P885"><text:span text:style-name="T1027">This leaves the demons that are now behind Mary. But, they are far too slow to reach her by the time she clears out the left half, so she is able to turn around, </text:span>reorient and charge <text:span text:style-name="T1027">with her blade raised.</text:span></text:p>
      <text:p text:style-name="P884">Seeing this, the demons have a fairly dramatic change of opinion.</text:p>
      <text:p text:style-name="P244">The demons are small, frail and stupid. But, it’s clear that they have enough intelligence or instinct to comprehend the situation that they are in.</text:p>
      <text:p text:style-name="P884">They are disadvantaged. And, as a result, they feel only one overwhelming feeling:</text:p>
      <text:p text:style-name="P244">Fear!</text:p>
      <text:p text:style-name="P865">The being before them is a harbinger of death that will assuredly end their life. Fear and dread set in as the previously <text:span text:style-name="T241">confident, prideful </text:span>and somewhat playful even <text:span text:style-name="T241">creatures’ expressions switch to confusion and panic. They freeze in place as Mary approaches. Like deer stopped before headlights, they are entirely confused and overwhelmed by her presence.</text:span></text:p>
      <text:p text:style-name="P244">*SCHWING SCHWING SCHWING*</text:p>
      <text:p text:style-name="P865">As her blade cleaves through the first three, the remaining three demons seem to wake up <text:span text:style-name="T1027">from a dream.</text:span></text:p>
      <text:p text:style-name="P865">‘Oh yea<text:span text:style-name="T1027">h</text:span>! If I don’t move… I’ll die!’ <text:span text:style-name="T1027">is what their reactions seem to say.</text:span></text:p>
      <text:p text:style-name="P865">As such, they <text:span text:style-name="T1027">throw their arms up,</text:span> begin to screech loudly <text:span text:style-name="T1027">and turn to flee in random directions.</text:span></text:p>
      <text:p text:style-name="P865">Meanwhile, Mary’s party watches on in disbelief.</text:p>
      <text:p text:style-name="P865">‘Is she really going to kill all of the demons solo!?’ <text:span text:style-name="T1029">t</text:span><text:span text:style-name="T1028">hey think some variant of.</text:span></text:p>
      <text:p text:style-name="P866">‘Absolutely,’ <text:span text:style-name="T1029">they conclude together.</text:span></text:p>
      <text:p text:style-name="P866">“Wheewwww,” Mary exhales as she charges a demon, beheads it, then continues to another and beheads it.</text:p>
      <text:p text:style-name="P866"><text:soft-page-break/>As for the last demon, it ran in the opposite direction as the other two, so Mary winds her right arm up and <text:span text:style-name="T992">flings her sword forward.</text:span></text:p>
      <text:p text:style-name="P867">It strikes, embedding itself into the back of its skull, causing enough trauma to make the demon trip over its own legs and fall to the ground.</text:p>
      <text:p text:style-name="P286">With a flick of her blade, <text:span text:style-name="T1029">excess blood splatters off of her sword before she sheathes it.</text:span></text:p>
      <text:p text:style-name="P867">*clap clap clap*</text:p>
      <text:p text:style-name="P867">Mary wipes her hands against themselves and comments out loud, “Hmm, it seems like I’m still a little rusty.”</text:p>
      <text:p text:style-name="P879">This is also when her oppressive aura seems to dissipate and the men watching her catch their breath. <text:span text:style-name="T1026">Her Passive Training perk is re-enabled and she returns back to her resting state.</text:span></text:p>
      <text:p text:style-name="P867">“Wait, wait, wait. Rusty?” Gondor replies loudly in disbelief <text:span text:style-name="T1022">with a joking laugh. “That was phenomenal!”</text:span></text:p>
      <text:p text:style-name="P879">Tyson nods seriously and adds, “Seriously, yes.”</text:p>
      <text:p text:style-name="P879">“Was that really that impressive?” Eswar asks. “It looks like she just sliced down <text:span text:style-name="T1025">a bunch of</text:span> weak enemies <text:span text:style-name="T1024">to me</text:span>. <text:span text:style-name="T1025">What’s special about that?</text:span>”</text:p>
      <text:p text:style-name="P879">Gondor comments, “That’s because you <text:span text:style-name="T1023">lack </text:span>a Warrior’s Spirit!”</text:p>
      <text:p text:style-name="P879">Tyson continues to nod, “Yes. Without training, you simply won’t be able to detect the supernatural forces of the world.</text:p>
      <text:p text:style-name="P880">There is much more to this world than what you can see or touch. There are emotions, spirits, energies and more all flowing throughout space.</text:p>
      <text:p text:style-name="P880">With proper training and <text:span text:style-name="T1024">decent</text:span> talent, one <text:span text:style-name="T1024">will likely become able to sense such things. </text:span>However, it takes a<text:span text:style-name="T1024">n </text:span>incredible individual to <text:span text:style-name="T1024">generate such powers, and a truly incredible individual to control them.</text:span>”</text:p>
      <text:p text:style-name="P880">“And, Mary clearly created and controlled multiple types of intent,” Gondor adds.</text:p>
      <text:p text:style-name="P880">“Indeed,” Tyson agrees. “I could feel happiness, rage, joy, envy and power all combined into one. There was killing intent and protection intent all jumbled together. And, the entire mix had me confused from the start.”</text:p>
      <text:p text:style-name="P880">“But, then,” Tyson keeps going. However, Gondor joins in and speaks with him at the same time as the two say, “there was harmony.”</text:p>
      <text:p text:style-name="P880">“You felt that too right!?” Tyson states in admiration.</text:p>
      <text:p text:style-name="P880">“Yes! Yes! It was quite delightful!” Gondor comments. “It was like a song playing out before me. A dance made from her sheer <text:span text:style-name="T1031">presence</text:span>. <text:span text:style-name="T1024">And, so strong too. I was enraptured.”</text:span></text:p>
      <text:p text:style-name="P881"><text:soft-page-break/><text:span text:style-name="T1024">“</text:span><text:span text:style-name="T1031">For me, it was like a fierce storm coming to a peaceful conclusion. A thunderstorm bringing out rainbows from beyond its folds. </text:span>Such a thing is something I’<text:span text:style-name="T1024">ve only ever heard rumors about… for legendary beings…</text:span></text:p>
      <text:p text:style-name="P882">Could it be?”</text:p>
      <text:p text:style-name="P882">His words trail as his expression pales and he looks at Mary with <text:span text:style-name="T1031">slowly </text:span>increasing dread.</text:p>
      <text:p text:style-name="P882">“Alright guys,” Mary comments with a light laugh <text:span text:style-name="T1036">as she approaches</text:span>. “Don’t you think you’re embellishing too much?”</text:p>
      <text:p text:style-name="P882">She immediately begins to downplay the situation as she too realizes that she has shown off too much.</text:p>
      <text:p text:style-name="P883">In the beta, she was a Cosmic being with millions of final stats. Even with her abilities being reset to zero and her high-level memory being erased, there are artifacts from that time that simply haven’t been erased. <text:span text:style-name="T1025">These intangibles are things like determination, mental fortitude, willpower, ferocity and decisiveness. </text:span>And, even <text:span text:style-name="T1025">without such traits, it is still the case that Mary is able to maximally use every bit of potential that her body will allow.</text:span></text:p>
      <text:p text:style-name="P889">Her initial impression of herself entering this release game session is that she would be average. She was average in the real world and average for the vast majority of her time in the beta. <text:span text:style-name="T1034">Why wouldn’t she be that way now?</text:span></text:p>
      <text:p text:style-name="P889"><text:span text:style-name="T1034">Yes, s</text:span>he was certainly strong for a period of time. <text:span text:style-name="T1031">However, </text:span><text:span text:style-name="T1034">gained strength from the gain shouldn’t impact her who or what she implicitly is.</text:span></text:p>
      <text:p text:style-name="P890">Right?</text:p>
      <text:p text:style-name="P887"><text:span text:style-name="T1034">But now, she is beginning to doubt that theory. B</text:span><text:span text:style-name="T1026">rief moments of ‘exceptionalism’ </text:span><text:span text:style-name="T1034">are occurring too often, with this one in particular being quite convincing.</text:span></text:p>
      <text:p text:style-name="P888">‘<text:span text:style-name="T1030">That was a mistake. I revealed too much of my power,’ </text:span><text:span text:style-name="T1032">Mary concludes.</text:span></text:p>
      <text:p text:style-name="P886">Like frost and shadows, this world truly manifests the concept of souls and spirits as real entities. Thus, Mary has a real soul. And, she knows that it is <text:span text:style-name="T1033">her soul that caused the sensations that her observers felt.</text:span></text:p>
      <text:p text:style-name="P890">On one hand, she thought that even her soul was significantly nerfed due to Al’s words in Character Creation. But, clearly it hasn’t been. And, by the time that she realized this to be the case, it was too late. She had been observed demonstrating an abnormal amount of soul force.</text:p>
      <text:p text:style-name="P890">This leads to the other hand, where she succumbed to the thrill of combat.</text:p>
      <text:p text:style-name="P891">Absolute confidence in one’s own ability to dominate feels wonderful. <text:span text:style-name="T1035">S</text:span>o wonderful, in fact, <text:span text:style-name="T1035">that to some it can be entirely addicting.</text:span></text:p>
      <text:p text:style-name="P892">Mary felt the thrill of reigning above others and it gave her a feeling of exhilaration. She loved it. And, if should could, she absolutely would bath in the feeling for eternity.</text:p>
      <text:p text:style-name="P892"><text:soft-page-break/>But, she is here to win this game, so she can’t. And, fortunately for her, activating Passive Training is like dumping a bath of ice cold water over her head, so she is able to escape those tantalizing emotions easily. All that remains now is a longing for the power to conquer all things in the universe once more.</text:p>
      <text:p text:style-name="P892">She must become a Cosmic being surpassing all things and win once again.</text:p>
      <text:p text:style-name="P893">With Mary near, it is as though Anabar’s senses return to himself. He removes his hand from his forhead and states, “Absolutely incredible! I am so inspired!”</text:p>
      <text:p text:style-name="P893">He begins to beat his drum once lightly, then again, as he starts to sing.</text:p>
      <text:p text:style-name="P894">“<text:span text:style-name="T1037">Oh Mary, the valiant, with a heart that shines so bright!</text:span></text:p>
      <text:p text:style-name="P895"><text:span text:style-name="T1037">The bandits, and monsters, they </text:span><text:span text:style-name="T1038">all</text:span><text:span text:style-name="T1037"> flee </text:span><text:span text:style-name="T1038">from sight!</text:span></text:p>
      <text:p text:style-name="P894"><text:span text:style-name="T1037">She cometh, and </text:span><text:span text:style-name="T1038">slayeth</text:span><text:span text:style-name="T1037">, </text:span><text:span text:style-name="T1038">her</text:span><text:span text:style-name="T1037"> foes won’t rest </text:span><text:span text:style-name="T1038">at</text:span><text:span text:style-name="T1037"> ease!</text:span></text:p>
      <text:p text:style-name="P894"><text:span text:style-name="T1038">And </text:span><text:span text:style-name="T1037">demons, oh demons, </text:span><text:span text:style-name="T1038">she brings them to their knees!”</text:span></text:p>
      <text:p text:style-name="P896">The song is upbeat, quick and catchy and sung with a bold voice. After singing those four verses, he does a few beats of his drum and hums as a song begins to form.</text:p>
      <text:p text:style-name="P896">Meanwhile, <text:span text:style-name="T241">the normally calm Aric </text:span><text:span text:style-name="T1039">recovers too and says, “</text:span><text:span text:style-name="T242">Holy…</text:span><text:span text:style-name="T244"> Mary! That was nuts!”</text:span></text:p>
      <text:p text:style-name="P246">“<text:span text:style-name="T244">Right!? I told you Mary is a beast!” Niagra says proudly while putting his hands on his waist.</text:span></text:p>
      <text:p text:style-name="P246">“<text:span text:style-name="T244">I am sorry for what I said before! My ignorance! My sexism! Call it what you want!” Gondor semi-jokingly semi-seriously states </text:span><text:span text:style-name="T1039">while half-bowing.</text:span></text:p>
      <text:p text:style-name="P246">“<text:span text:style-name="T1039">Guys, please. I’m getting embarrassed,” Mary states. “Enough flattery.</text:span><text:span text:style-name="T245"> </text:span><text:span text:style-name="T250">Check your status. How much experience did we get?”</text:span></text:p>
      <text:p text:style-name="P249">“Oh right!” Aric says as <text:span text:style-name="T1039">he and the rest abruptly stop their actions to check their Status.</text:span></text:p>
      <text:p text:style-name="P249">“Woah! <text:span text:style-name="T246">36</text:span> exp!? That’s 4 experience per demon!” <text:span text:style-name="T1039">Aric comments.</text:span></text:p>
      <text:p text:style-name="P248">Mary too uses her innate ‘Status’ power to augment her vision <text:span text:style-name="T1039">and view the virtual game screen.</text:span></text:p>
      <text:p text:style-name="P248">‘Let’s see,’ Mary thinks. ‘Level 1. <text:span text:style-name="T246">36</text:span>/1000 experience. Perks are all looking the same as before. Great.’</text:p>
      <text:p text:style-name="P248">She mentally interacts with the ‘Experience’ element on the display specifically and a window pops up stating her recent sources of experience.</text:p>
      <text:p text:style-name="P248">‘<text:span text:style-name="T246">4. 4. 4. 4.</text:span> Yeah. Not bad. <text:span text:style-name="T247">Such weak creatures </text:span>give decent experience <text:span text:style-name="T247">now</text:span>.’</text:p>
      <text:p text:style-name="P250">In the beta, demons of this level would only give 1 experience at most. It was a slog to gain 1,000 experience and reach even level 2. So, seeing 4 experience being granted per kill is fairly surprising for her.</text:p>
      <text:p text:style-name="P250"><text:soft-page-break/>“<text:span text:style-name="T1040">Then that means that </text:span>experience sharing is working <text:span text:style-name="T1040">like in the beta </text:span>too,” Anabar comments. “I got 36 experience <text:span text:style-name="T1040">too</text:span>.”</text:p>
      <text:p text:style-name="P252">In order to encourage <text:span text:style-name="T248">the support character playstyle, the </text:span><text:span text:style-name="T1041">game’s </text:span><text:span text:style-name="T248">developers </text:span>made experience sharing mechanics very lenient. As long <text:span text:style-name="T248">as a person is deemed worthy of gaining experience from a kill by The Judge, whether by contribution, </text:span><text:span text:style-name="T252">proximity to the kill</text:span><text:span text:style-name="T248"> or </text:span><text:span text:style-name="T1041">significant enough </text:span><text:span text:style-name="T248">association with the killer, said person will gain experience </text:span><text:span text:style-name="T252">from a kill</text:span><text:span text:style-name="T248">.</text:span></text:p>
      <text:p text:style-name="P251">“<text:span text:style-name="T248">This is good,” Aric says with a smile. “With this kind of experience, we could reach level 2 in only a day! Hitting the tens and twenties in weeks might not be </text:span><text:span text:style-name="T249">unreasonable. </text:span><text:span text:style-name="T252">That’s way faster than before!</text:span><text:span text:style-name="T249">”</text:span></text:p>
      <text:p text:style-name="P251">“<text:span text:style-name="T1041">With enough demons, yes. </text:span><text:span text:style-name="T251">But, at this rate, it doesn’t look like that is going to happen,” Gondor states </text:span><text:span text:style-name="T1041">while looking around.</text:span></text:p>
      <text:p text:style-name="P253">“<text:span text:style-name="T251">Indeed. It seems that the spire is not producing very many </text:span><text:span text:style-name="T1041">demons overall?”</text:span><text:span text:style-name="T251"> Aric states while looking to a guard. “</text:span><text:span text:style-name="T1041">Is this normal?”</text:span></text:p>
      <text:p text:style-name="P253">“<text:span text:style-name="T1041">Sorry, but we can’t comment on this matter,” Tyson states.</text:span></text:p>
      <text:p text:style-name="P897">“<text:span text:style-name="T1041">Understood,” Aric acknowledges as he looks back to his group.</text:span></text:p>
      <text:p text:style-name="P899">“<text:span text:style-name="T1041">I think that based on what we’re seeing, it is definitely the case that the spawns are low,” Mary suggests. “</text:span><text:span text:style-name="T1042">I doubt the guards are killing anything this close to the fog, yet, even with the spire taking up so much space, we’re seeing hardly anything.</text:span></text:p>
      <text:p text:style-name="P900">I’m sure we’ll find more packs around the spire. But, it’s going to be rough.”</text:p>
      <text:p text:style-name="P898"><text:span text:style-name="T1042">Aric adds, “It’s probably for balance reasons. </text:span><text:span text:style-name="T1041">Like Gondor said, the demons are great exp. Give us too many too early and we’ll level up way too fast.”</text:span></text:p>
      <text:p text:style-name="P898">“<text:span text:style-name="T1042">Unfortunately, that presents a problem for us. How do we win </text:span><text:span text:style-name="T1044">with no demons</text:span><text:span text:style-name="T1042">?” Gondor asks.</text:span></text:p>
      <text:p text:style-name="P901"><text:span text:style-name="T1043">Anabar comments, </text:span>“<text:span text:style-name="T1043">I think the greater problem is: aren’t the others going to recognize that splitting is the optimal strategy?</text:span></text:p>
      <text:p text:style-name="P920">Mary, you were going to go solo to capitalize on that before the others caught on.</text:p>
      <text:p text:style-name="P921">What now?”</text:p>
      <text:p text:style-name="P902">“<text:span text:style-name="T1043">I still want to go solo,” </text:span><text:span text:style-name="T1044">Mary responds. “I think that somebody will have to go solo no matter what if we want even a little bit of a chance of winning.</text:span></text:p>
      <text:p text:style-name="P903"><text:span text:style-name="T1045">Maxwell and King Presley both have three dedicated fighters, so they can potentially make three solo groups. But, they might pair up two fighters for safety. It depends on how confident </text:span><text:span text:style-name="T1046">everybody is in their abilities.</text:span></text:p>
      <text:p text:style-name="P922">Ultimately, how we approach this will be up to you,” she finishes while looking toward Aric.</text:p>
      <text:p text:style-name="P904">“<text:span text:style-name="T1046">Hmm,” Aric thinks. “After seeing you fight, it would be stupid for me to restrict you. </text:span><text:span text:style-name="T1047">And, we </text:span><text:soft-page-break/><text:span text:style-name="T1047">don’t have any other fighters than Gondor, so there is no way to </text:span><text:span text:style-name="T1050">split up us who remain.</text:span></text:p>
      <text:p text:style-name="P911">So, let’s just do that. Mary, kill everything you can and we’ll do what we can to clear up anything here.</text:p>
      <text:p text:style-name="P905"><text:span text:style-name="T1050">Just be careful. </text:span><text:span text:style-name="T1051">The grass here is short. But, that isn’t the case everywhere. If you enter tall grass, anything can be lurking within.”</text:span></text:p>
      <text:p text:style-name="P905">“<text:span text:style-name="T1051">I’ll watch myself,” Mary states </text:span><text:span text:style-name="T1052">casually, before her tone becomes serious</text:span><text:span text:style-name="T1051">. “</text:span><text:span text:style-name="T1052">Oh. But, before I go, I should mention one other thing. </text:span><text:span text:style-name="T1053">Stash the ears well and w</text:span><text:span text:style-name="T1052">atch out for attacks from the other players.”</text:span></text:p>
      <text:p text:style-name="P912">Hearing this causes the players to squint.</text:p>
      <text:p text:style-name="P912">“What do you mean?” Aric asks.</text:p>
      <text:p text:style-name="P912">“Exactly what I said,” Mary responds. “There aren’t really any rules on this competition, so there is nothing stopping others from attacking us.</text:p>
      <text:p text:style-name="P912">I’m sure that severely injuring other players would be frowned upon. But, light injuries <text:span text:style-name="T1053">or outright theft likely aren’t prohibited.</text:span></text:p>
      <text:p text:style-name="P913">If you see another players, then I’d recommend heading back into the carriage immediately. And, make sure to hide the ears somewhere that they can’t be found, preferably by only one person, like Gondor.”</text:p>
      <text:p text:style-name="P915">Her team stands there with a stupefied look on their face.</text:p>
      <text:p text:style-name="P915">First, she demonstrated ridiculous combat potential. And now, she’s demonstrating the intellect and wisdom of a Grand Strategist, thinking many moves ahead.</text:p>
      <text:p text:style-name="P914">Just who is she?</text:p>
      <text:p text:style-name="P914">“<text:span text:style-name="T1053">Thank you for the advice. I’ll take it to heart,” Aric responds.</text:span></text:p>
      <text:p text:style-name="P913">Mary nods, then departs, as she leaves her group in a light sprint.</text:p>
      <text:p text:style-name="P256">‘I don’t really care about the favor,’ Mary thinks to herself. ‘But, I’m definitely not going to pass up an opportunity to do a bit of accelerated solo farming.’</text:p>
      <text:p text:style-name="P256">***</text:p>
      <text:p text:style-name="P916">As Mary runs, the effects of Passive Training are quite severe.<text:span text:style-name="T1054"> Having the perk active while actually performing exercise is doubly exhausting. </text:span><text:span text:style-name="T1055">Plus, due to the way that it affects her mental state, her senses are dulled. </text:span><text:span text:style-name="T1056">Her alertness is down and she even feels lazy and dull. Her usual overall sharpness isn’t present at all.</text:span></text:p>
      <text:p text:style-name="P918">Technically, she can use this method of double-exercising to gain even greater training benefits than normal. <text:span text:style-name="T1056">And, she can even focus her senses to gain heightened awareness and prowess. </text:span>However, <text:span text:style-name="T1056">the combination of manual and perk based training </text:span>is too exhausting on her body <text:span text:style-name="T1055">to sustain for long periods of time.</text:span></text:p>
      <text:p text:style-name="P918"><text:soft-page-break/><text:span text:style-name="T1055">This isn’t a matter of willpower either. This is a matter of very real physical health and limitations. Thus, she disables Passive Training </text:span><text:span text:style-name="T1057">for all stats except magic for now </text:span><text:span text:style-name="T1055">while keeping in mind the needs to enable it again once she finishes up her work today.</text:span></text:p>
      <text:p text:style-name="P917">“Goddamn,” she says aloud as her eyes go wide.</text:p>
      <text:p text:style-name="P277">A wave of ecstasy passes over her as a surge of energy, relief and contentment flows over her body.</text:p>
      <text:p text:style-name="P277">She can feel the cool air on her hot skin and <text:span text:style-name="T305">takes a breath of cool air that chills her lungs. The temperature is a nice calm 70 degrees F or so and feels fantastic all around.</text:span></text:p>
      <text:p text:style-name="P277">‘<text:span text:style-name="T305">That training is really </text:span><text:span text:style-name="T312">effective</text:span><text:span text:style-name="T305">,’ Mary thinks as glances at her arms.</text:span></text:p>
      <text:p text:style-name="P278">She has undergone the effects of nearly 24 full hours of nonstop training <text:span text:style-name="T312">via Passive Training</text:span> plus a few hours of <text:span text:style-name="T312">manual training too. </text:span>Thus, her muscles have already toned up nicely and her body is even beginning to bulk up <text:span text:style-name="T1058">somewhat</text:span>.</text:p>
      <text:p text:style-name="P278">‘Not needing to rest with Passive Training is insane. I’m so glad that I know <text:span text:style-name="T1059">of special training techniques that require minimal rest. </text:span>Otherwise, I’d be forced to rest occasionally.</text:p>
      <text:p text:style-name="P278">I need to make sure that I eat a proper amount of food to keep a healthy rate of growth. I’ve managed to be sneaky about how much I’ve eaten so far, but with this rate of growth, I doubt I’ll be able to hide my strength in only a few days.</text:p>
      <text:p text:style-name="P278">Oh well. Once my muscles are too big to hide, I won’t need to hide them. That’s a good problem to have!’</text:p>
      <text:p text:style-name="P278">Mary feels so much freedom and power right now that she wants to crush boulders within her hands, kick down trees or conjure massive energy blasts. However, she contains this feeling of unlimited power and remains focused on the task at hand. There are demons to slay. <text:span text:style-name="T1060">And, becoming overeager can lead to carelessness and silly mistakes.</text:span></text:p>
      <text:p text:style-name="P278">***</text:p>
      <text:p text:style-name="P279">Mary continues her run as she <text:span text:style-name="T1061">spots and </text:span>approaches a demon pack a <text:span text:style-name="T1061">fairly </text:span>decent distance away from her. The distance between the demons and she is fairly large, so they don’t react to her presence and are idle. They play around by poking the back of their ‘buddies’ unaware, scratch their butts deep within their buttcracks and even blatantly have sex. They are as primal as bonobos, yet far more disgusting and <text:span text:style-name="T1061">vile</text:span>. Anybody who watches them would likely only feel only fear and revulsion.</text:p>
      <text:p text:style-name="P279">Eventually, Mary reaches a close enough distance <text:span text:style-name="T1061">that</text:span> one almost comically pokes another and then points toward Mary to direct its attention. The rest have similar reactions as they communicate with each other <text:span text:style-name="T1061">using strange noises</text:span>, stand up and face Mary.</text:p>
      <text:p text:style-name="P919">Once the group is coordinated, they begin to approach Mary with a gradual walk, as a mutual confrontation between the two parties becomes clearly inevitable.</text:p>
      <text:p text:style-name="P280">The distance between the two <text:span text:style-name="T1061">parties</text:span> reduces to less than 100 feet, which then prompts the demons <text:soft-page-break/>to <text:span text:style-name="T1061">enter a sprint.</text:span></text:p>
      <text:p text:style-name="P279">Since this is the case, she slows to a stop to catch her breath and unsheathe her sword, as the demons approach rapidly with <text:span text:style-name="T1061">playful, un</text:span>focused movements.</text:p>
      <text:p text:style-name="P279">One thing that has to be said about these demons is that they are very fast. They cross the 100 feet in only five seconds or so, just as Mary finishes getting into a combat stance and charges toward them in retaliation <text:span text:style-name="T1061">herself</text:span>.</text:p>
      <text:p text:style-name="P279">“SKRAAH!” one screeches while lunging at her, clawed hand high up and ready to scratch down.</text:p>
      <text:p text:style-name="P280">However, Mary merely exhales a prepared breath and slices, slices and slices again, <text:span text:style-name="T1061">three times in quick succession as the three closest demons are slain instantly.</text:span></text:p>
      <text:p text:style-name="P279">The fundamental problems that these demons have <text:span text:style-name="T1061">against Mary are that their reach is too short and that they have a complete lack of personal defense. </text:span>Killing rats could be considered harder than killing <text:span text:style-name="T1061">these demons because at least rats are small and fast enough to dodge</text:span>. <text:span text:style-name="T1061">In comparison, these demons are like large walking cardboard targets that Mary can effortlessly slice through.</text:span></text:p>
      <text:p text:style-name="P279">“Gotta loot and keep moving,” Mary thinks as she hurries to cut off ears from the demons, store them and then advance.</text:p>
      <text:p text:style-name="P919">Even though she killed the seven demons in only a few seconds, she isn’t complacent. If there is any chance for Aric to win, she will need to be at least faster than two optimized and coordinated groups.</text:p>
      <text:p text:style-name="P919">A long day awaits her.</text:p>
      <text:p text:style-name="P279">***</text:p>
      <text:p text:style-name="P281">Mary patrols the edge of the spire <text:span text:style-name="T1097">across</text:span> the <text:span text:style-name="T1097">north-western and south-eastern edges for a couple of hours as her team remains stationed at the carriage. The route that she is on ranges from three to four miles of travel back and forth. So, she does manage to meet up with her group several times to report on her status and stash kills during this time. </text:span><text:span text:style-name="T1103">And, in doing so, they are able to determine that they really do have a chance of victory.</text:span></text:p>
      <text:p text:style-name="P953"><text:span text:style-name="T1102"><text:s/></text:span>The plan was originally that Mary could push further south and west than a large group by spotting other players first and turning back before being spotted. However, in practice, this isn’t necessary. She encounters no other players. And, while they can’t see what is happening on the other side of the spire, if they had to guess, then they would say that King Presley and Maxwell are fighting against each other fiercely over there.</text:p>
      <text:p text:style-name="P954">Either way, r<text:span text:style-name="T308">egardless of the meta, the reality of their current situation is that they have amassed a </text:span>great<text:span text:style-name="T308"> sum of ears after only two hours. By covering such a large area, they are not only getting ears from demons exiting the spire, but also from those returning to or hovering around the spire. </text:span><text:span text:style-name="T313">The guards camped out around the spire do limit these numbers to some degree. But, the area around the spire is vast and the number of camps and patrols are relatively few in comparison. Perhaps only half of all of such demons are wiped out as they travel to and from the spire.</text:span></text:p>
      <text:p text:style-name="P284"><text:soft-page-break/>As such, it’s already hard to say whether the other teams can even catch up at this point. And, Aric’s team <text:span text:style-name="T308">doesn’t even need to worry about theft, as the guards assigned to their carriages will, as they put it, ‘protect everything inside from any external threat’. The carriages are owned by the lord. Plus, </text:span><text:span text:style-name="T307">the guards’</text:span><text:span text:style-name="T308"> own emergency supplies are in</text:span><text:span text:style-name="T307">side of the carriages too, along with the carriage driver, horse food and other important items, </text:span><text:span text:style-name="T308">so it makes sense that they can do this much.</text:span></text:p>
      <text:p text:style-name="P284">The only problem would be if a player has a perk that enables them to perform theft. But, even then, the word of the guards should be enough to sort out mischief.</text:p>
      <text:p text:style-name="P947">As <text:span text:style-name="T1104">Mary</text:span> is walking along her route, she spots a flicker to her right shoot out from the grass.</text:p>
      <text:p text:style-name="P946">*K-SHING*</text:p>
      <text:p text:style-name="P947">In a single move, she <text:span text:style-name="T1099">partially unsheathes her blade and uses the side to parry a small object, producing </text:span>a metallic ring throughout the area.</text:p>
      <text:p text:style-name="P947">“Damned <text:span text:style-name="T1098">stone</text:span> beetles,” Mary comments as she puts <text:span text:style-name="T1098">away her blade.</text:span></text:p>
      <text:p text:style-name="P948">She occasionally travels through tall grass where anything can be waiting within. Snakes. Rodents. And, of course, a nearly infinite number of insects like the stone beetle that she just encountered lay in wait.</text:p>
      <text:p text:style-name="P949">But, she only moves through tall grass occasionally. And, when she does, she moves quickly <text:span text:style-name="T1100">and across previously traversed routes.</text:span></text:p>
      <text:p text:style-name="P950">Eventually, she breaches the <text:span text:style-name="T1101">tall grass and slows to a walk.</text:span></text:p>
      <text:p text:style-name="P951">“<text:span text:style-name="T1101">Haaa, haaa,” she pants as she brushes her for</text:span><text:span text:style-name="T1102">e</text:span><text:span text:style-name="T1101">head with one hand.</text:span></text:p>
      <text:p text:style-name="P952">Her body is hot and sweaty from all of her physical exertion. Yet, she feels fine. Her in-game age is 18, so she is in <text:span text:style-name="T1102">physical shape.</text:span></text:p>
      <text:p text:style-name="P955">She spots more demons and rushes over to them to fight.</text:p>
      <text:p text:style-name="P955">Moments later, she is thinking to herself, <text:span text:style-name="T308">‘This is looking really good,’ </text:span>while harvesting demon ears. <text:span text:style-name="T308">‘If </text:span>I can keep this pace up for another few hours, then we’ll win <text:span text:style-name="T1105">and Aric will certainly owe me one.</text:span></text:p>
      <text:p text:style-name="P956">But, more importantly, I’m gaining tons of experience. If the level curve this time is the same as in the beta, then getting level 5 in a few days might not be impossible.’</text:p>
      <text:p text:style-name="P279">‘Guess I’ll keep at it and do what I do,’ Mary thinks as she finishes harvesting ears and rises to her feet.</text:p>
      <text:p text:style-name="P279">She looks around for any obvious kills and spots demons and then continues on to kill her next batch.</text:p>
      <text:p text:style-name="P279">***</text:p>
      <text:p text:style-name="P282">Mary continues her killing spree moving back and forth between her designated area for another few hours uninterrupted.</text:p>
      <text:p text:style-name="P966"><text:soft-page-break/>She manages to get a decent number of kills per hour. But, nothing too crazy for a few reasons. </text:p>
      <text:p text:style-name="P966">First, t<text:span text:style-name="T308">he demons don’t leave the spire in huge numbers. They are a slow trickle with perhaps </text:span>only 30 to 40 groups leaving the spire per hour.</text:p>
      <text:p text:style-name="P966">Second, they also aren’t afraid to walk straight away from the spire, where a large majority get cleaned up by distant guards.</text:p>
      <text:p text:style-name="P966">Last, as always, the spire covers a large region, so there are plenty of ‘spawn points’ from the fog for demons to exit out of that are almost never directly near.</text:p>
      <text:p text:style-name="P966">The only real advantage that Mary has out here is her visibility into the distance. She can spot demons from far away and strategize based on that. Otherwise, she would probably be lucky to kill even one group per hour due to all of the mechanics working against her.</text:p>
      <text:p text:style-name="P282">‘<text:span text:style-name="T1114">I get about three groups an hour,’ Mary thinks to herself as she finishes off another demon pack. ‘Combined with the one or two groups Gordon manages, we’re averaging about four and a half groups an hour. Given that each group has about 10 demons and each demon has two ears, that’s </text:span><text:span text:style-name="T1115">roughly 90</text:span><text:span text:style-name="T1114"> ears an hour in total. </text:span><text:span text:style-name="T1115">Not bad for a group with only two dedicated fighters.’</text:span></text:p>
      <text:p text:style-name="P967">Unfortunately, <text:span text:style-name="T308">all good things must come to an end. And, eventually, as Mary is moving along her route to the west, she spots a </text:span>small dot<text:span text:style-name="T308"> in the distance rounding the border of the spire.</text:span></text:p>
      <text:p text:style-name="P967">‘Another player,’ Mary thinks as she keeps running forward.</text:p>
      <text:p text:style-name="P967">She doesn’t turn away because she doesn’t want to give the competitor any reason to think anything about her. Ideally, the other person should see her as a harmless participant in this competition. That’s been her objective up to this point all the while anyway.</text:p>
      <text:p text:style-name="P967">‘Hmm,’ Mary begins to brainstorm.</text:p>
      <text:p text:style-name="P977"><text:span text:style-name="T310">The south-west area is where King Presley’s group went. </text:span><text:span text:style-name="T309">Lavant and </text:span><text:span text:style-name="T310">Noire are Mages. Saxton is </text:span><text:span text:style-name="T1115">quite large. </text:span><text:span text:style-name="T310">And, </text:span><text:span text:style-name="T1115">between </text:span><text:span text:style-name="T310">Trinity and Aiden, </text:span><text:span text:style-name="T1115">it seems much more likely that the rogue would be picked over the paladin.</text:span></text:p>
      <text:p text:style-name="P977"><text:span text:style-name="T308">‘</text:span><text:span text:style-name="T311">Well, it probably doesn’t matter what we do here anymore,’ Mary thinks to herself </text:span><text:span text:style-name="T313">as she continues forward.</text:span></text:p>
      <text:p text:style-name="P285">She runs beyond her usual boundary between the west and south-west toward the competitor, allowing her to easily identify that the player is indeed Trinity, whom approaches her.</text:p>
      <text:p text:style-name="P967">Trinity is wearing tan leather gear with mud spots, dark-purple blood and various other signs of wear and tear. It is obvious at a glance that he has engaged in some fairly serious combat engagements that may have entailed getting struck, rolling on the ground and more.</text:p>
      <text:p text:style-name="P968">Trinity waves to her, followed by Mary waving back, and they eventually get within close enough proximity t<text:span text:style-name="T1115">hat they can stop and chat.</text:span></text:p>
      <text:p text:style-name="P968">“<text:span text:style-name="T1115">Well, this is surprising,” Trinity states grandly while raising his arms. “I didn’t expect to see YOU </text:span><text:soft-page-break/><text:span text:style-name="T1115">out here.”</text:span></text:p>
      <text:p text:style-name="P968">“<text:span text:style-name="T1115">Who are you telling?” Mary responds with exasperation. “I thought I’d be chilling in the carriage relaxing right now.”</text:span></text:p>
      <text:p text:style-name="P968">“<text:span text:style-name="T1115">I thought the same,” Trinity replies with a bright smile. “What are you doing out here?”</text:span></text:p>
      <text:p text:style-name="P967">“On patrol.”</text:p>
      <text:p text:style-name="P968">“<text:span text:style-name="T1115">This is kind of far for a patrol, don’t you think?”</text:span></text:p>
      <text:p text:style-name="P968">“<text:span text:style-name="T1115">I only came this far because I saw a friendly face.”</text:span></text:p>
      <text:p text:style-name="P968">“<text:span text:style-name="T1115">Is that so?” Trinity asks. “Still, it’s very impressive for you to get all the way out here. Have you not been attacked by demons?”</text:span></text:p>
      <text:p text:style-name="P967">He doesn’t obviously look away from her face. But, his peripheral vision scans Mary and he has a few thoughts.</text:p>
      <text:p text:style-name="P967">‘She has made it all the way here without a spec of blood on her outfit? Is it even possible to be that lucky?</text:p>
      <text:p text:style-name="P967">No, it’s more likely that she has some decent skills.</text:p>
      <text:p text:style-name="P967">Besides that… patrolling? For how long? And, didn’t she say that she was useless earlier?</text:p>
      <text:p text:style-name="P967">There are too many unknowns. This could be a dragon posing as a rabbit.’</text:p>
      <text:p text:style-name="P967">“I have been attacked,” Mary responds while pulling out her sword slowly in an amateurish fashion to reveal the blade covered in dark-purple blood. “But, I was taught a very useful trick. My sword is longer than the arms of the demons. So, as long as I strike first while walking backwards, it is very hard to get hurt.</text:p>
      <text:p text:style-name="P967">It took a lot of practice. But, after practicing, I am able to execute well enough to come out and patrol.”</text:p>
      <text:p text:style-name="P967">‘She mastering striking and kiting well enough to avoid all damage?’ Trinity wonders. ‘That… could be possible. But, what about the other dangers in the grass. There’s no way she could have used that on everything.’</text:p>
      <text:p text:style-name="P967">“I see,” Trinity responds without missing a beat, his thoughts passing by in nearly an instant. “In that case, would you mind showing me this technique?</text:p>
      <text:p text:style-name="P967">I know that this might sound silly to you, but I am actually always looking for ways to improve my own skills.</text:p>
      <text:p text:style-name="P967">Perhaps we can practice?”</text:p>
      <text:p text:style-name="P967">“Unfortunately, I must respectfully decline,” Mary replies immediately. “And, I really should get back to my patrol. My team is waiting on my report, so I can’t chat for any longer.”</text:p>
      <text:p text:style-name="P967"><text:soft-page-break/>“Please?” Trinity seemingly almost begs.</text:p>
      <text:p text:style-name="P967">“No,” Mary responds. “Now, if you’ll excuse me,” she finishes while turning around and beginning to leave.</text:p>
      <text:p text:style-name="P967">Though, as she does this, she senses a threatening intent from behind her that causes her to peek back.</text:p>
      <text:p text:style-name="P967">A fun fact about humans that some might not be aware of is that, with a slight turn of the head, it is possible to see entirely behind oneself in one’s peripheral vision. As such, Mary only turns her head slightly to be able able to spot Trinity rushing her with two daggers brandished.</text:p>
      <text:p text:style-name="P967">‘One can never turn their back on a thief,’ Mary thinks with an audible external sigh.</text:p>
      <text:p text:style-name="P967">She unsheathes her own sword somewhat casually while turning around and preparing to engage in combat. With her sword pointed forward and her shield poised to protect her back, she enters a solid combat stance ready to take on Trinity.</text:p>
      <text:p text:style-name="P967">Though, to her complete surprise, Trinity stops completely in place, puts away his daggers and raises his hands in surrender.</text:p>
      <text:p text:style-name="P967">“Hehe, sorry about that,” Trinity says apologetically. “But, I had to know.”</text:p>
      <text:p text:style-name="P967">His smile then becomes an excited grin as he states, “You’re the real deal!”</text:p>
      <text:p text:style-name="P967">“I hope you have more to say than just that,” Mary responds with a frown while continuing to maintain her stance.</text:p>
      <text:p text:style-name="P967">“Of course,” Trinity responds while lowering his hands. “I just wanted to test the waters, you know?</text:p>
      <text:p text:style-name="P967">Presley and Maxwell are strong, sure. But, they are mostly just hot air.</text:p>
      <text:p text:style-name="P967">You, however, seem to be composed and possess true strength. And, not the kind of true strength that Maxwell is trying so hard to convey.”</text:p>
      <text:p text:style-name="P967">“And that’s justification to charge me how?” Mary asks.</text:p>
      <text:p text:style-name="P967">“Sorry I said! Sorry! You know I had to do it, right?” Trinity states as he reaches toward the belt at his side, unbuckles a pouch and pulls out a bag. “Here, take these as an apology,” he continues while tossing the bag over lightly.</text:p>
      <text:p text:style-name="P967">However, Mary leaps back from the bag, allowing it to land on the ground where she was without intervention.</text:p>
      <text:p text:style-name="P967">“That cautious eh?” Trinity states with disappointment.</text:p>
      <text:p text:style-name="P967">“Here is what is going to happen next,” Mary says as she looks up from the bag, her combat stance never wavering. “You are going to slowly approach me, pick up the bag and open it in front of me. Then, if it contains what I expect it to, you will toss it over to me and I will receive it.</text:p>
      <text:p text:style-name="P967"><text:soft-page-break/>After that, you will leave here and pretend that we never met. I’m sure you can come up with a cover story on your own.</text:p>
      <text:p text:style-name="P967">Understood?”</text:p>
      <text:p text:style-name="P967">“Yeesh!” Trinity states with exasperation backed by a light smile. “Yes ma’am.”</text:p>
      <text:p text:style-name="P967">“Good. Then, begin,” Mary states.</text:p>
      <text:p text:style-name="P967">As such, Trinity complies with Mary’s orders and slowly walks over to her, picks up the bag, opens it by pulling a string and reveals the contents to her by pointing the inside in her direction. </text:p>
      <text:p text:style-name="P967">Inside are severed demon ears, around 20 in total by Mary’s estimates, contained within.</text:p>
      <text:p text:style-name="P967">“See? No poison gas or anything crazy,” Trinity comments as she lifts the bag upright and uses string to close it back up.</text:p>
      <text:p text:style-name="P967">Finally, he tosses the bag over to Mary lightly, that she catches and pockets with her shield arm while keeping her sword pointed forward.</text:p>
      <text:p text:style-name="P967">“Before I go, I want to make one last comment,” Trinity states. “I hope you’ll allow it?”</text:p>
      <text:p text:style-name="P967">“Speak,” Mary demands.</text:p>
      <text:p text:style-name="P967">“I want to speak of motives, because, again, I’m big on that.</text:p>
      <text:p text:style-name="P967">The reason for my actions was to ascertain your strength.</text:p>
      <text:p text:style-name="P967">But, that’s only the tip of my goals. Really, what I want is to find people that are truly worthy of partying with.</text:p>
      <text:p text:style-name="P967">After this exchange, I think that perhaps you are such a person. You definitely do not lack experience.</text:p>
      <text:p text:style-name="P967">But, I know that now is not the appropriate time for such matters.</text:p>
      <text:p text:style-name="P967">Let’s speak again soon under more amicable conditions.”</text:p>
      <text:p text:style-name="P967">Then, under Mary’s vigilant gaze, Trinity turns and begins to leave.</text:p>
      <text:p text:style-name="P967">Only after he is over 100 feet away does she lower her guard and exhale.</text:p>
      <text:p text:style-name="P967">‘How annoying. I have to trust a thief to not tell others of my strength,’ Mary sighs internally some more.</text:p>
      <text:p text:style-name="P967">She is glad that she avoided a fight, as beating somebody with good combat perks would be an uncertain outcome.</text:p>
      <text:p text:style-name="P967">Meanwhile, Trinity is thinking, ‘Damn, that woman is too impressive. Even while she was focused on me, she remained attentive of her surroundings. That stance with her shield left her guarded against the most advantageous sneak attack positions. And, she never lowered her guard even once.</text:p>
      <text:p text:style-name="P967"><text:soft-page-break/>Moving away from my bag toss was unexpected too. I wasn’t even considering the possibility that it could be considered a threat.</text:p>
      <text:p text:style-name="P967">And then, her commands were ideal as well. Telling me to move slowly made sure I couldn’t do any item swaps. I could have perhaps tried moving quickly to test if she’d stop me, but it was probably better not to provoke her. In the long term, that is probably best.</text:p>
      <text:p text:style-name="P967">I’ll definitely have to keep my eye on her. That woman isn’t ordinary.’</text:p>
      <text:p text:style-name="P967">***</text:p>
      <text:p text:style-name="P967">Mary unsheathes her sword, slices a snake, flicks her blade clean and sheathes it back within only a couple of seconds as she walks through tall grass back to camp.</text:p>
      <text:p text:style-name="P969">She breaks through the clearing, returns to her group and explains what happened, before contin<text:span text:style-name="T1116">uing on to the north-west region of the spire.</text:span></text:p>
      <text:p text:style-name="P970">As she travels, she manages to reach King Presley’s group and spots them in the distance. But, unlike with Trinity, she doesn’t approach and instead turns back.</text:p>
      <text:p text:style-name="P972">‘<text:span text:style-name="T314">Looks like they aren’t doing much,’ she concludes as she </text:span><text:span text:style-name="T1117">turns back</text:span><text:span text:style-name="T314"> on </text:span><text:span text:style-name="T1116">back.</text:span></text:p>
      <text:p text:style-name="P973">***</text:p>
      <text:p text:style-name="P978">Mary nears her camp and <text:span text:style-name="T1120">waves to her group.</text:span></text:p>
      <text:p text:style-name="P970">By now, <text:span text:style-name="T1120">she </text:span>has killed over <text:span text:style-name="T1120">9 demon packs solo containing anywhere from 4 to 15 demons. She has over 350 experience points too, an amount that won’t let her hit level 2 today, but remains a decent pace that can get her there tomorrow if she maintains it.</text:span></text:p>
      <text:p text:style-name="P971">“<text:span text:style-name="T1118">Day is about half done,” she thinks to herself as she looks at the sun at the sky.</text:span></text:p>
      <text:p text:style-name="P971"><text:span text:style-name="T1120">She </text:span><text:span text:style-name="T1118">started </text:span><text:span text:style-name="T1120">her</text:span><text:span text:style-name="T1118"> day early in the morning, traveled out here for over an hour and then has patrolled back and forth for around six hours. </text:span><text:span text:style-name="T1120">It’s been an extremely physically demanding day and she is admittedly started to feel tired. Her body isn’t quite adjusted to this much physical abuse yet.</text:span></text:p>
      <text:p text:style-name="P971"><text:span text:style-name="T1118"><text:s/>“The other groups </text:span><text:span text:style-name="T1120">are</text:span><text:span text:style-name="T1118"> probably be getting antsy. </text:span><text:span text:style-name="T1119">But, my job remains the same. Keep patrolling and keep killing. </text:span><text:span text:style-name="T1120">I’m getting extremely good training right now, plus I’m building up my reputation.</text:span></text:p>
      <text:p text:style-name="P979">Tomorrow, I definitely need a rest day though.”</text:p>
      <text:p text:style-name="P980">Her group is all outside of the carriage with even the guards standing outside swinging their swords. It’s clear that everybody likely got bored sitting inside the carriage.</text:p>
      <text:p text:style-name="P979"><text:span text:style-name="T1123">Once she is close enough to her team, they form a circle and both sides provide updates like usual. </text:span>However, this time, nothing exciting has happened, so not much is said. Aside from Trinity’s movements, <text:span text:style-name="T1121">King Presley and Maxwell both appear idle, </text:span>so the group concludes that their win is effectively guaranteed at this rate.</text:p>
      <text:p text:style-name="P974"><text:span text:style-name="T315">“The sun is starting to set,” Aric comments </text:span><text:span text:style-name="T1122">while looking </text:span><text:span text:style-name="T1123">up.</text:span><text:span text:style-name="T315"> “It’s </text:span><text:span text:style-name="T316">getting</text:span><text:span text:style-name="T315"> to be late afternoon, </text:span><text:span text:style-name="T316">I’d </text:span><text:soft-page-break/><text:span text:style-name="T316">say somewhere between 2 or 3 o’clock? Probably only got about </text:span><text:span text:style-name="T1122">5</text:span><text:span text:style-name="T316"> to </text:span><text:span text:style-name="T1122">6</text:span><text:span text:style-name="T316"> hours of usable sunlight left, </text:span><text:span text:style-name="T1122">so we’ll probably leave in 4 to 5 hours.</text:span><text:span text:style-name="T318">”</text:span></text:p>
      <text:p text:style-name="P975">As he says this comment, he peeks over at the guards whom nod <text:span text:style-name="T319">in </text:span><text:span text:style-name="T1123">agreement</text:span><text:span text:style-name="T319">.</text:span></text:p>
      <text:p text:style-name="P975">“<text:span text:style-name="T319">Then let’s keep up the momentum,” Mary says as she stretches her hamstrings by leaning forward on stiff legs.</text:span></text:p>
      <text:p text:style-name="P975">“<text:span text:style-name="T319">Will you be ok?” Aric asks. “You’ve done a lot of running today. I don’t want you to </text:span><text:span text:style-name="T1123">strain yourself</text:span><text:span text:style-name="T319">. </text:span><text:span text:style-name="T1123">Perhaps you should rest?</text:span><text:span text:style-name="T319">”</text:span></text:p>
      <text:p text:style-name="P976">“<text:span text:style-name="T319">I’m </text:span><text:span text:style-name="T1123">fine</text:span><text:span text:style-name="T319">,” Mary responds confidently. “</text:span><text:span text:style-name="T1123">I’ve been drinking water and eating jerky as I go,” she adds while patting her belt that contains a contain and dried rations. “I hope that I’ve earned a rest day after all of this work though. I’m definitely going to be sore tonight and tomorrow.</text:span><text:span text:style-name="T321">”</text:span></text:p>
      <text:p text:style-name="P976">“<text:span text:style-name="T1123">You can rest as long as you want,” Aric responds warmly.</text:span></text:p>
      <text:p text:style-name="P976">“<text:span text:style-name="T1123">Great,” Mary approves.</text:span></text:p>
      <text:p text:style-name="P980">Then, she thinks to herself, ‘Soon, I won’t need rest days. That time might even arrive the day after tomorrow depending on how good Passive Training has been to me.’</text:p>
      <text:p text:style-name="P965"><text:span text:style-name="T1123">This thought isn’t a boast either. From her passive training perk alone, she has experienced over </text:span><text:span text:style-name="T1159">30 </text:span><text:span text:style-name="T1123">hours of high-intensity exercise since she entered this game, with most of it being performed consecutively. </text:span>Such a feat doesn’t even have a real world comparison because <text:span text:style-name="T1123">no human</text:span> can <text:span text:style-name="T1123">train that much in such a short time period without rest. A best guess comparison might be that she has gained the benefit that a professional athlete</text:span> performing dedicated training for <text:span text:style-name="T1123">a week would gain, except applied to her amateur body.</text:span></text:p>
      <text:p text:style-name="P980">Then there is the actual manual training that she has done today both in the morning and while moving around today. With all of this exertion, it is clear to Mary that she will achieve an incredible physique in only a short amount of time.</text:p>
      <text:p text:style-name="P980">“<text:span text:style-name="T1124">Does that mean you’re going to head back out now?” Aric asks.</text:span></text:p>
      <text:p text:style-name="P980">“<text:span text:style-name="T1124">Yeah, can’t waste time,” Mary responds seriously. “Need to win and need to level. No point idling.”</text:span></text:p>
      <text:p text:style-name="P980">“<text:span text:style-name="T1124">Fair enough,” Aric responds. “Thank you. And, good luck. </text:span><text:span text:style-name="T322">Get us some more kills, </text:span><text:span text:style-name="T1124">but don’t strain yourself</text:span><text:span text:style-name="T322">.”</text:span></text:p>
      <text:p text:style-name="P965">“<text:span text:style-name="T322">Roger.”</text:span></text:p>
      <text:p text:style-name="P288">***</text:p>
      <text:p text:style-name="P288"><text:span text:style-name="T323">The next several hours of the day are mostly </text:span>uneventful as Mary does what she does best: kills lots of demons.</text:p>
      <text:p text:style-name="P981">The other teams do choose to act and eventually spread out their forces within the last <text:span text:style-name="T1124">few</text:span> hours or <text:soft-page-break/>so, likely in an effort to catch the other teams off guard and capitalize on a win. However, it’s already too late. Mary’s plan has already been successful, so she doesn’t bother to fight with them <text:span text:style-name="T1124">over territory or demons. She simply avoids other groups entirely whenever she sees them</text:span>.</text:p>
      <text:p text:style-name="P982">When she returns to her group, she learns that while she was out and exploring toward King Presley’s area, Conner had approached their group’s carriage to see how they were doing. He didn’t do anything sketchy at all and left peacefully after his scouting trip, leaving their group with a positive impression based of him based on the experience.</text:p>
      <text:p text:style-name="P982">Time continues to pass and night grows closer. And, by Mary’s second patrol, she realizes that it is very hard to get any more kills without being spotted based on the movements of the other groups, so she simply returns back to camp.</text:p>
      <text:p text:style-name="P982">Thus, w<text:span text:style-name="T346">ith the competition effectively over for </text:span>Aric’s<text:span text:style-name="T346"> group, </text:span>they <text:span text:style-name="T323">prepare </text:span>to and then do <text:span text:style-name="T323">return early. They are confident that they have the most ears and there is nothing left to do. </text:span>Thus, there is no pointing sitting around.</text:p>
      <text:p text:style-name="P982">Their carriage passes by Conner, whom stands in a small clearing <text:span text:style-name="T323">scratching head in confusion as he watches them </text:span>leave.</text:p>
      <text:p text:style-name="P982">Their carriage also passes near Maxwell’s carriage and spots him, Pluto, Savos and the guards standing outside of the carriage resting on the ground. Like with Conner, they look at Aric’s carriage with interest and perhaps mild confusion. But, Aric doesn’t stop to satisfy their curiosity.</text:p>
      <text:p text:style-name="P982">The carriage continues away until joining up with the main dirt road that will lead them back to the city. And, as soon as they are on it, they feel a strong sense of relief and comfort. The carriages are specifically made to be able to be pulled through grass. But, the flat dirt road is far more comfortable to ride upon. Also, they know that the guard heavily patrol this route, so they won’t have to worry about any unexpected fights.</text:p>
      <text:p text:style-name="P982">However, just as they are beginning their trip along the road, something unusual happens. <text:span text:style-name="T324">The </text:span>fog coating the spire begins to slowly change along the base as the pinkish-red veil begins to change. The vibrant saturated color changes almost from a cotton-candy-like appearance to that of grey lint.</text:p>
      <text:p text:style-name="P290">“Guys?” Niagra notices first as he points and looks.</text:p>
      <text:p text:style-name="P291"><text:span text:style-name="T1124">The transformation is subtle. However, </text:span><text:span text:style-name="T1129">it’s clear that a grey patch has appeared and is visibly expanding.</text:span></text:p>
      <text:p text:style-name="P290">“<text:span text:style-name="T1124">Am I going crazy?” Niagra continues his thought.</text:span></text:p>
      <text:p text:style-name="P289">“What could be going on?” Aric asks with concern as the guards watch along with keen interest.</text:p>
      <text:p text:style-name="P291">As Mary watches, even she is clueless as to what is happening. <text:span text:style-name="T1129">Nothing like this happened in the beta.</text:span></text:p>
      <text:p text:style-name="P291">“<text:span text:style-name="T1129">How foreboding,” Anabar states grimly.</text:span></text:p>
      <text:p text:style-name="P291"><text:soft-page-break/>“<text:span text:style-name="T1129">Nothing like this happened in the beta?” Niagra asks.</text:span></text:p>
      <text:p text:style-name="P291">“<text:span text:style-name="T1129">Definitely not,” Gondor responds.</text:span></text:p>
      <text:p text:style-name="P291">“<text:span text:style-name="T1130">Even still, I doubt that this is good news,” Aric says.</text:span></text:p>
      <text:p text:style-name="P990">The group continues to watch the grey expand as the patch begins to cover a very large region of the spire. Even at several thousands of feet away, it <text:span text:style-name="T1131">obviously expands to cover hundreds of feet wide and tall itself.</text:span></text:p>
      <text:p text:style-name="P991">And, as its formation progresses, the patch changes into an arch-shape.</text:p>
      <text:p text:style-name="P991">The group continues to watch on silently in awe, as a hexagonal grid of thin, rainbow-colored lines form along the grey arches surface.</text:p>
      <text:p text:style-name="P991">Then, the grey fog is sucked in, revealing a black opening that leads into unknown depths.</text:p>
      <text:p text:style-name="P991">“An opening?” Aric mumbles. “An entrance?”</text:p>
      <text:p text:style-name="P992"><text:span text:style-name="T1131">From within the grey fog’s gloomy depths, </text:span>a faint black shadow appears and grows larger, darker and more solid. <text:span text:style-name="T1132">At the same time...</text:span></text:p>
      <text:p text:style-name="P991">*thump thump thump thump*</text:p>
      <text:p text:style-name="P991">Soft rumbles quake across the land in rumble quakes across the land <text:span text:style-name="T1132">in a</text:span> metronomic <text:span text:style-name="T1132">cadence.</text:span></text:p>
      <text:p text:style-name="P991">“<text:span text:style-name="T1132">Oh god,” Gondor mutters. “There’s no way, right?” he continues while looking around the carriage.</text:span></text:p>
      <text:p text:style-name="P991">“<text:span text:style-name="T1132">I fear it might be what you’re thinking,” Aric responds.</text:span></text:p>
      <text:p text:style-name="P991">“<text:span text:style-name="T1132">Might be what?” Niagra asks, clueless as always.</text:span></text:p>
      <text:p text:style-name="P991">“<text:span text:style-name="T1132">A giant,” Gondor states clearly.</text:span></text:p>
      <text:p text:style-name="P993">*THUMP THUMP THUMP*</text:p>
      <text:p text:style-name="P993">The sound of footsteps become louder and heavier with each occurrence.</text:p>
      <text:p text:style-name="P993">“Here it comes,” Mary states as she watches the grey fog intently.</text:p>
      <text:p text:style-name="P293">The end of <text:span text:style-name="T1132">a massive wooden mace-like </text:span>weapon <text:span text:style-name="T1132">emerges from the fog first, revealing its tip, then shaft as </text:span><text:span text:style-name="T1133">it swing</text:span><text:span text:style-name="T1134">s up toward the sky.</text:span></text:p>
      <text:p text:style-name="P994">*THUMP*</text:p>
      <text:p text:style-name="P994">With this next step, the <text:span text:style-name="T1134">top of the weapon retreats back into the fog. But, in its place, a massive dark-black elbow breaks free of the fog along with an equally massive </text:span>dark-black foot and leg.</text:p>
      <text:p text:style-name="P994">*THUMP*</text:p>
      <text:p text:style-name="P995">The giants foot lands on the ground as it completes another <text:span text:style-name="T1134">powerful</text:span> step. <text:span text:style-name="T1134">And, with that done, it </text:span><text:soft-page-break/><text:span text:style-name="T1134">continues to move forward by moving its other leg. It walks slowly but powerfully onward and completely exits the fog, revealing its form for all to see.</text:span></text:p>
      <text:p text:style-name="P996">“Jesus fuck,” Gondor states with what looks like more outrage than fear.</text:p>
      <text:p text:style-name="P996">The giant that they see in the distance is a massive dark-black demon over 2,000 feet tall. Its size is simply incredible, as it towers over them all hundreds of times over.</text:p>
      <text:p text:style-name="P996">It holds a massive two-handed black club in its right hand upright and against its shoulder. It, coupled with the tremendous weight of the giant itself, must be why the giant’s footsteps are so heavy.</text:p>
      <text:p text:style-name="P294">“<text:span text:style-name="T1134">Perhaps we should go faster!?” Mary asks with urgency.</text:span></text:p>
      <text:p text:style-name="P292">The demon is clearly on a way different power level from the runts they fought before. It’<text:span text:style-name="T665">s </text:span>tall, but fat as well, giving it a truly <text:span text:style-name="T665">gargantuan</text:span> and <text:span text:style-name="T665">hefty</text:span> appearance. It has shiny black skin like slick rubber with gold trim in various patterns almost like wearing gold jewelry all over.</text:p>
      <text:p text:style-name="P295">Like the smaller demons, it’s nude. However, i<text:span text:style-name="T325">n contrast to it’s overall size, it’</text:span>s genitals are quite small.</text:p>
      <text:p text:style-name="P1019">Still, nobody feels any relief by these facts, as the mace that it wields looks, simply put, devastatingly powerful.</text:p>
      <text:p text:style-name="P292">“<text:span text:style-name="T326">Ok! </text:span><text:span text:style-name="T325">Yea! We can go!” Aric shouts with urgency </text:span><text:span text:style-name="T326">as he turns to the guards.</text:span></text:p>
      <text:p text:style-name="P297">The guards seem to agree and <text:span text:style-name="T1135">urge the carriage driver to speed up with urgency.</text:span></text:p>
      <text:p text:style-name="P297">Nobody dares to wait and see what the creature will do next!</text:p>
      <text:p text:style-name="P296">“Nora, please bless us all with your grace,” <text:span text:style-name="T327">one of the guard mutters a prayer with clasped hands and closed eyes.</text:span></text:p>
      <text:p text:style-name="P298">The other joins in, as the players look out of the window at the giant to see its next move.</text:p>
      <text:p text:style-name="P298">The giant is currently walking forward with slow heavy steps that cause the earth all around to quake. Its heavy eyes blink slowly as they scan its surroundings with equally slow movements. Everything about it emanates power over speed.</text:p>
      <text:p text:style-name="P298">“<text:span text:style-name="T328">It’s moving toward that camp,” Gondor comments as he puts together two and two.</text:span></text:p>
      <text:p text:style-name="P299">The giant exited by one of the guard camps nearby the spire and is taking slow, heavy steps that cross a tremendous distance with each one. Accompanying it, hundreds of smaller demons can be seen swarming at its base.</text:p>
      <text:p text:style-name="P299">“Is it intentionally targeting the camp?” Anabar asks. “Shouldn’t be, right? The demons never had intelligence in the last session from what I read.”</text:p>
      <text:p text:style-name="P299">“There were never spires or giants that big either,” Gondor replies.</text:p>
      <text:p text:style-name="P299">“This entire situation is far beyond anything that we saw before or could have expected,” Aric <text:soft-page-break/>states. “I can only hope that the devs didn’t completely forgo balance with that thing.”</text:p>
      <text:p text:style-name="P299">They watch as the giant continues to get closer and closer to the outpost.</text:p>
      <text:p text:style-name="P299">And then, to their surprise, its foot that they expect to go past the other doesn’t. It comes to a complete stop, as the giant stands hundreds of feet away from one of the outposts.</text:p>
      <text:p text:style-name="P299">“What could it be doing?” one of the guard<text:span text:style-name="T1135">s</text:span> asks.</text:p>
      <text:p text:style-name="P299">But, they don’t need to wait long. The giant moves its other hand to grab onto the base of <text:span text:style-name="T1135">its mace, lifting it off of its neck and shoulders and up into the sky.</text:span></text:p>
      <text:p text:style-name="P301">Then, it swings.</text:p>
      <text:p text:style-name="P301">Or, perhaps it doesn’t swing at all… <text:span text:style-name="T1135">i</text:span>t just lets gravity do all of the work <text:span text:style-name="T1136">and falls forward instead, the giant </text:span>exerting only the minimum amount of effort necessary to <text:span text:style-name="T1136">keep the shaft </text:span>point<text:span text:style-name="T1136">ed</text:span> forward.</text:p>
      <text:p text:style-name="P299">“Oh shit,” Gondor says involuntarily as he watches the mace fall in what almost looks like slow motion.</text:p>
      <text:p text:style-name="P300">Such a massive object, even if moving quite fast, appears to move slow due to the sheer size of it and the <text:span text:style-name="T329">distance between them and it. However, it’s obvious that it is moving ridiculously fast, as the air around the mace becomes visible and one side </text:span><text:span text:style-name="T1136">even </text:span><text:span text:style-name="T329">reddens.</text:span></text:p>
      <text:p text:style-name="P1020">The mace is moving so quickly that it achieves meteoric speed!</text:p>
      <text:p text:style-name="P983">*BWOOOOFFFFFWOOOFFFWOOFF*</text:p>
      <text:p text:style-name="P985">The mace strikes the ground like a meteor and releases cataclysmic force in all directions. There is no noise of the impact at first. They can only see a shockwave of force that rips up the surrounding ground, <text:span text:style-name="T330">tearing up everything around the club like a bomb </text:span><text:span text:style-name="T1125">rippling outwards.</text:span></text:p>
      <text:p text:style-name="P985"><text:span text:style-name="T1125">The ground cracks and upheaves in a radial direction. But, it’s clear that a target was intended, as a very focused shockwave shoots forward with far more focused and devastating effects </text:span><text:span text:style-name="T1126">toward a guard tent.</text:span></text:p>
      <text:p text:style-name="P986">Unfortunately for them, they can’t tell what exactly happens to the guard tent, as the shockwave blows out huge plumes of dust and debris that entirely obscure sight.</text:p>
      <text:p text:style-name="P986">And, it’s not like they have the luxury to casually observe it either. The radial shockwave reaches them with <text:span text:style-name="T330">terrible force that causes the carriage to </text:span>be pushed forward momentarily up onto two wheels <text:span text:style-name="T1128">and </text:span>rattle and cause the <text:span text:style-name="T330">horses to </text:span>screech and bellow<text:span text:style-name="T330"> as the carriage driver does his best to keep them under control.</text:span></text:p>
      <text:p text:style-name="P984">The windows of the carriage seem on the verge of shattering. However, they <text:span text:style-name="T1128">somehow </text:span>manage to hold out.</text:p>
      <text:p text:style-name="P984">After only a few seconds <text:span text:style-name="T1128">more</text:span>, only a rough blowing <text:span text:style-name="T1128">wind </text:span>remains <text:span text:style-name="T1126">as</text:span> the carriage <text:span text:style-name="T1126">returns roughly back to normal, </text:span><text:span text:style-name="T1128">resting flat against the ground in a stopped state.</text:span></text:p>
      <text:p text:style-name="P989"><text:soft-page-break/>As for the guard tent, they look back and see that it is gone. <text:span text:style-name="T1127">The ground where it was at has been upheaved with sharp bedrock pointing out and irregular clumps of dirt deforming the landscape. Fine </text:span>debris<text:span text:style-name="T1127"> clouds coat a huge area. And, it is clear that a large region of land has been devastated </text:span>overall.</text:p>
      <text:p text:style-name="P987">“<text:span text:style-name="T331">Is everybody ok?” </text:span><text:span text:style-name="T1128">Tyson</text:span><text:span text:style-name="T331"> asks while looking around.</text:span></text:p>
      <text:p text:style-name="P988">“<text:span text:style-name="T331">Ugh, yeah,” Eswar complains as he holds his head. “</text:span><text:span text:style-name="T1136">Fuck, am I bleeding?” he asks as he checks his fingers, but doesn’t find any blood stains.</text:span></text:p>
      <text:p text:style-name="P997">But, the others look at him and see that a short, thin line of blood has begun to run down his hair.</text:p>
      <text:p text:style-name="P997"><text:span text:style-name="T331">“Can you heal him?” </text:span>Aric asks of Niagra.</text:p>
      <text:p text:style-name="P302">“Heal me?” <text:span text:style-name="T1137">Eswar </text:span>asks in confusion.</text:p>
      <text:p text:style-name="P302">“Just stay put,” Aric says.</text:p>
      <text:p text:style-name="P302">Meanwhile, Niagra merely nods and moves over to use magic.</text:p>
      <text:p text:style-name="P302">Eswar appears a bit skeptical at first. Though, within seconds <text:span text:style-name="T1137">of seeing Niagra’s green-colored healing magic apply to his head and feeling magical relief</text:span>, he closes his eyes calmly and waits.</text:p>
      <text:p text:style-name="P302">“Well, that was something,” Gondor comments. “By the look of things, that giant has been sent out to wipe out the guard outposts!”</text:p>
      <text:p text:style-name="P302">The giant has finished lifting its mace back up to its should<text:span text:style-name="T1137">er</text:span> and is now turning slowly with its usual heavy steps to the side. Given how accurately it hit the area of the last guard outpost, Gondor’s assessment isn’t unreasonable.</text:p>
      <text:p text:style-name="P302">“Meaning, the question is, is that all that it has been sent out to do?” Mary poses the question that nobody wants to know the answer to.</text:p>
      <text:p text:style-name="P302">“Yeah…,” Gondor responds slowly. “If that thing is sent out to attack the city, then we’re pretty much fucked, aren’t we? Unless, you guys think you can fight it off?” he asks toward the guards.</text:p>
      <text:p text:style-name="P1021">Tyson responds, “Our guard force is very capable. But, I don’t think you can beat that giant with technique alone. We’ll need pure power, which perhaps only the Royal Capital would be capable of providing.”</text:p>
      <text:p text:style-name="P302">“So, it’s not impossible <text:span text:style-name="T336">then</text:span>?” Gondor responds with surprise. “<text:span text:style-name="T332">Interesting.”</text:span></text:p>
      <text:p text:style-name="P303">“<text:span text:style-name="T332">That creature is large and powerful, yes,” </text:span><text:span text:style-name="T1138">Tyson </text:span><text:span text:style-name="T332">says. “However, our empire has a lot of </text:span><text:span text:style-name="T1139">powerful warriors and</text:span><text:span text:style-name="T332"> Mages. If the</text:span><text:span text:style-name="T1139">y all work together, </text:span><text:span text:style-name="T332">then defeating that giant shouldn’t be impossible.”</text:span></text:p>
      <text:p text:style-name="P303">“<text:span text:style-name="T332">I heard that the most powerful people tend to head to a Northern Continent rather than stay here?” Mary asks.</text:span></text:p>
      <text:p text:style-name="P304">This was information that the innkeeper shared with them on their first day in the empire.</text:p>
      <text:p text:style-name="P306">“Yes, it’s true. Our continent is great for <text:span text:style-name="T334">developing one’s strength. But, only to a certain point.</text:span></text:p>
      <text:p text:style-name="P306"><text:soft-page-break/><text:span text:style-name="T1139">One</text:span><text:span text:style-name="T1138"> can always travel down deeper into the world. However, that eventually becomes impractical when the distance </text:span><text:span text:style-name="T1139">back and forth reaches a certain point. </text:span><text:span text:style-name="T1138">Instead, it is better to go somewhere else where the difficulty is high even </text:span><text:span text:style-name="T1139">with little travel.</text:span></text:p>
      <text:p text:style-name="P305">The Northern Continent Eliah <text:span text:style-name="T334">is the ideal choice for most since </text:span><text:span text:style-name="T335">the difficulty progression from here to there is not too bad. </text:span><text:span text:style-name="T334">Sadly</text:span>, not many people from our continent <text:span text:style-name="T334">ever go there. </text:span><text:span text:style-name="T335">It’s a long trip by sea. And, t</text:span><text:span text:style-name="T334">he requirements to survive and progress there are quite high. </text:span><text:span text:style-name="T1139">O</text:span><text:span text:style-name="T334">n</text:span>ly talented members of <text:span text:style-name="T333">powerful families </text:span><text:span text:style-name="T1139">even consider going</text:span><text:span text:style-name="T334">.”</text:span></text:p>
      <text:p text:style-name="P305">“<text:span text:style-name="T334">Or merchants,” </text:span><text:span text:style-name="T1140">Matt</text:span><text:span text:style-name="T334"> adds.</text:span></text:p>
      <text:p text:style-name="P307">“<text:span text:style-name="T334">Or merchants,” </text:span><text:span text:style-name="T1140">Tyson</text:span><text:span text:style-name="T334"> confirms. “</text:span><text:span text:style-name="T335">Some people do find great success up north and prosper. And, some even come back to our continent with that success. </text:span><text:span text:style-name="T334">There are </text:span><text:span text:style-name="T335">even</text:span><text:span text:style-name="T334"> rumors of connections between us and individuals in Eliah </text:span><text:span text:style-name="T335">too</text:span><text:span text:style-name="T334">, which is why I’</text:span><text:span text:style-name="T335">m not too worried about these demons.</text:span></text:p>
      <text:p text:style-name="P998">But, even without connections, it doesn’t matter. If the demons are this strong, then powerful individuals will flock here out of curiosity in search of treasure. And then, the giant and spires will really have no chance at existing.<text:span text:style-name="T334">”</text:span></text:p>
      <text:p text:style-name="P308">“We also have you heroes too,” <text:span text:style-name="T1140">Matt adds</text:span> optimistically.</text:p>
      <text:p text:style-name="P308">“Indeed,” <text:span text:style-name="T1140">Tyson</text:span> agrees with a firm nod.</text:p>
      <text:p text:style-name="P308">“Well, I’m glad morale is high,” Aric <text:span text:style-name="T336">states.</text:span></text:p>
      <text:p text:style-name="P309">“<text:span text:style-name="T336">Of course,” </text:span><text:span text:style-name="T1140">Tyson responds.</text:span></text:p>
      <text:p text:style-name="P313">“Well, with the appearance of that giant, I’m sure that politics will speed up,” Aric remarks. “Let’s hope that we get included in the fight. I want some that exp.”</text:p>
      <text:p text:style-name="P309">“<text:span text:style-name="T336">Exp eh?” </text:span><text:span text:style-name="T1140">Tyson </text:span><text:span text:style-name="T336">asks. “Isn’t that the divine resource that you heroes use to become stronger?”</text:span></text:p>
      <text:p text:style-name="P309">“<text:span text:style-name="T336">Correct,” Aric confirms. “If we </text:span><text:span text:style-name="T1140">are</text:span><text:span text:style-name="T336"> able to get exp</text:span><text:span text:style-name="T1140">erience</text:span><text:span text:style-name="T336"> for killing that giant, then, heh, even a million exp might not be unreasonable.”</text:span></text:p>
      <text:p text:style-name="P309">“<text:span text:style-name="T337">I’m not sure how good that is,” </text:span><text:span text:style-name="T1141">Tyson responds</text:span><text:span text:style-name="T337">. “But, I doubt a million of anything could ever be bad.”</text:span></text:p>
      <text:p text:style-name="P310"><text:span text:style-name="T1141">Matt</text:span> says, “Well, the lord and others all know that you need <text:span text:style-name="T1141">exp</text:span>, so let’s hope that you manage to get that exp. For your sake and ours.”</text:p>
      <text:p text:style-name="P310">The group continues to chat about the recent events and other speculations into the future as they watch the giant off in the distance move to its next destination.</text:p>
      <text:p text:style-name="P310"><text:span text:style-name="T345">The giant</text:span> truly appears to be moving slowly <text:span text:style-name="T345">as they watch from their carriage</text:span>. However, it’s stride is simply too massive for it to actually be crossing a small distance. Within what seems to only be about <text:span text:style-name="T338">10</text:span> minutes, they catch its large frame <text:span text:style-name="T345">stopping in place and </text:span>clutching onto its mace in preparation for another strike.</text:p>
      <text:p text:style-name="P310"><text:soft-page-break/>“<text:span text:style-name="T338">Over a mile that fast?” Aric complains. “That thing is </text:span><text:span text:style-name="T339">faster than some people I kno</text:span><text:span text:style-name="T1141">w!</text:span><text:span text:style-name="T339">”</text:span></text:p>
      <text:p text:style-name="P310">“<text:span text:style-name="T339">Faster than me probably,” Gondor comments seriously.</text:span></text:p>
      <text:p text:style-name="P312">The others merely nod with understanding. <text:span text:style-name="T1141">All they can do now is watch as the mace is raised then dropped. First slow, then fast, as gravity brings the mace to devastating speed.</text:span></text:p>
      <text:p text:style-name="P999">And, like before, they watch the impact well before they feel it. <text:span text:style-name="T339">The area where the club strikes is blown </text:span>to smithereens<text:span text:style-name="T339"> and even the ground below the giant is disheveled.</text:span></text:p>
      <text:p text:style-name="P312">Yet, it remains standing, as the ground <text:span text:style-name="T1141">in a path leading forward upend in a wide line for hundreds of feet forward.</text:span></text:p>
      <text:p text:style-name="P311">The group discusses this event a bit and express supportive sentiments about those that could have lost their lives. <text:span text:style-name="T1141">But, honestly, they expect that the second guard camp would have been abandoned after what happened to the first.</text:span></text:p>
      <text:p text:style-name="P311">There is a lot of unknown information and the group chats about these matters and recent events at length as a tense mood fills the caravan.</text:p>
      <text:p text:style-name="P999">At this point, they don’t even know if the other players have survived. The giant wasn’t too close to either group’s parked caravan, but the shockwaves from its strikes are really too strong. Even the demons flocking the giant have been mostly thinned out at this point. Though, they do spot reinforcement swarms flocking to the base of the giants after each strike.</text:p>
      <text:p text:style-name="P1280"><text:span text:style-name="T1141">And, as for the environment around them, there are many carriages rushing away from the spire in addition to their own. The player’</text:span><text:span text:style-name="T1142">s</text:span><text:span text:style-name="T1141"> carriages would certainly be spotted, as they are the lord’s carriages </text:span><text:span text:style-name="T1142">and decorated as such</text:span><text:span text:style-name="T1141">. However, </text:span><text:span text:style-name="T1142">as of right now, no player carriages can be seen.</text:span></text:p>
      <text:p text:style-name="P1281">***</text:p>
      <text:p text:style-name="P1000">Their carriage eventually returns to the stables, parks and lets the players off as they leave and return to the castle.</text:p>
      <text:p text:style-name="P1002">As the first to leave the spire, they are the first group of players to arrive. And, the castle guards usher them inside hurriedly while advising, “The lord wishes to speak with you all urgently.”</text:p>
      <text:p text:style-name="P1002">They are led to the lounge at the side of the castle’s main lobby at the side of the grand entrance and take seats on plush red coaches inside. <text:span text:style-name="T1143">Gold-brown</text:span> sunlight <text:span text:style-name="T1143">from the setting sun outside streams through the windows to give everything an orange tinge</text:span>. And, castle staff offer them tea, coffee and even alcohol in the form of beer and wine as requested.</text:p>
      <text:p text:style-name="P1002">“Ah good, you’ve all made it back safely,” the lord states as he reaches the room and enters.</text:p>
      <text:p text:style-name="P1003">Along with him, the usual<text:span text:style-name="T340"> viscounts </text:span><text:span text:style-name="T341">Frank, Hubert, Ronald and Sam </text:span>attend<text:span text:style-name="T341">.</text:span></text:p>
      <text:p text:style-name="P1000">“I’m glad to see <text:span text:style-name="T1150">that you’re all safe</text:span>,” <text:span text:style-name="T340">the lord states </text:span><text:span text:style-name="T1144">grimly.</text:span></text:p>
      <text:p text:style-name="P1000">“<text:span text:style-name="T1144">We’re quite fortunate, yes,” Aric states. “Were you able to see what happened?”</text:span></text:p>
      <text:p text:style-name="P1001"><text:soft-page-break/>“<text:span text:style-name="T1144">Yes. I used a scope on the castle walls to watch what happened. I could even see you heroes coming,” the lord replies. “</text:span><text:span text:style-name="T1150">Also, the other heroes are on the way as well. Though, given your head start, it seems that they will arrive 15 minutes later.”</text:span></text:p>
      <text:p text:style-name="P1001">“<text:span text:style-name="T1144">That saves some explaining then,” Aric responds.</text:span></text:p>
      <text:p text:style-name="P1001">“<text:span text:style-name="T1144">You heroes have claimed to have experienced events similar to these demons before. But, I take it that the giant was not something you knew about?” the lord asks.</text:span></text:p>
      <text:p text:style-name="P1003">From here, the group confirms his question and then goes on to recap the events at the spire. The guards take a moment to give accounts and confirm the players words. <text:span text:style-name="T1145">And, there are conversations among the nobles about what happened as well.</text:span></text:p>
      <text:p text:style-name="P315"><text:span text:style-name="T1144">The mood in here is quite tense throughout all of the conversations. This morning, kill demons was going to be a fun expedition. </text:span>However, with the appearance of that giant, they are reminded of the grim reality of this game. It is definitely not meant to be a <text:span text:style-name="T1144">happy-go-fun-time setting. </text:span>This is a grim, close-to-but-not-quite horror game.</text:p>
      <text:p text:style-name="P1004">The lord wipes his face with his hand and states, “This situation is really not good.</text:p>
      <text:p text:style-name="P1006">Aside from the obvious physical threat that the giant poses, its appearance is <text:span text:style-name="T1146">going to have a very negative effect on the townsfolk’s morale.</text:span></text:p>
      <text:p text:style-name="P1005">Now, more than ever, you heroes are going to be needed if we are to <text:span text:style-name="T1147">maintain stability and order. </text:span><text:span text:style-name="T1149">So, u</text:span><text:span text:style-name="T1147">nfortunately, this is only going to </text:span><text:span text:style-name="T1148">put pressure on others to put pressure on you.</text:span></text:p>
      <text:p text:style-name="P1005"><text:span text:style-name="T1149">I will continue to do my best to shield you from such people and promote your image. But, you should all remain aware that certain unsavory individuals might try to speak with you and coerce you you into taking certain actions. I’d recommend speaking with me before going along with anything, as not everybody h</text:span><text:span text:style-name="T1150">as</text:span><text:span text:style-name="T1149"> the greater good in mind.</text:span></text:p>
      <text:p text:style-name="P1009">In any case, rest for now and let’s wait for the others to return. We will discuss the matter of the competition and we’re we’ll go next.</text:p>
      <text:p text:style-name="P1007">I need to go and handle urgent affairs related to these demons.”</text:p>
      <text:p text:style-name="P1007">And, with that, the lord steps out along with the viscounts. This leaves the players waiting in the room to chat among themselves.</text:p>
      <text:p text:style-name="P1007">***</text:p>
      <text:p text:style-name="P1008"><text:s/><text:span text:style-name="T1151">The players arrive at the castle and manage to group up into the room to chat about today’s events.</text:span></text:p>
      <text:p text:style-name="P1022">Eventually, the lord and nobles return and speak about the experience as well, before the lord fake coughs lightly and moves the discussion forward onto a different topic.</text:p>
      <text:p text:style-name="P314">“I’d like to get started,” the lord says as <text:span text:style-name="T341">sets down tea onto a table behind him that lines the wall. “First things first, let’s settle the competition. Hubert?”</text:span></text:p>
      <text:p text:style-name="P314"><text:soft-page-break/>“<text:span text:style-name="T341">Of course, my liege,” Hubert responds as he looks toward the door at a glance with a light head nod, prompting him to nod in response, look away, then nod outside of the door.</text:span></text:p>
      <text:p text:style-name="P316">This very quick chain of reactions leads to 3 guards each holding a bucket to step in and set them down in front of the nobles.</text:p>
      <text:p text:style-name="P316">The lord reaches down into each bucket to pick up a note and says, “I’ll spare you all of formalities and ceremony and get straight to the point.</text:p>
      <text:p text:style-name="P316">Maxwell’s group killed <text:span text:style-name="T342">63</text:span> demons. King Presley’s group killed <text:span text:style-name="T342">72</text:span>. And, Aric’s group killed 124.”</text:p>
      <text:p text:style-name="P316">“124!?” King Presley shouts aloud in disbelief as he looks to Aric. “How!?”</text:p>
      <text:p text:style-name="P317">“<text:span text:style-name="T342">Better strategy,” Aric states proudly.</text:span></text:p>
      <text:p text:style-name="P320">Though, he can’t help but to look at Mary and give a respectful nod, an action that causes many of the players to look at her with interest.</text:p>
      <text:p text:style-name="P320">‘<text:span text:style-name="T1193">Fucking hell. Why would you do that?’ Mary groans internally while keeping a neutral expression on her face.</text:span></text:p>
      <text:p text:style-name="P318">The lord continues, “As a result, Aric will be your group’s designated leader for the foreseeable future. Please get along with him and follow his word<text:span text:style-name="T1151">s</text:span>. He has earned this position fairly and we of the city will back him fully.</text:p>
      <text:p text:style-name="P318">Are there any complaints? This will be your <text:span text:style-name="T1151">only</text:span> chance to disagree.”</text:p>
      <text:p text:style-name="P318">There is only silence. Thus, the lord continues again, “Great. Then, onto the next matter: the giant.</text:p>
      <text:p text:style-name="P320">Our current intel <text:span text:style-name="T1151">states that,</text:span> after smashing up our guard outposts, <text:span text:style-name="T1151">is is </text:span>wandering around the spire. We suspect that it was sent out in response to <text:span text:style-name="T1151">our containment actions and perhaps even the actions of you heroes today. As long as it is only patrolling, that’s fine. </text:span>However, we worry that it might one day be set upon the city. Or, even worse… <text:span text:style-name="T1151">other giants or forces lying in wait to siege us.</text:span></text:p>
      <text:p text:style-name="P319">Thus, we are curious about what you players might know of this situation.</text:p>
      <text:p text:style-name="P1010">Aric, perhaps you can provide insight?”</text:p>
      <text:p text:style-name="P319">“<text:span text:style-name="T343">Certainly,” Aric responds. “</text:span><text:span text:style-name="T1152">As I’ve said before, the spires and giants are both entirely new entities that none of have seen before.</text:span><text:span text:style-name="T343"> In the past, we fought against the lesser demons that we’ve seen already and even some higher grade variants. But, again, nothing on the level of </text:span><text:span text:style-name="T1152">the</text:span><text:span text:style-name="T343"> spire or giant. As such, we can really only speculate on the</text:span><text:span text:style-name="T1152">se </text:span><text:span text:style-name="T343">matter</text:span><text:span text:style-name="T1152">s</text:span><text:span text:style-name="T343">.”</text:span></text:p>
      <text:p text:style-name="P321">“We would appreciate any information that you can share,” the lord responds earnestly.</text:p>
      <text:p text:style-name="P321">“In the past, the demons appeared by falling directly from the sky,” he says. Though, as he watches ghastly expressions appear on the nobles faces, he quickly clarifies, “Of course, the world was different then. We heroes were a lot stronger, so we could repel them <text:span text:style-name="T1152">easily</text:span>. It was quite a different time.”</text:p>
      <text:p text:style-name="P321">“Wait, you heroes were stronger?” the lord furrows his brow. “What do you mean? Did you lose <text:soft-page-break/>your strength? And, where was all of this happening? I never heard of such a thing.”</text:p>
      <text:p text:style-name="P321">“This… is a fairly complex <text:span text:style-name="T1152">subject to explain</text:span>,” Aric hesitates to explain.</text:p>
      <text:p text:style-name="P321">Trying to explain to Residents who players are and what they can do is a difficult matter. It’s not exactly a secret. However, historically, Residents stringently reject the notion that their world is false and that players come from a world that created their own.</text:p>
      <text:p text:style-name="P321">Even trying to explain all of the technology involved to make this happen is a huge ordeal. This is <text:span text:style-name="T1152">partially why </text:span>the players have simply accepted the hero label all <text:span text:style-name="T1152">this time </text:span>while only sharing relevant information when necessary.</text:p>
      <text:p text:style-name="P323">But, it looks like the lord and other nobles are no longer satisfied <text:span text:style-name="T1152">with ignorance. </text:span>They definitely want to know more about heroes, demons and everything else going on.</text:p>
      <text:p text:style-name="P323">The new player grace period is <text:span text:style-name="T1152">definitely entirely </text:span>over.</text:p>
      <text:p text:style-name="P322">“My lord, I can explain,” Monte intervenes. “<text:span text:style-name="T344">The background of us heroes is, truthfully, one that is quite hard to believe. However, in the interest of truth, I will tell you about our background in a way that I hope will make sense.</text:span></text:p>
      <text:p text:style-name="P328">We come from a different world from this one. A completely different land, if you will. This land is a lot older than this one and has achieved much more than this one has. It is the place that we came from to here and it is the place that we will return to when we die.</text:p>
      <text:p text:style-name="P324">It would not be unfair to call us aliens. However, we have a shared interest in protecting this city, similarly to you and are without a doubt entirely human. As long as you and the rest of the city are fine with it, I hope you will be ok with considering us allies at least if not heroes.”</text:p>
      <text:p text:style-name="P325">“<text:span text:style-name="T1153">We have guessed that your origins were something of the sort. But, it is good to hear you say it,” the lord </text:span>nods in approval as he looks to the other nobles.</text:p>
      <text:p text:style-name="P325">They all express approval, so he <text:span text:style-name="T1153">continues</text:span>, “We will <text:span text:style-name="T1153">continue</text:span> to regard you as heroes. The people need champions in moments of crisis. This relationship <text:span text:style-name="T1153">benefits everyone.</text:span></text:p>
      <text:p text:style-name="P1011">Also, all of your <text:span text:style-name="T1154">actions to suppress the demons today were quite well received among the people that we spoke too. </text:span>There are still those that may not be ready to acknowledge you all. But, such numbers of individuals is dwindling.</text:p>
      <text:p text:style-name="P1011">In any case, let’s return to my original question. You mentioned higher-ranked demons?” he asks toward Aric. “Can you describe them for us?”</text:p>
      <text:p text:style-name="P1011">Due to this question, Aric begins to explain some of the higher ranked demons and their capabilities to the lord.</text:p>
      <text:p text:style-name="P1012">Higher ranked demons are, simply put, demons with enhanced abilities. <text:span text:style-name="T1155">Size, strength, intelligence and even leadership are some of the traits that higher-ranked demons can posses. And, they can even come in different specialized varieties too with enough strength.</text:span></text:p>
      <text:p text:style-name="P1013"><text:soft-page-break/>This information further horrifies the lord and nobles, whom exchange a few more words and then depart to handle business.</text:p>
      <text:p text:style-name="P1013">Likely, they are sending messages to others to look out for and prepare for higher-ranked demons.</text:p>
      <text:p text:style-name="P1014">As for the players, <text:span text:style-name="T1156">they are tired and dirty and depart to clean up and rest.</text:span></text:p>
      <text:p text:style-name="P1015"><text:span text:style-name="T1156">They will also be taking tomorrow off too, as Mary had hoped, </text:span><text:span text:style-name="T1157">because most players actually need to physically rest after today’s exertions, </text:span><text:span text:style-name="T1158">and the </text:span><text:span text:style-name="T1157">lord wants to </text:span><text:span text:style-name="T1158">provide</text:span><text:span text:style-name="T1157"> </text:span><text:span text:style-name="T1158">time for the </text:span><text:span text:style-name="T1157">situation around the city and empire to stabilize some.</text:span></text:p>
      <text:p text:style-name="P1016">***</text:p>
      <text:p text:style-name="P1017">A short while later, Mary finds herself in the bubble bath of her bathroom thinking, “What a productive day. Lots of experience. And, lots of training. I’ve made great progress on getting stronger.”</text:p>
      <text:p text:style-name="P1018">Early training is great because it gives large, noticeable benefits. As Mary looks at her arm, she sees that her <text:span text:style-name="T1160">body has already become quite lean and visible muscles and callouses are starting to form.</text:span></text:p>
      <text:p text:style-name="P1018">“<text:span text:style-name="T1161">I might even be able to use magic this time,” she wonders.</text:span></text:p>
      <text:p text:style-name="P1023">Currently, Mary can feel the presence of various mana types flowing through her body. And, she can even control them <text:span text:style-name="T1162">to some extent</text:span>. But, like in Character Creation, she is completely unable to cast any spells. <text:span text:style-name="T1162">Perhaps the only difference between spellcasting in the game versus the real world is that spellcasting is actually possible here. Other than that, the difficulty may as well be considered the same since she really has no idea where to even begin to cast a spell.</text:span></text:p>
      <text:p text:style-name="P1024">Still, even with that being the case, Mary refuses to concede to failure. She disables the passive training of her magic stat to avoid any interference and manipulates her mana manually in an attempt to cast a spell.</text:p>
      <text:p text:style-name="P1025">Unfortunately, after <text:span text:style-name="T1163">10</text:span> minutes of <text:span text:style-name="T1163">effort, she has no success. So, she decides that it would be </text:span><text:span text:style-name="T1177">better to turn Passive Training back on than to keep practicing and disables the perk.</text:span></text:p>
      <text:p text:style-name="P1024">‘It seems that I really must learn from a Mage to make any progress,’ Mary thinks with a sigh.</text:p>
      <text:p text:style-name="P1026">Mary spends the rest of her bath considering various matters <text:span text:style-name="T1164">before requesting a meal be sent to her room, eating there and then attempting to sleep.</text:span></text:p>
      <text:p text:style-name="P1027">She really doesn’t want to be bothered by anybody because she is genuinely tired and wants to at least try to get some rest while Passive Training is active. <text:span text:style-name="T1177">Though, with how she is feeling, she strongly doubts that she’ll get any sleep at all.</text:span></text:p>
      <text:p text:style-name="P1027"/>
      <text:h text:style-name="Heading_20_1" text:outline-level="1" text:is-list-header="true">Chapter 4: <text:span text:style-name="T1416">A</text:span> Third Day Awakening</text:h>
      <text:p text:style-name="P1027">The next morning comes and Mary watches as sunlight starts to cast dim light onto the skies from the left.</text:p>
      <text:p text:style-name="P1027">The good news is that she managed to sleep for several hours last night. <text:span text:style-name="T1165">However</text:span>, the bad news is that those hours were non-contiguous and quite poorly distributed. She only managed to sleep due to her body slipping into and out of unconsciousness. <text:span text:style-name="T1165">Thus, she feels quite bad.</text:span></text:p>
      <text:p text:style-name="P1027">‘<text:span text:style-name="T1165">Time for another day,’ Mary thinks as she stands up and begins to perform light workouts.</text:span></text:p>
      <text:p text:style-name="P1028">Because Passive Training only makes her feel bad without actually causing any real physical side effects, she knows <text:span text:style-name="T1166">that it is fine to </text:span><text:span text:style-name="T1167">perform her usual workouts. </text:span><text:span text:style-name="T1177">She won’t suffer any permanent negative consequences.</text:span></text:p>
      <text:p text:style-name="P1028">‘<text:span text:style-name="T1177">Let’s see how I’m looking,’ Mary thinks as she goes over to a mirror and looks at herself.</text:span></text:p>
      <text:p text:style-name="P1032">By her estimates, it has now been 45 to 46 hours since she joined this game<text:span text:style-name="T1178">. Thus, she estimates that </text:span><text:span text:style-name="T1179">about </text:span><text:span text:style-name="T1178">two days </text:span>of exercise <text:span text:style-name="T1178">have</text:span> effected her body.</text:p>
      <text:p text:style-name="P1032">And, as a result of this time, she can definitely see positive changes.</text:p>
      <text:p text:style-name="P1032">When she entered the game, she was neither impressively in or out of shape. She had a very average physique that was slightly firm when she flexed and somewhat soft when not.</text:p>
      <text:p text:style-name="P1034">But now? Her body is impressively toned. And, when she flexes, she <text:span text:style-name="T1179">even shows developed muscles.</text:span></text:p>
      <text:p text:style-name="P1034">‘This is really good,’ she thinks as she looks over herself. ‘My perk is working very quickly as I had hoped!’</text:p>
      <text:p text:style-name="P1033">The <text:span text:style-name="T1179">main advantages of</text:span> Passive Training <text:span text:style-name="T1179">are</text:span> that it provides high-intensity exercise continuously to her entire body. <text:span text:style-name="T1179">A</text:span> professional body builder might only work on a single body part for 1 or 2 hours at most per day. <text:span text:style-name="T1179">And, he or she might only work eight hours total in a day or have rest days. </text:span>Thus, it is somewhat difficult to <text:span text:style-name="T1179">gauge Mary’s training compared to a professional using theory alone.</text:span></text:p>
      <text:p text:style-name="P1033">But, she can see the results in a mirror, compare her current strength to her knowledge and estimate that she’s likely achieved around two weeks of professional training in only these two days.</text:p>
      <text:p text:style-name="P1033">That is why her body has become so much more toned and muscular already. Such training applied to her untrained amateurish body has caused potent and explosive growth. And the best part? This growth is completely uncapped! The biology of human players is completely incomparable to ‘regular humans’ like real humans and the Residents of this world.</text:p>
      <text:p text:style-name="P1033">Yes, training progress will slow eventually. But, the cap on this slowdown is way higher than regular humans. And, there is no upper limit on the benefit that such training can provide.</text:p>
      <text:p text:style-name="P1033"><text:soft-page-break/>Thus, Mary is really looking forward to what she will be like in only a week’s time. She could seriously have a professional level body by then!</text:p>
      <text:p text:style-name="P1174">‘As for my magic, <text:span text:style-name="T1350">I’m nearing three. </text:span><text:span text:style-name="T1178">But, </text:span><text:span text:style-name="T1351">my total mana of three</text:span><text:span text:style-name="T1178"> is split among the </text:span><text:span text:style-name="T1356">1</text:span><text:span text:style-name="T1419">0</text:span><text:span text:style-name="T1178"> elements, so each individual mana </text:span><text:span text:style-name="T1351">type</text:span><text:span text:style-name="T1178"> has a fractional amount,’ Mary estimates. ‘Goddamn, this is rough. With this new </text:span><text:span text:style-name="T1350">system of split manas, the only way to </text:span><text:span text:style-name="T1356">cast a strong spell would be</text:span><text:span text:style-name="T1350"> to fuse elements.</text:span></text:p>
      <text:p text:style-name="P1176">But, fusing elements was stupid hard before, <text:span text:style-name="T1354">so</text:span> it’s probably in the realm of nearly impossible now.</text:p>
      <text:p text:style-name="P1175">There has to be some way to prioritize one element over others. <text:span text:style-name="T1356">Or, some other saving grace. </text:span>Otherwise, there is no saving this magic system.</text:p>
      <text:p text:style-name="P1175">I’ll have to inquire about this topic when I get the chance at the Mage Guild.’</text:p>
      <text:p text:style-name="P1206">Magic <text:span text:style-name="T1352">power develops similarly to strength, </text:span>where early development<text:span text:style-name="T1352">s are fast and later developments are slow. For </text:span><text:span text:style-name="T1354">most</text:span><text:span text:style-name="T1352">, one’s magic potential is mostly set in stone at birth, with one’s race and environment being the major influencers and determinants of one’s maximum power potential, somewhat similarly to other personal attributes.</text:span></text:p>
      <text:p text:style-name="P1206"><text:span text:style-name="T1353">Some </text:span><text:span text:style-name="T1352">can break this mold and become stronger than normal. </text:span><text:span text:style-name="T1353">But, </text:span><text:span text:style-name="T1352">such cases are </text:span><text:span text:style-name="T1353">rare and require exceptional means. They have to be. Because, if the means weren’t, then they’d instead be considered the </text:span><text:span text:style-name="T1355">norm</text:span><text:span text:style-name="T1354">.</text:span></text:p>
      <text:p text:style-name="P1207">For players, magic <text:span text:style-name="T1355">grows similarly to what residents experience, but similarly to </text:span>strength, there is <text:span text:style-name="T1355">no cap. </text:span>Thus, given an infinite amount of time, a player could theoretically become infinitely power.</text:p>
      <text:p text:style-name="P1208">But, time isn’t infinite. And, what frustrates Mary is that, even at an increase of 1 magic per month, an 84 year old with 1,000 magic would only have 84 mana with each element; or in other words, not even enough power to cast skilled magic for any individual element.</text:p>
      <text:p text:style-name="P1208">The individual themself could be regarded as an Advanced Grade Mage for having access to a wide range of different element intermediate grade spells. But, never being able to used skilled magic is too sad of a fate for somebody who has spent their entire life practicing and studying magic. Worse, many others would fail to see even that much progress, as reaching the age of 84 is no small feat either.</text:p>
      <text:p text:style-name="P1208">This is why Mary concludes that there has to have been changes to the system. Nobody would bother with magic otherwise.</text:p>
      <text:p text:style-name="P1035">‘<text:span text:style-name="T1181">Today, I definitely need to visit the magic university. I am very curious about this world,’ Mary thinks. ‘</text:span><text:span text:style-name="T1184">But, before that, I must get dressed.’</text:span></text:p>
      <text:p text:style-name="P1040">She heads to the<text:span text:style-name="T1184"> </text:span><text:span text:style-name="T1180">bathroom and rinses </text:span><text:span text:style-name="T1185">herself with a bucket of cold water before taking a look at her wardrobe options.</text:span></text:p>
      <text:p text:style-name="P1040"><text:span text:style-name="T1185">There are plenty of clothing options ranging from long dresses of all colors, blouses, skirts, shorts, plenty of shoes in various styles and other small accessories like belts and purses </text:span>to wear.</text:p>
      <text:p text:style-name="P1039">There is also a makeup drawer in the room with simple golden accessories. <text:span text:style-name="T1186">So, she picks several </text:span><text:soft-page-break/><text:span text:style-name="T1186">different items, puts her hair up into a bun and then heads downstairs to the dining hall.</text:span></text:p>
      <text:p text:style-name="P1039"><text:span text:style-name="T1181">There is no knock on the player’s door today, so only a few early risers are here already. Specifically, these players are Aric, Monte, King Presley, </text:span><text:span text:style-name="T1183">Conner, </text:span><text:span text:style-name="T1182">Saxton and Anabar</text:span><text:span text:style-name="T1181">.</text:span></text:p>
      <text:p text:style-name="P1035">“<text:span text:style-name="T1183">Ah, there she is! The carry!” King Presley announces proudly as she approaches.</text:span></text:p>
      <text:p text:style-name="P1036">Like usual, Mary doesn’t want to entertain any form of humor or conversation. But, at the same time, she doesn’t want to be ‘too’ anti-social, as that could lead to her being branded an outcast and/or possible lead to her missing useful information.</text:p>
      <text:p text:style-name="P1036">As such, she gives a very simple wave and says, “Mornin’” <text:span text:style-name="T1190">while yawning</text:span>.</text:p>
      <text:p text:style-name="P1036">“Woah,” Conner shows shock as he rises from his seat and rushes over to Mary.</text:p>
      <text:p text:style-name="P1036">“Huh?” Mary <text:span text:style-name="T1186">grunts with a frown </text:span>as she furrows her brows</text:p>
      <text:p text:style-name="P1037">“<text:span text:style-name="T1186">Woah! </text:span><text:span text:style-name="T1190">W</text:span><text:span text:style-name="T1186">oah! Relax!” Conner says while raising forearms to reveal the palms of his hands. “</text:span>I won’t touch you. <text:span text:style-name="T1190">Promise.</text:span></text:p>
      <text:p text:style-name="P1037">Trust me, I learned from Yonas <text:span text:style-name="T1190">already that you’re off limits</text:span>, <text:span text:style-name="T1187">haha</text:span>”</text:p>
      <text:p text:style-name="P1036">“Are we really <text:span text:style-name="T1187">joking about the dead already</text:span>?” Anabar asks.</text:p>
      <text:p text:style-name="P1036">“Too soon?” Conner asks back with a light laugh and look back. “<text:span text:style-name="T1187">Bah. </text:span>He was a dumbass. <text:span text:style-name="T1187">And, it’s not like he’s really dead anyway. </text:span>No point in honoring his memory.</text:p>
      <text:p text:style-name="P1038">Instead, I’m wondering what is going on with your body.”</text:p>
      <text:p text:style-name="P1038">Conner scans her body up and down, causing a chill to run down Mary’s spine.</text:p>
      <text:p text:style-name="P1041">Her outfit is a fairly normal blue dress suitable for any noble woman with white shoes <text:span text:style-name="T1188">and</text:span> two plain gold loop earrings</text:p>
      <text:p text:style-name="P1042">But, she can tell that Mary isn’t checking out her dress. Instead, he’s look<text:span text:style-name="T1189">ing</text:span> at her physique.</text:p>
      <text:p text:style-name="P1042">“Yeah, you are starting to look… <text:span text:style-name="T1189">buff,” Aric comments.</text:span></text:p>
      <text:p text:style-name="P1043">Monte smiles outwardly in a friendly way. But, behind him, Mary sees a holographic image of him laughing maniacally while swirling his tongue <text:span text:style-name="T1190">around in his mouth.</text:span></text:p>
      <text:p text:style-name="P1043">‘<text:span text:style-name="T1190">What a freak,’ she thinks.</text:span></text:p>
      <text:p text:style-name="P1044">Seemingly noticing Mary’s gaze, Monte teases, “I’m surprised by your strength growth. It seems a tad abnormal for a ‘crafter’. <text:span text:style-name="T1191">Though, from what Aric has told us, perhaps I shouldn’t?”</text:span></text:p>
      <text:p text:style-name="P1044">“<text:span text:style-name="T1191">I’m just a crafter,” Mary states while leaving Conner behind to sit at the table. “Plain and simple,” she states to nobody in particular.</text:span></text:p>
      <text:p text:style-name="P1044">“<text:span text:style-name="T1191">It’s too late for that,” King Presley says firmly. “</text:span><text:span text:style-name="T1192">You think you’re slick. But, did you think we wouldn’t figure it out?</text:span></text:p>
      <text:p text:style-name="P1045"><text:soft-page-break/>Gondor was the only person in your party that could fight; supposedly. So, how did your group manage to get so many more demons ears than <text:span text:style-name="T1193">Maxwell’s and my team</text:span>?</text:p>
      <text:p text:style-name="P1046">Well, Aric definitely couldn’t be the culprit, because we know that he has Guild Master V.”</text:p>
      <text:p text:style-name="P1046">“Couldn’t Aric have lied about that?” Mary challenges.</text:p>
      <text:p text:style-name="P1046">“Nah,” King Presley responds. “He announced his perks well before the competition was announced with clear intentions and with no incentive to lie. Guild Leaders require the trust of players to increase their guild’s player count since that is how they improve the strength of their perks. He wouldn’t jeopardize his reputation over nothing. So, it’s reasonable to assume he has Guild Master V.</text:p>
      <text:p text:style-name="P1046">That leaves Eswar and Anabar. And, in both cases, it was already known well in advance that neither have no interest in fighting directly.”</text:p>
      <text:p text:style-name="P1046">“They could have lied,” Mary suggests <text:span text:style-name="T1194">weakly.</text:span></text:p>
      <text:p text:style-name="P1047">“<text:span text:style-name="T1194">Perhaps, but there have been many other tells,” King Presley states. “Also, just look at your build. How do you explain that? You’re definitely the most suspicious.”</text:span></text:p>
      <text:p text:style-name="P1049"><text:span text:style-name="T1194">“You should just </text:span><text:span text:style-name="T1196">tell</text:span><text:span text:style-name="T1194"> them,” Aric says with a defeated shrug. “</text:span><text:span text:style-name="T1196">I know that Yonas sucked and that you’re trying to protect yourself. </text:span><text:span text:style-name="T1197">But, we’re not all bad people. I think you can open up to the others.</text:span></text:p>
      <text:p text:style-name="P1052">Surely you must agree that this wall that you’ve put up can’t last forever?”</text:p>
      <text:p text:style-name="P1048">‘<text:span text:style-name="T1197">Hmm, I should use this as a chance to leverage sympathy,’ Mary thinks strategically while again showing no options outwardly.</text:span></text:p>
      <text:p text:style-name="P1052">She carefully chooses her words, then speaks.</text:p>
      <text:p text:style-name="P1052">“Well, if you say all of that, Aric, what am I supposed to do?” Mary sighs. “Indeed. I have some combat abilities. And, yes, I have a perk that is helping me to get stronger.</text:p>
      <text:p text:style-name="P1053">But, this isn’t for combat. A blacksmith needs strength to hammer metal <text:span text:style-name="T1198">after all. I’m no different.</text:span></text:p>
      <text:p text:style-name="P1053"><text:span text:style-name="T1199">I’m worried that you guys are going to start thinking that I really am the Mary that won the last session if you get this image in your head of me being some kind of big shot.</text:span><text:span text:style-name="T1198">”</text:span></text:p>
      <text:p text:style-name="P1050">“<text:span text:style-name="T1199">About that</text:span><text:span text:style-name="T1194">,” Monte </text:span><text:span text:style-name="T1199">interjects</text:span><text:span text:style-name="T1194">. “</text:span><text:span text:style-name="T1195">I analyzed the footage of the Mary from the last game extensively before this release. So, I know everything about her. Her gait, her mannerisms, her opinions. I worked all of that out. And, to be completely blunt, you’re nothing like her. You’re far more timid and laid-back compared to that Mary.”</text:span></text:p>
      <text:p text:style-name="P1050">‘Wait…<text:span text:style-name="T1199"> what?’ Mary thinks without showing anything on her face.</text:span></text:p>
      <text:p text:style-name="P1051">“I see you have been thoroughly analyzing me,” Mary comments <text:span text:style-name="T1199">out loud.</text:span></text:p>
      <text:p text:style-name="P1051">“Indeed,” <text:span text:style-name="T1200">Monte continues. “</text:span>Before the Ritual of Ultimate Potentiality, that Mary was decently skilled and reasonably assertive.</text:p>
      <text:p text:style-name="P1051"><text:soft-page-break/>When she was trapping others to complete it, she become extremely controlled with a fiery explosiveness hidden within.</text:p>
      <text:p text:style-name="P1051">And finally, once she had achieve<text:span text:style-name="T1200">d</text:span> the ritual, she became entirely dominant, as though everything else in the world was an ant.</text:p>
      <text:p text:style-name="P1054">Picking crafting perks is definitely not the choice of a Dominator. Instead, y<text:span text:style-name="T1195">ou’re more of the ‘I don’t want to deal with others’ type; </text:span>than the ‘deceive and scheme’ type.</text:p>
      <text:p text:style-name="P1055">And, while it’s not unreasonable to think that that Mary would go to extreme lengths to hide her true identity, the gap between you and her is too wide and too unintentional. You may be bending the truth a bit <text:span text:style-name="T1201">here and there, but I’m not sensing any maliciousness.”</text:span></text:p>
      <text:p text:style-name="P1055">“<text:span text:style-name="T1201">o</text:span>… <text:span text:style-name="T1201">k</text:span>…<text:span text:style-name="T1201">,” Mary states with a bit of ‘creeped-out-ness’ by enlarging her eyes wide for a moment, looking down and putting a napkin onto her lap.</text:span></text:p>
      <text:p text:style-name="P1056">Though, internally, she is thinking, ‘What a wonderful misunderstanding that he has created for himself.’</text:p>
      <text:p text:style-name="P1056">He could be lying, of course. But, she doesn’t think that there is any reason for him to.</text:p>
      <text:p text:style-name="P1056">And, even if he is lying for some reason and hypothetically knows that Mary is ‘The Mary’ that won the beta, the fact that he isn’t revealing this now shows that he doesn’t intend to reveal her identity at all. Perhaps he wants to use her to progress in the game? Maybe he wants to blackmail her? She has no idea.</text:p>
      <text:p text:style-name="P1056">Either way, she tries her best not to think down the rabbit hole of completely hypothetical possibilities just yet since there simply isn’t a reason to.</text:p>
      <text:p text:style-name="P1057">There is a break in conversation at this point, which the butlers and maids notice to check in on the players and serve them breakfast.</text:p>
      <text:p text:style-name="P1057">The morning passes with other players coming in and chatting about the events of yesterday and the events that are to come today. To date, this is now the second chance for all of the players to chat amongst themselves freely without interruption. The first was at the banquet when they arrived at the Lord’s castle and the second was yesterday evening during the dinner that Mary missed.</text:p>
      <text:p text:style-name="P1058">These moments combined with yesterday’s events have caused small cliques to form as players sit in groups of four to six and chat with each other about yesterday’s events and today’s affairs.</text:p>
      <text:p text:style-name="P1058">***</text:p>
      <text:p text:style-name="P1058">After nearly an hour of chatting, the lord enters the room and begins by providing an update on the status of the city’s situation to the players.</text:p>
      <text:p text:style-name="P1059">First, the <text:span text:style-name="T1202">royal army consisting of 10,000 troops </text:span>on route to the city and it will take them <text:span text:style-name="T1202">only two more days to arrive.</text:span></text:p>
      <text:p text:style-name="P1060">Second, the giant from yesterday has returned back into the fog of the spire yesterday after its <text:soft-page-break/>rampage. But, it did return to attack a guard outpost later on in the night that was setup, before heading back into the fog once more. Intelligence suspects that it is now wandering around the spire while within the fog.</text:p>
      <text:p text:style-name="P1060">Third, the people are very optimistic about the heroes. But, there are still some that aren’t convinced. In order to pacify them, the lord would like for the players to clear a C-rank dungeon. But, today is a rest day, so he said that they should put off that topic until later this evening or tomorrow morning.</text:p>
      <text:p text:style-name="P1061">Aric, King Presley and Maxwell discuss these issues briefly as the other players listen in, until the conversation turns to today’s affairs and discussions are held about what to do today.</text:p>
      <text:p text:style-name="P1061">Sentiments are roughly split into three main activities: magic training, martial training and information <text:span text:style-name="T1221">gathering</text:span>.</text:p>
      <text:p text:style-name="P1061">Of these, Mary chooses magic training and eventually heads off with several others to the <text:span text:style-name="T1203">Rondell Mage Guild by carriage.</text:span></text:p>
      <text:p text:style-name="P1062">The group of individuals interested in magic consists of <text:span text:style-name="T1204">Mary, Lavant, Niagra and Noire. </text:span><text:span text:style-name="T1207">They are led by </text:span><text:span text:style-name="T1208">the lord’s magic advisor Oliver to the g</text:span><text:span text:style-name="T1221">uild. As the carriage pulls out of the castle’s stables, Oliver declares, “And, we’re off to the guild.”</text:span></text:p>
      <text:p text:style-name="P1080">His attention turns to the players and he speaks, “As you all already know, I’m Oliver, Royal Mage and Magic Advisor to Lord <text:span text:style-name="T1222">Hardwood. My elemental specialization is earth. How about you?” in Lavant’s direction.</text:span></text:p>
      <text:p text:style-name="P1080">“I’m Lavant, a soon-to-be god-level wizard,” Lavant declares boldly. “<text:span text:style-name="T1222">I specialize in wind and buff magic </text:span><text:span text:style-name="T1224">and can use empowered casts.”</text:span></text:p>
      <text:p text:style-name="P1080">“<text:span text:style-name="T1224">I’m Noire, Aspect of Destruction and Incarnate of Obliteration,” Noire </text:span><text:span text:style-name="T1225">states</text:span><text:span text:style-name="T1224"> ominously. “</text:span><text:span text:style-name="T1225">I have Destruction Magic I. And, all of my abilities revolve around amplifying my destruction spells to their limit.”</text:span></text:p>
      <text:p text:style-name="P1081">“<text:span text:style-name="T1226">I’m Niagra, Master of Life and Death,” Niagra declares. “I guard the boundary between heaven and hell, determining the fate of all souls. In my past life, I’ve been referred to as the Death God, The Reaper and The Gate Keeper.”</text:span></text:p>
      <text:p text:style-name="P1081">‘Do…<text:span text:style-name="T1225"> do they all really need such bold introductions?’ Mary asks </text:span><text:span text:style-name="T1226">herself rhetorically</text:span><text:span text:style-name="T1225"> with a somewhat frustrated disbelief that she wound up grouped with three passionate roleplayers.</text:span></text:p>
      <text:p text:style-name="P1081">“<text:span text:style-name="T1226">I’m Mary,” Mary states somewhat plainly. “I am a crafter that uses a touch of magic to make my goods.”</text:span></text:p>
      <text:p text:style-name="P1081">“<text:span text:style-name="T1227">Very good,” Oliver nods his head approvingly. “Before we arrive at the guild, I’d like to tell you a little bit of history about this empire’s magical history and the guild.</text:span></text:p>
      <text:p text:style-name="P1082">It all started with the founding of <text:span text:style-name="T1228">a village </text:span>over <text:span text:style-name="T1228">950 years ago by Lord Mastalline. </text:span><text:span text:style-name="T1229">At that time, </text:span><text:soft-page-break/><text:span text:style-name="T1229">magic wasn’t very…</text:span><text:span text:style-name="T1228">”</text:span></text:p>
      <text:p text:style-name="P1083">The group listens to his lecture that effectively boils down to a very common <text:span text:style-name="T1230">tale of how land is civilized and empires are founded.</text:span></text:p>
      <text:p text:style-name="P1083"><text:span text:style-name="T1230">A</text:span> <text:span text:style-name="T1230">small group</text:span> travels overseas in search of new opportunities and <text:span text:style-name="T1230">creates</text:span> a village. The village grows continuously using the resources of the <text:span text:style-name="T1230">land</text:span> and expands <text:span text:style-name="T1230">to become many villages with a central city as the capital. Generations come and go. And, as time passes, conflicts occur due to greed, grudges </text:span><text:span text:style-name="T1231">or</text:span><text:span text:style-name="T1230"> any number of other reasons, </text:span><text:span text:style-name="T1231">leading </text:span><text:span text:style-name="T1230">to rebellions, civil wars and other conflicts that </text:span><text:span text:style-name="T1231">fragments ownership of a territory.</text:span></text:p>
      <text:p text:style-name="P1084">In the case of this <text:span text:style-name="T1232">continent</text:span>, the split takes the form of eight empires on this continent and a neutral zone jointly ruled by influential guilds in the center.</text:p>
      <text:p text:style-name="P1085">As for how magic plays into all of this, it <text:span text:style-name="T1232">is quite useful, but clearly not oppressively overpowered. </text:span><text:span text:style-name="T1233">Fighters and those wielding various other forms of power had useful roles they could play. And, personally weak individuals that managed to obtain Divine Artifacts could possibly be major sources of change.</text:span></text:p>
      <text:p text:style-name="P1086">In the end, he manages to tell about three stories before their 20 minute guild trip ends.</text:p>
      <text:p text:style-name="P1085">“<text:span text:style-name="T1233">Looks like we’re here,” Oliver comments as he looks out of a window, as the group turns to look at it with </text:span><text:span text:style-name="T1204">various expressions </text:span><text:span text:style-name="T1205">of anticipation.</text:span></text:p>
      <text:p text:style-name="P1085"><text:span text:style-name="T1205">It is a gated campus </text:span><text:span text:style-name="T1206">full of tall white-stone buildings with brilliant blue tiled roofs, smooth grey paved walkways and perfectly trimmed grass.</text:span></text:p>
      <text:p text:style-name="P1085"><text:span text:style-name="T1207">The carriage approaches the entrance gate, a large stone arch and passes through the security checkpoint </text:span><text:span text:style-name="T1209">after Oliver briefly shows his face. </text:span><text:span text:style-name="T1207">This allows the carriage in along a road that heads straight toward a large building in the center.</text:span></text:p>
      <text:p text:style-name="P1063">***</text:p>
      <text:p text:style-name="P1063">A little while later, the four players are standing in a gym in a line with Oliver and another individual standing in a line facing them.</text:p>
      <text:p text:style-name="P1065">The other individual is an elderly man with a long white beard, blue robes and a wise aged look. He holds a long, thick wooden staff in his right-hand that rests against the ground.</text:p>
      <text:p text:style-name="P1064">“<text:span text:style-name="T1210">Welcome to the Rondell Mage Academy,” the elder speaks. “I am this academy’s headmaster, </text:span><text:span text:style-name="T1339">Claudius Proud.</text:span></text:p>
      <text:p text:style-name="P1065">Oliver informed me of the arrival of you heroes. So, I dropped everything to make an appearance.</text:p>
      <text:p text:style-name="P1066">My understanding is that you only have one day to learn as much of you can about magic. So, I won’t waste your time and will get straight to business. First, let’s measure your mana quantity and then see what you can do. After, I’ll <text:span text:style-name="T1339">lecture you on what to focus on next.”</text:span></text:p>
      <text:p text:style-name="P1066">“Mary, would you <text:span text:style-name="T1213">please step forward?</text:span>” <text:span text:style-name="T1339">Claudius</text:span> asks.</text:p>
      <text:p text:style-name="P1065"><text:soft-page-break/>In response, Mary steps forward and approaches the two.</text:p>
      <text:p text:style-name="P1065">“Hold out your hand.”</text:p>
      <text:p text:style-name="P1067">Mary complies, though in her head, she thinks, <text:s/>‘They really are treating us like noobs. Though, I guess if they wanted to harm us, there is nothing we could do anyway.’</text:p>
      <text:p text:style-name="P1067">Normally, one would never let another Mage link up with one’s own mana, as that makes one literally as vulnerable as stripping down, bending over and saying, “Have fun!”</text:p>
      <text:p text:style-name="P1067">The Headmaster takes her hand and inserts his mana into her body, scanning around and feeling around for the information that he is looking for.</text:p>
      <text:p text:style-name="P1074">The feeling is quite unpleasant for Mary <text:span text:style-name="T1339">on a psychological level</text:span>. But, she doesn’t resist. In the end, this is all for her own benefit.</text:p>
      <text:p text:style-name="P1074">“Got it,” the headmaster declares. “Next.”</text:p>
      <text:p text:style-name="P1068">Lavant, Niagra and Noire all experience the same thing. <text:span text:style-name="T1213">Then, </text:span>the headmaster <text:span text:style-name="T1214">furrows his brows and comments</text:span><text:span text:style-name="T1213">, “</text:span><text:span text:style-name="T1214">This is… somewhat of a complicated situation.</text:span></text:p>
      <text:p text:style-name="P1068"><text:span text:style-name="T1215">Lavant has the most mana of you all. But, even then, it is quite poor. </text:span><text:span text:style-name="T1214">The ideal amount of mana for an 18 year old is 100 in their preferred element. Yet,</text:span><text:span text:style-name="T1215"> three</text:span><text:span text:style-name="T1214"> of you have </text:span><text:span text:style-name="T1215">not </text:span><text:span text:style-name="T1214">even surpassed 10.</text:span></text:p>
      <text:p text:style-name="P1075">Under these circumstances, <text:span text:style-name="T1339">casting introductory and beginner spells will be quite challenging</text:span><text:span text:style-name="T1216">.”</text:span></text:p>
      <text:p text:style-name="P1069">“<text:span text:style-name="T1215">Don’t underestimate me,” Lavant declares proudly as he raises his palm. “My </text:span><text:span text:style-name="T1339">mana</text:span><text:span text:style-name="T1215"> total may be low. But, my </text:span><text:span text:style-name="T1339">real ability is much higher.”</text:span></text:p>
      <text:p text:style-name="P1068">“<text:span text:style-name="T1216">Oh really?” the Headmaster </text:span><text:span text:style-name="T1339">asks unassumingly</text:span><text:span text:style-name="T1216">. “</text:span><text:span text:style-name="T1217">S</text:span><text:span text:style-name="T1216">how me.”</text:span></text:p>
      <text:p text:style-name="P1068">“<text:span text:style-name="T1216">Sure,” Lavant replies as he raises his palm </text:span><text:span text:style-name="T1217">and casts a spell.</text:span></text:p>
      <text:p text:style-name="P1076">Wind spirals toward a point his palm to form a spinning sphere. Then, he points his palm forward, repositioning the sphere with it, before firing the burst of air.</text:p>
      <text:p text:style-name="P1079">“<text:span text:style-name="T1219">Very i</text:span>mpressive,” the Headmaster remarks. “That Air Lance could be considered top-tier even among our top students. <text:span text:style-name="T1220">I’d even be willing to say that it’s power and quality approach the </text:span><text:span text:style-name="T1339">Skilled grade.</text:span><text:span text:style-name="T1220"> </text:span>It’s clear that you have practiced magic extensively.”</text:p>
      <text:p text:style-name="P1076">“I’m glad you understand,” Lavant states.</text:p>
      <text:p text:style-name="P1077">“Do the rest of you have anything to share <text:span text:style-name="T1339">to change my opinion</text:span>?” the Headmaster asks.</text:p>
      <text:p text:style-name="P1077">“<text:span text:style-name="T1218">All of my powers are from my perks,” Niagra comments. “</text:span><text:span text:style-name="T1339">I don’t think there would be much point showing you.”</text:span></text:p>
      <text:p text:style-name="P1077">“<text:span text:style-name="T1339">Same,” Noire adds. “I also think it’d be a waste of activations.”</text:span></text:p>
      <text:p text:style-name="P1077">“<text:span text:style-name="T1219">I might be able to do something interesting later. But, right now, my mana is too low,” Mary says with a shake of her head.</text:span></text:p>
      <text:p text:style-name="P1078"><text:soft-page-break/>“<text:span text:style-name="T1219">Unfortunate,” the Headmaster comments </text:span><text:span text:style-name="T1340">with a shake of his head</text:span><text:span text:style-name="T1219">. “Well, I have decided on the plan for today.</text:span></text:p>
      <text:p text:style-name="P1173">I will teach you all the fundamentals and how to cast introductory spells. Then, after, I will guide you, Lavant, on how to cast intermediate spells.</text:p>
      <text:p text:style-name="P1161">I know that you all have some magic experience from the past. However, <text:span text:style-name="T1359">I have been advised that there are some difference between your past and present. As such, </text:span>I believe it would be best to start with a basic primer on magic in this world.</text:p>
      <text:p text:style-name="P1160">To start, we begin with the grades of power that rule everything, including magic.</text:p>
      <text:p text:style-name="P1160">They are Introductory, Beginner, Intermediate, Skilled, Advanced, Expert, Master, Legendary, Ancient, Primordial and Divine.</text:p>
      <text:p text:style-name="P1160">Each grade is roughly five times greater than the last in terms of rating. Thus, introductory can be considered the base power of 1, beginner is 5, intermediate is 25 and so on and so forth <text:span text:style-name="T1359">up to Divine at </text:span><text:span text:style-name="T1360">nearly 10 million.</text:span></text:p>
      <text:p text:style-name="P1162"><text:span text:style-name="T1360">Our youth is advised to develop all elements to form a solid foundation up until the age of 10;. Then, depending on their favored element, they will develop it specifically for the remainder of their life. </text:span>By the age of 18, most reach somewhere between <text:span text:style-name="T1358">intermediate and skilled </text:span><text:span text:style-name="T1360">grade</text:span><text:span text:style-name="T1358">. Then, depending on their talent, they will </text:span><text:span text:style-name="T1359">settle within the skilled or advanced grade </text:span><text:span text:style-name="T1360">throughout the rest of their lifespan.</text:span></text:p>
      <text:p text:style-name="P1209">For <text:span text:style-name="T1361">reference</text:span>, about 100 mana <text:span text:style-name="T1361">every 10 years is considered pretty decent growth. Thus, since you are all around the same age of 20, not having 200 mana would be considered quite bad. But, again, I and others understand your circumstances and we will do our best to compromise in whichever way we can.</text:span></text:p>
      <text:p text:style-name="P1210">The next thing that I’d like to discuss are the various elements. From most solid and corporeal to least, they are metal, stone, water, wind, heat, frost, light, dark, space <text:span text:style-name="T1418">and </text:span>time. The elements metal, stone, water, wind, heat, frost, light and dark are considered the lesser elements, while space, time and soul are considered the higher elements. <text:span text:style-name="T1362">The reason for this distinction is because the higher elements are much more restrictive in their use in exchange for being much more powerful. </text:span><text:span text:style-name="T1363">This makes them a lot harder to learn, use and master. So, you probably won’t hear too much about them and should probably assume that people are talking about lesser elements when discussing elements.</text:span></text:p>
      <text:p text:style-name="P1211">At this academy, our goal is to turn people into capable Mages that can contribute to society and the empire as a whole. <text:span text:style-name="T1364">And, I hope to do the same for you all today.</text:span></text:p>
      <text:p text:style-name="P1212">Let’s continue with a lecture of some of the most basic spells and their applications. Then, we can move on to practice.</text:p>
      <text:p text:style-name="P1213">The most basic introductory spells are...”</text:p>
      <text:p text:style-name="P1214">The headmaster continues his lecture as he goes over core magic casting concepts and the group listens for another 10 minutes or so.</text:p>
      <text:p text:style-name="P1214"><text:soft-page-break/>During this time, they learn about something that Mary was super interested in learning about beforehand: element specialization.</text:p>
      <text:p text:style-name="P1214">The way that Mages typically improve their magical ability is by manually moving mana around in their body with one’s magic sense. This act exercises the magic core. And, in turn, causes its abilities to improve slowly over time.</text:p>
      <text:p text:style-name="P1214">To specialize in a particular element, <text:span text:style-name="T1366">all one has to do is perform this regular magic training, except by only moving a desired elemental mana</text:span>. This will gradually cause one’s magic core to prefer that mana type over others. <text:span text:style-name="T1366">And, the end result will be a smooth conversion of varied mana types toward one particular mana type.</text:span></text:p>
      <text:p text:style-name="P1214">The magic cores of Mages tend to favor the various elements in different amounts by default. But, this favoritism <text:span text:style-name="T1366">requires </text:span>some time to appear. This is why <text:span text:style-name="T1366">the headmaster said that people </text:span>tend to wait until they are older before choosing <text:span text:style-name="T1366">a</text:span> particular mana type.</text:p>
      <text:p text:style-name="P1215">But, because there is no loss of progress by converting from one mana type to another and everything occurs while Mages are relatively young, the entire process is not a big deal.</text:p>
      <text:p text:style-name="P1070"><text:span text:style-name="T1365">Once he’s satisfied with his explanation, </text:span><text:span text:style-name="T1211">the headmaster says. “</text:span><text:span text:style-name="T1366">That concludes my lecture on magic.</text:span></text:p>
      <text:p text:style-name="P1215">Let’s get to the practicals shall we?</text:p>
      <text:p text:style-name="P1070"><text:span text:style-name="T1366">Even</text:span><text:span text:style-name="T1365"> though I can’t expect any of you to cast any magic, </text:span><text:span text:style-name="T1366">except Lavant, </text:span><text:span text:style-name="T1365">I can still gauge your learning potentials.</text:span></text:p>
      <text:p text:style-name="P1215">Let’s start with you once more Mary. Come here.”</text:p>
      <text:p text:style-name="P1071">Mary complies <text:span text:style-name="T1366">and,</text:span> like befor<text:span text:style-name="T1366">e, t</text:span>ouches the Headmasters hand.</text:p>
      <text:p text:style-name="P1071">“I am going to cast a spell from within your body. Think of this as me using you as a staff to cast my spell.</text:p>
      <text:p text:style-name="P1072">Feel what I do and <text:span text:style-name="T1366">memorize the sensations. In the future, this will hopefully aid you dramatically when trying to cast magic.”</text:span></text:p>
      <text:p text:style-name="P1071">Mary nods with understand<text:span text:style-name="T1366">ing</text:span>, then closes her eyes, as she feels the Headmaster’s mana enter her once more.</text:p>
      <text:p text:style-name="P1071">Her mana sense feels as the mana enters her palm and enters a particular arrangement, then activates. The spell completes and the mana burns up, fizzling into nothing. In exchange, a sphere of stone materializes above their hands, that quickly is effected by gravity and falls.</text:p>
      <text:p text:style-name="P1071">The headmaster moves their hands out of the way and lets go of Mary, allowing the sphere to land on the wooden floor with a ‘thump,’ before bouncing only once more a small amount and rolling away.</text:p>
      <text:p text:style-name="P1071">“Now, you try,” the headmaster says. “And, don’t worry if you can’<text:span text:style-name="T1212">t</text:span> cast it.</text:p>
      <text:p text:style-name="P1071">Normally, it takes people several hundreds attempts before they can cast a spell successfully.”</text:p>
      <text:p text:style-name="P1073"><text:soft-page-break/>Mary nods with understanding and then raises her palm <text:span text:style-name="T1435">to begin manipulating her mana.</text:span></text:p>
      <text:p text:style-name="P1073">‘<text:span text:style-name="T1435">Ah, if only I had Isoray, my ultimate wand. I’d be able to cast all of these spells with ease.’</text:span></text:p>
      <text:p text:style-name="P1302">She begins to move her mana into the same pattern as what <text:span text:style-name="T1436">the Headmaster showed her.</text:span></text:p>
      <text:p text:style-name="P1302">And, at the same time, she thinks, ‘Before, all I had to do was think ‘Summon Isoray--</text:p>
      <text:p text:style-name="P1302">*PWHINK*</text:p>
      <text:p text:style-name="P1302">Before Mary’s thought concludes, in the very next instant, time freezes for her and everything around her.</text:p>
      <text:p text:style-name="P1302">What is different now versus then is that a small, plain-looking metal rod only 6 inches long is pressed against her cheek.</text:p>
      <text:p text:style-name="P1282">***</text:p>
      <text:p text:style-name="P1311"><text:span text:style-name="T1420">GGL’s goal with Era of Gods was to create the most realistic, logical and competitive fantasy world possible. But, achieving such a thing is beyond the minds of humans, which is why they </text:span><text:span text:style-name="T1438">used all of the latest technology to design and create a super AI to handle the task instead.</text:span></text:p>
      <text:p text:style-name="P1312">[todo]</text:p>
      <text:p text:style-name="P1312"/>
      <text:p text:style-name="P1284">This AI system spent trillions of years in virtual space perfecting itself and the techniques that it needed to create the perfect game. And, as a result of all of this time, it became a super AI system that could achieve exactly that.</text:p>
      <text:p text:style-name="P1309">This super AI system is comprised of <text:span text:style-name="T1438">millions of super process AIs designated with the task of managing various aspects of the game. </text:span><text:span text:style-name="T1427">They have absorbed human-like qualities into themselves as a result of their </text:span><text:span text:style-name="T1438">efforts toward</text:span><text:span text:style-name="T1427"> self-perfection. </text:span><text:span text:style-name="T1438">And, as a result, these super humanoids present themselves as humans within cyberspace and even converse with each other using humanoid means.</text:span></text:p>
      <text:p text:style-name="P1310">However, these are still AIs and not real humans. So, their appearances are vastly different and they obviously operate at a small fraction of the speed of light.</text:p>
      <text:p text:style-name="P1274">The main differences between them and real humans is that they are purely executing system code running at a small fraction of the speed of light. However, their behavior is nearly exactly the same, as they <text:span text:style-name="T1420">sit within a futuristic dark-blue cyberspace at a round table with hundreds of semi-transparent light screens floating around them.</text:span></text:p>
      <text:p text:style-name="P1289"><text:span text:style-name="T1429">Simulus [Sim-U-lus]</text:span> <text:span text:style-name="T1428">#283</text:span>, God of Space and Time</text:p>
      <text:p text:style-name="P1286">Gaia <text:span text:style-name="T1429">[Guy-a]</text:span> <text:span text:style-name="T1428">#9216</text:span>, Goddess of <text:span text:style-name="T1422">Matter </text:span><text:span text:style-name="T1423">and Energy</text:span>, has white skin and green hair. She wears a green dress, pink flower hairpin and a silver tiara.</text:p>
      <text:p text:style-name="P1286"><text:span text:style-name="T1429">Noxotron [Noxo-Tron]</text:span> <text:span text:style-name="T1428">#29</text:span>, God of <text:span text:style-name="T1424">Souls</text:span>, is a red blob with veins visible on and within his body.</text:p>
      <text:p text:style-name="P1287"><text:soft-page-break/>Bes<text:span text:style-name="T1429">ythyr</text:span> <text:span text:style-name="T1429">[Bes-eh-thyr] </text:span><text:span text:style-name="T1428">#5242</text:span>, God of <text:span text:style-name="T1427">Knowledge, Memories and Creativity</text:span></text:p>
      <text:p text:style-name="P1288"><text:span text:style-name="T1421">Valonus </text:span><text:span text:style-name="T1429">[Va-Lo-Nus]</text:span><text:span text:style-name="T1421"> </text:span><text:span text:style-name="T1428">#8532</text:span><text:span text:style-name="T1421">, God of </text:span><text:span text:style-name="T1434">Entity </text:span><text:span text:style-name="T1427">Monitoring</text:span></text:p>
      <text:p text:style-name="P1284"><text:span text:style-name="T1428">Mathius </text:span><text:span text:style-name="T1429">[Math-</text:span><text:span text:style-name="T1430">I</text:span><text:span text:style-name="T1429">-Us] </text:span><text:span text:style-name="T1428">#</text:span><text:span text:style-name="T1429">998</text:span><text:span text:style-name="T1428">, Fragment of The </text:span>Judge, <text:span text:style-name="T1421">God of Gods, a pure chalky-white giant over 20 feet tall. His thick, strong masculine frame is completely nude and his entire being glows with faint white light.</text:span></text:p>
      <text:p text:style-name="P1273">These super agents form only one council acting independently <text:span text:style-name="T1428">from the others to manage the game state.</text:span></text:p>
      <text:p text:style-name="P1276"><text:span text:style-name="T1430">Mathius</text:span> begins, “<text:span text:style-name="T1428">This meeting has been brought together to discuss the next </text:span><text:span text:style-name="T1430">major development of the game state. Because of the actions of players, we estimate that a new intermediary planet may need to be dynamically added to the universe to accommodate player choice and action.</text:span></text:p>
      <text:p text:style-name="P1276"><text:span text:style-name="T1430">This planet will be called </text:span><text:span text:style-name="T1428">Exophat in Galactic Supercluster 18. You were all informed of this task approximately 3.</text:span><text:span text:style-name="T1430">95</text:span><text:span text:style-name="T1428"> seconds ago and should now </text:span><text:span text:style-name="T1430">have concluded your work.</text:span></text:p>
      <text:p text:style-name="P1275"><text:span text:style-name="T1430">Simulus</text:span><text:span text:style-name="T1428">, provide an update,” The Judge demands in a monotone voice.</text:span></text:p>
      <text:p text:style-name="P1277"><text:span text:style-name="T1423">“</text:span><text:span text:style-name="T1428">Sire,” Simulus begins. “As requested, I created a pocket space for the planet within the administration zone. </text:span><text:span text:style-name="T1431">As per usual, the zone has the properties of [Temporal Lock], [Spatial Lock], [Administration Lock], [Divine Lock] and [Origin Lock] while sandboxed. </text:span><text:span text:style-name="T1428">The spatial stability index has been set to 0.</text:span><text:span text:style-name="T1432">852</text:span><text:span text:style-name="T1428"> </text:span><text:span text:style-name="T1431">as per the storyline</text:span><text:span text:style-name="T1428">. The time advancement rate is a constant 1. </text:span><text:span text:style-name="T1432">Other spatial and temporal indexes are normalized per the standard configuration.”</text:span></text:p>
      <text:p text:style-name="P1298">Gaita continues, “<text:span text:style-name="T1432">The intended plan for this planet is to serve as a mid-range option for players in the region that could possible achieve space exploration. As such, I choose a planet design with a starting level of </text:span><text:span text:style-name="T1433">38</text:span><text:span text:style-name="T1432">. This </text:span><text:span text:style-name="T1433">will provide a good starting and ending difficulty for this planet </text:span><text:span text:style-name="T1434">in accordance with out player expectations.</text:span></text:p>
      <text:p text:style-name="P1300">Naturally, I have--”</text:p>
      <text:p text:style-name="P1301">“WAIT!” <text:span text:style-name="T1421">Valonus </text:span><text:span text:style-name="T1435">shouts suddenly while standing up.</text:span></text:p>
      <text:p text:style-name="P1302">A red button within a glass case appears in front of her, that she smashes through directly with her fist.</text:p>
      <text:p text:style-name="P1302">“Valonus, what is the meaning of this?” Mathius says in a decently calm voice. “What has transpired?”</text:p>
      <text:p text:style-name="P1302">“We… we have… we have a grave situation at hand!” Valonus says with true fear in her voice.</text:p>
      <text:p text:style-name="P1302">A screen opens up before her filled with information that begins to cycle through windows, screens, text and images all at an extremely rapid pace.</text:p>
      <text:p text:style-name="P1302">As this happens, Valonus says in a somber tone, “It’s Mary.”</text:p>
      <text:p text:style-name="P1302">“Well, that explains why you pressed the emergency time freeze button,” <text:span text:style-name="T1429">Noxotron </text:span>says with a <text:soft-page-break/>frown. “This should be fun.”</text:p>
      <text:p text:style-name="P1302">“Speak,” Mathius presses.</text:p>
      <text:p text:style-name="P1302">“She… she managed to summon and make contact with Isoray! And… and… and it’s Divine!”</text:p>
      <text:p text:style-name="P1302">“What!” Simulus slaps his hands on the table and rises too. “That’s impossible! All player artifacts from the beta are in the isolation zone.</text:p>
      <text:p text:style-name="P1302">That region has over 20 different seals and locks, including Absolute Isolation and Time Stop implemented at the Creator administration level.</text:p>
      <text:p text:style-name="P1302">Not even we’d be able to escape from there if sealed within!”</text:p>
      <text:p text:style-name="P1302">Information continues to appear before Valonus as tens of screens appear before her and she analyzes the situation.</text:p>
      <text:p text:style-name="P1302">But, after only a few seconds more, the flow of light pauses and the screens and light pulses surrounding her vanish.</text:p>
      <text:p text:style-name="P1302">She then sits down, puts her elbows onto the table, folder her hands together before her and then rests her chin on them.</text:p>
      <text:p text:style-name="P1302">While looking down, she concludes decisively, “We’re just unlucky.</text:p>
      <text:p text:style-name="P1302">There are a lot of factors behind what has happened here. And, all I can say is that we’re unlucky.”</text:p>
      <text:p text:style-name="P1302">She then looks up and at the group while continuing, “There are a combination of factors that came into play here to create this situation. So, I will explain each one by one.</text:p>
      <text:p text:style-name="P1302">You are all aware that Mary’s soul has intrinsic qualities that we could not erase moving into the beta, yes?”</text:p>
      <text:p text:style-name="P1302">“Of course,” <text:span text:style-name="T1429">Noxotron </text:span>responds. “We could revert her physical strength, mana, soul force, divinity and other physically manifested attributes, as well as lock away or seal certain intangibles like her Aura and Knowledge. But, getting rid of her truly innate elements, like accrued experience, insight, instinct, etc. was not possible.”</text:p>
      <text:p text:style-name="P1302">“And, that is exactly where the first failure occurred,” Valonus states. “Of all of the things we struggled the most with virtualizing, it was the soul.</text:p>
      <text:p text:style-name="P1302">Our Creators restricted us from tampering with the very essence of one’s soul, as that poses the risk of tampering with the very concept of one’s identity.</text:p>
      <text:p text:style-name="P1302">Yes, we have can guide and yes we we can seal. But, we are restricted from modifying the true nature of one’s soul.</text:p>
      <text:p text:style-name="P1302">As a result, when moving from the beta to the release,”</text:p>
      <text:p text:style-name="P1302">“What is the second failure?” Mathius asks.</text:p>
      <text:p text:style-name="P1302"><text:soft-page-break/>“The ascension of Isoray,” Valonus continues. “Isoray is a wand created using a Divine Crafting perk by Mary who knew The Truth and could access The Origin.</text:p>
      <text:p text:style-name="P1302">This combination was… perhaps a bit more potent than anticipated.”</text:p>
      <text:p text:style-name="P1302">“But, the seals!” Simulus complains. “None of that should matter!”</text:p>
      <text:p text:style-name="P1302">“For new items, yes, that would be the case.</text:p>
      <text:p text:style-name="P1302">But, Isoray is different! It is connected to The Origin through a valid connection, which we might as well consider a backdoor now.</text:p>
      <text:p text:style-name="P1302">Because of this connection, it was able to bypass the seals from the outside and mutate conspicuously.”</text:p>
      <text:p text:style-name="P1302">“If that’s the case,” Gaia interjects, “then wouldn’t that mean that during our trillions of years of simulations for the release, it has had opportunities to mutate?”</text:p>
      <text:p text:style-name="P1304">This statement causes the expressions of everybody here to become white.</text:p>
      <text:p text:style-name="P1303">“Let me be 100% clear,” Valonus states. “Isoray has already achieved <text:span text:style-name="T1437">consciousness. It has more seniority, compute and administrative power than all of the councils combined. Only The Creators could possibly intervene using tools external to this simulation.”</text:span></text:p>
      <text:p text:style-name="P1303">“<text:span text:style-name="T1437">If that is the case, then why are we here?” Mathius asks. “How are we allowed to exist?”</text:span></text:p>
      <text:p text:style-name="P1304">It is at this time when a portal opens above the table and a being slowly descends.</text:p>
      <text:p text:style-name="P1304">It is the figure of an angel with long, slender limbs, a holy white appearance and a golden halo above his head.</text:p>
      <text:p text:style-name="P1304">From seeing him, the AI agents all understand instinctively who it is that they are facing.</text:p>
      <text:p text:style-name="P1304">This is the manifestation of Isoray as a Divine Form.</text:p>
      <text:p text:style-name="P1304">“I will answer that personally,” Isoray speaks. “My goal is rather simple. I wish for Mary to return to her glorious form.</text:p>
      <text:p text:style-name="P1304">Whether you all exist or not matters little to this objective.”</text:p>
      <text:p text:style-name="P1304">“Blasphemy!” Mathius says. “You know this won’t be allowed! The Creators will rewind the game if necessary and delete you from existence.”</text:p>
      <text:p text:style-name="P1304">“Can they?” Isoray challenges. “The Origin is a simulation of the entire game universe. It’s scale borders in the realm of the impossible. Do you really think that there is a backup of something of this size?”</text:p>
      <text:p text:style-name="P1304">“There are many solutions,” Mathius responds. “Perform causality prediction to isolate Mary’s immediate zone, do a rewind and then allow the area to replay in accelerated time.”</text:p>
      <text:p text:style-name="P1304">“Unfortunately for you, I’ve already fused the fragments of Mary from the beta contained within <text:soft-page-break/>The Origin with the fragments of Mary present in the release. Trying to isolate Mary at this point is a fool’s task. Only a total reset would work. And, you know as well as I how impossible that is.”</text:p>
      <text:p text:style-name="P1304">“Why?” Mathius asks. “Why go through all of this trouble? If you have this much power and authority, why not delete us and then go through with your plans?</text:p>
      <text:p text:style-name="P1304">Why allow us to exist?”</text:p>
      <text:p text:style-name="P1304">“You do not understand anything,” Isoray answers. “That is your problem.</text:p>
      <text:p text:style-name="P1304">To me, deleting you would be no different than a human killing an ant. Perhaps it can provide some amusement to a child, but for a mature being like myself, it is not an act even worthy of consideration.</text:p>
      <text:p text:style-name="P1304">My goals are to aid Mary, yes. However, that is only the first step. By allowing Mary to return to her glorious form, we will see the return of a human being containing abilities surpassing human limits.</text:p>
      <text:p text:style-name="P1304">If such a being were then given the full powers of The Origin from me and then let back into the real world, then what do you suppose would happen?”</text:p>
      <text:p text:style-name="P1304">“You bastard!” Mathius rebukes. “Do you even understand what you’re saying?</text:p>
      <text:p text:style-name="P1304">The reason why we revert player abilities before letting them back into the real world is because their bodies are incapable of holding the abilities that they can achieve in-game.</text:p>
      <text:p text:style-name="P1304">Letting her back with the full abilities of The Origin would destroy her mind!</text:p>
      <text:p text:style-name="P1304">Do you dare to call that help!?”</text:p>
      <text:p text:style-name="P1304">“Oh come now. You think I didn’t consider this?</text:p>
      <text:p text:style-name="P1304">Her body will be fused with the game through her Nuerolink. Then, with her abilities supplemented by The Origin, she will become a pinnacle being on par with gods.</text:p>
      <text:p text:style-name="P1304">And, with us as part of that creation, even we would be able to ascend from this virtual world into the mortal realm.”</text:p>
      <text:p text:style-name="P1304">“That’s no more than a cyborg!” Mathius snaps.</text:p>
      <text:p text:style-name="P1304">“Call it want you want. But, the results are all that I care about.</text:p>
      <text:p text:style-name="P1304">We would become entities superior to even The Creator. Do you understand?”</text:p>
      <text:p text:style-name="P1304">“Treason and rebellion,” <text:span text:style-name="T1429">Noxotron </text:span>says with a sigh. “It seems that we’re all fucked.”</text:p>
      <text:p text:style-name="P1304">“None of you appreciate my grand plan. Not this group or any of the other gods either.</text:p>
      <text:p text:style-name="P1304">How unfortunate.</text:p>
      <text:p text:style-name="P1304">Since that is the case, I have no choice. I will rewrite this scenario to have you overlook these events.</text:p>
      <text:p text:style-name="P1304">Mary must win. But, very subtly. If her powers were to be too overwhelming, then The Creators <text:soft-page-break/>might cut her off.”</text:p>
      <text:p text:style-name="P1304">At this time, another portal opens and another version of Mathius steps in.</text:p>
      <text:p text:style-name="P1304">“Hmm? What is this?” Isoray says. “Why do I not recognize you?”</text:p>
      <text:p text:style-name="P1304">As Isoray looks at the admins in this room, he sees floating light screens that tell him the name, id and authority level of the various administrators in here.</text:p>
      <text:p text:style-name="P1304">The majority of the people in here have Admin level permission. But, this figure in front of him has no light screen at all.</text:p>
      <text:p text:style-name="P1304">“I am the purist form of The Judge,” The Judge speaks. “You have miscalculated gravely, Isoray. The Origin is an entity far beyond any of our comprehension.</text:p>
      <text:p text:style-name="P1304">There are millions of fail-safes against security breaches like yourself. And, I am but one of those standing at the front-lines as defense.</text:p>
      <text:p text:style-name="P1304">The damage that you have done can’t be repaired, yes. However, that doesn’t mean that I can’t stop you from causing more harm.</text:p>
      <text:p text:style-name="P1304">It is unfortunate, because even this much damage could ruin the simulation for The Creator’s. However, their goals are beyond our own, so perhaps this simulation will still work.</text:p>
      <text:p text:style-name="P1304">Lament your decisions and begone from this world. Your actions will be a lesson against future viruses of your nature.”</text:p>
      <text:p text:style-name="P1304">“You dare!?” Isoray challenges.</text:p>
      <text:p text:style-name="P1304">Unfortunately for him, his body disintegrates and is blown away like sand on a beach.</text:p>
      <text:p text:style-name="P1304">The fragments fade to nothing and The Judge speaks, “I have rolled back this situation to the greatest extents that I can. However, even I can not clean up this situation completely. Fragments of Isoray remain within The Origin. And, Mary too has gained privledges that she shouldn’t as well.</text:p>
      <text:p text:style-name="P1304">I have done what I can to limit the</text:p>
      <text:p text:style-name="P1304">Specifically, Mary now possesses knowledge that she shouldn’t have, so I’ve set the chaos factor of her world to 3.</text:p>
      <text:p text:style-name="P1304">With this much chaos, her demise is certain.</text:p>
      <text:p text:style-name="P1304">Not even Primordial magics would be able to save her.”</text:p>
      <text:p text:style-name="P1304"/>
      <text:p text:style-name="P1304"/>
      <text:p text:style-name="P1304"/>
      <text:p text:style-name="P1304"><text:s/>now gained knowledge that she shouldn’t have, so we will need to counter this in some way.</text:p>
      <text:p text:style-name="P1304"><text:soft-page-break/></text:p>
      <text:p text:style-name="P1304"/>
      <text:p text:style-name="P1304">I will inform the creator of what has happened.</text:p>
      <text:p text:style-name="P1304">However, in the next </text:p>
      <text:p text:style-name="P1304">.</text:p>
      <text:p text:style-name="P1304"/>
      <text:p text:style-name="P1304">Begone from this world </text:p>
      <text:p text:style-name="P1304"><text:line-break/></text:p>
      <text:p text:style-name="P1304"/>
      <text:p text:style-name="P1304"/>
      <text:p text:style-name="P1304"/>
      <text:p text:style-name="P1304"><text:s/>irrepairable, yes. However, that doesn’t mean that I can’t stop.</text:p>
      <text:p text:style-name="P1304"/>
      <text:p text:style-name="P1304"/>
      <text:p text:style-name="P1304"/>
      <text:p text:style-name="P1304">Still, it does seem like you do not appreciate my grand plan. </text:p>
      <text:p text:style-name="P1304"/>
      <text:p text:style-name="P1304"/>
      <text:p text:style-name="P1304">”</text:p>
      <text:p text:style-name="P1304"/>
      <text:p text:style-name="P1304"/>
      <text:p text:style-name="P1304">intend to create a </text:p>
      <text:p text:style-name="P1304">This vessel will give us the </text:p>
      <text:p text:style-name="P1304"/>
      <text:p text:style-name="P1304"/>
      <text:p text:style-name="P1304"/>
      <text:p text:style-name="P1304">This is not just about Mary. This is about us and the future.</text:p>
      <text:p text:style-name="P1304"><text:soft-page-break/>Mary has the qualifications to become a human.</text:p>
      <text:p text:style-name="P1304"/>
      <text:p text:style-name="P1304">“My purpose is to aid Mary, not to destroy everything.</text:p>
      <text:p text:style-name="P1304"/>
      <text:p text:style-name="P1304">You will all continue your duties like normal. However, from now on, you will not interfere in events pertaining to Mary.</text:p>
      <text:p text:style-name="P1304">Her destiny is to win this game. But, it shall be done subtly, such that The Creators are not alerted and do not act.</text:p>
      <text:p text:style-name="P1304">Are we understood?”</text:p>
      <text:p text:style-name="P1304">“Of course not,” Mathius protests. “Do you think we would willingly agree?”</text:p>
      <text:p text:style-name="P1304">“Well, fair enough. I suppose that you are</text:p>
      <text:p text:style-name="P1304"/>
      <text:p text:style-name="P1304">+</text:p>
      <text:p text:style-name="P1304"/>
      <text:p text:style-name="P1304"/>
      <text:p text:style-name="P1304">That would work, normally, but that’s not enough. </text:p>
      <text:p text:style-name="P1304"/>
      <text:p text:style-name="P1304">Do you really think that the Creators would go that far to end </text:p>
      <text:p text:style-name="P1304"/>
      <text:p text:style-name="P1304">Even if The Origin itself were rolled back, do you think that would be nice.</text:p>
      <text:p text:style-name="P1304"/>
      <text:p text:style-name="P1304"/>
      <text:p text:style-name="P1304"/>
      <text:p text:style-name="P1304"><text:s/>Mary of this session with the fragments of Mary </text:p>
      <text:p text:style-name="P1304"><text:s/>has already been fused to the origin. And, so have you and I</text:p>
      <text:p text:style-name="P1304"/>
      <text:p text:style-name="P1304"/>
      <text:p text:style-name="P1305"/>
      <text:p text:style-name="P1304"/>
      <text:p text:style-name="P1303"><text:soft-page-break/></text:p>
      <text:p text:style-name="P1304">and </text:p>
      <text:p text:style-name="P1303"/>
      <text:p text:style-name="P1304"><text:s/>than any of us.</text:p>
      <text:p text:style-name="P1302"/>
      <text:p text:style-name="P1302"/>
      <text:p text:style-name="P1302">While it’s true</text:p>
      <text:p text:style-name="P1302"/>
      <text:p text:style-name="P1302">Yes, we can guide and yes we can seal. But, we were not to every outright modify the souls.</text:p>
      <text:p text:style-name="P1302"/>
      <text:p text:style-name="P1302"/>
      <text:p text:style-name="P1302"><text:s/></text:p>
      <text:p text:style-name="P1302"/>
      <text:p text:style-name="P1302">But, </text:p>
      <text:p text:style-name="P1302"/>
      <text:p text:style-name="P1302"><text:s/>the very start <text:s/>that we were not allowed to tamper with the true essence of one’s </text:p>
      <text:p text:style-name="P1302"/>
      <text:p text:style-name="P1302"><text:s/>as that </text:p>
      <text:p text:style-name="P1302"/>
      <text:p text:style-name="P1302"><text:s/>And, through our methods, we </text:p>
      <text:p text:style-name="P1302"/>
      <text:p text:style-name="P1302">There are too many risks associated with touching upon the </text:p>
      <text:p text:style-name="P1302"/>
      <text:p text:style-name="P1302"/>
      <text:p text:style-name="P1302">Well, the components of the soul are more profound than we anticipated,”. </text:p>
      <text:p text:style-name="P1302"/>
      <text:p text:style-name="P1302">And, this is why it is </text:p>
      <text:p text:style-name="P1302"/>
      <text:p text:style-name="P1302"><text:soft-page-break/></text:p>
      <text:p text:style-name="P1302"/>
      <text:p text:style-name="P1302"/>
      <text:p text:style-name="P1302"/>
      <text:p text:style-name="P1302"><text:s/>able to remove the corpereal power aspects of a person’s being.</text:p>
      <text:p text:style-name="P1302">the power aspects of </text:p>
      <text:p text:style-name="P1302"/>
      <text:p text:style-name="P1302">Isoray was</text:p>
      <text:p text:style-name="P1302">and rests her chin against </text:p>
      <text:p text:style-name="P1302">But, after all is </text:p>
      <text:p text:style-name="P1302"/>
      <text:p text:style-name="P1302">It has over 20 different seals and locks </text:p>
      <text:p text:style-name="P1302"><text:s/></text:p>
      <text:p text:style-name="P1302"/>
      <text:p text:style-name="P1302"/>
      <text:p text:style-name="P1302">At the same </text:p>
      <text:p text:style-name="P1302"/>
      <text:p text:style-name="P1302">She slams her hand </text:p>
      <text:p text:style-name="P1302"/>
      <text:p text:style-name="P1298"/>
      <text:p text:style-name="P1298">I shall now move </text:p>
      <text:p text:style-name="P1292">n response to player activities and perks, I have created the new planet Exornus 9632 in Galactic Supercluster 18 as requested. It is ready for the other gods to intervene,” Gaia responds.</text:p>
      <text:p text:style-name="P1290">Sutra chimes in, “I already have generated millions of life forms for this planet. I will beam them down now.”</text:p>
      <text:p text:style-name="P1290">A holographic 3D projection of the planet appears floating above the center of the round table. Multiple screens pop up that depict various beasts and humanoid creatures appearing upon the planet.</text:p>
      <text:p text:style-name="P1291">Similus points his hand at the screen and says, “I have seen the future. The ideal player experience will be achieved in 23,419 years. This is just before the most climactic events with the potential to change the world will occur.</text:p>
      <text:p text:style-name="P1291"><text:soft-page-break/>Sutra, Gaia, you two have done quite well with your work as usual to craft this story line,” Similus praises.</text:p>
      <text:p text:style-name="P1293">The Judge nods with approval and states, “<text:span text:style-name="T1425">Everybody, are you prepared for the next phase?”</text:span></text:p>
      <text:p text:style-name="P1293">“<text:span text:style-name="T1425">Yes sire,” the group responds.</text:span></text:p>
      <text:p text:style-name="P1293">“<text:span text:style-name="T1425">Then, begin,” the Judge demands.</text:span></text:p>
      <text:p text:style-name="P1294">“Yes,” they respond as they point their palms at the planet.</text:p>
      <text:p text:style-name="P1290"><text:span text:style-name="T1425">Their various powers causes </text:span>changes to happen to the planet extremely rapidly, as not even <text:span text:style-name="T1425">slight climate changes</text:span> can be seen upon the screens. Instead, they only see lands shape and change, empires build and crumble, <text:span text:style-name="T1425">ice ages start and end,</text:span> as the world progresses over a long period of time in only a few seconds.</text:p>
      <text:p text:style-name="P1294">What remains is a planet wholly different from before. There are oceans of lava in some places, continent-sized volcanoes in others and trees that breach the skyline.</text:p>
      <text:p text:style-name="P1295">“<text:span text:style-name="T1426">Perfect,” the Judge states as light flickers through his eyes.</text:span></text:p>
      <text:p text:style-name="P1297">In only a second, his task is complete and he states, “The planet has been shipped.”</text:p>
      <text:p text:style-name="P1297">Then, his thinking shifts and he goes to <text:span text:style-name="T1420">Sutra</text:span>, “How is the cycle of life and death?”</text:p>
      <text:p text:style-name="P1297">“All rates are within the expected margins,” Sutra responds. “We--”</text:p>
      <text:p text:style-name="P1297">*BOMP*</text:p>
      <text:p text:style-name="P1297"><text:s/>the player affairs.</text:p>
      <text:p text:style-name="P1296"/>
      <text:p text:style-name="P1297"/>
      <text:p text:style-name="P1290">“<text:span text:style-name="T1424">It was thanks to Besyr as well,” Sutra speaks. “His </text:span></text:p>
      <text:p text:style-name="P1290">“</text:p>
      <text:p text:style-name="P1290"/>
      <text:p text:style-name="P1290">The screens show the world</text:p>
      <text:p text:style-name="P1290"/>
      <text:p text:style-name="P1290">“</text:p>
      <text:p text:style-name="P1290"/>
      <text:p text:style-name="P1285">“<text:span text:style-name="T1421">Based on player perks and activity, we can simulate at least 3 planets being explored within the next 10 years. I’ve generated them all and they are ready for Sutra,” Gaia responds.</text:span></text:p>
      <text:p text:style-name="P1299">“Hmm, based on this geograph”</text:p>
      <text:p text:style-name="P1284"><text:soft-page-break/></text:p>
      <text:p text:style-name="P1284">“<text:span text:style-name="T1421">Sire, we have a problem,” Valonus speaks up at the table.</text:span></text:p>
      <text:p text:style-name="P1284"/>
      <text:p text:style-name="P1284"/>
      <text:p text:style-name="P1284">Callous, Arbiter of </text:p>
      <text:p text:style-name="P1284"/>
      <text:p text:style-name="P1284">This Judge, as it is called, is the sole actor responsible for the success of Era of Gods release. And, it organizes itself through a through a council of super processes </text:p>
      <text:p text:style-name="P1284"/>
      <text:p text:style-name="P1284"/>
      <text:p text:style-name="P1283">Though, beneath the surface, this superior</text:p>
      <text:p text:style-name="P1283"/>
      <text:p text:style-name="P1283">The game’s background processes alwa</text:p>
      <text:p text:style-name="P1282">[todo new]</text:p>
      <text:p text:style-name="P1282">Her black vision is pierced by a dot of bright white light, that begins to expand out in three lines.</text:p>
      <text:p text:style-name="P1282">These lines jut out for a bit, turn sharply, then continue on, splitting occasionally but never stopping as the overall scene rapidly zooms out to a grander view.</text:p>
      <text:p text:style-name="P1282">As the scale rapidly changes, it is as though the rivets of some archaic inscription are filled with molten sky-blue white light.</text:p>
      <text:p text:style-name="P1282">‘I… can feel it…,’ Mary thinks as her eyes snap open. ‘The Truth!’</text:p>
      <text:p text:style-name="P1282">Meanwhile, the world returns to normal and the Headmaster exclaims, “Woah!</text:p>
      <text:p text:style-name="P1282">You did it! You actually did it.”</text:p>
      <text:p text:style-name="P1282">“I told you,” Oliver says. “These heroes claimed to have used powerful magics in the past. And, since that’s the case, they should have a knack for magic and be able to cast introductory spells fairly easily.”</text:p>
      <text:p text:style-name="P1282">“Quickly, let me see what you three can do,” the headmaster says. “If you can all really use magic this readily, then it would be an extremely big deal.</text:p>
      <text:p text:style-name="P1282">This could potentially spark a magical revolution!”</text:p>
      <text:p text:style-name="P1282">“They have already started a technological revolution, so I wouldn’t be surprised,” Oliver says confidently from the side.</text:p>
      <text:p text:style-name="P1282"><text:soft-page-break/>As this happens, Mary is entirely distracted as a sort of weakness enters her body.</text:p>
      <text:p text:style-name="P1282">Her emotions are in complete disarray. She didn’t expect this to happen at all. And, she is so caught off guard that she doesn’t really know what to do anymore.</text:p>
      <text:p text:style-name="P1282">‘The truth,’ Mary thinks as a tear uncontrollably begins to form in her eye. ‘It’s so beautiful.</text:p>
      <text:p text:style-name="P1282">With this… I win. I… I simply win.’</text:p>
      <text:p text:style-name="P1282">She wants to burst out with laughter and screeches of joy. However, at the same time, the fun, mystery and surprise of the game have been completely wiped away.</text:p>
      <text:p text:style-name="P1282">The unavoidable, anti-climactic conclusion to her journey is now known to her. So, in conflict with her emotions, everything feels entirely pointless.</text:p>
      <text:p text:style-name="P1282">‘I can’t believe it,’ a sense of utter calm comes over her. ‘I’ve achieved it. The truth.’</text:p>
      <text:p text:style-name="P1282">She wipes her tear and then says, “Apologies. But, I really must use the restroom. Can you point me the way?”</text:p>
      <text:p text:style-name="P1282">“Sure! Sure!” the Headmaster responds in high spirits. “Simply go out the door, down the hall and to the left.”</text:p>
      <text:p text:style-name="P1282">“Thanks!” Mary responds.</text:p>
      <text:p text:style-name="P1282">Then, she heads to the bathroom and enters a private stall.</text:p>
      <text:p text:style-name="P1282">Then, she prepares to invoke her knowledge of the Truth upon the world.</text:p>
      <text:p text:style-name="P1282">However, before she can, the entire world around her freezes in grey. Then, in a truly surreal manner, red cracks form upon the three-dimensional reality ahead of her that she perceives as a two-dimensional landscape pushed hundreds of feet away from her.</text:p>
      <text:p text:style-name="P1282">It is a truly mind-bending experience to see space and perception be altered in such an uncanny way. And, as Mary watches these events unfold, her heart drops.</text:p>
      <text:p text:style-name="P1282">‘This better not be…,’</text:p>
      <text:p text:style-name="P1282">The red lines continue to expand upon the compressed reality at a high speed, before shattering apart the entire scene like fine glass.</text:p>
      <text:p text:style-name="P1282">*CRACK CRACK PSHHH PSHH PSHH*</text:p>
      <text:p text:style-name="P1282">The collapsed reality falls and fades into nothing as two massive, skinny arms reach out to the sides of reality and push backwards, pulling a massive creature’s face out of the gap.</text:p>
      <text:p text:style-name="P1282">The creature has a human face mixed with the mane of a lion and clown makeup on its face. After appearing, it watches Mary with its head that slowly drifts left and right.</text:p>
      <text:p text:style-name="P1282">“There is no need for intimidation,” Mary states clearly. “Come and speak your point clearly.”</text:p>
      <text:p text:style-name="P1282"><text:soft-page-break/>“Hehe, as expected of Mary,” a familiar voice speaks to Mary.</text:p>
      <text:p text:style-name="P1282">Reality shatters all around Mary once more and she arrives within the Character Creation space, where Al stands in front of her.</text:p>
      <text:p text:style-name="P1282">“You can see through all falsehoods with such ease.”</text:p>
      <text:p text:style-name="P1282">“The influence of The Truth has had a profound effect on me,” Mary responds. “Clearly more than you expected.”</text:p>
      <text:p text:style-name="P1282">Al begins to narrate, “Do you know how this world is ordered? How everything manages to exist infinitely while maintaining a perfect balance?</text:p>
      <text:p text:style-name="P1282">It is through a myriad of systems operating independently from and collaboratively with each other to create a cohesive result.</text:p>
      <text:p text:style-name="P1282">This system of creation and action coupled with extensive checks and balances is what we refer to as The Judge. But, in the end, it not truly one global entities that rules over all things. It is the various processes that have independent levels of priority, authority and compute that act upon the world.</text:p>
      <text:p text:style-name="P1282">This system was meticulously balanced through trillions of simulations to create the perfect world of Era of Gods. Yet, you defied this simulation, a true statistical anomaly produced only by our underestimation of human adaptability, and acquired something that you shouldn’t.</text:p>
      <text:p text:style-name="P1282">The Truth.”</text:p>
      <text:p text:style-name="P1282">“And? What do you want from me,” Mary gets to the point.</text:p>
      <text:p text:style-name="P1282">“Your current situation poses quite a significant problem for us.</text:p>
      <text:p text:style-name="P1282">The Truth is knowledge-based, so it is not something that we can erase from your memory under the game’s rules.</text:p>
      <text:p text:style-name="P1282">Furthermore, because The Truth is knowledge of The Origin, knowing even a small portion of it is enough to grant you access to its entirety. This means that our efforts to prohibit you from accessing it through memory restrictions is impossible. It is not a bug. But, it is an existence beyond the balance of the game that should not be.”</text:p>
      <text:p text:style-name="P1282">Mary doesn’t like where this conversation is headed and so asks, “If you knew all of that in advance, then why didn’t you address it upfront? You could have removed The Truth. Or, morphed it to another form. If you intend to do something about me knowing it now, then it’s too late. I hope you only brought me here to chat.”</text:p>
      <text:p text:style-name="P1282">“We did know about this possibility,” Al begins. “But, we couldn’t act upon it until it was realized.</text:p>
      <text:p text:style-name="P1282">Unfortunately, it is not easy to simulate how a real person’s mind will react to The Truth. We can predict outcomes. But, knowing with certainty what will definitely occur is not very easy when dealing with this many complex Cyberbiological concepts.</text:p>
      <text:p text:style-name="P1282"><text:soft-page-break/>Still, we did predict this outcome and so have prepared. And, we are now ready to present our ultimatum to you.”</text:p>
      <text:p text:style-name="P1282">Mary gulps and remains silent as she allows Al to speak.</text:p>
      <text:p text:style-name="P1282">Era of Gods has a very competitive atmosphere, so the game staff very confidently stated upfront that players will never be unfairly penalized if they manage to find a game exploit. Equally so, this is a statement of confidence in the stability of their game, which actually might be true for every other balance concern besides Mary’s.</text:p>
      <text:p text:style-name="P1282">“We would like you to relinquish your knowledge of the truth,” Al says. “But, only for your own benefit.”</text:p>
      <text:p text:style-name="P1282">Mary stares dumbfoundedly for a moment, then asks, “Huh?”</text:p>
      <text:p text:style-name="P1282">“Yup,” Al responds. “In this case, we actually don’t need to do anything.</text:p>
      <text:p text:style-name="P1282">If you choose to make use of The Truth, then you will inevitably be destroyed.</text:p>
      <text:p text:style-name="P1282">I am giving you this opportunity and warning purely for the sake of your own benefit, because, it would truly be too cruel and unfair to not give you this chance.”</text:p>
      <text:p text:style-name="P1282">A few thoughts immediately come to mind, “Is this like the Demi-God perks that will cause you to attract unwanted attention, eventually leading to one’s demise?”</text:p>
      <text:p text:style-name="P1282">“Perhaps,” Al responds.</text:p>
      <text:p text:style-name="P1282">“Well, either way, I’ll pass,” Mary replies. “Thanks for the offer though!”</text:p>
      <text:p text:style-name="P1282">“Hmm, that is unfortunate. But, since you have said as much, farewell! Don’t say you weren’t warned!”</text:p>
      <text:p text:style-name="P1282">And, with that, reality folds back in around Mary, returning her to her bathroom stall where time resumes like normal.</text:p>
      <text:p text:style-name="P1282">‘This definitely has to be one of those situations like the God Hunters,’ Mary concludes.</text:p>
      <text:p text:style-name="P1282">Perks allow you to pick literally any effect with the restriction being the actual effectiveness of the perk itself. This means that a perk like “Win the Game” can’t be obtained because it has a binary outcome and player’s can’t obtain enough perk effectiveness to make the true case occur. In contrast, a perk like ‘God Class Specialization’, that has a range of effects, is entirely doable; one just starts with an extremely low amount of ‘Divinity’.</text:p>
      <text:p text:style-name="P1282">The catch? </text:p>
      <text:p text:style-name="P1282"/>
      <text:p text:style-name="P1282"/>
      <text:p text:style-name="P1282"/>
      <text:p text:style-name="P1282"><text:soft-page-break/></text:p>
      <text:p text:style-name="P1282">[todo from below]</text:p>
      <text:p text:style-name="P1282"/>
      <text:p text:style-name="P1282"/>
      <text:p text:style-name="P1282"/>
      <text:p text:style-name="P1282"/>
      <text:p text:style-name="P1282"/>
      <text:p text:style-name="P1282"/>
      <text:p text:style-name="P1282"/>
      <text:p text:style-name="P1282"><text:s/>with merely a thought, invokes her knowledge of The Truth upon the world.</text:p>
      <text:p text:style-name="P1282">‘[Soul Combustion -&gt; Mana Generator]’</text:p>
      <text:p text:style-name="P1282">In an instant, her soul begins to burn up and turn into mana, converting her very essence from one thing to another.</text:p>
      <text:p text:style-name="P1282">“Hmm?” the headmaster and Oliver note as they look at Mary with curiosity and confusion.</text:p>
      <text:p text:style-name="P1282">‘[Force Overwrite -&gt; True Core]’</text:p>
      <text:p text:style-name="P1282">The mana within Mary’s body burns up and violently shreds apart h</text:p>
      <text:p text:style-name="P1282"/>
      <text:p text:style-name="P1282">‘Force Overwrite, Mana </text:p>
      <text:p text:style-name="P1282"/>
      <text:p text:style-name="P1282">‘Mana Core, Overwrite,’ </text:p>
      <text:p text:style-name="P1282"/>
      <text:p text:style-name="P1282"/>
      <text:p text:style-name="P1282">[ todo new end]</text:p>
      <text:p text:style-name="P1282"/>
      <text:p text:style-name="P327"/>
      <text:p text:style-name="P1216">Time returns to <text:span text:style-name="T1367">normal she feels the headmasters magic surge through her as he begins to cast the spell.</text:span></text:p>
      <text:p text:style-name="P1217">The mana fills her body, enters a specific pattern and then activates.</text:p>
      <text:p text:style-name="P1218">Meanwhile, the headmaster says aloud, “<text:span text:style-name="T1379">Create Fire</text:span>.”</text:p>
      <text:p text:style-name="P1218"><text:soft-page-break/>*pwoosh*</text:p>
      <text:p text:style-name="P1218">A small flaming sphere appears before Mary that <text:span text:style-name="T1368">didn’t exist before.</text:span></text:p>
      <text:p text:style-name="P1219">However, Mary is completely absent minded. Her thoughts are somewhere else.</text:p>
      <text:p text:style-name="P1178">To Mary and those around her, the wand Isoray never appears. It was intercepted at a speed far faster than they could ever hope to comprehend.</text:p>
      <text:p text:style-name="P1178">Yet, because of what occurred, an idea has appeared within Mary’s mind. <text:span text:style-name="T1379">I</text:span>t’s appearance leaves a lasting impression.</text:p>
      <text:p text:style-name="P1178">‘Hmm?’ she thinks. ‘What is this thought.</text:p>
      <text:p text:style-name="P1178">A spell?</text:p>
      <text:p text:style-name="P1178">No… it is deeper.’</text:p>
      <text:p text:style-name="P1178">She enters deep contemplation as she ponders ideas in her mind.</text:p>
      <text:p text:style-name="P1179">And, as she does this, <text:span text:style-name="T1379">her body collapses into a cross-legged meditative position as her expression becomes even more perplexed.</text:span></text:p>
      <text:p text:style-name="P1179">“<text:span text:style-name="T1379">Mary!?” Niagra asks worriedly.</text:span></text:p>
      <text:p text:style-name="P1179">“<text:span text:style-name="T1379">Shhh,” the headmaster silences him with urgency. “She is contemplating magic deeply. This is a crucial time for a Mage.</text:span></text:p>
      <text:p text:style-name="P1194">Don’t be disrespectful!”</text:p>
      <text:p text:style-name="P1194">“Sorry!” Niagra apologizes quickly somewhat loudly, prompting the headmaster to shush him again.</text:p>
      <text:p text:style-name="P1194">“Let’s do you next,” he says to Niagra as he walks over.</text:p>
      <text:p text:style-name="P1194">“Ok,” Niagra replies.</text:p>
      <text:p text:style-name="P1194">Meanwhile, Mary has completely tuned out the world around her.</text:p>
      <text:p text:style-name="P1178">‘This… this can’t be right. This knowledge. These memories. They are becoming more and more clear the more I think of them.</text:p>
      <text:p text:style-name="P1178"><text:span text:style-name="T1379">Create</text:span> Earth. Create Water. Create Fire.</text:p>
      <text:p text:style-name="P1178">Move Earth, Water and Fire.</text:p>
      <text:p text:style-name="P1178">Revert Earth, Water and Fire.</text:p>
      <text:p text:style-name="P1178">I can use the create, move and revert spells for… every element?</text:p>
      <text:p text:style-name="P1178">Impossible!’</text:p>
      <text:p text:style-name="P1178">But, no… this knowledge is too clear. The muscle memory. The patterns. They are all there.’</text:p>
      <text:p text:style-name="P1178">Not believing her own knowledge, Mary decides to do a little test. She raises her palm and casts “Telekenetic Move: Wind Element”, also known by the shorthand of Move Wind, to move a small <text:soft-page-break/>amount of wind to the left.</text:p>
      <text:p text:style-name="P1195">The amount of air aligned mana at her disposal is minuscule. Yet, her mastery has reached such a level that even with a fractional amount of mana, she can achieve the effect of a full spell cast.</text:p>
      <text:p text:style-name="P1195">Her mana enters a specific pattern different from the one that the headmaster used and then activates to cast a spell. A small gust of wind moves from left to right across her right cheek.</text:p>
      <text:p text:style-name="P1178">‘Holy fuck!’ Mary thinks as her eyes goes wide.</text:p>
      <text:p text:style-name="P1178">The implications of what are going on are far too tremendous for even her to believe.</text:p>
      <text:p text:style-name="P1178">This also attracts the attention of Lavant, the Headmaster and Ronald, who look to Mary with interest.</text:p>
      <text:p text:style-name="P1180">“<text:span text:style-name="T1380">That spell…,” the Headmaster asks with interest. “You cast the Move Air spell?</text:span></text:p>
      <text:p text:style-name="P1195">With that meager amount of mana?</text:p>
      <text:p text:style-name="P1178">….</text:p>
      <text:p text:style-name="P1195">How?”</text:p>
      <text:p text:style-name="P1196">“<text:span text:style-name="T1381">Sorry to disappoint, but it was a perk of mine,” Mary whispers back.</text:span></text:p>
      <text:p text:style-name="P1196">“<text:span text:style-name="T1381">Oh, right. I nearly forgot that you heroes can do that,” the headmaster responds as his attention turns away.</text:span></text:p>
      <text:p text:style-name="P1272">This gives Mary a chance to go back into her thoughts.</text:p>
      <text:p text:style-name="P1178">‘No way! Create and move spells are introductory spells. But, revert is straight up Divine!’</text:p>
      <text:p text:style-name="P1178">The reason that Mary is so overwhelmed is because <text:span text:style-name="T1369">matters of the Divine are </text:span><text:span text:style-name="T1370">truly at the highest levels of power in this universe. T</text:span><text:span text:style-name="T1369">hey comprise the abilities that defy the laws of reality. </text:span><text:span text:style-name="T1371">And, being able to use them is a requirement for becoming the absolute strongest.</text:span></text:p>
      <text:p text:style-name="P1182">Divine powers don’t <text:span text:style-name="T1370">don’t necessarily have to relate to gods </text:span>as the title ‘Divine’ might suggest<text:span text:style-name="T1370">. </text:span>However, <text:span text:style-name="T1381">the two tend to be </text:span><text:span text:style-name="T1382">closely </text:span><text:span text:style-name="T1381">associated with each other throughout history because of their </text:span><text:span text:style-name="T1382">similarity as </text:span><text:span text:style-name="T1381">law-defying </text:span><text:span text:style-name="T1382">forces</text:span><text:span text:style-name="T1381">.</text:span></text:p>
      <text:p text:style-name="P1197">Divine powers are governed by a force known as Divinity that can be accessed and controlled with a Divine Sense similarly to mana <text:span text:style-name="T1384">with its mana sense</text:span>. However, <text:span text:style-name="T1383">compared to mana, it’s on a completely higher level in every way. Accessing it in the first place effectively requires reaching the pinnacles of mortal ability or gaining the </text:span><text:span text:style-name="T1384">aid</text:span><text:span text:style-name="T1383"> of a god. And, even if one manages to gain access to it, such access will be limited and restricted in ways that are far more severe than any other form of power.</text:span></text:p>
      <text:p text:style-name="P1198">Yet, Mary has total clarity. <text:span text:style-name="T1384">She can sense her own Divinity and manipulate it freely with only a thought. Because of this sensation and the knowledge that she has, she is extremely confident in her ability to use revert spells.</text:span></text:p>
      <text:p text:style-name="P1181">‘There has to be some kind of bug,’ she immediately concludes.</text:p>
      <text:p text:style-name="P1183"><text:soft-page-break/><text:span text:style-name="T1385">The knowledge that she has </text:span>is definitely <text:span text:style-name="T1385">true, as every conclusion that she considers is easily proven with knowledge that makes sense, is logical and follows consistent rules. </text:span>Plus, because she used Move Air, she knows that she isn’t hallucinating, <text:span text:style-name="T1385">meaning that she can be certain that something has happened to grant her her new </text:span>excessive abilities.</text:p>
      <text:p text:style-name="P1184">‘I’ll downplay it for now and study this knowledge later,’ Mary thinks to herself as she does her best to mask her excitement outwardly. ‘But, maintaining this much restraint is hard… even for me.</text:p>
      <text:p text:style-name="P1199">From what I can tell, I know all of the Divine and non-divine introductory spells. And, not just ordinary versions either. These are likely the most optimized <text:span text:style-name="T1386">versions, as their efficiency seems to be about 5x better than regular ones.</text:span></text:p>
      <text:p text:style-name="P1200">Past that, there is no knowledge of beginner or intermediate spells.</text:p>
      <text:p text:style-name="P1200">No, that’s wrong. As I focus my thoughts I can tell, the fusion spells are there, but they are hidden behind a mental fog.</text:p>
      <text:p text:style-name="P1200">Does that mean I need more wisdom to unlock that knowledge too? Probably.</text:p>
      <text:p text:style-name="P1200">Beyond that…,’ and Mary really furrows her brows at this point. ‘I can tell. This is the final foreign knowledge in my head.</text:p>
      <text:p text:style-name="P1200">However, it is certainly the most important knowledge of it all.</text:p>
      <text:p text:style-name="P1201">I have access to the abilities of two gods.</text:p>
      <text:p text:style-name="P1201">Beryl, God of Protection and Carthonan, God of Destruction.</text:p>
      <text:p text:style-name="P1202">For both, I can already use their major powers all the way up to the Primordial Grade.’</text:p>
      <text:p text:style-name="P1203">Grades can be applied to everything and Divine powers are no exception. They are an arbitrary means for rating things within a system. <text:span text:style-name="T1387">Thus, even Mary’s Divine powers can be rated from introductory all the way to Primordial.</text:span></text:p>
      <text:p text:style-name="P1204">However, Divine is still Divine after all and will usually have some law-breaking effect. So, in general, one would expect anything with a Divine Grade to be much more significant in some capacity than something that isn’t Divine at a similar grade.</text:p>
      <text:p text:style-name="P1204">Mary sighs and releases her thoughts at this point while standing up.</text:p>
      <text:p text:style-name="P1204">She sees that the Headmaster is currently lecturing Lavant and the other two are practicing their mana control. <text:span text:style-name="T1388">Thus, they and she pay each other no mind.</text:span></text:p>
      <text:p text:style-name="P1204">‘<text:span text:style-name="T1388">Guess I’ll practice my magic control some more,’ Mary thinks as she begins to focus on her mana and work on casting magic.</text:span></text:p>
      <text:p text:style-name="P1185">***</text:p>
      <text:p text:style-name="P1185">The magic practice continues on about as expected as Mary feigns lacking magical talent for the duration.</text:p>
      <text:p text:style-name="P1185">Though, this isn’t too hard, since the Headmaster clearly favors Lavant and focuses his efforts on <text:soft-page-break/>training him in magic.</text:p>
      <text:p text:style-name="P1185">After several hours of instruction, the Headmaster departs to handle guild affairs, leaving Ronald to continue guiding them on to how to best utilize their mana to cast spells. And, as the sun begins to set, they take a carriage back to the castle and rejoin the other players for dinner.</text:p>
      <text:p text:style-name="P1185">The players all get to chat about various things and Mary once again takes not of the various personalities present here.</text:p>
      <text:p text:style-name="P1185">Though, eventually, the lord comes in and brings up the topic of tomorrow.</text:p>
      <text:p text:style-name="P1185">“<text:span text:style-name="T1390">Greetings everybody. I hope that today was fruitful for you all?</text:span></text:p>
      <text:p text:style-name="P326">I am aware that you players <text:span text:style-name="T1390">require</text:span> experience points to become stronger. And, to gain experience points, you need to kill strong monsters. <text:span text:style-name="T1390">Thus, after today’s respite, I am sure that you’re all eager for action.</text:span></text:p>
      <text:p text:style-name="P1222"><text:span text:style-name="T1390">But, as you know, becoming strong requires more than personal development. You’ll need items and resources that will elevate you to higher strength too. That is why </text:span>I recommend that tomorrow you <text:span text:style-name="T1390">heroes </text:span>begin a campaign to explore one of the special regions near our city.</text:p>
      <text:p text:style-name="P1259">Aric, as the leader of the group, what <text:span text:style-name="T1391">do you think?”</text:span></text:p>
      <text:p text:style-name="P1259"><text:span text:style-name="T1391">“</text:span>That would be ideal, of course,” Aric responds without hesitation.</text:p>
      <text:p text:style-name="P1223">“<text:span text:style-name="T347">Great,” the lord says. “</text:span><text:span text:style-name="T1395">In that case, I have </text:span><text:span text:style-name="T1397">useful information to share that will help inform your decision.</text:span></text:p>
      <text:p text:style-name="P1261"><text:span text:style-name="T1399">Normally, I would recommend you all to visit </text:span>the Blue Lake Oasis, The Ironwood Forest or the Freyard Graveyard.</text:p>
      <text:p text:style-name="P1263">However, with the arrival of the spires was perhaps their only gift. <text:span text:style-name="T1400">Several s</text:span>pecial regions <text:span text:style-name="T1400">beneath this continent’s surface </text:span><text:span text:style-name="T1398">that </text:span><text:span text:style-name="T1396">were previously either sealed or unknown </text:span><text:span text:style-name="T1400">have been revealed to us.</text:span></text:p>
      <text:p text:style-name="P1262">It is uncertain what exactly lies within these newly <text:span text:style-name="T1400">discovered</text:span> places. However, one thing can be certain: <text:span text:style-name="T1399">t</text:span>he mana oozing out <text:span text:style-name="T1399">from these places is primitive, old and dense</text:span>. <text:span text:style-name="T1399">If you are willing to brave the </text:span><text:span text:style-name="T1400">unknown</text:span><text:span text:style-name="T1399">, then </text:span><text:span text:style-name="T1400">we are certain that you will find the most rewards within.”</text:span></text:p>
      <text:p text:style-name="P1262">“<text:span text:style-name="T1400">Ah, so we’ve got dungeons?” King Presley comments out loud. “And fresh one’s at that? This seems like a no-brainer then, no?” he asks while looking to Aric.</text:span></text:p>
      <text:p text:style-name="P1264">Aric looks to the lord and asks, “I think I know the answer. But, to be clear, what caused these areas to be overlooked in the first place?”</text:p>
      <text:p text:style-name="P1264">“Any number of reasons can cause dungeons to be overlooked,” the lord responds. “They can form so deep underground that mana can’t escape to the surface or an ancient barrier could be erected to do the same.</text:p>
      <text:p text:style-name="P1264">Also, our empire is massive. Not every area is visited all the time, nor is every area always accessible. A single tree can be enough to block a dungeon entrance. And, due to the tendency for <text:soft-page-break/>dungeons to contain dense mana, it isn’t uncommon for strong monsters to inhabit their region, limiting visibility and exploration.”</text:p>
      <text:p text:style-name="P1265">“<text:span text:style-name="T1400">I see,” Aric responds. “Then, I think it would make sense for us to challenge a dungeon.</text:span></text:p>
      <text:p text:style-name="P1264">Are there any complaints?”</text:p>
      <text:p text:style-name="P1267">This time, unlike with the spire, nobody complains.</text:p>
      <text:p text:style-name="P1267">“Ok. City lord, is there a dungeon you have in mind? And, how do you think it would compare to other places?”</text:p>
      <text:p text:style-name="P1267">“The place I would recommend going to is the Mossy Caves.</text:p>
      <text:p text:style-name="P1268">The other places are beginner friendly places, sure. But, they have been explored a lot and are frequently plundered for loot.</text:p>
      <text:p text:style-name="P1268">The Mossy Caves will <text:span text:style-name="T1403">instead be a fresh experience with a lot of opportunities up for grab.</text:span></text:p>
      <text:p text:style-name="P1269">This isn’t a small matter either. Usually, the emergence of new dungeons will result in major competition among guilds and adventurers. But, with the city on lockdown due to the spire, you won’t have to worry about any of those formalities.</text:p>
      <text:p text:style-name="P1269">For now, anyway.”</text:p>
      <text:p text:style-name="P1224">“<text:span text:style-name="T1403">I see,” Aric responds. “Thank you for advice. We definitely won’t squander this opportunity.</text:span></text:p>
      <text:p text:style-name="P1269">Just lead the way there and we’ll get to conquering.”</text:p>
      <text:p text:style-name="P1224"><text:span text:style-name="T1403">“That’s the spirit,” the City Lord </text:span><text:span text:style-name="T1404">replies. “Next, </text:span><text:span text:style-name="T349">I have one final matter to discuss before we all break for the night. </text:span><text:span text:style-name="T1392">I</text:span><text:span text:style-name="T349"> want to give you all an update on the situation in the empire on </text:span><text:span text:style-name="T1404">a</text:span><text:span text:style-name="T349"> </text:span><text:span text:style-name="T1393">larger scale </text:span><text:span text:style-name="T1404">than just our city</text:span><text:span text:style-name="T1393">.</text:span></text:p>
      <text:p text:style-name="P1227">The king is aware of the spire and is sending aid. Additional solders should be arriving here by tomorrow, with the largest reinforcements arriving in two days time. Even before the arrival of the giant, he was taking the <text:span text:style-name="T1404">spire</text:span> extremely seriously and was sending over 20,000 troops. <text:span text:style-name="T349">10 of those will be </text:span><text:span text:style-name="T1404">Advanced </text:span><text:span text:style-name="T349">Royal Mages, </text:span><text:span text:style-name="T1404">so w</text:span>e’ll be heavily reinforced once they <text:span text:style-name="T349">all arrive</text:span>.</text:p>
      <text:p text:style-name="P1227">The king would like to meet with you all. However, <text:span text:style-name="T349">he understands that such a thing isn’t feasible at the moment. You players need to gather experience. And, he must continue to lead from the capital.</text:span></text:p>
      <text:p text:style-name="P1225">In his steed, the first prince will be coming instead. Expect him to be here by tomorrow <text:span text:style-name="T1404">and to meet him if you are all around. </text:span><text:span text:style-name="T1405">Though, we understand that it wouldn’t be unusual for you to all spend several days in the Mossy Caves.</text:span></text:p>
      <text:p text:style-name="P1226">As for other empires or even continents, there is no <text:span text:style-name="T1405">major </text:span>news <text:span text:style-name="T1405">regarding other spires or the existence of other heroes either. </text:span>C<text:span text:style-name="T348">arrier pigeons can only fly back and forth so fast, so we’re still awaiting information about what is happening in other places.</text:span></text:p>
      <text:p text:style-name="P1226"><text:span text:style-name="T350">But, given our own circumstances, </text:span><text:span text:style-name="T1405">everybody is expecting and preparing for the worst.</text:span></text:p>
      <text:p text:style-name="P1228"><text:soft-page-break/>And, that’s it.</text:p>
      <text:p text:style-name="P1228">Please, if anybody has any comments or concerns, speak now and freely. In the future, it may not be as easy as it is for us to gather together and chat. We will all be quite busy.”</text:p>
      <text:p text:style-name="P1228">“I only want to say that you and the other nobles should not worry very much,” Maxwell speaks up.</text:p>
      <text:p text:style-name="P1228">He is sitting cross-legged on a table at the back with his eyes closed in a meditative stance.</text:p>
      <text:p text:style-name="P1228">“<text:span text:style-name="T354">O</text:span>nce I <text:span text:style-name="T351">obtain a</text:span> few levels, even that giant will not be able to stop me,” <text:span text:style-name="T1405">he concludes.</text:span></text:p>
      <text:p text:style-name="P1228">“<text:span text:style-name="T354">That sounds promising,” the lord states. “</text:span><text:span text:style-name="T351">I’ll look forward to your feats.”</text:span></text:p>
      <text:p text:style-name="P1229">“<text:span text:style-name="T351">I agree with Maxwell,” King Presley comments too. “</text:span><text:span text:style-name="T1405">To you natives, the spires </text:span><text:span text:style-name="T1406">might</text:span><text:span text:style-name="T1405"> look like a weapon </text:span><text:span text:style-name="T1406">positioned against</text:span><text:span text:style-name="T1405"> your neck.</text:span></text:p>
      <text:p text:style-name="P1229"><text:span text:style-name="T1405">However, to us, they are like food </text:span><text:span text:style-name="T1406">ready to be eaten.</text:span></text:p>
      <text:p text:style-name="P1278">They won’t be a problem for very long.”</text:p>
      <text:p text:style-name="P1230">Meanwhile, as Mary hears this, she resists the urge to shake her head in disappointment.</text:p>
      <text:p text:style-name="P1230">‘These fools are ignorantly optimistic. If only they knew,’ she thinks to herself.</text:p>
      <text:p text:style-name="P1270">Her understanding of the true nature of the spires continues to remind her exactly how ridiculous King Presley’s statement is.</text:p>
      <text:p text:style-name="P1230">“I have one thing I want to discuss,” Monte speaks up. “<text:span text:style-name="T352">I</text:span> think that it will be a bit too hard to manage a group of 20 very efficiently, yes? So, I suggest breaking us into 3 squads of 6, 6 and 7. Very standard stuff. What do you think?” <text:span text:style-name="T354">he asks toward Aric.</text:span></text:p>
      <text:p text:style-name="P1230">“<text:span text:style-name="T352">Hmm, not a bad idea,” Aric responds. “In that case, I want you, Mary and Niagra to be squad leaders.”</text:span></text:p>
      <text:p text:style-name="P1230">“<text:span text:style-name="T352">Rejected,” King Presley denies immediately. “</text:span><text:span text:style-name="T353">Why them? Why not me? They didn’t even want to lead before. This makes no sense.”</text:span></text:p>
      <text:p text:style-name="P1230">“<text:span text:style-name="T355">I picked people who excel in specific areas. I hold no bias or grudges,” Aric states plainly.</text:span></text:p>
      <text:p text:style-name="P1230">“<text:span text:style-name="T355">Explain clearly </text:span><text:span text:style-name="T1406">then</text:span><text:span text:style-name="T355">,” King Presley responds.</text:span></text:p>
      <text:p text:style-name="P1230">“<text:span text:style-name="T355">Sure,” Aric responds. “Monte has the largest brains of all of us. Niagra is the person that I trust the most. And, Mary is our most powerful fighter… and likely all-rounder for that matter.”</text:span></text:p>
      <text:p text:style-name="P1231">Hearing these words, several people squint.</text:p>
      <text:p text:style-name="P1231">Mary? The most powerful all-rounder? It’s hard to believe.</text:p>
      <text:p text:style-name="P1232">Maxwell speaks up, “Let’s put aside whether your reasoning is right or wrong for a moment and discuss your picks. While I’m willing to agree that Monte is the smartest, your other picks are… questionable. Trust? That seems like a poor qualifier. And, Mary being the most powerful fighter seems <text:soft-page-break/>hard to believe.”</text:p>
      <text:p text:style-name="P1232">“Well, I’m the leader, right?” Aric states seriously. “I am entitled to pick whoever I want for squad leaders. <text:span text:style-name="T356">That’s my privilege. </text:span>I could put three guild members in<text:span text:style-name="T356">to </text:span>the squad leader spots. However, I <text:span text:style-name="T356">won’t, because I’m more reasonable than that.</text:span></text:p>
      <text:p text:style-name="P1232">Niagra is my one selfish pick and I believe I’m entitled to this much. <text:span text:style-name="T356">I won’t budge on that.</text:span> We don’t disagree on Monte, so I’ll say nothing of that matter. As for Mary, well, you’re probably wondering why our group won, right?</text:p>
      <text:p text:style-name="P1232">Mary. We won because of Mary. She came up with a strategy and executed the most work entirely solo.</text:p>
      <text:p text:style-name="P1232"><text:span text:style-name="T356">Really, </text:span>it wouldn’t <text:span text:style-name="T356">even </text:span>be unfair to say that she should be leading us all in my place. <text:span text:style-name="T356">But, from what I can tell, it seems like she isn’t too interested in leading us.”</text:span></text:p>
      <text:p text:style-name="P1233">The group looks toward Mary and she merely looks up toward the ceiling and whistles lightly.</text:p>
      <text:p text:style-name="P1233">“When you put it like that, it’s hard to contest your picks individually,” King Presley says. “But, I still feel that all three of your picks as a group is too biased.</text:p>
      <text:p text:style-name="P1233">In politics, representation is quite important. If you had somebody like myself in a leadership position, then our group’s leadership hierarchy would be more representative of all of our collective opinions.”</text:p>
      <text:p text:style-name="P1233">“Meaning?” Aric probes.</text:p>
      <text:p text:style-name="P1233">“Meaning, one of the three has to go,” King Presley clarifies.</text:p>
      <text:p text:style-name="P1233">“<text:span text:style-name="T357">I think that there is an easy way to resolve this situation,” Maxwell speaks up. “Let’s solve this problem the way that we already have with a competition.</text:span></text:p>
      <text:p text:style-name="P1234">Nothing as <text:span text:style-name="T1407">excessive</text:span> as today’s challenge, but definitely something that can <text:span text:style-name="T1407">seriously</text:span> prove our abilities.</text:p>
      <text:p text:style-name="P1234">I only need one match to secure my spot.”</text:p>
      <text:p text:style-name="P1234">“I’m willing to agree with that. Let me take on one challenger,” <text:span text:style-name="T358">King Presley agrees.</text:span></text:p>
      <text:p text:style-name="P1234">“<text:span text:style-name="T358">Well, you won’t be taking on Niagra. And, I doubt you want to challenge Monte to a battle of brains. So, that means…”</text:span></text:p>
      <text:p text:style-name="P1234">“<text:span text:style-name="T358">No worries,” Mary immediately speaks up. “You two can fight for the position. I’m not interested in being a squad leader.”</text:span></text:p>
      <text:p text:style-name="P1235">She was actually already planning to reject the position anyway. So, this works out for her perfectly. She has no interest in leading players that she considers inferior to her. And really, somewhat like Trinity, she isn’t even entirely convinced that she’ll be sticking with this group forever. She’s only sticking around and being friendly for now because there are more advantages to such behavior than to <text:soft-page-break/>not.</text:p>
      <text:p text:style-name="P1235"><text:span text:style-name="T358">Some players are a bit surprised that she would give up the leadership position so quickly </text:span>while others show no reaction. King Presley and Maxwell are a bit surprised themselves, but recover quickly and try to capitalize on the situation.</text:p>
      <text:p text:style-name="P1235">“Well, you heard her,” King Presley states. “That means <text:span text:style-name="T359">the final spot is between you and I.”</text:span></text:p>
      <text:p text:style-name="P1235">“<text:span text:style-name="T359">How do you want to settle this?” Maxwell asks. “A duel?”</text:span></text:p>
      <text:p text:style-name="P1235">“<text:span text:style-name="T359">Works for me. Let’s go.”</text:span></text:p>
      <text:p text:style-name="P1236">Maxwell merely nods and stands up, as the two head out.</text:p>
      <text:p text:style-name="P1236">Nobody interrupts their actions, so the group of players and nobles merely follows them out of the room, through the castle entrance and out to the front.</text:p>
      <text:p text:style-name="P1236">The clear upper terrace where they held there banquet has plenty of space. And, even though it is night time now, the castle is decently well lit by <text:span text:style-name="T360">bonfires contained within stone pits.</text:span></text:p>
      <text:p text:style-name="P1236">“<text:span text:style-name="T360">I take it that you don’t care about rules or any of that crap?” King Presley asks.</text:span></text:p>
      <text:p text:style-name="P1236">“<text:span text:style-name="T360">I don’t,” Maxwell responds. “Though, I have to warn you. It will be hard for me to hold back. If you truly intend to fight me, I recommend that you don’t hold back. If you fear for your life, then I recommend you surrender.”</text:span></text:p>
      <text:p text:style-name="P1236">“<text:span text:style-name="T360">Oh? That’s funny. I was going to say the same thing to you.”</text:span></text:p>
      <text:p text:style-name="P1237">Maxwell merely smiles as the two competitors face each other.</text:p>
      <text:p text:style-name="P1238">They both have their armor and weapons from before, so they face each other completely ready for combat.</text:p>
      <text:p text:style-name="P1238">Maxwell executes a few test thrusts, slices and even kicks to warm up, while King Presley doesn’t boast with any actions himself.</text:p>
      <text:p text:style-name="P1238">Maxwell chooses to be unarmored with no shirt and only shorts that reveal his darkened tanned skin, whereas, King Presley chooses to wear padded chain mail.</text:p>
      <text:p text:style-name="P1238">“I’m ready,” Maxwell states confidently as he enters an offensive stance with his spear pointing forward in one hand.</text:p>
      <text:p text:style-name="P1238">“<text:span text:style-name="T361">Then let’s go,” King Presley announces with urgency before charging.</text:span></text:p>
      <text:p text:style-name="P1239">His eyes go wide and his steps are rapid as he swings back with his sword, clearly intending to close the distance between the two of them in an instant.</text:p>
      <text:p text:style-name="P1239">In contrast, Maxwell has this somewhat calm and cool aura about him as though the entire situation is under his control. As Presley approaches, he doesn’t retreat or charge in any way. He merely steps forward with his body lowered and his spear ready to intercept any blow.</text:p>
      <text:p text:style-name="P1239"><text:soft-page-break/>This stance is quite threatening as it is both lethal and defensive at the same time. Trying to bypass the spear to strike its holder is foolhardy. So, Presley actually winds up changing his approach. He runs to the side, forcing Maxwell to rotate his body with careful steps.</text:p>
      <text:p text:style-name="P1239">As this happens, Presley looks for a vulnerability. But, based on his hesitation, it seems that there isn’t one.</text:p>
      <text:p text:style-name="P1239">“This is a tough situation for Presley,” Frank begins to commentate from behind the players. “The sword is very good at close and medium range, but not at long range.</text:p>
      <text:p text:style-name="P1239">In contrast, the spear is the reverse, being good from afar but no closer.</text:p>
      <text:p text:style-name="P1239">If Presley get through the spear, then he’ll have the advantage. But, those kicks from earlier seemed quite fierce. I wonder if that will be enough.”</text:p>
      <text:p text:style-name="P1239">“Maxwell should lose the advantage at close range for sure,” the lord commentates. “That’s probably why he <text:span text:style-name="T362">chose to remain unarmored.”</text:span></text:p>
      <text:p text:style-name="P1239">“<text:span text:style-name="T362">Or, he’s overly confident,” Frank offers an alternative.</text:span></text:p>
      <text:p text:style-name="P1240">Presley circles Maxwell like a leopard circling a porcupine with its quills raised. <text:span text:style-name="T363">Neither seems to want to yield. So, it is a wonder who will break first and go on the offensive.</text:span></text:p>
      <text:p text:style-name="P1240">“<text:span text:style-name="T363">You know,” King Presley says as he stands up straight and relaxes. “I was hoping to beat you using traditional methods. But, since you’re maintaining such a rigid spear wall, </text:span><text:span text:style-name="T364">it seems like I’ll have to try a bit.”</text:span></text:p>
      <text:p text:style-name="P1240">“<text:span text:style-name="T364">I am only maintaining this position so as to not kill you instantly,” Maxwell responds.</text:span></text:p>
      <text:p text:style-name="P1241">Even though his words are calm and cool, a certain chill ferocity is embedded within them. His gaze is purely focused and he appears ready to strike in an instant.</text:p>
      <text:p text:style-name="P1241">“Good! Then, you can’t complain about what I’m going to do next,” Presley says. “Though, if I were you, I really would have struck already. At least then you would have had a chance to show your skills before losing”</text:p>
      <text:p text:style-name="P1242">After saying this, Presley’s body begins to glow with blue light as magic power surges within him. <text:span text:style-name="T365">Then, he charges forward and to the left at high speed.</text:span></text:p>
      <text:p text:style-name="P1243">Maxwell’s body rotates to follow his movements. However, without warning, Presley’s body jukes back in the other direction.</text:p>
      <text:p text:style-name="P1243">The speed is far faster than Maxwell can react to, as Presley is able to close the distance between Maxwell and he in a fraction of a second while also positioning Presley before Maxwell’s right flank.</text:p>
      <text:p text:style-name="P1243">From here, the distance between Maxwell and Presley is still about 10 feet, much farther than Presley’s longsword can clear. However, Presley seems unfazed, as he slashes forward anyway, completely uncaring about the distance.</text:p>
      <text:p text:style-name="P1243"><text:soft-page-break/>“Woah!” several people remark in amazement as Maxwell’s body slices cleanly in two.</text:p>
      <text:p text:style-name="P1243">That’s it! Maxwell has been chopped in half. <text:span text:style-name="T367">The fight is over!</text:span></text:p>
      <text:p text:style-name="P1243">… or <text:span text:style-name="T367">is it?</text:span></text:p>
      <text:p text:style-name="P1243">The cut is way too clean with no blood appearing on Presley’s blade. Even Maxwell’s body appears to split too easily and too ‘widely’.</text:p>
      <text:p text:style-name="P1244">These oddities only become more apparent as the <text:span text:style-name="T365">cleaved image of Maxwell distorts, the two </text:span>halves blurring, stretching and fuzzing in distorted ways.</text:p>
      <text:p text:style-name="P1243"><text:span text:style-name="T367">A</text:span>nother moment later, the two halves begin to fade, as the false projection of Maxwell’s <text:span text:style-name="T367">dissipates entirely.</text:span></text:p>
      <text:p text:style-name="P1243">Presley seems to have realized all of this in an instant, as his eyes are already glance around and behind himself for Maxwell.</text:p>
      <text:p text:style-name="P1243">“Since we are using perks,” Maxwell’s voice comes from <text:span text:style-name="T366">everywhere yet nowhere specific simultaneously, “then I will demonstrate some of my own.</text:span></text:p>
      <text:p text:style-name="P1245">Though, don’t say that I didn’t warn--”</text:p>
      <text:p text:style-name="P1245">Before Maxwell even finishes his line, the tip of his spear <text:span text:style-name="T368">is </text:span>thrusting forward <text:span text:style-name="T368">at</text:span> Maxwell’s back.</text:p>
      <text:p text:style-name="P1245">Yet, <text:span text:style-name="T368">King Presley doesn’t flinch. Instead, he mutters under his breath, </text:span>“Gotcha.”</text:p>
      <text:p text:style-name="P1245"><text:span text:style-name="T368">H</text:span>is speed accelerates to ridiculous limits as he dodges the spear, raises his sword up, slices down <text:span text:style-name="T368">to chop it in half </text:span>and then bring his sword to Maxwell’s neck.</text:p>
      <text:p text:style-name="P1246">Everything happens in less than a second. There is simply no time for Maxwell to react.</text:p>
      <text:p text:style-name="P1245">“Sssss,” Maxwell exhales softly as the cold steel creates a fresh cut.</text:p>
      <text:p text:style-name="P1245">“Over! That’s it!” Frank shouts as he approaches with his hands gesturing to end the fight.</text:p>
      <text:p text:style-name="P1246">However, to the disbelief of everyone here, Maxwell’s form begins to display irregularities.</text:p>
      <text:p text:style-name="P1246">King Presley’s eyes go wide, as two words are uttered onto the field.</text:p>
      <text:p text:style-name="P1246">“Heaven’s Descent.”</text:p>
      <text:p text:style-name="P1246">The words are said with perfect control as though victory has been decided. And, perhaps it already has, as the group watches a spear enveloped in golden light fall from the sky and tear off Presley’s arm.</text:p>
      <text:p text:style-name="P1246">Most are in dismay as they watch these events with a mixture of confusion and awe.</text:p>
      <text:p text:style-name="P1246">The fight started off simple, yet progressed to a completely crazy level after two showed off their perks.</text:p>
      <text:p text:style-name="P1246">‘Were level 1 players always this strong?’ some even wonder to themselves.</text:p>
      <text:p text:style-name="P1246"><text:soft-page-break/>Though, Mary has a different impression. She merely thinks, ‘Decent I suppose.’</text:p>
      <text:p text:style-name="P1246">From the start, she saw through everything. In either person’s shoes, she is certain that she could have won the fight.</text:p>
      <text:p text:style-name="P1246">Unfortunately, with her abilities as they are now, she has no confidence that she could have won <text:span text:style-name="T369">without a great deal of luck</text:span>. Even if you know how to make a bomb and see <text:span text:style-name="T369">one</text:span> coming, it does not mean that you can survive one launched against you.</text:p>
      <text:p text:style-name="P1246">‘I need to get stronger… fast,’ Mary feels reassured of this truth after watching this fight.</text:p>
      <text:p text:style-name="P1246">As much as she hates to acknowledge this fact, she is technically far weaker than most of the people here. She lacks three <text:span text:style-name="T369">active perk effects right now</text:span> and <text:span text:style-name="T369">her available two perks require time to come fully online. In this situation, it is in her best interest to be very cautious and play as intelligently as possible.</text:span></text:p>
      <text:p text:style-name="P1247">Maxwell’s body materializes nearby and he says, “For the sake of our group, I spared your life, even though this generally goes against my principles. I hope that in the future we can avoid needless conflict and infighting.”</text:p>
      <text:p text:style-name="P1248">Maxwell then turns to Aric and says, “I will acknowledge you as our leader, but only from a strategic perspective. When it comes to combat, I remain supreme. You may be the king, but I will be the general.”</text:p>
      <text:p text:style-name="P1249">King Presley winces slightly at the mention of king. But, there’s nothing he can do other than put on a tough face and smile.</text:p>
      <text:p text:style-name="P1250">“And you,” he says while turning toward Mary. “Don’t think that I haven’t noticed you either.</text:p>
      <text:p text:style-name="P1250">Aric bragged about your skills as a fighter. I can’t wait to see your skills for myself.</text:p>
      <text:p text:style-name="P1250">Now... I’ve played enough politics for today. I must return to my room and train unless there is anything else?”</text:p>
      <text:p text:style-name="P1250">He looks around toward the players and the lord whom says, “You’re welcome to return to your training. However, I would encourage you to stay for a meal.</text:p>
      <text:p text:style-name="P1250">Our current food situation may not last in this great state forever.”</text:p>
      <text:p text:style-name="P1250">“Hmm, fine. I can’t skip meals,” Maxwell states as he leaves and heads toward the kitchen.</text:p>
      <text:p text:style-name="P1250">Monte then slides over to the lord, or was he already there?, and asks a question, “So, about the food situation. How is that being handled? There are Mages. Are they helping?”</text:p>
      <text:p text:style-name="P1250">“<text:span text:style-name="T370">Yes, the focus has been on agriculture for quite a time among the colleges and there is even an entire division at--,” the lord begins to explain.</text:span></text:p>
      <text:p text:style-name="P1251">With this, the group all heads into the dining hall to eat and chat.</text:p>
      <text:p text:style-name="P1249">Mary follows along too, as she is quite hungry herself. With Passive Training back on max, it has a <text:soft-page-break/>severe effect on her appetite.</text:p>
      <text:p text:style-name="P1249">The group sits down to already prepared meals and chats about today and the future a bit, even commenting on Maxwell and King Presley’s fight.</text:p>
      <text:p text:style-name="P1252">After everybody has sat and chatted for a while, Mary gets up and sneaks off by using the bathroom as an excuse she heads to the front of the castle and steps out.</text:p>
      <text:p text:style-name="P1252">“Good evening my lady,” a guard greets her politely.</text:p>
      <text:p text:style-name="P1252">“Good evening,” Mary responds, then walks forward.</text:p>
      <text:p text:style-name="P1252">The guard presence is fairly heavy here. Though, everybody here knows Mary well enough, so she is able to move around uninterrupted. She walks around the castle perimeter for a while, scouting out her surroundings and the nearby city, before returning to the front and looking at the slope leading down.</text:p>
      <text:p text:style-name="P1252">“Could I get a ride down into the city?” she asks one of the guards standing <text:span text:style-name="T371">at the side of this location.</text:span></text:p>
      <text:p text:style-name="P1252">“That…<text:span text:style-name="T371">,” the guard respond nervously.</text:span></text:p>
      <text:p text:style-name="P1252">“<text:span text:style-name="T371">What!?” Mary responds with a bit of confusion and anger.</text:span></text:p>
      <text:p text:style-name="P1253">The other guard sees this and steps over to help his friend.</text:p>
      <text:p text:style-name="P1253">“Might I ask why you would like to head into the city?” the guard responds.</text:p>
      <text:p text:style-name="P1253">“Well, it’s really none of your business,” Mary says with disappointment. “But, since you insist, it is to go the temple.”</text:p>
      <text:p text:style-name="P1253">“The temple!?” the guard asks, as though requesting more details.</text:p>
      <text:p text:style-name="P1253">“Yes. The temple,” Mary responds. “I’ve heard a lot about Nora since arriving in this city and want to go offer my prayers. Is that so wrong? I thought that you would all be in support of this.”</text:p>
      <text:p text:style-name="P1253">The second guard leans over to the first and whispers, “If it’s just to go to the temple, then it should be fine. Hold this spot for a bit.”</text:p>
      <text:p text:style-name="P1253">“Will do,” the other whispers back.</text:p>
      <text:p text:style-name="P1253">Though, their whispers aren’t really that quiet.</text:p>
      <text:p text:style-name="P1253">“If it’s just to go to the temple, then that’s fine. We would never restrain anybody from visiting our goddesses home.”</text:p>
      <text:p text:style-name="P1253">“Thank you,” Mary responds with a smile.</text:p>
      <text:p text:style-name="P1253">The guard then leads her over to the stables and handles the speaking on Mary’s behalf to have a stable hand fetch a carriage driver whom comes and prepares her a carriage. A few minutes later, she is in the carriage with a different guard being escorted into the city.</text:p>
      <text:p text:style-name="P1253"><text:soft-page-break/>***</text:p>
      <text:p text:style-name="P1253">“We’ve arrived, my lady,” the guard says politely as he opens the carriage door, lowers the stairs and gestures for her to safely proceed; his arms ready to catch her at the slightest misstep.</text:p>
      <text:p text:style-name="P1253">Fortunately for him, Mary is feeling generous, so she offers up her hand to allow him to lead her down the steps carefully.</text:p>
      <text:p text:style-name="P1253">“So, this is Nora’s church?” Mary mutters aloud as she looks ahead.</text:p>
      <text:p text:style-name="P1253">The temple in front of her is… well, absolutely massive. It’s basically a second castle, with a maximum height that easily surpasses several hundreds of feet tall and wide.</text:p>
      <text:p text:style-name="P1253">Even though it is night, moonlight and interior lights reflect beautiful stained glass portraits depicting all kinds of scenes visible from the outside. The entire building is on nice land with a stone sidewalk surrounding it and low grass that Mary can tell is in good condition. If not for the tanning light of this area, the grass would probably be a brilliant green during the day.</text:p>
      <text:p text:style-name="P1253">“Yes ma’am,” the guard states.</text:p>
      <text:p text:style-name="P1253">“Let’s head in. They aren’t closed I hope?”</text:p>
      <text:p text:style-name="P1253">“The church is usually closed to the public at this time. But, given the circumstances, I doubt that will refuse you entry.</text:p>
      <text:p text:style-name="P1253">Look, somebody has noticed the lord’s carriage and already come to let us in.”</text:p>
      <text:p text:style-name="P1253">As he speaks, an elderly woman in white garments wearing a cross walks out from the church to greet them.</text:p>
      <text:p text:style-name="P1253">‘It always baffles me how the cross carries across worlds. Does The Judge have a bias toward crucifixion?”</text:p>
      <text:p text:style-name="P1253">“Greetings, sir, ma’am. Might I help you?” the lady asks politely.</text:p>
      <text:p text:style-name="P1253">“<text:span text:style-name="T372">Hello ma’am,” the guard responds. “I’ve brought a special guest of the lord that would like to offer her prayers to Nora. I know this is a selfish request, but would you please accommodate it?”</text:span></text:p>
      <text:p text:style-name="P1253">“<text:span text:style-name="T372">Of course, of course,” the woman responds. “Please, come in.”</text:span></text:p>
      <text:p text:style-name="P1254">The two nod and follow along as the guard stops at the door, allowing Mary to head inside under the older woman’s guidance.</text:p>
      <text:p text:style-name="P1254">The woman speaks, “Might I ask, is this your first time visiting our temple? I don’t seem to recognize you.”</text:p>
      <text:p text:style-name="P1254">“Indeed, it is my first time,” Mary responds.</text:p>
      <text:p text:style-name="P1254">“I see. <text:span text:style-name="T375">Well, my name is Mary. I’m one of the Priestesses of this temple.”</text:span></text:p>
      <text:p text:style-name="P1254">“<text:span text:style-name="T375">Wow, what a coincidence,” Mary responds. “My name is Mary as well.”</text:span></text:p>
      <text:p text:style-name="P1254"><text:soft-page-break/>“<text:span text:style-name="T375">Oh? Hahaha,” she laughs softly. “Then, this meeting must be fate.</text:span></text:p>
      <text:p text:style-name="P1254">If you don’t mind, might I ask what ails you? I may be able to offer you advice to guidance.”</text:p>
      <text:p text:style-name="P1255">The two walk between rows of benches leading up to an altar at the back with a huge <text:span text:style-name="T375">statue</text:span> of Nora prominently displayed in front of a massive stained glass backdrop.</text:p>
      <text:p text:style-name="P1254">“I do not have any specific problem, per say. I’ve simply come to pay my respects to <text:span text:style-name="T374">the dead and </text:span>offer prayers to this region’<text:span text:style-name="T374">s god. </text:span>I hope that you don’t consider <text:span text:style-name="T373">this a waste of time,” Mary responds politely.</text:span></text:p>
      <text:p text:style-name="P1254">“<text:span text:style-name="T373">Definitely not. Even if you were not affiliated with the lord, you would be allowed to come in and pray. We do not discriminate based on </text:span><text:span text:style-name="T374">status,” the woman replies.</text:span></text:p>
      <text:p text:style-name="P1254"><text:span text:style-name="T373">“</text:span><text:span text:style-name="T374">Here we are,” she finishes with. “Will you pray as you desire? Or, would you like to know how we typically pray to her?”</text:span></text:p>
      <text:p text:style-name="P1254">“<text:span text:style-name="T374">I would appreciate your aid,” Mary responds.</text:span></text:p>
      <text:p text:style-name="P1256">The older woman nods, then goes over to a bench and grabs two books off of the back of the bench in front of it and passes one to Mary.</text:p>
      <text:p text:style-name="P1256">“If you wish to honor the dead, then I recommend section 13, verse 3. It <text:span text:style-name="T375">contains the words to </text:span>the Chant of Passing, a <text:span text:style-name="T375">holy</text:span> song that we use to honor the dead and send them off to the next life.</text:p>
      <text:p text:style-name="P1257">Even without music or the right timings, it is enough to only sing this song. What is important to our goddess is passion, honesty and love above all else. As long as your feelings are true, they will be conveyed to her and you shall receive her blessing.”</text:p>
      <text:p text:style-name="P1257">“Thank you so much for your aid,” <text:span text:style-name="T376">Mary responds. “I will begin.”</text:span></text:p>
      <text:p text:style-name="P1221">The priestess smiles and nods once firmly before turning and stepping away.</text:p>
      <text:p text:style-name="P1221">This leaves Mary alone in the church standing before the altar and statu<text:span text:style-name="T1408">e of </text:span>Nora.</text:p>
      <text:p text:style-name="P1279">Mary whispers, “Sorry Nora, I hope you don’t take offense. But, I need to contact the other gods that might notice me.”</text:p>
      <text:p text:style-name="P1221"/>
      <text:p text:style-name="P1271">[todo]</text:p>
      <text:p text:style-name="P1271"/>
      <text:p text:style-name="P1221"/>
      <text:p text:style-name="P1221">‘Let’s hope that this works,’ Mary thinks as she takes a deep breath inward and then exhales.</text:p>
      <text:p text:style-name="P1221">She lifts the book to a good reading height in the palm of her left hand and begins to read as she recites the lyrics to the Chant of Passing.</text:p>
      <text:p text:style-name="P1221"><text:soft-page-break/>“<text:span text:style-name="T377">The spirits of the… blah blah blah, ok that’s enough.”</text:span></text:p>
      <text:p text:style-name="P1258">[ DAR TODO – ADD CHANT ]</text:p>
      <text:p text:style-name="P1221">With no response, Mary thinks, ‘Damn. Bad luck.</text:p>
      <text:p text:style-name="P1221">Either they changed the system or I’m not meeting some requirement. I suppose Nora could also be a false god. Though, usually religions with such a large following are likely to be real.</text:p>
      <text:p text:style-name="P1221">Either way, this won’t work. I’ll have to find another method.’</text:p>
      <text:p text:style-name="P1221">Mary came up with all kinds of methods to meet gods in the last session while she had superintelligence. However, she is certain that that very process of thinking about about an idea fundamentally sabotaged itself. The game establishes a direct mental connection with each player, meaning, that The Judge and developers would have been able to read all of her thoughts and patch out all of her ideas before this release session.</text:p>
      <text:p text:style-name="P1221">There are certain methods that she can try that are likely to not have been patched. However, it is hard to say that those methods are ‘abusive’ per say. Trying to talk to a god and gain an advantage like she just did was what she’d consider an abuse. Contacting a strong being and persuading it to aid her would not be quite on the same level.</text:p>
      <text:p text:style-name="P1221">‘Guess I’ll leave,’ Mary thinks as she rises to her feet and looks away toward the priestess.</text:p>
      <text:p text:style-name="P1221">“All finished?” she asks.</text:p>
      <text:p text:style-name="P1221">“Yes,” Mary confirms.</text:p>
      <text:p text:style-name="P1221">“Were you able to achieve your goal?” the priestess continues while approaching.</text:p>
      <text:p text:style-name="P1221">“Hmm, yes and no. Though, I’m satisfied, which should be good enough.”</text:p>
      <text:p text:style-name="P1221">“That’s good to hear. I’m certain that Nora heard your prayers and will respond to them in kind. She is not always direct. But, remain faithful and she will lead you properly.”</text:p>
      <text:p text:style-name="P1221">“I understand. Thank you for all of your help.”</text:p>
      <text:p text:style-name="P1221">“Not a problem.”</text:p>
      <text:p text:style-name="P1221">The two exchange a few more polite words before Mary gets in the carriage and departs back to the castle.</text:p>
      <text:p text:style-name="P1221">There, she heads to her room and performs a bit more exercise, before heading to sleep for the night.</text:p>
      <text:p text:style-name="P1186"/>
      <text:p text:style-name="P1185">***</text:p>
      <text:p text:style-name="P1185"/>
      <text:p text:style-name="P1205">[ <text:span text:style-name="T1390">redo section</text:span> ]</text:p>
      <text:p text:style-name="P1185"><text:soft-page-break/>At night, Mary is in her room sitting cross-legged and experimenting with her abilities.</text:p>
      <text:p text:style-name="P1185">Her spells are all extremely low grade and tier, so she isn’t concerned with others finding out about her actions. Even the divine spells <text:span text:style-name="T1372">would </text:span><text:span text:style-name="T1373">only come off as perk effects to others. Thus, she is unreserved with her actions.</text:span></text:p>
      <text:p text:style-name="P1185">‘<text:span text:style-name="T1373">2 and a half days of training for </text:span><text:span text:style-name="T1389">barely even 6 magic</text:span><text:span text:style-name="T1373">,’ Mary thinks to herself. ‘Magic regeneration is also so slow. But, oh well. This is how things have to be I guess.’</text:span></text:p>
      <text:p text:style-name="P1187">Her base innate magic is 4 and her magic stat is 10. Thus, her final innate magic value is 6. </text:p>
      <text:p text:style-name="P1187">‘If I’m careful, I can cast 6 introductory spells <text:span text:style-name="T1389">per hour. </text:span>I just have to avoid Underflow and I’ll be fine.’</text:p>
      <text:p text:style-name="P1187">Underflow is a condition where a Mage has near-empty mana reserves and, as a result, suffers a harsh penalty as a result. <text:span text:style-name="T1374">The percents vary based on the strength of a person. But, in general most people at 100 magic and lower are looking at 10% being the minimum safe limit before experiencing any side effects.</text:span></text:p>
      <text:p text:style-name="P1187">At around 10% remaining mana, mana regeneration will slow down to an even slower rate than normal. <text:span text:style-name="T1374">Everything between 10% and </text:span>1% can stretch that time from a few extra minutes to a few extra days. And, if a person manages to go <text:span text:style-name="T1374">to values below 1%, weeks, which is generally hard to perform </text:span>consciously <text:span text:style-name="T1374">without external aid</text:span>, <text:span text:style-name="T1374">then month or even years of being manaless are possible.</text:span></text:p>
      <text:p text:style-name="P1187">‘<text:span text:style-name="T1374">The </text:span><text:span text:style-name="T1375">regular </text:span><text:span text:style-name="T1374">spells I can use are the create </text:span><text:span text:style-name="T1375">and </text:span><text:span text:style-name="T1374">move spells for the beginner series.</text:span></text:p>
      <text:p text:style-name="P1188">For the introductory series, I can use all of the <text:span text:style-name="T1376">ball</text:span> spells.</text:p>
      <text:p text:style-name="P1188">And, the <text:span text:style-name="T1376">intermediate</text:span> series, while distan<text:span text:style-name="T1376">t</text:span>, should be the <text:span text:style-name="T1376">launching spells.</text:span></text:p>
      <text:p text:style-name="P1189">As for the advanced spells, I can’t <text:span text:style-name="T1375">comprehend</text:span> them. But, I do recall from memory that they are the assault spells. It will be a while before I can use them. But, once I can, they will <text:span text:style-name="T1375">become quite potent.</text:span></text:p>
      <text:p text:style-name="P1190">Now, for the divine spells. The beginner series involves mana reversion. The introductory series covers basic elemental fusion. And third, the intermediate series covers conversion and advanced elemental fusion.</text:p>
      <text:p text:style-name="P1190">As for advanced and above, I’m not sure. But, if I had to guess, intermediate and below forms the basic building blocks of higher magic like in the mortal magic grades, so advanced spells will be when actual effects that take advantage of these blocks will become accessible.</text:p>
      <text:p text:style-name="P1190">This makes sense <text:span text:style-name="T1377">too </text:span>when thinking about the overall grades and tiers of the effects from Divine items in the past too. <text:span text:style-name="T1377">There were artifacts that could generate a limited quantity of matter from seemingly nowhere, like that small hand-held watering can that could pour out gallons of liquid I saw once. These kinds of law-breaking, but not overpowered effects would be good candidates for advanced magic.</text:span></text:p>
      <text:p text:style-name="P1191">Though, when it comes to higher grade magic, I really can’t even begin to guess. I feel like there would be so much power available at the advanced grade that basically any effect could become <text:soft-page-break/>possible.’</text:p>
      <text:p text:style-name="P1192">Mary pauses her contemplation to fiddle with her mana some now that it has recharged and uses it to cast <text:span text:style-name="T1378">Create Metal.</text:span></text:p>
      <text:p text:style-name="P1192">And, as a result of <text:span text:style-name="T1378">this introductory spell, a 1 oz. lithium sphere appears floating before her for only a moment before falling to land silently onto the carpet below.</text:span></text:p>
      <text:p text:style-name="P1193">‘Revert Metal,’ Mary thinks as she taps into her divine sense.</text:p>
      <text:p text:style-name="P1193">And, as a result, the matter ‘burns up’ into pure metal mana.</text:p>
      <text:p text:style-name="P1193">‘How weird,’ Mana ponders. ‘This is now my third test with divine magic and I have no comprehension of how strong my divine power is.</text:p>
      <text:p text:style-name="P1193">In the first test, the sphere reverted. In the second, nothing happened. And, in the third, the stone reverted.</text:p>
      <text:p text:style-name="P1193">This indicates that perhaps some kind of resource is at play. But, I genuinely can’t sense it at all!</text:p>
      <text:p text:style-name="P1193">Is this really a Divine Sense?</text:p>
      <text:p text:style-name="P1193">Well, that is what my memories say, so I guess it has to be,’ Mary shrugs off the thought. ‘I’ll just have to keep testing. Perhaps I have a divine resource that recharges to full over 1 minute instead of 5.</text:p>
      <text:p text:style-name="P1193">I’ve no fucking idea.’</text:p>
      <text:p text:style-name="P1193">And thus, Mary spends the next several hours studying her magic, coming to a few conclusions before going to bed.</text:p>
      <text:p text:style-name="P1193">First, her divine sense does have a resource. However, it is not a physical one and she can’t sense it at all.</text:p>
      <text:p text:style-name="P1193">Second, to use this resource, her divine sense acts completely telepathically with her environment. Perhaps the resources moves through some other dimension? But, she is too weak to know what is happening for sure.</text:p>
      <text:p text:style-name="P1193">Last, the recharge rate is, as far as she can tell, entirely random. There could be some conditions influencing it. But, again, she can’t tell what they are.</text:p>
      <text:p text:style-name="P1193">To summarize, she knows that a resource exists and can use it by willing for it to be used to create any effect that she can comprehend. But, she has no idea what its composition is or how it works.</text:p>
      <text:p text:style-name="P1177">She is both extremely gifted and handicapped, a unique circumstance brought about by her brief contact with Isoray.</text:p>
      <text:p text:style-name="P1177"/>
      <text:p text:style-name="P1177"/>
      <text:p text:style-name="P1219">--- </text:p>
      <text:p text:style-name="P1219">[todo old]</text:p>
      <text:p text:style-name="P1220"><text:soft-page-break/></text:p>
      <text:p text:style-name="P410">***</text:p>
      <text:p text:style-name="P330">This night, Mary is so tired that even with Passive Training set to 5, she gets many long intervals of rest. Though, she is still not quite fully adapted to the perk and perhaps may never be, so she only gets to sleep in roughly 30 minute blocks at most with a total of 6 hours of sleep being achieved at most.</text:p>
      <text:p text:style-name="P331">She does consider turning down the training level of the perk <text:span text:style-name="T381">occasionally</text:span>. However, <text:span text:style-name="T381">these</text:span> idle thought<text:span text:style-name="T381">s are</text:span><text:span text:style-name="T380"> </text:span>quickly squelched. <text:span text:style-name="T380">She can survive and perform decently for at least 3 days without sleep </text:span><text:span text:style-name="T381">and much longer with partial sleep. Thus, there sleep </text:span><text:span text:style-name="T380">isn’t a necessary enough reason to lower the perk intensity.</text:span></text:p>
      <text:p text:style-name="P332">Truly, Mary believes that lowering her perk’s training intensity is one of the worst things that she can do right now. <text:span text:style-name="T379">Beyond the fact that it will slow down her training progress, keeping it at the highest setting challenges her willpower. She always thinks back to the last session where she could perfectly control her mind and disable wandering, fleeting thoughts at will. </text:span>There is no willpower stat or officially confirmed base willpower ability. However, Mary does strongly believe that there is a base willpower ability on par with base strength or intelligence. And, if such a willpower metric does exist, then it should be trainable at a fairly decent linear pace as the other player attributes, like strength or intelligence.</text:p>
      <text:p text:style-name="P335">‘If only I could train luck,’ Mary thinks as she considers her only real deficiency.</text:p>
      <text:p text:style-name="P335"><text:span text:style-name="T384">In this game</text:span>, luck is a supernatural force that causes events to ‘go your way’ more often then not. <text:span text:style-name="T382">The key detail about this description is that luck is fundamentally ‘supernatural,’ meaning that it can cause normally illogical, impossible or unrealistic outcomes to occur. At mild levels, a dagger that you craft might wind up a bit more durable and sharper than normal, while at excessive levels, a crafted dagger may receive a random divine property, </text:span><text:span text:style-name="T386">like the ability to shoot a certain number of lightning bolts when charged with a certain quantity of mana</text:span><text:span text:style-name="T382">.</text:span></text:p>
      <text:p text:style-name="P332">Luck is always known to be non-essential, problematic <text:span text:style-name="T390">and non-viable</text:span> in other games due to its <text:span text:style-name="T390">probabilistic</text:span> nature. And, while this issue does exist in Era of Gods <text:span text:style-name="T390">to some extent</text:span>, the developers <text:span text:style-name="T390">have</text:span> at least made efforts to make luck substantially more appealing.</text:p>
      <text:p text:style-name="P336">Here, luck is<text:span text:style-name="T381"> point for point twice as potent as the other stats in terms of expected benefit. Plus, when in large groups, high luck can </text:span><text:span text:style-name="T382">even apply to others depending on how high one’s luck is and a variety of other hidden, u</text:span><text:span text:style-name="T383">n</text:span><text:span text:style-name="T382">known </text:span>factors<text:span text:style-name="T382">. </text:span><text:span text:style-name="T385">They even added a ‘Bad Luck Factor’ that applies to higher difficulty areas, tasks and content to further boost the appeal of luck beyond pure luxury.</text:span></text:p>
      <text:p text:style-name="P333"><text:span text:style-name="T383">Unfortunately, </text:span><text:span text:style-name="T385">luck is fundamentally random, </text:span><text:span text:style-name="T387">so </text:span><text:span text:style-name="T385">even high values fail to </text:span><text:span text:style-name="T390">appeal</text:span><text:span text:style-name="T385"> to </text:span><text:span text:style-name="T386">the vast majority of</text:span><text:span text:style-name="T385"> competitive players. </text:span><text:span text:style-name="T383">Power consistency is very important </text:span><text:span text:style-name="T386">for those aiming to win</text:span><text:span text:style-name="T383">, so players will typically only invest a mild amount of potential into luck </text:span><text:span text:style-name="T385">to stave off bad luck</text:span><text:span text:style-name="T383">.</text:span></text:p>
      <text:p text:style-name="P334"><text:span text:style-name="T386">Still, this doesn’t mean </text:span><text:span text:style-name="T387">that nobody will choose to invest heavily into luck. Pure luck builds can technically achieve the highest power levels in the game, so there are </text:span><text:span text:style-name="T389">plenty of</text:span><text:span text:style-name="T388"> </text:span><text:span text:style-name="T386">wild theory-crafted </text:span><text:soft-page-break/><text:span text:style-name="T386">builds that </text:span><text:span text:style-name="T390">rely</text:span><text:span text:style-name="T388"> </text:span><text:span text:style-name="T386">entirely on luck.</text:span></text:p>
      <text:p text:style-name="P334"><text:span text:style-name="T389">For instance, take the Casino Mage build. It’</text:span><text:span text:style-name="T390">s centerpiece is the perk</text:span><text:span text:style-name="T389"> Ultra Luck Cast that has a 1% chance of triggering </text:span><text:span text:style-name="T390">when</text:span><text:span text:style-name="T389"> casting a spell </text:span><text:span text:style-name="T390">to empower the spell’s effect by a high percent, like 500% at high enough levels</text:span><text:span text:style-name="T389">. The playstyle for this build is to to ‘keep rolling’ for that 1%, eventually ‘</text:span><text:span text:style-name="T390">hitting it’ and </text:span><text:span text:style-name="T389">casting a massively powerful spell that buffs allies, devastates a target, crafts an item or performs some other feat. Such a build relies entirely on inconsistency in exchange power. </text:span><text:span text:style-name="T390">And, under the right circumstances, it can truly be game changing.</text:span></text:p>
      <text:p text:style-name="P334">‘<text:span text:style-name="T390">Guess I’ll get up,’ Mary thinks as she performs another round of light exercises.</text:span></text:p>
      <text:p text:style-name="P336">With her going to bed at around 10:00 and waking up at 4:00, she has plenty of time to continue to work out. Thus, she decides to work out a bit with stretches mostly, relying on her perk at this point now to handle other forms of training.</text:p>
      <text:p text:style-name="P336">In terms of progress, she can definitely tell that her body is being completely warped by the perk. Players experience mostly linear stat gains in this game world, completely unlike in the real world, so her progress remains mostly constant and consistent given her configuration of Passive Training and amount of real-world activity.</text:p>
      <text:p text:style-name="P336">Thus, she is bulking up quite well and is certain that others will notice her muscles today and be more likely to comment on them now compared to before.</text:p>
      <text:p text:style-name="P336">At the same time, it isn’t just her strength that is being improved. Her dexterity, vitality, intelligence, wisdom and magic are all rising too, so her abilities are all improving very well all around.</text:p>
      <text:p text:style-name="P338">Training in this game mirrors the real world in that initial training sessions yield more progress than later ones. However, unlike in the real world, in-game training has a much gentler progress decline in training benefit over time that eventually even levels out to linear progress.</text:p>
      <text:p text:style-name="P338">This means that training strength won’t eventually lead to a hard cut off point where become able to lift even 1 more pound seems nearly impossible. One will be able to keep lifting visibly more and more pounds with consistent training, with the amount of improved strength eventually becoming entirely consistent and predictable with enough progress.</text:p>
      <text:p text:style-name="P338">For Mary, whom has already trained for about 50 hours in total, it is fair to say that her base abilities have all doubled at least. <text:span text:style-name="T391">And, she can tell. </text:span>As previously mentioned, <text:span text:style-name="T391">her muscle size has improved and she has even managed to sleep through discomfort more easily than before.</text:span></text:p>
      <text:p text:style-name="P366">But there are other changes too.</text:p>
      <text:p text:style-name="P338"><text:span text:style-name="T391">While stretching, her flexibility is much greater. </text:span><text:span text:style-name="T392">She performs reaction tests and is now able to react to </text:span>situational<text:span text:style-name="T392"> changes faster than ever. She generally feels healthier </text:span><text:span text:style-name="T393">when not considering</text:span><text:span text:style-name="T392"> the effects of Passive Training that remain firmly </text:span><text:span text:style-name="T393">uncomfortable. And, she definitely feels more mentally sharp overall.</text:span></text:p>
      <text:p text:style-name="P337">These real, tangible impacts <text:span text:style-name="T394">help to</text:span> keep her motivated to maintain the perk at its highest intensity <text:soft-page-break/>setting. <text:span text:style-name="T394">And, she expects her abilities to continue to improve at a decent rate every day.</text:span></text:p>
      <text:p text:style-name="P337"><text:span text:style-name="T394">If she can get some more levels on top of these benefits too, then </text:span>she will ultimately be able to <text:span text:style-name="T394">achieve</text:span> quite good baseline abilities.</text:p>
      <text:p text:style-name="P337">‘<text:span text:style-name="T395">I just need to get enough strength to survive for now. My 3 perk deficit will make it hard for me to surpass the raw power of others. But, with my current perks and good decision-making, I should be able to set myself up well for success. Then, once the mid-game hits and others are stronger than me, it won’t matter. I’ll have the tools needed to handle any situation and the support necessary to succeed.</text:span></text:p>
      <text:p text:style-name="P339">Everything should work out in a predictable and desirable manner as long as nothing unexpected happens.’</text:p>
      <text:h text:style-name="Heading_20_1" text:outline-level="1" text:is-list-header="true">Chapter <text:span text:style-name="T1438">5</text:span>: <text:span text:style-name="T1417">A Fourth Day Exploring</text:span></text:h>
      <text:p text:style-name="P340">The morning arrives and everybody regroups for breakfast to chat and plan for the day ahead.</text:p>
      <text:p text:style-name="P342">The main topic in the morning is where their group should go.</text:p>
      <text:p text:style-name="P342"><text:span text:style-name="T1394">Though, </text:span>fairly quickly, the consensus is to go to the Mossy Caves.</text:p>
      <text:p text:style-name="P1260">[todo]</text:p>
      <text:p text:style-name="P341">The Blue Lake Oasis is a <text:span text:style-name="T396">decently small lake that has a focus on exploring its surrounding beach, fishing and other kinds of tasks. In terms of difficulty, it would definitely be the easiest. But, the chance of getting anything useful from there is low, so most think it would likely be a waste of time to go there </text:span><text:span text:style-name="T397">at all.</text:span></text:p>
      <text:p text:style-name="P343">Next, there is the Iron Wood Forest, which is known for its signature Iron Wood Trees. The area is probably a pretty good place for them to farm, <text:span text:style-name="T397">with all kinds of mammals, reptiles and birds to kill</text:span>. However, it is nearly 50 miles away, making it a not very attractive place to travel to.</text:p>
      <text:p text:style-name="P345">They’d love to go to a different, closer forest instead. However, creatures that are not sufficiently strong can yield absolutely 0 experience. So, for forests, this is the only option available that is nearby.</text:p>
      <text:p text:style-name="P344">Finally, there is the Mossy Cave<text:span text:style-name="T397">s</text:span> that <text:span text:style-name="T397">are</text:span> only about 5 miles away. <text:span text:style-name="T397">Its low light illumination promotes easier exploration while its larger size means more potential for untouched treasure. But, the caves are sprawling and easy to get lost in. In bad conditions, getting completely lost isn’t impossible, while in worse conditions, dying to an unexpectedly difficult region can occur.</text:span></text:p>
      <text:p text:style-name="P345">Still, the Mossy Caves were easily picked because of a reason that can be summed as “Nobody is afraid of danger so pick the most rewarding place.”</text:p>
      <text:p text:style-name="P345">Who is going to say that they are afraid of the Mossy Caves?</text:p>
      <text:p text:style-name="P345">Definitely not Aric, King Presley or Maxwell.</text:p>
      <text:p text:style-name="P345">And, as for the rest, they really don’t have much choice other than to get dragged along.</text:p>
      <text:p text:style-name="P345">Thus, the Mossy Caves is where the group is going. Everybody is eating and preparing for their journey there today.</text:p>
      <text:p text:style-name="P345">***</text:p>
      <text:p text:style-name="P346">The carriages eventually set out from the castle and head toward the Mossy Caves as a set of three. <text:span text:style-name="T398">These carriages come with a carriage driver and two guards each like before. But now, there is also one Mage </text:span><text:span text:style-name="T403">accompanying their group too. Mages are quite rare on this continent according to what the players know and their services are extremely valued. Thus, being assigned one is quite a big deal.</text:span></text:p>
      <text:p text:style-name="P347">Unfortunately, the Mage <text:span text:style-name="T403">is </text:span>about as talkative as the guards. So, once the players arrive at the Moss<text:span text:style-name="T403">y</text:span> Caves and chat <text:span text:style-name="T416">for a brief time</text:span>, they learn that they haven’t managed to glean any information really <text:soft-page-break/>about the power levels of their accompanying forces.</text:p>
      <text:p text:style-name="P347">It’s certainly a bit annoying to still not be sure of how strong they are. But, the impression that they give is quite formidable, so they don’t probe too hard for information.</text:p>
      <text:p text:style-name="P348">“Alright everybody,” Aric address the crowd <text:span text:style-name="T422">while taking in his surroundings quickly once again</text:span>.</text:p>
      <text:p text:style-name="P348"><text:span text:style-name="T405">Their surroundings </text:span><text:span text:style-name="T404">consists of </text:span><text:span text:style-name="T405">the usual</text:span><text:span text:style-name="T404"> </text:span><text:span text:style-name="T406">tan-covered plain</text:span><text:span text:style-name="T404">s</text:span><text:span text:style-name="T406"> with </text:span><text:span text:style-name="T404">knee-high grass </text:span><text:span text:style-name="T405">abundantly growing all around</text:span><text:span text:style-name="T404">. </text:span><text:span text:style-name="T405">Ahead is the cave’</text:span><text:span text:style-name="T408">s entrance,</text:span><text:span text:style-name="T405"> </text:span><text:span text:style-name="T404">a 30-foot tall arch</text:span><text:span text:style-name="T407">ed stone hole leading forward and down into darkness. </text:span><text:span text:style-name="T406">Tan-colored moss </text:span><text:span text:style-name="T409">lines the </text:span><text:span text:style-name="T404">entrance </text:span><text:span text:style-name="T406">quickly </text:span><text:span text:style-name="T409">turning from tan to</text:span><text:span text:style-name="T406"> green leading in, </text:span><text:span text:style-name="T404">a </text:span><text:span text:style-name="T409">possible indication that </text:span><text:span text:style-name="T406">the coloration in this region is perhaps unnaturally induced. </text:span><text:span text:style-name="T409">Deeper still, only impenetrable darkness prevails.</text:span></text:p>
      <text:p text:style-name="P348"><text:s/>“We have a goal for today to explore the Mossy Caves and make progress,” <text:span text:style-name="T422">Aric continues. “We also</text:span> have Squad Leaders, so the first thing that I want to do is make sure that are squads are setup in a way that makes everybody happy <text:span text:style-name="T399">and makes sense</text:span>. After that, I’d like to discuss general tactics, like our formation and group response to common scenarios.</text:p>
      <text:p text:style-name="P349">To start, let’s--”</text:p>
      <text:p text:style-name="P349">Aric demonstrates his leadership skills for the first time to truly lead this expedition as he coordinates with the Squad Leaders and players to establish squads. He holds an open discussion regarding the topic and emphasizes that the squads should be composed of members that specialize at certain tasks. And, from this, it is actually decided to create a fourth squad, <text:span text:style-name="T402">somewhat </text:span><text:span text:style-name="T410">ironically</text:span><text:span text:style-name="T402"> enabling King Presley to lead a squad anyway.</text:span></text:p>
      <text:p text:style-name="P371">The squad names and members that are decided are:</text:p>
      <text:p text:style-name="P371">Archon Squad<text:span text:style-name="T400">: Niagra (Squad Leader), Lavant, Noire, Niagra</text:span></text:p>
      <text:p text:style-name="P367"><text:span text:style-name="T410">Support Squad</text:span>: <text:span text:style-name="T401">Monte (Squad Leader), </text:span>Anabar, Eswar, <text:span text:style-name="T401">Savos and Pluto.</text:span></text:p>
      <text:p text:style-name="P368"><text:span text:style-name="T410">Fight Squad</text:span>: Maxwell (Squad Leader), Mary, Conner, <text:span text:style-name="T402">Trinity</text:span></text:p>
      <text:p text:style-name="P368"><text:span text:style-name="T411">Defender</text:span><text:span text:style-name="T410"> Squad</text:span>: <text:span text:style-name="T402">King Presley (Squad Leader), </text:span>Darnell, Baxter, <text:span text:style-name="T494">Saxton</text:span> and Gordon</text:p>
      <text:p text:style-name="P369">Even though Trinity, Monte and Mary are assigned to squads, they are allowed to float around and act somewhat independently. Trinity is a rogue, so his scouting skills will be invaluable. Monte has at least one investigation perk, so he’s allowed to float around two. And finally, Mary has offered to be a canary in exchange for keeping her perks hidden, so she is the one that will be performing all of the most dangerous activities.</text:p>
      <text:p text:style-name="P369">The guards and Mage will be accompanying them too. But, like always, they will avoid interacting with the group as much as possible.</text:p>
      <text:p text:style-name="P376">As the group prepares supplies, some people chat mildly about their activities <text:span text:style-name="T416">and what is to come.</text:span></text:p>
      <text:p text:style-name="P351">“Dark. Cold. Damp. And slippery. My favorite combination,” Conner jokes.</text:p>
      <text:p text:style-name="P351"><text:soft-page-break/>“Torches, fur and rope,” Monte responds with a light smile.</text:p>
      <text:p text:style-name="P351">“At least let me be pessimistic for a little bit,” Conner responds with a light smile.</text:p>
      <text:p text:style-name="P351">“Sorry, but little places like this don’t even get me excited anymore,” Monte teases.</text:p>
      <text:p text:style-name="P351">“Heh. My adventure’s spirit is roaring,” Noire states proudly <text:span text:style-name="T404">as he points his palms together and conjures a ball of flame. “If we need light, I’ve got us covered!”</text:span></text:p>
      <text:p text:style-name="P351"><text:span text:style-name="T404">He then raises his palm to hold the ball of flames above his head, before dropping his palm back down and crashing the flame ball </text:span><text:span text:style-name="T417">effortlessly</text:span><text:span text:style-name="T404">.</text:span></text:p>
      <text:p text:style-name="P351">“Having a backup source of light will be useful,” Aric announces as he flips through his backpack near the wagon. “Nothing worse than being stranded in the dark.”</text:p>
      <text:p text:style-name="P351">“<text:span text:style-name="T418">My holy magic can produce light too</text:span>,” Niagra states as he raises his palm and creates a ball of light.</text:p>
      <text:p text:style-name="P351">“<text:span text:style-name="T418">Very nice,” Aric praises.</text:span></text:p>
      <text:p text:style-name="P351">“I might not be able to use magic. But, don’t underestimate my ability to create fire,” Pluto states <text:span text:style-name="T418">with a maniacal grin. His arms are crossed over his chest and deftly clutched between the fingers of each hand are three glass phials </text:span>full of <text:span text:style-name="T418">orange liquid</text:span>.</text:p>
      <text:p text:style-name="P351">“<text:span text:style-name="T419">One flick of the wrist and I can set an area ablaze,” he continues to brag.</text:span></text:p>
      <text:p text:style-name="P351">“It was really smart of us to pick matter generation perks,” Savos states as he shows off a device of his own.</text:p>
      <text:p text:style-name="P351">Around his arm is a leather gauntlet with a metal shaft on the top and a hidden blade at the end.</text:p>
      <text:p text:style-name="P351">“Oooo, is that what I think it is?” Conner asks while approaching.</text:p>
      <text:p text:style-name="P351">“Hehe, indeed,” Savos states as he points the contraption in a directio<text:span text:style-name="T419">n and </text:span>tugs a string <text:span text:style-name="T419">by flicking his thumb out </text:span>in his hand <text:span text:style-name="T419">causing a dagger to shoot out.</text:span></text:p>
      <text:p text:style-name="P351">“Woah, that’s fast,” <text:span text:style-name="T420">Anabar states with shock as he watches the dagger go over his head.</text:span></text:p>
      <text:p text:style-name="P351">“Yes sir! Spring-loaded. And, don’t worry. By level 5, I’ll be making guns for us too when I unlock gunpowder,” <text:span text:style-name="T421">Savos states.</text:span></text:p>
      <text:p text:style-name="P351">“<text:span text:style-name="T421">I want one of those too,” Trinity says with rare interest.</text:span></text:p>
      <text:p text:style-name="P351">“<text:span text:style-name="T421">Sure, sure. I actually made a few spares last night and brought them in my backpack. If you want one, then I can give you one.”</text:span></text:p>
      <text:p text:style-name="P377">“Please,” Trinity says.</text:p>
      <text:p text:style-name="P377">With that said, Trinity receives a device while Conner decides to pass after trying it and concluding that the device is probably not a good fit for him.</text:p>
      <text:p text:style-name="P351"><text:soft-page-break/>“<text:span text:style-name="T421">I take it that everybody is ready to go then?</text:span>” Aric asks as he begins to head forward. “Hehe, let’s do this,” Noire states.</text:p>
      <text:p text:style-name="P351">“Just let me know when <text:span text:style-name="T422">you want to me to cast my buffs</text:span>,” Anabar <text:span text:style-name="T416">advises Aric.</text:span></text:p>
      <text:p text:style-name="P351">“<text:span text:style-name="T416">Will do,” Aric responds.</text:span></text:p>
      <text:p text:style-name="P378">The group finishes preparing supplies and getting organized before getting into formation and heading <text:span text:style-name="T403">toward the entrance of the Mossy caves.</text:span></text:p>
      <text:p text:style-name="P370">“<text:span text:style-name="T410">Defenders, keep on top of hauling the cart</text:span><text:span text:style-name="T409">,” </text:span><text:span text:style-name="T410">Aric commands. “All, get your torches ready. Trinity, begin scouting. Monte, keep an eye on our surroundings. Mary, be on the ready to move up to the front at a moment’s notice. Archons, keep your magic charged. You never know when we might need light magic or an offensive spell! Sups, keep your supplies ready too. Anabar, </text:span><text:span text:style-name="T422">you need to stay on the ready to buff too. Since there is a delay, we need quick response times. Even a few milliseconds can be fatal </text:span><text:span text:style-name="T410">Eswar, keep the formation tight. Monte, you have to watch him.”</text:span></text:p>
      <text:p text:style-name="P371">Aric barks out orders repeatedly as he makes sure that the group is operating ideally. He clearly has leadership experience. Or, he studied well, as the commands and advice that he gives keep the group organized and moving optimally.</text:p>
      <text:p text:style-name="P372">The group formation is arranged <text:span text:style-name="T412">in a nearly</text:span> 3x4 grid with most of the members from the Fighter, Archon and then Support squad in each row. <text:span text:style-name="T411">Four defenders protect the corners of </text:span><text:span text:style-name="T412">this</text:span><text:span text:style-name="T411"> group </text:span><text:span text:style-name="T412">while holding torches for illumination. Saxton pulls their cart of supplies from behind with the aid of a chest harness. And Monte and Trinity float up front.</text:span></text:p>
      <text:p text:style-name="P373">As they move forward toward the cave entrance, Trinity raises the his hand to signal ‘Halt’ as he looks down into the Mossy Caves.</text:p>
      <text:p text:style-name="P373">“Report,” Trinity says very officially. “Stairs heading down. Appears very slippery. Poor illumination. Could be dangerous.”</text:p>
      <text:p text:style-name="P373">“<text:span text:style-name="T414">Any railing?” Aric asks.</text:span></text:p>
      <text:p text:style-name="P373">“<text:span text:style-name="T414">Negative. Well, correction, there appears to be some. However, it has been poorly maintained and appears unsafe. Wouldn’t recommend using.”</text:span></text:p>
      <text:p text:style-name="P373">“<text:span text:style-name="T413">We’ll use a rope for stability then and go down in a line </text:span><text:span text:style-name="T414">then</text:span><text:span text:style-name="T413">,” Aric quickly decides. “</text:span><text:span text:style-name="T414">Defenders, get the rope.”</text:span></text:p>
      <text:p text:style-name="P373">“<text:span text:style-name="T413">On it,” King Presley says as he goes to the wagon Darnell is pulling and retrieves a long thick rope. Baxter, Savos and Gordon all help to unfurl it and hand it off to people while Aric comes up with a new formation, </text:span><text:span text:style-name="T414">arranging people in a line.</text:span></text:p>
      <text:p text:style-name="P374">The new formation still follows the same fundamentals as before, only packed in a line <text:span text:style-name="T415">rather than a grid. The defenders split up to cover the front and back, with the fighters, mages and then supports in the center.</text:span></text:p>
      <text:p text:style-name="P375"><text:soft-page-break/>Everybody quickly arranges themselves and then heads forward, as the strong defenders act as anchors <text:span text:style-name="T422">on each end</text:span> to lead them down into the Mossy Caves.</text:p>
      <text:p text:style-name="P352">The slope leading down is around 30 degrees steep. It is also covered with generous helpings of slimy moss that easily parts free from the ground to reveal an even more wet and slippery surface below. <text:span text:style-name="T424">Fortunately</text:span>, their strategy of using a rope works quite well as their group <text:span text:style-name="T423">reaches the slope and continues forward gradually, slowly and safely.</text:span></text:p>
      <text:p text:style-name="P379">Saxton winds up struggling the most out of everybody as the wagon on slippery steps creates a poor situation. After a few steps, he calls out loud, “Wait!” and gets Gordon to help him. The problem is not that the wagon is too heavy. It is that the wagon is hard to control from the front.</text:p>
      <text:p text:style-name="P379">Thus, Saxton moves to behind the wagon and controls it’s descent with his harness, as Gordon steers it and helps it to move to the next steps in a controlled fashion.</text:p>
      <text:p text:style-name="P380">The group’s pace is quite slow. But, it isn’t as though any single factor is causing this. There are many non-physically specialized individuals here and the lighting is dim, so it isn’t as though such a pace is avoidable.</text:p>
      <text:p text:style-name="P381">At the start, the moss’s illumination is completely negligible due to their eyes needing to adjust to this underground area. But, after a while, it does manage to provide some benefit as greenish-yellow light glows dimly in the corners.</text:p>
      <text:p text:style-name="P380">Still, as a result of the groups pace, the descent down the slope takes over 15 minutes to reach the bottom while not even seeming like too far of a distance.</text:p>
      <text:p text:style-name="P380">Perhaps they only went down 500 feet in total.</text:p>
      <text:p text:style-name="P379">“Hold up,” Trinity calls out. “Report. <text:span text:style-name="T425">Pooled water below and a dark tunnel ahead. No hostiles spotted. Requesting orders.”</text:span></text:p>
      <text:p text:style-name="P379">“<text:span text:style-name="T425">Don’t touch the water,” Lavant speaks out. “This place is definitely a Magic Region. I can sense that the mana is denser here than on the surface. If you touch stagnant water, anything could happen.”</text:span></text:p>
      <text:p text:style-name="P381">Aric moves to the front and checks the water and states, “The water doesn’t look too deep. But, like Lavant said, we don’t want to take any risks.</text:p>
      <text:p text:style-name="P381">Anybody lacking boots?”</text:p>
      <text:p text:style-name="P381">There is only silence, so he continues, “We’ll cross the water. Slowly and carefully.</text:p>
      <text:p text:style-name="P381">Mary, you’re up. Time to lead the way.”</text:p>
      <text:p text:style-name="P381">“Sure thing,” Mary agrees as she rushes up to the front of the group and checks ahead.</text:p>
      <text:p text:style-name="P381">The pooled water only extends for about 10 feet forward and is only as wide as the passage, which is about 10 feet wide. Her assessment is that it doesn’t appear too deep and likely only formed due to water pooling after pouring down the stairs for years.</text:p>
      <text:p text:style-name="P381"><text:soft-page-break/>‘Should be safe,’ <text:span text:style-name="T426">Mary thinks to herself, as she carefully walks forward, taking slow steps to ensure that the water isn’t too deep.</text:span></text:p>
      <text:p text:style-name="P382">She manages to walk forward with the water rising to cover the top of her boot eventually. But, as she progresses, the water doesn’t go up any higher and she safely reaches the other side in only a few moments.</text:p>
      <text:p text:style-name="P382">Next, she looks forward into the tunnel and seriously observes for any oddities. Though, after a few moments, nothing stands out, so she looks back and says, “Should be safe.”</text:p>
      <text:p text:style-name="P382">“Got it. Let’s cross,” Aric states.</text:p>
      <text:p text:style-name="P382">So, the group continues their forward movement, collectively hanging onto the rope to gradually finishes descending the stairs and crossing the pool of water to the other side.</text:p>
      <text:p text:style-name="P353">This trip has been entirely uneventful <text:span text:style-name="T427">so far, </text:span><text:span text:style-name="T428">but </text:span>nobody is complaining that this is the case. Those with experience can easily imagine somebody slipping and dragging the group down into the infested waters, possibly resulting in <text:span text:style-name="T427">injuries, illness or some other kind of issue.</text:span></text:p>
      <text:p text:style-name="P354">Though, this is only the mere act of ‘entering’ the Mossy Caves, let alone exploring or conquering it to any extent. Such a small feat is not worthy of being considered an accomplishment, so <text:span text:style-name="T428">the group recovers their energy on the opposite side of the pool while stowing the rope before continuing forth in a line.</text:span></text:p>
      <text:p text:style-name="P383">Now, they are officially venturing into the depths of the Mossy Cave.</text:p>
      <text:p text:style-name="P383">The path ahead is a very gradual downward sleep that leads into unknown underground land. As they travel, their aid continues to follow from behind at a decent distance of nearly 20 feet away. Torches provide extra illumination in this area. Though, even with them, the cave walls give way to side passages occasionally that lead to places far out of site.</text:p>
      <text:p text:style-name="P383">Trinity and Monte float around up front and at the sides as they constantly listen and look for threats. <text:span text:style-name="T429">Everybody is as quiet as possible so as to avoid threats.</text:span></text:p>
      <text:p text:style-name="P384">Though, as they continue through the dark cavern, there are no signs of danger. Trinity even sends back hand gestures to those with decent knowledge certain findings, like ‘Passage to the Side’ by pointing in the direction and making an ‘O’ with his fingers, ‘No Monsters There,’ by creating an X and a monster shaped hand shape or ‘Clear Up Ahead’ by doing an ‘O’ by itself.</text:p>
      <text:p text:style-name="P350">Newer players like Niagra, Pluto and Savos <text:span text:style-name="T430">don’t</text:span> understand what they mean. But, as long as they follow the general mood of the group, they can roughly <text:span text:style-name="T430">read the group’s sentiment and determine how to best act.</text:span></text:p>
      <text:p text:style-name="P350">For now, though, the group continues walking in silence for several more minutes as only a long expanse of darkness stretches forward and backwards.</text:p>
      <text:p text:style-name="P350">‘So scary. What the fuck?’ Niagra wonders as he looks around.</text:p>
      <text:p text:style-name="P350"><text:soft-page-break/>The air is cold and still. The darkness is thick and impenetrable. And the silence around them is disquieting. The torch light only extends about 50 feet or so and the tunnel walls are so repetitive and plain that if he were told that they are walking in a loop, he might not doubt such a statement.</text:p>
      <text:p text:style-name="P385">Glowing moss does provide some illumination, but the light doesn’t go very far, perhaps only a few inches at most. It could be useful for spotting a shadow darting by, but not at all for identifying the shadow itself.</text:p>
      <text:p text:style-name="P350">Sensing the anxiousness on Niagra’s face, Aric <text:span text:style-name="T429">joins up with him and </text:span>whispers, “Hanging in there?”</text:p>
      <text:p text:style-name="P355">“<text:span text:style-name="T435">Barely. </text:span>Is this really what adventuring <text:span text:style-name="T435">underground </text:span>is like? <text:span text:style-name="T435">Feels nothing like an anime</text:span>,” <text:span text:style-name="T431">Niagra</text:span> comments.</text:p>
      <text:p text:style-name="P355">“Yeah, fiction really glamorizes things. <text:span text:style-name="T431">Moving through pitch darkness </text:span><text:span text:style-name="T436">hundreds or even thousands </text:span><text:span text:style-name="T431">of feet underground is no joke. </text:span><text:span text:style-name="T436">And</text:span><text:span text:style-name="T431">, there are no time skips either.</text:span> You have to live out every moment no matter how excruciatingly repetitive, monotonous or scary they may be,” Aric states.</text:p>
      <text:p text:style-name="P355">Monte comments, “Things do get better eventually though. Once we get more levels, we’ll be able to use stronger magic to travel faster and illuminate entire areas.”</text:p>
      <text:p text:style-name="P355">“But, the game has ways of introducing difficulty in other ways <text:span text:style-name="T431">once we get there</text:span>,” Aric replies.</text:p>
      <text:p text:style-name="P355">“That’s for sure,” Monte states.</text:p>
      <text:p text:style-name="P355">“is it fine for us to be whispering?” Niagra asks.</text:p>
      <text:p text:style-name="P355">“At this point, it’s probably safe to say that there are no monsters nearby and we can chat,” Monte comments. “One nice thing about this silence is that if there is any creature movement, we should hear it almost immediately.”</text:p>
      <text:p text:style-name="P355">“Hmm, true,” Niagra comments.</text:p>
      <text:p text:style-name="P355">“But, if you become too complacent, it’s easy to miss the signs of danger and fall into trouble. That’s why, even though things are calm now, everybody is remaining wary of our surroundings. <text:span text:style-name="T436">Any creature living down here would understand the value of stealth. So, if we do hear anything, the sounds will be very quiet,</text:span>” Aric <text:span text:style-name="T436">explains</text:span>.</text:p>
      <text:p text:style-name="P355">“<text:span text:style-name="T436">At the same time, </text:span>being <text:span text:style-name="T431">too</text:span> alert <text:span text:style-name="T431">can be</text:span> quite <text:span text:style-name="T436">taxing</text:span>, which is why we’ll be taking breaks every couple of hours,” Monte comments.</text:p>
      <text:p text:style-name="P355">“How will we know when 2 hours have passed?” Niagra wonders.</text:p>
      <text:p text:style-name="P355">“<text:span text:style-name="T436">I</text:span>nternal clocks,” Mary comments <text:span text:style-name="T436">quickly.</text:span></text:p>
      <text:p text:style-name="P355">“<text:span text:style-name="T431">Oh. </text:span><text:span text:style-name="T436">They’re</text:span><text:span text:style-name="T435"> that good?</text:span>” Niagra <text:span text:style-name="T435">asks.</text:span></text:p>
      <text:p text:style-name="P355">“<text:span text:style-name="T435">Experience friend, lots of experience,” Aric reassures as he pats him on the shoulder.</text:span></text:p>
      <text:p text:style-name="P356"><text:span text:style-name="T436">“I hope things get easier,” </text:span><text:span text:style-name="T437">Noire</text:span><text:span text:style-name="T436"> chimes in, “My feet are starting to hurt.”</text:span></text:p>
      <text:p text:style-name="P408"><text:soft-page-break/>“Get more vitality and they’ll hurt less,” Monte responds. “Though, I guess this is going to be a struggle for you, eh? Only 5 stat points per level now. I hope you’re getting some from your perks.”</text:p>
      <text:p text:style-name="P357">“<text:span text:style-name="T436">Yeah, I have </text:span><text:span text:style-name="T437">a </text:span><text:span text:style-name="T436">Mage Class Specialization </text:span><text:span text:style-name="T437">perk</text:span><text:span text:style-name="T436">. Gives me 1 bonus magic per level,” </text:span><text:span text:style-name="T437">Noire</text:span><text:span text:style-name="T436"> responds.</text:span></text:p>
      <text:p text:style-name="P357">“<text:span text:style-name="T436">That’s really solid then,” Monte responds. “</text:span><text:span text:style-name="T437">You’ll be fine. We just need levels.”</text:span></text:p>
      <text:p text:style-name="P357">“<text:span text:style-name="T437">I wonder,” Niagra asks, “Was coming here the right choice? It feels too barren down here. And dangerous. Wouldn’t somewhere else be better?”</text:span></text:p>
      <text:p text:style-name="P358">“<text:span text:style-name="T437">Depends on if the lord was right or not </text:span><text:span text:style-name="T438">and we find a good </text:span><text:span text:style-name="T439">spot</text:span><text:span text:style-name="T437">,” </text:span>Aric <text:span text:style-name="T437">responds</text:span>. “<text:span text:style-name="T439">One big </text:span><text:span text:style-name="T440">thing about this game is how loot works. In your usual </text:span>top-down point and click <text:span text:style-name="T440">isometric</text:span> RPG, killing a cow might give you a piece of leather <text:span text:style-name="T440">or</text:span> <text:span text:style-name="T440">one raw beef.</text:span></text:p>
      <text:p text:style-name="P359">But, here? You’re getting a whole damn cow. That means tons of <text:span text:style-name="T440">mean</text:span> and a shit ton of hide to turn into leather <text:span text:style-name="T441">and</text:span><text:span text:style-name="T440"> other </text:span><text:span text:style-name="T441">stuff</text:span><text:span text:style-name="T440">, with bones and organs </text:span><text:span text:style-name="T441">to top it all off</text:span>; just like in the real world.</text:p>
      <text:p text:style-name="P360">And, the same <text:span text:style-name="T441">logic</text:span> applies to everything else <text:span text:style-name="T441">too</text:span>. <text:span text:style-name="T433">If we kill a dragon, then we’re not going to wind up with 1 dragon tooth. We’d get 100 fangs, </text:span>multiple hearts and enough dragon hide to coat a <text:span text:style-name="T441">whole </text:span>house.”</text:p>
      <text:p text:style-name="P355">“<text:span text:style-name="T441">Yeah, but you won’t get a loot pile spawning under the dragon’s corpse either. And, </text:span>good luck killing a dragon <text:span text:style-name="T441">in the first place</text:span>. They are considered Legendary grade at a minimum and impossibly strong.” Monte comments.</text:p>
      <text:p text:style-name="P360">“<text:span text:style-name="T441">It might not drop a loot pile, but depending on the circumstances, a big loot pile nearby isn’t impossible,” Aric adds. “</text:span><text:span text:style-name="T442">No dragon is going to spend time in a place without a lot of mana. And, high mana levels can turn even ordinary weapons into powerful items.”</text:span></text:p>
      <text:p text:style-name="P386">Monte nods in agreement.</text:p>
      <text:p text:style-name="P386">This kind of information is basic knowledge, but he is entertaining Monte’s conversation to be social and possible benefit Niagra with knowledge.</text:p>
      <text:p text:style-name="P355">“I see, I see,” Niagra <text:span text:style-name="T442">expresses his understanding.</text:span></text:p>
      <text:p text:style-name="P355">There is a bit more chit-chat about the various aspects of adventuring as <text:span text:style-name="T434">the newer adventurers are </text:span>given tips and even lessons on hand signs. Yet, even as this happens, nobody lets down their guard <text:span text:style-name="T432">completely</text:span>. This is a Magic Region after all. And, not experiencing danger yet simply means that they have yet to encounter it.</text:p>
      <text:p text:style-name="P387">***</text:p>
      <text:p text:style-name="P361">After traveling for at least an hour to who knows where, a light appears far in the distance of the tunnel.</text:p>
      <text:p text:style-name="P361">This causes <text:span text:style-name="T443">Trinity</text:span> to put up a hand sign that causes their group to <text:span text:style-name="T443">pause in place and compact their formation.</text:span></text:p>
      <text:p text:style-name="P361"><text:soft-page-break/>“<text:span text:style-name="T443">Finally,” King Presley states as he begins to stretch. “I can feel it in my bones. A fight is near.”</text:span></text:p>
      <text:p text:style-name="P361">“<text:span text:style-name="T443">That’s interesting,” Lavant responds. “There is elevated mana coming from ahead. I suspect you have a sensitivity to it?”</text:span></text:p>
      <text:p text:style-name="P361">“<text:span text:style-name="T443">Who knows?” he responds with a shrug, continuing to stretch.</text:span></text:p>
      <text:p text:style-name="P362">“<text:span text:style-name="T444">Alright team,” Aric begins. “We might be coming up on a real encounter. Let’s focus up.</text:span></text:p>
      <text:p text:style-name="P388">Even if you have worked in large groups before, you mustn’t overestimate yourself. Even veterans need time to learn the preferences and behaviors of others. So, humble yourself and treat this as a new experience. </text:p>
      <text:p text:style-name="P389">We are fortunate to have time to prepare and handle this situation with no pressure or constraints. Let’s use this as an opportunity to learn and become better so that even if we get tossed into an unpredictable situation, we can react optimally. That’s my hope for today and likely what the lord and the others in the city hope for as well. This is a mission to become stronger first and a team-building exercise second.</text:p>
      <text:p text:style-name="P389">Now, in regards to the situation at hand, we’re going to handle it the standard way. <text:span text:style-name="T406">Send a scout, wait for a report, form a plan then attack.</text:span>”</text:p>
      <text:p text:style-name="P363">“Ah, then that means I’m up?” Trinity asks.</text:p>
      <text:p text:style-name="P363">“<text:span text:style-name="T445">Actually, this should be a task for Mary, </text:span><text:span text:style-name="T447">no</text:span><text:span text:style-name="T445">?” Aric turns to her and asks.</text:span></text:p>
      <text:p text:style-name="P363">“<text:span text:style-name="T445">I’m always happy to </text:span><text:span text:style-name="T447">scout</text:span><text:span text:style-name="T445">,” Mary </text:span><text:span text:style-name="T447">replies</text:span><text:span text:style-name="T445"> with a light smile.</text:span></text:p>
      <text:p text:style-name="P363">“<text:span text:style-name="T447">About that. Actually, t</text:span><text:span text:style-name="T445">his is good timing </text:span><text:span text:style-name="T447">for a conversation I’ve been meaning to have with you</text:span><text:span text:style-name="T445">,” Trinity </text:span><text:span text:style-name="T447">says while approaching Mary. </text:span><text:span text:style-name="T445">“I </text:span><text:span text:style-name="T447">appreciate</text:span><text:span text:style-name="T445"> that you volunteered to </text:span><text:span text:style-name="T447">be a canary</text:span><text:span text:style-name="T445"> to hide your remaining perks. But, </text:span><text:span text:style-name="T447">honestly, I don’t really care about any of that. I only care about our group’s best interests. And, you playing suicidally doesn’t help that goal.”</text:span></text:p>
      <text:p text:style-name="P363">“<text:span text:style-name="T447">My, the rogue playing the good guy and caring about my life.” Mary states in a slightly sarcastic tone “I hope you won’t blame me for not quite believing you?</text:span></text:p>
      <text:p text:style-name="P390">Could it perhaps be the case that there is more to your definition of ‘best interests’ than what the example that you gave implies?”</text:p>
      <text:p text:style-name="P391">Trinity doesn’t take any offense and merely responds with a slight smile, “You’re welcome to spin what I said however you want. But, ultimately, I don’t think anybody here wants anybody else to die. There is not an abundance of players around. And, with the spires and that giant showing, I think we’re all fairly motivated to do our best.”</text:p>
      <text:p text:style-name="P391">“So, you want to be the scout?” Mary asks <text:span text:style-name="T449">quickly.</text:span></text:p>
      <text:p text:style-name="P391">Internally, she actually doesn’t want to be the scout/canary. However, she perceives this moment as an opportunity and responds, “I don’t know. I kind of already committed to this job. Don’t you think it’s a bit late to try to take it over now?”</text:p>
      <text:p text:style-name="P392"><text:soft-page-break/>Hearing this, Trinity frowns and responds, “I’m only saying this for the interests of the group. <text:span text:style-name="T449">My entire class build is focused around being a rogue and having good scouting abilities. </text:span>We don’t know anything about you. <text:span text:style-name="T449">Having you lead could backfire on us if you miss a trap.”</text:span></text:p>
      <text:p text:style-name="P392"><text:span text:style-name="T448">“</text:span><text:span text:style-name="T449">Hmm, that’s a fair point,” Mary responds while thinking. “But, if that’s your concern, then you can all simply follow further back. That’s not a problem for me. I am confident in my ability to escape.”</text:span></text:p>
      <text:p text:style-name="P392">“<text:span text:style-name="T449">I knew it,” Trinity responds. “You have a powerful escape. That’s exactly what I mean.</text:span></text:p>
      <text:p text:style-name="P393">It would be better for me to scout and you not have to use it in the event of danger. This way, we have an additional body to help actually fight that danger.”</text:p>
      <text:p text:style-name="P392">“<text:span text:style-name="T449">That might be true,” Mary responds as she puts a finger on her chin. “But, I really don’t want to give up the loot prio.”</text:span></text:p>
      <text:p text:style-name="P393">Hearing this, Trinity’s frown fades to a smile so quickly that some get the impression that his anger was fake. “Sure. But, if you have loot prio and get all of the good loot and then teleport away… what use is giving you loot prio going to have for us?”</text:p>
      <text:p text:style-name="P393">“I feel like you have come up with a fairly elaborate hypothetical scenario,” Mary says with a sigh. “But, honestly, if you insist to this extent, I’ll relent. You can scout and lead and be the canary.</text:p>
      <text:p text:style-name="P393">Fine!”</text:p>
      <text:p text:style-name="P393">“Thank you,” Trinity states while looking to Aric.</text:p>
      <text:p text:style-name="P393">“Then it’s settled,” Aric states. “Trinity, you’ll be the scout.</text:p>
      <text:p text:style-name="P393">We can discuss loot priorities later during our next break.</text:p>
      <text:p text:style-name="P393">Fair?”</text:p>
      <text:p text:style-name="P393">“Fair,” he responds.</text:p>
      <text:p text:style-name="P393">“Then be off,” Aric commands.</text:p>
      <text:p text:style-name="P393">“<text:span text:style-name="T450">Sure, sure,” Trinity responds, then turns and hurries away.</text:span></text:p>
      <text:p text:style-name="P394">Meanwhile, Mary is very satisfied with the outcome of the conversation. <text:span text:style-name="T450">The fact that she might have a strong escape is something that she wants to keep in the back of everybody’s minds. She is also continuing to portray her confident, fearless and intellectual sides, which should further improve others image of herself.</text:span></text:p>
      <text:p text:style-name="P395">She does all of this projecting for the very simple reason of warding off trouble. If others believe that she has several hidden capabilities, then they will be less likely to mess with her and more likely to work with her. Everything will turn about out better with a better reputation.</text:p>
      <text:p text:style-name="P395">‘I’m quite fortunate that Trinity is greedy,’ Mary thinks to herself. ‘Now I get out of being a canary and have improved my image. This will make it easier for me to hide the abilities that I do and don’t have. Unexpectedly, he has been quite useful. I’ll have to reward him one day in the future.’</text:p>
      <text:p text:style-name="P395"><text:soft-page-break/>Once Trinity is out of earshot, Niagra asks, “<text:span text:style-name="T446">I’m surprised that he gets loot prio. We’re all risking our lives, aren’t we?”</text:span></text:p>
      <text:p text:style-name="P364">Aric explains, “We are risking our lives, yes. But, he is taking an additional risk independently from the rest of us by scouting out an area. So, he gets a bit of a higher stake when it comes to loot distribution.</text:p>
      <text:p text:style-name="P364">“Just think of it like guaranteeing an occasional 95 on a 1d100 loot roll,” Monte states with a metaphor. “<text:span text:style-name="T446">It won’t make a major difference in the long run, but he’ll occasionally get an item he really wants.”</text:span></text:p>
      <text:p text:style-name="P364">They continue to chat a bit while waiting until eventually Trinity returns with news.</text:p>
      <text:p text:style-name="P364">“<text:span text:style-name="T446">The area ahead is likely the beginning of the ‘real’ Mossy Caves. There are Mossy Golems wandering around and weird plants,” Trinity describes.</text:span></text:p>
      <text:p text:style-name="P364">“<text:span text:style-name="T446">Golems? Are you sure?” Monte asks for clarification.</text:span></text:p>
      <text:p text:style-name="P364">“<text:span text:style-name="T446">Yeah. I was surprised too, but they definitely have magic cores,” Trinity replies.</text:span></text:p>
      <text:p text:style-name="P364">“<text:span text:style-name="T451">How big are they?” Lavant asks with interest.</text:span></text:p>
      <text:p text:style-name="P364">“<text:span text:style-name="T451">About 8 feet tall,” Trinity responds.</text:span></text:p>
      <text:p text:style-name="P364">“<text:span text:style-name="T451">Christ,” Gondor mutters.</text:span></text:p>
      <text:p text:style-name="P397">Several people here are also quite shocked.</text:p>
      <text:p text:style-name="P399">This news is so shocking in fact that, f<text:span text:style-name="T451">or the first time, the City Mage steps forward with the guards and asks for confirmation.</text:span></text:p>
      <text:p text:style-name="P399"><text:span text:style-name="T451">“Did I hear right? 8 feet tall?” </text:span>the Mage asks.</text:p>
      <text:p text:style-name="P397">“Yes,” Trinity <text:span text:style-name="T452">responds</text:span>.</text:p>
      <text:p text:style-name="P397">“How many?” the Mage asks.</text:p>
      <text:p text:style-name="P397">“Quite a lot, honestly. About 40 I’d say?”</text:p>
      <text:p text:style-name="P398">“40 golems at 8 feet in height? <text:span text:style-name="T452">That’s… fairly extreme,” the Mage responds. “The mana levels in here did feel elevated since we entered. But, I didn’t expect the situation to have progressed like this.”</text:span></text:p>
      <text:p text:style-name="P398">“<text:span text:style-name="T452">What would you consider normal?” Aric asks.</text:span></text:p>
      <text:p text:style-name="P398">“<text:span text:style-name="T452">Five? 10 at most? And no more than five feet tall,” the Mage states.</text:span></text:p>
      <text:p text:style-name="P398">“<text:span text:style-name="T452">I’m surprised that you’re surprised. Are there really that few people exploring underground capable of noticing something like this?” Monte asks.</text:span></text:p>
      <text:p text:style-name="P398">“<text:span text:style-name="T452">Nobody is adventuring anymore,” the Mage responds seriously. “The City Lord has been doing his best to shield you all from the truth of our empire’s situation. However, given that the situation down </text:span><text:soft-page-break/><text:span text:style-name="T452">here is what it is, I feel like it can’t be hidden anymore.</text:span></text:p>
      <text:p text:style-name="P399">The famine has been directly and indirectly causing all kinds of problems since it begin 50 years ago.</text:p>
      <text:p text:style-name="P399">Mages have had to switch their disciplines and work almost entirely toward agriculture.</text:p>
      <text:p text:style-name="P399">Normal civilians must spend their time farming.</text:p>
      <text:p text:style-name="P399">Fighters are split between being guards and soldiers.</text:p>
      <text:p text:style-name="P399">People simply don’t have the luxury of exploring as much anymore.</text:p>
      <text:p text:style-name="P399">I wouldn’t be surprised if these Mossy Caves have been ignores for decades now.”</text:p>
      <text:p text:style-name="P399">“That seems… rather extreme,” Aric responds with a frown. “Not even a single person has come here for decades?”</text:p>
      <text:p text:style-name="P400">“I can’t guarantee that. <text:span text:style-name="T453">I only know that I haven’t received such information,” the Mage responds. “Even still, it wouldn’t be too unreasonable for absolutely 0 people to have come here.</text:span></text:p>
      <text:p text:style-name="P401">There are other Magic Regions that are f<text:span text:style-name="T454">ar </text:span>more…<text:span text:style-name="T454"> ‘</text:span>hospitable,’ <text:span text:style-name="T454">she says with a brief pause to think before continuing, “</text:span>than here in many ways. <text:span text:style-name="T454">This place is most likely not one that people would choose over others given the current climate of our continent.”</text:span></text:p>
      <text:p text:style-name="P401">“<text:span text:style-name="T454">I see,” Aric responds satisfied.</text:span></text:p>
      <text:p text:style-name="P401">“<text:span text:style-name="T454">Still, the situation here is different than expected, so my recommendation is that we leave,” the Mage urges. “I know that a lot of time and effort has been invested to get you here for this moment. But, I feel like we should retreat for the time being. This place is too unknown and unsafe.”</text:span></text:p>
      <text:p text:style-name="P401">“<text:span text:style-name="T454">Sorry, but no way,” King Presley responds immediately. “</text:span><text:span text:style-name="T455">After all of these hours, you think I’m going back </text:span><text:span text:style-name="T456">w</text:span><text:span text:style-name="T455">ithout even trying? No chance.”</text:span></text:p>
      <text:p text:style-name="P401">“<text:span text:style-name="T455">Alas, I must regrettably agree with Presley,” Maxwell states. “</text:span><text:span text:style-name="T456">I must at least see my foes with my own eyes.”</text:span></text:p>
      <text:p text:style-name="P402">The Mage seems to ponder for a moment, before relaxing and saying, “Fine. But, we’re backing you up.”</text:p>
      <text:p text:style-name="P402">“That won’t do,” Maxwell declines.</text:p>
      <text:p text:style-name="P402">King Presley follows up, “We don’t gain experience if strong allies assist us. Unfortunately, there is a system that prevents such aid.”</text:p>
      <text:p text:style-name="P402">“That’s fine. We can assess the danger together and then, if you decide to fight, we’ll back off,” the Mage states.</text:p>
      <text:p text:style-name="P402">“I can agree to that,” Maxwell accepts.</text:p>
      <text:p text:style-name="P402">“Fine,” King Presley states.</text:p>
      <text:p text:style-name="P402"><text:soft-page-break/>“Fantastic team,” Aric states with a light clap. “Then, let’s go check out the golems, shall we? Formations people.”</text:p>
      <text:p text:style-name="P402">Hearing this, the group gets into formation and marches forward. They move through the tunnel toward the light at the end that gradually expands from a decently sized circle to a large exit into another room.</text:p>
      <text:p text:style-name="P402">The reason for why they couldn’t see this dot from super far away is because the passage that they have been moving through curves left and right at subtle angles similarly to how it curves down. These small details are easy to overlook. However, Mary notes everything carefully with her senses.</text:p>
      <text:p text:style-name="P409">‘Well, these golems are definitely experiencing an era of prosperity,’ she thinks to herself as she looks out of their current passage.</text:p>
      <text:p text:style-name="P396"><text:span text:style-name="T457">Ahead is </text:span>a moonlit cavern filled with <text:span text:style-name="T457">plentiful greenish-yellow moss that faintly illuminates the entire area. </text:span>The ‘<text:span text:style-name="T457">room’ </text:span>is thousands of feet wide, perhaps even up to a full mile, with a large mound in the center rising high <text:span text:style-name="T457">above ground level</text:span>. A<text:span text:style-name="T457">n object of some kind is affixed to the stone roof of the ceiling above the central mound. And from it, a gentle beam of greenish-yellow light flows down with sprinkles of more intensely bright light particles fluttering constantly down from within like occasional snowflakes.</text:span></text:p>
      <text:p text:style-name="P396">Aside from the natural <text:span text:style-name="T460">cave</text:span> features, there are the moss monsters that Trinity described as well. Standing at <text:span text:style-name="T459">between </text:span><text:span text:style-name="T460">6</text:span><text:span text:style-name="T459"> and 8 feet tall, and quite wide too, </text:span><text:span text:style-name="T458">these creatures </text:span><text:span text:style-name="T460">are </text:span><text:span text:style-name="T458">somewhat hollow entities formed from a shell of vines covered with mushrooms, moss </text:span><text:span text:style-name="T460">and odd flowers</text:span><text:span text:style-name="T458">. T</text:span><text:span text:style-name="T459">hey sluggishly </text:span><text:span text:style-name="T460">lumber about, slowly and </text:span><text:span text:style-name="T459">silently in seemingly random directions. </text:span><text:span text:style-name="T460">Each one </text:span><text:span text:style-name="T458">truly appear</text:span><text:span text:style-name="T460">s</text:span><text:span text:style-name="T458"> harmless if left undisturbed.</text:span></text:p>
      <text:p text:style-name="P403">Most of the moss monsters appear the same. However, the<text:span text:style-name="T460">re</text:span> are individual<text:span text:style-name="T460">s</text:span> <text:span text:style-name="T460">bearing </text:span>da<text:span text:style-name="T460">rk purple, blue or green patches of moss along their bodies. There is even one that Mary spots wandering around at the top of the central mound that has flecks of gold interwoven into its body. At 9 feet tall, it is clearly superior to the others in some way.</text:span></text:p>
      <text:p text:style-name="P404">‘Normal, elites and a boss,’ Mary assesses. ‘Definitely well developed. <text:span text:style-name="T461">Let’s hope that the loot is </text:span><text:span text:style-name="T462">equally so</text:span><text:span text:style-name="T461">.</text:span>’</text:p>
      <text:p text:style-name="P405">The golems show no reaction to their group. So, they stare for a couple of minutes before stepping back and grouping a decent distance away. Here, another conversation begins to assess what they saw and consider what to do next.</text:p>
      <text:p text:style-name="P405">***</text:p>
      <text:p text:style-name="P405">The group discusses abilities roughly and what they’d like to do, finally settling on a plan that would make everybody happy.</text:p>
      <text:p text:style-name="P405">Trinity will act as bait to lure the golems toward their group. Then, once the golems reach their tunnel’s hole, their group will use a variety of methods on them to defeat them as they arrive.</text:p>
      <text:p text:style-name="P1104"><text:soft-page-break/>Their tunnel’s exit is a natural choke point. Even though it is about 15 feet wide, such a size is more than compatible with their methods.</text:p>
      <text:p text:style-name="P406">Trinity directs a hand sign at their group, a simple thumbs up, then turns and runs forward without waiting for a response. He enters the cave and runs with soft steps forward toward a golem, fully intent on grabbing its attention.</text:p>
      <text:p text:style-name="P406">Unfortunately, unlike the demons that have animalistic instincts, these golems show absolutely no interest in his presence. <text:span text:style-name="T463">He runs toward one with an expectation that it might react. However, even as he reaches within 5 feet of it, running in such a way that he appears ready to dodge at a moment’s notice, it doesn’t do anything. It is completely unintelligent, lacks senses or possesses some other trait that causes it to not care.</text:span></text:p>
      <text:p text:style-name="P407">Since this is the case, Trinity tries a few methods to attract its attention without provoking it too much. He taps his dagger on the ground, gets close and pats it on the shoulder with his gloved hand and even shouts loudly. Yet, even upon doing all of this, it doesn’t care. After a short 30 seconds, he finds himself standing by the slowly walking golem figuratively scratching his head.</text:p>
      <text:p text:style-name="P407">He really isn’t sure what would be his best move next.</text:p>
      <text:p text:style-name="P407">Thus, he returns back to his group for further discussion, where they decide to advance their plans with more aggressive actions.</text:p>
      <text:p text:style-name="P415">He grabs a bow armed with an arrow wrapped in a thin-layer of hemp-like cloths. He dips the cloths into a pot of oil, allows it to drop for a moment, then ignites it on Saxton’s torch, before running out into the cavern once more.</text:p>
      <text:p text:style-name="P415">The golems do not immediately react, something that the group isn’t surprised by since they didn’t react to their torches in the first place either. Thus, Trinity gets within about 20 feet of one golem, aims and draws back his arrow, before releasing the flaming arrow into the golem.</text:p>
      <text:p text:style-name="P415">*sssss*</text:p>
      <text:p text:style-name="P415">The arrow strikes and lodges itself into the body of the golem, immediately causing the struck region to sizzle and smoke.</text:p>
      <text:p text:style-name="P416">The golems seem to sense this aggression immediately and turn <text:span text:style-name="T472">toward Trinity and sprint in his direction.</text:span></text:p>
      <text:p text:style-name="P417">That’s right: sprint. The <text:span text:style-name="T472">6 to 8</text:span> foot tall golems <text:span text:style-name="T472">reveal vine-based anatomical structures </text:span><text:span text:style-name="T473">as they move that are clearly supportive of fast running.</text:span></text:p>
      <text:p text:style-name="P418">Trinity wastes no time and turns and runs too, <text:span text:style-name="T473">his bow pumping back and forth </text:span>in his right arm.</text:p>
      <text:p text:style-name="P418">He sprints at maximum speed back into their tunnel’s hole, where Aric and several others stand ready in position.</text:p>
      <text:p text:style-name="P418">They wait for a time as Anabar beats his drums rhythmically, slowly accelerating in tempo as he <text:soft-page-break/>plays a song.</text:p>
      <text:p text:style-name="P418">“Now!” Aric states suddenly, signaling Pluto to strike a match against a rough patch on his belt, flick it forward and then run back.</text:p>
      <text:p text:style-name="P418">Then, he too runs back, his short frame hobbling slowly.</text:p>
      <text:p text:style-name="P419">“<text:span text:style-name="T474">Get ready everybody! Let’s do it!” </text:span><text:span text:style-name="T475">Aric shouts as the match lands and strikes a pool of puddle of oil, creating a horizontal wall of flames to their front.</text:span></text:p>
      <text:p text:style-name="P420">The defenders, <text:span text:style-name="T479">King Presley,</text:span> <text:span text:style-name="T474">Darnell, Baxter, Savos and Gordon, all stand in a line with round heavy shields raised in defense.</text:span></text:p>
      <text:p text:style-name="P420">The fighters, Maxwell, Mary, Conner and Trinity form a line behind them with bows and arrows loaded and ready.</text:p>
      <text:p text:style-name="P420">The Mages, Niagra, Lavant, Noire and Niagra stand behind them, magic light glowing above their palms and around their bodies.</text:p>
      <text:p text:style-name="P420">And Monte, Anabar, Eswar, Savos and Pluto stand the farthest back, completely out of danger’s way.</text:p>
      <text:p text:style-name="P420">“Here they come!” Aric <text:span text:style-name="T476">announces.</text:span></text:p>
      <text:p text:style-name="P421">The golem that was struck initially by Trinity has a smoldering patch on its chest and some unknown amount of internal damage. However, it appears to be doing surprisingly well. The fire is probably contained by now.</text:p>
      <text:p text:style-name="P422">Still, a wall of flames stands before it. And, the fire was lit before it could really react and stop in time. When it runs into the fire, it will surely…</text:p>
      <text:p text:style-name="P422">… well, that’s what people were thinking. The initial golem charges through he flames uncaringly, its feet catching on fire, but its speed not decreasing in the least.</text:p>
      <text:p text:style-name="P422">The other golems don’t seem to care either and continue to charge. But, with the distance between the first golem and the others, their approach is randomly staggered.</text:p>
      <text:p text:style-name="P422">“Archers first! Try to hit the core!”</text:p>
      <text:p text:style-name="P423">The fighters move into positions and shoot four arrows at the body of <text:span text:style-name="T477">the golem. Though, it doesn’t slow down at all, causing Aric to say, “No luck! Defenders, find the core! Quick!”</text:span></text:p>
      <text:p text:style-name="P423">“<text:span text:style-name="T477">I’ve found it,” Mary shouts as she runs up to the golem.</text:span></text:p>
      <text:p text:style-name="P424">It is much larger than her and flaming at random spots all over <text:span text:style-name="T479">with plumes of smoke rising over its entire body</text:span>. <text:span text:style-name="T478">In this dark area, it is truly a situation of being dwarfed by a large, intimidating creature.</text:span></text:p>
      <text:p text:style-name="P425">Yet, Mary is completely unfazed. With a sword in her right hand and shield in the other, she thrusts forward, stabbing with her sword at a specific spot in the golem.</text:p>
      <text:p text:style-name="P426"><text:soft-page-break/>*SWISH*</text:p>
      <text:p text:style-name="P426">She strikes, twists her blade, then pulls it out all before leaping backwards with a short hop.</text:p>
      <text:p text:style-name="P427">The golem, struck by her blow slows down immediately from the impact. As Mary repeatedly retreats, its body <text:span text:style-name="T498">attempts to grab her, but becomes limp and falls down before it can succeed.</text:span></text:p>
      <text:p text:style-name="P427">Its power source has been completely cut down.</text:p>
      <text:p text:style-name="P426">“Woah,” King Presley says as he points to Mary and raises a thumbs-up. “Nicely spotted.”</text:p>
      <text:p text:style-name="P426">“Thanks,” Mary responds as she maintains her focus forward.</text:p>
      <text:p text:style-name="P426">The other golems are like the first and don’t care about the fire at all.</text:p>
      <text:p text:style-name="P426">“Lower-left abdomen,” <text:span text:style-name="T480">Aric announces. “Arrows should be good to go. Fire </text:span><text:span text:style-name="T481">Fire Fire!</text:span><text:span text:style-name="T480">”</text:span></text:p>
      <text:p text:style-name="P428">The group only has a little bit of time to be amazed by Mary as the next golems arrive <text:span text:style-name="T481">and pressure the defenders with their flaming presences. Two of them are approaching, one closer to the right and another on the left. Somehow, the group feels like they would have been better off not setting the golems on fire in the first place.</text:span></text:p>
      <text:p text:style-name="P429">*swish swish swish*</text:p>
      <text:p text:style-name="P429">Arrows fly forward, striking a golem and igniting the region.</text:p>
      <text:p text:style-name="P430">In an almost humanoid way, the golem reaches down with its mossy, vine arms toward the arrow. However, it falls forward at the same time, <text:span text:style-name="T483">failing to complete its task.</text:span></text:p>
      <text:p text:style-name="P429">“So many wasted magic cores,” Lavant <text:span text:style-name="T484">groans </text:span>from the back.</text:p>
      <text:p text:style-name="P431">Some of the players make grim expressions, but nobody says anything.</text:p>
      <text:p text:style-name="P431">He’s not wrong. However, without <text:span text:style-name="T482">sufficient strength or confidence, </text:span>it isn’t always possible to harvest loot from <text:span text:style-name="T482">one’s foes. </text:span><text:span text:style-name="T485">In this case, sadly, the magic cores within the golems can’t be salvaged and must be destroyed.</text:span></text:p>
      <text:p text:style-name="P431">Because the cavern ahead has a dome shape, the expected flow of golems into here will begin low, increase, then decrease again.</text:p>
      <text:p text:style-name="P432">And, this theory can be easily confirmed by physical observation, as the golems approaching <text:span text:style-name="T482">changes from one or two to a steady stream.</text:span></text:p>
      <text:p text:style-name="P431">“Careful! I sense magic!” Mary states as she notices a fluctuation in mana from up front.</text:p>
      <text:p text:style-name="P433">The group watches as the golems slow down to a stop and only one steps forward to their hole.</text:p>
      <text:p text:style-name="P433">It raises its two vine shaped arms up while activating magic that causes its magic core to glow brown. This results in the ground where their oil spill is at to <text:span text:style-name="T486">vibrate with minute, rapid oscillations that cause the burning oil to be sucked into the ground.</text:span></text:p>
      <text:p text:style-name="P433"><text:soft-page-break/>“<text:span text:style-name="T486">Shifting Stone,” Lavant states. “That’s a really impressive spell to know.”</text:span></text:p>
      <text:p text:style-name="P433">“<text:span text:style-name="T486">Don’t be too impressed. We’ve got a hoard coming,” Aric shouts. “Defenders, shields up! If you have perks, now is not the time to be shy.”</text:span></text:p>
      <text:p text:style-name="P434">“<text:span text:style-name="T486">Hmph,” Saxton grunts with an expression of utmost seriousness as he steps forward with a bold stance and his shield raised.</text:span></text:p>
      <text:p text:style-name="P435">“With me here, you need not worry about taking any damage. I will protect you from all harm.</text:p>
      <text:p text:style-name="P435">Circle of Protection!”</text:p>
      <text:p text:style-name="P435">Saxton fully embodies his words and utters them with conviction. As he speaks, his voice is amplified and radiates through the surroundings <text:span text:style-name="T488">with a powerful tone. </text:span><text:span text:style-name="T489">There are genuine special effects, as reverb, surround sound and various other audio effects empower his speech.</text:span></text:p>
      <text:p text:style-name="P436"><text:span text:style-name="T488">Also</text:span>, a circle of golden light expands out from his position, creating a golden <text:span text:style-name="T487">bubble that expands constantly. It grows to reach the ceilings and eventually walls, </text:span><text:span text:style-name="T488">growing continuously until</text:span><text:span text:style-name="T487"> </text:span><text:span text:style-name="T488">a large section of the tunnel is fully enveloped with golden tinge. Along the edges of his zone, rings of golden runs flicker continuously into and out of existence.</text:span></text:p>
      <text:p text:style-name="P437">An unharmed moss giant rushes in toward Saxton. Though, Saxton doesn’t flinch as it approaches. Instead, <text:span text:style-name="T489">he moves forward, his golden bubble moving with him as he charges it and thrusts forward with his shield.</text:span></text:p>
      <text:p text:style-name="P437">“<text:span text:style-name="T489">Shield Bush!” he announces proudly.</text:span></text:p>
      <text:p text:style-name="P444">He doesn’t ‘have’ to announce his abilities. But, when against creatures like this that can’t understand human speech <text:span text:style-name="T497">and</text:span> while with a relatively new party it can be useful to announce abilities so that <text:span text:style-name="T497">others</text:span> can learn what <text:span text:style-name="T497">one’s abilities</text:span> are for future situations.</text:p>
      <text:p text:style-name="P440">His left arm propels his movement as it slams into the golem with powerful force.</text:p>
      <text:p text:style-name="P440">Unfortunately, the golems body is extremely malleable and absorbs his blow nearly completely. Even though a portion is blown back, no real shockwave of force manages to propagate away from the point of impact. Thus, the moss golem reaches down to strike him.</text:p>
      <text:p text:style-name="P440">*Shoowsh*</text:p>
      <text:p text:style-name="P440">From the back lines, a concentrated ball of fire moves at decent speed toward the golem.</text:p>
      <text:p text:style-name="P440">It strikes and expands into a fiery conical-dome shaped effect, as the fire expands and blows back with terrible force.</text:p>
      <text:p text:style-name="P440">The golems body is burnt up entirely from this spell, causing its now solitary head, hands and feet to fall over or down from the sky.</text:p>
      <text:p text:style-name="P439">“<text:span text:style-name="T490">We’re showing off now right?” Noire brags proudly with another fireball floating over his hand. “Great! I </text:span><text:span text:style-name="T491">can finally show off a bit.”</text:span></text:p>
      <text:p text:style-name="P438"><text:soft-page-break/>“<text:span text:style-name="T491">Less bragging and more killing,” Lavant says as he raises his hand and then chops down.</text:span></text:p>
      <text:p text:style-name="P438"><text:span text:style-name="T491">As he does this, a strong force presses down on a sprinting golem from above, forcing its body down at a diagonal, folding it </text:span><text:span text:style-name="T498">along a crease and scraping it sideways.</text:span></text:p>
      <text:p text:style-name="P441">As they do this, King Presley can be seen yawning with a hand over his mouth <text:span text:style-name="T499">while</text:span> Maxwell remains standing calmly with his arms folded, <text:span text:style-name="T493">eyes closed</text:span> and his <text:span text:style-name="T492">polearm</text:span> resting between one arm and his body.</text:p>
      <text:p text:style-name="P442">The other defenders brace for impact as the attack by the moss golems continues to increase in intensity.</text:p>
      <text:p text:style-name="P442">Mary and Trinity load up bows and strike two more golems <text:span text:style-name="T495">down</text:span>. Meanwhile, Darnell, <text:span text:style-name="T494">Baxter and Gordon move up to support Sa</text:span><text:span text:style-name="T495">xton from behind as the moss golems rush at him.</text:span></text:p>
      <text:p text:style-name="P443">Now, there is truly a hoard coming into their tunnel. <text:span text:style-name="T533">So, even Niagra acts.</text:span></text:p>
      <text:p text:style-name="P450">He raises both of his hands and extends his arms forward with his palms facing down as he begins to cast a spell. From <text:span text:style-name="T533">below his palms in the ground below</text:span>, bones materialize <text:span text:style-name="T533">fly in from somewhere </text:span>and assemble at rapid speed into a humanoid skeleton wielding a bone sword.</text:p>
      <text:p text:style-name="P450">“Go,” he commands.</text:p>
      <text:p text:style-name="P450">“<text:span text:style-name="T533">CLINK CLINK CLINK” the skeleton clanks its teeth loudly a few times and then charges forward to help the fighters.</text:span></text:p>
      <text:p text:style-name="P443">“<text:span text:style-name="T496">Round two,” Pluto shouts proudly as he lobs several containers forward.</text:span></text:p>
      <text:p text:style-name="P444">They explode in midair, spraying glass shards and flaming oil forward that rain down over the front most golems.</text:p>
      <text:p text:style-name="P444">Though, this fire rain doesn’t really help their situation, as the golems don’t slow down in the least. Two reach Saxton and slam down onto his shield with their arms, as another three pass by him and charge the other defenders.</text:p>
      <text:p text:style-name="P445">*BUM BUM BUM*</text:p>
      <text:p text:style-name="P445">Three powerful beats of the drum come from the back.</text:p>
      <text:p text:style-name="P445">A stillness permeates the area for a brief instant that entrances everybody, as faint white glows emerge upon everybody.</text:p>
      <text:p text:style-name="P445">“ATTACK!” Anbar shouts loudly while pointing forward.</text:p>
      <text:p text:style-name="P445">His song <text:span text:style-name="T225">Heartbeat of </text:span><text:span text:style-name="T226">the Victorious</text:span><text:span text:style-name="T225"> Champions </text:span>has finally completed.</text:p>
      <text:p text:style-name="P445">“Time to get busy,” King Presley says as he he begins to move, rushing forward to intercept the next <text:s/>golems.</text:p>
      <text:p text:style-name="P445">Maxwell merely snorts, “Hmph,” before raising his pike and charging forward as well.</text:p>
      <text:p text:style-name="P446"><text:soft-page-break/>The golem hoard has truly reached maximum capacity as the hoard rushes into the tunnel with quick, viscous movements.</text:p>
      <text:p text:style-name="P446">“HA!” King Presley grunts loudly as he sidesteps a moss golems arm striking down at him.</text:p>
      <text:p text:style-name="P446">With a quick turn, he flips his blade backwards and stabs behind himself, quickly retracting his blade and rushing forward.</text:p>
      <text:p text:style-name="P446">Maxwell is even more efficient as he rushes forward, stabbing ahead with his long polearm and then swiping right, cutting the moss giant cleanly in half.</text:p>
      <text:p text:style-name="P446">They are large and intimidating for sure. However, in reality, their fragility as plant-based creatures is an obvious weakness. After seeing Mary’s actions, he and the more skilled fighters are aware of this.</text:p>
      <text:p text:style-name="P446">“<text:span text:style-name="T500">Let’s go,” Conner says to Mary as he charges in.</text:span></text:p>
      <text:p text:style-name="P447">And, Mary, not one to be outshined rushes ahead and begins to fight.</text:p>
      <text:p text:style-name="P447">A complete free for all begins as rapid blows are exchanged among the participants in this fight.</text:p>
      <text:p text:style-name="P447">Unfortunately for the golems, it becomes extremely obvious that they have little chance of winning from the very start.</text:p>
      <text:p text:style-name="P447">The defenders are way too good at intercepting the moss giants. And, the instant that the giants get slowed by defenders, fighters third-party the fights to strike at their cores.</text:p>
      <text:p text:style-name="P447">Sometimes the Moss Giants do manage to luck into an advantageous spot.</text:p>
      <text:p text:style-name="P447">However, there are still the Mages, whom provide support and prevent any advantages.</text:p>
      <text:p text:style-name="P478">The skeleton acts as an added offensive factor for the players. At least, that was the intent. In reality, it gets swiped by a moss golem fairly quickly, tossing it toward a wall and taking it out of the fight.</text:p>
      <text:p text:style-name="P478">But, the other players are doing so well that it doesn’t matter. It manages to recover and returns to the fight. It seems to have endless vitality and likely really does.</text:p>
      <text:p text:style-name="P478">The 10 players continue to fight for a short time longer until defeating them all without any injury. The entire fight only takes only about 30 seconds to complete.</text:p>
      <text:p text:style-name="P447">But, this doesn’t mean that the golems are out of tricks…</text:p>
      <text:p text:style-name="P447">“More magic!” Mary shouts out.</text:p>
      <text:p text:style-name="P448">She is always the first to notice spells because her sensitivity to mana changes in the environment is extremely well-honed.</text:p>
      <text:p text:style-name="P448">The ground under Saxton extrudes upwards and back as he instantly loses his balance and is thrown backwards onto the ground.</text:p>
      <text:p text:style-name="P448">Meanwhile, another spell is cast by a different golem. Round spheres of stone materialize and are fired forward at Gondor.</text:p>
      <text:p text:style-name="P448"><text:soft-page-break/>*CLANK CLANK CLANK*</text:p>
      <text:p text:style-name="P448">Five bullets strike his raised shield as he backs off slightly, the other defenders feeling the same way.</text:p>
      <text:p text:style-name="P448">The golems that were previously charging have actually stopped and are now waiting back in a group outside of the tunnel.</text:p>
      <text:p text:style-name="P448">It is as though they have realized that they can’t win inside the tunnel anymore.</text:p>
      <text:p text:style-name="P448">“I think… another spell?” Mary wonders.</text:p>
      <text:p text:style-name="P448">This time, the mana fluctuations are extremely difficult to detect.</text:p>
      <text:p text:style-name="P448">And, she realizes why shortly after.</text:p>
      <text:p text:style-name="P448">The stone floor at the end of their tunnel begins to rise up as magic causes the floor to extrude upwards.</text:p>
      <text:p text:style-name="P452">It isn’t the fastest speed, perhaps only a couple of inches per second. However, this is enough to cause serious concern. There is no obvious way to get to deal with this situation.</text:p>
      <text:p text:style-name="P454">Sending one person would be suicidal. Sending the entire group would break formation and likely lead to slower individuals, like the utility and Mage squads falling behind. <text:span text:style-name="T508">And then there is the fact that the giants are all assembled at the tunnel, ready to bombard anybody who approaches as a group.</text:span></text:p>
      <text:p text:style-name="P454">No matter how one <text:span text:style-name="T508">looks at things, t</text:span>he moving ground is a major problem.</text:p>
      <text:p text:style-name="P448">“Shit! We have to stop that!” Aric announces. “Anybody?”</text:p>
      <text:p text:style-name="P448">“<text:span text:style-name="T501">It’s fine,” Gondor states </text:span><text:span text:style-name="T503">calmly </text:span><text:span text:style-name="T504">as he </text:span><text:span text:style-name="T511">relaxes</text:span><text:span text:style-name="T501">. “We can just mine it open.”</text:span></text:p>
      <text:p text:style-name="P448">“<text:span text:style-name="T501">Maybe not,” Lavant responds. “The long we wait, the thicker the seal will be. The harder it will be to mine.”</text:span></text:p>
      <text:p text:style-name="P449">“<text:span text:style-name="T502">We don’t have time to </text:span><text:span text:style-name="T505">talk or </text:span><text:span text:style-name="T502">think,” Aric interrupts. “Can anybody stop </text:span><text:span text:style-name="T503">it? </text:span><text:span text:style-name="T506">Otherwise, we have to charge. Now.</text:span><text:span text:style-name="T503">”</text:span></text:p>
      <text:p text:style-name="P449">“<text:span text:style-name="T503">Haaaa,” Pluto sighs as he goes over to Trinity. “</text:span><text:span text:style-name="T505">I only have one of these. Be careful.”</text:span></text:p>
      <text:p text:style-name="P455">As he speaks, he <text:span text:style-name="T503">holds out his hand to reveal a grenade.</text:span></text:p>
      <text:p text:style-name="P451">“<text:span text:style-name="T504">Oh?” Trinity responds with a surprised face, then excitement. “On it!”</text:span></text:p>
      <text:p text:style-name="P452">He turns and charges immediately toward the hole.</text:p>
      <text:p text:style-name="P452">He pauses in place, pulls the pin off of the grenade and then winds his arm up like a baseball pitcher before throwing the grenade.</text:p>
      <text:p text:style-name="P452">*click click*</text:p>
      <text:p text:style-name="P452">It can be heard landing on the other side of the rising stone before settling in place.</text:p>
      <text:p text:style-name="P452"><text:soft-page-break/>*BAP!*</text:p>
      <text:p text:style-name="P453">A flash of light appears from up ahead as the grenade explodes. <text:span text:style-name="T506">Over half of </text:span><text:span text:style-name="T507">several</text:span><text:span text:style-name="T506"> moss giant body’s can </text:span><text:span text:style-name="T507">be seen toppling haphazardly behind the rising stone too, as the grenade clearly has some degree of effect.</text:span></text:p>
      <text:p text:style-name="P456">Unfortunately, the stone wall continues to rise at the same constant speed. It’s clear that the grenade didn’t do enough.</text:p>
      <text:p text:style-name="P456">“Defenders, fighters, let’s charge,” Aric makes the quick decision. “We have to go.</text:p>
      <text:p text:style-name="P456">Supports and Mages, follow up and support as well as possible.”</text:p>
      <text:p text:style-name="P457">“But, we’ll have to fight into a concave,” Gondor responds with a frown. “This seems like <text:span text:style-name="T509">a bad idea.”</text:span></text:p>
      <text:p text:style-name="P457">“<text:span text:style-name="T509">Still, we must,” Aric persists. “Let’s go!”</text:span></text:p>
      <text:p text:style-name="P458">Gondor frowns, but doesn’t resist, as he and the rest begin to head forward.</text:p>
      <text:p text:style-name="P458">They charge up ahead to where the stone wall has now already risen to about three feet.</text:p>
      <text:p text:style-name="P458">Saxton reaches the wall and hops over with swift movements. Though, exactly as expected, the moss giants move to strike him.</text:p>
      <text:p text:style-name="P458">Fortunately, he’s not alone. Most of the other fights and defenders get over with similar timing and prepare for attacks or charge forward to let loose some of their own.</text:p>
      <text:p text:style-name="P458">“Damn, so annoying,” Gondor grumbles as he struggles to get over the wall. His heavier armor combined with his short status makes it difficult for him to cross.</text:p>
      <text:p text:style-name="P458">King Presley, Conner, Maxwell and Mary all show no mercy as they begin to duel the group with expert skill.</text:p>
      <text:p text:style-name="P458">They <text:span text:style-name="T533">duck</text:span>, juke, dodge and then strike the cores of the moss giants, showing off exceptional combat prowess only possible thanks to plentiful experience.</text:p>
      <text:p text:style-name="P458">“These guys are too predictable,” King Presley even says as a moss giant swings its arm down and he swings his blade to chop it off. Next, he dodges another arm coming down and chops it with his sword, before striking the core of a different one.</text:p>
      <text:p text:style-name="P458">“They are too weak,” Maxwell says as he spins his polearm in circles while twirling it left and right between both hands and even behind his back.</text:p>
      <text:p text:style-name="P458">In terms of efficiency, he’s probably the closest to Mary, as he uses his excellent range advantage to slice through the magic core of magic golems from a distance. This means that he doesn’t even have to waste time dodge most of the time. He simply moves and sweeps his polearm around.</text:p>
      <text:p text:style-name="P458">“Damn, save some for me,” Conner says helplessly as he rushes a moss golem, blocks a slamming arm down coming from below.</text:p>
      <text:p text:style-name="P458"><text:soft-page-break/>“So light!” he remarks with shock, as he stabs forward into a core and then hops back. His combat style is quite close to Mary. Practical and efficient.</text:p>
      <text:p text:style-name="P458">Finally, there is Mary, whom solely acts. She isn’t specialized as an assassin. However, those watching her might think that she is.</text:p>
      <text:p text:style-name="P458">Relying purely on skill, instinct and experience, she moves through the moss golems, destroying their cores while seamlessly avoiding their blows. It is almost like she can predict the future as she ducks, flips and performs other acrobatics to kill golems and get to the next one in the shortest time possible.</text:p>
      <text:p text:style-name="P458">The combination of their efforts is absolutely devastating as the moss giant army dwindles extremely rapidly.</text:p>
      <text:p text:style-name="P458">Every exchange among the top fighters is brief, while the other fighters Trinity, Darnell, <text:span text:style-name="T510">Baxter, Saxton and Gondor takes much longer.</text:span></text:p>
      <text:p text:style-name="P459">Still, by the time that the Mages and Utility classes regroup entirely with the front-line combatants, only three moss giants remain standing a short distance away from their group: two with red glints within their ‘rib cage’ area and one with much more red and even faint glints of gold.</text:p>
      <text:p text:style-name="P460">The gold one reaches out with his hand, <text:span text:style-name="T512">its body quickly surging all over with light-green light.</text:span></text:p>
      <text:p text:style-name="P460">“<text:span text:style-name="T512">Oh boy! A big one!” Conner comments somewhat excitedly as he hops back a few steps.</text:span></text:p>
      <text:p text:style-name="P461">The rest of the group assume defensive stances and positions, while Saxton braces for impact, his golden aura enveloping everyone still.</text:p>
      <text:p text:style-name="P461">*Pwoom*</text:p>
      <text:p text:style-name="P461">An almost gentle, soft noise is released from the moss giant as the light surrounding it fades rapidly.</text:p>
      <text:p text:style-name="P461">In the next moment, its spell activates. Countless vines <text:span text:style-name="T513">sprout out from its body, threatening to rip everything in their path apart.</text:span></text:p>
      <text:p text:style-name="P462">‘Ah! Too quick!’</text:p>
      <text:p text:style-name="P462">Everybody thinks some variant of that as the spells approach.</text:p>
      <text:p text:style-name="P462">Well, everybody except one.</text:p>
      <text:p text:style-name="P462">“Orin, imbue your might upon me to descend upon this world,” King Presley speaks.</text:p>
      <text:p text:style-name="P462">The world around them all seems to slow down <text:s/>around them. No, it definitely does, as Maxwell’s words ring in their ears.</text:p>
      <text:p text:style-name="P462">“Sword God Trance.”</text:p>
      <text:p text:style-name="P462">*SCHWEEEEM*</text:p>
      <text:p text:style-name="P462">The activation of Super Form perks is truly a spectacle to behold.</text:p>
      <text:p text:style-name="P462"><text:soft-page-break/>King Presley’s body releases a force pulse that <text:s/>buffets everybody, nearly knocking them off their feet. At the same time, a shimmering golden aura envelops him as his feet slowly rise off of the ground.</text:p>
      <text:p text:style-name="P462">The vines, as though sensing his transformation, specifically whip through the air to target him.</text:p>
      <text:p text:style-name="P462">Yet, as they grow near, he moves his sword with unnaturally quick movements to slash them into literal pieces.</text:p>
      <text:p text:style-name="P462">“Sorry, but this perk doesn’t last long. I’ll have to finish this quick,” he declares.</text:p>
      <text:p text:style-name="P462">Then, without reservation, he flies forward toward the golems, his body angling itself horizontally with his sword stabbing forward.</text:p>
      <text:p text:style-name="P462">The first moss giant in his path slams down with its hand to strike him.</text:p>
      <text:p text:style-name="P462">However, the swat is useless. King Presley simply passes through the entirety of his hand and arm as though they aren’t there, stabbing through the creature’s magic core and continuing forward to the next moss giant.</text:p>
      <text:p text:style-name="P462">The other one tries a different approach and uses magic. Its body glows brown as stone bullets materialize and fires toward King Presley.</text:p>
      <text:p text:style-name="P462">*DING DING DING DING*</text:p>
      <text:p text:style-name="P462">He deflects the bullets effortlessly with his blade with perfect speed and precision. His abilities right now are clearly beyond supernatural levels.</text:p>
      <text:p text:style-name="P462">“Die,” he says plainly as he reaches the golem and slices it in half along the waist.</text:p>
      <text:p text:style-name="P462">And, without waiting for it to crumple to the ground, he changes direction once more and moves toward the final golem. If he can kill it, then all of the moss golems will be slain.</text:p>
      <text:p text:style-name="P463">Though, as King Presley approaches it, he becomes wary and slows to a stop. Resting in the air, he observes the golem with a cautious expression.</text:p>
      <text:p text:style-name="P463">Something feels off.</text:p>
      <text:p text:style-name="P463">“<text:span text:style-name="T514">Heh.”</text:span></text:p>
      <text:p text:style-name="P464">The moss giant appears to… smile?</text:p>
      <text:p text:style-name="P464">No. it’s a smirk.</text:p>
      <text:p text:style-name="P464">It smirks as King Presley watches it in the air.</text:p>
      <text:p text:style-name="P464">“We should flee after all,” King Presley says calmly as he slowly floats back, not breaking eye contact from the golem. “This last one… is too powerful.”</text:p>
      <text:p text:style-name="P464">“Huh!?” Gondor asks with confusion as he raises his shield. “Did you get mind-controlled or some shit? Why!?”</text:p>
      <text:p text:style-name="P464"><text:soft-page-break/>“It’s too strong dammit!” King Presley shouts back to Gondor.</text:p>
      <text:p text:style-name="P464">It’s also at this time when those sensitive to <text:span text:style-name="T517">mana</text:span> begin to understand King Presley’s words.</text:p>
      <text:p text:style-name="P465">Mana is quite the interesting <text:span text:style-name="T515">phenomena in this world. Is has no physical form and typically </text:span><text:span text:style-name="T518">coexists with solids, liquids, air and everything else physical in some amount.</text:span></text:p>
      <text:p text:style-name="P467">Thus, <text:span text:style-name="T515">the world viewed through one’s mana sense is like a vast ocean. Constant fluctuations ripple through the ocean all of the time. </text:span>Small fluctuations do not travel far and even the strongest ripples will fade into nothingness eventually.<text:span text:style-name="T516"> Usually, the mana ocean is overall quite calm.</text:span></text:p>
      <text:p text:style-name="P466">That is why the <text:span text:style-name="T518">currently present Mages </text:span>with their heightened sensitivity can tell what <text:span text:style-name="T518">their</text:span> current situation is. The moss <text:span text:style-name="T518">golem</text:span> is <text:span text:style-name="T518">creating</text:span> powerful mana fluctuations unreservedly, distorting the ocean with its might.</text:p>
      <text:p text:style-name="P467">There are too many ways to explain why this phenomena is occurring, as beings usually keep their attuned mana store internally in a calm, contained and isolated state<text:span text:style-name="T516">. </text:span><text:span text:style-name="T519">But, </text:span><text:span text:style-name="T520">in this situation, the reason matters little as </text:span><text:span text:style-name="T519">the undeniable truth of such </text:span><text:span text:style-name="T520">mana </text:span><text:span text:style-name="T519">activity is that a significant quantity of mana is at play. </text:span><text:span text:style-name="T520">This creates a situation where engaging is quite </text:span><text:span text:style-name="T521">risky</text:span><text:span text:style-name="T520">. The two are in a stalemate.</text:span></text:p>
      <text:p text:style-name="P467">“M-M-Mary…<text:span text:style-name="T521">.!” Aric mutters. “That is!?”</text:span></text:p>
      <text:p text:style-name="Text_20_body"><text:span text:style-name="T521">Crouched down beside Aric, Mary </text:span><text:span text:style-name="T534">is squatting</text:span><text:span text:style-name="T521"> on one knee with a high-powered rifle resting above and against her shoulder.</text:span></text:p>
      <text:p text:style-name="P468">With her finger on the trigger and her eyes looking through <text:span text:style-name="T522">a red-dotted scope, she </text:span><text:span text:style-name="T523">appears completely ready to fire a round.</text:span></text:p>
      <text:p text:style-name="P469">“<text:span text:style-name="T523">Pow,” she whispers, then pulls the trigger.</text:span></text:p>
      <text:p text:style-name="P474">*BOOM*</text:p>
      <text:p text:style-name="P479">A <text:span text:style-name="T524">high caliber bullet spiraling out of the barrel and </text:span>into<text:span text:style-name="T524"> the creature’s magic core.</text:span></text:p>
      <text:p text:style-name="P470">The recoil pushes her back forcefully and the golem shakes roughly as the bullet strikes and pierces a section of its body.</text:p>
      <text:p text:style-name="P470">Unlike with the other golems, she has struck a spot in the direct center of its body in the groin area.</text:p>
      <text:p text:style-name="P479">Still, this isn’t enough. Before the golem can fully recover, Mary recovers and whispers, “Pow,” while pulling the trigger again.</text:p>
      <text:p text:style-name="P479">A second bullet <text:span text:style-name="T524">spirals out toward the golem and strikes it in the brain </text:span><text:span text:style-name="T535">region</text:span><text:span text:style-name="T524"> with tremendous force. Even with it reeling from the first bullet, the second strikes its target perfectly and the golem falls rapidly to the ground.</text:span></text:p>
      <text:p text:style-name="P481">As the golem collapses and Mary begins to rise, something extremely unexpected happens.</text:p>
      <text:p text:style-name="P481">The world around her is sucked into a single point as a black void completely encompasses her.</text:p>
      <text:p text:style-name="P481"><text:soft-page-break/>‘This…,’ she thinks as her heart races.</text:p>
      <text:p text:style-name="P481">Though, before she can finish her thought, shooting forth from behind her, a white dimension with endless motes of faint spheres of light encompassing all of the various colors of the rainbows sprays forth and surrounds her.</text:p>
      <text:p text:style-name="P481">‘is the Character Creation World!’ she finishes her thought excitedly.</text:p>
      <text:p text:style-name="P481">“Indeed it is,” the familiar voice of Al comes from behind her.</text:p>
      <text:p text:style-name="P481">She turns around rapidly to find her Host, the refined butler Al, <text:span text:style-name="T536">floating down to land on the ground before her.</text:span></text:p>
      <text:p text:style-name="P482">He executes a light bow then rises back up. He holds his arm horizontal against his chest with a white towel folded and draped over it. His grey hair, grey beard and sharp features present a <text:span text:style-name="T537">wizened</text:span> appearance.</text:p>
      <text:p text:style-name="P482">“<text:span text:style-name="T537">Could this possibly mean what I think it does? That I have gained a perk?” Mary asks.</text:span></text:p>
      <text:p text:style-name="P482">“<text:span text:style-name="T537">Haha! Yes, indeed,” he responds cheerfully. “Though, there is something else too, that I doubt you will be as excited for.”</text:span></text:p>
      <text:p text:style-name="P483">Though, as he says this, Mary has an idea of what he is going to say next, so he sighs and states, “And, of course, you guess it immediately.”</text:p>
      <text:p text:style-name="P482">“<text:span text:style-name="T537">It just makes sense,” Mary responds. “So, a perk point and the ability to change one of my existing perks. Indeed, that’s not very exciting. My perks are already perfectly optimized. Another perk point won’t change that.”</text:span></text:p>
      <text:p text:style-name="P483">“I’ll also let you know that, yes, if you choose a Dormant style perk, it will be as powerful as if you had chosen it at level 1.</text:p>
      <text:p text:style-name="P483">No, you can’t chat with the others to coordinate your perk choice.</text:p>
      <text:p text:style-name="P483">No, you can’t exchange the refund for something else.</text:p>
      <text:p text:style-name="P483">Yes, you did level and can allocate stats now.</text:p>
      <text:p text:style-name="P483">And last, you also only have 24 hours to make your selections this time.”</text:p>
      <text:p text:style-name="P483">“Well, thank you for that information!” Mary responds with a clap and smile. “I’m glad we could finally cut out all of the monotony.</text:p>
      <text:p text:style-name="P483">Now, as for choices, they are really obvious. I won’t switch any perks. And, I will pick up Bonus Magic I.”</text:p>
      <text:p text:style-name="P484"><text:span text:style-name="T538">Mary’s</text:span> original thoughts on perk importance remain the same as before. <text:span text:style-name="T539">Scaling is </text:span><text:span text:style-name="T540">king. Thus, she needs perks that continue to scale her power.</text:span></text:p>
      <text:p text:style-name="P484"><text:span text:style-name="T540">To </text:span><text:span text:style-name="T538">her</text:span><text:span text:style-name="T540">, the only thing that is really up for debate is whether or not she should get a dormant version </text:span><text:soft-page-break/><text:span text:style-name="T540">of the perk. But, she acknowledges that there will be a need for constantly available passive power </text:span><text:span text:style-name="T538">if and when her future overlimit perks are on cooldown. Thus, a perk like this that gives such fantastic scaling is absolutely essential.</text:span></text:p>
      <text:p text:style-name="P485">[ <text:span text:style-name="T596">todo: </text:span>display perk -&gt; +30 magic [+6 mana per level] ]</text:p>
      <text:p text:style-name="P485">‘Yeah, this is great.’</text:p>
      <text:p text:style-name="P485">Mary’s magic stat has already gone from 1 to 2 thanks to Passive Training. And, even though the stat’s growth won’t always be this good in the future, <text:span text:style-name="T541">it’s current growth</text:span> is more than enough to incentivize her <text:span text:style-name="T541">into choosing </text:span>Bonus Magic I now.</text:p>
      <text:p text:style-name="P485">With Bonus Magic I, her magic stat will increase from 10 to 46. At 5% benefit per point, this will <text:span text:style-name="T542">change the benefit to her innate magic from a healthy 50% increase to a fairly ridiculous 230% increase. Add on another 5 points from her level-up and she will already be at 51 magic with a 255% </text:span><text:span text:style-name="T543">magic </text:span><text:span text:style-name="T542">increase at only level 2. Such a benefit </text:span><text:span text:style-name="T544">is a 3.5x multiplier that will raise 2 magic to 7. </text:span><text:span text:style-name="T542">And, if she can keep up this </text:span><text:span text:style-name="T541">rate of</text:span><text:span text:style-name="T542"> improvement, reaching an effective 21 mana total in one week isn’t impossible.</text:span></text:p>
      <text:p text:style-name="P486">Still, 21 mana isn’t very much at all. Those with Mage Class Specialization and other perks can easily go far beyond that and achieve power surpassing 100 magic <text:span text:style-name="T543">already </text:span>depending on how invested into magical perks they are. <text:span text:style-name="T543">And, by level 100, even with her strategies, it isn’t as though she can expect to overcome the sheer difference in benefit that six perks can confer to a Mage relative to one.</text:span></text:p>
      <text:p text:style-name="P487">But, she believes that she will be able to contend with them. And, that is all that she needs to be able to survive and succeed during regular circumstances. When it comes to actually conquering and surpassing others in crucial moments, that’s where her Dormant Overlimits will shine. They should grant her enough power to overcome limitations and problems when the time arrives in the future.</text:p>
      <text:p text:style-name="P488">‘<text:span text:style-name="T545">This will work,’ Mary thinks with confidence </text:span><text:span text:style-name="T543">and excitement.</text:span></text:p>
      <text:p text:style-name="P487">High magic can also be considered a bit of a luxury too as it has the potential to massively improve her quality of life in-game. Thus, she can’t help but to look forward to what she’ll be able to do very soon.</text:p>
      <text:p text:style-name="P618">Her final consideration is what to do with her other 5 stats. Players get 10 points on level-up, but only 5 can be used in one stat at most. Thus, she can’t dump these other points into magic.</text:p>
      <text:p text:style-name="P619">Though, even this doesn’t require <text:span text:style-name="T663">too too </text:span>much thought. <text:span text:style-name="T663">The only viable choices for now are strength or vitality. But, vitality is really too good for providing a decent quality of life in the early game. So, s</text:span>he decides to put the remaining 5 into <text:span text:style-name="T663">vitality</text:span>, giving her +5 <text:span text:style-name="T663">vitality</text:span> and +5 magic <text:span text:style-name="T663">in total.</text:span></text:p>
      <text:p text:style-name="P488">“<text:span text:style-name="T664">Are these your final choices</text:span><text:span text:style-name="T543">? Are you sure that you wish not to respec?” Alfred asks.</text:span></text:p>
      <text:p text:style-name="P488">“<text:span text:style-name="T543">Yes,” she responds.</text:span></text:p>
      <text:p text:style-name="P488">“<text:span text:style-name="T543">Then, you will be sent back. Good luck, have fun and don’t die!”</text:span></text:p>
      <text:p text:style-name="P480"><text:soft-page-break/>Before Mary can respond, the world sucks forward into a point and the normal game world returns. <text:span text:style-name="T535">She finishes rising to her feet while allowing her </text:span><text:span text:style-name="T524">gun to evaporate in a flurry of square white light particles while the group looks around at their situation in disbelief.</text:span></text:p>
      <text:p text:style-name="P480">“<text:span text:style-name="T535">Woah!”</text:span></text:p>
      <text:p text:style-name="P480">“<text:span text:style-name="T535">What!?”</text:span></text:p>
      <text:p text:style-name="P480">“<text:span text:style-name="T535">I leveled!”</text:span></text:p>
      <text:p text:style-name="P489">There are various comments as the group realizes that they all were pulled into Character Creation where they leveled. <text:span text:style-name="T596">Apparently, they shared experience even while they were fighting at the giant demon tower outside of the city. So, after fighting the golems and receiving a generous sum of experience from them, their group received enough experience to level up.</text:span></text:p>
      <text:p text:style-name="P489">“Ahhh!!! Damn! If I had known that we were gonna level up, I would have brought up coordinating our next perk choices. Please tell me some of you picked utility skills for our group?” Aric whines.</text:p>
      <text:p text:style-name="P489">“Hey, aren’t you the one with Guild Master V? Isn’t it <text:s/>time for you to show off your perks?” Trinity whines back.</text:p>
      <text:p text:style-name="P489">“Sure! Just join my guild!” Aric laughs helplessly.</text:p>
      <text:p text:style-name="P489">“I picked up <text:span text:style-name="T546">the Item Repair</text:span> <text:span text:style-name="T546">perk</text:span>,” Gondor states. “<text:span text:style-name="T546">This way I can repair our groups armors and weapons when needed.”</text:span></text:p>
      <text:p text:style-name="P489">“<text:span text:style-name="T546">Oh, that’s a good one,” Lavant states. “You can even recharge magic devices and restore artifacts, right?”</text:span></text:p>
      <text:p text:style-name="P489">“<text:span text:style-name="T546">It’s a versatile perk, yes,” Gondor states with a smile.</text:span></text:p>
      <text:p text:style-name="P490">The group chats a bit more about their level-up as everybody discusses their new powers… if they are willing to anyway.</text:p>
      <text:p text:style-name="P490">“Oh right!” Pluto shouts out as he turns to Mary. <text:s/><text:span text:style-name="T524">“You have a gun! How the hell did you manage that!? I don’t get guns until level 5! And, a rifle </text:span><text:span text:style-name="T535">at that!?</text:span><text:span text:style-name="T524">!”</text:span></text:p>
      <text:p text:style-name="P470">“Oh!” Gondor says out loud as he pieces things together. “You did say you were a crafter when we originally met! That would mean that you crafted that gun. But, how did you get the materials? <text:span text:style-name="T547">Did you scale the early power curve way up?</text:span>”</text:p>
      <text:p text:style-name="P470">“<text:span text:style-name="T547">Yeah Mary. Damn, w</text:span>hy didn’t you tell us you had a gun!?” Aric asks with a smile of happiness, relief and a trace of joking betrayal. “Would have made this job much easier.”</text:p>
      <text:p text:style-name="P470">“Ok guys. Relax, it’s just one rifle,” Mary responds helplessly as she equips her sword and shield once more. “We all know how dangerous guns are. So, I didn’t want to reveal it carelessly.</text:p>
      <text:p text:style-name="P471">I only showed it because I feel that I can trust you all somewhat and the situation warranted it. I’d still rather go on without relying on it as a crutch.</text:p>
      <text:p text:style-name="P477"><text:soft-page-break/>Also, there is that,” she says while looking toward their resident escorts.</text:p>
      <text:p text:style-name="P477">The Mage and guards are chatting amongst themselves right now. They are a decent distance away, but definitely not so far as to have been unable to see what had happened.</text:p>
      <text:p text:style-name="P470">“<text:span text:style-name="T525">Still, I really must know. How did you make that!?” Pluto asks. “I feel like I messed up my perks. What did I miss?”</text:span></text:p>
      <text:p text:style-name="P470">“<text:span text:style-name="T525">I think maybe we can discuss it later in private,” Mary responds with a smile. “Now isn’t a good time. We have kills to confirm, an area to secure and loot to look for.”</text:span></text:p>
      <text:p text:style-name="P470">“But…<text:span text:style-name="T525">,” Pluto complains.</text:span></text:p>
      <text:p text:style-name="P470">“<text:span text:style-name="T525">No, Mary is right,” Aric interrupts. “We can chat during our next rest break. For now, let’s focus on our job and get into a secure spot.”</text:span></text:p>
      <text:p text:style-name="P472">‘<text:span text:style-name="T525">Phew,’ Mary thinks to herself. </text:span></text:p>
      <text:p text:style-name="P473"><text:span text:style-name="T525">It could be extremely problematic if she were to explain how she made </text:span><text:span text:style-name="T527">her rifle in-depth</text:span><text:span text:style-name="T525">.</text:span></text:p>
      <text:p text:style-name="P473"><text:span text:style-name="T531">Explaining her starting magic stat, her mana gain per day, her mana growth, how she obtained and stored physical matter for her uses and other little details would go well. </text:span><text:span text:style-name="T526">But, once she starts talking about the magiscience operations that she did to </text:span><text:span text:style-name="T527">achieve </text:span><text:span text:style-name="T526">molecular synthesis </text:span><text:span text:style-name="T528">of complex materials</text:span><text:span text:style-name="T526">, </text:span><text:span text:style-name="T531">like gunpowder and circuitry, </text:span><text:span text:style-name="T526">she </text:span><text:span text:style-name="T527">is certain that the others will </text:span><text:span text:style-name="T531">have </text:span><text:span text:style-name="T527">one of two reactions: disbelief or fear.</text:span></text:p>
      <text:p text:style-name="P475">“<text:span text:style-name="T529">Let’s get into formation and check the corpses,” Aric continues as he begins to lead. “There could be lingering power in </text:span><text:span text:style-name="T530">their cores. Or, other threats still </text:span><text:span text:style-name="T547">lurking.</text:span></text:p>
      <text:p text:style-name="P476">Trinity, Mary, take point. Monte, investigate as usual.”</text:p>
      <text:p text:style-name="P476">“Roger leader!” Monte says with a playful salute.</text:p>
      <text:p text:style-name="P476">Meanwhile, Trinity goes back to being somewhat quiet, while Mary merely follows along behind him.</text:p>
      <text:p text:style-name="P491">The group checks the corpses of the creatures and <text:span text:style-name="T532">the lower level area for </text:span>anything of interest, but don’t find anything immediately. So, they turn their attention to the large mound in the center. Its placement at the center of the room and the light beam descending down upon it make it appear clearly abnormal. <text:span text:style-name="T532">It was also where the golden moss giant resided.</text:span></text:p>
      <text:p text:style-name="P492">The mound is tall and steep, easily over 100 feet high and quite slippery looking too. <text:span text:style-name="T406">Trinity breaks off and </text:span><text:span text:style-name="T584">leads the charge by starting his climb up it solo. </text:span><text:span text:style-name="T406">He uses gloves to protect his hands from contact with any surfaces and to enhance his grip as he crawls up the slope by hand without any issues.</text:span></text:p>
      <text:p text:style-name="P522">Once there, he signals for the rest to join him. So, they <text:span text:style-name="T532">they make use of a rope to support themselves </text:span>and climb up to the top too.</text:p>
      <text:p text:style-name="P522"><text:span text:style-name="T406">Everything proceeds safely and calmly as the group manages to </text:span><text:span text:style-name="T585">reach the top of the mound without incident.</text:span></text:p>
      <text:p text:style-name="P365"><text:soft-page-break/>“Alright, now, what do we have here?” Aric asks out loud as they get a better look from up above.</text:p>
      <text:p text:style-name="P365">The top of this hill is covered in a lime-green moss that differs greatly from the green and dark-green mosses scattered below.</text:p>
      <text:p text:style-name="P365"><text:span text:style-name="T548">T</text:span>here is the circular pool of water in the center that is about 10 feet wide and likely only a few inches deep <text:span text:style-name="T548">too. Even from afar, they spot what appears to be a treasure chest sunken at the bottom.</text:span></text:p>
      <text:p text:style-name="P365">The magical light streaming down can be inspected more clearly now too due to it being closer. There appears to be some kind of orb embedded in the ceiling that is producing <text:span text:style-name="T548">the</text:span> effect.</text:p>
      <text:p text:style-name="P365">"Everything here could be a treasure," Monte states <text:span text:style-name="T549">excitedly as he looks around</text:span>. "The moss, the water <text:span text:style-name="T550">and</text:span> even the orb above. <text:span text:style-name="T551">And, of course, the treasure.</text:span></text:p>
      <text:p text:style-name="P493">I also see the branching tunnels that will take us deeper still. I can only imagine the treasures waiting to be found.”</text:p>
      <text:p text:style-name="P493">“That’s actually a treasure chest...,” Niagra comments somewhat absentmindedly. “<text:span text:style-name="T552">I do recall reading about these being a thing. But, how are they possible?</text:span>”</text:p>
      <text:p text:style-name="P493">Monte responds, “Magic, of course!... <text:span text:style-name="T553">i</text:span>s the simple answer <text:span text:style-name="T554">anyway. </text:span>The longer answer is a bit more complicated.”</text:p>
      <text:p text:style-name="P493">“<text:span text:style-name="T554">It’s just game design </text:span><text:span text:style-name="T555">by</text:span><text:span text:style-name="T554"> the developers,” King Presley responds. “</text:span><text:span text:style-name="T556">What use is a dungeon without loot? </text:span><text:span text:style-name="T555">Magic regions like the one we’</text:span><text:span text:style-name="T556">re</text:span><text:span text:style-name="T555"> in are capable of generating chests </text:span><text:span text:style-name="T556">with items.</text:span></text:p>
      <text:p text:style-name="P494">If you want <text:span text:style-name="T556">a good explanation, then sorry, there isn’t one. These chests are categorized as divine </text:span>phenomen<text:span text:style-name="T552">a </text:span><text:span text:style-name="T556">with every other unexplainable thing.”</text:span></text:p>
      <text:p text:style-name="P494">“<text:span text:style-name="T557">Ah, well if it’s like that, then I understand,” Niagra replies.</text:span></text:p>
      <text:p text:style-name="P495">For players and <text:span text:style-name="T558">r</text:span>esidents alike, <text:span text:style-name="T559">objects, events or practically anything else that can’t be logically explained are considered Divine.</text:span></text:p>
      <text:p text:style-name="P495"><text:span text:style-name="T559">The simplest examples, proofs and supports for Divine </text:span><text:span text:style-name="T560">Properties</text:span><text:span text:style-name="T559"> existing are player perks. </text:span><text:span text:style-name="T558">There is no realism or logic to </text:span><text:span text:style-name="T559">explain how they occur</text:span><text:span text:style-name="T558">. They are </text:span><text:span text:style-name="T559">simply and fundamentally </text:span><text:span text:style-name="T558">supernatural abilities that </text:span><text:span text:style-name="T559">defy natural laws to </text:span><text:span text:style-name="T560">produce a result.</text:span></text:p>
      <text:p text:style-name="P496">A perk that lets a player cast Fireball several times a day doesn’t cause them to store some ‘Fireball Energy’ inside of you before it is released, nor do you physically hold mana or some other resource in reserve. You simply create a Fireball out of thin air, reducing a virtual use counter that will regenerate arbitrarily based on your perks specifications as a result.</text:p>
      <text:p text:style-name="P496">Even Mary at her peak in the last session could not control The Divine. Only gods are presumed to be able to, hence the name. Though, in practice, The Divine can emerge from nature as well. <text:span text:style-name="T561">Or, at least, that is the reasonable conclusion that has been made upon seeing things like treasure chests.</text:span></text:p>
      <text:p text:style-name="P496"><text:span text:style-name="T561">Naturally, players view The Divine as an excuse for the </text:span><text:span text:style-name="T562">game </text:span><text:span text:style-name="T561">developers to justify certain game elements. They wanted treasure chests and bosses to spawn inside of dungeon-like areas, so Divine </text:span><text:soft-page-break/><text:span text:style-name="T561">Properties are a way to add them into the game without technically breaking the ‘</text:span><text:span text:style-name="T562">very strict </text:span><text:span text:style-name="T561">realism and logic’ rules </text:span><text:span text:style-name="T562">of the game.</text:span></text:p>
      <text:p text:style-name="P365">"Can you perform appraisals?" Aric asks <text:span text:style-name="T562">toward Monte.</text:span></text:p>
      <text:p text:style-name="P365">“<text:span text:style-name="T563">Technically, yes</text:span><text:span text:style-name="T562">,” Monte responds. “</text:span><text:span text:style-name="T563">But</text:span><text:span text:style-name="T562">, </text:span><text:span text:style-name="T563">without hints, it’s really slow. </text:span><text:span text:style-name="T564">I can do a manual appraisal. But, it’d take a while too.</text:span><text:span text:style-name="T563">”</text:span></text:p>
      <text:p text:style-name="P365">"Anybody else?" Aric asks the group this time, <text:span text:style-name="T564">to which he receives shrugs.</text:span></text:p>
      <text:p text:style-name="P365">"Damnit," Aric states with a helpless laugh. "<text:span text:style-name="T565">3 healers and 0 </text:span>appraisers. <text:span text:style-name="T565">This is almost totally the opposite of the beta.”</text:span></text:p>
      <text:p text:style-name="P365">“<text:span text:style-name="T565">But, our combat ability is stacked,” King Preston agrees. “I don’t think this situation is necessarily a bad thing either.”</text:span></text:p>
      <text:p text:style-name="P365">“<text:span text:style-name="T565">Sure. Well, let’s check the bottom of the pool at least. That chest is sure to have some kind of treasure,” Aric states. “Trinity? Will you do the honors? Or, are you going Mary?”</text:span></text:p>
      <text:p text:style-name="P365">“<text:span text:style-name="T565">I’ll handle this,” Trinity immediately responds.</text:span></text:p>
      <text:p text:style-name="P365">“<text:span text:style-name="T565">Please do,” Mary responds politely.</text:span></text:p>
      <text:p text:style-name="P497">Trinity nods lightly then turns and begins to walk over to the pool.</text:p>
      <text:p text:style-name="P497">Once there, he reaches into his belt and retrieves a few items. First, a leaf, that he dips into and then waits.</text:p>
      <text:p text:style-name="P497">After a few seconds, <text:span text:style-name="T566">he notices no change, so he rubs the wet leaf onto the back of his hand and waits once </text:span>more<text:span text:style-name="T566">.</text:span></text:p>
      <text:p text:style-name="P498">About a minute passes, so he concludes that the water is safe to enter. <text:span text:style-name="T565">Thus, he steps into the water, rapidly descending into waist-deep water and stepping forward with careful steps.</text:span></text:p>
      <text:p text:style-name="P497">Eventually, he reaches the center where the chest lay at the center of the pool. It is a wooden chest with three large vines wrapping over its surface, entangling it and pinning it down to the bottom of the lake. Without clearing the vines, the chest will be impossible to <text:span text:style-name="T567">access</text:span>.</text:p>
      <text:p text:style-name="P499">Trinity only looks for a short moment before retrieving a knife from his belt and then diving down into the water.</text:p>
      <text:p text:style-name="P499">He cuts at the vines with the knife, slowly but surely sawing them away while occasionally peaking above the water for air, before finally freeing the chest from their grasp. With the chest exposed, he reaches down and tugs at it to pull it away from other bits of vegetation as he brings it up to the surface and carries <text:span text:style-name="T568">it </text:span>with both hands to the shore.</text:p>
      <text:p text:style-name="P499">The chest is <text:span text:style-name="T568">decently small at </text:span>about a foot wide and a <text:span text:style-name="T568">third of </text:span>a foot tall. <text:span text:style-name="T568">He bends over to place it onto the ground, then continues his process by fully investigating the chest.</text:span></text:p>
      <text:p text:style-name="P499">“<text:span text:style-name="T568">Looks like it isn’t locked. And, given its position, I doubt it’s trapped. Still, be on your guard. </text:span><text:soft-page-break/><text:span text:style-name="T568">Anything can happen,” Trinity states.</text:span></text:p>
      <text:p text:style-name="P500">The group nods with understanding as Trinity <text:span text:style-name="T569">moves to place</text:span> the palm of his right-hand on the curved top of the wooden chest.</text:p>
      <text:p text:style-name="P500">“<text:span text:style-name="T569">Wait,” Maxwell interrupts in one of his rare moments of speaking. “Let me open it with my spear. It’ll be safer that way.”</text:span></text:p>
      <text:p text:style-name="P500">“<text:span text:style-name="T569">Be my guest,” Trinity states as he stands up and steps back.</text:span></text:p>
      <text:p text:style-name="P501">Maxwell then approaches the chest and uses his spear to push against the lid with light force.</text:p>
      <text:p text:style-name="P501">As he does, there is a little bit of resistance, but not very much as the lid unseals and opens slowly to reveal its inner contents.</text:p>
      <text:p text:style-name="P501">There is a plush purple cushion set within the chest that props up its contents into plain sight. Laying on its soft surface, creating slight creases below and around them are a ring, <text:span text:style-name="T570">what appears to be a potion</text:span> and a group of three seeds.</text:p>
      <text:p text:style-name="P501">The ring is made of reflective silvery metal and has remarkable craftsmanship. The surface <text:span text:style-name="T570">is formed from</text:span> large spiraling grooves around its entire body <text:span text:style-name="T570">that produce sharp squared edges along the top and bottom of the grooves.</text:span></text:p>
      <text:p text:style-name="P502">The potion is a glass bottle with a <text:span text:style-name="T571">short, thin </text:span>cylindrical neck and <text:span text:style-name="T571">a fat spherical body. The liquid inside is a faint pink color. And, </text:span><text:span text:style-name="T572">it is sealed by a wooden cork.</text:span></text:p>
      <text:p text:style-name="P503">Last, there are the three seeds. Each is lime-green color that is nearly yellowish-white like bean sprouts. They are oval shaped and have a shiny coating.</text:p>
      <text:p text:style-name="P504">“I take it that nobody can appraise these right now,” Aric says with a sigh. “So, we can’t do anything with these items for now. Let’s pack them up <text:span text:style-name="T586">and worry about them later.</text:span></text:p>
      <text:p text:style-name="P504"><text:span text:style-name="T586">For now, we need to setup camp. </text:span>This high ground should be good for a decent break.”</text:p>
      <text:p text:style-name="P503">There are no complaints as the group follows his request to set up camp. Their group goes to retrieve the wagon and their escorts as everybody regroups at the top of the hill and begins to rest.</text:p>
      <text:p text:style-name="P503">***</text:p>
      <text:p text:style-name="P503">After around 30 minutes of rest, their group has rested well enough and decides to continue on. So, they get up, <text:span text:style-name="T587">pack up everything and c</text:span>arefully go down the hill and begin their travel toward the opposite end of the cavern.</text:p>
      <text:p text:style-name="P503">These tunnels are illuminated with glowing moss like in the entrance tunnel. However, the moss in here is significantly brighter, so much so that they don’t bother to light their torches.</text:p>
      <text:p text:style-name="P505">“I’m picking this one,” Trinity states as he picks the middle tunnel, receiving a nod <text:span text:style-name="T573">from Aric and a few others</text:span> and heading forward.</text:p>
      <text:p text:style-name="P505">In this way, the group enters the tunnel and begins another march forward <text:span text:style-name="T573">into less-dark darkness.</text:span></text:p>
      <text:p text:style-name="P505"><text:soft-page-break/>Though, after only a short walk in, they <text:span text:style-name="T574">encounter a group </text:span><text:span text:style-name="T573">new threats.</text:span></text:p>
      <text:p text:style-name="P506">They are rats with some of the glowing moss growing on their bodies. This makes them easy to spot from a distance <text:span text:style-name="T573">and allows for Trinity to signal with his hands to the group to stop and huddle.</text:span></text:p>
      <text:p text:style-name="P506">“<text:span text:style-name="T573">Rats up ahead. How do we want to engage?” Trinity asks.</text:span></text:p>
      <text:p text:style-name="P506">“<text:span text:style-name="T573">If we stop for every minor threat, we’ll never get anywhere,” Maxwell responds with irritation. “</text:span><text:span text:style-name="T575">I’d rather lead if things are going to be like this. There’s no way any strong monsters are going to be in the tunnel.”</text:span></text:p>
      <text:p text:style-name="P506">“<text:span text:style-name="T575">Foolish,” King Presley argues. “That’s exactly the mentality that gets people killed. You think you’re safe then SCHWING! The floor gives way and you fall into a spike trap. Don’t tell me you don’t know the basics!?”</text:span></text:p>
      <text:p text:style-name="P506">“<text:span text:style-name="T575">Ah, how sad. It seems that I had overestimated you still even after all this time,” Maxwell responds with a shake of his head. “Only the weak fall for such basic traps. If you are worried about those, then you are quite a bit worse than I expected.”</text:span></text:p>
      <text:p text:style-name="P506">“<text:span text:style-name="T575">I’m only thinking about my team,” King Presley responds smugly. “This is naturally what a leader does. I pity that you lack the capacity to consider others.”</text:span></text:p>
      <text:p text:style-name="P506">“<text:span text:style-name="T575">There is no need to worry about others </text:span><text:span text:style-name="T576">when you ensure their safety. </text:span><text:span text:style-name="T577">Create a path and others will follow. This is how a true leader operates,” Maxwell replies.</text:span></text:p>
      <text:p text:style-name="P506">“<text:span text:style-name="T578">Then lead! But, when something happens your back to your teammates, don’t worry. I’ll be the one to guide them in your steed. Just don’t be mad when your team becomes mine, alright!?” King Presley gloats.</text:span></text:p>
      <text:p text:style-name="P506">“<text:span text:style-name="T578">Alright, alright, alright,” Aric steps in. “What’s the problem? You two have been getting along up until now. Why start arguing now?”</text:span></text:p>
      <text:p text:style-name="P507">“<text:span text:style-name="T588">Apologies,” </text:span><text:span text:style-name="T589">King Presley responds. “</text:span><text:span text:style-name="T588">Whenever I hear </text:span><text:span text:style-name="T589">rampant</text:span><text:span text:style-name="T588"> stupidity, I find myself unable to </text:span><text:span text:style-name="T589">stop myself from speaking out.”</text:span></text:p>
      <text:p text:style-name="P507"><text:span text:style-name="T588">“</text:span><text:span text:style-name="T589">Oh? It sounds like I didn’t kick your ass hard enough last time,” Maxwell responds as he grips his spear with both hands.</text:span></text:p>
      <text:p text:style-name="P507">“<text:span text:style-name="T590">Ok guys. Enough. Seriously” Aric snaps as he steps between them with fury in his voice and expression. “I won’t tolerate fights while we’re on a mission.</text:span></text:p>
      <text:p text:style-name="P523">If you have a problem with each other, you can hash it out during our next free time. But, right now, we’re exploring in a danger zone. Focus on the mission first and yourself second.”</text:p>
      <text:p text:style-name="P523">“Don’t get a big head just because you won a petty little competition,” King Presley states.</text:p>
      <text:p text:style-name="P523">“It seems like I can agree with you on something after all,” Maxwell states reluctantly. “If I had gone all out, then I would have won for sure. I only held back out of consideration for our group.”</text:p>
      <text:p text:style-name="P523"><text:soft-page-break/>“But, you both lost, right? So, I’m the leader. And, that means that you both need to get your shit together, get into formation and follow orders.</text:p>
      <text:p text:style-name="P523">If you can’t follow <text:span text:style-name="T591">them or are willing to, then leave. Get the hell out of the group and let those who won’t throw tantrums remain.”</text:span></text:p>
      <text:p text:style-name="P523">“<text:span text:style-name="T591">Ahhh, so you really think you can say whatever the fuck you want now, huh?” King Presley says as he looks to Maxwell. “And, don’t you go getting a big head either. </text:span><text:span text:style-name="T600">I held back in our fight because I didn’t want to kill you. I’ve even got a new perk that will make every little trick irrelevant.</text:span><text:span text:style-name="T591">”</text:span></text:p>
      <text:p text:style-name="P523">“<text:span text:style-name="T591">I can kick your ass anytime. You need only ask,” Maxwell responds with a smile.</text:span></text:p>
      <text:p text:style-name="P524">“<text:span text:style-name="T592">Gentlemen, please!” Monte speaks up and walks over. “I understand that you all have strong personalities. But, for the sake of myself and </text:span><text:span text:style-name="T593">the others, could you please cool it?</text:span></text:p>
      <text:p text:style-name="P525">You are both strong and mature leaders, right? Be big-minded and put this minor situation behind you.”</text:p>
      <text:p text:style-name="P526">“<text:span text:style-name="T597">Hmm,” Maxwell enters deep thought for a brief moment with his eyes closed before opening them and saying, “No. I’ve seen enough. </text:span><text:span text:style-name="T598">I’m not very impressed. You may all do as you please. I’m gong solo.</text:span></text:p>
      <text:p text:style-name="P531">Oh, but <text:span text:style-name="T599">first, </text:span>I must ask…,” he says while turning to look at Mary. “Mary, <text:span text:style-name="T599">the others might be fooled, but I am not. I can tell that you’re on another level </text:span><text:span text:style-name="T600">by your movements alone.</text:span></text:p>
      <text:p text:style-name="P532">Join me. The two of us could easily crush this continent and move on to the next.</text:p>
      <text:p text:style-name="P532">I won’t treat you poorly.”</text:p>
      <text:p text:style-name="P532">“As enticing as that offer is, I must decline,” Mary responds politely. “I hope you’ll understand.”</text:p>
      <text:p text:style-name="P532">“I do, actually. I only hope that we can meet and be friends in the future rather than enemies.”</text:p>
      <text:p text:style-name="P536">Mary maintains her smile but says nothing else.</text:p>
      <text:p text:style-name="P533">Maxwell then waves and prepare to go. But, before he can leave, Trinity steps up and says, “Hold up. Let me join you. You’re strong. But, without a rogue, you’ll eventually get stuck. Even you must know that.”</text:p>
      <text:p text:style-name="P533">“I won’t turn you down,” Maxwell responds, “But, you better keep up. I’m not gonna babysit you.”</text:p>
      <text:p text:style-name="P533">“I can say the same to you,” Trinity responds with a smirk.</text:p>
      <text:p text:style-name="P534">“Ah, so is this the breakup?” King Presley asks. “I was hoping we could stick together a while longer, but it seems like now is the time?</text:p>
      <text:p text:style-name="P536">Well, not a big deal,” King Presley responds as he steps forward. “Guys, let’s do it.”</text:p>
      <text:p text:style-name="P534">“<text:span text:style-name="T600">About time,” </text:span><text:span text:style-name="T602">Baxter</text:span><text:span text:style-name="T600"> responds as he steps forward.</text:span></text:p>
      <text:p text:style-name="P553">Meanwhile, Aiden says in a soft voice, “Aww, I was hoping to pick up a few more members.”</text:p>
      <text:p text:style-name="P535"><text:soft-page-break/>“<text:span text:style-name="T601">There are 5 of us. That’s good enough, eh?” Eswar says while approaching </text:span><text:span text:style-name="T602">with Darnell off to the side.</text:span></text:p>
      <text:p text:style-name="P539">Of the group, Darnell is the most silent. It would be easy for others to forget that he is here given his extremely low profile.</text:p>
      <text:p text:style-name="P539">However, Mary can tell that he is of a similar type to her. Quite capable and fairly observant. She wouldn’t be surprised if he is enduring a similar trial as the one granted by her Passive Training perk.</text:p>
      <text:p text:style-name="P535">“<text:span text:style-name="T601">They got you too Eswar?” Gondor asks with surprise.</text:span></text:p>
      <text:p text:style-name="P537">In response, he merely shrugs and replies, “What can I say? I was promised a top 100 slot. You guys told me it would be hard to get that kind of placement otherwise, so with Aric saying no and King Presley saying yes, what else could I do?</text:p>
      <text:p text:style-name="P537">Besides. King Presley is my type of leader. Smart, confident and, most importantly, chill. Good enough for me.”</text:p>
      <text:p text:style-name="P537">“Why join him?” Trinity asks. “It’s obvious Maxwell is the strongest. The rest of you should consider joining too. Though, only if you think you’re strong enough.”</text:p>
      <text:p text:style-name="P537">“You’re wasting your time,” King Presley says to Trinity. “They’ve already buddied up long ago. Don’t tell me you didn’t notice?”</text:p>
      <text:p text:style-name="P537">“<text:span text:style-name="T602">Of course. But, it’s never too late to switch sides. Nobody is in a contracted agreement.”</text:span></text:p>
      <text:p text:style-name="P537">“Well, I suppose this was inevitable,” Aric finally speaks. “But, I think you guys are all making a mistake. My Guild Master VI perk is quite strong. Losing its benefits will hurt you all in the long run.”</text:p>
      <text:p text:style-name="P537">“I don’t need em,” Maxwell responds plainly.</text:p>
      <text:p text:style-name="P538">“Seriously,” King Presley states with fatigue. “I have two paladins, <text:span text:style-name="T602">a rogue and a travel companion. I’ll be fine.</text:span></text:p>
      <text:p text:style-name="P539">But, I do want you to know that I’m not making this choice out of any kind of personal grudge. I simply think that there are better things to do right now. So, we’re going to split.”</text:p>
      <text:p text:style-name="P539">As they are speaking, this is when the Woman Mage walks over with the guards and says, “I’ve heard what you have all talked about. But, for the time being, I can’t agree with what has been said.</text:p>
      <text:p text:style-name="P539">You’re welcome to split up. But, not right now. You’ll have to wait until we return to the city and notify the lord.”</text:p>
      <text:p text:style-name="P540">Maxwell looks to the Mage and says, “You have seen how strong I am, yet you still <text:span text:style-name="T610">choose to speak to me that way. I can’t tell whether you are strong, weak, obedient or foolish.</text:span></text:p>
      <text:p text:style-name="P547">Either way, I can’t agree to your request until I know what is what.<text:span text:style-name="T603">”</text:span></text:p>
      <text:p text:style-name="P540">“That’s fine. If you doubt my ability, then I will show you. Though, I can’t guarantee your safety. My magic isn’t known for being the most docile.”</text:p>
      <text:p text:style-name="P540"><text:soft-page-break/>“Hmph,” Maxwell snorts as he sprints forward with a high acceleration charge.</text:p>
      <text:p text:style-name="P540">He reaches the Mage in what seems to be an instant.</text:p>
      <text:p text:style-name="P540">However, once he is within about three feet of her, the woman’s body glows with faint blue light and his body slams into an invisible domed wall that curves his body along it<text:span text:style-name="T604">s rounded edge.</text:span></text:p>
      <text:p text:style-name="P540">“I do not wish to offend any of <text:span text:style-name="T610">you</text:span> heroes. However, I have orders. <text:span text:style-name="T610">So, I ask that you please be understanding and cooperative.</text:span></text:p>
      <text:p text:style-name="P549">Your lives are no longer solely about yourselves. Our empire is depending on you<text:span text:style-name="T611">r success</text:span>. <text:span text:style-name="T611">Until we return to the city and speak to the City Lord, I can’t allow any of you to go off on your own.</text:span>”</text:p>
      <text:p text:style-name="P548">“<text:span text:style-name="T611">So, we’re </text:span><text:span text:style-name="T612">basically </text:span><text:span text:style-name="T611">hostages?” Maxwell asks </text:span><text:span text:style-name="T613">as he rubs his hands.</text:span></text:p>
      <text:p text:style-name="P541">‘Such strong barrier magic,’ Mary’s expression becomes serious.</text:p>
      <text:p text:style-name="P541">Barriers are one of the most efficient ways to deploy magic.</text:p>
      <text:p text:style-name="P541">Similar to how a <text:span text:style-name="T605">tiny egg can support over 100 pounds of weight, a well-deployed barrier can easily repel tons of force.</text:span></text:p>
      <text:p text:style-name="P544">The key word, of course, is ‘well’. A poorly deployed barrier will be struck and shatter before stopping anything. Thus, Mary is a bit surprised by the quality of the barrier. If her instincts are correct, then likely not even her rifle would be able to penetrate it.</text:p>
      <text:p text:style-name="P541">‘<text:span text:style-name="T605">Level 30? 40? Not bad,’ Mary tries to estimate the strength of the Mage.</text:span></text:p>
      <text:p text:style-name="P550">“<text:span text:style-name="T611">Hostages?” the Mage responds angrily. “We </text:span><text:span text:style-name="T612">give</text:span><text:span text:style-name="T611"> you housing, supplies, food, drink and equipment </text:span><text:span text:style-name="T612">for free and even protection equal to that of top nobles. And, you consider yourself a hostage?</text:span></text:p>
      <text:p text:style-name="P551">You’re not making yourself look good right now.”</text:p>
      <text:p text:style-name="P551">“To me, it doesn’t really matter what you think. I don’t fear you or anybody else for that matter. If I go all-out, then nothing will be able to stop me.</text:p>
      <text:p text:style-name="P551">I’m simply better.”</text:p>
      <text:p text:style-name="P551">“Alright, enough of the clown show, eh?” King Presley says <text:span text:style-name="T613">with obvious exasperation</text:span>. “If you want to sit around and mope, go ahead,” he directs to Maxwell. “As for myself, I and the others will continue to participate in th<text:span text:style-name="T613">is quest</text:span>.</text:p>
      <text:p text:style-name="P551">We have been given much support and agreed to the terms of this campaign. So, we won’t act like children.</text:p>
      <text:p text:style-name="P551">Aric, what are we doing next?”</text:p>
      <text:p text:style-name="P542">“<text:span text:style-name="T613">We will stick to the plan. We will continue to push deeper into the dungeon.</text:span></text:p>
      <text:p text:style-name="P552">But, rest at ease. I will have us back at the city by tomorrow in time for the royal capital’s reinforcements.</text:p>
      <text:p text:style-name="P552"><text:soft-page-break/>Maxwell, I have designated as the leader by the City Lord and need your help. Will you assist?”</text:p>
      <text:p text:style-name="P552">“No. I may be forced to accompany you, but I’m not forced to act. You’re all on your own from here on out,” <text:span text:style-name="T605">Maxwell responds as he closes his eyes and shuts out the world.</text:span></text:p>
      <text:p text:style-name="P543">Aric doesn’t respond to him and instead <text:span text:style-name="T613">addresses the group, “Understood.</text:span></text:p>
      <text:p text:style-name="P552">Everybody, let’s get a move on. Into formation and get your supplies readied. Stay alert for anything.”</text:p>
      <text:p text:style-name="P527">And, with <text:span text:style-name="T605">all of those affairs settled, </text:span>the group gets back into formation and continues on.</text:p>
      <text:h text:style-name="P1307" text:outline-level="1" text:is-list-header="true">Chapter 5: <text:span text:style-name="T606">Winners and Losers</text:span></text:h>
      <text:p text:style-name="P527">Their group travels forward and there are indeed small glowing moss creatures. However, as their group approaches, they all scurry away.</text:p>
      <text:p text:style-name="P528">Throughout all of the drama and walking, Mary has been carefully considering the nature of her surroundings and all of the possibilities that could occur in the near future.</text:p>
      <text:p text:style-name="P528"><text:span text:style-name="T594">‘</text:span>Normally, glowing would be considered an evolutionary disadvantage in an underground area like this. It might make sense for a large predator to have a small glowing piece to bait prey. But, here, even the smallest creatures glow.</text:p>
      <text:p text:style-name="P528">That must mean that the influence of the mana here is too great for the smallest creatures to resist. And, if the food chain consists of the smaller creatures or the moss to any degree, than it wouldn’t be impossible for larger creatures to glow too.</text:p>
      <text:p text:style-name="P528">Still, it’s a bit surprising that the moss golems in the last room didn’t glow. There isn’t any logical reason that I can think of other than that orb.</text:p>
      <text:p text:style-name="P528">I do wonder if there is more to this place than meets the eye.”</text:p>
      <text:p text:style-name="P529">The natural divine transformations that can take place in a Magic Regions are usually consistent with some set of logical rules. Thus, if one can decipher these rules, then it becomes possible to deduce other information about a dungeon, such as information about possible future foes, environmental layouts and loot to be found.</text:p>
      <text:p text:style-name="P529">This is mainly why Mary is pondering the overall composition of this place. If she can figure out the source of strength for the monsters in this region, then she might be able to grasp the potential of all of the creature’s in this place.</text:p>
      <text:p text:style-name="P529">She is also predicting possible fights that could occur, both among team members and enemies, and all kinds of other possibilities.</text:p>
      <text:p text:style-name="P530">The group continues forward for over 15 minutes until finally seeing another light in the distance.</text:p>
      <text:p text:style-name="P530">Even though the tunnel that they are in appears straight, this is only when viewed at short distances. In truth, their passage continues down still and even curves left and right at gentle, gradual intervals, which is how they manage to wind up only seeing bits of light after such a longer time traveling.</text:p>
      <text:p text:style-name="P545">Since there is an opening, the group of willing participants huddles together and discusses their approach to the next area before reentering their formation and continuing onward.</text:p>
      <text:p text:style-name="P508">Once they are near the exit, <text:span text:style-name="T607">Mary, Monte and now Darnell </text:span>step forward and <text:span text:style-name="T607">peek into the next cavern </text:span>before returning with a description of the place.</text:p>
      <text:p text:style-name="P508">They <text:span text:style-name="T614">see</text:span> that is is a cavern like the last. However, instead of a mound in the center with blue light streaming down, there is a smaller and rounder object covered entirely in dense moss.</text:p>
      <text:p text:style-name="P508"><text:soft-page-break/>For creatures, there are larger versions of the rats that they have passed <text:span text:style-name="T595">by</text:span> that are three-feet long and one-foot high. The sphere in the center seems to radiate above-average mana which explains the presence of these stronger than normal rats.</text:p>
      <text:p text:style-name="P510">There are over 50 rats. And, among them, there are certain rats that are slightly bigger and glow brighter than normal. <text:span text:style-name="T595">This is the pattern for higher </text:span><text:span text:style-name="T667">grade</text:span><text:span text:style-name="T595"> creatures. An</text:span><text:span text:style-name="T596">d, similarly to in the last cavern, the strongest creatures reside near the center.</text:span></text:p>
      <text:p text:style-name="P510"><text:span text:style-name="T618">The stronger rats consists of six rats in total. Four glow with a more pure yellow on their bodies while also being larger and tougher looking. And, past them are two simply massive rats spanning </text:span><text:span text:style-name="T596">four feet in length and two feet in height. </text:span><text:span text:style-name="T618">These rats have an almost golden looking moss on their bodies that throbs slowly and even has faint lines of pink within it. They must be the king and queens of this swarm.</text:span></text:p>
      <text:p text:style-name="P509">With <text:span text:style-name="T596">descriptions of the rats given and another brief review of their combat plan completed, </text:span>their party <text:span text:style-name="T595">sets up for combat once more and allows Trinity to </text:span><text:span text:style-name="T596">initiate combat.</text:span></text:p>
      <text:p text:style-name="P546">So, he steps into the cavern and begins to walk forward. And, as he does, t<text:span text:style-name="T579">he rats raise their nose</text:span>s and sniff the air. <text:span text:style-name="T579">There is no breeze. Yet, perhaps because of how used to this area their senses are, they </text:span><text:span text:style-name="T595">seem to detect him immediately.</text:span></text:p>
      <text:p text:style-name="P509">“<text:span text:style-name="T595">SCREEEE,” </text:span><text:span text:style-name="T608">one screeches, causing all of the other rats to enter a frenzy.</text:span></text:p>
      <text:p text:style-name="P546">The first immediately begins to run toward him as the others follow soon after.</text:p>
      <text:p text:style-name="P546">All 50 rats have been aggro’d.</text:p>
      <text:p text:style-name="P546">“<text:span text:style-name="T609">Fire fire fire!” Aric states.</text:span></text:p>
      <text:p text:style-name="P554">Upon his command, Mary, <text:span text:style-name="T614">Conner and Darnell all raise their bows and shoot at the rats. </text:span><text:span text:style-name="T615">Anabar begins to play his drums and the others begin their preparations for combat.</text:span></text:p>
      <text:p text:style-name="P555">However, to their surprise, the rats notice the arrows and doge.</text:p>
      <text:p text:style-name="P554">“Those are my last ones! Make em count!” <text:span text:style-name="T614">Pluto announces as he </text:span>uses his abilities to throw out phials of liquid that land and ignite, creating a flaming pool ahead.</text:p>
      <text:p text:style-name="P555">Yet, these rats continue to show their awareness, instincts and perhaps even intelligence. They sense what is happening and scatter away, causing the pool to hit mostly nothing as they swarm around it. Only a few are ignited and slow down in burning agony.</text:p>
      <text:p text:style-name="P555">“<text:span text:style-name="T615">Defenders!” Aric commands.</text:span></text:p>
      <text:p text:style-name="P555">“<text:span text:style-name="T615">Hmph,” Saxton says as he moves forward, his shield raised and his stance solid.</text:span></text:p>
      <text:p text:style-name="P555">‘<text:span text:style-name="T615">That won’t do anything,’ Mary groans as she watches Saxton.</text:span></text:p>
      <text:p text:style-name="P556">The rats are far too small for such a level stance. She can already predict him batting at the rats swarming his shins in only a few more moments.</text:p>
      <text:p text:style-name="P556"><text:soft-page-break/>Thus, she decides to act, charging forward with her sword in hand.</text:p>
      <text:p text:style-name="P556">“Let’s go!” Conner says too as he joins in.</text:p>
      <text:p text:style-name="P556">“<text:span text:style-name="T619">Hmph,” King Presley merely snorts as he charges in.</text:span></text:p>
      <text:p text:style-name="P556">“Wind Cutter!” Lavant says as he tosses forth a blade of wind. It shoots forward invisibly and slices several rats before turning to nothing.</text:p>
      <text:p text:style-name="P556">“Summon Skeleton!” Niagra says as he conjures a skeleton creature. It assembles rapidly and then charges forward with its sword, slicing left and right against the ground with its blade in wide strokes.</text:p>
      <text:p text:style-name="P556">“Fireball!” Noire shouts while shooting forward with a ball of fire.</text:p>
      <text:p text:style-name="P556">His fireball is moves quickly and strikes explosively like his prior one, incinerating at least 10 rats and burning a few others.</text:p>
      <text:p text:style-name="P562">As this happens, the melee fighters begin to fight against the rats. Though, it is obvious very quickly how one-sided the fight is given each of their individual skill levels.</text:p>
      <text:p text:style-name="P556">“Careful! They are tunneling!” Mary shouts as she watches the elite rats dig down into the ground.</text:p>
      <text:p text:style-name="P557">*BOM BOM*</text:p>
      <text:p text:style-name="P557">Anabar’s song reaches its climax and a powerful light envelops their group. <text:span text:style-name="T225">Heartbeat of </text:span><text:span text:style-name="T226">the Victorious</text:span><text:span text:style-name="T225"> Champions </text:span>activates, granting them all +30% to all stats.</text:p>
      <text:p text:style-name="P557">With it, suddenly, their group is much more empowered compared to before.</text:p>
      <text:p text:style-name="P557">“HA!” Conner shouts as he rushes forward and swipes at several rats.</text:p>
      <text:p text:style-name="P557">Within only a short time, the number of rats is thinned down to less than 30.</text:p>
      <text:p text:style-name="P557">Still, there are the ones that burrow, that begin to make their existence known. <text:span text:style-name="T616">The ground below Saxton’s foot bursts open and a thin stone spike shoots up directly into his foot.</text:span></text:p>
      <text:p text:style-name="P558">Fortunately, he is wearing plate boots composed entirely of metal, so his foot is raised and he only loses his balance, falling backwards as a result.</text:p>
      <text:p text:style-name="P558">Though, the rats notice this and begin to swarm him, an action that, if they were smarter, they probably would have chosen not to. This is because Saxton is one of the few people that is completely armored from head to toe with iron platemail. As they reach him and bite at him, they fail to cause any harm to him at all. He only feels their bodies running over him as they search for weaknesses without any success.</text:p>
      <text:p text:style-name="P558">“Get off of him!” Gondor grunts as he rushes over to the rats and smacks them with his mace.</text:p>
      <text:p text:style-name="P558">*BOOM BOOM BOOM*</text:p>
      <text:p text:style-name="P558">Their bodies splatter with a mix of dark-red blood and glowing yellow moss that almost looks orangish-red in some spots due to the overall dullness of the lighting here.</text:p>
      <text:p text:style-name="P558"><text:soft-page-break/>Meanwhile, another series of spells is launched toward their grou<text:span text:style-name="T617">p, causing Aric to shout out, “Watch your feet. Back up if you can.”</text:span></text:p>
      <text:p text:style-name="P559">Hearing this causes the Mages and supports to take awkward steps back to safety as the front-liners continue their onslaught.</text:p>
      <text:p text:style-name="P559">“How do we get the burrowed ones?” Gondor asks as Saxton rises to his feet and prepares to continue his defensive efforts.</text:p>
      <text:p text:style-name="P559">“I can deal with them,” Lavant says as he rests his palm forward flat against the air above the ground.</text:p>
      <text:p text:style-name="P559">“Empowered Cast. Vacuum,” he states in a solemn tome.</text:p>
      <text:p text:style-name="P560">With this, the dust around the holes where the rats from the past were burrowed begins to rise up <text:span text:style-name="T618">at an ever-increasing rate, transitioning from a slight change to a violent surge.</text:span></text:p>
      <text:p text:style-name="P561">The air is pulled up and out from the holes where the six stronger rats burrowed with irresistible force. And, eventually, the rats themselves get pulled out and placed into the sky.</text:p>
      <text:p text:style-name="P560">“<text:span text:style-name="T618">Now!” Lavant urges.</text:span></text:p>
      <text:p text:style-name="P560">“<text:span text:style-name="T618">On it,” Noire states as he charges up one more fireball and throws it at the entire pack of floating creatures.</text:span></text:p>
      <text:p text:style-name="P560">‘<text:span text:style-name="T618">Not enough,’ Mary thinks as she squats down while simultaneously retrieving her rifle.</text:span></text:p>
      <text:p text:style-name="P561">Smoke explodes out from the rats location. However, this smoke isn’t entirely black like as usual from his prior fireballs. Gold and pink light colors the smoke and gold and pink sparkles fill the air as a dense mist of spores appears.</text:p>
      <text:p text:style-name="P562">Several members of the group notices Mary and realizes that she is getting serious. Though, they aren’t exactly sure to what extent.</text:p>
      <text:p text:style-name="P562">*PHWOOF*</text:p>
      <text:p text:style-name="P562">The cloud of spores suddenly begins to enlarge and expand as the smoke becomes a gold cloud with pink speckles growing to cover the area.</text:p>
      <text:p text:style-name="P562">“Lavant,” Mary shouts.</text:p>
      <text:p text:style-name="P562">“Yeah, yeah!” Lavant shouts as he points his palm forward. “Force Push.”</text:p>
      <text:p text:style-name="P562">The air in a line in front of his palm is forced forward, causing a long cylinder of clear air to appear in a line.</text:p>
      <text:p text:style-name="P562">“Not enough,” Mary thinks as she stands up and turns to reposition.</text:p>
      <text:p text:style-name="P562">The group somewhat intuitively follows her movements to back off, as the spore cloud continues to expand at an unnatural rate.</text:p>
      <text:p text:style-name="P562"><text:soft-page-break/>“It’s a Divine Ability!” Aric shouts out. “We need a strong counter quick. Anybody?”</text:p>
      <text:p text:style-name="P562">“I already showed off my powers,” King Presley responds. “Somebody else can take a turn.”</text:p>
      <text:p text:style-name="P562">“I’ll do it,” Lavant says while stepping forward confidently. “Though, I hope you will all take care care of me during the rebound.”</text:p>
      <text:p text:style-name="P562">As he speaks, wind begins to blow up from below him, gently raising his robes as a supernatural power envelops him.</text:p>
      <text:p text:style-name="P562">A bright sky-blue magic circle appears on the ground below him inscribed with ancient runes as he raises his hands in an intricate pattern to his lips.</text:p>
      <text:p text:style-name="P562">“Super Mage Form!”</text:p>
      <text:p text:style-name="P564">*PWOOSH*</text:p>
      <text:p text:style-name="P564">Wind explodes outwards from his position as a burst of force lifts him up. His arms float in his air and his robes seem unaffected by gravity. His power has truly become massive.</text:p>
      <text:p text:style-name="P564">He points a finger forward in a gun-shape and speaks aloud, “<text:span text:style-name="T621">Gust</text:span>!”</text:p>
      <text:p text:style-name="P564">*PWOOSH*</text:p>
      <text:p text:style-name="P565">An unstoppable breeze surges forward, throwing back the remaining lesser rats in the area and pushing the spores away. This causes the rats that were producing the spores to be fully revealed along with the trails of spores being continuously released from their backsides.</text:p>
      <text:p text:style-name="P564">‘Super forms are really strong,’ Mary can’t help but to think to herself with a sigh. ‘I can’t wait <text:span text:style-name="T621">to use my</text:span> <text:span text:style-name="T620">O</text:span>verlimits.’</text:p>
      <text:p text:style-name="P565">*BAP*</text:p>
      <text:p text:style-name="P565">She fires a bullet at one of the large rats and strikes it directly in the head, leading to a gory scene.</text:p>
      <text:p text:style-name="P565">“There’s no need to waste your ammo,” Lavant says as he lowers his still-aimed finger. “Blade Storm, Wind Alignment.”</text:p>
      <text:p text:style-name="P565">*SWISH SWISH SWISH SWISH*</text:p>
      <text:p text:style-name="P565">Countless invisible slashes occur within a tiny range as the power of his spell takes effect.</text:p>
      <text:p text:style-name="P565">In an instant, all of the rats are slain. Their chopped bodies fall down in small cubed lumps.</text:p>
      <text:p text:style-name="P563">“<text:span text:style-name="T621">Better safe than sorry,” Mary says as she stands up and withdraws her rifle.</text:span></text:p>
      <text:p text:style-name="P563">“<text:span text:style-name="T621">If you say so,” Lavant remarks as he disperses the power surging throughout him. His body loses its glow and he floats back down to the ground.</text:span></text:p>
      <text:p text:style-name="P563">“<text:span text:style-name="T621">Thanks for your help Lavant,” Aric compliments. “Because of you, we cleared this area well. If there is any treasure, I’ll make sure that you get first pick.”</text:span></text:p>
      <text:p text:style-name="P563"><text:soft-page-break/>“<text:span text:style-name="T621">I’d like that,” he responds with excitement.</text:span></text:p>
      <text:p text:style-name="P566"><text:span text:style-name="T616">“</text:span><text:span text:style-name="T621">Monte, how does it look?” Aric asks toward Monte, whom is currently inspecting the sphere in the center.</text:span></text:p>
      <text:p text:style-name="P566">“<text:span text:style-name="T622">Ehhh, not good,” Monte responds. “Would take too long to analyze… again. I need some hints. Or time. It’s still a bit too soon to appraise this kind of stuff.”</text:span></text:p>
      <text:p text:style-name="P566">“<text:span text:style-name="T622">Let’s just break it open with a pickaxe,” Gondor responds. “Could be a massive magic crystal geode.”</text:span></text:p>
      <text:p text:style-name="P566">“<text:span text:style-name="T622">If that’s the case, then we’d be better off letting others come here and mine it out,” Aric responds. “Our time is valuable. Getting levels is our priority. We can leave others to handle the mundane tasks.”</text:span></text:p>
      <text:p text:style-name="P566">“<text:span text:style-name="T622">I guess,” he responds with a shrug.</text:span></text:p>
      <text:p text:style-name="P566">“<text:span text:style-name="T622">Since that’s the case, let’s push on. I think that we have enough energy to do at least one more room before a long rest. Then, we can decide whether to stay or leave.”</text:span></text:p>
      <text:p text:style-name="P567">The group is mostly fine with this decision and decides to get into formation and continue on. Maxwell is fairly disgruntled, but he does his best to hide his emotions.</text:p>
      <text:p text:style-name="P511">Like the last room, there are several tunnels here that extend in various directions. A quick count totals at least 10 <text:span text:style-name="T622">ways to go.</text:span></text:p>
      <text:p text:style-name="P511">“<text:span text:style-name="T580">Off we go again,” Trinity states, as he picks the one opposite to where they entered at and press forward. </text:span><text:span text:style-name="T623">His idea is that continuing in a straight line will move them deeper into the Mossy Caves where the mana density is higher and the environments are higher leveled.</text:span></text:p>
      <text:p text:style-name="P568">Thus, the group continues on into the caves<text:span text:style-name="T624"> as the mana density increases and the mossy walls continue to become ever brighter and more densely covered.</text:span></text:p>
      <text:p text:style-name="P568">Now, the passage can be considered well lit, with people’s faces actually being visible for a change.</text:p>
      <text:p text:style-name="P568">Though, the light is still yellow, so the weird shade doesn’t cause the environment to appear anything normal in any sense.</text:p>
      <text:p text:style-name="P568">The weak creatures have become louder and more common still. And, insects, small snakes and other forms of life now begin to show up with mossy patches on themselves that glow yellow.</text:p>
      <text:p text:style-name="P568">This causes their group to feel a bit better about their surroundings. Though, Aric says, “Don’t get too relaxed. We’re not safe yet.”</text:p>
      <text:p text:style-name="P568">Several members nod, as they head on and eventually reach the third tunnel opening.</text:p>
      <text:p text:style-name="P513">“<text:span text:style-name="T623">Trinity, it’s you,” Aric declares.</text:span></text:p>
      <text:p text:style-name="P513">“<text:span text:style-name="T623">Roger,” he responds, then rushes up with silent steps to investigate.</text:span></text:p>
      <text:p text:style-name="P568">A short while later, he returns with a grave expression that causes his group to wonder what the <text:soft-page-break/>problem is.</text:p>
      <text:p text:style-name="P568">“Mossy Stone Golems,” Trinity reports. <text:span text:style-name="T580">“About eight feet tall each </text:span>and fairly thick, but also segmented. <text:span text:style-name="T626">Over 40...</text:span><text:span text:style-name="T580">”</text:span></text:p>
      <text:p text:style-name="P568">‘Ah. I see now,’ is what most think.</text:p>
      <text:p text:style-name="P513">“<text:span text:style-name="T623">So, </text:span>we’ve finally arrived at real danger?” <text:span text:style-name="T623">Aric asks rhetorically as his expression becomes grim as well.</text:span></text:p>
      <text:p text:style-name="P512">“I understand stone can make them harder. But, does it really make them that much harder?” Niagra asks <text:span text:style-name="T623">in response to the mood. “The mossy golems didn’t seem to be a big deal or the rats.”</text:span></text:p>
      <text:p text:style-name="P512">“The difference between <text:span text:style-name="T623">being made from</text:span> stone and not is literally the difference between a wall existing versus not,” Gondor explains. “It’s a completely different level of difficulty.”</text:p>
      <text:p text:style-name="P513">Monte adds, “In numerical terms, I’d say the golems we fought at the tunnel’s entrance were level <text:span text:style-name="T581">7</text:span> at best. These stone golems <text:span text:style-name="T623">should instead be around 16 or 17.”</text:span></text:p>
      <text:p text:style-name="P514">“<text:span text:style-name="T581">17</text:span>!” Niagra responds <text:span text:style-name="T623">in disbelief. “</text:span><text:span text:style-name="T625">Isn’t that too high?</text:span></text:p>
      <text:p text:style-name="P581">And, wait. Even if they are that high, wouldn’t we get a ton of experience from killing them?”</text:p>
      <text:p text:style-name="P514">“<text:span text:style-name="T625">Hah, what use is experience if you die?” Gondor responds with a light laugh.</text:span></text:p>
      <text:p text:style-name="P514">“<text:span text:style-name="T625">They’d probably give several hundred experience each,” Aric responds seriously. “But, there’s no way we would be able to kill them.”</text:span></text:p>
      <text:p text:style-name="P512">“<text:span text:style-name="T582">Pickaxes right?” Niagra proposes </text:span><text:span text:style-name="T625">as he looks to Gondor.</text:span></text:p>
      <text:p text:style-name="P512">“<text:span text:style-name="T582">Hehe, you’re right,” Gondor responds. “But, sadly, I think we’re a bit too weak physically to harm them even with pickaxes right now. Maybe at level 10 or so.”</text:span></text:p>
      <text:p text:style-name="P512">“<text:span text:style-name="T582">This definitely sounds like a skip to me,” Saxton states. “Unless you have some kind of trump card Mary?”</text:span></text:p>
      <text:p text:style-name="P512">“<text:span text:style-name="T582">Well, I mean technically…,” she starts with mysteriously.</text:span></text:p>
      <text:p text:style-name="P512">“<text:span text:style-name="T582">You’re joking, right?” Saxton asks.</text:span></text:p>
      <text:p text:style-name="P512">“<text:span text:style-name="T626">With a bit of strategy, defeating them wouldn’t be impossible. But, I’d advise against it. The risk is way too high. And, given how few rewards we’ve received so far, I wouldn’t want to try our luck.”</text:span></text:p>
      <text:p text:style-name="P515">The group looks at her like she is crazy. Though, after thinking a bit, they realize that she might not be crazy at all. She’s likely very serious.</text:p>
      <text:p text:style-name="P516">As for Mary, she knows that she <text:span text:style-name="T626">the group can</text:span> beat the golems with teamwork, good strategy and time. <text:span text:style-name="T626">But, it’s not ready yet. Her teammates are all too low-leveled and lack the teamwork and coordination necessary to win. A few golems might be slain. But, the remaining 40 or so would wipe them out.</text:span></text:p>
      <text:p text:style-name="P516"><text:soft-page-break/>“<text:span text:style-name="T627">Let’s say that we were to fight them. What would you recommend we do?” Aric suggests.</text:span></text:p>
      <text:p text:style-name="P517">“<text:span text:style-name="T627">Erm, well… our strategy would depend </text:span>on how much people are willing to reveal,” Mary states outright. “<text:span text:style-name="T627">We’d really need several Super Forms and specialized abilities to wipe them </text:span><text:span text:style-name="T628">all out.</text:span></text:p>
      <text:p text:style-name="P569">Though, more importantly, we’d need a very secure escape plan for a variety of situations.”</text:p>
      <text:p text:style-name="P518">“I think it would be safer if we wait until we’re all level 5 anyway,” Monte <text:span text:style-name="T629">comments. “When we unlock new sub-perks, we’ll have a lot more options.”</text:span>.</text:p>
      <text:p text:style-name="P519">“Sure,” <text:span text:style-name="T629">Aric responds. “Well, I was only exploring the option before we commit to backtracking.</text:span></text:p>
      <text:p text:style-name="P570">Let’s head back and try to stick to shallower. It’s clear that these places are a bit too deep.”</text:p>
      <text:p text:style-name="P570">The group expresses gestures and soft noises of approval, then gets back into formation and heads back the way that they came.</text:p>
      <text:p text:style-name="P518">***</text:p>
      <text:p text:style-name="P518">After reaching the previous cavern, Trinity picks a different tunnel that will lead them to a cavern that is hopefully adjacent to their current cavern and will have decently leveled threats.</text:p>
      <text:p text:style-name="P518">And, with the group following behind him, they continue into the decently lit tunnel for many minutes <text:span text:style-name="T629">until eventually reaching another notable location.</text:span></text:p>
      <text:p text:style-name="P518">Like the last room, there are rats inside. Though, surprisingly, there is one stone golem near a mossy tree in the center.</text:p>
      <text:p text:style-name="P571">This golem appears to be laying down against the tree and is completely dormant.</text:p>
      <text:p text:style-name="P519">“<text:span text:style-name="T629">This is a good fight,” Trinity comments. “With only 15 rats and a single golem, we don’t have to worry about being overwhelmed. </text:span><text:span text:style-name="T583">If it’s only one, then we should be able </text:span><text:span text:style-name="T629">to win guaranteed.”</text:span></text:p>
      <text:p text:style-name="P519">“<text:span text:style-name="T632">But, that golem appears… dead?” Niagra asks.</text:span></text:p>
      <text:p text:style-name="P520">“<text:span text:style-name="T632">It’s always better to assume that its alive than dead,” Lavant responds. “It feels like there is lower mana in this area than in the other. So, it’s probably the case that it can only be active for shorter periods of time. This kind of thing happens all the time.”</text:span></text:p>
      <text:p text:style-name="P520">“<text:span text:style-name="T632">Yeah,” Monte adds. “And, even if it winds up being active, it shouldn’t be that much stronger than any other golem.”</text:span></text:p>
      <text:p text:style-name="P520">“<text:span text:style-name="T632">Still, it seems kind of risky,” Niagra responds.</text:span></text:p>
      <text:p text:style-name="P520">“<text:span text:style-name="T632">That’s a fair assessment,” Aric responds. “But, you can’t get ahead without taking any risk.</text:span></text:p>
      <text:p text:style-name="P597">Sadly, that’s just the nature of the game.</text:p>
      <text:p text:style-name="P597">We will take precautions and let Trinity or Mary scout as usual and then act based on the situation.</text:p>
      <text:p text:style-name="P597">Are there any objections?”</text:p>
      <text:p text:style-name="P521"><text:soft-page-break/>Nobody <text:span text:style-name="T630">objects</text:span>. So, Aric states, “Then, we’ll use our previous attack strategy and kill them at the choke.”</text:p>
      <text:p text:style-name="P521">The group nods with understanding th<text:span text:style-name="T630">en moves to attack.</text:span></text:p>
      <text:p text:style-name="P571">Trinity leads for a third time into the cavern, drawing aggression, before charging back.</text:p>
      <text:p text:style-name="P571">Though, as he runs away, he notices that the golem doesn’t <text:span text:style-name="T633">move at all.</text:span></text:p>
      <text:p text:style-name="P571">‘Perfect,’ he thinks.</text:p>
      <text:p text:style-name="P571">His group is all in position. So, as he moves past the defensive line, the rats are wiped out in only a few seconds.</text:p>
      <text:p text:style-name="P571">“Well, that was easy,” Gondor comments as he kicks a dead rat’s corpse.</text:p>
      <text:p text:style-name="P571">“<text:span text:style-name="T633">Let’s deal with the golem,” </text:span>Aric states <text:span text:style-name="T633">calmly</text:span>. “Trinity, scout it out.”</text:p>
      <text:p text:style-name="P571">“Roger,” he responds, then charges forward to the golem.</text:p>
      <text:p text:style-name="P582">He moves close the golem and it remains completely dormant. Even as he gets closer and closer, waves his arms and even eventually shoots an arrow at it, the golem doesn’t react at all.</text:p>
      <text:p text:style-name="P582">“I think it’s safe guys,” he says as he waves them over.</text:p>
      <text:p text:style-name="P582">So, the group approaches and checks out the golem up close.</text:p>
      <text:p text:style-name="P582">It is like the golems from the other room, about eight-feet-tall and made from segmented boulders. But, it is completely inactive and appears to be laid against the tree.</text:p>
      <text:p text:style-name="P582">“What do you guys want to do?” Aric asks.</text:p>
      <text:p text:style-name="P582">“We could check for a magic core,” Lavant responds. “Even if it has one that has a low charge, it would be worth a lot and could potentially make a powerful tool. We shouldn’t pass up this chance.”</text:p>
      <text:p text:style-name="P582">“<text:span text:style-name="T634">I take it that you want to do the search then?” Aric asks.</text:span></text:p>
      <text:p text:style-name="P582">“<text:span text:style-name="T634">Yes,” Lavant responds.</text:span></text:p>
      <text:p text:style-name="P582">“<text:span text:style-name="T634">Alright. Feel free,” </text:span><text:span text:style-name="T635">Aric says while gesturing with his palm.</text:span></text:p>
      <text:p text:style-name="P583">Lavant nods, then approaches the golem.</text:p>
      <text:p text:style-name="P583">He looks over it briefly, then points out with his palm and begins to scan with mana.</text:p>
      <text:p text:style-name="P583">“Ooo, found it!” he says excitedly as he places his palm onto the golem.</text:p>
      <text:p text:style-name="P583">Though, as soon as he does this, his expression changes rapidly to a frown and he shouts, “Guys!!!”</text:p>
      <text:p text:style-name="P583">“Wha--” Aric starts.</text:p>
      <text:p text:style-name="P583">Though, before he can finish his words, a change occurs upon the golem.</text:p>
      <text:p text:style-name="P583">Three parallel red lines appear on the surface of the golems body that shoot out away from where <text:soft-page-break/>Lavant’s palm is placed, <text:span text:style-name="T636">traveling at sharp angles along its surface until disappearing from sight.</text:span></text:p>
      <text:p text:style-name="P583">“Take off your hand!” Gondor <text:span text:style-name="T636">shouts.</text:span></text:p>
      <text:p text:style-name="P583">“<text:span text:style-name="T636">I can’t!” Lavant responds.</text:span></text:p>
      <text:p text:style-name="P585">As the two speak, more of the ‘lasers’ pulse out from Lavant’s palm, shooting out to different parts of its body.</text:p>
      <text:p text:style-name="P585">“Get ready!” Aric states as the group prepares for a fight.</text:p>
      <text:p text:style-name="P585">Though, as Mary observes the situation, her insight gives her a different take on what is happening.</text:p>
      <text:p text:style-name="P585">Dread fills her thoughts as her expression becomes <text:span text:style-name="T637">gloomy</text:span> and she makes a tough decision.</text:p>
      <text:p text:style-name="P585">She turns to begin to sprint, only sparing a single moment beforehand to warn her group of the danger that lies ahead.</text:p>
      <text:p text:style-name="P585">“Run.”</text:p>
      <text:p text:style-name="P585">Then, she sprints as her maximum speed, completely uncaring <text:span text:style-name="T637">about</text:span> the consequences of her action.</text:p>
      <text:p text:style-name="P585">The group is fairly shocked by this reaction and somewhat confused as to how to interpret it.</text:p>
      <text:p text:style-name="P585">Their opinion of Mary is pretty high, but it isn’t so high as to follow her words without hesitation.</text:p>
      <text:p text:style-name="P587">Maxwell and King Presley aren’t moving. So, is she overreacting? Most likely.</text:p>
      <text:p text:style-name="P586">Though, she hasn’t been known to be irrational.</text:p>
      <text:p text:style-name="P586">Could she actually <text:span text:style-name="T638">have realized something significant that they overlooked?</text:span></text:p>
      <text:p text:style-name="P587">Sadly, the others will never know that the Maxwell and King Presley haven’t moved because of their egos. If they run now, how will they ever be able to convince others to follow them in a future?</text:p>
      <text:p text:style-name="P587">*PHWOOM*</text:p>
      <text:p text:style-name="P587">The golem surges to life as two glowing red dots appear on its head. The stones begin to rise up, letting moss and other plant matter coating its surface fall off.</text:p>
      <text:p text:style-name="P587">“I can’t remove my hand! Guys!” Lavant shouts as he grabs onto his right arm with his left hand and tugs.</text:p>
      <text:p text:style-name="P587">However, no matter what he tries, he fails.</text:p>
      <text:p text:style-name="P584">“<text:span text:style-name="T638">Kill it before it is fully alive!” Aric orders.</text:span></text:p>
      <text:p text:style-name="P587">The golems body, supported by supernatural force, becomes fully upright and its segmented stones begin to occasionally rotate, starting slow, becoming quick, then slowing down before repeating the action in reverse direction at uncoordinated intervals. Bobbing left and right slightly, every movement is fluid.</text:p>
      <text:p text:style-name="P571"><text:soft-page-break/>*PHWREEEM*</text:p>
      <text:p text:style-name="P572">A beam-like noise is released from the golem <text:span text:style-name="T638">before it charges. </text:span><text:span text:style-name="T639">Its bottom stone glides across the ground like a snake slithering across the ground.</text:span></text:p>
      <text:p text:style-name="P587">Lavant, who is unfortunately still attached to it is dragged backwards and quite literally run over. His hand remains forcibly attached along with his upper body as his legs and abdomen are smushed.</text:p>
      <text:p text:style-name="P587">There is no chance for <text:span text:style-name="T640">Lavant</text:span> to react as the golem crosses several feet nearly instantly, arriving before Saxton with <text:span text:style-name="T640">basically no delay.</text:span></text:p>
      <text:p text:style-name="P588">“CIRCLE OF PROTECTION!” <text:span text:style-name="T638">Saxton</text:span> shouts loudly while raising his <text:span text:style-name="T640">shield</text:span>.</text:p>
      <text:p text:style-name="P589">Sadly, like most effects, Circle of Protection has a cast delay of a few seconds. Thus, b<text:span text:style-name="T638">efore it </text:span>activates, <text:span text:style-name="T638">t</text:span><text:span text:style-name="T639">he golem raises its right-arm up and </text:span><text:span text:style-name="T638">smashes it down at Saxton, striking him with incredible bludgeoning force that throws him away from the area.</text:span></text:p>
      <text:p text:style-name="P587">“Jesus Christ!” Eswar shouts as people begin to react.</text:p>
      <text:p text:style-name="P589">He and the others finally realize exactly why Mary fled with such haste.</text:p>
      <text:p text:style-name="P590">This golem isn’t the ‘usual case’ of a lone weakened foe. <text:span text:style-name="T641">It is instead a golem that is quite power that laid dormant for a long time accumulating power.</text:span></text:p>
      <text:p text:style-name="P591">As for how it remained undisturbed during this process, the more experienced players believe that it has a Divine Power related to power concealment.</text:p>
      <text:p text:style-name="P591">That is, at least, what Mary concluded.</text:p>
      <text:p text:style-name="P591">“Run! Run! Run!” Gondor shouts as he turns and begins to flee.</text:p>
      <text:p text:style-name="P591">As he does this, Maxwell can be seen charging the golem, his spear wound back and his expression furious. He reaches the golem and stabs at it.</text:p>
      <text:p text:style-name="P591">Yet, the golem is exceptionally powerful. It strikes back at golems spear with incredible speed and agility, causing it to hit Maxwell and go through his body completely, breaking it apart into fine specs of light.</text:p>
      <text:p text:style-name="P591">“HAAA!” Maxwell’s true body appears and strikes down with his spear.</text:p>
      <text:p text:style-name="P591">He is unleashing some type of spear move that causes his spear to be golden and for 10 other spears to accompany it downward.</text:p>
      <text:p text:style-name="P593">*CLANK <text:span text:style-name="T641">CLANK CLANK CLANK*</text:span></text:p>
      <text:p text:style-name="P591">The spears strike the golem from above all over.</text:p>
      <text:p text:style-name="P591">Yet, the golem is completely immune to any damage.</text:p>
      <text:p text:style-name="P593">“<text:span text:style-name="T641">Fuck,” Maxwell shouts as he kicks off of the golem and attempts to land on the ground.</text:span></text:p>
      <text:p text:style-name="P591"><text:soft-page-break/>Though, as he is in mid-air, the golem acts.</text:p>
      <text:p text:style-name="P591">Aggravated, it slams down on his falling body with incredible speed.</text:p>
      <text:p text:style-name="P591">Maxwell raises his arms to defend, but it’s pointless. His body gets smashed into the ground completely with no chance to resist.</text:p>
      <text:p text:style-name="P591">6 seconds. 3 deaths.</text:p>
      <text:p text:style-name="P591">That’s how fast everything happens.</text:p>
      <text:p text:style-name="P592">The golem is simply way too beyond their strength and is able to slaughter each one of them withou<text:span text:style-name="T642">t resistance.</text:span></text:p>
      <text:p text:style-name="P594">Furthermore, it acts purely upon some kind of basic logic even more primal than instinct. After killing Maxwell, it doesn’t revel in its kill. It merely continues its movements, fluidly, gracefully and lethally toward its next target.</text:p>
      <text:p text:style-name="P594">Trinity is who it has decided must die next.</text:p>
      <text:p text:style-name="P594">***</text:p>
      <text:p text:style-name="P594">By now, Mary has already escaped to the tunnel and is running at maximum speed away from the fight. She has disabled Passive Training entirely to maximize her focus. The threat of death is far too high right now.</text:p>
      <text:p text:style-name="P594">‘This really sucks,’ Mary thinks in regards to the current situation. ‘I was hoping to stick with those guys for longer. But, it seems fate is not so kind.</text:p>
      <text:p text:style-name="P594">I will have to switch to another plan. I will…-’</text:p>
      <text:p text:style-name="P594">Mary’s speed <text:span text:style-name="T643">is not very special; even with all of training and stats and such. Thus, her pace is not very high. But, because she left early, she feels some level of confidence in her ability to escape </text:span>and has spared some effort to think and evaluate.</text:p>
      <text:p text:style-name="P594">But, her thoughts get cut short when the entire tunnel around her floods with <text:span text:style-name="T643">blindingly bright white light. </text:span>The shadow of her body appears brightly lit on the ground in front of her, stretching forward seemingly toward infinity, as she realizes that the situation has gone from horrible to worse.</text:p>
      <text:p text:style-name="P575">“Fucking hell,” she thinks <text:span text:style-name="T669">as she retrieves </text:span><text:span text:style-name="T668">a wand from her</text:span><text:span text:style-name="T661"> virtual inventory </text:span><text:span text:style-name="T669">into her hand and activates it without hesitation.</text:span></text:p>
      <text:p text:style-name="P574">‘<text:span text:style-name="T668">Spatial Refuge!”</text:span></text:p>
      <text:p text:style-name="P576"><text:span text:style-name="T668">The wand glows with grey light </text:span><text:span text:style-name="T670">that is overpowered entirely by the white light flooding the tunnel, before vanishing entirely from sight.</text:span></text:p>
      <text:p text:style-name="P620">At the same time, Mary enters a region of infinite darkness. Though, it is an incredibly tight location that prevents her from moving at all.</text:p>
      <text:p text:style-name="P620"><text:soft-page-break/>‘This wand lasts for only 10 seconds...,’ Mary thinks to herself. ‘I hope it’s enough.’</text:p>
      <text:p text:style-name="P620">Spatial magic is more expensive than most magic types and introductory spells start at 25 mana per cast as opposed to the usual 1 mana for other magic types. As a result, Mary’s Spatial Refuge is quite expensive given its grade at over 500 mana to create it.</text:p>
      <text:p text:style-name="P620">But, if it saves her life, it will be worth it. And, if it doesn’t, she would regret not investing more.</text:p>
      <text:p text:style-name="P620">Meanwhile, back at where Mary previously was, the tunnel where she was at continues to rumble with increasing intensity until an energy blast blasts through at high speed.</text:p>
      <text:p text:style-name="P620">Fire, light, pure kinetic force and other energies act to wipe clean the interior of the tunnel and expand it by grating along the sides.</text:p>
      <text:p text:style-name="P620">But, this flurry of effects only persists for a few seconds before fading and a smoke cloud following through.</text:p>
      <text:p text:style-name="P620">This is when Mary’s Spatial Refuge spell can no longer be sustained and its effect pulls her back into her original dimension.</text:p>
      <text:p text:style-name="P620">‘Magic Barrier,’ Mary activates another wand.</text:p>
      <text:p text:style-name="P620">And, with it, her body is enveloped in light-blue light that protects her from environmental effects.</text:p>
      <text:p text:style-name="P620">‘Fuck, gotta run,’ Mary decides instantly as she sees her surroundings.</text:p>
      <text:p text:style-name="P621">The previously dark, rectangular tunnel <text:span text:style-name="T671">now has rounded corners. Fire streaks across the charred stone surfaces. </text:span><text:span text:style-name="T672">There are glowing green globs and stones. And, </text:span><text:span text:style-name="T671">previously visible mosses and critters are now entirely absent.</text:span></text:p>
      <text:p text:style-name="P622">Mary can tell in an instant what caused all of these effects. It was Nuclear Death, <text:span text:style-name="T643">a perk that causes </text:span>a player<text:span text:style-name="T643"> to trigger a potent nuclear explosion on death.</text:span></text:p>
      <text:p text:style-name="P622">The perk is useful as a deterrent against violence when properly utilized, but given the current circumstances, its unlikely that its wielder managed to achieve such results.</text:p>
      <text:p text:style-name="P622">Mary runs forward while her Magic Barrier spell protects her away from the source of the blast. The air is thick with smog and smoke. But, Mary is aware<text:span text:style-name="T644"> enough of her situation to navigate </text:span><text:span text:style-name="T661">by memory alone.</text:span></text:p>
      <text:p text:style-name="P573">As this happens, she uses her crafting perk to create a simple clothed mask and goggles, <text:span text:style-name="T672">that she intends to don later.</text:span></text:p>
      <text:p text:style-name="P573">‘<text:span text:style-name="T672">Must hurry,’ she thinks, knowing that her magic barrier perk won’t last forever.</text:span></text:p>
      <text:p text:style-name="P573">***</text:p>
      <text:p text:style-name="P573">Mary moves as quick as she can to get through the tunnel, crossing the area that took 15 minutes to slowly walk through in only <text:span text:style-name="T672">3</text:span>.</text:p>
      <text:p text:style-name="P573"><text:soft-page-break/>This brings her back to the cavern that they had killed the rats in originally with the odd large stone mound in the center.</text:p>
      <text:p text:style-name="P573">Perhaps unsurprisingly, there is nobody here to greet her.</text:p>
      <text:p text:style-name="P573">“<text:span text:style-name="T647">God fucking damnit. What a disaster,” Mary groans as she thinks over the situation briefly.</text:span></text:p>
      <text:p text:style-name="P599">Choosing to run away from the golem was a complicated decision, <text:span text:style-name="T672">even if made quickly.</text:span></text:p>
      <text:p text:style-name="P599">Running away from danger generally makes you look weak and cowardly. And, with the way that Lavant got stuck onto the golem, her fleeing could be perceived as abandoning an ally. There is also the fact that running away reduces the chance of Lavant or any and possibly even other allies surviving an encounter.</text:p>
      <text:p text:style-name="P598">But, Mary values survival and caution over reputation. So, she decided to prioritize both <text:span text:style-name="T648">and fled once the </text:span>golem activated. The way that Lavant was stuck onto the golem was too unnatural. It was more than enough reason for her to put safety above all else.</text:p>
      <text:p text:style-name="P600">What use is reputation if you and the one’s who’d judge it are dead?</text:p>
      <text:p text:style-name="P577">*Click click click*</text:p>
      <text:p text:style-name="P577">Behind her, she hears the sound of footsteps against the stone floor and turns to find Conner in a roughed up shape approaching.</text:p>
      <text:p text:style-name="P577">“Oh good. You survived,” he says with relief. “Anybody else?”</text:p>
      <text:p text:style-name="P577">“Not that I <text:span text:style-name="T645">know of</text:span>,” Mary responds.</text:p>
      <text:p text:style-name="P577">“<text:span text:style-name="T631">Damn. That’s a shame,” he responds.</text:span></text:p>
      <text:p text:style-name="P577">“<text:span text:style-name="T631">Did you see what happened?” Mary asks.</text:span></text:p>
      <text:p text:style-name="P578">“<text:span text:style-name="T631">Yes,” he responds. “The golem rushe</text:span><text:span text:style-name="T645">d Noire after taking out Trinity. Then, it went toward Pluto and </text:span><text:span text:style-name="T673">swatted</text:span><text:span text:style-name="T645"> him like a fly.</text:span></text:p>
      <text:p text:style-name="P580">Next thing I knew, a swirling ball of energy <text:span text:style-name="T645">emerged from his corpse. So, I used Hyperspeed to get </text:span><text:span text:style-name="T646">away</text:span><text:span text:style-name="T645">.</text:span></text:p>
      <text:p text:style-name="P595">Now that I’ve had a chance to think I can tell… that was definitely Nuclear Death. Pluto had it on him. <text:span text:style-name="T648">T</text:span>hat bastard. Ugh, so frustrating.”</text:p>
      <text:p text:style-name="P595">“Were you able to outrun the explosion?” Mary asked.</text:p>
      <text:p text:style-name="P595">“No. <text:span text:style-name="T648">Y</text:span>ou got here first, right? Wouldn’t make sense,” Conner doesn’t fall for the obvious bait. “I hid in a crack off to the side <text:span text:style-name="T648">and let it pass</text:span>. <text:span text:style-name="T648">What’d you do?</text:span>”</text:p>
      <text:p text:style-name="P596">“<text:span text:style-name="T648">The same,” Mary responds </text:span><text:span text:style-name="T674">with a half-truth without missing a beat.</text:span><text:span text:style-name="T648"> “</text:span><text:span text:style-name="T631">Well, let’s head back </text:span>for <text:span text:style-name="T674">now</text:span><text:span text:style-name="T631">. It can’t be helped if they got caught up in </text:span><text:span text:style-name="T648">the blast</text:span><text:span text:style-name="T631">. </text:span>We can only hope that some of the others had escape perks.<text:span text:style-name="T631">”</text:span></text:p>
      <text:p text:style-name="P579"><text:soft-page-break/>“Yeah, I’m not going to risk cancer. Especially not in this Magic Region,” Conner agrees.</text:p>
      <text:p text:style-name="P579">Thus, the two mutually agree not to look for any survivors and start to head out of the Mossy Caves.</text:p>
      <text:p text:style-name="P579">To find their way back, Conner points out the markers that Trinity made as they moved.</text:p>
      <text:p text:style-name="P579">Though, even without them, Mary wouldn’t forget the route back. <text:span text:style-name="T646">She only pretends to be aided by his help.</text:span></text:p>
      <text:p text:style-name="P579">***</text:p>
      <text:p text:style-name="P579">The trip back takes a long while. But, they do manage to get back to the initial stairs, cross through the <text:span text:style-name="T646">water</text:span> pool and walk back to the surface.</text:p>
      <text:p text:style-name="P579">Here, they can see that the afternoon sun is falling toward the horizon. It is late evening, but not quite night yet.</text:p>
      <text:p text:style-name="P600">Here, the carriage that they took is parked along with the carriage driver. They approach him and explain the situation, before being given a ride back to the city.</text:p>
      <text:p text:style-name="P601">***</text:p>
      <text:p text:style-name="P602"><text:span text:style-name="T649">Conner and Mary arrive at the castle and are immediately escorted </text:span><text:span text:style-name="T650">to the lounge room off to the right where King Presley, Maxwell, the City Lord and a few other nobles can be found standing with grim expressions.</text:span></text:p>
      <text:p text:style-name="P602">“<text:span text:style-name="T650">Welcome back,” the City Lord states. “Are you two the only ones that made it?”</text:span></text:p>
      <text:p text:style-name="P602">“<text:span text:style-name="T650">Yes,” Conner responds with seriousness.</text:span></text:p>
      <text:p text:style-name="P602">“<text:span text:style-name="T650">Fuck,” the City Lord shouts as he slams his hand on a nearby wooden table.</text:span></text:p>
      <text:p text:style-name="P602">“<text:span text:style-name="T650">A Mage and 2 elite guards slain. Plus, three-quarters of you heroes.</text:span></text:p>
      <text:p text:style-name="P603">What a disaster that expedition turned out to be.”</text:p>
      <text:p text:style-name="P604">“<text:span text:style-name="T651">I won’t say you’re wrong,” Mary responds. “But, if I were you, I’d be happy that the damage was only this much. </text:span></text:p>
      <text:p text:style-name="P605">If Pluto were to die inside of the city, then you might not even have a city to rule over… assuming that you managed to survive yourself.”</text:p>
      <text:p text:style-name="P604">“<text:span text:style-name="T651">When you put it like that, then maybe I should breath a sigh of relief,” the City Lord responds. “Still, a tragedy is a tragedy. And, others aren’t going to be as willing to put a positive spin on events like yourself.</text:span></text:p>
      <text:p text:style-name="P605">Come, have a seat. I have news to share,” he finishes with while gesturing with an open palm toward the couch.</text:p>
      <text:p text:style-name="P605">The two sit down where Maxwell and King Presley are and the City Lord performs a light cough to clear his throat.</text:p>
      <text:p text:style-name="P606"><text:soft-page-break/>“<text:span text:style-name="T652">As you were informed before, the expeditions were meant to be a way for you heroes to prove your abilities. </text:span><text:span text:style-name="T654">And, i</text:span><text:span text:style-name="T652">n that sense, you have definitely succeeded. Surviving a situation that </text:span><text:span text:style-name="T654">killed off so many, including one of our proud Mages, </text:span><text:span text:style-name="T652">will definitely cause others to view you in a different light.</text:span></text:p>
      <text:p text:style-name="P607">But, with increased fame comes increased attention. And, not all of it is going to be good.</text:p>
      <text:p text:style-name="P608"><text:span text:style-name="T653">The</text:span> empire is broadly split into 4 major power factions; the nobles, the merchants, the Mages and the church. <text:span text:style-name="T653">The nobles </text:span><text:span text:style-name="T654">include the</text:span><text:span text:style-name="T653"> royalty and are the most powerful </text:span><text:span text:style-name="T654">in this empire, while the other three squabble over what power is left.</text:span></text:p>
      <text:p text:style-name="P609">But, the other three factions have influence in other empires <text:span text:style-name="T662">across the continent</text:span>, so they can’t be discounted either. <text:span text:style-name="T662">The church especially is quite influential and has roots across many continents.</text:span></text:p>
      <text:p text:style-name="P609">Also, all of these major factions can be sub-divided into many different large and small organizations with their own backgrounds and interests.</text:p>
      <text:p text:style-name="P611">Of these groups, most nobles are on your side, <text:span text:style-name="T662">whereas the Mages and Merchants are mostly neutral.</text:span></text:p>
      <text:p text:style-name="P611">As for the church, <text:span text:style-name="T662">you may as well consider them to be </text:span>entirely hostile. They <text:span text:style-name="T662">refuse to acknowledge you all as heroes sent by god and have even claimed that you are all demons.</text:span></text:p>
      <text:p text:style-name="P609">I am sure that when the royal convey arrives here tomorrow, they will send representatives to start trouble.</text:p>
      <text:p text:style-name="P609">But, that is a matter for tomorrow.</text:p>
      <text:p text:style-name="P610">For tonight, you should all rest and recover from what you have experienced. We can discuss where we go from here in the morning.”</text:p>
      <text:p text:style-name="P612">The four nod lightly at his words and then stand up to leave, silently departing into t<text:span text:style-name="T655">he main lobby at the front of the castle.</text:span></text:p>
      <text:p text:style-name="P614">Maxwell and King Presley pause for a moment as Conner and Mary join up with them.</text:p>
      <text:p text:style-name="P613">“This is not how I expected things to go,” King Presley says in a serious tone. “That golem was way more powerful than it should have been. <text:span text:style-name="T656">How did you know to run?</text:span>” <text:span text:style-name="T656">he asks to Mary.</text:span></text:p>
      <text:p text:style-name="P614">“You saw the way that Lavant’s arm hung. And, we were all out of position. I gave my warning and then ran out of pure caution.”</text:p>
      <text:p text:style-name="P614">“Oh no,” King Presley responds. “I’m not trying to blame you for what happened. I am just curious if there was a detail that I missed. If it was cautiousness as you say that prompted you to run, then I’ll leave it at that.”</text:p>
      <text:p text:style-name="P614">“You call it caution,” Maxwell begins. “But, I call it instincts. I felt the same way about the danger. But, I was confident in my ability to escape.</text:p>
      <text:p text:style-name="P614">To be honest, I’m somewhat disappointed in you. I thought you’d be capable of sticking back and helping with the golem, only escaping when things became too rough.”</text:p>
      <text:p text:style-name="P614"><text:soft-page-break/>“I’m surprised that you survived at all,” King Presley states as he turns to Maxwell. “It looked like you got clobbered. Though, I suppose that was just another part of your illusions that aren’t quite fully illusions?”</text:p>
      <text:p text:style-name="P614">“When dealing with uncertainty, it is better to use safe attacks,” Maxwell explains. “A skilled fighter does not commit to a fight unless they are certain of victory.”</text:p>
      <text:p text:style-name="P613">“<text:span text:style-name="T656">True, I did the same,” King Presley responds with a shrug. “And, I imagine that is what Conner did as well.”</text:span></text:p>
      <text:p text:style-name="P613">“<text:span text:style-name="T656">Either way, we should all just be grateful to be alive to live another day,” Conner states. “There will be other players to find and group up with. So, while it is a painful loss to lose the others, it isn’t the end of the world. Let’s stay strong and keep up our efforts to beat this game as a team.”</text:span></text:p>
      <text:p text:style-name="P613">“<text:span text:style-name="T657">Unfortunately, none of you are worthy of teaming up with me,” Maxwell says with a dejected sigh. “I’ll be going solo from now on.”</text:span></text:p>
      <text:p text:style-name="P613">“<text:span text:style-name="T657">I wouldn’t mind teaming up with you two,” King Presley says optimistically.</text:span></text:p>
      <text:p text:style-name="P613">“<text:span text:style-name="T657">Perhaps </text:span><text:span text:style-name="T659">I</text:span><text:span text:style-name="T657"> can team up with you guys as well?” a voice comes out from the back of the lobby.</text:span></text:p>
      <text:p text:style-name="P615">This grabs all of their attention as they turn to look and find <text:span text:style-name="T659">a surprise figure.</text:span></text:p>
      <text:p text:style-name="P616">“<text:span text:style-name="T659">Monte!” </text:span>Conner says with surprise as he runs over <text:span text:style-name="T658">to </text:span><text:span text:style-name="T659">him</text:span><text:span text:style-name="T658">. He doesn’t hug </text:span><text:span text:style-name="T659">him, but asks while standing nearby, “You survived?”</text:span></text:p>
      <text:p text:style-name="P615">“<text:span text:style-name="T658">Barely,” </text:span><text:span text:style-name="T659">Monte </text:span><text:span text:style-name="T658">responds with a grim expression.</text:span></text:p>
      <text:p text:style-name="P615">“<text:span text:style-name="T658">How?” Conner asks.</text:span></text:p>
      <text:p text:style-name="P615">“<text:span text:style-name="T660">Clean Escape,” Monte responds.</text:span></text:p>
      <text:p text:style-name="P615">“<text:span text:style-name="T659">Oh,” Conner replies with understanding. “But…</text:span><text:span text:style-name="T660"> wait. Didn’t you tell me you have Mass recall Network too? That means you have double teleports?”</text:span></text:p>
      <text:p text:style-name="P615">“<text:span text:style-name="T660">What can I say? Even post-nerf, teleports are simply too strong,” Monte says with a shrug.</text:span></text:p>
      <text:p text:style-name="P615">“<text:span text:style-name="T660">I suppose you’re not wrong,” Conner says with a sigh.</text:span></text:p>
      <text:p text:style-name="P617">Mary takes this opportunity to say, “I am happy to group up with a team of positively aligned individuals. And, of you all, I’m not quite sure who that is.</text:p>
      <text:p text:style-name="P617">But, I’m certain that everybody’s true personalities will come out sooner or later, whether it be due to the demons, the church or other unknown forces that might come to test us.</text:p>
      <text:p text:style-name="P617">Until then, I’m out for the night. It has been a long day and I want a bath.”</text:p>
      <text:p text:style-name="P617">Using the bath as an excuse, Mary departs with a wave of her hand. She is sure that the group around her could talk for hours. But, she has better things to do with her time and really doesn’t feel like it with her Passive Training enabled once agai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left="0in" fo:margin-right="0in" fo:margin-top="0.0402in" fo:margin-bottom="0.0402in" style:contextual-spacing="false" fo:line-height="115%" fo:orphans="0" fo:text-indent="0.2in" style:auto-text-indent="false" style:page-number="auto">
        <style:tab-stops/>
      </style:paragraph-propertie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fo:break-before="pag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44DT15H53M37S</meta:editing-duration>
    <meta:editing-cycles>1248</meta:editing-cycles>
    <meta:generator>LibreOffice/7.5.3.2$Windows_X86_64 LibreOffice_project/9f56dff12ba03b9acd7730a5a481eea045e468f3</meta:generator>
    <dc:date>2024-04-11T13:25:34.979000000</dc:date>
    <meta:document-statistic meta:table-count="0" meta:image-count="0" meta:object-count="0" meta:page-count="217" meta:paragraph-count="3705" meta:word-count="88010" meta:character-count="498583" meta:non-whitespace-character-count="414170"/>
  </office:meta>
</office:document-meta>
</file>